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58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11.6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PT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EXTM3U</text:p>
          </table:table-cell>
          <table:table-cell office:value-type="string" calcext:value-type="string">
            <text:p>#EXTGRP: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#EXTM3U</text:p>
          </table:table-cell>
        </table:table-row>
        <table:table-row table:style-name="ro1">
          <table:table-cell office:value-type="string" calcext:value-type="string">
            <text:p>#EXTINF:0,ARB Canli AZ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87/index.m3u8</text:p>
          </table:table-cell>
          <table:table-cell table:formula="of:=CONCATENATE([.A2];&quot;ƏƏƏ&quot;;[.B2];&quot;ƏƏƏ&quot;;[.C2])" office:value-type="string" office:string-value="#EXTINF:0,ARB Canli AZƏƏƏ#EXTGRP:1-AzərbaycanƏƏƏhttp://53578940.ucomist.net/iptv/MB6KGZH26APQGN/2187/index.m3u8" calcext:value-type="string">
            <text:p>#EXTINF:0,ARB Canli AZƏƏƏ#EXTGRP:1-AzərbaycanƏƏƏhttp://53578940.ucomist.net/iptv/MB6KGZH26APQGN/2187/index.m3u8</text:p>
          </table:table-cell>
        </table:table-row>
        <table:table-row table:style-name="ro1">
          <table:table-cell office:value-type="string" calcext:value-type="string">
            <text:p>#EXTINF:0,ARB 24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88/index.m3u8</text:p>
          </table:table-cell>
          <table:table-cell table:formula="of:=CONCATENATE([.A3];&quot;ƏƏƏ&quot;;[.B3];&quot;ƏƏƏ&quot;;[.C3])" office:value-type="string" office:string-value="#EXTINF:0,ARB 24ƏƏƏ#EXTGRP:1-AzərbaycanƏƏƏhttp://53578940.ucomist.net/iptv/MB6KGZH26APQGN/2188/index.m3u8" calcext:value-type="string">
            <text:p>#EXTINF:0,ARB 24ƏƏƏ#EXTGRP:1-AzərbaycanƏƏƏhttp://53578940.ucomist.net/iptv/MB6KGZH26APQGN/2188/index.m3u8</text:p>
          </table:table-cell>
        </table:table-row>
        <table:table-row table:style-name="ro1">
          <table:table-cell office:value-type="string" calcext:value-type="string">
            <text:p>#EXTINF:0,Gunesh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89/index.m3u8</text:p>
          </table:table-cell>
          <table:table-cell table:formula="of:=CONCATENATE([.A4];&quot;ƏƏƏ&quot;;[.B4];&quot;ƏƏƏ&quot;;[.C4])" office:value-type="string" office:string-value="#EXTINF:0,GuneshƏƏƏ#EXTGRP:1-AzərbaycanƏƏƏhttp://53578940.ucomist.net/iptv/MB6KGZH26APQGN/2189/index.m3u8" calcext:value-type="string">
            <text:p>#EXTINF:0,GuneshƏƏƏ#EXTGRP:1-AzərbaycanƏƏƏhttp://53578940.ucomist.net/iptv/MB6KGZH26APQGN/2189/index.m3u8</text:p>
          </table:table-cell>
        </table:table-row>
        <table:table-row table:style-name="ro1">
          <table:table-cell office:value-type="string" calcext:value-type="string">
            <text:p>#EXTINF:0,Space TV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0/index.m3u8</text:p>
          </table:table-cell>
          <table:table-cell table:formula="of:=CONCATENATE([.A5];&quot;ƏƏƏ&quot;;[.B5];&quot;ƏƏƏ&quot;;[.C5])" office:value-type="string" office:string-value="#EXTINF:0,Space TVƏƏƏ#EXTGRP:1-AzərbaycanƏƏƏhttp://53578940.ucomist.net/iptv/MB6KGZH26APQGN/2190/index.m3u8" calcext:value-type="string">
            <text:p>#EXTINF:0,Space TVƏƏƏ#EXTGRP:1-AzərbaycanƏƏƏhttp://53578940.ucomist.net/iptv/MB6KGZH26APQGN/2190/index.m3u8</text:p>
          </table:table-cell>
        </table:table-row>
        <table:table-row table:style-name="ro1">
          <table:table-cell office:value-type="string" calcext:value-type="string">
            <text:p>#EXTINF:0,Lider TV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1/index.m3u8</text:p>
          </table:table-cell>
          <table:table-cell table:formula="of:=CONCATENATE([.A6];&quot;ƏƏƏ&quot;;[.B6];&quot;ƏƏƏ&quot;;[.C6])" office:value-type="string" office:string-value="#EXTINF:0,Lider TVƏƏƏ#EXTGRP:1-AzərbaycanƏƏƏhttp://53578940.ucomist.net/iptv/MB6KGZH26APQGN/2191/index.m3u8" calcext:value-type="string">
            <text:p>#EXTINF:0,Lider TVƏƏƏ#EXTGRP:1-AzərbaycanƏƏƏhttp://53578940.ucomist.net/iptv/MB6KGZH26APQGN/2191/index.m3u8</text:p>
          </table:table-cell>
        </table:table-row>
        <table:table-row table:style-name="ro1">
          <table:table-cell office:value-type="string" calcext:value-type="string">
            <text:p>#EXTINF:0,Dunya TV AZ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2/index.m3u8</text:p>
          </table:table-cell>
          <table:table-cell table:formula="of:=CONCATENATE([.A7];&quot;ƏƏƏ&quot;;[.B7];&quot;ƏƏƏ&quot;;[.C7])" office:value-type="string" office:string-value="#EXTINF:0,Dunya TV AZƏƏƏ#EXTGRP:1-AzərbaycanƏƏƏhttp://53578940.ucomist.net/iptv/MB6KGZH26APQGN/2192/index.m3u8" calcext:value-type="string">
            <text:p>#EXTINF:0,Dunya TV AZƏƏƏ#EXTGRP:1-AzərbaycanƏƏƏhttp://53578940.ucomist.net/iptv/MB6KGZH26APQGN/2192/index.m3u8</text:p>
          </table:table-cell>
        </table:table-row>
        <table:table-row table:style-name="ro1">
          <table:table-cell office:value-type="string" calcext:value-type="string">
            <text:p>#EXTINF:0,CBC Sport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3/index.m3u8</text:p>
          </table:table-cell>
          <table:table-cell table:formula="of:=CONCATENATE([.A8];&quot;ƏƏƏ&quot;;[.B8];&quot;ƏƏƏ&quot;;[.C8])" office:value-type="string" office:string-value="#EXTINF:0,CBC SportƏƏƏ#EXTGRP:1-AzərbaycanƏƏƏhttp://53578940.ucomist.net/iptv/MB6KGZH26APQGN/2193/index.m3u8" calcext:value-type="string">
            <text:p>#EXTINF:0,CBC SportƏƏƏ#EXTGRP:1-AzərbaycanƏƏƏhttp://53578940.ucomist.net/iptv/MB6KGZH26APQGN/2193/index.m3u8</text:p>
          </table:table-cell>
        </table:table-row>
        <table:table-row table:style-name="ro1">
          <table:table-cell office:value-type="string" calcext:value-type="string">
            <text:p>#EXTINF:0,Ictimai TV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5/index.m3u8</text:p>
          </table:table-cell>
          <table:table-cell table:formula="of:=CONCATENATE([.A9];&quot;ƏƏƏ&quot;;[.B9];&quot;ƏƏƏ&quot;;[.C9])" office:value-type="string" office:string-value="#EXTINF:0,Ictimai TVƏƏƏ#EXTGRP:1-AzərbaycanƏƏƏhttp://53578940.ucomist.net/iptv/MB6KGZH26APQGN/2195/index.m3u8" calcext:value-type="string">
            <text:p>#EXTINF:0,Ictimai TVƏƏƏ#EXTGRP:1-AzərbaycanƏƏƏhttp://53578940.ucomist.net/iptv/MB6KGZH26APQGN/2195/index.m3u8</text:p>
          </table:table-cell>
        </table:table-row>
        <table:table-row table:style-name="ro1">
          <table:table-cell office:value-type="string" calcext:value-type="string">
            <text:p>#EXTINF:0,CBC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6/index.m3u8</text:p>
          </table:table-cell>
          <table:table-cell table:formula="of:=CONCATENATE([.A10];&quot;ƏƏƏ&quot;;[.B10];&quot;ƏƏƏ&quot;;[.C10])" office:value-type="string" office:string-value="#EXTINF:0,CBCƏƏƏ#EXTGRP:1-AzərbaycanƏƏƏhttp://53578940.ucomist.net/iptv/MB6KGZH26APQGN/2196/index.m3u8" calcext:value-type="string">
            <text:p>#EXTINF:0,CBCƏƏƏ#EXTGRP:1-AzərbaycanƏƏƏhttp://53578940.ucomist.net/iptv/MB6KGZH26APQGN/2196/index.m3u8</text:p>
          </table:table-cell>
        </table:table-row>
        <table:table-row table:style-name="ro1">
          <table:table-cell office:value-type="string" calcext:value-type="string">
            <text:p>#EXTINF:0,Medeniyyet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7/index.m3u8</text:p>
          </table:table-cell>
          <table:table-cell table:formula="of:=CONCATENATE([.A11];&quot;ƏƏƏ&quot;;[.B11];&quot;ƏƏƏ&quot;;[.C11])" office:value-type="string" office:string-value="#EXTINF:0,MedeniyyetƏƏƏ#EXTGRP:1-AzərbaycanƏƏƏhttp://53578940.ucomist.net/iptv/MB6KGZH26APQGN/2197/index.m3u8" calcext:value-type="string">
            <text:p>#EXTINF:0,MedeniyyetƏƏƏ#EXTGRP:1-AzərbaycanƏƏƏhttp://53578940.ucomist.net/iptv/MB6KGZH26APQGN/2197/index.m3u8</text:p>
          </table:table-cell>
        </table:table-row>
        <table:table-row table:style-name="ro1">
          <table:table-cell office:value-type="string" calcext:value-type="string">
            <text:p>#EXTINF:0,Idman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8/index.m3u8</text:p>
          </table:table-cell>
          <table:table-cell table:formula="of:=CONCATENATE([.A12];&quot;ƏƏƏ&quot;;[.B12];&quot;ƏƏƏ&quot;;[.C12])" office:value-type="string" office:string-value="#EXTINF:0,IdmanƏƏƏ#EXTGRP:1-AzərbaycanƏƏƏhttp://53578940.ucomist.net/iptv/MB6KGZH26APQGN/2198/index.m3u8" calcext:value-type="string">
            <text:p>#EXTINF:0,IdmanƏƏƏ#EXTGRP:1-AzərbaycanƏƏƏhttp://53578940.ucomist.net/iptv/MB6KGZH26APQGN/2198/index.m3u8</text:p>
          </table:table-cell>
        </table:table-row>
        <table:table-row table:style-name="ro1">
          <table:table-cell office:value-type="string" calcext:value-type="string">
            <text:p>#EXTINF:0,Xazar TV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199/index.m3u8</text:p>
          </table:table-cell>
          <table:table-cell table:formula="of:=CONCATENATE([.A13];&quot;ƏƏƏ&quot;;[.B13];&quot;ƏƏƏ&quot;;[.C13])" office:value-type="string" office:string-value="#EXTINF:0,Xazar TVƏƏƏ#EXTGRP:1-AzərbaycanƏƏƏhttp://53578940.ucomist.net/iptv/MB6KGZH26APQGN/2199/index.m3u8" calcext:value-type="string">
            <text:p>#EXTINF:0,Xazar TVƏƏƏ#EXTGRP:1-AzərbaycanƏƏƏhttp://53578940.ucomist.net/iptv/MB6KGZH26APQGN/2199/index.m3u8</text:p>
          </table:table-cell>
        </table:table-row>
        <table:table-row table:style-name="ro1">
          <table:table-cell office:value-type="string" calcext:value-type="string">
            <text:p>#EXTINF:0,Azad TV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53578940.ucomist.net/iptv/MB6KGZH26APQGN/2200/index.m3u8</text:p>
          </table:table-cell>
          <table:table-cell table:formula="of:=CONCATENATE([.A14];&quot;ƏƏƏ&quot;;[.B14];&quot;ƏƏƏ&quot;;[.C14])" office:value-type="string" office:string-value="#EXTINF:0,Azad TVƏƏƏ#EXTGRP:1-AzərbaycanƏƏƏhttp://53578940.ucomist.net/iptv/MB6KGZH26APQGN/2200/index.m3u8" calcext:value-type="string">
            <text:p>#EXTINF:0,Azad TVƏƏƏ#EXTGRP:1-AzərbaycanƏƏƏhttp://53578940.ucomist.net/iptv/MB6KGZH26APQGN/2200/index.m3u8</text:p>
          </table:table-cell>
        </table:table-row>
        <table:table-row table:style-name="ro1">
          <table:table-cell office:value-type="string" calcext:value-type="string">
            <text:p>#EXTINF:0,ARB 24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<text:a xlink:href="http://umemsjwk.ottclub.xyz/iptv/QADW8SXFVALFQA/2188/index.m3u8" xlink:type="simple">http://umemsjwk.ottclub.xyz/iptv/QADW8SXFVALFQA/2188/index.m3u8</text:a></text:p>
          </table:table-cell>
          <table:table-cell table:formula="of:=CONCATENATE([.A15];&quot;ƏƏƏ&quot;;[.B15];&quot;ƏƏƏ&quot;;[.C15])" office:value-type="string" office:string-value="#EXTINF:0,ARB 24ƏƏƏ#EXTGRP:1-AzərbaycanƏƏƏhttp://umemsjwk.ottclub.xyz/iptv/QADW8SXFVALFQA/2188/index.m3u8" calcext:value-type="string">
            <text:p>#EXTINF:0,ARB 24ƏƏƏ#EXTGRP:1-AzərbaycanƏƏƏhttp://umemsjwk.ottclub.xyz/iptv/QADW8SXFVALFQA/2188/index.m3u8</text:p>
          </table:table-cell>
        </table:table-row>
        <table:table-row table:style-name="ro1">
          <table:table-cell office:value-type="string" calcext:value-type="string">
            <text:p>#EXTINF:0,Arb TV1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109.205.166.68/server124/arb/index.m3u8</text:p>
          </table:table-cell>
          <table:table-cell table:formula="of:=CONCATENATE([.A16];&quot;ƏƏƏ&quot;;[.B16];&quot;ƏƏƏ&quot;;[.C16])" office:value-type="string" office:string-value="#EXTINF:0,Arb TV1ƏƏƏ#EXTGRP:1-AzərbaycanƏƏƏhttp://109.205.166.68/server124/arb/index.m3u8" calcext:value-type="string">
            <text:p>#EXTINF:0,Arb TV1ƏƏƏ#EXTGRP:1-AzərbaycanƏƏƏhttp://109.205.166.68/server124/arb/index.m3u8</text:p>
          </table:table-cell>
        </table:table-row>
        <table:table-row table:style-name="ro1">
          <table:table-cell office:value-type="string" calcext:value-type="string">
            <text:p>#EXTINF:0,ATV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s://streamone.simpaisa.com:8443/pitvlive1/atv.smil/playlist.m3u8</text:p>
          </table:table-cell>
          <table:table-cell table:formula="of:=CONCATENATE([.A17];&quot;ƏƏƏ&quot;;[.B17];&quot;ƏƏƏ&quot;;[.C17])" office:value-type="string" office:string-value="#EXTINF:0,ATVƏƏƏ#EXTGRP:1-AzərbaycanƏƏƏhttps://streamone.simpaisa.com:8443/pitvlive1/atv.smil/playlist.m3u8" calcext:value-type="string">
            <text:p>#EXTINF:0,ATVƏƏƏ#EXTGRP:1-AzərbaycanƏƏƏhttps://streamone.simpaisa.com:8443/pitvlive1/atv.smil/playlist.m3u8</text:p>
          </table:table-cell>
        </table:table-row>
        <table:table-row table:style-name="ro1">
          <table:table-cell office:value-type="string" calcext:value-type="string">
            <text:p>#EXTINF:0,ATV 1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85.132.81.184:8080/atvlive/atv-e1/index.m3u8</text:p>
          </table:table-cell>
          <table:table-cell table:formula="of:=CONCATENATE([.A18];&quot;ƏƏƏ&quot;;[.B18];&quot;ƏƏƏ&quot;;[.C18])" office:value-type="string" office:string-value="#EXTINF:0,ATV 1ƏƏƏ#EXTGRP:1-AzərbaycanƏƏƏhttp://85.132.81.184:8080/atvlive/atv-e1/index.m3u8" calcext:value-type="string">
            <text:p>#EXTINF:0,ATV 1ƏƏƏ#EXTGRP:1-AzərbaycanƏƏƏhttp://85.132.81.184:8080/atvlive/atv-e1/index.m3u8</text:p>
          </table:table-cell>
        </table:table-row>
        <table:table-row table:style-name="ro1">
          <table:table-cell office:value-type="string" calcext:value-type="string">
            <text:p>#EXTINF:0,Az News TV1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s://edge1.socialsmart.tv/aznews/smil/playlist.m3u8</text:p>
          </table:table-cell>
          <table:table-cell table:formula="of:=CONCATENATE([.A19];&quot;ƏƏƏ&quot;;[.B19];&quot;ƏƏƏ&quot;;[.C19])" office:value-type="string" office:string-value="#EXTINF:0,Az News TV1ƏƏƏ#EXTGRP:1-AzərbaycanƏƏƏhttps://edge1.socialsmart.tv/aznews/smil/playlist.m3u8" calcext:value-type="string">
            <text:p>#EXTINF:0,Az News TV1ƏƏƏ#EXTGRP:1-AzərbaycanƏƏƏhttps://edge1.socialsmart.tv/aznews/smil/playlist.m3u8</text:p>
          </table:table-cell>
        </table:table-row>
        <table:table-row table:style-name="ro1">
          <table:table-cell office:value-type="string" calcext:value-type="string">
            <text:p>#EXTINF:0,Az News TV2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s://swow1.socialsmart.tv/aznews/smil:aznews.smil/playlist.m3u8</text:p>
          </table:table-cell>
          <table:table-cell table:formula="of:=CONCATENATE([.A20];&quot;ƏƏƏ&quot;;[.B20];&quot;ƏƏƏ&quot;;[.C20])" office:value-type="string" office:string-value="#EXTINF:0,Az News TV2ƏƏƏ#EXTGRP:1-AzərbaycanƏƏƏhttps://swow1.socialsmart.tv/aznews/smil:aznews.smil/playlist.m3u8" calcext:value-type="string">
            <text:p>#EXTINF:0,Az News TV2ƏƏƏ#EXTGRP:1-AzərbaycanƏƏƏhttps://swow1.socialsmart.tv/aznews/smil:aznews.smil/playlist.m3u8</text:p>
          </table:table-cell>
        </table:table-row>
        <table:table-row table:style-name="ro1">
          <table:table-cell office:value-type="string" calcext:value-type="string">
            <text:p>#EXTINF:0,Az Star TV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live.livestreamtv.ca/azstar/azstar/playlist.m3u8</text:p>
          </table:table-cell>
          <table:table-cell table:formula="of:=CONCATENATE([.A21];&quot;ƏƏƏ&quot;;[.B21];&quot;ƏƏƏ&quot;;[.C21])" office:value-type="string" office:string-value="#EXTINF:0,Az Star TVƏƏƏ#EXTGRP:1-AzərbaycanƏƏƏhttp://live.livestreamtv.ca/azstar/azstar/playlist.m3u8" calcext:value-type="string">
            <text:p>#EXTINF:0,Az Star TVƏƏƏ#EXTGRP:1-AzərbaycanƏƏƏhttp://live.livestreamtv.ca/azstar/azstar/playlist.m3u8</text:p>
          </table:table-cell>
        </table:table-row>
        <table:table-row table:style-name="ro1">
          <table:table-cell office:value-type="string" calcext:value-type="string">
            <text:p>#EXTINF:0,Azad TV -2 (ATV) (720p)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85.132.81.184:8080/atv-2/index.m3u8</text:p>
          </table:table-cell>
          <table:table-cell table:formula="of:=CONCATENATE([.A22];&quot;ƏƏƏ&quot;;[.B22];&quot;ƏƏƏ&quot;;[.C22])" office:value-type="string" office:string-value="#EXTINF:0,Azad TV -2 (ATV) (720p)ƏƏƏ#EXTGRP:1-AzərbaycanƏƏƏhttp://85.132.81.184:8080/atv-2/index.m3u8" calcext:value-type="string">
            <text:p>#EXTINF:0,Azad TV -2 (ATV) (720p)ƏƏƏ#EXTGRP:1-AzərbaycanƏƏƏhttp://85.132.81.184:8080/atv-2/index.m3u8</text:p>
          </table:table-cell>
        </table:table-row>
        <table:table-row table:style-name="ro1">
          <table:table-cell office:value-type="string" calcext:value-type="string">
            <text:p>#EXTINF:0,Azad TV -4 (ATV) (720p)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85.132.81.184:8080/atv-4/index.m3u8</text:p>
          </table:table-cell>
          <table:table-cell table:formula="of:=CONCATENATE([.A23];&quot;ƏƏƏ&quot;;[.B23];&quot;ƏƏƏ&quot;;[.C23])" office:value-type="string" office:string-value="#EXTINF:0,Azad TV -4 (ATV) (720p)ƏƏƏ#EXTGRP:1-AzərbaycanƏƏƏhttp://85.132.81.184:8080/atv-4/index.m3u8" calcext:value-type="string">
            <text:p>#EXTINF:0,Azad TV -4 (ATV) (720p)ƏƏƏ#EXTGRP:1-AzərbaycanƏƏƏhttp://85.132.81.184:8080/atv-4/index.m3u8</text:p>
          </table:table-cell>
        </table:table-row>
        <table:table-row table:style-name="ro1">
          <table:table-cell office:value-type="string" calcext:value-type="string">
            <text:p>#EXTINF:0,Azad TV (ATV) (720p)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85.132.81.184:8080/atv/index.m3u8</text:p>
          </table:table-cell>
          <table:table-cell table:formula="of:=CONCATENATE([.A24];&quot;ƏƏƏ&quot;;[.B24];&quot;ƏƏƏ&quot;;[.C24])" office:value-type="string" office:string-value="#EXTINF:0,Azad TV (ATV) (720p)ƏƏƏ#EXTGRP:1-AzərbaycanƏƏƏhttp://85.132.81.184:8080/atv/index.m3u8" calcext:value-type="string">
            <text:p>#EXTINF:0,Azad TV (ATV) (720p)ƏƏƏ#EXTGRP:1-AzərbaycanƏƏƏhttp://85.132.81.184:8080/atv/index.m3u8</text:p>
          </table:table-cell>
        </table:table-row>
        <table:table-row table:style-name="ro1">
          <table:table-cell office:value-type="string" calcext:value-type="string">
            <text:p>#EXTINF:0,AzTV1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://109.205.166.68/server124/aztv/index.m3u8</text:p>
          </table:table-cell>
          <table:table-cell table:formula="of:=CONCATENATE([.A25];&quot;ƏƏƏ&quot;;[.B25];&quot;ƏƏƏ&quot;;[.C25])" office:value-type="string" office:string-value="#EXTINF:0,AzTV1ƏƏƏ#EXTGRP:1-AzərbaycanƏƏƏhttp://109.205.166.68/server124/aztv/index.m3u8" calcext:value-type="string">
            <text:p>#EXTINF:0,AzTV1ƏƏƏ#EXTGRP:1-AzərbaycanƏƏƏhttp://109.205.166.68/server124/aztv/index.m3u8</text:p>
          </table:table-cell>
        </table:table-row>
        <table:table-row table:style-name="ro1">
          <table:table-cell office:value-type="string" calcext:value-type="string">
            <text:p>#EXTINF:0,BAKU TV</text:p>
          </table:table-cell>
          <table:table-cell office:value-type="string" calcext:value-type="string">
            <text:p>#EXTGRP:1-Azərbaycan</text:p>
          </table:table-cell>
          <table:table-cell office:value-type="string" calcext:value-type="string">
            <text:p>https://rtmp.baku.tv/live/bakutv_720p.m3u8</text:p>
          </table:table-cell>
          <table:table-cell table:formula="of:=CONCATENATE([.A26];&quot;ƏƏƏ&quot;;[.B26];&quot;ƏƏƏ&quot;;[.C26])" office:value-type="string" office:string-value="#EXTINF:0,BAKU TVƏƏƏ#EXTGRP:1-AzərbaycanƏƏƏhttps://rtmp.baku.tv/live/bakutv_720p.m3u8" calcext:value-type="string">
            <text:p>#EXTINF:0,BAKU TVƏƏƏ#EXTGRP:1-AzərbaycanƏƏƏhttps://rtmp.baku.tv/live/bakutv_720p.m3u8</text:p>
          </table:table-cell>
        </table:table-row>
        <table:table-row table:style-name="ro1">
          <table:table-cell office:value-type="string" calcext:value-type="string">
            <text:p>#EXTINF:0,TRT HD 4K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9032/index.m3u8</text:p>
          </table:table-cell>
          <table:table-cell table:formula="of:=CONCATENATE([.A27];&quot;ƏƏƏ&quot;;[.B27];&quot;ƏƏƏ&quot;;[.C27])" office:value-type="string" office:string-value="#EXTINF:0,TRT HD 4KƏƏƏ#EXTGRP:2-TürkƏƏƏhttp://53578940.ucomist.net/iptv/MB6KGZH26APQGN/9032/index.m3u8" calcext:value-type="string">
            <text:p>#EXTINF:0,TRT HD 4KƏƏƏ#EXTGRP:2-TürkƏƏƏhttp://53578940.ucomist.net/iptv/MB6KGZH26APQGN/9032/index.m3u8</text:p>
          </table:table-cell>
        </table:table-row>
        <table:table-row table:style-name="ro1">
          <table:table-cell office:value-type="string" calcext:value-type="string">
            <text:p>#EXTINF:0,A SPORT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56/index.m3u8</text:p>
          </table:table-cell>
          <table:table-cell table:formula="of:=CONCATENATE([.A28];&quot;ƏƏƏ&quot;;[.B28];&quot;ƏƏƏ&quot;;[.C28])" office:value-type="string" office:string-value="#EXTINF:0,A SPORTƏƏƏ#EXTGRP:2-TürkƏƏƏhttp://53578940.ucomist.net/iptv/MB6KGZH26APQGN/2256/index.m3u8" calcext:value-type="string">
            <text:p>#EXTINF:0,A SPORTƏƏƏ#EXTGRP:2-TürkƏƏƏhttp://53578940.ucomist.net/iptv/MB6KGZH26APQGN/2256/index.m3u8</text:p>
          </table:table-cell>
        </table:table-row>
        <table:table-row table:style-name="ro1">
          <table:table-cell office:value-type="string" calcext:value-type="string">
            <text:p>#EXTINF:0,Kanal 7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57/index.m3u8</text:p>
          </table:table-cell>
          <table:table-cell table:formula="of:=CONCATENATE([.A29];&quot;ƏƏƏ&quot;;[.B29];&quot;ƏƏƏ&quot;;[.C29])" office:value-type="string" office:string-value="#EXTINF:0,Kanal 7 HDƏƏƏ#EXTGRP:2-TürkƏƏƏhttp://53578940.ucomist.net/iptv/MB6KGZH26APQGN/2257/index.m3u8" calcext:value-type="string">
            <text:p>#EXTINF:0,Kanal 7 HDƏƏƏ#EXTGRP:2-TürkƏƏƏhttp://53578940.ucomist.net/iptv/MB6KGZH26APQGN/2257/index.m3u8</text:p>
          </table:table-cell>
        </table:table-row>
        <table:table-row table:style-name="ro1">
          <table:table-cell office:value-type="string" calcext:value-type="string">
            <text:p>#EXTINF:0,A HABER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59/index.m3u8</text:p>
          </table:table-cell>
          <table:table-cell table:formula="of:=CONCATENATE([.A30];&quot;ƏƏƏ&quot;;[.B30];&quot;ƏƏƏ&quot;;[.C30])" office:value-type="string" office:string-value="#EXTINF:0,A HABERƏƏƏ#EXTGRP:2-TürkƏƏƏhttp://53578940.ucomist.net/iptv/MB6KGZH26APQGN/2259/index.m3u8" calcext:value-type="string">
            <text:p>#EXTINF:0,A HABERƏƏƏ#EXTGRP:2-TürkƏƏƏhttp://53578940.ucomist.net/iptv/MB6KGZH26APQGN/2259/index.m3u8</text:p>
          </table:table-cell>
        </table:table-row>
        <table:table-row table:style-name="ro1">
          <table:table-cell office:value-type="string" calcext:value-type="string">
            <text:p>#EXTINF:0,A2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60/index.m3u8</text:p>
          </table:table-cell>
          <table:table-cell table:formula="of:=CONCATENATE([.A31];&quot;ƏƏƏ&quot;;[.B31];&quot;ƏƏƏ&quot;;[.C31])" office:value-type="string" office:string-value="#EXTINF:0,A2ƏƏƏ#EXTGRP:2-TürkƏƏƏhttp://53578940.ucomist.net/iptv/MB6KGZH26APQGN/2260/index.m3u8" calcext:value-type="string">
            <text:p>#EXTINF:0,A2ƏƏƏ#EXTGRP:2-TürkƏƏƏhttp://53578940.ucomist.net/iptv/MB6KGZH26APQGN/2260/index.m3u8</text:p>
          </table:table-cell>
        </table:table-row>
        <table:table-row table:style-name="ro1">
          <table:table-cell office:value-type="string" calcext:value-type="string">
            <text:p>#EXTINF:0,ATV TR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61/index.m3u8</text:p>
          </table:table-cell>
          <table:table-cell table:formula="of:=CONCATENATE([.A32];&quot;ƏƏƏ&quot;;[.B32];&quot;ƏƏƏ&quot;;[.C32])" office:value-type="string" office:string-value="#EXTINF:0,ATV TRƏƏƏ#EXTGRP:2-TürkƏƏƏhttp://53578940.ucomist.net/iptv/MB6KGZH26APQGN/2261/index.m3u8" calcext:value-type="string">
            <text:p>#EXTINF:0,ATV TRƏƏƏ#EXTGRP:2-TürkƏƏƏhttp://53578940.ucomist.net/iptv/MB6KGZH26APQGN/2261/index.m3u8</text:p>
          </table:table-cell>
        </table:table-row>
        <table:table-row table:style-name="ro1">
          <table:table-cell office:value-type="string" calcext:value-type="string">
            <text:p>#EXTINF:0,minikaGO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66/index.m3u8</text:p>
          </table:table-cell>
          <table:table-cell table:formula="of:=CONCATENATE([.A33];&quot;ƏƏƏ&quot;;[.B33];&quot;ƏƏƏ&quot;;[.C33])" office:value-type="string" office:string-value="#EXTINF:0,minikaGOƏƏƏ#EXTGRP:2-TürkƏƏƏhttp://53578940.ucomist.net/iptv/MB6KGZH26APQGN/2266/index.m3u8" calcext:value-type="string">
            <text:p>#EXTINF:0,minikaGOƏƏƏ#EXTGRP:2-TürkƏƏƏhttp://53578940.ucomist.net/iptv/MB6KGZH26APQGN/2266/index.m3u8</text:p>
          </table:table-cell>
        </table:table-row>
        <table:table-row table:style-name="ro1">
          <table:table-cell office:value-type="string" calcext:value-type="string">
            <text:p>#EXTINF:0,NR1 TURK TV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67/index.m3u8</text:p>
          </table:table-cell>
          <table:table-cell table:formula="of:=CONCATENATE([.A34];&quot;ƏƏƏ&quot;;[.B34];&quot;ƏƏƏ&quot;;[.C34])" office:value-type="string" office:string-value="#EXTINF:0,NR1 TURK TV HDƏƏƏ#EXTGRP:2-TürkƏƏƏhttp://53578940.ucomist.net/iptv/MB6KGZH26APQGN/2267/index.m3u8" calcext:value-type="string">
            <text:p>#EXTINF:0,NR1 TURK TV HDƏƏƏ#EXTGRP:2-TürkƏƏƏhttp://53578940.ucomist.net/iptv/MB6KGZH26APQGN/2267/index.m3u8</text:p>
          </table:table-cell>
        </table:table-row>
        <table:table-row table:style-name="ro1">
          <table:table-cell office:value-type="string" calcext:value-type="string">
            <text:p>#EXTINF:0,STAR TV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74/index.m3u8</text:p>
          </table:table-cell>
          <table:table-cell table:formula="of:=CONCATENATE([.A35];&quot;ƏƏƏ&quot;;[.B35];&quot;ƏƏƏ&quot;;[.C35])" office:value-type="string" office:string-value="#EXTINF:0,STAR TVƏƏƏ#EXTGRP:2-TürkƏƏƏhttp://53578940.ucomist.net/iptv/MB6KGZH26APQGN/2274/index.m3u8" calcext:value-type="string">
            <text:p>#EXTINF:0,STAR TVƏƏƏ#EXTGRP:2-TürkƏƏƏhttp://53578940.ucomist.net/iptv/MB6KGZH26APQGN/2274/index.m3u8</text:p>
          </table:table-cell>
        </table:table-row>
        <table:table-row table:style-name="ro1">
          <table:table-cell office:value-type="string" calcext:value-type="string">
            <text:p>#EXTINF:0,TRT AVAZ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75/index.m3u8</text:p>
          </table:table-cell>
          <table:table-cell table:formula="of:=CONCATENATE([.A36];&quot;ƏƏƏ&quot;;[.B36];&quot;ƏƏƏ&quot;;[.C36])" office:value-type="string" office:string-value="#EXTINF:0,TRT AVAZƏƏƏ#EXTGRP:2-TürkƏƏƏhttp://53578940.ucomist.net/iptv/MB6KGZH26APQGN/2275/index.m3u8" calcext:value-type="string">
            <text:p>#EXTINF:0,TRT AVAZƏƏƏ#EXTGRP:2-TürkƏƏƏhttp://53578940.ucomist.net/iptv/MB6KGZH26APQGN/2275/index.m3u8</text:p>
          </table:table-cell>
        </table:table-row>
        <table:table-row table:style-name="ro1">
          <table:table-cell office:value-type="string" calcext:value-type="string">
            <text:p>#EXTINF:0,TRT Çocuk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77/index.m3u8</text:p>
          </table:table-cell>
          <table:table-cell table:formula="of:=CONCATENATE([.A37];&quot;ƏƏƏ&quot;;[.B37];&quot;ƏƏƏ&quot;;[.C37])" office:value-type="string" office:string-value="#EXTINF:0,TRT ÇocukƏƏƏ#EXTGRP:2-TürkƏƏƏhttp://53578940.ucomist.net/iptv/MB6KGZH26APQGN/2277/index.m3u8" calcext:value-type="string">
            <text:p>#EXTINF:0,TRT ÇocukƏƏƏ#EXTGRP:2-TürkƏƏƏhttp://53578940.ucomist.net/iptv/MB6KGZH26APQGN/2277/index.m3u8</text:p>
          </table:table-cell>
        </table:table-row>
        <table:table-row table:style-name="ro1">
          <table:table-cell office:value-type="string" calcext:value-type="string">
            <text:p>#EXTINF:0,TRT Haber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79/index.m3u8</text:p>
          </table:table-cell>
          <table:table-cell table:formula="of:=CONCATENATE([.A38];&quot;ƏƏƏ&quot;;[.B38];&quot;ƏƏƏ&quot;;[.C38])" office:value-type="string" office:string-value="#EXTINF:0,TRT HaberƏƏƏ#EXTGRP:2-TürkƏƏƏhttp://53578940.ucomist.net/iptv/MB6KGZH26APQGN/2279/index.m3u8" calcext:value-type="string">
            <text:p>#EXTINF:0,TRT HaberƏƏƏ#EXTGRP:2-TürkƏƏƏhttp://53578940.ucomist.net/iptv/MB6KGZH26APQGN/2279/index.m3u8</text:p>
          </table:table-cell>
        </table:table-row>
        <table:table-row table:style-name="ro1">
          <table:table-cell office:value-type="string" calcext:value-type="string">
            <text:p>#EXTINF:0,TRT Müzik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80/index.m3u8</text:p>
          </table:table-cell>
          <table:table-cell table:formula="of:=CONCATENATE([.A39];&quot;ƏƏƏ&quot;;[.B39];&quot;ƏƏƏ&quot;;[.C39])" office:value-type="string" office:string-value="#EXTINF:0,TRT MüzikƏƏƏ#EXTGRP:2-TürkƏƏƏhttp://53578940.ucomist.net/iptv/MB6KGZH26APQGN/2280/index.m3u8" calcext:value-type="string">
            <text:p>#EXTINF:0,TRT MüzikƏƏƏ#EXTGRP:2-TürkƏƏƏhttp://53578940.ucomist.net/iptv/MB6KGZH26APQGN/2280/index.m3u8</text:p>
          </table:table-cell>
        </table:table-row>
        <table:table-row table:style-name="ro1">
          <table:table-cell office:value-type="string" calcext:value-type="string">
            <text:p>#EXTINF:0,TRT TURK EUROPA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81/index.m3u8</text:p>
          </table:table-cell>
          <table:table-cell table:formula="of:=CONCATENATE([.A40];&quot;ƏƏƏ&quot;;[.B40];&quot;ƏƏƏ&quot;;[.C40])" office:value-type="string" office:string-value="#EXTINF:0,TRT TURK EUROPAƏƏƏ#EXTGRP:2-TürkƏƏƏhttp://53578940.ucomist.net/iptv/MB6KGZH26APQGN/2281/index.m3u8" calcext:value-type="string">
            <text:p>#EXTINF:0,TRT TURK EUROPAƏƏƏ#EXTGRP:2-TürkƏƏƏhttp://53578940.ucomist.net/iptv/MB6KGZH26APQGN/2281/index.m3u8</text:p>
          </table:table-cell>
        </table:table-row>
        <table:table-row table:style-name="ro1">
          <table:table-cell office:value-type="string" calcext:value-type="string">
            <text:p>#EXTINF:0,TRT 1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83/index.m3u8</text:p>
          </table:table-cell>
          <table:table-cell table:formula="of:=CONCATENATE([.A41];&quot;ƏƏƏ&quot;;[.B41];&quot;ƏƏƏ&quot;;[.C41])" office:value-type="string" office:string-value="#EXTINF:0,TRT 1ƏƏƏ#EXTGRP:2-TürkƏƏƏhttp://53578940.ucomist.net/iptv/MB6KGZH26APQGN/2283/index.m3u8" calcext:value-type="string">
            <text:p>#EXTINF:0,TRT 1ƏƏƏ#EXTGRP:2-TürkƏƏƏhttp://53578940.ucomist.net/iptv/MB6KGZH26APQGN/2283/index.m3u8</text:p>
          </table:table-cell>
        </table:table-row>
        <table:table-row table:style-name="ro1">
          <table:table-cell office:value-type="string" calcext:value-type="string">
            <text:p>#EXTINF:0,TV8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86/index.m3u8</text:p>
          </table:table-cell>
          <table:table-cell table:formula="of:=CONCATENATE([.A42];&quot;ƏƏƏ&quot;;[.B42];&quot;ƏƏƏ&quot;;[.C42])" office:value-type="string" office:string-value="#EXTINF:0,TV8 HDƏƏƏ#EXTGRP:2-TürkƏƏƏhttp://53578940.ucomist.net/iptv/MB6KGZH26APQGN/2286/index.m3u8" calcext:value-type="string">
            <text:p>#EXTINF:0,TV8 HDƏƏƏ#EXTGRP:2-TürkƏƏƏhttp://53578940.ucomist.net/iptv/MB6KGZH26APQGN/2286/index.m3u8</text:p>
          </table:table-cell>
        </table:table-row>
        <table:table-row table:style-name="ro1">
          <table:table-cell office:value-type="string" calcext:value-type="string">
            <text:p>#EXTINF:0,DMAX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90/index.m3u8</text:p>
          </table:table-cell>
          <table:table-cell table:formula="of:=CONCATENATE([.A43];&quot;ƏƏƏ&quot;;[.B43];&quot;ƏƏƏ&quot;;[.C43])" office:value-type="string" office:string-value="#EXTINF:0,DMAXƏƏƏ#EXTGRP:2-TürkƏƏƏhttp://53578940.ucomist.net/iptv/MB6KGZH26APQGN/2290/index.m3u8" calcext:value-type="string">
            <text:p>#EXTINF:0,DMAXƏƏƏ#EXTGRP:2-TürkƏƏƏhttp://53578940.ucomist.net/iptv/MB6KGZH26APQGN/2290/index.m3u8</text:p>
          </table:table-cell>
        </table:table-row>
        <table:table-row table:style-name="ro1">
          <table:table-cell office:value-type="string" calcext:value-type="string">
            <text:p>#EXTINF:0,TRT 1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93/index.m3u8</text:p>
          </table:table-cell>
          <table:table-cell table:formula="of:=CONCATENATE([.A44];&quot;ƏƏƏ&quot;;[.B44];&quot;ƏƏƏ&quot;;[.C44])" office:value-type="string" office:string-value="#EXTINF:0,TRT 1 HDƏƏƏ#EXTGRP:2-TürkƏƏƏhttp://53578940.ucomist.net/iptv/MB6KGZH26APQGN/2293/index.m3u8" calcext:value-type="string">
            <text:p>#EXTINF:0,TRT 1 HDƏƏƏ#EXTGRP:2-TürkƏƏƏhttp://53578940.ucomist.net/iptv/MB6KGZH26APQGN/2293/index.m3u8</text:p>
          </table:table-cell>
        </table:table-row>
        <table:table-row table:style-name="ro1">
          <table:table-cell office:value-type="string" calcext:value-type="string">
            <text:p>#EXTINF:0,A HABER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94/index.m3u8</text:p>
          </table:table-cell>
          <table:table-cell table:formula="of:=CONCATENATE([.A45];&quot;ƏƏƏ&quot;;[.B45];&quot;ƏƏƏ&quot;;[.C45])" office:value-type="string" office:string-value="#EXTINF:0,A HABER HDƏƏƏ#EXTGRP:2-TürkƏƏƏhttp://53578940.ucomist.net/iptv/MB6KGZH26APQGN/2294/index.m3u8" calcext:value-type="string">
            <text:p>#EXTINF:0,A HABER HDƏƏƏ#EXTGRP:2-TürkƏƏƏhttp://53578940.ucomist.net/iptv/MB6KGZH26APQGN/2294/index.m3u8</text:p>
          </table:table-cell>
        </table:table-row>
        <table:table-row table:style-name="ro1">
          <table:table-cell office:value-type="string" calcext:value-type="string">
            <text:p>#EXTINF:0,ATV HD TR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96/index.m3u8</text:p>
          </table:table-cell>
          <table:table-cell table:formula="of:=CONCATENATE([.A46];&quot;ƏƏƏ&quot;;[.B46];&quot;ƏƏƏ&quot;;[.C46])" office:value-type="string" office:string-value="#EXTINF:0,ATV HD TRƏƏƏ#EXTGRP:2-TürkƏƏƏhttp://53578940.ucomist.net/iptv/MB6KGZH26APQGN/2296/index.m3u8" calcext:value-type="string">
            <text:p>#EXTINF:0,ATV HD TRƏƏƏ#EXTGRP:2-TürkƏƏƏhttp://53578940.ucomist.net/iptv/MB6KGZH26APQGN/2296/index.m3u8</text:p>
          </table:table-cell>
        </table:table-row>
        <table:table-row table:style-name="ro1">
          <table:table-cell office:value-type="string" calcext:value-type="string">
            <text:p>#EXTINF:0,POWER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97/index.m3u8</text:p>
          </table:table-cell>
          <table:table-cell table:formula="of:=CONCATENATE([.A47];&quot;ƏƏƏ&quot;;[.B47];&quot;ƏƏƏ&quot;;[.C47])" office:value-type="string" office:string-value="#EXTINF:0,POWER HDƏƏƏ#EXTGRP:2-TürkƏƏƏhttp://53578940.ucomist.net/iptv/MB6KGZH26APQGN/2297/index.m3u8" calcext:value-type="string">
            <text:p>#EXTINF:0,POWER HDƏƏƏ#EXTGRP:2-TürkƏƏƏhttp://53578940.ucomist.net/iptv/MB6KGZH26APQGN/2297/index.m3u8</text:p>
          </table:table-cell>
        </table:table-row>
        <table:table-row table:style-name="ro1">
          <table:table-cell office:value-type="string" calcext:value-type="string">
            <text:p>#EXTINF:0,POWERTURK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98/index.m3u8</text:p>
          </table:table-cell>
          <table:table-cell table:formula="of:=CONCATENATE([.A48];&quot;ƏƏƏ&quot;;[.B48];&quot;ƏƏƏ&quot;;[.C48])" office:value-type="string" office:string-value="#EXTINF:0,POWERTURK HDƏƏƏ#EXTGRP:2-TürkƏƏƏhttp://53578940.ucomist.net/iptv/MB6KGZH26APQGN/2298/index.m3u8" calcext:value-type="string">
            <text:p>#EXTINF:0,POWERTURK HDƏƏƏ#EXTGRP:2-TürkƏƏƏhttp://53578940.ucomist.net/iptv/MB6KGZH26APQGN/2298/index.m3u8</text:p>
          </table:table-cell>
        </table:table-row>
        <table:table-row table:style-name="ro1">
          <table:table-cell office:value-type="string" calcext:value-type="string">
            <text:p>#EXTINF:0,NTV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299/index.m3u8</text:p>
          </table:table-cell>
          <table:table-cell table:formula="of:=CONCATENATE([.A49];&quot;ƏƏƏ&quot;;[.B49];&quot;ƏƏƏ&quot;;[.C49])" office:value-type="string" office:string-value="#EXTINF:0,NTV HDƏƏƏ#EXTGRP:2-TürkƏƏƏhttp://53578940.ucomist.net/iptv/MB6KGZH26APQGN/2299/index.m3u8" calcext:value-type="string">
            <text:p>#EXTINF:0,NTV HDƏƏƏ#EXTGRP:2-TürkƏƏƏhttp://53578940.ucomist.net/iptv/MB6KGZH26APQGN/2299/index.m3u8</text:p>
          </table:table-cell>
        </table:table-row>
        <table:table-row table:style-name="ro1">
          <table:table-cell office:value-type="string" calcext:value-type="string">
            <text:p>#EXTINF:0,DMAX HD TR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0/index.m3u8</text:p>
          </table:table-cell>
          <table:table-cell table:formula="of:=CONCATENATE([.A50];&quot;ƏƏƏ&quot;;[.B50];&quot;ƏƏƏ&quot;;[.C50])" office:value-type="string" office:string-value="#EXTINF:0,DMAX HD TRƏƏƏ#EXTGRP:2-TürkƏƏƏhttp://53578940.ucomist.net/iptv/MB6KGZH26APQGN/2300/index.m3u8" calcext:value-type="string">
            <text:p>#EXTINF:0,DMAX HD TRƏƏƏ#EXTGRP:2-TürkƏƏƏhttp://53578940.ucomist.net/iptv/MB6KGZH26APQGN/2300/index.m3u8</text:p>
          </table:table-cell>
        </table:table-row>
        <table:table-row table:style-name="ro1">
          <table:table-cell office:value-type="string" calcext:value-type="string">
            <text:p>#EXTINF:0,STAR TV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1/index.m3u8</text:p>
          </table:table-cell>
          <table:table-cell table:formula="of:=CONCATENATE([.A51];&quot;ƏƏƏ&quot;;[.B51];&quot;ƏƏƏ&quot;;[.C51])" office:value-type="string" office:string-value="#EXTINF:0,STAR TV HDƏƏƏ#EXTGRP:2-TürkƏƏƏhttp://53578940.ucomist.net/iptv/MB6KGZH26APQGN/2301/index.m3u8" calcext:value-type="string">
            <text:p>#EXTINF:0,STAR TV HDƏƏƏ#EXTGRP:2-TürkƏƏƏhttp://53578940.ucomist.net/iptv/MB6KGZH26APQGN/2301/index.m3u8</text:p>
          </table:table-cell>
        </table:table-row>
        <table:table-row table:style-name="ro1">
          <table:table-cell office:value-type="string" calcext:value-type="string">
            <text:p>#EXTINF:0,NTV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2/index.m3u8</text:p>
          </table:table-cell>
          <table:table-cell table:formula="of:=CONCATENATE([.A52];&quot;ƏƏƏ&quot;;[.B52];&quot;ƏƏƏ&quot;;[.C52])" office:value-type="string" office:string-value="#EXTINF:0,NTVƏƏƏ#EXTGRP:2-TürkƏƏƏhttp://53578940.ucomist.net/iptv/MB6KGZH26APQGN/2302/index.m3u8" calcext:value-type="string">
            <text:p>#EXTINF:0,NTVƏƏƏ#EXTGRP:2-TürkƏƏƏhttp://53578940.ucomist.net/iptv/MB6KGZH26APQGN/2302/index.m3u8</text:p>
          </table:table-cell>
        </table:table-row>
        <table:table-row table:style-name="ro1">
          <table:table-cell office:value-type="string" calcext:value-type="string">
            <text:p>#EXTINF:0,Minika Çocuk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3/index.m3u8</text:p>
          </table:table-cell>
          <table:table-cell table:formula="of:=CONCATENATE([.A53];&quot;ƏƏƏ&quot;;[.B53];&quot;ƏƏƏ&quot;;[.C53])" office:value-type="string" office:string-value="#EXTINF:0,Minika ÇocukƏƏƏ#EXTGRP:2-TürkƏƏƏhttp://53578940.ucomist.net/iptv/MB6KGZH26APQGN/2303/index.m3u8" calcext:value-type="string">
            <text:p>#EXTINF:0,Minika ÇocukƏƏƏ#EXTGRP:2-TürkƏƏƏhttp://53578940.ucomist.net/iptv/MB6KGZH26APQGN/2303/index.m3u8</text:p>
          </table:table-cell>
        </table:table-row>
        <table:table-row table:style-name="ro1">
          <table:table-cell office:value-type="string" calcext:value-type="string">
            <text:p>#EXTINF:0,Kanal D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4/index.m3u8</text:p>
          </table:table-cell>
          <table:table-cell table:formula="of:=CONCATENATE([.A54];&quot;ƏƏƏ&quot;;[.B54];&quot;ƏƏƏ&quot;;[.C54])" office:value-type="string" office:string-value="#EXTINF:0,Kanal D HDƏƏƏ#EXTGRP:2-TürkƏƏƏhttp://53578940.ucomist.net/iptv/MB6KGZH26APQGN/2304/index.m3u8" calcext:value-type="string">
            <text:p>#EXTINF:0,Kanal D HDƏƏƏ#EXTGRP:2-TürkƏƏƏhttp://53578940.ucomist.net/iptv/MB6KGZH26APQGN/2304/index.m3u8</text:p>
          </table:table-cell>
        </table:table-row>
        <table:table-row table:style-name="ro1">
          <table:table-cell office:value-type="string" calcext:value-type="string">
            <text:p>#EXTINF:0,CNN Turk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5/index.m3u8</text:p>
          </table:table-cell>
          <table:table-cell table:formula="of:=CONCATENATE([.A55];&quot;ƏƏƏ&quot;;[.B55];&quot;ƏƏƏ&quot;;[.C55])" office:value-type="string" office:string-value="#EXTINF:0,CNN Turk HDƏƏƏ#EXTGRP:2-TürkƏƏƏhttp://53578940.ucomist.net/iptv/MB6KGZH26APQGN/2305/index.m3u8" calcext:value-type="string">
            <text:p>#EXTINF:0,CNN Turk HDƏƏƏ#EXTGRP:2-TürkƏƏƏhttp://53578940.ucomist.net/iptv/MB6KGZH26APQGN/2305/index.m3u8</text:p>
          </table:table-cell>
        </table:table-row>
        <table:table-row table:style-name="ro1">
          <table:table-cell office:value-type="string" calcext:value-type="string">
            <text:p>#EXTINF:0,Teve 2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6/index.m3u8</text:p>
          </table:table-cell>
          <table:table-cell table:formula="of:=CONCATENATE([.A56];&quot;ƏƏƏ&quot;;[.B56];&quot;ƏƏƏ&quot;;[.C56])" office:value-type="string" office:string-value="#EXTINF:0,Teve 2 HDƏƏƏ#EXTGRP:2-TürkƏƏƏhttp://53578940.ucomist.net/iptv/MB6KGZH26APQGN/2306/index.m3u8" calcext:value-type="string">
            <text:p>#EXTINF:0,Teve 2 HDƏƏƏ#EXTGRP:2-TürkƏƏƏhttp://53578940.ucomist.net/iptv/MB6KGZH26APQGN/2306/index.m3u8</text:p>
          </table:table-cell>
        </table:table-row>
        <table:table-row table:style-name="ro1">
          <table:table-cell office:value-type="string" calcext:value-type="string">
            <text:p>#EXTINF:0,Show TV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7/index.m3u8</text:p>
          </table:table-cell>
          <table:table-cell table:formula="of:=CONCATENATE([.A57];&quot;ƏƏƏ&quot;;[.B57];&quot;ƏƏƏ&quot;;[.C57])" office:value-type="string" office:string-value="#EXTINF:0,Show TV HDƏƏƏ#EXTGRP:2-TürkƏƏƏhttp://53578940.ucomist.net/iptv/MB6KGZH26APQGN/2307/index.m3u8" calcext:value-type="string">
            <text:p>#EXTINF:0,Show TV HDƏƏƏ#EXTGRP:2-TürkƏƏƏhttp://53578940.ucomist.net/iptv/MB6KGZH26APQGN/2307/index.m3u8</text:p>
          </table:table-cell>
        </table:table-row>
        <table:table-row table:style-name="ro1">
          <table:table-cell office:value-type="string" calcext:value-type="string">
            <text:p>#EXTINF:0,Haberturk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8/index.m3u8</text:p>
          </table:table-cell>
          <table:table-cell table:formula="of:=CONCATENATE([.A58];&quot;ƏƏƏ&quot;;[.B58];&quot;ƏƏƏ&quot;;[.C58])" office:value-type="string" office:string-value="#EXTINF:0,Haberturk HDƏƏƏ#EXTGRP:2-TürkƏƏƏhttp://53578940.ucomist.net/iptv/MB6KGZH26APQGN/2308/index.m3u8" calcext:value-type="string">
            <text:p>#EXTINF:0,Haberturk HDƏƏƏ#EXTGRP:2-TürkƏƏƏhttp://53578940.ucomist.net/iptv/MB6KGZH26APQGN/2308/index.m3u8</text:p>
          </table:table-cell>
        </table:table-row>
        <table:table-row table:style-name="ro1">
          <table:table-cell office:value-type="string" calcext:value-type="string">
            <text:p>#EXTINF:0,Fox Turkiye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09/index.m3u8</text:p>
          </table:table-cell>
          <table:table-cell table:formula="of:=CONCATENATE([.A59];&quot;ƏƏƏ&quot;;[.B59];&quot;ƏƏƏ&quot;;[.C59])" office:value-type="string" office:string-value="#EXTINF:0,Fox Turkiye HDƏƏƏ#EXTGRP:2-TürkƏƏƏhttp://53578940.ucomist.net/iptv/MB6KGZH26APQGN/2309/index.m3u8" calcext:value-type="string">
            <text:p>#EXTINF:0,Fox Turkiye HDƏƏƏ#EXTGRP:2-TürkƏƏƏhttp://53578940.ucomist.net/iptv/MB6KGZH26APQGN/2309/index.m3u8</text:p>
          </table:table-cell>
        </table:table-row>
        <table:table-row table:style-name="ro1">
          <table:table-cell office:value-type="string" calcext:value-type="string">
            <text:p>#EXTINF:0,Beyaz TV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10/index.m3u8</text:p>
          </table:table-cell>
          <table:table-cell table:formula="of:=CONCATENATE([.A60];&quot;ƏƏƏ&quot;;[.B60];&quot;ƏƏƏ&quot;;[.C60])" office:value-type="string" office:string-value="#EXTINF:0,Beyaz TV HDƏƏƏ#EXTGRP:2-TürkƏƏƏhttp://53578940.ucomist.net/iptv/MB6KGZH26APQGN/2310/index.m3u8" calcext:value-type="string">
            <text:p>#EXTINF:0,Beyaz TV HDƏƏƏ#EXTGRP:2-TürkƏƏƏhttp://53578940.ucomist.net/iptv/MB6KGZH26APQGN/2310/index.m3u8</text:p>
          </table:table-cell>
        </table:table-row>
        <table:table-row table:style-name="ro1">
          <table:table-cell office:value-type="string" calcext:value-type="string">
            <text:p>#EXTINF:0,Ulke TV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11/index.m3u8</text:p>
          </table:table-cell>
          <table:table-cell table:formula="of:=CONCATENATE([.A61];&quot;ƏƏƏ&quot;;[.B61];&quot;ƏƏƏ&quot;;[.C61])" office:value-type="string" office:string-value="#EXTINF:0,Ulke TV HDƏƏƏ#EXTGRP:2-TürkƏƏƏhttp://53578940.ucomist.net/iptv/MB6KGZH26APQGN/2311/index.m3u8" calcext:value-type="string">
            <text:p>#EXTINF:0,Ulke TV HDƏƏƏ#EXTGRP:2-TürkƏƏƏhttp://53578940.ucomist.net/iptv/MB6KGZH26APQGN/2311/index.m3u8</text:p>
          </table:table-cell>
        </table:table-row>
        <table:table-row table:style-name="ro1">
          <table:table-cell office:value-type="string" calcext:value-type="string">
            <text:p>#EXTINF:0,Kanal S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12/index.m3u8</text:p>
          </table:table-cell>
          <table:table-cell table:formula="of:=CONCATENATE([.A62];&quot;ƏƏƏ&quot;;[.B62];&quot;ƏƏƏ&quot;;[.C62])" office:value-type="string" office:string-value="#EXTINF:0,Kanal SƏƏƏ#EXTGRP:2-TürkƏƏƏhttp://53578940.ucomist.net/iptv/MB6KGZH26APQGN/2312/index.m3u8" calcext:value-type="string">
            <text:p>#EXTINF:0,Kanal SƏƏƏ#EXTGRP:2-TürkƏƏƏhttp://53578940.ucomist.net/iptv/MB6KGZH26APQGN/2312/index.m3u8</text:p>
          </table:table-cell>
        </table:table-row>
        <table:table-row table:style-name="ro1">
          <table:table-cell office:value-type="string" calcext:value-type="string">
            <text:p>#EXTINF:0,Bloomberg HT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17/index.m3u8</text:p>
          </table:table-cell>
          <table:table-cell table:formula="of:=CONCATENATE([.A63];&quot;ƏƏƏ&quot;;[.B63];&quot;ƏƏƏ&quot;;[.C63])" office:value-type="string" office:string-value="#EXTINF:0,Bloomberg HTƏƏƏ#EXTGRP:2-TürkƏƏƏhttp://53578940.ucomist.net/iptv/MB6KGZH26APQGN/2317/index.m3u8" calcext:value-type="string">
            <text:p>#EXTINF:0,Bloomberg HTƏƏƏ#EXTGRP:2-TürkƏƏƏhttp://53578940.ucomist.net/iptv/MB6KGZH26APQGN/2317/index.m3u8</text:p>
          </table:table-cell>
        </table:table-row>
        <table:table-row table:style-name="ro1">
          <table:table-cell office:value-type="string" calcext:value-type="string">
            <text:p>#EXTINF:0,TV8,5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18/index.m3u8</text:p>
          </table:table-cell>
          <table:table-cell table:formula="of:=CONCATENATE([.A64];&quot;ƏƏƏ&quot;;[.B64];&quot;ƏƏƏ&quot;;[.C64])" office:value-type="string" office:string-value="#EXTINF:0,TV8,5 HDƏƏƏ#EXTGRP:2-TürkƏƏƏhttp://53578940.ucomist.net/iptv/MB6KGZH26APQGN/2318/index.m3u8" calcext:value-type="string">
            <text:p>#EXTINF:0,TV8,5 HDƏƏƏ#EXTGRP:2-TürkƏƏƏhttp://53578940.ucomist.net/iptv/MB6KGZH26APQGN/2318/index.m3u8</text:p>
          </table:table-cell>
        </table:table-row>
        <table:table-row table:style-name="ro1">
          <table:table-cell office:value-type="string" calcext:value-type="string">
            <text:p>#EXTINF:0,24 TV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19/index.m3u8</text:p>
          </table:table-cell>
          <table:table-cell table:formula="of:=CONCATENATE([.A65];&quot;ƏƏƏ&quot;;[.B65];&quot;ƏƏƏ&quot;;[.C65])" office:value-type="string" office:string-value="#EXTINF:0,24 TV HDƏƏƏ#EXTGRP:2-TürkƏƏƏhttp://53578940.ucomist.net/iptv/MB6KGZH26APQGN/2319/index.m3u8" calcext:value-type="string">
            <text:p>#EXTINF:0,24 TV HDƏƏƏ#EXTGRP:2-TürkƏƏƏhttp://53578940.ucomist.net/iptv/MB6KGZH26APQGN/2319/index.m3u8</text:p>
          </table:table-cell>
        </table:table-row>
        <table:table-row table:style-name="ro1">
          <table:table-cell office:value-type="string" calcext:value-type="string">
            <text:p>#EXTINF:0,360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20/index.m3u8</text:p>
          </table:table-cell>
          <table:table-cell table:formula="of:=CONCATENATE([.A66];&quot;ƏƏƏ&quot;;[.B66];&quot;ƏƏƏ&quot;;[.C66])" office:value-type="string" office:string-value="#EXTINF:0,360 HDƏƏƏ#EXTGRP:2-TürkƏƏƏhttp://53578940.ucomist.net/iptv/MB6KGZH26APQGN/2320/index.m3u8" calcext:value-type="string">
            <text:p>#EXTINF:0,360 HDƏƏƏ#EXTGRP:2-TürkƏƏƏhttp://53578940.ucomist.net/iptv/MB6KGZH26APQGN/2320/index.m3u8</text:p>
          </table:table-cell>
        </table:table-row>
        <table:table-row table:style-name="ro1">
          <table:table-cell office:value-type="string" calcext:value-type="string">
            <text:p>#EXTINF:0,TV 4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21/index.m3u8</text:p>
          </table:table-cell>
          <table:table-cell table:formula="of:=CONCATENATE([.A67];&quot;ƏƏƏ&quot;;[.B67];&quot;ƏƏƏ&quot;;[.C67])" office:value-type="string" office:string-value="#EXTINF:0,TV 4 HDƏƏƏ#EXTGRP:2-TürkƏƏƏhttp://53578940.ucomist.net/iptv/MB6KGZH26APQGN/2321/index.m3u8" calcext:value-type="string">
            <text:p>#EXTINF:0,TV 4 HDƏƏƏ#EXTGRP:2-TürkƏƏƏhttp://53578940.ucomist.net/iptv/MB6KGZH26APQGN/2321/index.m3u8</text:p>
          </table:table-cell>
        </table:table-row>
        <table:table-row table:style-name="ro1">
          <table:table-cell office:value-type="string" calcext:value-type="string">
            <text:p>#EXTINF:0,beIN SPORTS HABER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22/index.m3u8</text:p>
          </table:table-cell>
          <table:table-cell table:formula="of:=CONCATENATE([.A68];&quot;ƏƏƏ&quot;;[.B68];&quot;ƏƏƏ&quot;;[.C68])" office:value-type="string" office:string-value="#EXTINF:0,beIN SPORTS HABERƏƏƏ#EXTGRP:2-TürkƏƏƏhttp://53578940.ucomist.net/iptv/MB6KGZH26APQGN/2322/index.m3u8" calcext:value-type="string">
            <text:p>#EXTINF:0,beIN SPORTS HABERƏƏƏ#EXTGRP:2-TürkƏƏƏhttp://53578940.ucomist.net/iptv/MB6KGZH26APQGN/2322/index.m3u8</text:p>
          </table:table-cell>
        </table:table-row>
        <table:table-row table:style-name="ro1">
          <table:table-cell office:value-type="string" calcext:value-type="string">
            <text:p>#EXTINF:0,beIN SPORTS HABER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23/index.m3u8</text:p>
          </table:table-cell>
          <table:table-cell table:formula="of:=CONCATENATE([.A69];&quot;ƏƏƏ&quot;;[.B69];&quot;ƏƏƏ&quot;;[.C69])" office:value-type="string" office:string-value="#EXTINF:0,beIN SPORTS HABER HDƏƏƏ#EXTGRP:2-TürkƏƏƏhttp://53578940.ucomist.net/iptv/MB6KGZH26APQGN/2323/index.m3u8" calcext:value-type="string">
            <text:p>#EXTINF:0,beIN SPORTS HABER HDƏƏƏ#EXTGRP:2-TürkƏƏƏhttp://53578940.ucomist.net/iptv/MB6KGZH26APQGN/2323/index.m3u8</text:p>
          </table:table-cell>
        </table:table-row>
        <table:table-row table:style-name="ro1">
          <table:table-cell office:value-type="string" calcext:value-type="string">
            <text:p>#EXTINF:0,CARTOON NETWORK TR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25/index.m3u8</text:p>
          </table:table-cell>
          <table:table-cell table:formula="of:=CONCATENATE([.A70];&quot;ƏƏƏ&quot;;[.B70];&quot;ƏƏƏ&quot;;[.C70])" office:value-type="string" office:string-value="#EXTINF:0,CARTOON NETWORK TRƏƏƏ#EXTGRP:2-TürkƏƏƏhttp://53578940.ucomist.net/iptv/MB6KGZH26APQGN/2325/index.m3u8" calcext:value-type="string">
            <text:p>#EXTINF:0,CARTOON NETWORK TRƏƏƏ#EXTGRP:2-TürkƏƏƏhttp://53578940.ucomist.net/iptv/MB6KGZH26APQGN/2325/index.m3u8</text:p>
          </table:table-cell>
        </table:table-row>
        <table:table-row table:style-name="ro1">
          <table:table-cell office:value-type="string" calcext:value-type="string">
            <text:p>#EXTINF:0,KANAL 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26/index.m3u8</text:p>
          </table:table-cell>
          <table:table-cell table:formula="of:=CONCATENATE([.A71];&quot;ƏƏƏ&quot;;[.B71];&quot;ƏƏƏ&quot;;[.C71])" office:value-type="string" office:string-value="#EXTINF:0,KANAL DƏƏƏ#EXTGRP:2-TürkƏƏƏhttp://53578940.ucomist.net/iptv/MB6KGZH26APQGN/2326/index.m3u8" calcext:value-type="string">
            <text:p>#EXTINF:0,KANAL DƏƏƏ#EXTGRP:2-TürkƏƏƏhttp://53578940.ucomist.net/iptv/MB6KGZH26APQGN/2326/index.m3u8</text:p>
          </table:table-cell>
        </table:table-row>
        <table:table-row table:style-name="ro1">
          <table:table-cell office:value-type="string" calcext:value-type="string">
            <text:p>#EXTINF:0,TV 100 HD</text:p>
          </table:table-cell>
          <table:table-cell office:value-type="string" calcext:value-type="string">
            <text:p>#EXTGRP:2-Türk</text:p>
          </table:table-cell>
          <table:table-cell office:value-type="string" calcext:value-type="string">
            <text:p>http://53578940.ucomist.net/iptv/MB6KGZH26APQGN/2328/index.m3u8</text:p>
          </table:table-cell>
          <table:table-cell table:formula="of:=CONCATENATE([.A72];&quot;ƏƏƏ&quot;;[.B72];&quot;ƏƏƏ&quot;;[.C72])" office:value-type="string" office:string-value="#EXTINF:0,TV 100 HDƏƏƏ#EXTGRP:2-TürkƏƏƏhttp://53578940.ucomist.net/iptv/MB6KGZH26APQGN/2328/index.m3u8" calcext:value-type="string">
            <text:p>#EXTINF:0,TV 100 HDƏƏƏ#EXTGRP:2-TürkƏƏƏhttp://53578940.ucomist.net/iptv/MB6KGZH26APQGN/2328/index.m3u8</text:p>
          </table:table-cell>
        </table:table-row>
        <table:table-row table:style-name="ro1">
          <table:table-cell office:value-type="string" calcext:value-type="string">
            <text:p>#EXTINF:0,Food Network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107/index.m3u8</text:p>
          </table:table-cell>
          <table:table-cell table:formula="of:=CONCATENATE([.A73];&quot;ƏƏƏ&quot;;[.B73];&quot;ƏƏƏ&quot;;[.C73])" office:value-type="string" office:string-value="#EXTINF:0,Food NetworkƏƏƏ#EXTGRP:3-USAƏƏƏhttp://53578940.ucomist.net/iptv/MB6KGZH26APQGN/1107/index.m3u8" calcext:value-type="string">
            <text:p>#EXTINF:0,Food NetworkƏƏƏ#EXTGRP:3-USAƏƏƏhttp://53578940.ucomist.net/iptv/MB6KGZH26APQGN/1107/index.m3u8</text:p>
          </table:table-cell>
        </table:table-row>
        <table:table-row table:style-name="ro1">
          <table:table-cell office:value-type="string" calcext:value-type="string">
            <text:p>#EXTINF:0,Ion Television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901/index.m3u8</text:p>
          </table:table-cell>
          <table:table-cell table:formula="of:=CONCATENATE([.A74];&quot;ƏƏƏ&quot;;[.B74];&quot;ƏƏƏ&quot;;[.C74])" office:value-type="string" office:string-value="#EXTINF:0,Ion TelevisionƏƏƏ#EXTGRP:3-USAƏƏƏhttp://53578940.ucomist.net/iptv/MB6KGZH26APQGN/901/index.m3u8" calcext:value-type="string">
            <text:p>#EXTINF:0,Ion TelevisionƏƏƏ#EXTGRP:3-USAƏƏƏhttp://53578940.ucomist.net/iptv/MB6KGZH26APQGN/901/index.m3u8</text:p>
          </table:table-cell>
        </table:table-row>
        <table:table-row table:style-name="ro1">
          <table:table-cell office:value-type="string" calcext:value-type="string">
            <text:p>#EXTINF:0,NYCTV Life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902/index.m3u8</text:p>
          </table:table-cell>
          <table:table-cell table:formula="of:=CONCATENATE([.A75];&quot;ƏƏƏ&quot;;[.B75];&quot;ƏƏƏ&quot;;[.C75])" office:value-type="string" office:string-value="#EXTINF:0,NYCTV LifeƏƏƏ#EXTGRP:3-USAƏƏƏhttp://53578940.ucomist.net/iptv/MB6KGZH26APQGN/902/index.m3u8" calcext:value-type="string">
            <text:p>#EXTINF:0,NYCTV LifeƏƏƏ#EXTGRP:3-USAƏƏƏhttp://53578940.ucomist.net/iptv/MB6KGZH26APQGN/902/index.m3u8</text:p>
          </table:table-cell>
        </table:table-row>
        <table:table-row table:style-name="ro1">
          <table:table-cell office:value-type="string" calcext:value-type="string">
            <text:p>#EXTINF:0,CBS New York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903/index.m3u8</text:p>
          </table:table-cell>
          <table:table-cell table:formula="of:=CONCATENATE([.A76];&quot;ƏƏƏ&quot;;[.B76];&quot;ƏƏƏ&quot;;[.C76])" office:value-type="string" office:string-value="#EXTINF:0,CBS New YorkƏƏƏ#EXTGRP:3-USAƏƏƏhttp://53578940.ucomist.net/iptv/MB6KGZH26APQGN/903/index.m3u8" calcext:value-type="string">
            <text:p>#EXTINF:0,CBS New YorkƏƏƏ#EXTGRP:3-USAƏƏƏhttp://53578940.ucomist.net/iptv/MB6KGZH26APQGN/903/index.m3u8</text:p>
          </table:table-cell>
        </table:table-row>
        <table:table-row table:style-name="ro1">
          <table:table-cell office:value-type="string" calcext:value-type="string">
            <text:p>#EXTINF:0,Hallmark Movies &amp; Mysteries HD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75/index.m3u8</text:p>
          </table:table-cell>
          <table:table-cell table:formula="of:=CONCATENATE([.A77];&quot;ƏƏƏ&quot;;[.B77];&quot;ƏƏƏ&quot;;[.C77])" office:value-type="string" office:string-value="#EXTINF:0,Hallmark Movies &amp; Mysteries HDƏƏƏ#EXTGRP:3-USAƏƏƏhttp://53578940.ucomist.net/iptv/MB6KGZH26APQGN/1075/index.m3u8" calcext:value-type="string">
            <text:p>#EXTINF:0,Hallmark Movies &amp; Mysteries HDƏƏƏ#EXTGRP:3-USAƏƏƏhttp://53578940.ucomist.net/iptv/MB6KGZH26APQGN/1075/index.m3u8</text:p>
          </table:table-cell>
        </table:table-row>
        <table:table-row table:style-name="ro1">
          <table:table-cell office:value-type="string" calcext:value-type="string">
            <text:p>#EXTINF:0,Telemundo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0/index.m3u8</text:p>
          </table:table-cell>
          <table:table-cell table:formula="of:=CONCATENATE([.A78];&quot;ƏƏƏ&quot;;[.B78];&quot;ƏƏƏ&quot;;[.C78])" office:value-type="string" office:string-value="#EXTINF:0,TelemundoƏƏƏ#EXTGRP:3-USAƏƏƏhttp://53578940.ucomist.net/iptv/MB6KGZH26APQGN/1080/index.m3u8" calcext:value-type="string">
            <text:p>#EXTINF:0,TelemundoƏƏƏ#EXTGRP:3-USAƏƏƏhttp://53578940.ucomist.net/iptv/MB6KGZH26APQGN/1080/index.m3u8</text:p>
          </table:table-cell>
        </table:table-row>
        <table:table-row table:style-name="ro1">
          <table:table-cell office:value-type="string" calcext:value-type="string">
            <text:p>#EXTINF:0,NBC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1/index.m3u8</text:p>
          </table:table-cell>
          <table:table-cell table:formula="of:=CONCATENATE([.A79];&quot;ƏƏƏ&quot;;[.B79];&quot;ƏƏƏ&quot;;[.C79])" office:value-type="string" office:string-value="#EXTINF:0,NBCƏƏƏ#EXTGRP:3-USAƏƏƏhttp://53578940.ucomist.net/iptv/MB6KGZH26APQGN/1081/index.m3u8" calcext:value-type="string">
            <text:p>#EXTINF:0,NBCƏƏƏ#EXTGRP:3-USAƏƏƏhttp://53578940.ucomist.net/iptv/MB6KGZH26APQGN/1081/index.m3u8</text:p>
          </table:table-cell>
        </table:table-row>
        <table:table-row table:style-name="ro1">
          <table:table-cell office:value-type="string" calcext:value-type="string">
            <text:p>#EXTINF:0,Disney XD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2/index.m3u8</text:p>
          </table:table-cell>
          <table:table-cell table:formula="of:=CONCATENATE([.A80];&quot;ƏƏƏ&quot;;[.B80];&quot;ƏƏƏ&quot;;[.C80])" office:value-type="string" office:string-value="#EXTINF:0,Disney XDƏƏƏ#EXTGRP:3-USAƏƏƏhttp://53578940.ucomist.net/iptv/MB6KGZH26APQGN/1082/index.m3u8" calcext:value-type="string">
            <text:p>#EXTINF:0,Disney XDƏƏƏ#EXTGRP:3-USAƏƏƏhttp://53578940.ucomist.net/iptv/MB6KGZH26APQGN/1082/index.m3u8</text:p>
          </table:table-cell>
        </table:table-row>
        <table:table-row table:style-name="ro1">
          <table:table-cell office:value-type="string" calcext:value-type="string">
            <text:p>#EXTINF:0,AMC US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3/index.m3u8</text:p>
          </table:table-cell>
          <table:table-cell table:formula="of:=CONCATENATE([.A81];&quot;ƏƏƏ&quot;;[.B81];&quot;ƏƏƏ&quot;;[.C81])" office:value-type="string" office:string-value="#EXTINF:0,AMC USƏƏƏ#EXTGRP:3-USAƏƏƏhttp://53578940.ucomist.net/iptv/MB6KGZH26APQGN/1083/index.m3u8" calcext:value-type="string">
            <text:p>#EXTINF:0,AMC USƏƏƏ#EXTGRP:3-USAƏƏƏhttp://53578940.ucomist.net/iptv/MB6KGZH26APQGN/1083/index.m3u8</text:p>
          </table:table-cell>
        </table:table-row>
        <table:table-row table:style-name="ro1">
          <table:table-cell office:value-type="string" calcext:value-type="string">
            <text:p>#EXTINF:0,HGTV HD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4/index.m3u8</text:p>
          </table:table-cell>
          <table:table-cell table:formula="of:=CONCATENATE([.A82];&quot;ƏƏƏ&quot;;[.B82];&quot;ƏƏƏ&quot;;[.C82])" office:value-type="string" office:string-value="#EXTINF:0,HGTV HDƏƏƏ#EXTGRP:3-USAƏƏƏhttp://53578940.ucomist.net/iptv/MB6KGZH26APQGN/1084/index.m3u8" calcext:value-type="string">
            <text:p>#EXTINF:0,HGTV HDƏƏƏ#EXTGRP:3-USAƏƏƏhttp://53578940.ucomist.net/iptv/MB6KGZH26APQGN/1084/index.m3u8</text:p>
          </table:table-cell>
        </table:table-row>
        <table:table-row table:style-name="ro1">
          <table:table-cell office:value-type="string" calcext:value-type="string">
            <text:p>#EXTINF:0,tru TV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5/index.m3u8</text:p>
          </table:table-cell>
          <table:table-cell table:formula="of:=CONCATENATE([.A83];&quot;ƏƏƏ&quot;;[.B83];&quot;ƏƏƏ&quot;;[.C83])" office:value-type="string" office:string-value="#EXTINF:0,tru TVƏƏƏ#EXTGRP:3-USAƏƏƏhttp://53578940.ucomist.net/iptv/MB6KGZH26APQGN/1085/index.m3u8" calcext:value-type="string">
            <text:p>#EXTINF:0,tru TVƏƏƏ#EXTGRP:3-USAƏƏƏhttp://53578940.ucomist.net/iptv/MB6KGZH26APQGN/1085/index.m3u8</text:p>
          </table:table-cell>
        </table:table-row>
        <table:table-row table:style-name="ro1">
          <table:table-cell office:value-type="string" calcext:value-type="string">
            <text:p>#EXTINF:0,MAVTV HD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74/index.m3u8</text:p>
          </table:table-cell>
          <table:table-cell table:formula="of:=CONCATENATE([.A84];&quot;ƏƏƏ&quot;;[.B84];&quot;ƏƏƏ&quot;;[.C84])" office:value-type="string" office:string-value="#EXTINF:0,MAVTV HDƏƏƏ#EXTGRP:3-USAƏƏƏhttp://53578940.ucomist.net/iptv/MB6KGZH26APQGN/1074/index.m3u8" calcext:value-type="string">
            <text:p>#EXTINF:0,MAVTV HDƏƏƏ#EXTGRP:3-USAƏƏƏhttp://53578940.ucomist.net/iptv/MB6KGZH26APQGN/1074/index.m3u8</text:p>
          </table:table-cell>
        </table:table-row>
        <table:table-row table:style-name="ro1">
          <table:table-cell office:value-type="string" calcext:value-type="string">
            <text:p>#EXTINF:0,ABC HD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7/index.m3u8</text:p>
          </table:table-cell>
          <table:table-cell table:formula="of:=CONCATENATE([.A85];&quot;ƏƏƏ&quot;;[.B85];&quot;ƏƏƏ&quot;;[.C85])" office:value-type="string" office:string-value="#EXTINF:0,ABC HDƏƏƏ#EXTGRP:3-USAƏƏƏhttp://53578940.ucomist.net/iptv/MB6KGZH26APQGN/1087/index.m3u8" calcext:value-type="string">
            <text:p>#EXTINF:0,ABC HDƏƏƏ#EXTGRP:3-USAƏƏƏhttp://53578940.ucomist.net/iptv/MB6KGZH26APQGN/1087/index.m3u8</text:p>
          </table:table-cell>
        </table:table-row>
        <table:table-row table:style-name="ro1">
          <table:table-cell office:value-type="string" calcext:value-type="string">
            <text:p>#EXTINF:0,Fox 5 WNYW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6/index.m3u8</text:p>
          </table:table-cell>
          <table:table-cell table:formula="of:=CONCATENATE([.A86];&quot;ƏƏƏ&quot;;[.B86];&quot;ƏƏƏ&quot;;[.C86])" office:value-type="string" office:string-value="#EXTINF:0,Fox 5 WNYWƏƏƏ#EXTGRP:3-USAƏƏƏhttp://53578940.ucomist.net/iptv/MB6KGZH26APQGN/1086/index.m3u8" calcext:value-type="string">
            <text:p>#EXTINF:0,Fox 5 WNYWƏƏƏ#EXTGRP:3-USAƏƏƏhttp://53578940.ucomist.net/iptv/MB6KGZH26APQGN/1086/index.m3u8</text:p>
          </table:table-cell>
        </table:table-row>
        <table:table-row table:style-name="ro1">
          <table:table-cell office:value-type="string" calcext:value-type="string">
            <text:p>#EXTINF:0,My9NJ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8/index.m3u8</text:p>
          </table:table-cell>
          <table:table-cell table:formula="of:=CONCATENATE([.A87];&quot;ƏƏƏ&quot;;[.B87];&quot;ƏƏƏ&quot;;[.C87])" office:value-type="string" office:string-value="#EXTINF:0,My9NJƏƏƏ#EXTGRP:3-USAƏƏƏhttp://53578940.ucomist.net/iptv/MB6KGZH26APQGN/1088/index.m3u8" calcext:value-type="string">
            <text:p>#EXTINF:0,My9NJƏƏƏ#EXTGRP:3-USAƏƏƏhttp://53578940.ucomist.net/iptv/MB6KGZH26APQGN/1088/index.m3u8</text:p>
          </table:table-cell>
        </table:table-row>
        <table:table-row table:style-name="ro1">
          <table:table-cell office:value-type="string" calcext:value-type="string">
            <text:p>#EXTINF:0,Live Well Network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89/index.m3u8</text:p>
          </table:table-cell>
          <table:table-cell table:formula="of:=CONCATENATE([.A88];&quot;ƏƏƏ&quot;;[.B88];&quot;ƏƏƏ&quot;;[.C88])" office:value-type="string" office:string-value="#EXTINF:0,Live Well NetworkƏƏƏ#EXTGRP:3-USAƏƏƏhttp://53578940.ucomist.net/iptv/MB6KGZH26APQGN/1089/index.m3u8" calcext:value-type="string">
            <text:p>#EXTINF:0,Live Well NetworkƏƏƏ#EXTGRP:3-USAƏƏƏhttp://53578940.ucomist.net/iptv/MB6KGZH26APQGN/1089/index.m3u8</text:p>
          </table:table-cell>
        </table:table-row>
        <table:table-row table:style-name="ro1">
          <table:table-cell office:value-type="string" calcext:value-type="string">
            <text:p>#EXTINF:0,MOTORTREND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1/index.m3u8</text:p>
          </table:table-cell>
          <table:table-cell table:formula="of:=CONCATENATE([.A89];&quot;ƏƏƏ&quot;;[.B89];&quot;ƏƏƏ&quot;;[.C89])" office:value-type="string" office:string-value="#EXTINF:0,MOTORTRENDƏƏƏ#EXTGRP:3-USAƏƏƏhttp://53578940.ucomist.net/iptv/MB6KGZH26APQGN/1091/index.m3u8" calcext:value-type="string">
            <text:p>#EXTINF:0,MOTORTRENDƏƏƏ#EXTGRP:3-USAƏƏƏhttp://53578940.ucomist.net/iptv/MB6KGZH26APQGN/1091/index.m3u8</text:p>
          </table:table-cell>
        </table:table-row>
        <table:table-row table:style-name="ro1">
          <table:table-cell office:value-type="string" calcext:value-type="string">
            <text:p>#EXTINF:0,BBC America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2/index.m3u8</text:p>
          </table:table-cell>
          <table:table-cell table:formula="of:=CONCATENATE([.A90];&quot;ƏƏƏ&quot;;[.B90];&quot;ƏƏƏ&quot;;[.C90])" office:value-type="string" office:string-value="#EXTINF:0,BBC AmericaƏƏƏ#EXTGRP:3-USAƏƏƏhttp://53578940.ucomist.net/iptv/MB6KGZH26APQGN/1092/index.m3u8" calcext:value-type="string">
            <text:p>#EXTINF:0,BBC AmericaƏƏƏ#EXTGRP:3-USAƏƏƏhttp://53578940.ucomist.net/iptv/MB6KGZH26APQGN/1092/index.m3u8</text:p>
          </table:table-cell>
        </table:table-row>
        <table:table-row table:style-name="ro1">
          <table:table-cell office:value-type="string" calcext:value-type="string">
            <text:p>#EXTINF:0,WPIX-TV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0/index.m3u8</text:p>
          </table:table-cell>
          <table:table-cell table:formula="of:=CONCATENATE([.A91];&quot;ƏƏƏ&quot;;[.B91];&quot;ƏƏƏ&quot;;[.C91])" office:value-type="string" office:string-value="#EXTINF:0,WPIX-TVƏƏƏ#EXTGRP:3-USAƏƏƏhttp://53578940.ucomist.net/iptv/MB6KGZH26APQGN/1090/index.m3u8" calcext:value-type="string">
            <text:p>#EXTINF:0,WPIX-TVƏƏƏ#EXTGRP:3-USAƏƏƏhttp://53578940.ucomist.net/iptv/MB6KGZH26APQGN/1090/index.m3u8</text:p>
          </table:table-cell>
        </table:table-row>
        <table:table-row table:style-name="ro1">
          <table:table-cell office:value-type="string" calcext:value-type="string">
            <text:p>#EXTINF:0,THIRTEEN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3/index.m3u8</text:p>
          </table:table-cell>
          <table:table-cell table:formula="of:=CONCATENATE([.A92];&quot;ƏƏƏ&quot;;[.B92];&quot;ƏƏƏ&quot;;[.C92])" office:value-type="string" office:string-value="#EXTINF:0,THIRTEENƏƏƏ#EXTGRP:3-USAƏƏƏhttp://53578940.ucomist.net/iptv/MB6KGZH26APQGN/1093/index.m3u8" calcext:value-type="string">
            <text:p>#EXTINF:0,THIRTEENƏƏƏ#EXTGRP:3-USAƏƏƏhttp://53578940.ucomist.net/iptv/MB6KGZH26APQGN/1093/index.m3u8</text:p>
          </table:table-cell>
        </table:table-row>
        <table:table-row table:style-name="ro1">
          <table:table-cell office:value-type="string" calcext:value-type="string">
            <text:p>#EXTINF:0,WLIW21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4/index.m3u8</text:p>
          </table:table-cell>
          <table:table-cell table:formula="of:=CONCATENATE([.A93];&quot;ƏƏƏ&quot;;[.B93];&quot;ƏƏƏ&quot;;[.C93])" office:value-type="string" office:string-value="#EXTINF:0,WLIW21ƏƏƏ#EXTGRP:3-USAƏƏƏhttp://53578940.ucomist.net/iptv/MB6KGZH26APQGN/1094/index.m3u8" calcext:value-type="string">
            <text:p>#EXTINF:0,WLIW21ƏƏƏ#EXTGRP:3-USAƏƏƏhttp://53578940.ucomist.net/iptv/MB6KGZH26APQGN/1094/index.m3u8</text:p>
          </table:table-cell>
        </table:table-row>
        <table:table-row table:style-name="ro1">
          <table:table-cell office:value-type="string" calcext:value-type="string">
            <text:p>#EXTINF:0,NJTV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5/index.m3u8</text:p>
          </table:table-cell>
          <table:table-cell table:formula="of:=CONCATENATE([.A94];&quot;ƏƏƏ&quot;;[.B94];&quot;ƏƏƏ&quot;;[.C94])" office:value-type="string" office:string-value="#EXTINF:0,NJTVƏƏƏ#EXTGRP:3-USAƏƏƏhttp://53578940.ucomist.net/iptv/MB6KGZH26APQGN/1095/index.m3u8" calcext:value-type="string">
            <text:p>#EXTINF:0,NJTVƏƏƏ#EXTGRP:3-USAƏƏƏhttp://53578940.ucomist.net/iptv/MB6KGZH26APQGN/1095/index.m3u8</text:p>
          </table:table-cell>
        </table:table-row>
        <table:table-row table:style-name="ro1">
          <table:table-cell office:value-type="string" calcext:value-type="string">
            <text:p>#EXTINF:0,MeTV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6/index.m3u8</text:p>
          </table:table-cell>
          <table:table-cell table:formula="of:=CONCATENATE([.A95];&quot;ƏƏƏ&quot;;[.B95];&quot;ƏƏƏ&quot;;[.C95])" office:value-type="string" office:string-value="#EXTINF:0,MeTVƏƏƏ#EXTGRP:3-USAƏƏƏhttp://53578940.ucomist.net/iptv/MB6KGZH26APQGN/1096/index.m3u8" calcext:value-type="string">
            <text:p>#EXTINF:0,MeTVƏƏƏ#EXTGRP:3-USAƏƏƏhttp://53578940.ucomist.net/iptv/MB6KGZH26APQGN/1096/index.m3u8</text:p>
          </table:table-cell>
        </table:table-row>
        <table:table-row table:style-name="ro1">
          <table:table-cell office:value-type="string" calcext:value-type="string">
            <text:p>#EXTINF:0,SBN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7/index.m3u8</text:p>
          </table:table-cell>
          <table:table-cell table:formula="of:=CONCATENATE([.A96];&quot;ƏƏƏ&quot;;[.B96];&quot;ƏƏƏ&quot;;[.C96])" office:value-type="string" office:string-value="#EXTINF:0,SBNƏƏƏ#EXTGRP:3-USAƏƏƏhttp://53578940.ucomist.net/iptv/MB6KGZH26APQGN/1097/index.m3u8" calcext:value-type="string">
            <text:p>#EXTINF:0,SBNƏƏƏ#EXTGRP:3-USAƏƏƏhttp://53578940.ucomist.net/iptv/MB6KGZH26APQGN/1097/index.m3u8</text:p>
          </table:table-cell>
        </table:table-row>
        <table:table-row table:style-name="ro1">
          <table:table-cell office:value-type="string" calcext:value-type="string">
            <text:p>#EXTINF:0,WMBC Digital Television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8/index.m3u8</text:p>
          </table:table-cell>
          <table:table-cell table:formula="of:=CONCATENATE([.A97];&quot;ƏƏƏ&quot;;[.B97];&quot;ƏƏƏ&quot;;[.C97])" office:value-type="string" office:string-value="#EXTINF:0,WMBC Digital TelevisionƏƏƏ#EXTGRP:3-USAƏƏƏhttp://53578940.ucomist.net/iptv/MB6KGZH26APQGN/1098/index.m3u8" calcext:value-type="string">
            <text:p>#EXTINF:0,WMBC Digital TelevisionƏƏƏ#EXTGRP:3-USAƏƏƏhttp://53578940.ucomist.net/iptv/MB6KGZH26APQGN/1098/index.m3u8</text:p>
          </table:table-cell>
        </table:table-row>
        <table:table-row table:style-name="ro1">
          <table:table-cell office:value-type="string" calcext:value-type="string">
            <text:p>#EXTINF:0,Univision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099/index.m3u8</text:p>
          </table:table-cell>
          <table:table-cell table:formula="of:=CONCATENATE([.A98];&quot;ƏƏƏ&quot;;[.B98];&quot;ƏƏƏ&quot;;[.C98])" office:value-type="string" office:string-value="#EXTINF:0,UnivisionƏƏƏ#EXTGRP:3-USAƏƏƏhttp://53578940.ucomist.net/iptv/MB6KGZH26APQGN/1099/index.m3u8" calcext:value-type="string">
            <text:p>#EXTINF:0,UnivisionƏƏƏ#EXTGRP:3-USAƏƏƏhttp://53578940.ucomist.net/iptv/MB6KGZH26APQGN/1099/index.m3u8</text:p>
          </table:table-cell>
        </table:table-row>
        <table:table-row table:style-name="ro1">
          <table:table-cell office:value-type="string" calcext:value-type="string">
            <text:p>#EXTINF:0,UniMÁS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100/index.m3u8</text:p>
          </table:table-cell>
          <table:table-cell table:formula="of:=CONCATENATE([.A99];&quot;ƏƏƏ&quot;;[.B99];&quot;ƏƏƏ&quot;;[.C99])" office:value-type="string" office:string-value="#EXTINF:0,UniMÁSƏƏƏ#EXTGRP:3-USAƏƏƏhttp://53578940.ucomist.net/iptv/MB6KGZH26APQGN/1100/index.m3u8" calcext:value-type="string">
            <text:p>#EXTINF:0,UniMÁSƏƏƏ#EXTGRP:3-USAƏƏƏhttp://53578940.ucomist.net/iptv/MB6KGZH26APQGN/1100/index.m3u8</text:p>
          </table:table-cell>
        </table:table-row>
        <table:table-row table:style-name="ro1">
          <table:table-cell office:value-type="string" calcext:value-type="string">
            <text:p>#EXTINF:0,USA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101/index.m3u8</text:p>
          </table:table-cell>
          <table:table-cell table:formula="of:=CONCATENATE([.A100];&quot;ƏƏƏ&quot;;[.B100];&quot;ƏƏƏ&quot;;[.C100])" office:value-type="string" office:string-value="#EXTINF:0,USAƏƏƏ#EXTGRP:3-USAƏƏƏhttp://53578940.ucomist.net/iptv/MB6KGZH26APQGN/1101/index.m3u8" calcext:value-type="string">
            <text:p>#EXTINF:0,USAƏƏƏ#EXTGRP:3-USAƏƏƏhttp://53578940.ucomist.net/iptv/MB6KGZH26APQGN/1101/index.m3u8</text:p>
          </table:table-cell>
        </table:table-row>
        <table:table-row table:style-name="ro1">
          <table:table-cell office:value-type="string" calcext:value-type="string">
            <text:p>#EXTINF:0,TNT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102/index.m3u8</text:p>
          </table:table-cell>
          <table:table-cell table:formula="of:=CONCATENATE([.A101];&quot;ƏƏƏ&quot;;[.B101];&quot;ƏƏƏ&quot;;[.C101])" office:value-type="string" office:string-value="#EXTINF:0,TNTƏƏƏ#EXTGRP:3-USAƏƏƏhttp://53578940.ucomist.net/iptv/MB6KGZH26APQGN/1102/index.m3u8" calcext:value-type="string">
            <text:p>#EXTINF:0,TNTƏƏƏ#EXTGRP:3-USAƏƏƏhttp://53578940.ucomist.net/iptv/MB6KGZH26APQGN/1102/index.m3u8</text:p>
          </table:table-cell>
        </table:table-row>
        <table:table-row table:style-name="ro1">
          <table:table-cell office:value-type="string" calcext:value-type="string">
            <text:p>#EXTINF:0,TBS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103/index.m3u8</text:p>
          </table:table-cell>
          <table:table-cell table:formula="of:=CONCATENATE([.A102];&quot;ƏƏƏ&quot;;[.B102];&quot;ƏƏƏ&quot;;[.C102])" office:value-type="string" office:string-value="#EXTINF:0,TBSƏƏƏ#EXTGRP:3-USAƏƏƏhttp://53578940.ucomist.net/iptv/MB6KGZH26APQGN/1103/index.m3u8" calcext:value-type="string">
            <text:p>#EXTINF:0,TBSƏƏƏ#EXTGRP:3-USAƏƏƏhttp://53578940.ucomist.net/iptv/MB6KGZH26APQGN/1103/index.m3u8</text:p>
          </table:table-cell>
        </table:table-row>
        <table:table-row table:style-name="ro1">
          <table:table-cell office:value-type="string" calcext:value-type="string">
            <text:p>#EXTINF:0,TLC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105/index.m3u8</text:p>
          </table:table-cell>
          <table:table-cell table:formula="of:=CONCATENATE([.A103];&quot;ƏƏƏ&quot;;[.B103];&quot;ƏƏƏ&quot;;[.C103])" office:value-type="string" office:string-value="#EXTINF:0,TLCƏƏƏ#EXTGRP:3-USAƏƏƏhttp://53578940.ucomist.net/iptv/MB6KGZH26APQGN/1105/index.m3u8" calcext:value-type="string">
            <text:p>#EXTINF:0,TLCƏƏƏ#EXTGRP:3-USAƏƏƏhttp://53578940.ucomist.net/iptv/MB6KGZH26APQGN/1105/index.m3u8</text:p>
          </table:table-cell>
        </table:table-row>
        <table:table-row table:style-name="ro1">
          <table:table-cell office:value-type="string" calcext:value-type="string">
            <text:p>#EXTINF:0,FXM en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106/index.m3u8</text:p>
          </table:table-cell>
          <table:table-cell table:formula="of:=CONCATENATE([.A104];&quot;ƏƏƏ&quot;;[.B104];&quot;ƏƏƏ&quot;;[.C104])" office:value-type="string" office:string-value="#EXTINF:0,FXM enƏƏƏ#EXTGRP:3-USAƏƏƏhttp://53578940.ucomist.net/iptv/MB6KGZH26APQGN/1106/index.m3u8" calcext:value-type="string">
            <text:p>#EXTINF:0,FXM enƏƏƏ#EXTGRP:3-USAƏƏƏhttp://53578940.ucomist.net/iptv/MB6KGZH26APQGN/1106/index.m3u8</text:p>
          </table:table-cell>
        </table:table-row>
        <table:table-row table:style-name="ro1">
          <table:table-cell office:value-type="string" calcext:value-type="string">
            <text:p>#EXTINF:0,A&amp;E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1108/index.m3u8</text:p>
          </table:table-cell>
          <table:table-cell table:formula="of:=CONCATENATE([.A105];&quot;ƏƏƏ&quot;;[.B105];&quot;ƏƏƏ&quot;;[.C105])" office:value-type="string" office:string-value="#EXTINF:0,A&amp;EƏƏƏ#EXTGRP:3-USAƏƏƏhttp://53578940.ucomist.net/iptv/MB6KGZH26APQGN/1108/index.m3u8" calcext:value-type="string">
            <text:p>#EXTINF:0,A&amp;EƏƏƏ#EXTGRP:3-USAƏƏƏhttp://53578940.ucomist.net/iptv/MB6KGZH26APQGN/1108/index.m3u8</text:p>
          </table:table-cell>
        </table:table-row>
        <table:table-row table:style-name="ro1">
          <table:table-cell office:value-type="string" calcext:value-type="string">
            <text:p>#EXTINF:0,NHL Network US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7225/index.m3u8</text:p>
          </table:table-cell>
          <table:table-cell table:formula="of:=CONCATENATE([.A106];&quot;ƏƏƏ&quot;;[.B106];&quot;ƏƏƏ&quot;;[.C106])" office:value-type="string" office:string-value="#EXTINF:0,NHL Network USƏƏƏ#EXTGRP:3-USAƏƏƏhttp://53578940.ucomist.net/iptv/MB6KGZH26APQGN/7225/index.m3u8" calcext:value-type="string">
            <text:p>#EXTINF:0,NHL Network USƏƏƏ#EXTGRP:3-USAƏƏƏhttp://53578940.ucomist.net/iptv/MB6KGZH26APQGN/7225/index.m3u8</text:p>
          </table:table-cell>
        </table:table-row>
        <table:table-row table:style-name="ro1">
          <table:table-cell office:value-type="string" calcext:value-type="string">
            <text:p>#EXTINF:0,NBA TV HD US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7226/index.m3u8</text:p>
          </table:table-cell>
          <table:table-cell table:formula="of:=CONCATENATE([.A107];&quot;ƏƏƏ&quot;;[.B107];&quot;ƏƏƏ&quot;;[.C107])" office:value-type="string" office:string-value="#EXTINF:0,NBA TV HD USƏƏƏ#EXTGRP:3-USAƏƏƏhttp://53578940.ucomist.net/iptv/MB6KGZH26APQGN/7226/index.m3u8" calcext:value-type="string">
            <text:p>#EXTINF:0,NBA TV HD USƏƏƏ#EXTGRP:3-USAƏƏƏhttp://53578940.ucomist.net/iptv/MB6KGZH26APQGN/7226/index.m3u8</text:p>
          </table:table-cell>
        </table:table-row>
        <table:table-row table:style-name="ro1">
          <table:table-cell office:value-type="string" calcext:value-type="string">
            <text:p>#EXTINF:0,MSG US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7325/index.m3u8</text:p>
          </table:table-cell>
          <table:table-cell table:formula="of:=CONCATENATE([.A108];&quot;ƏƏƏ&quot;;[.B108];&quot;ƏƏƏ&quot;;[.C108])" office:value-type="string" office:string-value="#EXTINF:0,MSG USƏƏƏ#EXTGRP:3-USAƏƏƏhttp://53578940.ucomist.net/iptv/MB6KGZH26APQGN/7325/index.m3u8" calcext:value-type="string">
            <text:p>#EXTINF:0,MSG USƏƏƏ#EXTGRP:3-USAƏƏƏhttp://53578940.ucomist.net/iptv/MB6KGZH26APQGN/7325/index.m3u8</text:p>
          </table:table-cell>
        </table:table-row>
        <table:table-row table:style-name="ro1">
          <table:table-cell office:value-type="string" calcext:value-type="string">
            <text:p>#EXTINF:0,MSG 2 US</text:p>
          </table:table-cell>
          <table:table-cell office:value-type="string" calcext:value-type="string">
            <text:p>#EXTGRP:3-USA</text:p>
          </table:table-cell>
          <table:table-cell office:value-type="string" calcext:value-type="string">
            <text:p>http://53578940.ucomist.net/iptv/MB6KGZH26APQGN/7326/index.m3u8</text:p>
          </table:table-cell>
          <table:table-cell table:formula="of:=CONCATENATE([.A109];&quot;ƏƏƏ&quot;;[.B109];&quot;ƏƏƏ&quot;;[.C109])" office:value-type="string" office:string-value="#EXTINF:0,MSG 2 USƏƏƏ#EXTGRP:3-USAƏƏƏhttp://53578940.ucomist.net/iptv/MB6KGZH26APQGN/7326/index.m3u8" calcext:value-type="string">
            <text:p>#EXTINF:0,MSG 2 USƏƏƏ#EXTGRP:3-USAƏƏƏhttp://53578940.ucomist.net/iptv/MB6KGZH26APQGN/7326/index.m3u8</text:p>
          </table:table-cell>
        </table:table-row>
        <table:table-row table:style-name="ro1">
          <table:table-cell office:value-type="string" calcext:value-type="string">
            <text:p>#EXTINF:0,TV 1000 Русское 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01/index.m3u8</text:p>
          </table:table-cell>
          <table:table-cell table:formula="of:=CONCATENATE([.A110];&quot;ƏƏƏ&quot;;[.B110];&quot;ƏƏƏ&quot;;[.C110])" office:value-type="string" office:string-value="#EXTINF:0,TV 1000 Русское киноƏƏƏ#EXTGRP:КиноƏƏƏhttp://53578940.ucomist.net/iptv/MB6KGZH26APQGN/101/index.m3u8" calcext:value-type="string">
            <text:p>#EXTINF:0,TV 1000 Русское киноƏƏƏ#EXTGRP:КиноƏƏƏhttp://53578940.ucomist.net/iptv/MB6KGZH26APQGN/101/index.m3u8</text:p>
          </table:table-cell>
        </table:table-row>
        <table:table-row table:style-name="ro1">
          <table:table-cell office:value-type="string" calcext:value-type="string">
            <text:p>#EXTINF:0,Ностальгия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02/index.m3u8</text:p>
          </table:table-cell>
          <table:table-cell table:formula="of:=CONCATENATE([.A111];&quot;ƏƏƏ&quot;;[.B111];&quot;ƏƏƏ&quot;;[.C111])" office:value-type="string" office:string-value="#EXTINF:0,НостальгияƏƏƏ#EXTGRP:КиноƏƏƏhttp://53578940.ucomist.net/iptv/MB6KGZH26APQGN/102/index.m3u8" calcext:value-type="string">
            <text:p>#EXTINF:0,НостальгияƏƏƏ#EXTGRP:КиноƏƏƏhttp://53578940.ucomist.net/iptv/MB6KGZH26APQGN/102/index.m3u8</text:p>
          </table:table-cell>
        </table:table-row>
        <table:table-row table:style-name="ro1">
          <table:table-cell office:value-type="string" calcext:value-type="string">
            <text:p>#EXTINF:0,СТС Lov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03/index.m3u8</text:p>
          </table:table-cell>
          <table:table-cell table:formula="of:=CONCATENATE([.A112];&quot;ƏƏƏ&quot;;[.B112];&quot;ƏƏƏ&quot;;[.C112])" office:value-type="string" office:string-value="#EXTINF:0,СТС LoveƏƏƏ#EXTGRP:КиноƏƏƏhttp://53578940.ucomist.net/iptv/MB6KGZH26APQGN/103/index.m3u8" calcext:value-type="string">
            <text:p>#EXTINF:0,СТС LoveƏƏƏ#EXTGRP:КиноƏƏƏhttp://53578940.ucomist.net/iptv/MB6KGZH26APQGN/103/index.m3u8</text:p>
          </table:table-cell>
        </table:table-row>
        <table:table-row table:style-name="ro1">
          <table:table-cell office:value-type="string" calcext:value-type="string">
            <text:p>#EXTINF:0,.sci-fi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10/index.m3u8</text:p>
          </table:table-cell>
          <table:table-cell table:formula="of:=CONCATENATE([.A113];&quot;ƏƏƏ&quot;;[.B113];&quot;ƏƏƏ&quot;;[.C113])" office:value-type="string" office:string-value="#EXTINF:0,.sci-fiƏƏƏ#EXTGRP:КиноƏƏƏhttp://53578940.ucomist.net/iptv/MB6KGZH26APQGN/110/index.m3u8" calcext:value-type="string">
            <text:p>#EXTINF:0,.sci-fiƏƏƏ#EXTGRP:КиноƏƏƏhttp://53578940.ucomist.net/iptv/MB6KGZH26APQGN/110/index.m3u8</text:p>
          </table:table-cell>
        </table:table-row>
        <table:table-row table:style-name="ro1">
          <table:table-cell office:value-type="string" calcext:value-type="string">
            <text:p>#EXTINF:0,КИНОМИКС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09/index.m3u8</text:p>
          </table:table-cell>
          <table:table-cell table:formula="of:=CONCATENATE([.A114];&quot;ƏƏƏ&quot;;[.B114];&quot;ƏƏƏ&quot;;[.C114])" office:value-type="string" office:string-value="#EXTINF:0,КИНОМИКСƏƏƏ#EXTGRP:КиноƏƏƏhttp://53578940.ucomist.net/iptv/MB6KGZH26APQGN/509/index.m3u8" calcext:value-type="string">
            <text:p>#EXTINF:0,КИНОМИКСƏƏƏ#EXTGRP:КиноƏƏƏhttp://53578940.ucomist.net/iptv/MB6KGZH26APQGN/509/index.m3u8</text:p>
          </table:table-cell>
        </table:table-row>
        <table:table-row table:style-name="ro1">
          <table:table-cell office:value-type="string" calcext:value-type="string">
            <text:p>#EXTINF:0,КИНОСЕМЬЯ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25/index.m3u8</text:p>
          </table:table-cell>
          <table:table-cell table:formula="of:=CONCATENATE([.A115];&quot;ƏƏƏ&quot;;[.B115];&quot;ƏƏƏ&quot;;[.C115])" office:value-type="string" office:string-value="#EXTINF:0,КИНОСЕМЬЯƏƏƏ#EXTGRP:КиноƏƏƏhttp://53578940.ucomist.net/iptv/MB6KGZH26APQGN/125/index.m3u8" calcext:value-type="string">
            <text:p>#EXTINF:0,КИНОСЕМЬЯƏƏƏ#EXTGRP:КиноƏƏƏhttp://53578940.ucomist.net/iptv/MB6KGZH26APQGN/125/index.m3u8</text:p>
          </table:table-cell>
        </table:table-row>
        <table:table-row table:style-name="ro1">
          <table:table-cell office:value-type="string" calcext:value-type="string">
            <text:p>#EXTINF:0,РОДНОЕ 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26/index.m3u8</text:p>
          </table:table-cell>
          <table:table-cell table:formula="of:=CONCATENATE([.A116];&quot;ƏƏƏ&quot;;[.B116];&quot;ƏƏƏ&quot;;[.C116])" office:value-type="string" office:string-value="#EXTINF:0,РОДНОЕ КИНОƏƏƏ#EXTGRP:КиноƏƏƏhttp://53578940.ucomist.net/iptv/MB6KGZH26APQGN/126/index.m3u8" calcext:value-type="string">
            <text:p>#EXTINF:0,РОДНОЕ КИНОƏƏƏ#EXTGRP:КиноƏƏƏhttp://53578940.ucomist.net/iptv/MB6KGZH26APQGN/126/index.m3u8</text:p>
          </table:table-cell>
        </table:table-row>
        <table:table-row table:style-name="ro1">
          <table:table-cell office:value-type="string" calcext:value-type="string">
            <text:p>#EXTINF:0,TV 1000 Action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31/index.m3u8</text:p>
          </table:table-cell>
          <table:table-cell table:formula="of:=CONCATENATE([.A117];&quot;ƏƏƏ&quot;;[.B117];&quot;ƏƏƏ&quot;;[.C117])" office:value-type="string" office:string-value="#EXTINF:0,TV 1000 ActionƏƏƏ#EXTGRP:КиноƏƏƏhttp://53578940.ucomist.net/iptv/MB6KGZH26APQGN/131/index.m3u8" calcext:value-type="string">
            <text:p>#EXTINF:0,TV 1000 ActionƏƏƏ#EXTGRP:КиноƏƏƏhttp://53578940.ucomist.net/iptv/MB6KGZH26APQGN/131/index.m3u8</text:p>
          </table:table-cell>
        </table:table-row>
        <table:table-row table:style-name="ro1">
          <table:table-cell office:value-type="string" calcext:value-type="string">
            <text:p>#EXTINF:0,Кинохит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16/index.m3u8</text:p>
          </table:table-cell>
          <table:table-cell table:formula="of:=CONCATENATE([.A118];&quot;ƏƏƏ&quot;;[.B118];&quot;ƏƏƏ&quot;;[.C118])" office:value-type="string" office:string-value="#EXTINF:0,КинохитƏƏƏ#EXTGRP:КиноƏƏƏhttp://53578940.ucomist.net/iptv/MB6KGZH26APQGN/516/index.m3u8" calcext:value-type="string">
            <text:p>#EXTINF:0,КинохитƏƏƏ#EXTGRP:КиноƏƏƏhttp://53578940.ucomist.net/iptv/MB6KGZH26APQGN/516/index.m3u8</text:p>
          </table:table-cell>
        </table:table-row>
        <table:table-row table:style-name="ro1">
          <table:table-cell office:value-type="string" calcext:value-type="string">
            <text:p>#EXTINF:0,Amedia 2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10/index.m3u8</text:p>
          </table:table-cell>
          <table:table-cell table:formula="of:=CONCATENATE([.A119];&quot;ƏƏƏ&quot;;[.B119];&quot;ƏƏƏ&quot;;[.C119])" office:value-type="string" office:string-value="#EXTINF:0,Amedia 2ƏƏƏ#EXTGRP:КиноƏƏƏhttp://53578940.ucomist.net/iptv/MB6KGZH26APQGN/510/index.m3u8" calcext:value-type="string">
            <text:p>#EXTINF:0,Amedia 2ƏƏƏ#EXTGRP:КиноƏƏƏhttp://53578940.ucomist.net/iptv/MB6KGZH26APQGN/510/index.m3u8</text:p>
          </table:table-cell>
        </table:table-row>
        <table:table-row table:style-name="ro1">
          <table:table-cell office:value-type="string" calcext:value-type="string">
            <text:p>#EXTINF:0,Наше новое 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17/index.m3u8</text:p>
          </table:table-cell>
          <table:table-cell table:formula="of:=CONCATENATE([.A120];&quot;ƏƏƏ&quot;;[.B120];&quot;ƏƏƏ&quot;;[.C120])" office:value-type="string" office:string-value="#EXTINF:0,Наше новое киноƏƏƏ#EXTGRP:КиноƏƏƏhttp://53578940.ucomist.net/iptv/MB6KGZH26APQGN/517/index.m3u8" calcext:value-type="string">
            <text:p>#EXTINF:0,Наше новое киноƏƏƏ#EXTGRP:КиноƏƏƏhttp://53578940.ucomist.net/iptv/MB6KGZH26APQGN/517/index.m3u8</text:p>
          </table:table-cell>
        </table:table-row>
        <table:table-row table:style-name="ro1">
          <table:table-cell office:value-type="string" calcext:value-type="string">
            <text:p>#EXTINF:0,TV XXI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25/index.m3u8</text:p>
          </table:table-cell>
          <table:table-cell table:formula="of:=CONCATENATE([.A121];&quot;ƏƏƏ&quot;;[.B121];&quot;ƏƏƏ&quot;;[.C121])" office:value-type="string" office:string-value="#EXTINF:0,TV XXIƏƏƏ#EXTGRP:КиноƏƏƏhttp://53578940.ucomist.net/iptv/MB6KGZH26APQGN/525/index.m3u8" calcext:value-type="string">
            <text:p>#EXTINF:0,TV XXIƏƏƏ#EXTGRP:КиноƏƏƏhttp://53578940.ucomist.net/iptv/MB6KGZH26APQGN/525/index.m3u8</text:p>
          </table:table-cell>
        </table:table-row>
        <table:table-row table:style-name="ro1">
          <table:table-cell office:value-type="string" calcext:value-type="string">
            <text:p>#EXTINF:0,КИНОКОМЕДИЯ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45/index.m3u8</text:p>
          </table:table-cell>
          <table:table-cell table:formula="of:=CONCATENATE([.A122];&quot;ƏƏƏ&quot;;[.B122];&quot;ƏƏƏ&quot;;[.C122])" office:value-type="string" office:string-value="#EXTINF:0,КИНОКОМЕДИЯƏƏƏ#EXTGRP:КиноƏƏƏhttp://53578940.ucomist.net/iptv/MB6KGZH26APQGN/145/index.m3u8" calcext:value-type="string">
            <text:p>#EXTINF:0,КИНОКОМЕДИЯƏƏƏ#EXTGRP:КиноƏƏƏhttp://53578940.ucomist.net/iptv/MB6KGZH26APQGN/145/index.m3u8</text:p>
          </table:table-cell>
        </table:table-row>
        <table:table-row table:style-name="ro1">
          <table:table-cell office:value-type="string" calcext:value-type="string">
            <text:p>#EXTINF:0,ИНДИЙСКОЕ 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46/index.m3u8</text:p>
          </table:table-cell>
          <table:table-cell table:formula="of:=CONCATENATE([.A123];&quot;ƏƏƏ&quot;;[.B123];&quot;ƏƏƏ&quot;;[.C123])" office:value-type="string" office:string-value="#EXTINF:0,ИНДИЙСКОЕ КИНОƏƏƏ#EXTGRP:КиноƏƏƏhttp://53578940.ucomist.net/iptv/MB6KGZH26APQGN/146/index.m3u8" calcext:value-type="string">
            <text:p>#EXTINF:0,ИНДИЙСКОЕ КИНОƏƏƏ#EXTGRP:КиноƏƏƏhttp://53578940.ucomist.net/iptv/MB6KGZH26APQGN/146/index.m3u8</text:p>
          </table:table-cell>
        </table:table-row>
        <table:table-row table:style-name="ro1">
          <table:table-cell office:value-type="string" calcext:value-type="string">
            <text:p>#EXTINF:0,КИНОСЕРИЯ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48/index.m3u8</text:p>
          </table:table-cell>
          <table:table-cell table:formula="of:=CONCATENATE([.A124];&quot;ƏƏƏ&quot;;[.B124];&quot;ƏƏƏ&quot;;[.C124])" office:value-type="string" office:string-value="#EXTINF:0,КИНОСЕРИЯƏƏƏ#EXTGRP:КиноƏƏƏhttp://53578940.ucomist.net/iptv/MB6KGZH26APQGN/148/index.m3u8" calcext:value-type="string">
            <text:p>#EXTINF:0,КИНОСЕРИЯƏƏƏ#EXTGRP:КиноƏƏƏhttp://53578940.ucomist.net/iptv/MB6KGZH26APQGN/148/index.m3u8</text:p>
          </table:table-cell>
        </table:table-row>
        <table:table-row table:style-name="ro1">
          <table:table-cell office:value-type="string" calcext:value-type="string">
            <text:p>#EXTINF:0,Русский Иллюзион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47/index.m3u8</text:p>
          </table:table-cell>
          <table:table-cell table:formula="of:=CONCATENATE([.A125];&quot;ƏƏƏ&quot;;[.B125];&quot;ƏƏƏ&quot;;[.C125])" office:value-type="string" office:string-value="#EXTINF:0,Русский ИллюзионƏƏƏ#EXTGRP:КиноƏƏƏhttp://53578940.ucomist.net/iptv/MB6KGZH26APQGN/547/index.m3u8" calcext:value-type="string">
            <text:p>#EXTINF:0,Русский ИллюзионƏƏƏ#EXTGRP:КиноƏƏƏhttp://53578940.ucomist.net/iptv/MB6KGZH26APQGN/547/index.m3u8</text:p>
          </table:table-cell>
        </table:table-row>
        <table:table-row table:style-name="ro1">
          <table:table-cell office:value-type="string" calcext:value-type="string">
            <text:p>#EXTINF:0,Евро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49/index.m3u8</text:p>
          </table:table-cell>
          <table:table-cell table:formula="of:=CONCATENATE([.A126];&quot;ƏƏƏ&quot;;[.B126];&quot;ƏƏƏ&quot;;[.C126])" office:value-type="string" office:string-value="#EXTINF:0,ЕврокиноƏƏƏ#EXTGRP:КиноƏƏƏhttp://53578940.ucomist.net/iptv/MB6KGZH26APQGN/549/index.m3u8" calcext:value-type="string">
            <text:p>#EXTINF:0,ЕврокиноƏƏƏ#EXTGRP:КиноƏƏƏhttp://53578940.ucomist.net/iptv/MB6KGZH26APQGN/549/index.m3u8</text:p>
          </table:table-cell>
        </table:table-row>
        <table:table-row table:style-name="ro1">
          <table:table-cell office:value-type="string" calcext:value-type="string">
            <text:p>#EXTINF:0,Fox Russia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50/index.m3u8</text:p>
          </table:table-cell>
          <table:table-cell table:formula="of:=CONCATENATE([.A127];&quot;ƏƏƏ&quot;;[.B127];&quot;ƏƏƏ&quot;;[.C127])" office:value-type="string" office:string-value="#EXTINF:0,Fox RussiaƏƏƏ#EXTGRP:КиноƏƏƏhttp://53578940.ucomist.net/iptv/MB6KGZH26APQGN/550/index.m3u8" calcext:value-type="string">
            <text:p>#EXTINF:0,Fox RussiaƏƏƏ#EXTGRP:КиноƏƏƏhttp://53578940.ucomist.net/iptv/MB6KGZH26APQGN/550/index.m3u8</text:p>
          </table:table-cell>
        </table:table-row>
        <table:table-row table:style-name="ro1">
          <table:table-cell office:value-type="string" calcext:value-type="string">
            <text:p>#EXTINF:0,Fox Lif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53/index.m3u8</text:p>
          </table:table-cell>
          <table:table-cell table:formula="of:=CONCATENATE([.A128];&quot;ƏƏƏ&quot;;[.B128];&quot;ƏƏƏ&quot;;[.C128])" office:value-type="string" office:string-value="#EXTINF:0,Fox LifeƏƏƏ#EXTGRP:КиноƏƏƏhttp://53578940.ucomist.net/iptv/MB6KGZH26APQGN/553/index.m3u8" calcext:value-type="string">
            <text:p>#EXTINF:0,Fox LifeƏƏƏ#EXTGRP:КиноƏƏƏhttp://53578940.ucomist.net/iptv/MB6KGZH26APQGN/553/index.m3u8</text:p>
          </table:table-cell>
        </table:table-row>
        <table:table-row table:style-name="ro1">
          <table:table-cell office:value-type="string" calcext:value-type="string">
            <text:p>#EXTINF:0,Дом 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54/index.m3u8</text:p>
          </table:table-cell>
          <table:table-cell table:formula="of:=CONCATENATE([.A129];&quot;ƏƏƏ&quot;;[.B129];&quot;ƏƏƏ&quot;;[.C129])" office:value-type="string" office:string-value="#EXTINF:0,Дом КиноƏƏƏ#EXTGRP:КиноƏƏƏhttp://53578940.ucomist.net/iptv/MB6KGZH26APQGN/154/index.m3u8" calcext:value-type="string">
            <text:p>#EXTINF:0,Дом КиноƏƏƏ#EXTGRP:КиноƏƏƏhttp://53578940.ucomist.net/iptv/MB6KGZH26APQGN/154/index.m3u8</text:p>
          </table:table-cell>
        </table:table-row>
        <table:table-row table:style-name="ro1">
          <table:table-cell office:value-type="string" calcext:value-type="string">
            <text:p>#EXTINF:0,Amedia 1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54/index.m3u8</text:p>
          </table:table-cell>
          <table:table-cell table:formula="of:=CONCATENATE([.A130];&quot;ƏƏƏ&quot;;[.B130];&quot;ƏƏƏ&quot;;[.C130])" office:value-type="string" office:string-value="#EXTINF:0,Amedia 1ƏƏƏ#EXTGRP:КиноƏƏƏhttp://53578940.ucomist.net/iptv/MB6KGZH26APQGN/554/index.m3u8" calcext:value-type="string">
            <text:p>#EXTINF:0,Amedia 1ƏƏƏ#EXTGRP:КиноƏƏƏhttp://53578940.ucomist.net/iptv/MB6KGZH26APQGN/554/index.m3u8</text:p>
          </table:table-cell>
        </table:table-row>
        <table:table-row table:style-name="ro1">
          <table:table-cell office:value-type="string" calcext:value-type="string">
            <text:p>#EXTINF:0,Amedia Premium HD (SD)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55/index.m3u8</text:p>
          </table:table-cell>
          <table:table-cell table:formula="of:=CONCATENATE([.A131];&quot;ƏƏƏ&quot;;[.B131];&quot;ƏƏƏ&quot;;[.C131])" office:value-type="string" office:string-value="#EXTINF:0,Amedia Premium HD (SD)ƏƏƏ#EXTGRP:КиноƏƏƏhttp://53578940.ucomist.net/iptv/MB6KGZH26APQGN/555/index.m3u8" calcext:value-type="string">
            <text:p>#EXTINF:0,Amedia Premium HD (SD)ƏƏƏ#EXTGRP:КиноƏƏƏhttp://53578940.ucomist.net/iptv/MB6KGZH26APQGN/555/index.m3u8</text:p>
          </table:table-cell>
        </table:table-row>
        <table:table-row table:style-name="ro1">
          <table:table-cell office:value-type="string" calcext:value-type="string">
            <text:p>#EXTINF:0,AMEDIA HIT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56/index.m3u8</text:p>
          </table:table-cell>
          <table:table-cell table:formula="of:=CONCATENATE([.A132];&quot;ƏƏƏ&quot;;[.B132];&quot;ƏƏƏ&quot;;[.C132])" office:value-type="string" office:string-value="#EXTINF:0,AMEDIA HITƏƏƏ#EXTGRP:КиноƏƏƏhttp://53578940.ucomist.net/iptv/MB6KGZH26APQGN/556/index.m3u8" calcext:value-type="string">
            <text:p>#EXTINF:0,AMEDIA HITƏƏƏ#EXTGRP:КиноƏƏƏhttp://53578940.ucomist.net/iptv/MB6KGZH26APQGN/556/index.m3u8</text:p>
          </table:table-cell>
        </table:table-row>
        <table:table-row table:style-name="ro1">
          <table:table-cell office:value-type="string" calcext:value-type="string">
            <text:p>#EXTINF:0,TV 1000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32/index.m3u8</text:p>
          </table:table-cell>
          <table:table-cell table:formula="of:=CONCATENATE([.A133];&quot;ƏƏƏ&quot;;[.B133];&quot;ƏƏƏ&quot;;[.C133])" office:value-type="string" office:string-value="#EXTINF:0,TV 1000ƏƏƏ#EXTGRP:КиноƏƏƏhttp://53578940.ucomist.net/iptv/MB6KGZH26APQGN/132/index.m3u8" calcext:value-type="string">
            <text:p>#EXTINF:0,TV 1000ƏƏƏ#EXTGRP:КиноƏƏƏhttp://53578940.ucomist.net/iptv/MB6KGZH26APQGN/132/index.m3u8</text:p>
          </table:table-cell>
        </table:table-row>
        <table:table-row table:style-name="ro1">
          <table:table-cell office:value-type="string" calcext:value-type="string">
            <text:p>#EXTINF:0,МУЖСКОЕ 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64/index.m3u8</text:p>
          </table:table-cell>
          <table:table-cell table:formula="of:=CONCATENATE([.A134];&quot;ƏƏƏ&quot;;[.B134];&quot;ƏƏƏ&quot;;[.C134])" office:value-type="string" office:string-value="#EXTINF:0,МУЖСКОЕ КИНОƏƏƏ#EXTGRP:КиноƏƏƏhttp://53578940.ucomist.net/iptv/MB6KGZH26APQGN/164/index.m3u8" calcext:value-type="string">
            <text:p>#EXTINF:0,МУЖСКОЕ КИНОƏƏƏ#EXTGRP:КиноƏƏƏhttp://53578940.ucomist.net/iptv/MB6KGZH26APQGN/164/index.m3u8</text:p>
          </table:table-cell>
        </table:table-row>
        <table:table-row table:style-name="ro1">
          <table:table-cell office:value-type="string" calcext:value-type="string">
            <text:p>#EXTINF:0,Hollywoo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57/index.m3u8</text:p>
          </table:table-cell>
          <table:table-cell table:formula="of:=CONCATENATE([.A135];&quot;ƏƏƏ&quot;;[.B135];&quot;ƏƏƏ&quot;;[.C135])" office:value-type="string" office:string-value="#EXTINF:0,HollywoodƏƏƏ#EXTGRP:КиноƏƏƏhttp://53578940.ucomist.net/iptv/MB6KGZH26APQGN/557/index.m3u8" calcext:value-type="string">
            <text:p>#EXTINF:0,HollywoodƏƏƏ#EXTGRP:КиноƏƏƏhttp://53578940.ucomist.net/iptv/MB6KGZH26APQGN/557/index.m3u8</text:p>
          </table:table-cell>
        </table:table-row>
        <table:table-row table:style-name="ro1">
          <table:table-cell office:value-type="string" calcext:value-type="string">
            <text:p>#EXTINF:0,.re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59/index.m3u8</text:p>
          </table:table-cell>
          <table:table-cell table:formula="of:=CONCATENATE([.A136];&quot;ƏƏƏ&quot;;[.B136];&quot;ƏƏƏ&quot;;[.C136])" office:value-type="string" office:string-value="#EXTINF:0,.redƏƏƏ#EXTGRP:КиноƏƏƏhttp://53578940.ucomist.net/iptv/MB6KGZH26APQGN/559/index.m3u8" calcext:value-type="string">
            <text:p>#EXTINF:0,.redƏƏƏ#EXTGRP:КиноƏƏƏhttp://53578940.ucomist.net/iptv/MB6KGZH26APQGN/559/index.m3u8</text:p>
          </table:table-cell>
        </table:table-row>
        <table:table-row table:style-name="ro1">
          <table:table-cell office:value-type="string" calcext:value-type="string">
            <text:p>#EXTINF:0,2x2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02/index.m3u8</text:p>
          </table:table-cell>
          <table:table-cell table:formula="of:=CONCATENATE([.A137];&quot;ƏƏƏ&quot;;[.B137];&quot;ƏƏƏ&quot;;[.C137])" office:value-type="string" office:string-value="#EXTINF:0,2x2ƏƏƏ#EXTGRP:КиноƏƏƏhttp://53578940.ucomist.net/iptv/MB6KGZH26APQGN/702/index.m3u8" calcext:value-type="string">
            <text:p>#EXTINF:0,2x2ƏƏƏ#EXTGRP:КиноƏƏƏhttp://53578940.ucomist.net/iptv/MB6KGZH26APQGN/702/index.m3u8</text:p>
          </table:table-cell>
        </table:table-row>
        <table:table-row table:style-name="ro1">
          <table:table-cell office:value-type="string" calcext:value-type="string">
            <text:p>#EXTINF:0,.black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08/index.m3u8</text:p>
          </table:table-cell>
          <table:table-cell table:formula="of:=CONCATENATE([.A138];&quot;ƏƏƏ&quot;;[.B138];&quot;ƏƏƏ&quot;;[.C138])" office:value-type="string" office:string-value="#EXTINF:0,.blackƏƏƏ#EXTGRP:КиноƏƏƏhttp://53578940.ucomist.net/iptv/MB6KGZH26APQGN/708/index.m3u8" calcext:value-type="string">
            <text:p>#EXTINF:0,.blackƏƏƏ#EXTGRP:КиноƏƏƏhttp://53578940.ucomist.net/iptv/MB6KGZH26APQGN/708/index.m3u8</text:p>
          </table:table-cell>
        </table:table-row>
        <table:table-row table:style-name="ro1">
          <table:table-cell office:value-type="string" calcext:value-type="string">
            <text:p>#EXTINF:0,Русский бестселлер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905/index.m3u8</text:p>
          </table:table-cell>
          <table:table-cell table:formula="of:=CONCATENATE([.A139];&quot;ƏƏƏ&quot;;[.B139];&quot;ƏƏƏ&quot;;[.C139])" office:value-type="string" office:string-value="#EXTINF:0,Русский бестселлерƏƏƏ#EXTGRP:КиноƏƏƏhttp://53578940.ucomist.net/iptv/MB6KGZH26APQGN/905/index.m3u8" calcext:value-type="string">
            <text:p>#EXTINF:0,Русский бестселлерƏƏƏ#EXTGRP:КиноƏƏƏhttp://53578940.ucomist.net/iptv/MB6KGZH26APQGN/905/index.m3u8</text:p>
          </table:table-cell>
        </table:table-row>
        <table:table-row table:style-name="ro1">
          <table:table-cell office:value-type="string" calcext:value-type="string">
            <text:p>#EXTINF:0,Русский роман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906/index.m3u8</text:p>
          </table:table-cell>
          <table:table-cell table:formula="of:=CONCATENATE([.A140];&quot;ƏƏƏ&quot;;[.B140];&quot;ƏƏƏ&quot;;[.C140])" office:value-type="string" office:string-value="#EXTINF:0,Русский романƏƏƏ#EXTGRP:КиноƏƏƏhttp://53578940.ucomist.net/iptv/MB6KGZH26APQGN/906/index.m3u8" calcext:value-type="string">
            <text:p>#EXTINF:0,Русский романƏƏƏ#EXTGRP:КиноƏƏƏhttp://53578940.ucomist.net/iptv/MB6KGZH26APQGN/906/index.m3u8</text:p>
          </table:table-cell>
        </table:table-row>
        <table:table-row table:style-name="ro1">
          <table:table-cell office:value-type="string" calcext:value-type="string">
            <text:p>#EXTINF:0,Русский детектив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907/index.m3u8</text:p>
          </table:table-cell>
          <table:table-cell table:formula="of:=CONCATENATE([.A141];&quot;ƏƏƏ&quot;;[.B141];&quot;ƏƏƏ&quot;;[.C141])" office:value-type="string" office:string-value="#EXTINF:0,Русский детективƏƏƏ#EXTGRP:КиноƏƏƏhttp://53578940.ucomist.net/iptv/MB6KGZH26APQGN/907/index.m3u8" calcext:value-type="string">
            <text:p>#EXTINF:0,Русский детективƏƏƏ#EXTGRP:КиноƏƏƏhttp://53578940.ucomist.net/iptv/MB6KGZH26APQGN/907/index.m3u8</text:p>
          </table:table-cell>
        </table:table-row>
        <table:table-row table:style-name="ro1">
          <table:table-cell office:value-type="string" calcext:value-type="string">
            <text:p>#EXTINF:0,Любимое 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2/index.m3u8</text:p>
          </table:table-cell>
          <table:table-cell table:formula="of:=CONCATENATE([.A142];&quot;ƏƏƏ&quot;;[.B142];&quot;ƏƏƏ&quot;;[.C142])" office:value-type="string" office:string-value="#EXTINF:0,Любимое КиноƏƏƏ#EXTGRP:КиноƏƏƏhttp://53578940.ucomist.net/iptv/MB6KGZH26APQGN/722/index.m3u8" calcext:value-type="string">
            <text:p>#EXTINF:0,Любимое КиноƏƏƏ#EXTGRP:КиноƏƏƏhttp://53578940.ucomist.net/iptv/MB6KGZH26APQGN/722/index.m3u8</text:p>
          </table:table-cell>
        </table:table-row>
        <table:table-row table:style-name="ro1">
          <table:table-cell office:value-type="string" calcext:value-type="string">
            <text:p>#EXTINF:0,КИНОСВИДАНИЕ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8/index.m3u8</text:p>
          </table:table-cell>
          <table:table-cell table:formula="of:=CONCATENATE([.A143];&quot;ƏƏƏ&quot;;[.B143];&quot;ƏƏƏ&quot;;[.C143])" office:value-type="string" office:string-value="#EXTINF:0,КИНОСВИДАНИЕƏƏƏ#EXTGRP:КиноƏƏƏhttp://53578940.ucomist.net/iptv/MB6KGZH26APQGN/728/index.m3u8" calcext:value-type="string">
            <text:p>#EXTINF:0,КИНОСВИДАНИЕƏƏƏ#EXTGRP:КиноƏƏƏhttp://53578940.ucomist.net/iptv/MB6KGZH26APQGN/728/index.m3u8</text:p>
          </table:table-cell>
        </table:table-row>
        <table:table-row table:style-name="ro1">
          <table:table-cell office:value-type="string" calcext:value-type="string">
            <text:p>#EXTINF:0,КИНО ТВ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32/index.m3u8</text:p>
          </table:table-cell>
          <table:table-cell table:formula="of:=CONCATENATE([.A144];&quot;ƏƏƏ&quot;;[.B144];&quot;ƏƏƏ&quot;;[.C144])" office:value-type="string" office:string-value="#EXTINF:0,КИНО ТВƏƏƏ#EXTGRP:КиноƏƏƏhttp://53578940.ucomist.net/iptv/MB6KGZH26APQGN/732/index.m3u8" calcext:value-type="string">
            <text:p>#EXTINF:0,КИНО ТВƏƏƏ#EXTGRP:КиноƏƏƏhttp://53578940.ucomist.net/iptv/MB6KGZH26APQGN/732/index.m3u8</text:p>
          </table:table-cell>
        </table:table-row>
        <table:table-row table:style-name="ro1">
          <table:table-cell office:value-type="string" calcext:value-type="string">
            <text:p>#EXTINF:0,Русская Комедия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33/index.m3u8</text:p>
          </table:table-cell>
          <table:table-cell table:formula="of:=CONCATENATE([.A145];&quot;ƏƏƏ&quot;;[.B145];&quot;ƏƏƏ&quot;;[.C145])" office:value-type="string" office:string-value="#EXTINF:0,Русская КомедияƏƏƏ#EXTGRP:КиноƏƏƏhttp://53578940.ucomist.net/iptv/MB6KGZH26APQGN/733/index.m3u8" calcext:value-type="string">
            <text:p>#EXTINF:0,Русская КомедияƏƏƏ#EXTGRP:КиноƏƏƏhttp://53578940.ucomist.net/iptv/MB6KGZH26APQGN/733/index.m3u8</text:p>
          </table:table-cell>
        </table:table-row>
        <table:table-row table:style-name="ro1">
          <table:table-cell office:value-type="string" calcext:value-type="string">
            <text:p>#EXTINF:0,FAN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34/index.m3u8</text:p>
          </table:table-cell>
          <table:table-cell table:formula="of:=CONCATENATE([.A146];&quot;ƏƏƏ&quot;;[.B146];&quot;ƏƏƏ&quot;;[.C146])" office:value-type="string" office:string-value="#EXTINF:0,FANƏƏƏ#EXTGRP:КиноƏƏƏhttp://53578940.ucomist.net/iptv/MB6KGZH26APQGN/734/index.m3u8" calcext:value-type="string">
            <text:p>#EXTINF:0,FANƏƏƏ#EXTGRP:КиноƏƏƏhttp://53578940.ucomist.net/iptv/MB6KGZH26APQGN/734/index.m3u8</text:p>
          </table:table-cell>
        </table:table-row>
        <table:table-row table:style-name="ro1">
          <table:table-cell office:value-type="string" calcext:value-type="string">
            <text:p>#EXTINF:0,НТВ‑ХИТ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41/index.m3u8</text:p>
          </table:table-cell>
          <table:table-cell table:formula="of:=CONCATENATE([.A147];&quot;ƏƏƏ&quot;;[.B147];&quot;ƏƏƏ&quot;;[.C147])" office:value-type="string" office:string-value="#EXTINF:0,НТВ‑ХИТƏƏƏ#EXTGRP:КиноƏƏƏhttp://53578940.ucomist.net/iptv/MB6KGZH26APQGN/741/index.m3u8" calcext:value-type="string">
            <text:p>#EXTINF:0,НТВ‑ХИТƏƏƏ#EXTGRP:КиноƏƏƏhttp://53578940.ucomist.net/iptv/MB6KGZH26APQGN/741/index.m3u8</text:p>
          </table:table-cell>
        </table:table-row>
        <table:table-row table:style-name="ro1">
          <table:table-cell office:value-type="string" calcext:value-type="string">
            <text:p>#EXTINF:0,НТВ Сериал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44/index.m3u8</text:p>
          </table:table-cell>
          <table:table-cell table:formula="of:=CONCATENATE([.A148];&quot;ƏƏƏ&quot;;[.B148];&quot;ƏƏƏ&quot;;[.C148])" office:value-type="string" office:string-value="#EXTINF:0,НТВ СериалƏƏƏ#EXTGRP:КиноƏƏƏhttp://53578940.ucomist.net/iptv/MB6KGZH26APQGN/744/index.m3u8" calcext:value-type="string">
            <text:p>#EXTINF:0,НТВ СериалƏƏƏ#EXTGRP:КиноƏƏƏhttp://53578940.ucomist.net/iptv/MB6KGZH26APQGN/744/index.m3u8</text:p>
          </table:table-cell>
        </table:table-row>
        <table:table-row table:style-name="ro1">
          <table:table-cell office:value-type="string" calcext:value-type="string">
            <text:p>#EXTINF:0,НСТ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6/index.m3u8</text:p>
          </table:table-cell>
          <table:table-cell table:formula="of:=CONCATENATE([.A149];&quot;ƏƏƏ&quot;;[.B149];&quot;ƏƏƏ&quot;;[.C149])" office:value-type="string" office:string-value="#EXTINF:0,НСТƏƏƏ#EXTGRP:КиноƏƏƏhttp://53578940.ucomist.net/iptv/MB6KGZH26APQGN/726/index.m3u8" calcext:value-type="string">
            <text:p>#EXTINF:0,НСТƏƏƏ#EXTGRP:КиноƏƏƏhttp://53578940.ucomist.net/iptv/MB6KGZH26APQGN/726/index.m3u8</text:p>
          </table:table-cell>
        </table:table-row>
        <table:table-row table:style-name="ro1">
          <table:table-cell office:value-type="string" calcext:value-type="string">
            <text:p>#EXTINF:0,ZEE TV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001/index.m3u8</text:p>
          </table:table-cell>
          <table:table-cell table:formula="of:=CONCATENATE([.A150];&quot;ƏƏƏ&quot;;[.B150];&quot;ƏƏƏ&quot;;[.C150])" office:value-type="string" office:string-value="#EXTINF:0,ZEE TVƏƏƏ#EXTGRP:КиноƏƏƏhttp://53578940.ucomist.net/iptv/MB6KGZH26APQGN/1001/index.m3u8" calcext:value-type="string">
            <text:p>#EXTINF:0,ZEE TVƏƏƏ#EXTGRP:КиноƏƏƏhttp://53578940.ucomist.net/iptv/MB6KGZH26APQGN/1001/index.m3u8</text:p>
          </table:table-cell>
        </table:table-row>
        <table:table-row table:style-name="ro1">
          <table:table-cell office:value-type="string" calcext:value-type="string">
            <text:p>#EXTINF:0,Filmbox Arthous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071/index.m3u8</text:p>
          </table:table-cell>
          <table:table-cell table:formula="of:=CONCATENATE([.A151];&quot;ƏƏƏ&quot;;[.B151];&quot;ƏƏƏ&quot;;[.C151])" office:value-type="string" office:string-value="#EXTINF:0,Filmbox ArthouseƏƏƏ#EXTGRP:КиноƏƏƏhttp://53578940.ucomist.net/iptv/MB6KGZH26APQGN/1071/index.m3u8" calcext:value-type="string">
            <text:p>#EXTINF:0,Filmbox ArthouseƏƏƏ#EXTGRP:КиноƏƏƏhttp://53578940.ucomist.net/iptv/MB6KGZH26APQGN/1071/index.m3u8</text:p>
          </table:table-cell>
        </table:table-row>
        <table:table-row table:style-name="ro1">
          <table:table-cell office:value-type="string" calcext:value-type="string">
            <text:p>#EXTINF:0,Дорама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066/index.m3u8</text:p>
          </table:table-cell>
          <table:table-cell table:formula="of:=CONCATENATE([.A152];&quot;ƏƏƏ&quot;;[.B152];&quot;ƏƏƏ&quot;;[.C152])" office:value-type="string" office:string-value="#EXTINF:0,ДорамаƏƏƏ#EXTGRP:КиноƏƏƏhttp://53578940.ucomist.net/iptv/MB6KGZH26APQGN/1066/index.m3u8" calcext:value-type="string">
            <text:p>#EXTINF:0,ДорамаƏƏƏ#EXTGRP:КиноƏƏƏhttp://53578940.ucomist.net/iptv/MB6KGZH26APQGN/1066/index.m3u8</text:p>
          </table:table-cell>
        </table:table-row>
        <table:table-row table:style-name="ro1">
          <table:table-cell office:value-type="string" calcext:value-type="string">
            <text:p>#EXTINF:0,TV1000 World Kino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1065/index.m3u8</text:p>
          </table:table-cell>
          <table:table-cell table:formula="of:=CONCATENATE([.A153];&quot;ƏƏƏ&quot;;[.B153];&quot;ƏƏƏ&quot;;[.C153])" office:value-type="string" office:string-value="#EXTINF:0,TV1000 World KinoƏƏƏ#EXTGRP:КиноƏƏƏhttp://53578940.ucomist.net/iptv/MB6KGZH26APQGN/1065/index.m3u8" calcext:value-type="string">
            <text:p>#EXTINF:0,TV1000 World KinoƏƏƏ#EXTGRP:КиноƏƏƏhttp://53578940.ucomist.net/iptv/MB6KGZH26APQGN/1065/index.m3u8</text:p>
          </table:table-cell>
        </table:table-row>
        <table:table-row table:style-name="ro1">
          <table:table-cell office:value-type="string" calcext:value-type="string">
            <text:p>#EXTINF:0,Мир Сериала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856/index.m3u8</text:p>
          </table:table-cell>
          <table:table-cell table:formula="of:=CONCATENATE([.A154];&quot;ƏƏƏ&quot;;[.B154];&quot;ƏƏƏ&quot;;[.C154])" office:value-type="string" office:string-value="#EXTINF:0,Мир СериалаƏƏƏ#EXTGRP:КиноƏƏƏhttp://53578940.ucomist.net/iptv/MB6KGZH26APQGN/856/index.m3u8" calcext:value-type="string">
            <text:p>#EXTINF:0,Мир СериалаƏƏƏ#EXTGRP:КиноƏƏƏhttp://53578940.ucomist.net/iptv/MB6KGZH26APQGN/856/index.m3u8</text:p>
          </table:table-cell>
        </table:table-row>
        <table:table-row table:style-name="ro1">
          <table:table-cell office:value-type="string" calcext:value-type="string">
            <text:p>#EXTINF:0,Ретр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018/index.m3u8</text:p>
          </table:table-cell>
          <table:table-cell table:formula="of:=CONCATENATE([.A155];&quot;ƏƏƏ&quot;;[.B155];&quot;ƏƏƏ&quot;;[.C155])" office:value-type="string" office:string-value="#EXTINF:0,РетроƏƏƏ#EXTGRP:КиноƏƏƏhttp://53578940.ucomist.net/iptv/MB6KGZH26APQGN/2018/index.m3u8" calcext:value-type="string">
            <text:p>#EXTINF:0,РетроƏƏƏ#EXTGRP:КиноƏƏƏhttp://53578940.ucomist.net/iptv/MB6KGZH26APQGN/2018/index.m3u8</text:p>
          </table:table-cell>
        </table:table-row>
        <table:table-row table:style-name="ro1">
          <table:table-cell office:value-type="string" calcext:value-type="string">
            <text:p>#EXTINF:0,Иллюзион +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038/index.m3u8</text:p>
          </table:table-cell>
          <table:table-cell table:formula="of:=CONCATENATE([.A156];&quot;ƏƏƏ&quot;;[.B156];&quot;ƏƏƏ&quot;;[.C156])" office:value-type="string" office:string-value="#EXTINF:0,Иллюзион +ƏƏƏ#EXTGRP:КиноƏƏƏhttp://53578940.ucomist.net/iptv/MB6KGZH26APQGN/2038/index.m3u8" calcext:value-type="string">
            <text:p>#EXTINF:0,Иллюзион +ƏƏƏ#EXTGRP:КиноƏƏƏhttp://53578940.ucomist.net/iptv/MB6KGZH26APQGN/2038/index.m3u8</text:p>
          </table:table-cell>
        </table:table-row>
        <table:table-row table:style-name="ro1">
          <table:table-cell office:value-type="string" calcext:value-type="string">
            <text:p>#EXTINF:0,Феникс плюс Кино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039/index.m3u8</text:p>
          </table:table-cell>
          <table:table-cell table:formula="of:=CONCATENATE([.A157];&quot;ƏƏƏ&quot;;[.B157];&quot;ƏƏƏ&quot;;[.C157])" office:value-type="string" office:string-value="#EXTINF:0,Феникс плюс КиноƏƏƏ#EXTGRP:КиноƏƏƏhttp://53578940.ucomist.net/iptv/MB6KGZH26APQGN/2039/index.m3u8" calcext:value-type="string">
            <text:p>#EXTINF:0,Феникс плюс КиноƏƏƏ#EXTGRP:КиноƏƏƏhttp://53578940.ucomist.net/iptv/MB6KGZH26APQGN/2039/index.m3u8</text:p>
          </table:table-cell>
        </table:table-row>
        <table:table-row table:style-name="ro1">
          <table:table-cell office:value-type="string" calcext:value-type="string">
            <text:p>#EXTINF:0,Paramount Channel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055/index.m3u8</text:p>
          </table:table-cell>
          <table:table-cell table:formula="of:=CONCATENATE([.A158];&quot;ƏƏƏ&quot;;[.B158];&quot;ƏƏƏ&quot;;[.C158])" office:value-type="string" office:string-value="#EXTINF:0,Paramount ChannelƏƏƏ#EXTGRP:КиноƏƏƏhttp://53578940.ucomist.net/iptv/MB6KGZH26APQGN/2055/index.m3u8" calcext:value-type="string">
            <text:p>#EXTINF:0,Paramount ChannelƏƏƏ#EXTGRP:КиноƏƏƏhttp://53578940.ucomist.net/iptv/MB6KGZH26APQGN/2055/index.m3u8</text:p>
          </table:table-cell>
        </table:table-row>
        <table:table-row table:style-name="ro1">
          <table:table-cell office:value-type="string" calcext:value-type="string">
            <text:p>#EXTINF:0,.red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062/index.m3u8</text:p>
          </table:table-cell>
          <table:table-cell table:formula="of:=CONCATENATE([.A159];&quot;ƏƏƏ&quot;;[.B159];&quot;ƏƏƏ&quot;;[.C159])" office:value-type="string" office:string-value="#EXTINF:0,.red HDƏƏƏ#EXTGRP:КиноƏƏƏhttp://53578940.ucomist.net/iptv/MB6KGZH26APQGN/2062/index.m3u8" calcext:value-type="string">
            <text:p>#EXTINF:0,.red HDƏƏƏ#EXTGRP:КиноƏƏƏhttp://53578940.ucomist.net/iptv/MB6KGZH26APQGN/2062/index.m3u8</text:p>
          </table:table-cell>
        </table:table-row>
        <table:table-row table:style-name="ro1">
          <table:table-cell office:value-type="string" calcext:value-type="string">
            <text:p>#EXTINF:0,Киносат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121/index.m3u8</text:p>
          </table:table-cell>
          <table:table-cell table:formula="of:=CONCATENATE([.A160];&quot;ƏƏƏ&quot;;[.B160];&quot;ƏƏƏ&quot;;[.C160])" office:value-type="string" office:string-value="#EXTINF:0,КиносатƏƏƏ#EXTGRP:КиноƏƏƏhttp://53578940.ucomist.net/iptv/MB6KGZH26APQGN/2121/index.m3u8" calcext:value-type="string">
            <text:p>#EXTINF:0,КиносатƏƏƏ#EXTGRP:КиноƏƏƏhttp://53578940.ucomist.net/iptv/MB6KGZH26APQGN/2121/index.m3u8</text:p>
          </table:table-cell>
        </table:table-row>
        <table:table-row table:style-name="ro1">
          <table:table-cell office:value-type="string" calcext:value-type="string">
            <text:p>#EXTINF:0,Cinéma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051/index.m3u8</text:p>
          </table:table-cell>
          <table:table-cell table:formula="of:=CONCATENATE([.A161];&quot;ƏƏƏ&quot;;[.B161];&quot;ƏƏƏ&quot;;[.C161])" office:value-type="string" office:string-value="#EXTINF:0,CinémaƏƏƏ#EXTGRP:КиноƏƏƏhttp://53578940.ucomist.net/iptv/MB6KGZH26APQGN/5051/index.m3u8" calcext:value-type="string">
            <text:p>#EXTINF:0,CinémaƏƏƏ#EXTGRP:КиноƏƏƏhttp://53578940.ucomist.net/iptv/MB6KGZH26APQGN/5051/index.m3u8</text:p>
          </table:table-cell>
        </table:table-row>
        <table:table-row table:style-name="ro1">
          <table:table-cell office:value-type="string" calcext:value-type="string">
            <text:p>#EXTINF:0,Sky Select UK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74/index.m3u8</text:p>
          </table:table-cell>
          <table:table-cell table:formula="of:=CONCATENATE([.A162];&quot;ƏƏƏ&quot;;[.B162];&quot;ƏƏƏ&quot;;[.C162])" office:value-type="string" office:string-value="#EXTINF:0,Sky Select UKƏƏƏ#EXTGRP:КиноƏƏƏhttp://53578940.ucomist.net/iptv/MB6KGZH26APQGN/2474/index.m3u8" calcext:value-type="string">
            <text:p>#EXTINF:0,Sky Select UKƏƏƏ#EXTGRP:КиноƏƏƏhttp://53578940.ucomist.net/iptv/MB6KGZH26APQGN/2474/index.m3u8</text:p>
          </table:table-cell>
        </table:table-row>
        <table:table-row table:style-name="ro1">
          <table:table-cell office:value-type="string" calcext:value-type="string">
            <text:p>#EXTINF:0,Sky Cinema Action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82/index.m3u8</text:p>
          </table:table-cell>
          <table:table-cell table:formula="of:=CONCATENATE([.A163];&quot;ƏƏƏ&quot;;[.B163];&quot;ƏƏƏ&quot;;[.C163])" office:value-type="string" office:string-value="#EXTINF:0,Sky Cinema Action HD DEƏƏƏ#EXTGRP:КиноƏƏƏhttp://53578940.ucomist.net/iptv/MB6KGZH26APQGN/2482/index.m3u8" calcext:value-type="string">
            <text:p>#EXTINF:0,Sky Cinema Action HD DEƏƏƏ#EXTGRP:КиноƏƏƏhttp://53578940.ucomist.net/iptv/MB6KGZH26APQGN/2482/index.m3u8</text:p>
          </table:table-cell>
        </table:table-row>
        <table:table-row table:style-name="ro1">
          <table:table-cell office:value-type="string" calcext:value-type="string">
            <text:p>#EXTINF:0,Sky Cinema Comedy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83/index.m3u8</text:p>
          </table:table-cell>
          <table:table-cell table:formula="of:=CONCATENATE([.A164];&quot;ƏƏƏ&quot;;[.B164];&quot;ƏƏƏ&quot;;[.C164])" office:value-type="string" office:string-value="#EXTINF:0,Sky Cinema Comedy DEƏƏƏ#EXTGRP:КиноƏƏƏhttp://53578940.ucomist.net/iptv/MB6KGZH26APQGN/2483/index.m3u8" calcext:value-type="string">
            <text:p>#EXTINF:0,Sky Cinema Comedy DEƏƏƏ#EXTGRP:КиноƏƏƏhttp://53578940.ucomist.net/iptv/MB6KGZH26APQGN/2483/index.m3u8</text:p>
          </table:table-cell>
        </table:table-row>
        <table:table-row table:style-name="ro1">
          <table:table-cell office:value-type="string" calcext:value-type="string">
            <text:p>#EXTINF:0,Sky Cinema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84/index.m3u8</text:p>
          </table:table-cell>
          <table:table-cell table:formula="of:=CONCATENATE([.A165];&quot;ƏƏƏ&quot;;[.B165];&quot;ƏƏƏ&quot;;[.C165])" office:value-type="string" office:string-value="#EXTINF:0,Sky Cinema HD DEƏƏƏ#EXTGRP:КиноƏƏƏhttp://53578940.ucomist.net/iptv/MB6KGZH26APQGN/2484/index.m3u8" calcext:value-type="string">
            <text:p>#EXTINF:0,Sky Cinema HD DEƏƏƏ#EXTGRP:КиноƏƏƏhttp://53578940.ucomist.net/iptv/MB6KGZH26APQGN/2484/index.m3u8</text:p>
          </table:table-cell>
        </table:table-row>
        <table:table-row table:style-name="ro1">
          <table:table-cell office:value-type="string" calcext:value-type="string">
            <text:p>#EXTINF:0,Disney Cinemagic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85/index.m3u8</text:p>
          </table:table-cell>
          <table:table-cell table:formula="of:=CONCATENATE([.A166];&quot;ƏƏƏ&quot;;[.B166];&quot;ƏƏƏ&quot;;[.C166])" office:value-type="string" office:string-value="#EXTINF:0,Disney Cinemagic HD DEƏƏƏ#EXTGRP:КиноƏƏƏhttp://53578940.ucomist.net/iptv/MB6KGZH26APQGN/2485/index.m3u8" calcext:value-type="string">
            <text:p>#EXTINF:0,Disney Cinemagic HD DEƏƏƏ#EXTGRP:КиноƏƏƏhttp://53578940.ucomist.net/iptv/MB6KGZH26APQGN/2485/index.m3u8</text:p>
          </table:table-cell>
        </table:table-row>
        <table:table-row table:style-name="ro1">
          <table:table-cell office:value-type="string" calcext:value-type="string">
            <text:p>#EXTINF:0,Sky Atlantic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88/index.m3u8</text:p>
          </table:table-cell>
          <table:table-cell table:formula="of:=CONCATENATE([.A167];&quot;ƏƏƏ&quot;;[.B167];&quot;ƏƏƏ&quot;;[.C167])" office:value-type="string" office:string-value="#EXTINF:0,Sky Atlantic HD DEƏƏƏ#EXTGRP:КиноƏƏƏhttp://53578940.ucomist.net/iptv/MB6KGZH26APQGN/2488/index.m3u8" calcext:value-type="string">
            <text:p>#EXTINF:0,Sky Atlantic HD DEƏƏƏ#EXTGRP:КиноƏƏƏhttp://53578940.ucomist.net/iptv/MB6KGZH26APQGN/2488/index.m3u8</text:p>
          </table:table-cell>
        </table:table-row>
        <table:table-row table:style-name="ro1">
          <table:table-cell office:value-type="string" calcext:value-type="string">
            <text:p>#EXTINF:0,Sky Cinema Family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89/index.m3u8</text:p>
          </table:table-cell>
          <table:table-cell table:formula="of:=CONCATENATE([.A168];&quot;ƏƏƏ&quot;;[.B168];&quot;ƏƏƏ&quot;;[.C168])" office:value-type="string" office:string-value="#EXTINF:0,Sky Cinema Family HD DEƏƏƏ#EXTGRP:КиноƏƏƏhttp://53578940.ucomist.net/iptv/MB6KGZH26APQGN/2489/index.m3u8" calcext:value-type="string">
            <text:p>#EXTINF:0,Sky Cinema Family HD DEƏƏƏ#EXTGRP:КиноƏƏƏhttp://53578940.ucomist.net/iptv/MB6KGZH26APQGN/2489/index.m3u8</text:p>
          </table:table-cell>
        </table:table-row>
        <table:table-row table:style-name="ro1">
          <table:table-cell office:value-type="string" calcext:value-type="string">
            <text:p>#EXTINF:0,Sky Cinema Nostalgie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90/index.m3u8</text:p>
          </table:table-cell>
          <table:table-cell table:formula="of:=CONCATENATE([.A169];&quot;ƏƏƏ&quot;;[.B169];&quot;ƏƏƏ&quot;;[.C169])" office:value-type="string" office:string-value="#EXTINF:0,Sky Cinema Nostalgie DEƏƏƏ#EXTGRP:КиноƏƏƏhttp://53578940.ucomist.net/iptv/MB6KGZH26APQGN/2490/index.m3u8" calcext:value-type="string">
            <text:p>#EXTINF:0,Sky Cinema Nostalgie DEƏƏƏ#EXTGRP:КиноƏƏƏhttp://53578940.ucomist.net/iptv/MB6KGZH26APQGN/2490/index.m3u8</text:p>
          </table:table-cell>
        </table:table-row>
        <table:table-row table:style-name="ro1">
          <table:table-cell office:value-type="string" calcext:value-type="string">
            <text:p>#EXTINF:0,Sky Krimi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91/index.m3u8</text:p>
          </table:table-cell>
          <table:table-cell table:formula="of:=CONCATENATE([.A170];&quot;ƏƏƏ&quot;;[.B170];&quot;ƏƏƏ&quot;;[.C170])" office:value-type="string" office:string-value="#EXTINF:0,Sky Krimi DEƏƏƏ#EXTGRP:КиноƏƏƏhttp://53578940.ucomist.net/iptv/MB6KGZH26APQGN/2491/index.m3u8" calcext:value-type="string">
            <text:p>#EXTINF:0,Sky Krimi DEƏƏƏ#EXTGRP:КиноƏƏƏhttp://53578940.ucomist.net/iptv/MB6KGZH26APQGN/2491/index.m3u8</text:p>
          </table:table-cell>
        </table:table-row>
        <table:table-row table:style-name="ro1">
          <table:table-cell office:value-type="string" calcext:value-type="string">
            <text:p>#EXTINF:0,Sky Cinema Comic-Helden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93/index.m3u8</text:p>
          </table:table-cell>
          <table:table-cell table:formula="of:=CONCATENATE([.A171];&quot;ƏƏƏ&quot;;[.B171];&quot;ƏƏƏ&quot;;[.C171])" office:value-type="string" office:string-value="#EXTINF:0,Sky Cinema Comic-Helden DEƏƏƏ#EXTGRP:КиноƏƏƏhttp://53578940.ucomist.net/iptv/MB6KGZH26APQGN/2493/index.m3u8" calcext:value-type="string">
            <text:p>#EXTINF:0,Sky Cinema Comic-Helden DEƏƏƏ#EXTGRP:КиноƏƏƏhttp://53578940.ucomist.net/iptv/MB6KGZH26APQGN/2493/index.m3u8</text:p>
          </table:table-cell>
        </table:table-row>
        <table:table-row table:style-name="ro1">
          <table:table-cell office:value-type="string" calcext:value-type="string">
            <text:p>#EXTINF:0,Sky Arts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94/index.m3u8</text:p>
          </table:table-cell>
          <table:table-cell table:formula="of:=CONCATENATE([.A172];&quot;ƏƏƏ&quot;;[.B172];&quot;ƏƏƏ&quot;;[.C172])" office:value-type="string" office:string-value="#EXTINF:0,Sky Arts HD DEƏƏƏ#EXTGRP:КиноƏƏƏhttp://53578940.ucomist.net/iptv/MB6KGZH26APQGN/2494/index.m3u8" calcext:value-type="string">
            <text:p>#EXTINF:0,Sky Arts HD DEƏƏƏ#EXTGRP:КиноƏƏƏhttp://53578940.ucomist.net/iptv/MB6KGZH26APQGN/2494/index.m3u8</text:p>
          </table:table-cell>
        </table:table-row>
        <table:table-row table:style-name="ro1">
          <table:table-cell office:value-type="string" calcext:value-type="string">
            <text:p>#EXTINF:0,Spiegel Geschichte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66/index.m3u8</text:p>
          </table:table-cell>
          <table:table-cell table:formula="of:=CONCATENATE([.A173];&quot;ƏƏƏ&quot;;[.B173];&quot;ƏƏƏ&quot;;[.C173])" office:value-type="string" office:string-value="#EXTINF:0,Spiegel Geschichte HD DEƏƏƏ#EXTGRP:КиноƏƏƏhttp://53578940.ucomist.net/iptv/MB6KGZH26APQGN/2566/index.m3u8" calcext:value-type="string">
            <text:p>#EXTINF:0,Spiegel Geschichte HD DEƏƏƏ#EXTGRP:КиноƏƏƏhttp://53578940.ucomist.net/iptv/MB6KGZH26APQGN/2566/index.m3u8</text:p>
          </table:table-cell>
        </table:table-row>
        <table:table-row table:style-name="ro1">
          <table:table-cell office:value-type="string" calcext:value-type="string">
            <text:p>#EXTINF:0,Sky Hits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486/index.m3u8</text:p>
          </table:table-cell>
          <table:table-cell table:formula="of:=CONCATENATE([.A174];&quot;ƏƏƏ&quot;;[.B174];&quot;ƏƏƏ&quot;;[.C174])" office:value-type="string" office:string-value="#EXTINF:0,Sky Hits HD DEƏƏƏ#EXTGRP:КиноƏƏƏhttp://53578940.ucomist.net/iptv/MB6KGZH26APQGN/2486/index.m3u8" calcext:value-type="string">
            <text:p>#EXTINF:0,Sky Hits HD DEƏƏƏ#EXTGRP:КиноƏƏƏhttp://53578940.ucomist.net/iptv/MB6KGZH26APQGN/2486/index.m3u8</text:p>
          </table:table-cell>
        </table:table-row>
        <table:table-row table:style-name="ro1">
          <table:table-cell office:value-type="string" calcext:value-type="string">
            <text:p>#EXTINF:0,Зал 1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68/index.m3u8</text:p>
          </table:table-cell>
          <table:table-cell table:formula="of:=CONCATENATE([.A175];&quot;ƏƏƏ&quot;;[.B175];&quot;ƏƏƏ&quot;;[.C175])" office:value-type="string" office:string-value="#EXTINF:0,Зал 1ƏƏƏ#EXTGRP:КиноƏƏƏhttp://53578940.ucomist.net/iptv/MB6KGZH26APQGN/2568/index.m3u8" calcext:value-type="string">
            <text:p>#EXTINF:0,Зал 1ƏƏƏ#EXTGRP:КиноƏƏƏhttp://53578940.ucomist.net/iptv/MB6KGZH26APQGN/2568/index.m3u8</text:p>
          </table:table-cell>
        </table:table-row>
        <table:table-row table:style-name="ro1">
          <table:table-cell office:value-type="string" calcext:value-type="string">
            <text:p>#EXTINF:0,Зал 2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69/index.m3u8</text:p>
          </table:table-cell>
          <table:table-cell table:formula="of:=CONCATENATE([.A176];&quot;ƏƏƏ&quot;;[.B176];&quot;ƏƏƏ&quot;;[.C176])" office:value-type="string" office:string-value="#EXTINF:0,Зал 2ƏƏƏ#EXTGRP:КиноƏƏƏhttp://53578940.ucomist.net/iptv/MB6KGZH26APQGN/2569/index.m3u8" calcext:value-type="string">
            <text:p>#EXTINF:0,Зал 2ƏƏƏ#EXTGRP:КиноƏƏƏhttp://53578940.ucomist.net/iptv/MB6KGZH26APQGN/2569/index.m3u8</text:p>
          </table:table-cell>
        </table:table-row>
        <table:table-row table:style-name="ro1">
          <table:table-cell office:value-type="string" calcext:value-type="string">
            <text:p>#EXTINF:0,Зал 3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0/index.m3u8</text:p>
          </table:table-cell>
          <table:table-cell table:formula="of:=CONCATENATE([.A177];&quot;ƏƏƏ&quot;;[.B177];&quot;ƏƏƏ&quot;;[.C177])" office:value-type="string" office:string-value="#EXTINF:0,Зал 3ƏƏƏ#EXTGRP:КиноƏƏƏhttp://53578940.ucomist.net/iptv/MB6KGZH26APQGN/2570/index.m3u8" calcext:value-type="string">
            <text:p>#EXTINF:0,Зал 3ƏƏƏ#EXTGRP:КиноƏƏƏhttp://53578940.ucomist.net/iptv/MB6KGZH26APQGN/2570/index.m3u8</text:p>
          </table:table-cell>
        </table:table-row>
        <table:table-row table:style-name="ro1">
          <table:table-cell office:value-type="string" calcext:value-type="string">
            <text:p>#EXTINF:0,Зал 4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1/index.m3u8</text:p>
          </table:table-cell>
          <table:table-cell table:formula="of:=CONCATENATE([.A178];&quot;ƏƏƏ&quot;;[.B178];&quot;ƏƏƏ&quot;;[.C178])" office:value-type="string" office:string-value="#EXTINF:0,Зал 4ƏƏƏ#EXTGRP:КиноƏƏƏhttp://53578940.ucomist.net/iptv/MB6KGZH26APQGN/2571/index.m3u8" calcext:value-type="string">
            <text:p>#EXTINF:0,Зал 4ƏƏƏ#EXTGRP:КиноƏƏƏhttp://53578940.ucomist.net/iptv/MB6KGZH26APQGN/2571/index.m3u8</text:p>
          </table:table-cell>
        </table:table-row>
        <table:table-row table:style-name="ro1">
          <table:table-cell office:value-type="string" calcext:value-type="string">
            <text:p>#EXTINF:0,Зал 5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2/index.m3u8</text:p>
          </table:table-cell>
          <table:table-cell table:formula="of:=CONCATENATE([.A179];&quot;ƏƏƏ&quot;;[.B179];&quot;ƏƏƏ&quot;;[.C179])" office:value-type="string" office:string-value="#EXTINF:0,Зал 5ƏƏƏ#EXTGRP:КиноƏƏƏhttp://53578940.ucomist.net/iptv/MB6KGZH26APQGN/2572/index.m3u8" calcext:value-type="string">
            <text:p>#EXTINF:0,Зал 5ƏƏƏ#EXTGRP:КиноƏƏƏhttp://53578940.ucomist.net/iptv/MB6KGZH26APQGN/2572/index.m3u8</text:p>
          </table:table-cell>
        </table:table-row>
        <table:table-row table:style-name="ro1">
          <table:table-cell office:value-type="string" calcext:value-type="string">
            <text:p>#EXTINF:0,Зал 6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3/index.m3u8</text:p>
          </table:table-cell>
          <table:table-cell table:formula="of:=CONCATENATE([.A180];&quot;ƏƏƏ&quot;;[.B180];&quot;ƏƏƏ&quot;;[.C180])" office:value-type="string" office:string-value="#EXTINF:0,Зал 6ƏƏƏ#EXTGRP:КиноƏƏƏhttp://53578940.ucomist.net/iptv/MB6KGZH26APQGN/2573/index.m3u8" calcext:value-type="string">
            <text:p>#EXTINF:0,Зал 6ƏƏƏ#EXTGRP:КиноƏƏƏhttp://53578940.ucomist.net/iptv/MB6KGZH26APQGN/2573/index.m3u8</text:p>
          </table:table-cell>
        </table:table-row>
        <table:table-row table:style-name="ro1">
          <table:table-cell office:value-type="string" calcext:value-type="string">
            <text:p>#EXTINF:0,Зал 7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4/index.m3u8</text:p>
          </table:table-cell>
          <table:table-cell table:formula="of:=CONCATENATE([.A181];&quot;ƏƏƏ&quot;;[.B181];&quot;ƏƏƏ&quot;;[.C181])" office:value-type="string" office:string-value="#EXTINF:0,Зал 7ƏƏƏ#EXTGRP:КиноƏƏƏhttp://53578940.ucomist.net/iptv/MB6KGZH26APQGN/2574/index.m3u8" calcext:value-type="string">
            <text:p>#EXTINF:0,Зал 7ƏƏƏ#EXTGRP:КиноƏƏƏhttp://53578940.ucomist.net/iptv/MB6KGZH26APQGN/2574/index.m3u8</text:p>
          </table:table-cell>
        </table:table-row>
        <table:table-row table:style-name="ro1">
          <table:table-cell office:value-type="string" calcext:value-type="string">
            <text:p>#EXTINF:0,Зал 8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5/index.m3u8</text:p>
          </table:table-cell>
          <table:table-cell table:formula="of:=CONCATENATE([.A182];&quot;ƏƏƏ&quot;;[.B182];&quot;ƏƏƏ&quot;;[.C182])" office:value-type="string" office:string-value="#EXTINF:0,Зал 8ƏƏƏ#EXTGRP:КиноƏƏƏhttp://53578940.ucomist.net/iptv/MB6KGZH26APQGN/2575/index.m3u8" calcext:value-type="string">
            <text:p>#EXTINF:0,Зал 8ƏƏƏ#EXTGRP:КиноƏƏƏhttp://53578940.ucomist.net/iptv/MB6KGZH26APQGN/2575/index.m3u8</text:p>
          </table:table-cell>
        </table:table-row>
        <table:table-row table:style-name="ro1">
          <table:table-cell office:value-type="string" calcext:value-type="string">
            <text:p>#EXTINF:0,Зал 9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6/index.m3u8</text:p>
          </table:table-cell>
          <table:table-cell table:formula="of:=CONCATENATE([.A183];&quot;ƏƏƏ&quot;;[.B183];&quot;ƏƏƏ&quot;;[.C183])" office:value-type="string" office:string-value="#EXTINF:0,Зал 9ƏƏƏ#EXTGRP:КиноƏƏƏhttp://53578940.ucomist.net/iptv/MB6KGZH26APQGN/2576/index.m3u8" calcext:value-type="string">
            <text:p>#EXTINF:0,Зал 9ƏƏƏ#EXTGRP:КиноƏƏƏhttp://53578940.ucomist.net/iptv/MB6KGZH26APQGN/2576/index.m3u8</text:p>
          </table:table-cell>
        </table:table-row>
        <table:table-row table:style-name="ro1">
          <table:table-cell office:value-type="string" calcext:value-type="string">
            <text:p>#EXTINF:0,Зал 10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7/index.m3u8</text:p>
          </table:table-cell>
          <table:table-cell table:formula="of:=CONCATENATE([.A184];&quot;ƏƏƏ&quot;;[.B184];&quot;ƏƏƏ&quot;;[.C184])" office:value-type="string" office:string-value="#EXTINF:0,Зал 10ƏƏƏ#EXTGRP:КиноƏƏƏhttp://53578940.ucomist.net/iptv/MB6KGZH26APQGN/2577/index.m3u8" calcext:value-type="string">
            <text:p>#EXTINF:0,Зал 10ƏƏƏ#EXTGRP:КиноƏƏƏhttp://53578940.ucomist.net/iptv/MB6KGZH26APQGN/2577/index.m3u8</text:p>
          </table:table-cell>
        </table:table-row>
        <table:table-row table:style-name="ro1">
          <table:table-cell office:value-type="string" calcext:value-type="string">
            <text:p>#EXTINF:0,Зал 11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8/index.m3u8</text:p>
          </table:table-cell>
          <table:table-cell table:formula="of:=CONCATENATE([.A185];&quot;ƏƏƏ&quot;;[.B185];&quot;ƏƏƏ&quot;;[.C185])" office:value-type="string" office:string-value="#EXTINF:0,Зал 11ƏƏƏ#EXTGRP:КиноƏƏƏhttp://53578940.ucomist.net/iptv/MB6KGZH26APQGN/2578/index.m3u8" calcext:value-type="string">
            <text:p>#EXTINF:0,Зал 11ƏƏƏ#EXTGRP:КиноƏƏƏhttp://53578940.ucomist.net/iptv/MB6KGZH26APQGN/2578/index.m3u8</text:p>
          </table:table-cell>
        </table:table-row>
        <table:table-row table:style-name="ro1">
          <table:table-cell office:value-type="string" calcext:value-type="string">
            <text:p>#EXTINF:0,Зал 12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2579/index.m3u8</text:p>
          </table:table-cell>
          <table:table-cell table:formula="of:=CONCATENATE([.A186];&quot;ƏƏƏ&quot;;[.B186];&quot;ƏƏƏ&quot;;[.C186])" office:value-type="string" office:string-value="#EXTINF:0,Зал 12ƏƏƏ#EXTGRP:КиноƏƏƏhttp://53578940.ucomist.net/iptv/MB6KGZH26APQGN/2579/index.m3u8" calcext:value-type="string">
            <text:p>#EXTINF:0,Зал 12ƏƏƏ#EXTGRP:КиноƏƏƏhttp://53578940.ucomist.net/iptv/MB6KGZH26APQGN/2579/index.m3u8</text:p>
          </table:table-cell>
        </table:table-row>
        <table:table-row table:style-name="ro1">
          <table:table-cell office:value-type="string" calcext:value-type="string">
            <text:p>#EXTINF:0,CINE+ Frisson FR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003/index.m3u8</text:p>
          </table:table-cell>
          <table:table-cell table:formula="of:=CONCATENATE([.A187];&quot;ƏƏƏ&quot;;[.B187];&quot;ƏƏƏ&quot;;[.C187])" office:value-type="string" office:string-value="#EXTINF:0,CINE+ Frisson FRƏƏƏ#EXTGRP:КиноƏƏƏhttp://53578940.ucomist.net/iptv/MB6KGZH26APQGN/6003/index.m3u8" calcext:value-type="string">
            <text:p>#EXTINF:0,CINE+ Frisson FRƏƏƏ#EXTGRP:КиноƏƏƏhttp://53578940.ucomist.net/iptv/MB6KGZH26APQGN/6003/index.m3u8</text:p>
          </table:table-cell>
        </table:table-row>
        <table:table-row table:style-name="ro1">
          <table:table-cell office:value-type="string" calcext:value-type="string">
            <text:p>#EXTINF:0,Canal+ Décalé FR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005/index.m3u8</text:p>
          </table:table-cell>
          <table:table-cell table:formula="of:=CONCATENATE([.A188];&quot;ƏƏƏ&quot;;[.B188];&quot;ƏƏƏ&quot;;[.C188])" office:value-type="string" office:string-value="#EXTINF:0,Canal+ Décalé FRƏƏƏ#EXTGRP:КиноƏƏƏhttp://53578940.ucomist.net/iptv/MB6KGZH26APQGN/6005/index.m3u8" calcext:value-type="string">
            <text:p>#EXTINF:0,Canal+ Décalé FRƏƏƏ#EXTGRP:КиноƏƏƏhttp://53578940.ucomist.net/iptv/MB6KGZH26APQGN/6005/index.m3u8</text:p>
          </table:table-cell>
        </table:table-row>
        <table:table-row table:style-name="ro1">
          <table:table-cell office:value-type="string" calcext:value-type="string">
            <text:p>#EXTINF:0,Canal+ Family FR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006/index.m3u8</text:p>
          </table:table-cell>
          <table:table-cell table:formula="of:=CONCATENATE([.A189];&quot;ƏƏƏ&quot;;[.B189];&quot;ƏƏƏ&quot;;[.C189])" office:value-type="string" office:string-value="#EXTINF:0,Canal+ Family FRƏƏƏ#EXTGRP:КиноƏƏƏhttp://53578940.ucomist.net/iptv/MB6KGZH26APQGN/6006/index.m3u8" calcext:value-type="string">
            <text:p>#EXTINF:0,Canal+ Family FRƏƏƏ#EXTGRP:КиноƏƏƏhttp://53578940.ucomist.net/iptv/MB6KGZH26APQGN/6006/index.m3u8</text:p>
          </table:table-cell>
        </table:table-row>
        <table:table-row table:style-name="ro1">
          <table:table-cell office:value-type="string" calcext:value-type="string">
            <text:p>#EXTINF:0,Canal+ Series FR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008/index.m3u8</text:p>
          </table:table-cell>
          <table:table-cell table:formula="of:=CONCATENATE([.A190];&quot;ƏƏƏ&quot;;[.B190];&quot;ƏƏƏ&quot;;[.C190])" office:value-type="string" office:string-value="#EXTINF:0,Canal+ Series FRƏƏƏ#EXTGRP:КиноƏƏƏhttp://53578940.ucomist.net/iptv/MB6KGZH26APQGN/6008/index.m3u8" calcext:value-type="string">
            <text:p>#EXTINF:0,Canal+ Series FRƏƏƏ#EXTGRP:КиноƏƏƏhttp://53578940.ucomist.net/iptv/MB6KGZH26APQGN/6008/index.m3u8</text:p>
          </table:table-cell>
        </table:table-row>
        <table:table-row table:style-name="ro1">
          <table:table-cell office:value-type="string" calcext:value-type="string">
            <text:p>#EXTINF:0,CINEMAX ACTION MAX EAST US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156/index.m3u8</text:p>
          </table:table-cell>
          <table:table-cell table:formula="of:=CONCATENATE([.A191];&quot;ƏƏƏ&quot;;[.B191];&quot;ƏƏƏ&quot;;[.C191])" office:value-type="string" office:string-value="#EXTINF:0,CINEMAX ACTION MAX EAST USƏƏƏ#EXTGRP:КиноƏƏƏhttp://53578940.ucomist.net/iptv/MB6KGZH26APQGN/6156/index.m3u8" calcext:value-type="string">
            <text:p>#EXTINF:0,CINEMAX ACTION MAX EAST USƏƏƏ#EXTGRP:КиноƏƏƏhttp://53578940.ucomist.net/iptv/MB6KGZH26APQGN/6156/index.m3u8</text:p>
          </table:table-cell>
        </table:table-row>
        <table:table-row table:style-name="ro1">
          <table:table-cell office:value-type="string" calcext:value-type="string">
            <text:p>#EXTINF:0,CINEMAX MOVIEMAX US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155/index.m3u8</text:p>
          </table:table-cell>
          <table:table-cell table:formula="of:=CONCATENATE([.A192];&quot;ƏƏƏ&quot;;[.B192];&quot;ƏƏƏ&quot;;[.C192])" office:value-type="string" office:string-value="#EXTINF:0,CINEMAX MOVIEMAX USƏƏƏ#EXTGRP:КиноƏƏƏhttp://53578940.ucomist.net/iptv/MB6KGZH26APQGN/6155/index.m3u8" calcext:value-type="string">
            <text:p>#EXTINF:0,CINEMAX MOVIEMAX USƏƏƏ#EXTGRP:КиноƏƏƏhttp://53578940.ucomist.net/iptv/MB6KGZH26APQGN/6155/index.m3u8</text:p>
          </table:table-cell>
        </table:table-row>
        <table:table-row table:style-name="ro1">
          <table:table-cell office:value-type="string" calcext:value-type="string">
            <text:p>#EXTINF:0,CINEMAX OUTER MAX US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154/index.m3u8</text:p>
          </table:table-cell>
          <table:table-cell table:formula="of:=CONCATENATE([.A193];&quot;ƏƏƏ&quot;;[.B193];&quot;ƏƏƏ&quot;;[.C193])" office:value-type="string" office:string-value="#EXTINF:0,CINEMAX OUTER MAX USƏƏƏ#EXTGRP:КиноƏƏƏhttp://53578940.ucomist.net/iptv/MB6KGZH26APQGN/6154/index.m3u8" calcext:value-type="string">
            <text:p>#EXTINF:0,CINEMAX OUTER MAX USƏƏƏ#EXTGRP:КиноƏƏƏhttp://53578940.ucomist.net/iptv/MB6KGZH26APQGN/6154/index.m3u8</text:p>
          </table:table-cell>
        </table:table-row>
        <table:table-row table:style-name="ro1">
          <table:table-cell office:value-type="string" calcext:value-type="string">
            <text:p>#EXTINF:0,CINEMAXX MORE MAXX US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152/index.m3u8</text:p>
          </table:table-cell>
          <table:table-cell table:formula="of:=CONCATENATE([.A194];&quot;ƏƏƏ&quot;;[.B194];&quot;ƏƏƏ&quot;;[.C194])" office:value-type="string" office:string-value="#EXTINF:0,CINEMAXX MORE MAXX USƏƏƏ#EXTGRP:КиноƏƏƏhttp://53578940.ucomist.net/iptv/MB6KGZH26APQGN/6152/index.m3u8" calcext:value-type="string">
            <text:p>#EXTINF:0,CINEMAXX MORE MAXX USƏƏƏ#EXTGRP:КиноƏƏƏhttp://53578940.ucomist.net/iptv/MB6KGZH26APQGN/6152/index.m3u8</text:p>
          </table:table-cell>
        </table:table-row>
        <table:table-row table:style-name="ro1">
          <table:table-cell office:value-type="string" calcext:value-type="string">
            <text:p>#EXTINF:0,beIN Drama QA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137/index.m3u8</text:p>
          </table:table-cell>
          <table:table-cell table:formula="of:=CONCATENATE([.A195];&quot;ƏƏƏ&quot;;[.B195];&quot;ƏƏƏ&quot;;[.C195])" office:value-type="string" office:string-value="#EXTINF:0,beIN Drama QAƏƏƏ#EXTGRP:КиноƏƏƏhttp://53578940.ucomist.net/iptv/MB6KGZH26APQGN/6137/index.m3u8" calcext:value-type="string">
            <text:p>#EXTINF:0,beIN Drama QAƏƏƏ#EXTGRP:КиноƏƏƏhttp://53578940.ucomist.net/iptv/MB6KGZH26APQGN/6137/index.m3u8</text:p>
          </table:table-cell>
        </table:table-row>
        <table:table-row table:style-name="ro1">
          <table:table-cell office:value-type="string" calcext:value-type="string">
            <text:p>#EXTINF:0,beIN Drama QA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137/index.m3u8</text:p>
          </table:table-cell>
          <table:table-cell table:formula="of:=CONCATENATE([.A196];&quot;ƏƏƏ&quot;;[.B196];&quot;ƏƏƏ&quot;;[.C196])" office:value-type="string" office:string-value="#EXTINF:0,beIN Drama QAƏƏƏ#EXTGRP:КиноƏƏƏhttp://53578940.ucomist.net/iptv/MB6KGZH26APQGN/6137/index.m3u8" calcext:value-type="string">
            <text:p>#EXTINF:0,beIN Drama QAƏƏƏ#EXTGRP:КиноƏƏƏhttp://53578940.ucomist.net/iptv/MB6KGZH26APQGN/6137/index.m3u8</text:p>
          </table:table-cell>
        </table:table-row>
        <table:table-row table:style-name="ro1">
          <table:table-cell office:value-type="string" calcext:value-type="string">
            <text:p>#EXTINF:0,FOX COMEDY PL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107/index.m3u8</text:p>
          </table:table-cell>
          <table:table-cell table:formula="of:=CONCATENATE([.A197];&quot;ƏƏƏ&quot;;[.B197];&quot;ƏƏƏ&quot;;[.C197])" office:value-type="string" office:string-value="#EXTINF:0,FOX COMEDY PLƏƏƏ#EXTGRP:КиноƏƏƏhttp://53578940.ucomist.net/iptv/MB6KGZH26APQGN/6107/index.m3u8" calcext:value-type="string">
            <text:p>#EXTINF:0,FOX COMEDY PLƏƏƏ#EXTGRP:КиноƏƏƏhttp://53578940.ucomist.net/iptv/MB6KGZH26APQGN/6107/index.m3u8</text:p>
          </table:table-cell>
        </table:table-row>
        <table:table-row table:style-name="ro1">
          <table:table-cell office:value-type="string" calcext:value-type="string">
            <text:p>#EXTINF:0,Trash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6396/index.m3u8</text:p>
          </table:table-cell>
          <table:table-cell table:formula="of:=CONCATENATE([.A198];&quot;ƏƏƏ&quot;;[.B198];&quot;ƏƏƏ&quot;;[.C198])" office:value-type="string" office:string-value="#EXTINF:0,Trash HDƏƏƏ#EXTGRP:КиноƏƏƏhttp://53578940.ucomist.net/iptv/MB6KGZH26APQGN/6396/index.m3u8" calcext:value-type="string">
            <text:p>#EXTINF:0,Trash HDƏƏƏ#EXTGRP:КиноƏƏƏhttp://53578940.ucomist.net/iptv/MB6KGZH26APQGN/6396/index.m3u8</text:p>
          </table:table-cell>
        </table:table-row>
        <table:table-row table:style-name="ro1">
          <table:table-cell office:value-type="string" calcext:value-type="string">
            <text:p>#EXTINF:0,Премиальное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22/index.m3u8</text:p>
          </table:table-cell>
          <table:table-cell table:formula="of:=CONCATENATE([.A199];&quot;ƏƏƏ&quot;;[.B199];&quot;ƏƏƏ&quot;;[.C199])" office:value-type="string" office:string-value="#EXTINF:0,Премиальное HDƏƏƏ#EXTGRP:КиноƏƏƏhttp://53578940.ucomist.net/iptv/MB6KGZH26APQGN/7222/index.m3u8" calcext:value-type="string">
            <text:p>#EXTINF:0,Премиальное HDƏƏƏ#EXTGRP:КиноƏƏƏhttp://53578940.ucomist.net/iptv/MB6KGZH26APQGN/7222/index.m3u8</text:p>
          </table:table-cell>
        </table:table-row>
        <table:table-row table:style-name="ro1">
          <table:table-cell office:value-type="string" calcext:value-type="string">
            <text:p>#EXTINF:0,Sky Cinema Thriller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29/index.m3u8</text:p>
          </table:table-cell>
          <table:table-cell table:formula="of:=CONCATENATE([.A200];&quot;ƏƏƏ&quot;;[.B200];&quot;ƏƏƏ&quot;;[.C200])" office:value-type="string" office:string-value="#EXTINF:0,Sky Cinema Thriller HD DEƏƏƏ#EXTGRP:КиноƏƏƏhttp://53578940.ucomist.net/iptv/MB6KGZH26APQGN/7229/index.m3u8" calcext:value-type="string">
            <text:p>#EXTINF:0,Sky Cinema Thriller HD DEƏƏƏ#EXTGRP:КиноƏƏƏhttp://53578940.ucomist.net/iptv/MB6KGZH26APQGN/7229/index.m3u8</text:p>
          </table:table-cell>
        </table:table-row>
        <table:table-row table:style-name="ro1">
          <table:table-cell office:value-type="string" calcext:value-type="string">
            <text:p>#EXTINF:0,RTL Passion 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30/index.m3u8</text:p>
          </table:table-cell>
          <table:table-cell table:formula="of:=CONCATENATE([.A201];&quot;ƏƏƏ&quot;;[.B201];&quot;ƏƏƏ&quot;;[.C201])" office:value-type="string" office:string-value="#EXTINF:0,RTL Passion HD DEƏƏƏ#EXTGRP:КиноƏƏƏhttp://53578940.ucomist.net/iptv/MB6KGZH26APQGN/7230/index.m3u8" calcext:value-type="string">
            <text:p>#EXTINF:0,RTL Passion HD DEƏƏƏ#EXTGRP:КиноƏƏƏhttp://53578940.ucomist.net/iptv/MB6KGZH26APQGN/7230/index.m3u8</text:p>
          </table:table-cell>
        </table:table-row>
        <table:table-row table:style-name="ro1">
          <table:table-cell office:value-type="string" calcext:value-type="string">
            <text:p>#EXTINF:0,Sky Romance TV FHD DE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31/index.m3u8</text:p>
          </table:table-cell>
          <table:table-cell table:formula="of:=CONCATENATE([.A202];&quot;ƏƏƏ&quot;;[.B202];&quot;ƏƏƏ&quot;;[.C202])" office:value-type="string" office:string-value="#EXTINF:0,Sky Romance TV FHD DEƏƏƏ#EXTGRP:КиноƏƏƏhttp://53578940.ucomist.net/iptv/MB6KGZH26APQGN/7231/index.m3u8" calcext:value-type="string">
            <text:p>#EXTINF:0,Sky Romance TV FHD DEƏƏƏ#EXTGRP:КиноƏƏƏhttp://53578940.ucomist.net/iptv/MB6KGZH26APQGN/7231/index.m3u8</text:p>
          </table:table-cell>
        </table:table-row>
        <table:table-row table:style-name="ro1">
          <table:table-cell office:value-type="string" calcext:value-type="string">
            <text:p>#EXTINF:0,Киносемья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44/index.m3u8</text:p>
          </table:table-cell>
          <table:table-cell table:formula="of:=CONCATENATE([.A203];&quot;ƏƏƏ&quot;;[.B203];&quot;ƏƏƏ&quot;;[.C203])" office:value-type="string" office:string-value="#EXTINF:0,Киносемья HDƏƏƏ#EXTGRP:КиноƏƏƏhttp://53578940.ucomist.net/iptv/MB6KGZH26APQGN/7244/index.m3u8" calcext:value-type="string">
            <text:p>#EXTINF:0,Киносемья HDƏƏƏ#EXTGRP:КиноƏƏƏhttp://53578940.ucomist.net/iptv/MB6KGZH26APQGN/7244/index.m3u8</text:p>
          </table:table-cell>
        </table:table-row>
        <table:table-row table:style-name="ro1">
          <table:table-cell office:value-type="string" calcext:value-type="string">
            <text:p>#EXTINF:0,Киносвидание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45/index.m3u8</text:p>
          </table:table-cell>
          <table:table-cell table:formula="of:=CONCATENATE([.A204];&quot;ƏƏƏ&quot;;[.B204];&quot;ƏƏƏ&quot;;[.C204])" office:value-type="string" office:string-value="#EXTINF:0,Киносвидание HDƏƏƏ#EXTGRP:КиноƏƏƏhttp://53578940.ucomist.net/iptv/MB6KGZH26APQGN/7245/index.m3u8" calcext:value-type="string">
            <text:p>#EXTINF:0,Киносвидание HDƏƏƏ#EXTGRP:КиноƏƏƏhttp://53578940.ucomist.net/iptv/MB6KGZH26APQGN/7245/index.m3u8</text:p>
          </table:table-cell>
        </table:table-row>
        <table:table-row table:style-name="ro1">
          <table:table-cell office:value-type="string" calcext:value-type="string">
            <text:p>#EXTINF:0,Страшное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47/index.m3u8</text:p>
          </table:table-cell>
          <table:table-cell table:formula="of:=CONCATENATE([.A205];&quot;ƏƏƏ&quot;;[.B205];&quot;ƏƏƏ&quot;;[.C205])" office:value-type="string" office:string-value="#EXTINF:0,Страшное HDƏƏƏ#EXTGRP:КиноƏƏƏhttp://53578940.ucomist.net/iptv/MB6KGZH26APQGN/7247/index.m3u8" calcext:value-type="string">
            <text:p>#EXTINF:0,Страшное HDƏƏƏ#EXTGRP:КиноƏƏƏhttp://53578940.ucomist.net/iptv/MB6KGZH26APQGN/7247/index.m3u8</text:p>
          </table:table-cell>
        </table:table-row>
        <table:table-row table:style-name="ro1">
          <table:table-cell office:value-type="string" calcext:value-type="string">
            <text:p>#EXTINF:0,Кинокомедия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48/index.m3u8</text:p>
          </table:table-cell>
          <table:table-cell table:formula="of:=CONCATENATE([.A206];&quot;ƏƏƏ&quot;;[.B206];&quot;ƏƏƏ&quot;;[.C206])" office:value-type="string" office:string-value="#EXTINF:0,Кинокомедия HDƏƏƏ#EXTGRP:КиноƏƏƏhttp://53578940.ucomist.net/iptv/MB6KGZH26APQGN/7248/index.m3u8" calcext:value-type="string">
            <text:p>#EXTINF:0,Кинокомедия HDƏƏƏ#EXTGRP:КиноƏƏƏhttp://53578940.ucomist.net/iptv/MB6KGZH26APQGN/7248/index.m3u8</text:p>
          </table:table-cell>
        </table:table-row>
        <table:table-row table:style-name="ro1">
          <table:table-cell office:value-type="string" calcext:value-type="string">
            <text:p>#EXTINF:0,Киномикс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49/index.m3u8</text:p>
          </table:table-cell>
          <table:table-cell table:formula="of:=CONCATENATE([.A207];&quot;ƏƏƏ&quot;;[.B207];&quot;ƏƏƏ&quot;;[.C207])" office:value-type="string" office:string-value="#EXTINF:0,Киномикс HDƏƏƏ#EXTGRP:КиноƏƏƏhttp://53578940.ucomist.net/iptv/MB6KGZH26APQGN/7249/index.m3u8" calcext:value-type="string">
            <text:p>#EXTINF:0,Киномикс HDƏƏƏ#EXTGRP:КиноƏƏƏhttp://53578940.ucomist.net/iptv/MB6KGZH26APQGN/7249/index.m3u8</text:p>
          </table:table-cell>
        </table:table-row>
        <table:table-row table:style-name="ro1">
          <table:table-cell office:value-type="string" calcext:value-type="string">
            <text:p>#EXTINF:0,Кинохит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50/index.m3u8</text:p>
          </table:table-cell>
          <table:table-cell table:formula="of:=CONCATENATE([.A208];&quot;ƏƏƏ&quot;;[.B208];&quot;ƏƏƏ&quot;;[.C208])" office:value-type="string" office:string-value="#EXTINF:0,Кинохит HDƏƏƏ#EXTGRP:КиноƏƏƏhttp://53578940.ucomist.net/iptv/MB6KGZH26APQGN/7250/index.m3u8" calcext:value-type="string">
            <text:p>#EXTINF:0,Кинохит HDƏƏƏ#EXTGRP:КиноƏƏƏhttp://53578940.ucomist.net/iptv/MB6KGZH26APQGN/7250/index.m3u8</text:p>
          </table:table-cell>
        </table:table-row>
        <table:table-row table:style-name="ro1">
          <table:table-cell office:value-type="string" calcext:value-type="string">
            <text:p>#EXTINF:0,ТНТ HD Orig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51/index.m3u8</text:p>
          </table:table-cell>
          <table:table-cell table:formula="of:=CONCATENATE([.A209];&quot;ƏƏƏ&quot;;[.B209];&quot;ƏƏƏ&quot;;[.C209])" office:value-type="string" office:string-value="#EXTINF:0,ТНТ HD OrigƏƏƏ#EXTGRP:КиноƏƏƏhttp://53578940.ucomist.net/iptv/MB6KGZH26APQGN/7251/index.m3u8" calcext:value-type="string">
            <text:p>#EXTINF:0,ТНТ HD OrigƏƏƏ#EXTGRP:КиноƏƏƏhttp://53578940.ucomist.net/iptv/MB6KGZH26APQGN/7251/index.m3u8</text:p>
          </table:table-cell>
        </table:table-row>
        <table:table-row table:style-name="ro1">
          <table:table-cell office:value-type="string" calcext:value-type="string">
            <text:p>#EXTINF:0,Киноджем 1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60/index.m3u8</text:p>
          </table:table-cell>
          <table:table-cell table:formula="of:=CONCATENATE([.A210];&quot;ƏƏƏ&quot;;[.B210];&quot;ƏƏƏ&quot;;[.C210])" office:value-type="string" office:string-value="#EXTINF:0,Киноджем 1 HDƏƏƏ#EXTGRP:КиноƏƏƏhttp://53578940.ucomist.net/iptv/MB6KGZH26APQGN/7260/index.m3u8" calcext:value-type="string">
            <text:p>#EXTINF:0,Киноджем 1 HDƏƏƏ#EXTGRP:КиноƏƏƏhttp://53578940.ucomist.net/iptv/MB6KGZH26APQGN/7260/index.m3u8</text:p>
          </table:table-cell>
        </table:table-row>
        <table:table-row table:style-name="ro1">
          <table:table-cell office:value-type="string" calcext:value-type="string">
            <text:p>#EXTINF:0,Киноджем 2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61/index.m3u8</text:p>
          </table:table-cell>
          <table:table-cell table:formula="of:=CONCATENATE([.A211];&quot;ƏƏƏ&quot;;[.B211];&quot;ƏƏƏ&quot;;[.C211])" office:value-type="string" office:string-value="#EXTINF:0,Киноджем 2 HDƏƏƏ#EXTGRP:КиноƏƏƏhttp://53578940.ucomist.net/iptv/MB6KGZH26APQGN/7261/index.m3u8" calcext:value-type="string">
            <text:p>#EXTINF:0,Киноджем 2 HDƏƏƏ#EXTGRP:КиноƏƏƏhttp://53578940.ucomist.net/iptv/MB6KGZH26APQGN/7261/index.m3u8</text:p>
          </table:table-cell>
        </table:table-row>
        <table:table-row table:style-name="ro1">
          <table:table-cell office:value-type="string" calcext:value-type="string">
            <text:p>#EXTINF:0,TVP Seriale PL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81/index.m3u8</text:p>
          </table:table-cell>
          <table:table-cell table:formula="of:=CONCATENATE([.A212];&quot;ƏƏƏ&quot;;[.B212];&quot;ƏƏƏ&quot;;[.C212])" office:value-type="string" office:string-value="#EXTINF:0,TVP Seriale PLƏƏƏ#EXTGRP:КиноƏƏƏhttp://53578940.ucomist.net/iptv/MB6KGZH26APQGN/7281/index.m3u8" calcext:value-type="string">
            <text:p>#EXTINF:0,TVP Seriale PLƏƏƏ#EXTGRP:КиноƏƏƏhttp://53578940.ucomist.net/iptv/MB6KGZH26APQGN/7281/index.m3u8</text:p>
          </table:table-cell>
        </table:table-row>
        <table:table-row table:style-name="ro1">
          <table:table-cell office:value-type="string" calcext:value-type="string">
            <text:p>#EXTINF:0,Kino Polska PL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291/index.m3u8</text:p>
          </table:table-cell>
          <table:table-cell table:formula="of:=CONCATENATE([.A213];&quot;ƏƏƏ&quot;;[.B213];&quot;ƏƏƏ&quot;;[.C213])" office:value-type="string" office:string-value="#EXTINF:0,Kino Polska PLƏƏƏ#EXTGRP:КиноƏƏƏhttp://53578940.ucomist.net/iptv/MB6KGZH26APQGN/7291/index.m3u8" calcext:value-type="string">
            <text:p>#EXTINF:0,Kino Polska PLƏƏƏ#EXTGRP:КиноƏƏƏhttp://53578940.ucomist.net/iptv/MB6KGZH26APQGN/7291/index.m3u8</text:p>
          </table:table-cell>
        </table:table-row>
        <table:table-row table:style-name="ro1">
          <table:table-cell office:value-type="string" calcext:value-type="string">
            <text:p>#EXTINF:0,Мосфильм. Золотая коллекция HD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7347/index.m3u8</text:p>
          </table:table-cell>
          <table:table-cell table:formula="of:=CONCATENATE([.A214];&quot;ƏƏƏ&quot;;[.B214];&quot;ƏƏƏ&quot;;[.C214])" office:value-type="string" office:string-value="#EXTINF:0,Мосфильм. Золотая коллекция HDƏƏƏ#EXTGRP:КиноƏƏƏhttp://53578940.ucomist.net/iptv/MB6KGZH26APQGN/7347/index.m3u8" calcext:value-type="string">
            <text:p>#EXTINF:0,Мосфильм. Золотая коллекция HDƏƏƏ#EXTGRP:КиноƏƏƏhttp://53578940.ucomist.net/iptv/MB6KGZH26APQGN/7347/index.m3u8</text:p>
          </table:table-cell>
        </table:table-row>
        <table:table-row table:style-name="ro1">
          <table:table-cell office:value-type="string" calcext:value-type="string">
            <text:p>#EXTINF:0,SHOT TV</text:p>
          </table:table-cell>
          <table:table-cell office:value-type="string" calcext:value-type="string">
            <text:p>#EXTGRP:Кино</text:p>
          </table:table-cell>
          <table:table-cell office:value-type="string" calcext:value-type="string">
            <text:p>http://53578940.ucomist.net/iptv/MB6KGZH26APQGN/526/index.m3u8</text:p>
          </table:table-cell>
          <table:table-cell table:formula="of:=CONCATENATE([.A215];&quot;ƏƏƏ&quot;;[.B215];&quot;ƏƏƏ&quot;;[.C215])" office:value-type="string" office:string-value="#EXTINF:0,SHOT TVƏƏƏ#EXTGRP:КиноƏƏƏhttp://53578940.ucomist.net/iptv/MB6KGZH26APQGN/526/index.m3u8" calcext:value-type="string">
            <text:p>#EXTINF:0,SHOT TVƏƏƏ#EXTGRP:КиноƏƏƏhttp://53578940.ucomist.net/iptv/MB6KGZH26APQGN/526/index.m3u8</text:p>
          </table:table-cell>
        </table:table-row>
        <table:table-row table:style-name="ro1">
          <table:table-cell office:value-type="string" calcext:value-type="string">
            <text:p>#EXTINF:0,Europa Plus 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15/index.m3u8</text:p>
          </table:table-cell>
          <table:table-cell table:formula="of:=CONCATENATE([.A216];&quot;ƏƏƏ&quot;;[.B216];&quot;ƏƏƏ&quot;;[.C216])" office:value-type="string" office:string-value="#EXTINF:0,Europa Plus TVƏƏƏ#EXTGRP:МузыкаƏƏƏhttp://53578940.ucomist.net/iptv/MB6KGZH26APQGN/115/index.m3u8" calcext:value-type="string">
            <text:p>#EXTINF:0,Europa Plus TVƏƏƏ#EXTGRP:МузыкаƏƏƏhttp://53578940.ucomist.net/iptv/MB6KGZH26APQGN/115/index.m3u8</text:p>
          </table:table-cell>
        </table:table-row>
        <table:table-row table:style-name="ro1">
          <table:table-cell office:value-type="string" calcext:value-type="string">
            <text:p>#EXTINF:0,МУЗ-ТВ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16/index.m3u8</text:p>
          </table:table-cell>
          <table:table-cell table:formula="of:=CONCATENATE([.A217];&quot;ƏƏƏ&quot;;[.B217];&quot;ƏƏƏ&quot;;[.C217])" office:value-type="string" office:string-value="#EXTINF:0,МУЗ-ТВƏƏƏ#EXTGRP:МузыкаƏƏƏhttp://53578940.ucomist.net/iptv/MB6KGZH26APQGN/116/index.m3u8" calcext:value-type="string">
            <text:p>#EXTINF:0,МУЗ-ТВƏƏƏ#EXTGRP:МузыкаƏƏƏhttp://53578940.ucomist.net/iptv/MB6KGZH26APQGN/116/index.m3u8</text:p>
          </table:table-cell>
        </table:table-row>
        <table:table-row table:style-name="ro1">
          <table:table-cell office:value-type="string" calcext:value-type="string">
            <text:p>#EXTINF:0,BRIDGE TV Русский Хит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20/index.m3u8</text:p>
          </table:table-cell>
          <table:table-cell table:formula="of:=CONCATENATE([.A218];&quot;ƏƏƏ&quot;;[.B218];&quot;ƏƏƏ&quot;;[.C218])" office:value-type="string" office:string-value="#EXTINF:0,BRIDGE TV Русский ХитƏƏƏ#EXTGRP:МузыкаƏƏƏhttp://53578940.ucomist.net/iptv/MB6KGZH26APQGN/120/index.m3u8" calcext:value-type="string">
            <text:p>#EXTINF:0,BRIDGE TV Русский ХитƏƏƏ#EXTGRP:МузыкаƏƏƏhttp://53578940.ucomist.net/iptv/MB6KGZH26APQGN/120/index.m3u8</text:p>
          </table:table-cell>
        </table:table-row>
        <table:table-row table:style-name="ro1">
          <table:table-cell office:value-type="string" calcext:value-type="string">
            <text:p>#EXTINF:0,Bridge 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22/index.m3u8</text:p>
          </table:table-cell>
          <table:table-cell table:formula="of:=CONCATENATE([.A219];&quot;ƏƏƏ&quot;;[.B219];&quot;ƏƏƏ&quot;;[.C219])" office:value-type="string" office:string-value="#EXTINF:0,Bridge TVƏƏƏ#EXTGRP:МузыкаƏƏƏhttp://53578940.ucomist.net/iptv/MB6KGZH26APQGN/122/index.m3u8" calcext:value-type="string">
            <text:p>#EXTINF:0,Bridge TVƏƏƏ#EXTGRP:МузыкаƏƏƏhttp://53578940.ucomist.net/iptv/MB6KGZH26APQGN/122/index.m3u8</text:p>
          </table:table-cell>
        </table:table-row>
        <table:table-row table:style-name="ro1">
          <table:table-cell office:value-type="string" calcext:value-type="string">
            <text:p>#EXTINF:0,M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42/index.m3u8</text:p>
          </table:table-cell>
          <table:table-cell table:formula="of:=CONCATENATE([.A220];&quot;ƏƏƏ&quot;;[.B220];&quot;ƏƏƏ&quot;;[.C220])" office:value-type="string" office:string-value="#EXTINF:0,MTVƏƏƏ#EXTGRP:МузыкаƏƏƏhttp://53578940.ucomist.net/iptv/MB6KGZH26APQGN/142/index.m3u8" calcext:value-type="string">
            <text:p>#EXTINF:0,MTVƏƏƏ#EXTGRP:МузыкаƏƏƏhttp://53578940.ucomist.net/iptv/MB6KGZH26APQGN/142/index.m3u8</text:p>
          </table:table-cell>
        </table:table-row>
        <table:table-row table:style-name="ro1">
          <table:table-cell office:value-type="string" calcext:value-type="string">
            <text:p>#EXTINF:0,MTV Hits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53/index.m3u8</text:p>
          </table:table-cell>
          <table:table-cell table:formula="of:=CONCATENATE([.A221];&quot;ƏƏƏ&quot;;[.B221];&quot;ƏƏƏ&quot;;[.C221])" office:value-type="string" office:string-value="#EXTINF:0,MTV HitsƏƏƏ#EXTGRP:МузыкаƏƏƏhttp://53578940.ucomist.net/iptv/MB6KGZH26APQGN/153/index.m3u8" calcext:value-type="string">
            <text:p>#EXTINF:0,MTV HitsƏƏƏ#EXTGRP:МузыкаƏƏƏhttp://53578940.ucomist.net/iptv/MB6KGZH26APQGN/153/index.m3u8</text:p>
          </table:table-cell>
        </table:table-row>
        <table:table-row table:style-name="ro1">
          <table:table-cell office:value-type="string" calcext:value-type="string">
            <text:p>#EXTINF:0,Музыка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55/index.m3u8</text:p>
          </table:table-cell>
          <table:table-cell table:formula="of:=CONCATENATE([.A222];&quot;ƏƏƏ&quot;;[.B222];&quot;ƏƏƏ&quot;;[.C222])" office:value-type="string" office:string-value="#EXTINF:0,МузыкаƏƏƏ#EXTGRP:МузыкаƏƏƏhttp://53578940.ucomist.net/iptv/MB6KGZH26APQGN/155/index.m3u8" calcext:value-type="string">
            <text:p>#EXTINF:0,МузыкаƏƏƏ#EXTGRP:МузыкаƏƏƏhttp://53578940.ucomist.net/iptv/MB6KGZH26APQGN/155/index.m3u8</text:p>
          </table:table-cell>
        </table:table-row>
        <table:table-row table:style-name="ro1">
          <table:table-cell office:value-type="string" calcext:value-type="string">
            <text:p>#EXTINF:0,Mezzo Live HD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208/index.m3u8</text:p>
          </table:table-cell>
          <table:table-cell table:formula="of:=CONCATENATE([.A223];&quot;ƏƏƏ&quot;;[.B223];&quot;ƏƏƏ&quot;;[.C223])" office:value-type="string" office:string-value="#EXTINF:0,Mezzo Live HDƏƏƏ#EXTGRP:МузыкаƏƏƏhttp://53578940.ucomist.net/iptv/MB6KGZH26APQGN/208/index.m3u8" calcext:value-type="string">
            <text:p>#EXTINF:0,Mezzo Live HDƏƏƏ#EXTGRP:МузыкаƏƏƏhttp://53578940.ucomist.net/iptv/MB6KGZH26APQGN/208/index.m3u8</text:p>
          </table:table-cell>
        </table:table-row>
        <table:table-row table:style-name="ro1">
          <table:table-cell office:value-type="string" calcext:value-type="string">
            <text:p>#EXTINF:0,VH1 European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536/index.m3u8</text:p>
          </table:table-cell>
          <table:table-cell table:formula="of:=CONCATENATE([.A224];&quot;ƏƏƏ&quot;;[.B224];&quot;ƏƏƏ&quot;;[.C224])" office:value-type="string" office:string-value="#EXTINF:0,VH1 EuropeanƏƏƏ#EXTGRP:МузыкаƏƏƏhttp://53578940.ucomist.net/iptv/MB6KGZH26APQGN/536/index.m3u8" calcext:value-type="string">
            <text:p>#EXTINF:0,VH1 EuropeanƏƏƏ#EXTGRP:МузыкаƏƏƏhttp://53578940.ucomist.net/iptv/MB6KGZH26APQGN/536/index.m3u8</text:p>
          </table:table-cell>
        </table:table-row>
        <table:table-row table:style-name="ro1">
          <table:table-cell office:value-type="string" calcext:value-type="string">
            <text:p>#EXTINF:0,Club M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558/index.m3u8</text:p>
          </table:table-cell>
          <table:table-cell table:formula="of:=CONCATENATE([.A225];&quot;ƏƏƏ&quot;;[.B225];&quot;ƏƏƏ&quot;;[.C225])" office:value-type="string" office:string-value="#EXTINF:0,Club MTVƏƏƏ#EXTGRP:МузыкаƏƏƏhttp://53578940.ucomist.net/iptv/MB6KGZH26APQGN/558/index.m3u8" calcext:value-type="string">
            <text:p>#EXTINF:0,Club MTVƏƏƏ#EXTGRP:МузыкаƏƏƏhttp://53578940.ucomist.net/iptv/MB6KGZH26APQGN/558/index.m3u8</text:p>
          </table:table-cell>
        </table:table-row>
        <table:table-row table:style-name="ro1">
          <table:table-cell office:value-type="string" calcext:value-type="string">
            <text:p>#EXTINF:0,Mezzo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707/index.m3u8</text:p>
          </table:table-cell>
          <table:table-cell table:formula="of:=CONCATENATE([.A226];&quot;ƏƏƏ&quot;;[.B226];&quot;ƏƏƏ&quot;;[.C226])" office:value-type="string" office:string-value="#EXTINF:0,MezzoƏƏƏ#EXTGRP:МузыкаƏƏƏhttp://53578940.ucomist.net/iptv/MB6KGZH26APQGN/707/index.m3u8" calcext:value-type="string">
            <text:p>#EXTINF:0,MezzoƏƏƏ#EXTGRP:МузыкаƏƏƏhttp://53578940.ucomist.net/iptv/MB6KGZH26APQGN/707/index.m3u8</text:p>
          </table:table-cell>
        </table:table-row>
        <table:table-row table:style-name="ro1">
          <table:table-cell office:value-type="string" calcext:value-type="string">
            <text:p>#EXTINF:0,ТНТ MUSIC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710/index.m3u8</text:p>
          </table:table-cell>
          <table:table-cell table:formula="of:=CONCATENATE([.A227];&quot;ƏƏƏ&quot;;[.B227];&quot;ƏƏƏ&quot;;[.C227])" office:value-type="string" office:string-value="#EXTINF:0,ТНТ MUSICƏƏƏ#EXTGRP:МузыкаƏƏƏhttp://53578940.ucomist.net/iptv/MB6KGZH26APQGN/710/index.m3u8" calcext:value-type="string">
            <text:p>#EXTINF:0,ТНТ MUSICƏƏƏ#EXTGRP:МузыкаƏƏƏhttp://53578940.ucomist.net/iptv/MB6KGZH26APQGN/710/index.m3u8</text:p>
          </table:table-cell>
        </table:table-row>
        <table:table-row table:style-name="ro1">
          <table:table-cell office:value-type="string" calcext:value-type="string">
            <text:p>#EXTINF:0,BRIDGE TV HITS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711/index.m3u8</text:p>
          </table:table-cell>
          <table:table-cell table:formula="of:=CONCATENATE([.A228];&quot;ƏƏƏ&quot;;[.B228];&quot;ƏƏƏ&quot;;[.C228])" office:value-type="string" office:string-value="#EXTINF:0,BRIDGE TV HITSƏƏƏ#EXTGRP:МузыкаƏƏƏhttp://53578940.ucomist.net/iptv/MB6KGZH26APQGN/711/index.m3u8" calcext:value-type="string">
            <text:p>#EXTINF:0,BRIDGE TV HITSƏƏƏ#EXTGRP:МузыкаƏƏƏhttp://53578940.ucomist.net/iptv/MB6KGZH26APQGN/711/index.m3u8</text:p>
          </table:table-cell>
        </table:table-row>
        <table:table-row table:style-name="ro1">
          <table:table-cell office:value-type="string" calcext:value-type="string">
            <text:p>#EXTINF:0,MTV 80s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724/index.m3u8</text:p>
          </table:table-cell>
          <table:table-cell table:formula="of:=CONCATENATE([.A229];&quot;ƏƏƏ&quot;;[.B229];&quot;ƏƏƏ&quot;;[.C229])" office:value-type="string" office:string-value="#EXTINF:0,MTV 80sƏƏƏ#EXTGRP:МузыкаƏƏƏhttp://53578940.ucomist.net/iptv/MB6KGZH26APQGN/724/index.m3u8" calcext:value-type="string">
            <text:p>#EXTINF:0,MTV 80sƏƏƏ#EXTGRP:МузыкаƏƏƏhttp://53578940.ucomist.net/iptv/MB6KGZH26APQGN/724/index.m3u8</text:p>
          </table:table-cell>
        </table:table-row>
        <table:table-row table:style-name="ro1">
          <table:table-cell office:value-type="string" calcext:value-type="string">
            <text:p>#EXTINF:0,Vostok 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054/index.m3u8</text:p>
          </table:table-cell>
          <table:table-cell table:formula="of:=CONCATENATE([.A230];&quot;ƏƏƏ&quot;;[.B230];&quot;ƏƏƏ&quot;;[.C230])" office:value-type="string" office:string-value="#EXTINF:0,Vostok TVƏƏƏ#EXTGRP:МузыкаƏƏƏhttp://53578940.ucomist.net/iptv/MB6KGZH26APQGN/1054/index.m3u8" calcext:value-type="string">
            <text:p>#EXTINF:0,Vostok TVƏƏƏ#EXTGRP:МузыкаƏƏƏhttp://53578940.ucomist.net/iptv/MB6KGZH26APQGN/1054/index.m3u8</text:p>
          </table:table-cell>
        </table:table-row>
        <table:table-row table:style-name="ro1">
          <table:table-cell office:value-type="string" calcext:value-type="string">
            <text:p>#EXTINF:0,MTV 90s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1038/index.m3u8</text:p>
          </table:table-cell>
          <table:table-cell table:formula="of:=CONCATENATE([.A231];&quot;ƏƏƏ&quot;;[.B231];&quot;ƏƏƏ&quot;;[.C231])" office:value-type="string" office:string-value="#EXTINF:0,MTV 90sƏƏƏ#EXTGRP:МузыкаƏƏƏhttp://53578940.ucomist.net/iptv/MB6KGZH26APQGN/1038/index.m3u8" calcext:value-type="string">
            <text:p>#EXTINF:0,MTV 90sƏƏƏ#EXTGRP:МузыкаƏƏƏhttp://53578940.ucomist.net/iptv/MB6KGZH26APQGN/1038/index.m3u8</text:p>
          </table:table-cell>
        </table:table-row>
        <table:table-row table:style-name="ro1">
          <table:table-cell office:value-type="string" calcext:value-type="string">
            <text:p>#EXTINF:0,MCM Top Russia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836/index.m3u8</text:p>
          </table:table-cell>
          <table:table-cell table:formula="of:=CONCATENATE([.A232];&quot;ƏƏƏ&quot;;[.B232];&quot;ƏƏƏ&quot;;[.C232])" office:value-type="string" office:string-value="#EXTINF:0,MCM Top RussiaƏƏƏ#EXTGRP:МузыкаƏƏƏhttp://53578940.ucomist.net/iptv/MB6KGZH26APQGN/836/index.m3u8" calcext:value-type="string">
            <text:p>#EXTINF:0,MCM Top RussiaƏƏƏ#EXTGRP:МузыкаƏƏƏhttp://53578940.ucomist.net/iptv/MB6KGZH26APQGN/836/index.m3u8</text:p>
          </table:table-cell>
        </table:table-row>
        <table:table-row table:style-name="ro1">
          <table:table-cell office:value-type="string" calcext:value-type="string">
            <text:p>#EXTINF:0,RU.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838/index.m3u8</text:p>
          </table:table-cell>
          <table:table-cell table:formula="of:=CONCATENATE([.A233];&quot;ƏƏƏ&quot;;[.B233];&quot;ƏƏƏ&quot;;[.C233])" office:value-type="string" office:string-value="#EXTINF:0,RU.TVƏƏƏ#EXTGRP:МузыкаƏƏƏhttp://53578940.ucomist.net/iptv/MB6KGZH26APQGN/838/index.m3u8" calcext:value-type="string">
            <text:p>#EXTINF:0,RU.TVƏƏƏ#EXTGRP:МузыкаƏƏƏhttp://53578940.ucomist.net/iptv/MB6KGZH26APQGN/838/index.m3u8</text:p>
          </table:table-cell>
        </table:table-row>
        <table:table-row table:style-name="ro1">
          <table:table-cell office:value-type="string" calcext:value-type="string">
            <text:p>#EXTINF:0,Шансон ТВ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859/index.m3u8</text:p>
          </table:table-cell>
          <table:table-cell table:formula="of:=CONCATENATE([.A234];&quot;ƏƏƏ&quot;;[.B234];&quot;ƏƏƏ&quot;;[.C234])" office:value-type="string" office:string-value="#EXTINF:0,Шансон ТВƏƏƏ#EXTGRP:МузыкаƏƏƏhttp://53578940.ucomist.net/iptv/MB6KGZH26APQGN/859/index.m3u8" calcext:value-type="string">
            <text:p>#EXTINF:0,Шансон ТВƏƏƏ#EXTGRP:МузыкаƏƏƏhttp://53578940.ucomist.net/iptv/MB6KGZH26APQGN/859/index.m3u8</text:p>
          </table:table-cell>
        </table:table-row>
        <table:table-row table:style-name="ro1">
          <table:table-cell office:value-type="string" calcext:value-type="string">
            <text:p>#EXTINF:0,Ля-минор ТВ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2043/index.m3u8</text:p>
          </table:table-cell>
          <table:table-cell table:formula="of:=CONCATENATE([.A235];&quot;ƏƏƏ&quot;;[.B235];&quot;ƏƏƏ&quot;;[.C235])" office:value-type="string" office:string-value="#EXTINF:0,Ля-минор ТВƏƏƏ#EXTGRP:МузыкаƏƏƏhttp://53578940.ucomist.net/iptv/MB6KGZH26APQGN/2043/index.m3u8" calcext:value-type="string">
            <text:p>#EXTINF:0,Ля-минор ТВƏƏƏ#EXTGRP:МузыкаƏƏƏhttp://53578940.ucomist.net/iptv/MB6KGZH26APQGN/2043/index.m3u8</text:p>
          </table:table-cell>
        </table:table-row>
        <table:table-row table:style-name="ro1">
          <table:table-cell office:value-type="string" calcext:value-type="string">
            <text:p>#EXTINF:0,Russian Music Box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2048/index.m3u8</text:p>
          </table:table-cell>
          <table:table-cell table:formula="of:=CONCATENATE([.A236];&quot;ƏƏƏ&quot;;[.B236];&quot;ƏƏƏ&quot;;[.C236])" office:value-type="string" office:string-value="#EXTINF:0,Russian Music BoxƏƏƏ#EXTGRP:МузыкаƏƏƏhttp://53578940.ucomist.net/iptv/MB6KGZH26APQGN/2048/index.m3u8" calcext:value-type="string">
            <text:p>#EXTINF:0,Russian Music BoxƏƏƏ#EXTGRP:МузыкаƏƏƏhttp://53578940.ucomist.net/iptv/MB6KGZH26APQGN/2048/index.m3u8</text:p>
          </table:table-cell>
        </table:table-row>
        <table:table-row table:style-name="ro1">
          <table:table-cell office:value-type="string" calcext:value-type="string">
            <text:p>#EXTINF:0,Курай 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2061/index.m3u8</text:p>
          </table:table-cell>
          <table:table-cell table:formula="of:=CONCATENATE([.A237];&quot;ƏƏƏ&quot;;[.B237];&quot;ƏƏƏ&quot;;[.C237])" office:value-type="string" office:string-value="#EXTINF:0,Курай TVƏƏƏ#EXTGRP:МузыкаƏƏƏhttp://53578940.ucomist.net/iptv/MB6KGZH26APQGN/2061/index.m3u8" calcext:value-type="string">
            <text:p>#EXTINF:0,Курай TVƏƏƏ#EXTGRP:МузыкаƏƏƏhttp://53578940.ucomist.net/iptv/MB6KGZH26APQGN/2061/index.m3u8</text:p>
          </table:table-cell>
        </table:table-row>
        <table:table-row table:style-name="ro1">
          <table:table-cell office:value-type="string" calcext:value-type="string">
            <text:p>#EXTINF:0,о2тв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2068/index.m3u8</text:p>
          </table:table-cell>
          <table:table-cell table:formula="of:=CONCATENATE([.A238];&quot;ƏƏƏ&quot;;[.B238];&quot;ƏƏƏ&quot;;[.C238])" office:value-type="string" office:string-value="#EXTINF:0,о2твƏƏƏ#EXTGRP:МузыкаƏƏƏhttp://53578940.ucomist.net/iptv/MB6KGZH26APQGN/2068/index.m3u8" calcext:value-type="string">
            <text:p>#EXTINF:0,о2твƏƏƏ#EXTGRP:МузыкаƏƏƏhttp://53578940.ucomist.net/iptv/MB6KGZH26APQGN/2068/index.m3u8</text:p>
          </table:table-cell>
        </table:table-row>
        <table:table-row table:style-name="ro1">
          <table:table-cell office:value-type="string" calcext:value-type="string">
            <text:p>#EXTINF:0,МузСоюз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2137/index.m3u8</text:p>
          </table:table-cell>
          <table:table-cell table:formula="of:=CONCATENATE([.A239];&quot;ƏƏƏ&quot;;[.B239];&quot;ƏƏƏ&quot;;[.C239])" office:value-type="string" office:string-value="#EXTINF:0,МузСоюзƏƏƏ#EXTGRP:МузыкаƏƏƏhttp://53578940.ucomist.net/iptv/MB6KGZH26APQGN/2137/index.m3u8" calcext:value-type="string">
            <text:p>#EXTINF:0,МузСоюзƏƏƏ#EXTGRP:МузыкаƏƏƏhttp://53578940.ucomist.net/iptv/MB6KGZH26APQGN/2137/index.m3u8</text:p>
          </table:table-cell>
        </table:table-row>
        <table:table-row table:style-name="ro1">
          <table:table-cell office:value-type="string" calcext:value-type="string">
            <text:p>#EXTINF:0,Жар Птица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2142/index.m3u8</text:p>
          </table:table-cell>
          <table:table-cell table:formula="of:=CONCATENATE([.A240];&quot;ƏƏƏ&quot;;[.B240];&quot;ƏƏƏ&quot;;[.C240])" office:value-type="string" office:string-value="#EXTINF:0,Жар ПтицаƏƏƏ#EXTGRP:МузыкаƏƏƏhttp://53578940.ucomist.net/iptv/MB6KGZH26APQGN/2142/index.m3u8" calcext:value-type="string">
            <text:p>#EXTINF:0,Жар ПтицаƏƏƏ#EXTGRP:МузыкаƏƏƏhttp://53578940.ucomist.net/iptv/MB6KGZH26APQGN/2142/index.m3u8</text:p>
          </table:table-cell>
        </table:table-row>
        <table:table-row table:style-name="ro1">
          <table:table-cell office:value-type="string" calcext:value-type="string">
            <text:p>#EXTINF:0,AIVA 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2156/index.m3u8</text:p>
          </table:table-cell>
          <table:table-cell table:formula="of:=CONCATENATE([.A241];&quot;ƏƏƏ&quot;;[.B241];&quot;ƏƏƏ&quot;;[.C241])" office:value-type="string" office:string-value="#EXTINF:0,AIVA TVƏƏƏ#EXTGRP:МузыкаƏƏƏhttp://53578940.ucomist.net/iptv/MB6KGZH26APQGN/2156/index.m3u8" calcext:value-type="string">
            <text:p>#EXTINF:0,AIVA TVƏƏƏ#EXTGRP:МузыкаƏƏƏhttp://53578940.ucomist.net/iptv/MB6KGZH26APQGN/2156/index.m3u8</text:p>
          </table:table-cell>
        </table:table-row>
        <table:table-row table:style-name="ro1">
          <table:table-cell office:value-type="string" calcext:value-type="string">
            <text:p>#EXTINF:0,Муз ТВ +4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6036/index.m3u8</text:p>
          </table:table-cell>
          <table:table-cell table:formula="of:=CONCATENATE([.A242];&quot;ƏƏƏ&quot;;[.B242];&quot;ƏƏƏ&quot;;[.C242])" office:value-type="string" office:string-value="#EXTINF:0,Муз ТВ +4ƏƏƏ#EXTGRP:МузыкаƏƏƏhttp://53578940.ucomist.net/iptv/MB6KGZH26APQGN/6036/index.m3u8" calcext:value-type="string">
            <text:p>#EXTINF:0,Муз ТВ +4ƏƏƏ#EXTGRP:МузыкаƏƏƏhttp://53578940.ucomist.net/iptv/MB6KGZH26APQGN/6036/index.m3u8</text:p>
          </table:table-cell>
        </table:table-row>
        <table:table-row table:style-name="ro1">
          <table:table-cell office:value-type="string" calcext:value-type="string">
            <text:p>#EXTINF:0,NRG 91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7223/index.m3u8</text:p>
          </table:table-cell>
          <table:table-cell table:formula="of:=CONCATENATE([.A243];&quot;ƏƏƏ&quot;;[.B243];&quot;ƏƏƏ&quot;;[.C243])" office:value-type="string" office:string-value="#EXTINF:0,NRG 91ƏƏƏ#EXTGRP:МузыкаƏƏƏhttp://53578940.ucomist.net/iptv/MB6KGZH26APQGN/7223/index.m3u8" calcext:value-type="string">
            <text:p>#EXTINF:0,NRG 91ƏƏƏ#EXTGRP:МузыкаƏƏƏhttp://53578940.ucomist.net/iptv/MB6KGZH26APQGN/7223/index.m3u8</text:p>
          </table:table-cell>
        </table:table-row>
        <table:table-row table:style-name="ro1">
          <table:table-cell office:value-type="string" calcext:value-type="string">
            <text:p>#EXTINF:0,Ritsa TV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7224/index.m3u8</text:p>
          </table:table-cell>
          <table:table-cell table:formula="of:=CONCATENATE([.A244];&quot;ƏƏƏ&quot;;[.B244];&quot;ƏƏƏ&quot;;[.C244])" office:value-type="string" office:string-value="#EXTINF:0,Ritsa TVƏƏƏ#EXTGRP:МузыкаƏƏƏhttp://53578940.ucomist.net/iptv/MB6KGZH26APQGN/7224/index.m3u8" calcext:value-type="string">
            <text:p>#EXTINF:0,Ritsa TVƏƏƏ#EXTGRP:МузыкаƏƏƏhttp://53578940.ucomist.net/iptv/MB6KGZH26APQGN/7224/index.m3u8</text:p>
          </table:table-cell>
        </table:table-row>
        <table:table-row table:style-name="ro1">
          <table:table-cell office:value-type="string" calcext:value-type="string">
            <text:p>#EXTINF:0,MTV POLSKA PL</text:p>
          </table:table-cell>
          <table:table-cell office:value-type="string" calcext:value-type="string">
            <text:p>#EXTGRP:Музыка</text:p>
          </table:table-cell>
          <table:table-cell office:value-type="string" calcext:value-type="string">
            <text:p>http://53578940.ucomist.net/iptv/MB6KGZH26APQGN/7294/index.m3u8</text:p>
          </table:table-cell>
          <table:table-cell table:formula="of:=CONCATENATE([.A245];&quot;ƏƏƏ&quot;;[.B245];&quot;ƏƏƏ&quot;;[.C245])" office:value-type="string" office:string-value="#EXTINF:0,MTV POLSKA PLƏƏƏ#EXTGRP:МузыкаƏƏƏhttp://53578940.ucomist.net/iptv/MB6KGZH26APQGN/7294/index.m3u8" calcext:value-type="string">
            <text:p>#EXTINF:0,MTV POLSKA PLƏƏƏ#EXTGRP:МузыкаƏƏƏhttp://53578940.ucomist.net/iptv/MB6KGZH26APQGN/7294/index.m3u8</text:p>
          </table:table-cell>
        </table:table-row>
        <table:table-row table:style-name="ro1">
          <table:table-cell office:value-type="string" calcext:value-type="string">
            <text:p>#EXTINF:0,РБК-ТВ</text:p>
          </table:table-cell>
          <table:table-cell table:style-name="ce3" office:value-type="string" calcext:value-type="string">
            <text:p>#EXTGRP:Новости</text:p>
          </table:table-cell>
          <table:table-cell table:style-name="ce3" office:value-type="string" calcext:value-type="string">
            <text:p>http://53578940.ucomist.net/iptv/MB6KGZH26APQGN/106/index.m3u8</text:p>
          </table:table-cell>
          <table:table-cell table:formula="of:=CONCATENATE([.A246];&quot;ƏƏƏ&quot;;[.B246];&quot;ƏƏƏ&quot;;[.C246])" office:value-type="string" office:string-value="#EXTINF:0,РБК-ТВƏƏƏ#EXTGRP:НовостиƏƏƏhttp://53578940.ucomist.net/iptv/MB6KGZH26APQGN/106/index.m3u8" calcext:value-type="string">
            <text:p>#EXTINF:0,РБК-ТВƏƏƏ#EXTGRP:НовостиƏƏƏhttp://53578940.ucomist.net/iptv/MB6KGZH26APQGN/106/index.m3u8</text:p>
          </table:table-cell>
        </table:table-row>
        <table:table-row table:style-name="ro1">
          <table:table-cell office:value-type="string" calcext:value-type="string">
            <text:p>#EXTINF:0,Пятый канал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112/index.m3u8</text:p>
          </table:table-cell>
          <table:table-cell table:formula="of:=CONCATENATE([.A247];&quot;ƏƏƏ&quot;;[.B247];&quot;ƏƏƏ&quot;;[.C247])" office:value-type="string" office:string-value="#EXTINF:0,Пятый каналƏƏƏ#EXTGRP:НовостиƏƏƏhttp://53578940.ucomist.net/iptv/MB6KGZH26APQGN/112/index.m3u8" calcext:value-type="string">
            <text:p>#EXTINF:0,Пятый каналƏƏƏ#EXTGRP:НовостиƏƏƏhttp://53578940.ucomist.net/iptv/MB6KGZH26APQGN/112/index.m3u8</text:p>
          </table:table-cell>
        </table:table-row>
        <table:table-row table:style-name="ro1">
          <table:table-cell office:value-type="string" calcext:value-type="string">
            <text:p>#EXTINF:0,Россия-24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507/index.m3u8</text:p>
          </table:table-cell>
          <table:table-cell table:formula="of:=CONCATENATE([.A248];&quot;ƏƏƏ&quot;;[.B248];&quot;ƏƏƏ&quot;;[.C248])" office:value-type="string" office:string-value="#EXTINF:0,Россия-24ƏƏƏ#EXTGRP:НовостиƏƏƏhttp://53578940.ucomist.net/iptv/MB6KGZH26APQGN/507/index.m3u8" calcext:value-type="string">
            <text:p>#EXTINF:0,Россия-24ƏƏƏ#EXTGRP:НовостиƏƏƏhttp://53578940.ucomist.net/iptv/MB6KGZH26APQGN/507/index.m3u8</text:p>
          </table:table-cell>
        </table:table-row>
        <table:table-row table:style-name="ro1">
          <table:table-cell office:value-type="string" calcext:value-type="string">
            <text:p>#EXTINF:0,Москва 24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523/index.m3u8</text:p>
          </table:table-cell>
          <table:table-cell table:formula="of:=CONCATENATE([.A249];&quot;ƏƏƏ&quot;;[.B249];&quot;ƏƏƏ&quot;;[.C249])" office:value-type="string" office:string-value="#EXTINF:0,Москва 24ƏƏƏ#EXTGRP:НовостиƏƏƏhttp://53578940.ucomist.net/iptv/MB6KGZH26APQGN/523/index.m3u8" calcext:value-type="string">
            <text:p>#EXTINF:0,Москва 24ƏƏƏ#EXTGRP:НовостиƏƏƏhttp://53578940.ucomist.net/iptv/MB6KGZH26APQGN/523/index.m3u8</text:p>
          </table:table-cell>
        </table:table-row>
        <table:table-row table:style-name="ro1">
          <table:table-cell office:value-type="string" calcext:value-type="string">
            <text:p>#EXTINF:0,BBC World News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545/index.m3u8</text:p>
          </table:table-cell>
          <table:table-cell table:formula="of:=CONCATENATE([.A250];&quot;ƏƏƏ&quot;;[.B250];&quot;ƏƏƏ&quot;;[.C250])" office:value-type="string" office:string-value="#EXTINF:0,BBC World NewsƏƏƏ#EXTGRP:НовостиƏƏƏhttp://53578940.ucomist.net/iptv/MB6KGZH26APQGN/545/index.m3u8" calcext:value-type="string">
            <text:p>#EXTINF:0,BBC World NewsƏƏƏ#EXTGRP:НовостиƏƏƏhttp://53578940.ucomist.net/iptv/MB6KGZH26APQGN/545/index.m3u8</text:p>
          </table:table-cell>
        </table:table-row>
        <table:table-row table:style-name="ro1">
          <table:table-cell office:value-type="string" calcext:value-type="string">
            <text:p>#EXTINF:0,Мир 24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712/index.m3u8</text:p>
          </table:table-cell>
          <table:table-cell table:formula="of:=CONCATENATE([.A251];&quot;ƏƏƏ&quot;;[.B251];&quot;ƏƏƏ&quot;;[.C251])" office:value-type="string" office:string-value="#EXTINF:0,Мир 24ƏƏƏ#EXTGRP:НовостиƏƏƏhttp://53578940.ucomist.net/iptv/MB6KGZH26APQGN/712/index.m3u8" calcext:value-type="string">
            <text:p>#EXTINF:0,Мир 24ƏƏƏ#EXTGRP:НовостиƏƏƏhttp://53578940.ucomist.net/iptv/MB6KGZH26APQGN/712/index.m3u8</text:p>
          </table:table-cell>
        </table:table-row>
        <table:table-row table:style-name="ro1">
          <table:table-cell office:value-type="string" calcext:value-type="string">
            <text:p>#EXTINF:0,НТВ (+2)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713/index.m3u8</text:p>
          </table:table-cell>
          <table:table-cell table:formula="of:=CONCATENATE([.A252];&quot;ƏƏƏ&quot;;[.B252];&quot;ƏƏƏ&quot;;[.C252])" office:value-type="string" office:string-value="#EXTINF:0,НТВ (+2)ƏƏƏ#EXTGRP:НовостиƏƏƏhttp://53578940.ucomist.net/iptv/MB6KGZH26APQGN/713/index.m3u8" calcext:value-type="string">
            <text:p>#EXTINF:0,НТВ (+2)ƏƏƏ#EXTGRP:НовостиƏƏƏhttp://53578940.ucomist.net/iptv/MB6KGZH26APQGN/713/index.m3u8</text:p>
          </table:table-cell>
        </table:table-row>
        <table:table-row table:style-name="ro1">
          <table:table-cell office:value-type="string" calcext:value-type="string">
            <text:p>#EXTINF:0,Первый канал (+2)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714/index.m3u8</text:p>
          </table:table-cell>
          <table:table-cell table:formula="of:=CONCATENATE([.A253];&quot;ƏƏƏ&quot;;[.B253];&quot;ƏƏƏ&quot;;[.C253])" office:value-type="string" office:string-value="#EXTINF:0,Первый канал (+2)ƏƏƏ#EXTGRP:НовостиƏƏƏhttp://53578940.ucomist.net/iptv/MB6KGZH26APQGN/714/index.m3u8" calcext:value-type="string">
            <text:p>#EXTINF:0,Первый канал (+2)ƏƏƏ#EXTGRP:НовостиƏƏƏhttp://53578940.ucomist.net/iptv/MB6KGZH26APQGN/714/index.m3u8</text:p>
          </table:table-cell>
        </table:table-row>
        <table:table-row table:style-name="ro1">
          <table:table-cell office:value-type="string" calcext:value-type="string">
            <text:p>#EXTINF:0,Санкт-Петербург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715/index.m3u8</text:p>
          </table:table-cell>
          <table:table-cell table:formula="of:=CONCATENATE([.A254];&quot;ƏƏƏ&quot;;[.B254];&quot;ƏƏƏ&quot;;[.C254])" office:value-type="string" office:string-value="#EXTINF:0,Санкт-ПетербургƏƏƏ#EXTGRP:НовостиƏƏƏhttp://53578940.ucomist.net/iptv/MB6KGZH26APQGN/715/index.m3u8" calcext:value-type="string">
            <text:p>#EXTINF:0,Санкт-ПетербургƏƏƏ#EXTGRP:НовостиƏƏƏhttp://53578940.ucomist.net/iptv/MB6KGZH26APQGN/715/index.m3u8</text:p>
          </table:table-cell>
        </table:table-row>
        <table:table-row table:style-name="ro1">
          <table:table-cell office:value-type="string" calcext:value-type="string">
            <text:p>#EXTINF:0,Пятый Канал (+2)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746/index.m3u8</text:p>
          </table:table-cell>
          <table:table-cell table:formula="of:=CONCATENATE([.A255];&quot;ƏƏƏ&quot;;[.B255];&quot;ƏƏƏ&quot;;[.C255])" office:value-type="string" office:string-value="#EXTINF:0,Пятый Канал (+2)ƏƏƏ#EXTGRP:НовостиƏƏƏhttp://53578940.ucomist.net/iptv/MB6KGZH26APQGN/746/index.m3u8" calcext:value-type="string">
            <text:p>#EXTINF:0,Пятый Канал (+2)ƏƏƏ#EXTGRP:НовостиƏƏƏhttp://53578940.ucomist.net/iptv/MB6KGZH26APQGN/746/index.m3u8</text:p>
          </table:table-cell>
        </table:table-row>
        <table:table-row table:style-name="ro1">
          <table:table-cell office:value-type="string" calcext:value-type="string">
            <text:p>#EXTINF:0,FRANCE 24 En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947/index.m3u8</text:p>
          </table:table-cell>
          <table:table-cell table:formula="of:=CONCATENATE([.A256];&quot;ƏƏƏ&quot;;[.B256];&quot;ƏƏƏ&quot;;[.C256])" office:value-type="string" office:string-value="#EXTINF:0,FRANCE 24 EnƏƏƏ#EXTGRP:НовостиƏƏƏhttp://53578940.ucomist.net/iptv/MB6KGZH26APQGN/947/index.m3u8" calcext:value-type="string">
            <text:p>#EXTINF:0,FRANCE 24 EnƏƏƏ#EXTGRP:НовостиƏƏƏhttp://53578940.ucomist.net/iptv/MB6KGZH26APQGN/947/index.m3u8</text:p>
          </table:table-cell>
        </table:table-row>
        <table:table-row table:style-name="ro1">
          <table:table-cell office:value-type="string" calcext:value-type="string">
            <text:p>#EXTINF:0,CNBC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962/index.m3u8</text:p>
          </table:table-cell>
          <table:table-cell table:formula="of:=CONCATENATE([.A257];&quot;ƏƏƏ&quot;;[.B257];&quot;ƏƏƏ&quot;;[.C257])" office:value-type="string" office:string-value="#EXTINF:0,CNBCƏƏƏ#EXTGRP:НовостиƏƏƏhttp://53578940.ucomist.net/iptv/MB6KGZH26APQGN/962/index.m3u8" calcext:value-type="string">
            <text:p>#EXTINF:0,CNBCƏƏƏ#EXTGRP:НовостиƏƏƏhttp://53578940.ucomist.net/iptv/MB6KGZH26APQGN/962/index.m3u8</text:p>
          </table:table-cell>
        </table:table-row>
        <table:table-row table:style-name="ro1">
          <table:table-cell office:value-type="string" calcext:value-type="string">
            <text:p>#EXTINF:0,Euronews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969/index.m3u8</text:p>
          </table:table-cell>
          <table:table-cell table:formula="of:=CONCATENATE([.A258];&quot;ƏƏƏ&quot;;[.B258];&quot;ƏƏƏ&quot;;[.C258])" office:value-type="string" office:string-value="#EXTINF:0,EuronewsƏƏƏ#EXTGRP:НовостиƏƏƏhttp://53578940.ucomist.net/iptv/MB6KGZH26APQGN/969/index.m3u8" calcext:value-type="string">
            <text:p>#EXTINF:0,EuronewsƏƏƏ#EXTGRP:НовостиƏƏƏhttp://53578940.ucomist.net/iptv/MB6KGZH26APQGN/969/index.m3u8</text:p>
          </table:table-cell>
        </table:table-row>
        <table:table-row table:style-name="ro1">
          <table:table-cell office:value-type="string" calcext:value-type="string">
            <text:p>#EXTINF:0,Deutsche Welle DE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1021/index.m3u8</text:p>
          </table:table-cell>
          <table:table-cell table:formula="of:=CONCATENATE([.A259];&quot;ƏƏƏ&quot;;[.B259];&quot;ƏƏƏ&quot;;[.C259])" office:value-type="string" office:string-value="#EXTINF:0,Deutsche Welle DEƏƏƏ#EXTGRP:НовостиƏƏƏhttp://53578940.ucomist.net/iptv/MB6KGZH26APQGN/1021/index.m3u8" calcext:value-type="string">
            <text:p>#EXTINF:0,Deutsche Welle DEƏƏƏ#EXTGRP:НовостиƏƏƏhttp://53578940.ucomist.net/iptv/MB6KGZH26APQGN/1021/index.m3u8</text:p>
          </table:table-cell>
        </table:table-row>
        <table:table-row table:style-name="ro1">
          <table:table-cell office:value-type="string" calcext:value-type="string">
            <text:p>#EXTINF:0,360°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825/index.m3u8</text:p>
          </table:table-cell>
          <table:table-cell table:formula="of:=CONCATENATE([.A260];&quot;ƏƏƏ&quot;;[.B260];&quot;ƏƏƏ&quot;;[.C260])" office:value-type="string" office:string-value="#EXTINF:0,360°ƏƏƏ#EXTGRP:НовостиƏƏƏhttp://53578940.ucomist.net/iptv/MB6KGZH26APQGN/825/index.m3u8" calcext:value-type="string">
            <text:p>#EXTINF:0,360°ƏƏƏ#EXTGRP:НовостиƏƏƏhttp://53578940.ucomist.net/iptv/MB6KGZH26APQGN/825/index.m3u8</text:p>
          </table:table-cell>
        </table:table-row>
        <table:table-row table:style-name="ro1">
          <table:table-cell office:value-type="string" calcext:value-type="string">
            <text:p>#EXTINF:0,Euronews Россия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828/index.m3u8</text:p>
          </table:table-cell>
          <table:table-cell table:formula="of:=CONCATENATE([.A261];&quot;ƏƏƏ&quot;;[.B261];&quot;ƏƏƏ&quot;;[.C261])" office:value-type="string" office:string-value="#EXTINF:0,Euronews РоссияƏƏƏ#EXTGRP:НовостиƏƏƏhttp://53578940.ucomist.net/iptv/MB6KGZH26APQGN/828/index.m3u8" calcext:value-type="string">
            <text:p>#EXTINF:0,Euronews РоссияƏƏƏ#EXTGRP:НовостиƏƏƏhttp://53578940.ucomist.net/iptv/MB6KGZH26APQGN/828/index.m3u8</text:p>
          </table:table-cell>
        </table:table-row>
        <table:table-row table:style-name="ro1">
          <table:table-cell office:value-type="string" calcext:value-type="string">
            <text:p>#EXTINF:0,CGTN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830/index.m3u8</text:p>
          </table:table-cell>
          <table:table-cell table:formula="of:=CONCATENATE([.A262];&quot;ƏƏƏ&quot;;[.B262];&quot;ƏƏƏ&quot;;[.C262])" office:value-type="string" office:string-value="#EXTINF:0,CGTNƏƏƏ#EXTGRP:НовостиƏƏƏhttp://53578940.ucomist.net/iptv/MB6KGZH26APQGN/830/index.m3u8" calcext:value-type="string">
            <text:p>#EXTINF:0,CGTNƏƏƏ#EXTGRP:НовостиƏƏƏhttp://53578940.ucomist.net/iptv/MB6KGZH26APQGN/830/index.m3u8</text:p>
          </table:table-cell>
        </table:table-row>
        <table:table-row table:style-name="ro1">
          <table:table-cell office:value-type="string" calcext:value-type="string">
            <text:p>#EXTINF:0,CGTN русский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831/index.m3u8</text:p>
          </table:table-cell>
          <table:table-cell table:formula="of:=CONCATENATE([.A263];&quot;ƏƏƏ&quot;;[.B263];&quot;ƏƏƏ&quot;;[.C263])" office:value-type="string" office:string-value="#EXTINF:0,CGTN русскийƏƏƏ#EXTGRP:НовостиƏƏƏhttp://53578940.ucomist.net/iptv/MB6KGZH26APQGN/831/index.m3u8" calcext:value-type="string">
            <text:p>#EXTINF:0,CGTN русскийƏƏƏ#EXTGRP:НовостиƏƏƏhttp://53578940.ucomist.net/iptv/MB6KGZH26APQGN/831/index.m3u8</text:p>
          </table:table-cell>
        </table:table-row>
        <table:table-row table:style-name="ro1">
          <table:table-cell office:value-type="string" calcext:value-type="string">
            <text:p>#EXTINF:0,RT News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840/index.m3u8</text:p>
          </table:table-cell>
          <table:table-cell table:formula="of:=CONCATENATE([.A264];&quot;ƏƏƏ&quot;;[.B264];&quot;ƏƏƏ&quot;;[.C264])" office:value-type="string" office:string-value="#EXTINF:0,RT NewsƏƏƏ#EXTGRP:НовостиƏƏƏhttp://53578940.ucomist.net/iptv/MB6KGZH26APQGN/840/index.m3u8" calcext:value-type="string">
            <text:p>#EXTINF:0,RT NewsƏƏƏ#EXTGRP:НовостиƏƏƏhttp://53578940.ucomist.net/iptv/MB6KGZH26APQGN/840/index.m3u8</text:p>
          </table:table-cell>
        </table:table-row>
        <table:table-row table:style-name="ro1">
          <table:table-cell office:value-type="string" calcext:value-type="string">
            <text:p>#EXTINF:0,CNN International Europe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842/index.m3u8</text:p>
          </table:table-cell>
          <table:table-cell table:formula="of:=CONCATENATE([.A265];&quot;ƏƏƏ&quot;;[.B265];&quot;ƏƏƏ&quot;;[.C265])" office:value-type="string" office:string-value="#EXTINF:0,CNN International EuropeƏƏƏ#EXTGRP:НовостиƏƏƏhttp://53578940.ucomist.net/iptv/MB6KGZH26APQGN/842/index.m3u8" calcext:value-type="string">
            <text:p>#EXTINF:0,CNN International EuropeƏƏƏ#EXTGRP:НовостиƏƏƏhttp://53578940.ucomist.net/iptv/MB6KGZH26APQGN/842/index.m3u8</text:p>
          </table:table-cell>
        </table:table-row>
        <table:table-row table:style-name="ro1">
          <table:table-cell office:value-type="string" calcext:value-type="string">
            <text:p>#EXTINF:0,Известия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2008/index.m3u8</text:p>
          </table:table-cell>
          <table:table-cell table:formula="of:=CONCATENATE([.A266];&quot;ƏƏƏ&quot;;[.B266];&quot;ƏƏƏ&quot;;[.C266])" office:value-type="string" office:string-value="#EXTINF:0,ИзвестияƏƏƏ#EXTGRP:НовостиƏƏƏhttp://53578940.ucomist.net/iptv/MB6KGZH26APQGN/2008/index.m3u8" calcext:value-type="string">
            <text:p>#EXTINF:0,ИзвестияƏƏƏ#EXTGRP:НовостиƏƏƏhttp://53578940.ucomist.net/iptv/MB6KGZH26APQGN/2008/index.m3u8</text:p>
          </table:table-cell>
        </table:table-row>
        <table:table-row table:style-name="ro1">
          <table:table-cell office:value-type="string" calcext:value-type="string">
            <text:p>#EXTINF:0,Дождь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2030/index.m3u8</text:p>
          </table:table-cell>
          <table:table-cell table:formula="of:=CONCATENATE([.A267];&quot;ƏƏƏ&quot;;[.B267];&quot;ƏƏƏ&quot;;[.C267])" office:value-type="string" office:string-value="#EXTINF:0,ДождьƏƏƏ#EXTGRP:НовостиƏƏƏhttp://53578940.ucomist.net/iptv/MB6KGZH26APQGN/2030/index.m3u8" calcext:value-type="string">
            <text:p>#EXTINF:0,ДождьƏƏƏ#EXTGRP:НовостиƏƏƏhttp://53578940.ucomist.net/iptv/MB6KGZH26APQGN/2030/index.m3u8</text:p>
          </table:table-cell>
        </table:table-row>
        <table:table-row table:style-name="ro1">
          <table:table-cell office:value-type="string" calcext:value-type="string">
            <text:p>#EXTINF:0,Центральное телевидение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2064/index.m3u8</text:p>
          </table:table-cell>
          <table:table-cell table:formula="of:=CONCATENATE([.A268];&quot;ƏƏƏ&quot;;[.B268];&quot;ƏƏƏ&quot;;[.C268])" office:value-type="string" office:string-value="#EXTINF:0,Центральное телевидениеƏƏƏ#EXTGRP:НовостиƏƏƏhttp://53578940.ucomist.net/iptv/MB6KGZH26APQGN/2064/index.m3u8" calcext:value-type="string">
            <text:p>#EXTINF:0,Центральное телевидениеƏƏƏ#EXTGRP:НовостиƏƏƏhttp://53578940.ucomist.net/iptv/MB6KGZH26APQGN/2064/index.m3u8</text:p>
          </table:table-cell>
        </table:table-row>
        <table:table-row table:style-name="ro1">
          <table:table-cell office:value-type="string" calcext:value-type="string">
            <text:p>#EXTINF:0,Вместе-РФ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2073/index.m3u8</text:p>
          </table:table-cell>
          <table:table-cell table:formula="of:=CONCATENATE([.A269];&quot;ƏƏƏ&quot;;[.B269];&quot;ƏƏƏ&quot;;[.C269])" office:value-type="string" office:string-value="#EXTINF:0,Вместе-РФƏƏƏ#EXTGRP:НовостиƏƏƏhttp://53578940.ucomist.net/iptv/MB6KGZH26APQGN/2073/index.m3u8" calcext:value-type="string">
            <text:p>#EXTINF:0,Вместе-РФƏƏƏ#EXTGRP:НовостиƏƏƏhttp://53578940.ucomist.net/iptv/MB6KGZH26APQGN/2073/index.m3u8</text:p>
          </table:table-cell>
        </table:table-row>
        <table:table-row table:style-name="ro1">
          <table:table-cell office:value-type="string" calcext:value-type="string">
            <text:p>#EXTINF:0,RTVi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2086/index.m3u8</text:p>
          </table:table-cell>
          <table:table-cell table:formula="of:=CONCATENATE([.A270];&quot;ƏƏƏ&quot;;[.B270];&quot;ƏƏƏ&quot;;[.C270])" office:value-type="string" office:string-value="#EXTINF:0,RTViƏƏƏ#EXTGRP:НовостиƏƏƏhttp://53578940.ucomist.net/iptv/MB6KGZH26APQGN/2086/index.m3u8" calcext:value-type="string">
            <text:p>#EXTINF:0,RTViƏƏƏ#EXTGRP:НовостиƏƏƏhttp://53578940.ucomist.net/iptv/MB6KGZH26APQGN/2086/index.m3u8</text:p>
          </table:table-cell>
        </table:table-row>
        <table:table-row table:style-name="ro1">
          <table:table-cell office:value-type="string" calcext:value-type="string">
            <text:p>#EXTINF:0,Про Бизнес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5043/index.m3u8</text:p>
          </table:table-cell>
          <table:table-cell table:formula="of:=CONCATENATE([.A271];&quot;ƏƏƏ&quot;;[.B271];&quot;ƏƏƏ&quot;;[.C271])" office:value-type="string" office:string-value="#EXTINF:0,Про БизнесƏƏƏ#EXTGRP:НовостиƏƏƏhttp://53578940.ucomist.net/iptv/MB6KGZH26APQGN/5043/index.m3u8" calcext:value-type="string">
            <text:p>#EXTINF:0,Про БизнесƏƏƏ#EXTGRP:НовостиƏƏƏhttp://53578940.ucomist.net/iptv/MB6KGZH26APQGN/5043/index.m3u8</text:p>
          </table:table-cell>
        </table:table-row>
        <table:table-row table:style-name="ro1">
          <table:table-cell office:value-type="string" calcext:value-type="string">
            <text:p>#EXTINF:0,Sky News UK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2475/index.m3u8</text:p>
          </table:table-cell>
          <table:table-cell table:formula="of:=CONCATENATE([.A272];&quot;ƏƏƏ&quot;;[.B272];&quot;ƏƏƏ&quot;;[.C272])" office:value-type="string" office:string-value="#EXTINF:0,Sky News UKƏƏƏ#EXTGRP:НовостиƏƏƏhttp://53578940.ucomist.net/iptv/MB6KGZH26APQGN/2475/index.m3u8" calcext:value-type="string">
            <text:p>#EXTINF:0,Sky News UKƏƏƏ#EXTGRP:НовостиƏƏƏhttp://53578940.ucomist.net/iptv/MB6KGZH26APQGN/2475/index.m3u8</text:p>
          </table:table-cell>
        </table:table-row>
        <table:table-row table:style-name="ro1">
          <table:table-cell office:value-type="string" calcext:value-type="string">
            <text:p>#EXTINF:0,Россия-24 +2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6013/index.m3u8</text:p>
          </table:table-cell>
          <table:table-cell table:formula="of:=CONCATENATE([.A273];&quot;ƏƏƏ&quot;;[.B273];&quot;ƏƏƏ&quot;;[.C273])" office:value-type="string" office:string-value="#EXTINF:0,Россия-24 +2ƏƏƏ#EXTGRP:НовостиƏƏƏhttp://53578940.ucomist.net/iptv/MB6KGZH26APQGN/6013/index.m3u8" calcext:value-type="string">
            <text:p>#EXTINF:0,Россия-24 +2ƏƏƏ#EXTGRP:НовостиƏƏƏhttp://53578940.ucomist.net/iptv/MB6KGZH26APQGN/6013/index.m3u8</text:p>
          </table:table-cell>
        </table:table-row>
        <table:table-row table:style-name="ro1">
          <table:table-cell office:value-type="string" calcext:value-type="string">
            <text:p>#EXTINF:0,ABC News AU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6120/index.m3u8</text:p>
          </table:table-cell>
          <table:table-cell table:formula="of:=CONCATENATE([.A274];&quot;ƏƏƏ&quot;;[.B274];&quot;ƏƏƏ&quot;;[.C274])" office:value-type="string" office:string-value="#EXTINF:0,ABC News AUƏƏƏ#EXTGRP:НовостиƏƏƏhttp://53578940.ucomist.net/iptv/MB6KGZH26APQGN/6120/index.m3u8" calcext:value-type="string">
            <text:p>#EXTINF:0,ABC News AUƏƏƏ#EXTGRP:НовостиƏƏƏhttp://53578940.ucomist.net/iptv/MB6KGZH26APQGN/6120/index.m3u8</text:p>
          </table:table-cell>
        </table:table-row>
        <table:table-row table:style-name="ro1">
          <table:table-cell office:value-type="string" calcext:value-type="string">
            <text:p>#EXTINF:0,Band News BR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6161/index.m3u8</text:p>
          </table:table-cell>
          <table:table-cell table:formula="of:=CONCATENATE([.A275];&quot;ƏƏƏ&quot;;[.B275];&quot;ƏƏƏ&quot;;[.C275])" office:value-type="string" office:string-value="#EXTINF:0,Band News BRƏƏƏ#EXTGRP:НовостиƏƏƏhttp://53578940.ucomist.net/iptv/MB6KGZH26APQGN/6161/index.m3u8" calcext:value-type="string">
            <text:p>#EXTINF:0,Band News BRƏƏƏ#EXTGRP:НовостиƏƏƏhttp://53578940.ucomist.net/iptv/MB6KGZH26APQGN/6161/index.m3u8</text:p>
          </table:table-cell>
        </table:table-row>
        <table:table-row table:style-name="ro1">
          <table:table-cell office:value-type="string" calcext:value-type="string">
            <text:p>#EXTINF:0,Sky News Extra 2 AU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6114/index.m3u8</text:p>
          </table:table-cell>
          <table:table-cell table:formula="of:=CONCATENATE([.A276];&quot;ƏƏƏ&quot;;[.B276];&quot;ƏƏƏ&quot;;[.C276])" office:value-type="string" office:string-value="#EXTINF:0,Sky News Extra 2 AUƏƏƏ#EXTGRP:НовостиƏƏƏhttp://53578940.ucomist.net/iptv/MB6KGZH26APQGN/6114/index.m3u8" calcext:value-type="string">
            <text:p>#EXTINF:0,Sky News Extra 2 AUƏƏƏ#EXTGRP:НовостиƏƏƏhttp://53578940.ucomist.net/iptv/MB6KGZH26APQGN/6114/index.m3u8</text:p>
          </table:table-cell>
        </table:table-row>
        <table:table-row table:style-name="ro1">
          <table:table-cell office:value-type="string" calcext:value-type="string">
            <text:p>#EXTINF:0,Sky News Extra 3 AU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6115/index.m3u8</text:p>
          </table:table-cell>
          <table:table-cell table:formula="of:=CONCATENATE([.A277];&quot;ƏƏƏ&quot;;[.B277];&quot;ƏƏƏ&quot;;[.C277])" office:value-type="string" office:string-value="#EXTINF:0,Sky News Extra 3 AUƏƏƏ#EXTGRP:НовостиƏƏƏhttp://53578940.ucomist.net/iptv/MB6KGZH26APQGN/6115/index.m3u8" calcext:value-type="string">
            <text:p>#EXTINF:0,Sky News Extra 3 AUƏƏƏ#EXTGRP:НовостиƏƏƏhttp://53578940.ucomist.net/iptv/MB6KGZH26APQGN/6115/index.m3u8</text:p>
          </table:table-cell>
        </table:table-row>
        <table:table-row table:style-name="ro1">
          <table:table-cell office:value-type="string" calcext:value-type="string">
            <text:p>#EXTINF:0,Sky News Extra 3 AU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6117/index.m3u8</text:p>
          </table:table-cell>
          <table:table-cell table:formula="of:=CONCATENATE([.A278];&quot;ƏƏƏ&quot;;[.B278];&quot;ƏƏƏ&quot;;[.C278])" office:value-type="string" office:string-value="#EXTINF:0,Sky News Extra 3 AUƏƏƏ#EXTGRP:НовостиƏƏƏhttp://53578940.ucomist.net/iptv/MB6KGZH26APQGN/6117/index.m3u8" calcext:value-type="string">
            <text:p>#EXTINF:0,Sky News Extra 3 AUƏƏƏ#EXTGRP:НовостиƏƏƏhttp://53578940.ucomist.net/iptv/MB6KGZH26APQGN/6117/index.m3u8</text:p>
          </table:table-cell>
        </table:table-row>
        <table:table-row table:style-name="ro1">
          <table:table-cell office:value-type="string" calcext:value-type="string">
            <text:p>#EXTINF:0,Первый HD Orig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7253/index.m3u8</text:p>
          </table:table-cell>
          <table:table-cell table:formula="of:=CONCATENATE([.A279];&quot;ƏƏƏ&quot;;[.B279];&quot;ƏƏƏ&quot;;[.C279])" office:value-type="string" office:string-value="#EXTINF:0,Первый HD OrigƏƏƏ#EXTGRP:НовостиƏƏƏhttp://53578940.ucomist.net/iptv/MB6KGZH26APQGN/7253/index.m3u8" calcext:value-type="string">
            <text:p>#EXTINF:0,Первый HD OrigƏƏƏ#EXTGRP:НовостиƏƏƏhttp://53578940.ucomist.net/iptv/MB6KGZH26APQGN/7253/index.m3u8</text:p>
          </table:table-cell>
        </table:table-row>
        <table:table-row table:style-name="ro1">
          <table:table-cell office:value-type="string" calcext:value-type="string">
            <text:p>#EXTINF:0,POLSAT NEWS 2 HD PL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7297/index.m3u8</text:p>
          </table:table-cell>
          <table:table-cell table:formula="of:=CONCATENATE([.A280];&quot;ƏƏƏ&quot;;[.B280];&quot;ƏƏƏ&quot;;[.C280])" office:value-type="string" office:string-value="#EXTINF:0,POLSAT NEWS 2 HD PLƏƏƏ#EXTGRP:НовостиƏƏƏhttp://53578940.ucomist.net/iptv/MB6KGZH26APQGN/7297/index.m3u8" calcext:value-type="string">
            <text:p>#EXTINF:0,POLSAT NEWS 2 HD PLƏƏƏ#EXTGRP:НовостиƏƏƏhttp://53578940.ucomist.net/iptv/MB6KGZH26APQGN/7297/index.m3u8</text:p>
          </table:table-cell>
        </table:table-row>
        <table:table-row table:style-name="ro1">
          <table:table-cell office:value-type="string" calcext:value-type="string">
            <text:p>#EXTINF:0,FOX News Extra AU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6116/index.m3u8</text:p>
          </table:table-cell>
          <table:table-cell table:formula="of:=CONCATENATE([.A281];&quot;ƏƏƏ&quot;;[.B281];&quot;ƏƏƏ&quot;;[.C281])" office:value-type="string" office:string-value="#EXTINF:0,FOX News Extra AUƏƏƏ#EXTGRP:НовостиƏƏƏhttp://53578940.ucomist.net/iptv/MB6KGZH26APQGN/6116/index.m3u8" calcext:value-type="string">
            <text:p>#EXTINF:0,FOX News Extra AUƏƏƏ#EXTGRP:НовостиƏƏƏhttp://53578940.ucomist.net/iptv/MB6KGZH26APQGN/6116/index.m3u8</text:p>
          </table:table-cell>
        </table:table-row>
        <table:table-row table:style-name="ro1">
          <table:table-cell office:value-type="string" calcext:value-type="string">
            <text:p>#EXTINF:0,360° HD</text:p>
          </table:table-cell>
          <table:table-cell office:value-type="string" calcext:value-type="string">
            <text:p>#EXTGRP:Новости</text:p>
          </table:table-cell>
          <table:table-cell office:value-type="string" calcext:value-type="string">
            <text:p>http://53578940.ucomist.net/iptv/MB6KGZH26APQGN/7254/index.m3u8</text:p>
          </table:table-cell>
          <table:table-cell table:formula="of:=CONCATENATE([.A282];&quot;ƏƏƏ&quot;;[.B282];&quot;ƏƏƏ&quot;;[.C282])" office:value-type="string" office:string-value="#EXTINF:0,360° HDƏƏƏ#EXTGRP:НовостиƏƏƏhttp://53578940.ucomist.net/iptv/MB6KGZH26APQGN/7254/index.m3u8" calcext:value-type="string">
            <text:p>#EXTINF:0,360° HDƏƏƏ#EXTGRP:НовостиƏƏƏhttp://53578940.ucomist.net/iptv/MB6KGZH26APQGN/7254/index.m3u8</text:p>
          </table:table-cell>
        </table:table-row>
        <table:table-row table:style-name="ro1">
          <table:table-cell office:value-type="string" calcext:value-type="string">
            <text:p>#EXTINF:0,История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11/index.m3u8</text:p>
          </table:table-cell>
          <table:table-cell table:formula="of:=CONCATENATE([.A283];&quot;ƏƏƏ&quot;;[.B283];&quot;ƏƏƏ&quot;;[.C283])" office:value-type="string" office:string-value="#EXTINF:0,ИсторияƏƏƏ#EXTGRP:ПознавательныеƏƏƏhttp://53578940.ucomist.net/iptv/MB6KGZH26APQGN/111/index.m3u8" calcext:value-type="string">
            <text:p>#EXTINF:0,ИсторияƏƏƏ#EXTGRP:ПознавательныеƏƏƏhttp://53578940.ucomist.net/iptv/MB6KGZH26APQGN/111/index.m3u8</text:p>
          </table:table-cell>
        </table:table-row>
        <table:table-row table:style-name="ro1">
          <table:table-cell office:value-type="string" calcext:value-type="string">
            <text:p>#EXTINF:0,Моя Планет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17/index.m3u8</text:p>
          </table:table-cell>
          <table:table-cell table:formula="of:=CONCATENATE([.A284];&quot;ƏƏƏ&quot;;[.B284];&quot;ƏƏƏ&quot;;[.C284])" office:value-type="string" office:string-value="#EXTINF:0,Моя ПланетаƏƏƏ#EXTGRP:ПознавательныеƏƏƏhttp://53578940.ucomist.net/iptv/MB6KGZH26APQGN/117/index.m3u8" calcext:value-type="string">
            <text:p>#EXTINF:0,Моя ПланетаƏƏƏ#EXTGRP:ПознавательныеƏƏƏhttp://53578940.ucomist.net/iptv/MB6KGZH26APQGN/117/index.m3u8</text:p>
          </table:table-cell>
        </table:table-row>
        <table:table-row table:style-name="ro1">
          <table:table-cell office:value-type="string" calcext:value-type="string">
            <text:p>#EXTINF:0,Outdoor Channel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19/index.m3u8</text:p>
          </table:table-cell>
          <table:table-cell table:formula="of:=CONCATENATE([.A285];&quot;ƏƏƏ&quot;;[.B285];&quot;ƏƏƏ&quot;;[.C285])" office:value-type="string" office:string-value="#EXTINF:0,Outdoor ChannelƏƏƏ#EXTGRP:ПознавательныеƏƏƏhttp://53578940.ucomist.net/iptv/MB6KGZH26APQGN/119/index.m3u8" calcext:value-type="string">
            <text:p>#EXTINF:0,Outdoor ChannelƏƏƏ#EXTGRP:ПознавательныеƏƏƏhttp://53578940.ucomist.net/iptv/MB6KGZH26APQGN/119/index.m3u8</text:p>
          </table:table-cell>
        </table:table-row>
        <table:table-row table:style-name="ro1">
          <table:table-cell office:value-type="string" calcext:value-type="string">
            <text:p>#EXTINF:0,Совершенно секретно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21/index.m3u8</text:p>
          </table:table-cell>
          <table:table-cell table:formula="of:=CONCATENATE([.A286];&quot;ƏƏƏ&quot;;[.B286];&quot;ƏƏƏ&quot;;[.C286])" office:value-type="string" office:string-value="#EXTINF:0,Совершенно секретноƏƏƏ#EXTGRP:ПознавательныеƏƏƏhttp://53578940.ucomist.net/iptv/MB6KGZH26APQGN/121/index.m3u8" calcext:value-type="string">
            <text:p>#EXTINF:0,Совершенно секретноƏƏƏ#EXTGRP:ПознавательныеƏƏƏhttp://53578940.ucomist.net/iptv/MB6KGZH26APQGN/121/index.m3u8</text:p>
          </table:table-cell>
        </table:table-row>
        <table:table-row table:style-name="ro1">
          <table:table-cell office:value-type="string" calcext:value-type="string">
            <text:p>#EXTINF:0,Россия-Культур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505/index.m3u8</text:p>
          </table:table-cell>
          <table:table-cell table:formula="of:=CONCATENATE([.A287];&quot;ƏƏƏ&quot;;[.B287];&quot;ƏƏƏ&quot;;[.C287])" office:value-type="string" office:string-value="#EXTINF:0,Россия-КультураƏƏƏ#EXTGRP:ПознавательныеƏƏƏhttp://53578940.ucomist.net/iptv/MB6KGZH26APQGN/505/index.m3u8" calcext:value-type="string">
            <text:p>#EXTINF:0,Россия-КультураƏƏƏ#EXTGRP:ПознавательныеƏƏƏhttp://53578940.ucomist.net/iptv/MB6KGZH26APQGN/505/index.m3u8</text:p>
          </table:table-cell>
        </table:table-row>
        <table:table-row table:style-name="ro1">
          <table:table-cell office:value-type="string" calcext:value-type="string">
            <text:p>#EXTINF:0,Доктор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512/index.m3u8</text:p>
          </table:table-cell>
          <table:table-cell table:formula="of:=CONCATENATE([.A288];&quot;ƏƏƏ&quot;;[.B288];&quot;ƏƏƏ&quot;;[.C288])" office:value-type="string" office:string-value="#EXTINF:0,ДокторƏƏƏ#EXTGRP:ПознавательныеƏƏƏhttp://53578940.ucomist.net/iptv/MB6KGZH26APQGN/512/index.m3u8" calcext:value-type="string">
            <text:p>#EXTINF:0,ДокторƏƏƏ#EXTGRP:ПознавательныеƏƏƏhttp://53578940.ucomist.net/iptv/MB6KGZH26APQGN/512/index.m3u8</text:p>
          </table:table-cell>
        </table:table-row>
        <table:table-row table:style-name="ro1">
          <table:table-cell office:value-type="string" calcext:value-type="string">
            <text:p>#EXTINF:0,Авто 24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538/index.m3u8</text:p>
          </table:table-cell>
          <table:table-cell table:formula="of:=CONCATENATE([.A289];&quot;ƏƏƏ&quot;;[.B289];&quot;ƏƏƏ&quot;;[.C289])" office:value-type="string" office:string-value="#EXTINF:0,Авто 24ƏƏƏ#EXTGRP:ПознавательныеƏƏƏhttp://53578940.ucomist.net/iptv/MB6KGZH26APQGN/538/index.m3u8" calcext:value-type="string">
            <text:p>#EXTINF:0,Авто 24ƏƏƏ#EXTGRP:ПознавательныеƏƏƏhttp://53578940.ucomist.net/iptv/MB6KGZH26APQGN/538/index.m3u8</text:p>
          </table:table-cell>
        </table:table-row>
        <table:table-row table:style-name="ro1">
          <table:table-cell office:value-type="string" calcext:value-type="string">
            <text:p>#EXTINF:0,Nat Geo Wild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33/index.m3u8</text:p>
          </table:table-cell>
          <table:table-cell table:formula="of:=CONCATENATE([.A290];&quot;ƏƏƏ&quot;;[.B290];&quot;ƏƏƏ&quot;;[.C290])" office:value-type="string" office:string-value="#EXTINF:0,Nat Geo WildƏƏƏ#EXTGRP:ПознавательныеƏƏƏhttp://53578940.ucomist.net/iptv/MB6KGZH26APQGN/133/index.m3u8" calcext:value-type="string">
            <text:p>#EXTINF:0,Nat Geo WildƏƏƏ#EXTGRP:ПознавательныеƏƏƏhttp://53578940.ucomist.net/iptv/MB6KGZH26APQGN/133/index.m3u8</text:p>
          </table:table-cell>
        </table:table-row>
        <table:table-row table:style-name="ro1">
          <table:table-cell office:value-type="string" calcext:value-type="string">
            <text:p>#EXTINF:0,Discovery Science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36/index.m3u8</text:p>
          </table:table-cell>
          <table:table-cell table:formula="of:=CONCATENATE([.A291];&quot;ƏƏƏ&quot;;[.B291];&quot;ƏƏƏ&quot;;[.C291])" office:value-type="string" office:string-value="#EXTINF:0,Discovery ScienceƏƏƏ#EXTGRP:ПознавательныеƏƏƏhttp://53578940.ucomist.net/iptv/MB6KGZH26APQGN/136/index.m3u8" calcext:value-type="string">
            <text:p>#EXTINF:0,Discovery ScienceƏƏƏ#EXTGRP:ПознавательныеƏƏƏhttp://53578940.ucomist.net/iptv/MB6KGZH26APQGN/136/index.m3u8</text:p>
          </table:table-cell>
        </table:table-row>
        <table:table-row table:style-name="ro1">
          <table:table-cell office:value-type="string" calcext:value-type="string">
            <text:p>#EXTINF:0,Animal Planet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37/index.m3u8</text:p>
          </table:table-cell>
          <table:table-cell table:formula="of:=CONCATENATE([.A292];&quot;ƏƏƏ&quot;;[.B292];&quot;ƏƏƏ&quot;;[.C292])" office:value-type="string" office:string-value="#EXTINF:0,Animal PlanetƏƏƏ#EXTGRP:ПознавательныеƏƏƏhttp://53578940.ucomist.net/iptv/MB6KGZH26APQGN/137/index.m3u8" calcext:value-type="string">
            <text:p>#EXTINF:0,Animal PlanetƏƏƏ#EXTGRP:ПознавательныеƏƏƏhttp://53578940.ucomist.net/iptv/MB6KGZH26APQGN/137/index.m3u8</text:p>
          </table:table-cell>
        </table:table-row>
        <table:table-row table:style-name="ro1">
          <table:table-cell office:value-type="string" calcext:value-type="string">
            <text:p>#EXTINF:0,Discovery Channel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40/index.m3u8</text:p>
          </table:table-cell>
          <table:table-cell table:formula="of:=CONCATENATE([.A293];&quot;ƏƏƏ&quot;;[.B293];&quot;ƏƏƏ&quot;;[.C293])" office:value-type="string" office:string-value="#EXTINF:0,Discovery ChannelƏƏƏ#EXTGRP:ПознавательныеƏƏƏhttp://53578940.ucomist.net/iptv/MB6KGZH26APQGN/140/index.m3u8" calcext:value-type="string">
            <text:p>#EXTINF:0,Discovery ChannelƏƏƏ#EXTGRP:ПознавательныеƏƏƏhttp://53578940.ucomist.net/iptv/MB6KGZH26APQGN/140/index.m3u8</text:p>
          </table:table-cell>
        </table:table-row>
        <table:table-row table:style-name="ro1">
          <table:table-cell office:value-type="string" calcext:value-type="string">
            <text:p>#EXTINF:0,Авто Плюс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51/index.m3u8</text:p>
          </table:table-cell>
          <table:table-cell table:formula="of:=CONCATENATE([.A294];&quot;ƏƏƏ&quot;;[.B294];&quot;ƏƏƏ&quot;;[.C294])" office:value-type="string" office:string-value="#EXTINF:0,Авто ПлюсƏƏƏ#EXTGRP:ПознавательныеƏƏƏhttp://53578940.ucomist.net/iptv/MB6KGZH26APQGN/151/index.m3u8" calcext:value-type="string">
            <text:p>#EXTINF:0,Авто ПлюсƏƏƏ#EXTGRP:ПознавательныеƏƏƏhttp://53578940.ucomist.net/iptv/MB6KGZH26APQGN/151/index.m3u8</text:p>
          </table:table-cell>
        </table:table-row>
        <table:table-row table:style-name="ro1">
          <table:table-cell office:value-type="string" calcext:value-type="string">
            <text:p>#EXTINF:0,Кухня ТВ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52/index.m3u8</text:p>
          </table:table-cell>
          <table:table-cell table:formula="of:=CONCATENATE([.A295];&quot;ƏƏƏ&quot;;[.B295];&quot;ƏƏƏ&quot;;[.C295])" office:value-type="string" office:string-value="#EXTINF:0,Кухня ТВƏƏƏ#EXTGRP:ПознавательныеƏƏƏhttp://53578940.ucomist.net/iptv/MB6KGZH26APQGN/152/index.m3u8" calcext:value-type="string">
            <text:p>#EXTINF:0,Кухня ТВƏƏƏ#EXTGRP:ПознавательныеƏƏƏhttp://53578940.ucomist.net/iptv/MB6KGZH26APQGN/152/index.m3u8</text:p>
          </table:table-cell>
        </table:table-row>
        <table:table-row table:style-name="ro1">
          <table:table-cell office:value-type="string" calcext:value-type="string">
            <text:p>#EXTINF:0,Время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552/index.m3u8</text:p>
          </table:table-cell>
          <table:table-cell table:formula="of:=CONCATENATE([.A296];&quot;ƏƏƏ&quot;;[.B296];&quot;ƏƏƏ&quot;;[.C296])" office:value-type="string" office:string-value="#EXTINF:0,ВремяƏƏƏ#EXTGRP:ПознавательныеƏƏƏhttp://53578940.ucomist.net/iptv/MB6KGZH26APQGN/552/index.m3u8" calcext:value-type="string">
            <text:p>#EXTINF:0,ВремяƏƏƏ#EXTGRP:ПознавательныеƏƏƏhttp://53578940.ucomist.net/iptv/MB6KGZH26APQGN/552/index.m3u8</text:p>
          </table:table-cell>
        </table:table-row>
        <table:table-row table:style-name="ro1">
          <table:table-cell office:value-type="string" calcext:value-type="string">
            <text:p>#EXTINF:0,Домашние Животные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58/index.m3u8</text:p>
          </table:table-cell>
          <table:table-cell table:formula="of:=CONCATENATE([.A297];&quot;ƏƏƏ&quot;;[.B297];&quot;ƏƏƏ&quot;;[.C297])" office:value-type="string" office:string-value="#EXTINF:0,Домашние ЖивотныеƏƏƏ#EXTGRP:ПознавательныеƏƏƏhttp://53578940.ucomist.net/iptv/MB6KGZH26APQGN/158/index.m3u8" calcext:value-type="string">
            <text:p>#EXTINF:0,Домашние ЖивотныеƏƏƏ#EXTGRP:ПознавательныеƏƏƏhttp://53578940.ucomist.net/iptv/MB6KGZH26APQGN/158/index.m3u8</text:p>
          </table:table-cell>
        </table:table-row>
        <table:table-row table:style-name="ro1">
          <table:table-cell office:value-type="string" calcext:value-type="string">
            <text:p>#EXTINF:0,Точка отрыв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59/index.m3u8</text:p>
          </table:table-cell>
          <table:table-cell table:formula="of:=CONCATENATE([.A298];&quot;ƏƏƏ&quot;;[.B298];&quot;ƏƏƏ&quot;;[.C298])" office:value-type="string" office:string-value="#EXTINF:0,Точка отрываƏƏƏ#EXTGRP:ПознавательныеƏƏƏhttp://53578940.ucomist.net/iptv/MB6KGZH26APQGN/159/index.m3u8" calcext:value-type="string">
            <text:p>#EXTINF:0,Точка отрываƏƏƏ#EXTGRP:ПознавательныеƏƏƏhttp://53578940.ucomist.net/iptv/MB6KGZH26APQGN/159/index.m3u8</text:p>
          </table:table-cell>
        </table:table-row>
        <table:table-row table:style-name="ro1">
          <table:table-cell office:value-type="string" calcext:value-type="string">
            <text:p>#EXTINF:0,Надежд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153/index.m3u8</text:p>
          </table:table-cell>
          <table:table-cell table:formula="of:=CONCATENATE([.A299];&quot;ƏƏƏ&quot;;[.B299];&quot;ƏƏƏ&quot;;[.C299])" office:value-type="string" office:string-value="#EXTINF:0,НадеждаƏƏƏ#EXTGRP:ПознавательныеƏƏƏhttp://53578940.ucomist.net/iptv/MB6KGZH26APQGN/2153/index.m3u8" calcext:value-type="string">
            <text:p>#EXTINF:0,НадеждаƏƏƏ#EXTGRP:ПознавательныеƏƏƏhttp://53578940.ucomist.net/iptv/MB6KGZH26APQGN/2153/index.m3u8</text:p>
          </table:table-cell>
        </table:table-row>
        <table:table-row table:style-name="ro1">
          <table:table-cell office:value-type="string" calcext:value-type="string">
            <text:p>#EXTINF:0,Viasat Nature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61/index.m3u8</text:p>
          </table:table-cell>
          <table:table-cell table:formula="of:=CONCATENATE([.A300];&quot;ƏƏƏ&quot;;[.B300];&quot;ƏƏƏ&quot;;[.C300])" office:value-type="string" office:string-value="#EXTINF:0,Viasat NatureƏƏƏ#EXTGRP:ПознавательныеƏƏƏhttp://53578940.ucomist.net/iptv/MB6KGZH26APQGN/161/index.m3u8" calcext:value-type="string">
            <text:p>#EXTINF:0,Viasat NatureƏƏƏ#EXTGRP:ПознавательныеƏƏƏhttp://53578940.ucomist.net/iptv/MB6KGZH26APQGN/161/index.m3u8</text:p>
          </table:table-cell>
        </table:table-row>
        <table:table-row table:style-name="ro1">
          <table:table-cell office:value-type="string" calcext:value-type="string">
            <text:p>#EXTINF:0,Viasat History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62/index.m3u8</text:p>
          </table:table-cell>
          <table:table-cell table:formula="of:=CONCATENATE([.A301];&quot;ƏƏƏ&quot;;[.B301];&quot;ƏƏƏ&quot;;[.C301])" office:value-type="string" office:string-value="#EXTINF:0,Viasat HistoryƏƏƏ#EXTGRP:ПознавательныеƏƏƏhttp://53578940.ucomist.net/iptv/MB6KGZH26APQGN/162/index.m3u8" calcext:value-type="string">
            <text:p>#EXTINF:0,Viasat HistoryƏƏƏ#EXTGRP:ПознавательныеƏƏƏhttp://53578940.ucomist.net/iptv/MB6KGZH26APQGN/162/index.m3u8</text:p>
          </table:table-cell>
        </table:table-row>
        <table:table-row table:style-name="ro1">
          <table:table-cell office:value-type="string" calcext:value-type="string">
            <text:p>#EXTINF:0,Viasat Explore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63/index.m3u8</text:p>
          </table:table-cell>
          <table:table-cell table:formula="of:=CONCATENATE([.A302];&quot;ƏƏƏ&quot;;[.B302];&quot;ƏƏƏ&quot;;[.C302])" office:value-type="string" office:string-value="#EXTINF:0,Viasat ExploreƏƏƏ#EXTGRP:ПознавательныеƏƏƏhttp://53578940.ucomist.net/iptv/MB6KGZH26APQGN/163/index.m3u8" calcext:value-type="string">
            <text:p>#EXTINF:0,Viasat ExploreƏƏƏ#EXTGRP:ПознавательныеƏƏƏhttp://53578940.ucomist.net/iptv/MB6KGZH26APQGN/163/index.m3u8</text:p>
          </table:table-cell>
        </table:table-row>
        <table:table-row table:style-name="ro1">
          <table:table-cell office:value-type="string" calcext:value-type="string">
            <text:p>#EXTINF:0,Travel Channel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30/index.m3u8</text:p>
          </table:table-cell>
          <table:table-cell table:formula="of:=CONCATENATE([.A303];&quot;ƏƏƏ&quot;;[.B303];&quot;ƏƏƏ&quot;;[.C303])" office:value-type="string" office:string-value="#EXTINF:0,Travel ChannelƏƏƏ#EXTGRP:ПознавательныеƏƏƏhttp://53578940.ucomist.net/iptv/MB6KGZH26APQGN/130/index.m3u8" calcext:value-type="string">
            <text:p>#EXTINF:0,Travel ChannelƏƏƏ#EXTGRP:ПознавательныеƏƏƏhttp://53578940.ucomist.net/iptv/MB6KGZH26APQGN/130/index.m3u8</text:p>
          </table:table-cell>
        </table:table-row>
        <table:table-row table:style-name="ro1">
          <table:table-cell office:value-type="string" calcext:value-type="string">
            <text:p>#EXTINF:0,OCEAN-TV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03/index.m3u8</text:p>
          </table:table-cell>
          <table:table-cell table:formula="of:=CONCATENATE([.A304];&quot;ƏƏƏ&quot;;[.B304];&quot;ƏƏƏ&quot;;[.C304])" office:value-type="string" office:string-value="#EXTINF:0,OCEAN-TVƏƏƏ#EXTGRP:ПознавательныеƏƏƏhttp://53578940.ucomist.net/iptv/MB6KGZH26APQGN/703/index.m3u8" calcext:value-type="string">
            <text:p>#EXTINF:0,OCEAN-TVƏƏƏ#EXTGRP:ПознавательныеƏƏƏhttp://53578940.ucomist.net/iptv/MB6KGZH26APQGN/703/index.m3u8</text:p>
          </table:table-cell>
        </table:table-row>
        <table:table-row table:style-name="ro1">
          <table:table-cell office:value-type="string" calcext:value-type="string">
            <text:p>#EXTINF:0,Бобёр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25/index.m3u8</text:p>
          </table:table-cell>
          <table:table-cell table:formula="of:=CONCATENATE([.A305];&quot;ƏƏƏ&quot;;[.B305];&quot;ƏƏƏ&quot;;[.C305])" office:value-type="string" office:string-value="#EXTINF:0,БобёрƏƏƏ#EXTGRP:ПознавательныеƏƏƏhttp://53578940.ucomist.net/iptv/MB6KGZH26APQGN/725/index.m3u8" calcext:value-type="string">
            <text:p>#EXTINF:0,БобёрƏƏƏ#EXTGRP:ПознавательныеƏƏƏhttp://53578940.ucomist.net/iptv/MB6KGZH26APQGN/725/index.m3u8</text:p>
          </table:table-cell>
        </table:table-row>
        <table:table-row table:style-name="ro1">
          <table:table-cell office:value-type="string" calcext:value-type="string">
            <text:p>#EXTINF:0,Зоопарк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31/index.m3u8</text:p>
          </table:table-cell>
          <table:table-cell table:formula="of:=CONCATENATE([.A306];&quot;ƏƏƏ&quot;;[.B306];&quot;ƏƏƏ&quot;;[.C306])" office:value-type="string" office:string-value="#EXTINF:0,ЗоопаркƏƏƏ#EXTGRP:ПознавательныеƏƏƏhttp://53578940.ucomist.net/iptv/MB6KGZH26APQGN/731/index.m3u8" calcext:value-type="string">
            <text:p>#EXTINF:0,ЗоопаркƏƏƏ#EXTGRP:ПознавательныеƏƏƏhttp://53578940.ucomist.net/iptv/MB6KGZH26APQGN/731/index.m3u8</text:p>
          </table:table-cell>
        </table:table-row>
        <table:table-row table:style-name="ro1">
          <table:table-cell office:value-type="string" calcext:value-type="string">
            <text:p>#EXTINF:0,E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36/index.m3u8</text:p>
          </table:table-cell>
          <table:table-cell table:formula="of:=CONCATENATE([.A307];&quot;ƏƏƏ&quot;;[.B307];&quot;ƏƏƏ&quot;;[.C307])" office:value-type="string" office:string-value="#EXTINF:0,EƏƏƏ#EXTGRP:ПознавательныеƏƏƏhttp://53578940.ucomist.net/iptv/MB6KGZH26APQGN/736/index.m3u8" calcext:value-type="string">
            <text:p>#EXTINF:0,EƏƏƏ#EXTGRP:ПознавательныеƏƏƏhttp://53578940.ucomist.net/iptv/MB6KGZH26APQGN/736/index.m3u8</text:p>
          </table:table-cell>
        </table:table-row>
        <table:table-row table:style-name="ro1">
          <table:table-cell office:value-type="string" calcext:value-type="string">
            <text:p>#EXTINF:0,Моя Стихия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42/index.m3u8</text:p>
          </table:table-cell>
          <table:table-cell table:formula="of:=CONCATENATE([.A308];&quot;ƏƏƏ&quot;;[.B308];&quot;ƏƏƏ&quot;;[.C308])" office:value-type="string" office:string-value="#EXTINF:0,Моя СтихияƏƏƏ#EXTGRP:ПознавательныеƏƏƏhttp://53578940.ucomist.net/iptv/MB6KGZH26APQGN/742/index.m3u8" calcext:value-type="string">
            <text:p>#EXTINF:0,Моя СтихияƏƏƏ#EXTGRP:ПознавательныеƏƏƏhttp://53578940.ucomist.net/iptv/MB6KGZH26APQGN/742/index.m3u8</text:p>
          </table:table-cell>
        </table:table-row>
        <table:table-row table:style-name="ro1">
          <table:table-cell office:value-type="string" calcext:value-type="string">
            <text:p>#EXTINF:0,Усадьб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532/index.m3u8</text:p>
          </table:table-cell>
          <table:table-cell table:formula="of:=CONCATENATE([.A309];&quot;ƏƏƏ&quot;;[.B309];&quot;ƏƏƏ&quot;;[.C309])" office:value-type="string" office:string-value="#EXTINF:0,УсадьбаƏƏƏ#EXTGRP:ПознавательныеƏƏƏhttp://53578940.ucomist.net/iptv/MB6KGZH26APQGN/532/index.m3u8" calcext:value-type="string">
            <text:p>#EXTINF:0,УсадьбаƏƏƏ#EXTGRP:ПознавательныеƏƏƏhttp://53578940.ucomist.net/iptv/MB6KGZH26APQGN/532/index.m3u8</text:p>
          </table:table-cell>
        </table:table-row>
        <table:table-row table:style-name="ro1">
          <table:table-cell office:value-type="string" calcext:value-type="string">
            <text:p>#EXTINF:0,English Club TV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993/index.m3u8</text:p>
          </table:table-cell>
          <table:table-cell table:formula="of:=CONCATENATE([.A310];&quot;ƏƏƏ&quot;;[.B310];&quot;ƏƏƏ&quot;;[.C310])" office:value-type="string" office:string-value="#EXTINF:0,English Club TVƏƏƏ#EXTGRP:ПознавательныеƏƏƏhttp://53578940.ucomist.net/iptv/MB6KGZH26APQGN/993/index.m3u8" calcext:value-type="string">
            <text:p>#EXTINF:0,English Club TVƏƏƏ#EXTGRP:ПознавательныеƏƏƏhttp://53578940.ucomist.net/iptv/MB6KGZH26APQGN/993/index.m3u8</text:p>
          </table:table-cell>
        </table:table-row>
        <table:table-row table:style-name="ro1">
          <table:table-cell office:value-type="string" calcext:value-type="string">
            <text:p>#EXTINF:0,H2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052/index.m3u8</text:p>
          </table:table-cell>
          <table:table-cell table:formula="of:=CONCATENATE([.A311];&quot;ƏƏƏ&quot;;[.B311];&quot;ƏƏƏ&quot;;[.C311])" office:value-type="string" office:string-value="#EXTINF:0,H2ƏƏƏ#EXTGRP:ПознавательныеƏƏƏhttp://53578940.ucomist.net/iptv/MB6KGZH26APQGN/1052/index.m3u8" calcext:value-type="string">
            <text:p>#EXTINF:0,H2ƏƏƏ#EXTGRP:ПознавательныеƏƏƏhttp://53578940.ucomist.net/iptv/MB6KGZH26APQGN/1052/index.m3u8</text:p>
          </table:table-cell>
        </table:table-row>
        <table:table-row table:style-name="ro1">
          <table:table-cell office:value-type="string" calcext:value-type="string">
            <text:p>#EXTINF:0,Travel TV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044/index.m3u8</text:p>
          </table:table-cell>
          <table:table-cell table:formula="of:=CONCATENATE([.A312];&quot;ƏƏƏ&quot;;[.B312];&quot;ƏƏƏ&quot;;[.C312])" office:value-type="string" office:string-value="#EXTINF:0,Travel TVƏƏƏ#EXTGRP:ПознавательныеƏƏƏhttp://53578940.ucomist.net/iptv/MB6KGZH26APQGN/1044/index.m3u8" calcext:value-type="string">
            <text:p>#EXTINF:0,Travel TVƏƏƏ#EXTGRP:ПознавательныеƏƏƏhttp://53578940.ucomist.net/iptv/MB6KGZH26APQGN/1044/index.m3u8</text:p>
          </table:table-cell>
        </table:table-row>
        <table:table-row table:style-name="ro1">
          <table:table-cell office:value-type="string" calcext:value-type="string">
            <text:p>#EXTINF:0,Classical Harmony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037/index.m3u8</text:p>
          </table:table-cell>
          <table:table-cell table:formula="of:=CONCATENATE([.A313];&quot;ƏƏƏ&quot;;[.B313];&quot;ƏƏƏ&quot;;[.C313])" office:value-type="string" office:string-value="#EXTINF:0,Classical HarmonyƏƏƏ#EXTGRP:ПознавательныеƏƏƏhttp://53578940.ucomist.net/iptv/MB6KGZH26APQGN/1037/index.m3u8" calcext:value-type="string">
            <text:p>#EXTINF:0,Classical HarmonyƏƏƏ#EXTGRP:ПознавательныеƏƏƏhttp://53578940.ucomist.net/iptv/MB6KGZH26APQGN/1037/index.m3u8</text:p>
          </table:table-cell>
        </table:table-row>
        <table:table-row table:style-name="ro1">
          <table:table-cell office:value-type="string" calcext:value-type="string">
            <text:p>#EXTINF:0,Travel Channel EN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070/index.m3u8</text:p>
          </table:table-cell>
          <table:table-cell table:formula="of:=CONCATENATE([.A314];&quot;ƏƏƏ&quot;;[.B314];&quot;ƏƏƏ&quot;;[.C314])" office:value-type="string" office:string-value="#EXTINF:0,Travel Channel ENƏƏƏ#EXTGRP:ПознавательныеƏƏƏhttp://53578940.ucomist.net/iptv/MB6KGZH26APQGN/1070/index.m3u8" calcext:value-type="string">
            <text:p>#EXTINF:0,Travel Channel ENƏƏƏ#EXTGRP:ПознавательныеƏƏƏhttp://53578940.ucomist.net/iptv/MB6KGZH26APQGN/1070/index.m3u8</text:p>
          </table:table-cell>
        </table:table-row>
        <table:table-row table:style-name="ro1">
          <table:table-cell office:value-type="string" calcext:value-type="string">
            <text:p>#EXTINF:0,History Russia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837/index.m3u8</text:p>
          </table:table-cell>
          <table:table-cell table:formula="of:=CONCATENATE([.A315];&quot;ƏƏƏ&quot;;[.B315];&quot;ƏƏƏ&quot;;[.C315])" office:value-type="string" office:string-value="#EXTINF:0,History RussiaƏƏƏ#EXTGRP:ПознавательныеƏƏƏhttp://53578940.ucomist.net/iptv/MB6KGZH26APQGN/837/index.m3u8" calcext:value-type="string">
            <text:p>#EXTINF:0,History RussiaƏƏƏ#EXTGRP:ПознавательныеƏƏƏhttp://53578940.ucomist.net/iptv/MB6KGZH26APQGN/837/index.m3u8</text:p>
          </table:table-cell>
        </table:table-row>
        <table:table-row table:style-name="ro1">
          <table:table-cell office:value-type="string" calcext:value-type="string">
            <text:p>#EXTINF:0,RTG TV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841/index.m3u8</text:p>
          </table:table-cell>
          <table:table-cell table:formula="of:=CONCATENATE([.A316];&quot;ƏƏƏ&quot;;[.B316];&quot;ƏƏƏ&quot;;[.C316])" office:value-type="string" office:string-value="#EXTINF:0,RTG TVƏƏƏ#EXTGRP:ПознавательныеƏƏƏhttp://53578940.ucomist.net/iptv/MB6KGZH26APQGN/841/index.m3u8" calcext:value-type="string">
            <text:p>#EXTINF:0,RTG TVƏƏƏ#EXTGRP:ПознавательныеƏƏƏhttp://53578940.ucomist.net/iptv/MB6KGZH26APQGN/841/index.m3u8</text:p>
          </table:table-cell>
        </table:table-row>
        <table:table-row table:style-name="ro1">
          <table:table-cell office:value-type="string" calcext:value-type="string">
            <text:p>#EXTINF:0,Дикий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847/index.m3u8</text:p>
          </table:table-cell>
          <table:table-cell table:formula="of:=CONCATENATE([.A317];&quot;ƏƏƏ&quot;;[.B317];&quot;ƏƏƏ&quot;;[.C317])" office:value-type="string" office:string-value="#EXTINF:0,ДикийƏƏƏ#EXTGRP:ПознавательныеƏƏƏhttp://53578940.ucomist.net/iptv/MB6KGZH26APQGN/847/index.m3u8" calcext:value-type="string">
            <text:p>#EXTINF:0,ДикийƏƏƏ#EXTGRP:ПознавательныеƏƏƏhttp://53578940.ucomist.net/iptv/MB6KGZH26APQGN/847/index.m3u8</text:p>
          </table:table-cell>
        </table:table-row>
        <table:table-row table:style-name="ro1">
          <table:table-cell office:value-type="string" calcext:value-type="string">
            <text:p>#EXTINF:0,travel+adventure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850/index.m3u8</text:p>
          </table:table-cell>
          <table:table-cell table:formula="of:=CONCATENATE([.A318];&quot;ƏƏƏ&quot;;[.B318];&quot;ƏƏƏ&quot;;[.C318])" office:value-type="string" office:string-value="#EXTINF:0,travel+adventureƏƏƏ#EXTGRP:ПознавательныеƏƏƏhttp://53578940.ucomist.net/iptv/MB6KGZH26APQGN/850/index.m3u8" calcext:value-type="string">
            <text:p>#EXTINF:0,travel+adventureƏƏƏ#EXTGRP:ПознавательныеƏƏƏhttp://53578940.ucomist.net/iptv/MB6KGZH26APQGN/850/index.m3u8</text:p>
          </table:table-cell>
        </table:table-row>
        <table:table-row table:style-name="ro1">
          <table:table-cell office:value-type="string" calcext:value-type="string">
            <text:p>#EXTINF:0,Поехали!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135/index.m3u8</text:p>
          </table:table-cell>
          <table:table-cell table:formula="of:=CONCATENATE([.A319];&quot;ƏƏƏ&quot;;[.B319];&quot;ƏƏƏ&quot;;[.C319])" office:value-type="string" office:string-value="#EXTINF:0,Поехали!ƏƏƏ#EXTGRP:ПознавательныеƏƏƏhttp://53578940.ucomist.net/iptv/MB6KGZH26APQGN/135/index.m3u8" calcext:value-type="string">
            <text:p>#EXTINF:0,Поехали!ƏƏƏ#EXTGRP:ПознавательныеƏƏƏhttp://53578940.ucomist.net/iptv/MB6KGZH26APQGN/135/index.m3u8</text:p>
          </table:table-cell>
        </table:table-row>
        <table:table-row table:style-name="ro1">
          <table:table-cell office:value-type="string" calcext:value-type="string">
            <text:p>#EXTINF:0,Galaxy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10/index.m3u8</text:p>
          </table:table-cell>
          <table:table-cell table:formula="of:=CONCATENATE([.A320];&quot;ƏƏƏ&quot;;[.B320];&quot;ƏƏƏ&quot;;[.C320])" office:value-type="string" office:string-value="#EXTINF:0,GalaxyƏƏƏ#EXTGRP:ПознавательныеƏƏƏhttp://53578940.ucomist.net/iptv/MB6KGZH26APQGN/2010/index.m3u8" calcext:value-type="string">
            <text:p>#EXTINF:0,GalaxyƏƏƏ#EXTGRP:ПознавательныеƏƏƏhttp://53578940.ucomist.net/iptv/MB6KGZH26APQGN/2010/index.m3u8</text:p>
          </table:table-cell>
        </table:table-row>
        <table:table-row table:style-name="ro1">
          <table:table-cell office:value-type="string" calcext:value-type="string">
            <text:p>#EXTINF:0,Охота и рыбалк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19/index.m3u8</text:p>
          </table:table-cell>
          <table:table-cell table:formula="of:=CONCATENATE([.A321];&quot;ƏƏƏ&quot;;[.B321];&quot;ƏƏƏ&quot;;[.C321])" office:value-type="string" office:string-value="#EXTINF:0,Охота и рыбалкаƏƏƏ#EXTGRP:ПознавательныеƏƏƏhttp://53578940.ucomist.net/iptv/MB6KGZH26APQGN/2019/index.m3u8" calcext:value-type="string">
            <text:p>#EXTINF:0,Охота и рыбалкаƏƏƏ#EXTGRP:ПознавательныеƏƏƏhttp://53578940.ucomist.net/iptv/MB6KGZH26APQGN/2019/index.m3u8</text:p>
          </table:table-cell>
        </table:table-row>
        <table:table-row table:style-name="ro1">
          <table:table-cell office:value-type="string" calcext:value-type="string">
            <text:p>#EXTINF:0,ЕГЭ ТВ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20/index.m3u8</text:p>
          </table:table-cell>
          <table:table-cell table:formula="of:=CONCATENATE([.A322];&quot;ƏƏƏ&quot;;[.B322];&quot;ƏƏƏ&quot;;[.C322])" office:value-type="string" office:string-value="#EXTINF:0,ЕГЭ ТВƏƏƏ#EXTGRP:ПознавательныеƏƏƏhttp://53578940.ucomist.net/iptv/MB6KGZH26APQGN/2020/index.m3u8" calcext:value-type="string">
            <text:p>#EXTINF:0,ЕГЭ ТВƏƏƏ#EXTGRP:ПознавательныеƏƏƏhttp://53578940.ucomist.net/iptv/MB6KGZH26APQGN/2020/index.m3u8</text:p>
          </table:table-cell>
        </table:table-row>
        <table:table-row table:style-name="ro1">
          <table:table-cell office:value-type="string" calcext:value-type="string">
            <text:p>#EXTINF:0,HD Media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37/index.m3u8</text:p>
          </table:table-cell>
          <table:table-cell table:formula="of:=CONCATENATE([.A323];&quot;ƏƏƏ&quot;;[.B323];&quot;ƏƏƏ&quot;;[.C323])" office:value-type="string" office:string-value="#EXTINF:0,HD MediaƏƏƏ#EXTGRP:ПознавательныеƏƏƏhttp://53578940.ucomist.net/iptv/MB6KGZH26APQGN/2037/index.m3u8" calcext:value-type="string">
            <text:p>#EXTINF:0,HD MediaƏƏƏ#EXTGRP:ПознавательныеƏƏƏhttp://53578940.ucomist.net/iptv/MB6KGZH26APQGN/2037/index.m3u8</text:p>
          </table:table-cell>
        </table:table-row>
        <table:table-row table:style-name="ro1">
          <table:table-cell office:value-type="string" calcext:value-type="string">
            <text:p>#EXTINF:0,365 дней ТВ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40/index.m3u8</text:p>
          </table:table-cell>
          <table:table-cell table:formula="of:=CONCATENATE([.A324];&quot;ƏƏƏ&quot;;[.B324];&quot;ƏƏƏ&quot;;[.C324])" office:value-type="string" office:string-value="#EXTINF:0,365 дней ТВƏƏƏ#EXTGRP:ПознавательныеƏƏƏhttp://53578940.ucomist.net/iptv/MB6KGZH26APQGN/2040/index.m3u8" calcext:value-type="string">
            <text:p>#EXTINF:0,365 дней ТВƏƏƏ#EXTGRP:ПознавательныеƏƏƏhttp://53578940.ucomist.net/iptv/MB6KGZH26APQGN/2040/index.m3u8</text:p>
          </table:table-cell>
        </table:table-row>
        <table:table-row table:style-name="ro1">
          <table:table-cell office:value-type="string" calcext:value-type="string">
            <text:p>#EXTINF:0,Телепутешествия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51/index.m3u8</text:p>
          </table:table-cell>
          <table:table-cell table:formula="of:=CONCATENATE([.A325];&quot;ƏƏƏ&quot;;[.B325];&quot;ƏƏƏ&quot;;[.C325])" office:value-type="string" office:string-value="#EXTINF:0,ТелепутешествияƏƏƏ#EXTGRP:ПознавательныеƏƏƏhttp://53578940.ucomist.net/iptv/MB6KGZH26APQGN/2051/index.m3u8" calcext:value-type="string">
            <text:p>#EXTINF:0,ТелепутешествияƏƏƏ#EXTGRP:ПознавательныеƏƏƏhttp://53578940.ucomist.net/iptv/MB6KGZH26APQGN/2051/index.m3u8</text:p>
          </table:table-cell>
        </table:table-row>
        <table:table-row table:style-name="ro1">
          <table:table-cell office:value-type="string" calcext:value-type="string">
            <text:p>#EXTINF:0,Тонус ТВ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54/index.m3u8</text:p>
          </table:table-cell>
          <table:table-cell table:formula="of:=CONCATENATE([.A326];&quot;ƏƏƏ&quot;;[.B326];&quot;ƏƏƏ&quot;;[.C326])" office:value-type="string" office:string-value="#EXTINF:0,Тонус ТВƏƏƏ#EXTGRP:ПознавательныеƏƏƏhttp://53578940.ucomist.net/iptv/MB6KGZH26APQGN/2054/index.m3u8" calcext:value-type="string">
            <text:p>#EXTINF:0,Тонус ТВƏƏƏ#EXTGRP:ПознавательныеƏƏƏhttp://53578940.ucomist.net/iptv/MB6KGZH26APQGN/2054/index.m3u8</text:p>
          </table:table-cell>
        </table:table-row>
        <table:table-row table:style-name="ro1">
          <table:table-cell office:value-type="string" calcext:value-type="string">
            <text:p>#EXTINF:0,ТАЙН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59/index.m3u8</text:p>
          </table:table-cell>
          <table:table-cell table:formula="of:=CONCATENATE([.A327];&quot;ƏƏƏ&quot;;[.B327];&quot;ƏƏƏ&quot;;[.C327])" office:value-type="string" office:string-value="#EXTINF:0,ТАЙНАƏƏƏ#EXTGRP:ПознавательныеƏƏƏhttp://53578940.ucomist.net/iptv/MB6KGZH26APQGN/2059/index.m3u8" calcext:value-type="string">
            <text:p>#EXTINF:0,ТАЙНАƏƏƏ#EXTGRP:ПознавательныеƏƏƏhttp://53578940.ucomist.net/iptv/MB6KGZH26APQGN/2059/index.m3u8</text:p>
          </table:table-cell>
        </table:table-row>
        <table:table-row table:style-name="ro1">
          <table:table-cell office:value-type="string" calcext:value-type="string">
            <text:p>#EXTINF:0,Синергия ТВ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67/index.m3u8</text:p>
          </table:table-cell>
          <table:table-cell table:formula="of:=CONCATENATE([.A328];&quot;ƏƏƏ&quot;;[.B328];&quot;ƏƏƏ&quot;;[.C328])" office:value-type="string" office:string-value="#EXTINF:0,Синергия ТВƏƏƏ#EXTGRP:ПознавательныеƏƏƏhttp://53578940.ucomist.net/iptv/MB6KGZH26APQGN/2067/index.m3u8" calcext:value-type="string">
            <text:p>#EXTINF:0,Синергия ТВƏƏƏ#EXTGRP:ПознавательныеƏƏƏhttp://53578940.ucomist.net/iptv/MB6KGZH26APQGN/2067/index.m3u8</text:p>
          </table:table-cell>
        </table:table-row>
        <table:table-row table:style-name="ro1">
          <table:table-cell office:value-type="string" calcext:value-type="string">
            <text:p>#EXTINF:0,Нано ТВ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81/index.m3u8</text:p>
          </table:table-cell>
          <table:table-cell table:formula="of:=CONCATENATE([.A329];&quot;ƏƏƏ&quot;;[.B329];&quot;ƏƏƏ&quot;;[.C329])" office:value-type="string" office:string-value="#EXTINF:0,Нано ТВƏƏƏ#EXTGRP:ПознавательныеƏƏƏhttp://53578940.ucomist.net/iptv/MB6KGZH26APQGN/2081/index.m3u8" calcext:value-type="string">
            <text:p>#EXTINF:0,Нано ТВƏƏƏ#EXTGRP:ПознавательныеƏƏƏhttp://53578940.ucomist.net/iptv/MB6KGZH26APQGN/2081/index.m3u8</text:p>
          </table:table-cell>
        </table:table-row>
        <table:table-row table:style-name="ro1">
          <table:table-cell office:value-type="string" calcext:value-type="string">
            <text:p>#EXTINF:0,Investigation Discovery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85/index.m3u8</text:p>
          </table:table-cell>
          <table:table-cell table:formula="of:=CONCATENATE([.A330];&quot;ƏƏƏ&quot;;[.B330];&quot;ƏƏƏ&quot;;[.C330])" office:value-type="string" office:string-value="#EXTINF:0,Investigation DiscoveryƏƏƏ#EXTGRP:ПознавательныеƏƏƏhttp://53578940.ucomist.net/iptv/MB6KGZH26APQGN/2085/index.m3u8" calcext:value-type="string">
            <text:p>#EXTINF:0,Investigation DiscoveryƏƏƏ#EXTGRP:ПознавательныеƏƏƏhttp://53578940.ucomist.net/iptv/MB6KGZH26APQGN/2085/index.m3u8</text:p>
          </table:table-cell>
        </table:table-row>
        <table:table-row table:style-name="ro1">
          <table:table-cell office:value-type="string" calcext:value-type="string">
            <text:p>#EXTINF:0,Оружие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087/index.m3u8</text:p>
          </table:table-cell>
          <table:table-cell table:formula="of:=CONCATENATE([.A331];&quot;ƏƏƏ&quot;;[.B331];&quot;ƏƏƏ&quot;;[.C331])" office:value-type="string" office:string-value="#EXTINF:0,ОружиеƏƏƏ#EXTGRP:ПознавательныеƏƏƏhttp://53578940.ucomist.net/iptv/MB6KGZH26APQGN/2087/index.m3u8" calcext:value-type="string">
            <text:p>#EXTINF:0,ОружиеƏƏƏ#EXTGRP:ПознавательныеƏƏƏhttp://53578940.ucomist.net/iptv/MB6KGZH26APQGN/2087/index.m3u8</text:p>
          </table:table-cell>
        </table:table-row>
        <table:table-row table:style-name="ro1">
          <table:table-cell office:value-type="string" calcext:value-type="string">
            <text:p>#EXTINF:0,Зоо ТВ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100/index.m3u8</text:p>
          </table:table-cell>
          <table:table-cell table:formula="of:=CONCATENATE([.A332];&quot;ƏƏƏ&quot;;[.B332];&quot;ƏƏƏ&quot;;[.C332])" office:value-type="string" office:string-value="#EXTINF:0,Зоо ТВƏƏƏ#EXTGRP:ПознавательныеƏƏƏhttp://53578940.ucomist.net/iptv/MB6KGZH26APQGN/2100/index.m3u8" calcext:value-type="string">
            <text:p>#EXTINF:0,Зоо ТВƏƏƏ#EXTGRP:ПознавательныеƏƏƏhttp://53578940.ucomist.net/iptv/MB6KGZH26APQGN/2100/index.m3u8</text:p>
          </table:table-cell>
        </table:table-row>
        <table:table-row table:style-name="ro1">
          <table:table-cell office:value-type="string" calcext:value-type="string">
            <text:p>#EXTINF:0,Живая Планет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101/index.m3u8</text:p>
          </table:table-cell>
          <table:table-cell table:formula="of:=CONCATENATE([.A333];&quot;ƏƏƏ&quot;;[.B333];&quot;ƏƏƏ&quot;;[.C333])" office:value-type="string" office:string-value="#EXTINF:0,Живая ПланетаƏƏƏ#EXTGRP:ПознавательныеƏƏƏhttp://53578940.ucomist.net/iptv/MB6KGZH26APQGN/2101/index.m3u8" calcext:value-type="string">
            <text:p>#EXTINF:0,Живая ПланетаƏƏƏ#EXTGRP:ПознавательныеƏƏƏhttp://53578940.ucomist.net/iptv/MB6KGZH26APQGN/2101/index.m3u8</text:p>
          </table:table-cell>
        </table:table-row>
        <table:table-row table:style-name="ro1">
          <table:table-cell office:value-type="string" calcext:value-type="string">
            <text:p>#EXTINF:0,Наша тем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118/index.m3u8</text:p>
          </table:table-cell>
          <table:table-cell table:formula="of:=CONCATENATE([.A334];&quot;ƏƏƏ&quot;;[.B334];&quot;ƏƏƏ&quot;;[.C334])" office:value-type="string" office:string-value="#EXTINF:0,Наша темаƏƏƏ#EXTGRP:ПознавательныеƏƏƏhttp://53578940.ucomist.net/iptv/MB6KGZH26APQGN/2118/index.m3u8" calcext:value-type="string">
            <text:p>#EXTINF:0,Наша темаƏƏƏ#EXTGRP:ПознавательныеƏƏƏhttp://53578940.ucomist.net/iptv/MB6KGZH26APQGN/2118/index.m3u8</text:p>
          </table:table-cell>
        </table:table-row>
        <table:table-row table:style-name="ro1">
          <table:table-cell office:value-type="string" calcext:value-type="string">
            <text:p>#EXTINF:0,Пёс и Ко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123/index.m3u8</text:p>
          </table:table-cell>
          <table:table-cell table:formula="of:=CONCATENATE([.A335];&quot;ƏƏƏ&quot;;[.B335];&quot;ƏƏƏ&quot;;[.C335])" office:value-type="string" office:string-value="#EXTINF:0,Пёс и КоƏƏƏ#EXTGRP:ПознавательныеƏƏƏhttp://53578940.ucomist.net/iptv/MB6KGZH26APQGN/2123/index.m3u8" calcext:value-type="string">
            <text:p>#EXTINF:0,Пёс и КоƏƏƏ#EXTGRP:ПознавательныеƏƏƏhttp://53578940.ucomist.net/iptv/MB6KGZH26APQGN/2123/index.m3u8</text:p>
          </table:table-cell>
        </table:table-row>
        <table:table-row table:style-name="ro1">
          <table:table-cell office:value-type="string" calcext:value-type="string">
            <text:p>#EXTINF:0,Наука HD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2155/index.m3u8</text:p>
          </table:table-cell>
          <table:table-cell table:formula="of:=CONCATENATE([.A336];&quot;ƏƏƏ&quot;;[.B336];&quot;ƏƏƏ&quot;;[.C336])" office:value-type="string" office:string-value="#EXTINF:0,Наука HDƏƏƏ#EXTGRP:ПознавательныеƏƏƏhttp://53578940.ucomist.net/iptv/MB6KGZH26APQGN/2155/index.m3u8" calcext:value-type="string">
            <text:p>#EXTINF:0,Наука HDƏƏƏ#EXTGRP:ПознавательныеƏƏƏhttp://53578940.ucomist.net/iptv/MB6KGZH26APQGN/2155/index.m3u8</text:p>
          </table:table-cell>
        </table:table-row>
        <table:table-row table:style-name="ro1">
          <table:table-cell office:value-type="string" calcext:value-type="string">
            <text:p>#EXTINF:0,Sea TV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5036/index.m3u8</text:p>
          </table:table-cell>
          <table:table-cell table:formula="of:=CONCATENATE([.A337];&quot;ƏƏƏ&quot;;[.B337];&quot;ƏƏƏ&quot;;[.C337])" office:value-type="string" office:string-value="#EXTINF:0,Sea TVƏƏƏ#EXTGRP:ПознавательныеƏƏƏhttp://53578940.ucomist.net/iptv/MB6KGZH26APQGN/5036/index.m3u8" calcext:value-type="string">
            <text:p>#EXTINF:0,Sea TVƏƏƏ#EXTGRP:ПознавательныеƏƏƏhttp://53578940.ucomist.net/iptv/MB6KGZH26APQGN/5036/index.m3u8</text:p>
          </table:table-cell>
        </table:table-row>
        <table:table-row table:style-name="ro1">
          <table:table-cell office:value-type="string" calcext:value-type="string">
            <text:p>#EXTINF:0,Домашние животные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5046/index.m3u8</text:p>
          </table:table-cell>
          <table:table-cell table:formula="of:=CONCATENATE([.A338];&quot;ƏƏƏ&quot;;[.B338];&quot;ƏƏƏ&quot;;[.C338])" office:value-type="string" office:string-value="#EXTINF:0,Домашние животныеƏƏƏ#EXTGRP:ПознавательныеƏƏƏhttp://53578940.ucomist.net/iptv/MB6KGZH26APQGN/5046/index.m3u8" calcext:value-type="string">
            <text:p>#EXTINF:0,Домашние животныеƏƏƏ#EXTGRP:ПознавательныеƏƏƏhttp://53578940.ucomist.net/iptv/MB6KGZH26APQGN/5046/index.m3u8</text:p>
          </table:table-cell>
        </table:table-row>
        <table:table-row table:style-name="ro1">
          <table:table-cell office:value-type="string" calcext:value-type="string">
            <text:p>#EXTINF:0,Е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5048/index.m3u8</text:p>
          </table:table-cell>
          <table:table-cell table:formula="of:=CONCATENATE([.A339];&quot;ƏƏƏ&quot;;[.B339];&quot;ƏƏƏ&quot;;[.C339])" office:value-type="string" office:string-value="#EXTINF:0,ЕƏƏƏ#EXTGRP:ПознавательныеƏƏƏhttp://53578940.ucomist.net/iptv/MB6KGZH26APQGN/5048/index.m3u8" calcext:value-type="string">
            <text:p>#EXTINF:0,ЕƏƏƏ#EXTGRP:ПознавательныеƏƏƏhttp://53578940.ucomist.net/iptv/MB6KGZH26APQGN/5048/index.m3u8</text:p>
          </table:table-cell>
        </table:table-row>
        <table:table-row table:style-name="ro1">
          <table:table-cell office:value-type="string" calcext:value-type="string">
            <text:p>#EXTINF:0,beIN DTX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6143/index.m3u8</text:p>
          </table:table-cell>
          <table:table-cell table:formula="of:=CONCATENATE([.A340];&quot;ƏƏƏ&quot;;[.B340];&quot;ƏƏƏ&quot;;[.C340])" office:value-type="string" office:string-value="#EXTINF:0,beIN DTXƏƏƏ#EXTGRP:ПознавательныеƏƏƏhttp://53578940.ucomist.net/iptv/MB6KGZH26APQGN/6143/index.m3u8" calcext:value-type="string">
            <text:p>#EXTINF:0,beIN DTXƏƏƏ#EXTGRP:ПознавательныеƏƏƏhttp://53578940.ucomist.net/iptv/MB6KGZH26APQGN/6143/index.m3u8</text:p>
          </table:table-cell>
        </table:table-row>
        <table:table-row table:style-name="ro1">
          <table:table-cell office:value-type="string" calcext:value-type="string">
            <text:p>#EXTINF:0,Кто куда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6397/index.m3u8</text:p>
          </table:table-cell>
          <table:table-cell table:formula="of:=CONCATENATE([.A341];&quot;ƏƏƏ&quot;;[.B341];&quot;ƏƏƏ&quot;;[.C341])" office:value-type="string" office:string-value="#EXTINF:0,Кто кудаƏƏƏ#EXTGRP:ПознавательныеƏƏƏhttp://53578940.ucomist.net/iptv/MB6KGZH26APQGN/6397/index.m3u8" calcext:value-type="string">
            <text:p>#EXTINF:0,Кто кудаƏƏƏ#EXTGRP:ПознавательныеƏƏƏhttp://53578940.ucomist.net/iptv/MB6KGZH26APQGN/6397/index.m3u8</text:p>
          </table:table-cell>
        </table:table-row>
        <table:table-row table:style-name="ro1">
          <table:table-cell office:value-type="string" calcext:value-type="string">
            <text:p>#EXTINF:0,Museum HD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246/index.m3u8</text:p>
          </table:table-cell>
          <table:table-cell table:formula="of:=CONCATENATE([.A342];&quot;ƏƏƏ&quot;;[.B342];&quot;ƏƏƏ&quot;;[.C342])" office:value-type="string" office:string-value="#EXTINF:0,Museum HDƏƏƏ#EXTGRP:ПознавательныеƏƏƏhttp://53578940.ucomist.net/iptv/MB6KGZH26APQGN/7246/index.m3u8" calcext:value-type="string">
            <text:p>#EXTINF:0,Museum HDƏƏƏ#EXTGRP:ПознавательныеƏƏƏhttp://53578940.ucomist.net/iptv/MB6KGZH26APQGN/7246/index.m3u8</text:p>
          </table:table-cell>
        </table:table-row>
        <table:table-row table:style-name="ro1">
          <table:table-cell office:value-type="string" calcext:value-type="string">
            <text:p>#EXTINF:0,NatGeo HD DE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255/index.m3u8</text:p>
          </table:table-cell>
          <table:table-cell table:formula="of:=CONCATENATE([.A343];&quot;ƏƏƏ&quot;;[.B343];&quot;ƏƏƏ&quot;;[.C343])" office:value-type="string" office:string-value="#EXTINF:0,NatGeo HD DEƏƏƏ#EXTGRP:ПознавательныеƏƏƏhttp://53578940.ucomist.net/iptv/MB6KGZH26APQGN/7255/index.m3u8" calcext:value-type="string">
            <text:p>#EXTINF:0,NatGeo HD DEƏƏƏ#EXTGRP:ПознавательныеƏƏƏhttp://53578940.ucomist.net/iptv/MB6KGZH26APQGN/7255/index.m3u8</text:p>
          </table:table-cell>
        </table:table-row>
        <table:table-row table:style-name="ro1">
          <table:table-cell office:value-type="string" calcext:value-type="string">
            <text:p>#EXTINF:0,Nat Geo Wild HD DE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256/index.m3u8</text:p>
          </table:table-cell>
          <table:table-cell table:formula="of:=CONCATENATE([.A344];&quot;ƏƏƏ&quot;;[.B344];&quot;ƏƏƏ&quot;;[.C344])" office:value-type="string" office:string-value="#EXTINF:0,Nat Geo Wild HD DEƏƏƏ#EXTGRP:ПознавательныеƏƏƏhttp://53578940.ucomist.net/iptv/MB6KGZH26APQGN/7256/index.m3u8" calcext:value-type="string">
            <text:p>#EXTINF:0,Nat Geo Wild HD DEƏƏƏ#EXTGRP:ПознавательныеƏƏƏhttp://53578940.ucomist.net/iptv/MB6KGZH26APQGN/7256/index.m3u8</text:p>
          </table:table-cell>
        </table:table-row>
        <table:table-row table:style-name="ro1">
          <table:table-cell office:value-type="string" calcext:value-type="string">
            <text:p>#EXTINF:0,Animal Planet HD DE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257/index.m3u8</text:p>
          </table:table-cell>
          <table:table-cell table:formula="of:=CONCATENATE([.A345];&quot;ƏƏƏ&quot;;[.B345];&quot;ƏƏƏ&quot;;[.C345])" office:value-type="string" office:string-value="#EXTINF:0,Animal Planet HD DEƏƏƏ#EXTGRP:ПознавательныеƏƏƏhttp://53578940.ucomist.net/iptv/MB6KGZH26APQGN/7257/index.m3u8" calcext:value-type="string">
            <text:p>#EXTINF:0,Animal Planet HD DEƏƏƏ#EXTGRP:ПознавательныеƏƏƏhttp://53578940.ucomist.net/iptv/MB6KGZH26APQGN/7257/index.m3u8</text:p>
          </table:table-cell>
        </table:table-row>
        <table:table-row table:style-name="ro1">
          <table:table-cell office:value-type="string" calcext:value-type="string">
            <text:p>#EXTINF:0,Моя Стихия HD</text:p>
          </table:table-cell>
          <table:table-cell office:value-type="string" calcext:value-type="string">
            <text:p>#EXTGRP:Познавательные</text:p>
          </table:table-cell>
          <table:table-cell office:value-type="string" calcext:value-type="string">
            <text:p>http://53578940.ucomist.net/iptv/MB6KGZH26APQGN/7349/index.m3u8</text:p>
          </table:table-cell>
          <table:table-cell table:formula="of:=CONCATENATE([.A346];&quot;ƏƏƏ&quot;;[.B346];&quot;ƏƏƏ&quot;;[.C346])" office:value-type="string" office:string-value="#EXTINF:0,Моя Стихия HDƏƏƏ#EXTGRP:ПознавательныеƏƏƏhttp://53578940.ucomist.net/iptv/MB6KGZH26APQGN/7349/index.m3u8" calcext:value-type="string">
            <text:p>#EXTINF:0,Моя Стихия HDƏƏƏ#EXTGRP:ПознавательныеƏƏƏhttp://53578940.ucomist.net/iptv/MB6KGZH26APQGN/7349/index.m3u8</text:p>
          </table:table-cell>
        </table:table-row>
        <table:table-row table:style-name="ro1">
          <table:table-cell office:value-type="string" calcext:value-type="string">
            <text:p>#EXTINF:0,ТНТ4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104/index.m3u8</text:p>
          </table:table-cell>
          <table:table-cell table:formula="of:=CONCATENATE([.A347];&quot;ƏƏƏ&quot;;[.B347];&quot;ƏƏƏ&quot;;[.C347])" office:value-type="string" office:string-value="#EXTINF:0,ТНТ4ƏƏƏ#EXTGRP:РазвлекательныеƏƏƏhttp://53578940.ucomist.net/iptv/MB6KGZH26APQGN/104/index.m3u8" calcext:value-type="string">
            <text:p>#EXTINF:0,ТНТ4ƏƏƏ#EXTGRP:РазвлекательныеƏƏƏhttp://53578940.ucomist.net/iptv/MB6KGZH26APQGN/104/index.m3u8</text:p>
          </table:table-cell>
        </table:table-row>
        <table:table-row table:style-name="ro1">
          <table:table-cell office:value-type="string" calcext:value-type="string">
            <text:p>#EXTINF:0,ЖАРА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105/index.m3u8</text:p>
          </table:table-cell>
          <table:table-cell table:formula="of:=CONCATENATE([.A348];&quot;ƏƏƏ&quot;;[.B348];&quot;ƏƏƏ&quot;;[.C348])" office:value-type="string" office:string-value="#EXTINF:0,ЖАРАƏƏƏ#EXTGRP:РазвлекательныеƏƏƏhttp://53578940.ucomist.net/iptv/MB6KGZH26APQGN/105/index.m3u8" calcext:value-type="string">
            <text:p>#EXTINF:0,ЖАРАƏƏƏ#EXTGRP:РазвлекательныеƏƏƏhttp://53578940.ucomist.net/iptv/MB6KGZH26APQGN/105/index.m3u8</text:p>
          </table:table-cell>
        </table:table-row>
        <table:table-row table:style-name="ro1">
          <table:table-cell office:value-type="string" calcext:value-type="string">
            <text:p>#EXTINF:0,Paramount Comedy Russia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157/index.m3u8</text:p>
          </table:table-cell>
          <table:table-cell table:formula="of:=CONCATENATE([.A349];&quot;ƏƏƏ&quot;;[.B349];&quot;ƏƏƏ&quot;;[.C349])" office:value-type="string" office:string-value="#EXTINF:0,Paramount Comedy RussiaƏƏƏ#EXTGRP:РазвлекательныеƏƏƏhttp://53578940.ucomist.net/iptv/MB6KGZH26APQGN/157/index.m3u8" calcext:value-type="string">
            <text:p>#EXTINF:0,Paramount Comedy RussiaƏƏƏ#EXTGRP:РазвлекательныеƏƏƏhttp://53578940.ucomist.net/iptv/MB6KGZH26APQGN/157/index.m3u8</text:p>
          </table:table-cell>
        </table:table-row>
        <table:table-row table:style-name="ro1">
          <table:table-cell office:value-type="string" calcext:value-type="string">
            <text:p>#EXTINF:0,ТНТ (+2)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717/index.m3u8</text:p>
          </table:table-cell>
          <table:table-cell table:formula="of:=CONCATENATE([.A350];&quot;ƏƏƏ&quot;;[.B350];&quot;ƏƏƏ&quot;;[.C350])" office:value-type="string" office:string-value="#EXTINF:0,ТНТ (+2)ƏƏƏ#EXTGRP:РазвлекательныеƏƏƏhttp://53578940.ucomist.net/iptv/MB6KGZH26APQGN/717/index.m3u8" calcext:value-type="string">
            <text:p>#EXTINF:0,ТНТ (+2)ƏƏƏ#EXTGRP:РазвлекательныеƏƏƏhttp://53578940.ucomist.net/iptv/MB6KGZH26APQGN/717/index.m3u8</text:p>
          </table:table-cell>
        </table:table-row>
        <table:table-row table:style-name="ro1">
          <table:table-cell office:value-type="string" calcext:value-type="string">
            <text:p>#EXTINF:0,НТВ Стиль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745/index.m3u8</text:p>
          </table:table-cell>
          <table:table-cell table:formula="of:=CONCATENATE([.A351];&quot;ƏƏƏ&quot;;[.B351];&quot;ƏƏƏ&quot;;[.C351])" office:value-type="string" office:string-value="#EXTINF:0,НТВ СтильƏƏƏ#EXTGRP:РазвлекательныеƏƏƏhttp://53578940.ucomist.net/iptv/MB6KGZH26APQGN/745/index.m3u8" calcext:value-type="string">
            <text:p>#EXTINF:0,НТВ СтильƏƏƏ#EXTGRP:РазвлекательныеƏƏƏhttp://53578940.ucomist.net/iptv/MB6KGZH26APQGN/745/index.m3u8</text:p>
          </table:table-cell>
        </table:table-row>
        <table:table-row table:style-name="ro1">
          <table:table-cell office:value-type="string" calcext:value-type="string">
            <text:p>#EXTINF:0,Fashion One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1010/index.m3u8</text:p>
          </table:table-cell>
          <table:table-cell table:formula="of:=CONCATENATE([.A352];&quot;ƏƏƏ&quot;;[.B352];&quot;ƏƏƏ&quot;;[.C352])" office:value-type="string" office:string-value="#EXTINF:0,Fashion OneƏƏƏ#EXTGRP:РазвлекательныеƏƏƏhttp://53578940.ucomist.net/iptv/MB6KGZH26APQGN/1010/index.m3u8" calcext:value-type="string">
            <text:p>#EXTINF:0,Fashion OneƏƏƏ#EXTGRP:РазвлекательныеƏƏƏhttp://53578940.ucomist.net/iptv/MB6KGZH26APQGN/1010/index.m3u8</text:p>
          </table:table-cell>
        </table:table-row>
        <table:table-row table:style-name="ro1">
          <table:table-cell office:value-type="string" calcext:value-type="string">
            <text:p>#EXTINF:0,World Fashion Channel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1068/index.m3u8</text:p>
          </table:table-cell>
          <table:table-cell table:formula="of:=CONCATENATE([.A353];&quot;ƏƏƏ&quot;;[.B353];&quot;ƏƏƏ&quot;;[.C353])" office:value-type="string" office:string-value="#EXTINF:0,World Fashion ChannelƏƏƏ#EXTGRP:РазвлекательныеƏƏƏhttp://53578940.ucomist.net/iptv/MB6KGZH26APQGN/1068/index.m3u8" calcext:value-type="string">
            <text:p>#EXTINF:0,World Fashion ChannelƏƏƏ#EXTGRP:РазвлекательныеƏƏƏhttp://53578940.ucomist.net/iptv/MB6KGZH26APQGN/1068/index.m3u8</text:p>
          </table:table-cell>
        </table:table-row>
        <table:table-row table:style-name="ro1">
          <table:table-cell office:value-type="string" calcext:value-type="string">
            <text:p>#EXTINF:0,Суббота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826/index.m3u8</text:p>
          </table:table-cell>
          <table:table-cell table:formula="of:=CONCATENATE([.A354];&quot;ƏƏƏ&quot;;[.B354];&quot;ƏƏƏ&quot;;[.C354])" office:value-type="string" office:string-value="#EXTINF:0,СубботаƏƏƏ#EXTGRP:РазвлекательныеƏƏƏhttp://53578940.ucomist.net/iptv/MB6KGZH26APQGN/826/index.m3u8" calcext:value-type="string">
            <text:p>#EXTINF:0,СубботаƏƏƏ#EXTGRP:РазвлекательныеƏƏƏhttp://53578940.ucomist.net/iptv/MB6KGZH26APQGN/826/index.m3u8</text:p>
          </table:table-cell>
        </table:table-row>
        <table:table-row table:style-name="ro1">
          <table:table-cell office:value-type="string" calcext:value-type="string">
            <text:p>#EXTINF:0,Драйв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2021/index.m3u8</text:p>
          </table:table-cell>
          <table:table-cell table:formula="of:=CONCATENATE([.A355];&quot;ƏƏƏ&quot;;[.B355];&quot;ƏƏƏ&quot;;[.C355])" office:value-type="string" office:string-value="#EXTINF:0,ДрайвƏƏƏ#EXTGRP:РазвлекательныеƏƏƏhttp://53578940.ucomist.net/iptv/MB6KGZH26APQGN/2021/index.m3u8" calcext:value-type="string">
            <text:p>#EXTINF:0,ДрайвƏƏƏ#EXTGRP:РазвлекательныеƏƏƏhttp://53578940.ucomist.net/iptv/MB6KGZH26APQGN/2021/index.m3u8</text:p>
          </table:table-cell>
        </table:table-row>
        <table:table-row table:style-name="ro1">
          <table:table-cell office:value-type="string" calcext:value-type="string">
            <text:p>#EXTINF:0,Мужской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2047/index.m3u8</text:p>
          </table:table-cell>
          <table:table-cell table:formula="of:=CONCATENATE([.A356];&quot;ƏƏƏ&quot;;[.B356];&quot;ƏƏƏ&quot;;[.C356])" office:value-type="string" office:string-value="#EXTINF:0,МужскойƏƏƏ#EXTGRP:РазвлекательныеƏƏƏhttp://53578940.ucomist.net/iptv/MB6KGZH26APQGN/2047/index.m3u8" calcext:value-type="string">
            <text:p>#EXTINF:0,МужскойƏƏƏ#EXTGRP:РазвлекательныеƏƏƏhttp://53578940.ucomist.net/iptv/MB6KGZH26APQGN/2047/index.m3u8</text:p>
          </table:table-cell>
        </table:table-row>
        <table:table-row table:style-name="ro1">
          <table:table-cell office:value-type="string" calcext:value-type="string">
            <text:p>#EXTINF:0,Luxury World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2072/index.m3u8</text:p>
          </table:table-cell>
          <table:table-cell table:formula="of:=CONCATENATE([.A357];&quot;ƏƏƏ&quot;;[.B357];&quot;ƏƏƏ&quot;;[.C357])" office:value-type="string" office:string-value="#EXTINF:0,Luxury WorldƏƏƏ#EXTGRP:РазвлекательныеƏƏƏhttp://53578940.ucomist.net/iptv/MB6KGZH26APQGN/2072/index.m3u8" calcext:value-type="string">
            <text:p>#EXTINF:0,Luxury WorldƏƏƏ#EXTGRP:РазвлекательныеƏƏƏhttp://53578940.ucomist.net/iptv/MB6KGZH26APQGN/2072/index.m3u8</text:p>
          </table:table-cell>
        </table:table-row>
        <table:table-row table:style-name="ro1">
          <table:table-cell office:value-type="string" calcext:value-type="string">
            <text:p>#EXTINF:0,Luxury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5032/index.m3u8</text:p>
          </table:table-cell>
          <table:table-cell table:formula="of:=CONCATENATE([.A358];&quot;ƏƏƏ&quot;;[.B358];&quot;ƏƏƏ&quot;;[.C358])" office:value-type="string" office:string-value="#EXTINF:0,LuxuryƏƏƏ#EXTGRP:РазвлекательныеƏƏƏhttp://53578940.ucomist.net/iptv/MB6KGZH26APQGN/5032/index.m3u8" calcext:value-type="string">
            <text:p>#EXTINF:0,LuxuryƏƏƏ#EXTGRP:РазвлекательныеƏƏƏhttp://53578940.ucomist.net/iptv/MB6KGZH26APQGN/5032/index.m3u8</text:p>
          </table:table-cell>
        </table:table-row>
        <table:table-row table:style-name="ro1">
          <table:table-cell office:value-type="string" calcext:value-type="string">
            <text:p>#EXTINF:0,Анекдот ТВ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5034/index.m3u8</text:p>
          </table:table-cell>
          <table:table-cell table:formula="of:=CONCATENATE([.A359];&quot;ƏƏƏ&quot;;[.B359];&quot;ƏƏƏ&quot;;[.C359])" office:value-type="string" office:string-value="#EXTINF:0,Анекдот ТВƏƏƏ#EXTGRP:РазвлекательныеƏƏƏhttp://53578940.ucomist.net/iptv/MB6KGZH26APQGN/5034/index.m3u8" calcext:value-type="string">
            <text:p>#EXTINF:0,Анекдот ТВƏƏƏ#EXTGRP:РазвлекательныеƏƏƏhttp://53578940.ucomist.net/iptv/MB6KGZH26APQGN/5034/index.m3u8</text:p>
          </table:table-cell>
        </table:table-row>
        <table:table-row table:style-name="ro1">
          <table:table-cell office:value-type="string" calcext:value-type="string">
            <text:p>#EXTINF:0,Театр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2431/index.m3u8</text:p>
          </table:table-cell>
          <table:table-cell table:formula="of:=CONCATENATE([.A360];&quot;ƏƏƏ&quot;;[.B360];&quot;ƏƏƏ&quot;;[.C360])" office:value-type="string" office:string-value="#EXTINF:0,ТеатрƏƏƏ#EXTGRP:РазвлекательныеƏƏƏhttp://53578940.ucomist.net/iptv/MB6KGZH26APQGN/2431/index.m3u8" calcext:value-type="string">
            <text:p>#EXTINF:0,ТеатрƏƏƏ#EXTGRP:РазвлекательныеƏƏƏhttp://53578940.ucomist.net/iptv/MB6KGZH26APQGN/2431/index.m3u8</text:p>
          </table:table-cell>
        </table:table-row>
        <table:table-row table:style-name="ro1">
          <table:table-cell office:value-type="string" calcext:value-type="string">
            <text:p>#EXTINF:0,Sat.1 HD DE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6060/index.m3u8</text:p>
          </table:table-cell>
          <table:table-cell table:formula="of:=CONCATENATE([.A361];&quot;ƏƏƏ&quot;;[.B361];&quot;ƏƏƏ&quot;;[.C361])" office:value-type="string" office:string-value="#EXTINF:0,Sat.1 HD DEƏƏƏ#EXTGRP:РазвлекательныеƏƏƏhttp://53578940.ucomist.net/iptv/MB6KGZH26APQGN/6060/index.m3u8" calcext:value-type="string">
            <text:p>#EXTINF:0,Sat.1 HD DEƏƏƏ#EXTGRP:РазвлекательныеƏƏƏhttp://53578940.ucomist.net/iptv/MB6KGZH26APQGN/6060/index.m3u8</text:p>
          </table:table-cell>
        </table:table-row>
        <table:table-row table:style-name="ro1">
          <table:table-cell office:value-type="string" calcext:value-type="string">
            <text:p>#EXTINF:0,VOX HD DE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6061/index.m3u8</text:p>
          </table:table-cell>
          <table:table-cell table:formula="of:=CONCATENATE([.A362];&quot;ƏƏƏ&quot;;[.B362];&quot;ƏƏƏ&quot;;[.C362])" office:value-type="string" office:string-value="#EXTINF:0,VOX HD DEƏƏƏ#EXTGRP:РазвлекательныеƏƏƏhttp://53578940.ucomist.net/iptv/MB6KGZH26APQGN/6061/index.m3u8" calcext:value-type="string">
            <text:p>#EXTINF:0,VOX HD DEƏƏƏ#EXTGRP:РазвлекательныеƏƏƏhttp://53578940.ucomist.net/iptv/MB6KGZH26APQGN/6061/index.m3u8</text:p>
          </table:table-cell>
        </table:table-row>
        <table:table-row table:style-name="ro1">
          <table:table-cell office:value-type="string" calcext:value-type="string">
            <text:p>#EXTINF:0,beIN Groummet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6141/index.m3u8</text:p>
          </table:table-cell>
          <table:table-cell table:formula="of:=CONCATENATE([.A363];&quot;ƏƏƏ&quot;;[.B363];&quot;ƏƏƏ&quot;;[.C363])" office:value-type="string" office:string-value="#EXTINF:0,beIN GroummetƏƏƏ#EXTGRP:РазвлекательныеƏƏƏhttp://53578940.ucomist.net/iptv/MB6KGZH26APQGN/6141/index.m3u8" calcext:value-type="string">
            <text:p>#EXTINF:0,beIN GroummetƏƏƏ#EXTGRP:РазвлекательныеƏƏƏhttp://53578940.ucomist.net/iptv/MB6KGZH26APQGN/6141/index.m3u8</text:p>
          </table:table-cell>
        </table:table-row>
        <table:table-row table:style-name="ro1">
          <table:table-cell office:value-type="string" calcext:value-type="string">
            <text:p>#EXTINF:0,beIN Fatafeat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6142/index.m3u8</text:p>
          </table:table-cell>
          <table:table-cell table:formula="of:=CONCATENATE([.A364];&quot;ƏƏƏ&quot;;[.B364];&quot;ƏƏƏ&quot;;[.C364])" office:value-type="string" office:string-value="#EXTINF:0,beIN FatafeatƏƏƏ#EXTGRP:РазвлекательныеƏƏƏhttp://53578940.ucomist.net/iptv/MB6KGZH26APQGN/6142/index.m3u8" calcext:value-type="string">
            <text:p>#EXTINF:0,beIN FatafeatƏƏƏ#EXTGRP:РазвлекательныеƏƏƏhttp://53578940.ucomist.net/iptv/MB6KGZH26APQGN/6142/index.m3u8</text:p>
          </table:table-cell>
        </table:table-row>
        <table:table-row table:style-name="ro1">
          <table:table-cell office:value-type="string" calcext:value-type="string">
            <text:p>#EXTINF:0,beIN Outdoor</text:p>
          </table:table-cell>
          <table:table-cell office:value-type="string" calcext:value-type="string">
            <text:p>#EXTGRP:Развлекательные</text:p>
          </table:table-cell>
          <table:table-cell office:value-type="string" calcext:value-type="string">
            <text:p>http://53578940.ucomist.net/iptv/MB6KGZH26APQGN/6139/index.m3u8</text:p>
          </table:table-cell>
          <table:table-cell table:formula="of:=CONCATENATE([.A365];&quot;ƏƏƏ&quot;;[.B365];&quot;ƏƏƏ&quot;;[.C365])" office:value-type="string" office:string-value="#EXTINF:0,beIN OutdoorƏƏƏ#EXTGRP:РазвлекательныеƏƏƏhttp://53578940.ucomist.net/iptv/MB6KGZH26APQGN/6139/index.m3u8" calcext:value-type="string">
            <text:p>#EXTINF:0,beIN OutdoorƏƏƏ#EXTGRP:РазвлекательныеƏƏƏhttp://53578940.ucomist.net/iptv/MB6KGZH26APQGN/6139/index.m3u8</text:p>
          </table:table-cell>
        </table:table-row>
        <table:table-row table:style-name="ro1">
          <table:table-cell office:value-type="string" calcext:value-type="string">
            <text:p>#EXTINF:0,МАТЧ! СТРАНА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107/index.m3u8</text:p>
          </table:table-cell>
          <table:table-cell table:formula="of:=CONCATENATE([.A366];&quot;ƏƏƏ&quot;;[.B366];&quot;ƏƏƏ&quot;;[.C366])" office:value-type="string" office:string-value="#EXTINF:0,МАТЧ! СТРАНАƏƏƏ#EXTGRP:СпортƏƏƏhttp://53578940.ucomist.net/iptv/MB6KGZH26APQGN/107/index.m3u8" calcext:value-type="string">
            <text:p>#EXTINF:0,МАТЧ! СТРАНАƏƏƏ#EXTGRP:СпортƏƏƏhttp://53578940.ucomist.net/iptv/MB6KGZH26APQGN/107/index.m3u8</text:p>
          </table:table-cell>
        </table:table-row>
        <table:table-row table:style-name="ro1">
          <table:table-cell office:value-type="string" calcext:value-type="string">
            <text:p>#EXTINF:0,Матч! Планета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123/index.m3u8</text:p>
          </table:table-cell>
          <table:table-cell table:formula="of:=CONCATENATE([.A367];&quot;ƏƏƏ&quot;;[.B367];&quot;ƏƏƏ&quot;;[.C367])" office:value-type="string" office:string-value="#EXTINF:0,Матч! ПланетаƏƏƏ#EXTGRP:СпортƏƏƏhttp://53578940.ucomist.net/iptv/MB6KGZH26APQGN/123/index.m3u8" calcext:value-type="string">
            <text:p>#EXTINF:0,Матч! ПланетаƏƏƏ#EXTGRP:СпортƏƏƏhttp://53578940.ucomist.net/iptv/MB6KGZH26APQGN/123/index.m3u8</text:p>
          </table:table-cell>
        </table:table-row>
        <table:table-row table:style-name="ro1">
          <table:table-cell office:value-type="string" calcext:value-type="string">
            <text:p>#EXTINF:0,Матч! Футбол 1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124/index.m3u8</text:p>
          </table:table-cell>
          <table:table-cell table:formula="of:=CONCATENATE([.A368];&quot;ƏƏƏ&quot;;[.B368];&quot;ƏƏƏ&quot;;[.C368])" office:value-type="string" office:string-value="#EXTINF:0,Матч! Футбол 1ƏƏƏ#EXTGRP:СпортƏƏƏhttp://53578940.ucomist.net/iptv/MB6KGZH26APQGN/124/index.m3u8" calcext:value-type="string">
            <text:p>#EXTINF:0,Матч! Футбол 1ƏƏƏ#EXTGRP:СпортƏƏƏhttp://53578940.ucomist.net/iptv/MB6KGZH26APQGN/124/index.m3u8</text:p>
          </table:table-cell>
        </table:table-row>
        <table:table-row table:style-name="ro1">
          <table:table-cell office:value-type="string" calcext:value-type="string">
            <text:p>#EXTINF:0,KH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519/index.m3u8</text:p>
          </table:table-cell>
          <table:table-cell table:formula="of:=CONCATENATE([.A369];&quot;ƏƏƏ&quot;;[.B369];&quot;ƏƏƏ&quot;;[.C369])" office:value-type="string" office:string-value="#EXTINF:0,KHLƏƏƏ#EXTGRP:СпортƏƏƏhttp://53578940.ucomist.net/iptv/MB6KGZH26APQGN/519/index.m3u8" calcext:value-type="string">
            <text:p>#EXTINF:0,KHLƏƏƏ#EXTGRP:СпортƏƏƏhttp://53578940.ucomist.net/iptv/MB6KGZH26APQGN/519/index.m3u8</text:p>
          </table:table-cell>
        </table:table-row>
        <table:table-row table:style-name="ro1">
          <table:table-cell office:value-type="string" calcext:value-type="string">
            <text:p>#EXTINF:0,Матч! Футбол 3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522/index.m3u8</text:p>
          </table:table-cell>
          <table:table-cell table:formula="of:=CONCATENATE([.A370];&quot;ƏƏƏ&quot;;[.B370];&quot;ƏƏƏ&quot;;[.C370])" office:value-type="string" office:string-value="#EXTINF:0,Матч! Футбол 3ƏƏƏ#EXTGRP:СпортƏƏƏhttp://53578940.ucomist.net/iptv/MB6KGZH26APQGN/522/index.m3u8" calcext:value-type="string">
            <text:p>#EXTINF:0,Матч! Футбол 3ƏƏƏ#EXTGRP:СпортƏƏƏhttp://53578940.ucomist.net/iptv/MB6KGZH26APQGN/522/index.m3u8</text:p>
          </table:table-cell>
        </table:table-row>
        <table:table-row table:style-name="ro1">
          <table:table-cell office:value-type="string" calcext:value-type="string">
            <text:p>#EXTINF:0,Матч! Арена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528/index.m3u8</text:p>
          </table:table-cell>
          <table:table-cell table:formula="of:=CONCATENATE([.A371];&quot;ƏƏƏ&quot;;[.B371];&quot;ƏƏƏ&quot;;[.C371])" office:value-type="string" office:string-value="#EXTINF:0,Матч! АренаƏƏƏ#EXTGRP:СпортƏƏƏhttp://53578940.ucomist.net/iptv/MB6KGZH26APQGN/528/index.m3u8" calcext:value-type="string">
            <text:p>#EXTINF:0,Матч! АренаƏƏƏ#EXTGRP:СпортƏƏƏhttp://53578940.ucomist.net/iptv/MB6KGZH26APQGN/528/index.m3u8</text:p>
          </table:table-cell>
        </table:table-row>
        <table:table-row table:style-name="ro1">
          <table:table-cell office:value-type="string" calcext:value-type="string">
            <text:p>#EXTINF:0,Матч! Игра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529/index.m3u8</text:p>
          </table:table-cell>
          <table:table-cell table:formula="of:=CONCATENATE([.A372];&quot;ƏƏƏ&quot;;[.B372];&quot;ƏƏƏ&quot;;[.C372])" office:value-type="string" office:string-value="#EXTINF:0,Матч! ИграƏƏƏ#EXTGRP:СпортƏƏƏhttp://53578940.ucomist.net/iptv/MB6KGZH26APQGN/529/index.m3u8" calcext:value-type="string">
            <text:p>#EXTINF:0,Матч! ИграƏƏƏ#EXTGRP:СпортƏƏƏhttp://53578940.ucomist.net/iptv/MB6KGZH26APQGN/529/index.m3u8</text:p>
          </table:table-cell>
        </table:table-row>
        <table:table-row table:style-name="ro1">
          <table:table-cell office:value-type="string" calcext:value-type="string">
            <text:p>#EXTINF:0,Матч! Футбол 2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530/index.m3u8</text:p>
          </table:table-cell>
          <table:table-cell table:formula="of:=CONCATENATE([.A373];&quot;ƏƏƏ&quot;;[.B373];&quot;ƏƏƏ&quot;;[.C373])" office:value-type="string" office:string-value="#EXTINF:0,Матч! Футбол 2ƏƏƏ#EXTGRP:СпортƏƏƏhttp://53578940.ucomist.net/iptv/MB6KGZH26APQGN/530/index.m3u8" calcext:value-type="string">
            <text:p>#EXTINF:0,Матч! Футбол 2ƏƏƏ#EXTGRP:СпортƏƏƏhttp://53578940.ucomist.net/iptv/MB6KGZH26APQGN/530/index.m3u8</text:p>
          </table:table-cell>
        </table:table-row>
        <table:table-row table:style-name="ro1">
          <table:table-cell office:value-type="string" calcext:value-type="string">
            <text:p>#EXTINF:0,МАТЧ ПРЕМЬЕР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531/index.m3u8</text:p>
          </table:table-cell>
          <table:table-cell table:formula="of:=CONCATENATE([.A374];&quot;ƏƏƏ&quot;;[.B374];&quot;ƏƏƏ&quot;;[.C374])" office:value-type="string" office:string-value="#EXTINF:0,МАТЧ ПРЕМЬЕРƏƏƏ#EXTGRP:СпортƏƏƏhttp://53578940.ucomist.net/iptv/MB6KGZH26APQGN/531/index.m3u8" calcext:value-type="string">
            <text:p>#EXTINF:0,МАТЧ ПРЕМЬЕРƏƏƏ#EXTGRP:СпортƏƏƏhttp://53578940.ucomist.net/iptv/MB6KGZH26APQGN/531/index.m3u8</text:p>
          </table:table-cell>
        </table:table-row>
        <table:table-row table:style-name="ro1">
          <table:table-cell office:value-type="string" calcext:value-type="string">
            <text:p>#EXTINF:0,Матч ТВ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535/index.m3u8</text:p>
          </table:table-cell>
          <table:table-cell table:formula="of:=CONCATENATE([.A375];&quot;ƏƏƏ&quot;;[.B375];&quot;ƏƏƏ&quot;;[.C375])" office:value-type="string" office:string-value="#EXTINF:0,Матч ТВƏƏƏ#EXTGRP:СпортƏƏƏhttp://53578940.ucomist.net/iptv/MB6KGZH26APQGN/535/index.m3u8" calcext:value-type="string">
            <text:p>#EXTINF:0,Матч ТВƏƏƏ#EXTGRP:СпортƏƏƏhttp://53578940.ucomist.net/iptv/MB6KGZH26APQGN/535/index.m3u8</text:p>
          </table:table-cell>
        </table:table-row>
        <table:table-row table:style-name="ro1">
          <table:table-cell office:value-type="string" calcext:value-type="string">
            <text:p>#EXTINF:0,Eurosport 1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141/index.m3u8</text:p>
          </table:table-cell>
          <table:table-cell table:formula="of:=CONCATENATE([.A376];&quot;ƏƏƏ&quot;;[.B376];&quot;ƏƏƏ&quot;;[.C376])" office:value-type="string" office:string-value="#EXTINF:0,Eurosport 1ƏƏƏ#EXTGRP:СпортƏƏƏhttp://53578940.ucomist.net/iptv/MB6KGZH26APQGN/141/index.m3u8" calcext:value-type="string">
            <text:p>#EXTINF:0,Eurosport 1ƏƏƏ#EXTGRP:СпортƏƏƏhttp://53578940.ucomist.net/iptv/MB6KGZH26APQGN/141/index.m3u8</text:p>
          </table:table-cell>
        </table:table-row>
        <table:table-row table:style-name="ro1">
          <table:table-cell office:value-type="string" calcext:value-type="string">
            <text:p>#EXTINF:0,Extreme Sports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144/index.m3u8</text:p>
          </table:table-cell>
          <table:table-cell table:formula="of:=CONCATENATE([.A377];&quot;ƏƏƏ&quot;;[.B377];&quot;ƏƏƏ&quot;;[.C377])" office:value-type="string" office:string-value="#EXTINF:0,Extreme SportsƏƏƏ#EXTGRP:СпортƏƏƏhttp://53578940.ucomist.net/iptv/MB6KGZH26APQGN/144/index.m3u8" calcext:value-type="string">
            <text:p>#EXTINF:0,Extreme SportsƏƏƏ#EXTGRP:СпортƏƏƏhttp://53578940.ucomist.net/iptv/MB6KGZH26APQGN/144/index.m3u8</text:p>
          </table:table-cell>
        </table:table-row>
        <table:table-row table:style-name="ro1">
          <table:table-cell office:value-type="string" calcext:value-type="string">
            <text:p>#EXTINF:0,Матч! Боец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150/index.m3u8</text:p>
          </table:table-cell>
          <table:table-cell table:formula="of:=CONCATENATE([.A378];&quot;ƏƏƏ&quot;;[.B378];&quot;ƏƏƏ&quot;;[.C378])" office:value-type="string" office:string-value="#EXTINF:0,Матч! БоецƏƏƏ#EXTGRP:СпортƏƏƏhttp://53578940.ucomist.net/iptv/MB6KGZH26APQGN/150/index.m3u8" calcext:value-type="string">
            <text:p>#EXTINF:0,Матч! БоецƏƏƏ#EXTGRP:СпортƏƏƏhttp://53578940.ucomist.net/iptv/MB6KGZH26APQGN/150/index.m3u8</text:p>
          </table:table-cell>
        </table:table-row>
        <table:table-row table:style-name="ro1">
          <table:table-cell office:value-type="string" calcext:value-type="string">
            <text:p>#EXTINF:0,Viasat Spor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160/index.m3u8</text:p>
          </table:table-cell>
          <table:table-cell table:formula="of:=CONCATENATE([.A379];&quot;ƏƏƏ&quot;;[.B379];&quot;ƏƏƏ&quot;;[.C379])" office:value-type="string" office:string-value="#EXTINF:0,Viasat SportƏƏƏ#EXTGRP:СпортƏƏƏhttp://53578940.ucomist.net/iptv/MB6KGZH26APQGN/160/index.m3u8" calcext:value-type="string">
            <text:p>#EXTINF:0,Viasat SportƏƏƏ#EXTGRP:СпортƏƏƏhttp://53578940.ucomist.net/iptv/MB6KGZH26APQGN/160/index.m3u8</text:p>
          </table:table-cell>
        </table:table-row>
        <table:table-row table:style-name="ro1">
          <table:table-cell office:value-type="string" calcext:value-type="string">
            <text:p>#EXTINF:0,M-1 Global TV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843/index.m3u8</text:p>
          </table:table-cell>
          <table:table-cell table:formula="of:=CONCATENATE([.A380];&quot;ƏƏƏ&quot;;[.B380];&quot;ƏƏƏ&quot;;[.C380])" office:value-type="string" office:string-value="#EXTINF:0,M-1 Global TVƏƏƏ#EXTGRP:СпортƏƏƏhttp://53578940.ucomist.net/iptv/MB6KGZH26APQGN/843/index.m3u8" calcext:value-type="string">
            <text:p>#EXTINF:0,M-1 Global TVƏƏƏ#EXTGRP:СпортƏƏƏhttp://53578940.ucomist.net/iptv/MB6KGZH26APQGN/843/index.m3u8</text:p>
          </table:table-cell>
        </table:table-row>
        <table:table-row table:style-name="ro1">
          <table:table-cell office:value-type="string" calcext:value-type="string">
            <text:p>#EXTINF:0,Бокс ТВ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870/index.m3u8</text:p>
          </table:table-cell>
          <table:table-cell table:formula="of:=CONCATENATE([.A381];&quot;ƏƏƏ&quot;;[.B381];&quot;ƏƏƏ&quot;;[.C381])" office:value-type="string" office:string-value="#EXTINF:0,Бокс ТВƏƏƏ#EXTGRP:СпортƏƏƏhttp://53578940.ucomist.net/iptv/MB6KGZH26APQGN/870/index.m3u8" calcext:value-type="string">
            <text:p>#EXTINF:0,Бокс ТВƏƏƏ#EXTGRP:СпортƏƏƏhttp://53578940.ucomist.net/iptv/MB6KGZH26APQGN/870/index.m3u8</text:p>
          </table:table-cell>
        </table:table-row>
        <table:table-row table:style-name="ro1">
          <table:table-cell office:value-type="string" calcext:value-type="string">
            <text:p>#EXTINF:0,Моторспорт ТВ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145/index.m3u8</text:p>
          </table:table-cell>
          <table:table-cell table:formula="of:=CONCATENATE([.A382];&quot;ƏƏƏ&quot;;[.B382];&quot;ƏƏƏ&quot;;[.C382])" office:value-type="string" office:string-value="#EXTINF:0,Моторспорт ТВƏƏƏ#EXTGRP:СпортƏƏƏhttp://53578940.ucomist.net/iptv/MB6KGZH26APQGN/2145/index.m3u8" calcext:value-type="string">
            <text:p>#EXTINF:0,Моторспорт ТВƏƏƏ#EXTGRP:СпортƏƏƏhttp://53578940.ucomist.net/iptv/MB6KGZH26APQGN/2145/index.m3u8</text:p>
          </table:table-cell>
        </table:table-row>
        <table:table-row table:style-name="ro1">
          <table:table-cell office:value-type="string" calcext:value-type="string">
            <text:p>#EXTINF:0,СТАРТ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154/index.m3u8</text:p>
          </table:table-cell>
          <table:table-cell table:formula="of:=CONCATENATE([.A383];&quot;ƏƏƏ&quot;;[.B383];&quot;ƏƏƏ&quot;;[.C383])" office:value-type="string" office:string-value="#EXTINF:0,СТАРТƏƏƏ#EXTGRP:СпортƏƏƏhttp://53578940.ucomist.net/iptv/MB6KGZH26APQGN/2154/index.m3u8" calcext:value-type="string">
            <text:p>#EXTINF:0,СТАРТƏƏƏ#EXTGRP:СпортƏƏƏhttp://53578940.ucomist.net/iptv/MB6KGZH26APQGN/2154/index.m3u8</text:p>
          </table:table-cell>
        </table:table-row>
        <table:table-row table:style-name="ro1">
          <table:table-cell office:value-type="string" calcext:value-type="string">
            <text:p>#EXTINF:0,Телеканал Футбол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5050/index.m3u8</text:p>
          </table:table-cell>
          <table:table-cell table:formula="of:=CONCATENATE([.A384];&quot;ƏƏƏ&quot;;[.B384];&quot;ƏƏƏ&quot;;[.C384])" office:value-type="string" office:string-value="#EXTINF:0,Телеканал ФутболƏƏƏ#EXTGRP:СпортƏƏƏhttp://53578940.ucomist.net/iptv/MB6KGZH26APQGN/5050/index.m3u8" calcext:value-type="string">
            <text:p>#EXTINF:0,Телеканал ФутболƏƏƏ#EXTGRP:СпортƏƏƏhttp://53578940.ucomist.net/iptv/MB6KGZH26APQGN/5050/index.m3u8</text:p>
          </table:table-cell>
        </table:table-row>
        <table:table-row table:style-name="ro1">
          <table:table-cell office:value-type="string" calcext:value-type="string">
            <text:p>#EXTINF:0,Sky Sport News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477/index.m3u8</text:p>
          </table:table-cell>
          <table:table-cell table:formula="of:=CONCATENATE([.A385];&quot;ƏƏƏ&quot;;[.B385];&quot;ƏƏƏ&quot;;[.C385])" office:value-type="string" office:string-value="#EXTINF:0,Sky Sport News HD DEƏƏƏ#EXTGRP:СпортƏƏƏhttp://53578940.ucomist.net/iptv/MB6KGZH26APQGN/2477/index.m3u8" calcext:value-type="string">
            <text:p>#EXTINF:0,Sky Sport News HD DEƏƏƏ#EXTGRP:СпортƏƏƏhttp://53578940.ucomist.net/iptv/MB6KGZH26APQGN/2477/index.m3u8</text:p>
          </table:table-cell>
        </table:table-row>
        <table:table-row table:style-name="ro1">
          <table:table-cell office:value-type="string" calcext:value-type="string">
            <text:p>#EXTINF:0,Sky Sport 1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478/index.m3u8</text:p>
          </table:table-cell>
          <table:table-cell table:formula="of:=CONCATENATE([.A386];&quot;ƏƏƏ&quot;;[.B386];&quot;ƏƏƏ&quot;;[.C386])" office:value-type="string" office:string-value="#EXTINF:0,Sky Sport 1 HD DEƏƏƏ#EXTGRP:СпортƏƏƏhttp://53578940.ucomist.net/iptv/MB6KGZH26APQGN/2478/index.m3u8" calcext:value-type="string">
            <text:p>#EXTINF:0,Sky Sport 1 HD DEƏƏƏ#EXTGRP:СпортƏƏƏhttp://53578940.ucomist.net/iptv/MB6KGZH26APQGN/2478/index.m3u8</text:p>
          </table:table-cell>
        </table:table-row>
        <table:table-row table:style-name="ro1">
          <table:table-cell office:value-type="string" calcext:value-type="string">
            <text:p>#EXTINF:0,Sky Sport 2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479/index.m3u8</text:p>
          </table:table-cell>
          <table:table-cell table:formula="of:=CONCATENATE([.A387];&quot;ƏƏƏ&quot;;[.B387];&quot;ƏƏƏ&quot;;[.C387])" office:value-type="string" office:string-value="#EXTINF:0,Sky Sport 2 HD DEƏƏƏ#EXTGRP:СпортƏƏƏhttp://53578940.ucomist.net/iptv/MB6KGZH26APQGN/2479/index.m3u8" calcext:value-type="string">
            <text:p>#EXTINF:0,Sky Sport 2 HD DEƏƏƏ#EXTGRP:СпортƏƏƏhttp://53578940.ucomist.net/iptv/MB6KGZH26APQGN/2479/index.m3u8</text:p>
          </table:table-cell>
        </table:table-row>
        <table:table-row table:style-name="ro1">
          <table:table-cell office:value-type="string" calcext:value-type="string">
            <text:p>#EXTINF:0,Sky Sport Bundesliga 1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480/index.m3u8</text:p>
          </table:table-cell>
          <table:table-cell table:formula="of:=CONCATENATE([.A388];&quot;ƏƏƏ&quot;;[.B388];&quot;ƏƏƏ&quot;;[.C388])" office:value-type="string" office:string-value="#EXTINF:0,Sky Sport Bundesliga 1 HD DEƏƏƏ#EXTGRP:СпортƏƏƏhttp://53578940.ucomist.net/iptv/MB6KGZH26APQGN/2480/index.m3u8" calcext:value-type="string">
            <text:p>#EXTINF:0,Sky Sport Bundesliga 1 HD DEƏƏƏ#EXTGRP:СпортƏƏƏhttp://53578940.ucomist.net/iptv/MB6KGZH26APQGN/2480/index.m3u8</text:p>
          </table:table-cell>
        </table:table-row>
        <table:table-row table:style-name="ro1">
          <table:table-cell office:value-type="string" calcext:value-type="string">
            <text:p>#EXTINF:0,Discovery Channel US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487/index.m3u8</text:p>
          </table:table-cell>
          <table:table-cell table:formula="of:=CONCATENATE([.A389];&quot;ƏƏƏ&quot;;[.B389];&quot;ƏƏƏ&quot;;[.C389])" office:value-type="string" office:string-value="#EXTINF:0,Discovery Channel USƏƏƏ#EXTGRP:СпортƏƏƏhttp://53578940.ucomist.net/iptv/MB6KGZH26APQGN/2487/index.m3u8" calcext:value-type="string">
            <text:p>#EXTINF:0,Discovery Channel USƏƏƏ#EXTGRP:СпортƏƏƏhttp://53578940.ucomist.net/iptv/MB6KGZH26APQGN/2487/index.m3u8</text:p>
          </table:table-cell>
        </table:table-row>
        <table:table-row table:style-name="ro1">
          <table:table-cell office:value-type="string" calcext:value-type="string">
            <text:p>#EXTINF:0,Sky Sport Austria 1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492/index.m3u8</text:p>
          </table:table-cell>
          <table:table-cell table:formula="of:=CONCATENATE([.A390];&quot;ƏƏƏ&quot;;[.B390];&quot;ƏƏƏ&quot;;[.C390])" office:value-type="string" office:string-value="#EXTINF:0,Sky Sport Austria 1 HD DEƏƏƏ#EXTGRP:СпортƏƏƏhttp://53578940.ucomist.net/iptv/MB6KGZH26APQGN/2492/index.m3u8" calcext:value-type="string">
            <text:p>#EXTINF:0,Sky Sport Austria 1 HD DEƏƏƏ#EXTGRP:СпортƏƏƏhttp://53578940.ucomist.net/iptv/MB6KGZH26APQGN/2492/index.m3u8</text:p>
          </table:table-cell>
        </table:table-row>
        <table:table-row table:style-name="ro1">
          <table:table-cell office:value-type="string" calcext:value-type="string">
            <text:p>#EXTINF:0,Bein Sports 1 HD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499/index.m3u8</text:p>
          </table:table-cell>
          <table:table-cell table:formula="of:=CONCATENATE([.A391];&quot;ƏƏƏ&quot;;[.B391];&quot;ƏƏƏ&quot;;[.C391])" office:value-type="string" office:string-value="#EXTINF:0,Bein Sports 1 HD FRƏƏƏ#EXTGRP:СпортƏƏƏhttp://53578940.ucomist.net/iptv/MB6KGZH26APQGN/2499/index.m3u8" calcext:value-type="string">
            <text:p>#EXTINF:0,Bein Sports 1 HD FRƏƏƏ#EXTGRP:СпортƏƏƏhttp://53578940.ucomist.net/iptv/MB6KGZH26APQGN/2499/index.m3u8</text:p>
          </table:table-cell>
        </table:table-row>
        <table:table-row table:style-name="ro1">
          <table:table-cell office:value-type="string" calcext:value-type="string">
            <text:p>#EXTINF:0,Bein Sports 2 HD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00/index.m3u8</text:p>
          </table:table-cell>
          <table:table-cell table:formula="of:=CONCATENATE([.A392];&quot;ƏƏƏ&quot;;[.B392];&quot;ƏƏƏ&quot;;[.C392])" office:value-type="string" office:string-value="#EXTINF:0,Bein Sports 2 HD FRƏƏƏ#EXTGRP:СпортƏƏƏhttp://53578940.ucomist.net/iptv/MB6KGZH26APQGN/2500/index.m3u8" calcext:value-type="string">
            <text:p>#EXTINF:0,Bein Sports 2 HD FRƏƏƏ#EXTGRP:СпортƏƏƏhttp://53578940.ucomist.net/iptv/MB6KGZH26APQGN/2500/index.m3u8</text:p>
          </table:table-cell>
        </table:table-row>
        <table:table-row table:style-name="ro1">
          <table:table-cell office:value-type="string" calcext:value-type="string">
            <text:p>#EXTINF:0,Bein Sports 3 HD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01/index.m3u8</text:p>
          </table:table-cell>
          <table:table-cell table:formula="of:=CONCATENATE([.A393];&quot;ƏƏƏ&quot;;[.B393];&quot;ƏƏƏ&quot;;[.C393])" office:value-type="string" office:string-value="#EXTINF:0,Bein Sports 3 HD FRƏƏƏ#EXTGRP:СпортƏƏƏhttp://53578940.ucomist.net/iptv/MB6KGZH26APQGN/2501/index.m3u8" calcext:value-type="string">
            <text:p>#EXTINF:0,Bein Sports 3 HD FRƏƏƏ#EXTGRP:СпортƏƏƏhttp://53578940.ucomist.net/iptv/MB6KGZH26APQGN/2501/index.m3u8</text:p>
          </table:table-cell>
        </table:table-row>
        <table:table-row table:style-name="ro1">
          <table:table-cell office:value-type="string" calcext:value-type="string">
            <text:p>#EXTINF:0,Canal+ Sport HD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02/index.m3u8</text:p>
          </table:table-cell>
          <table:table-cell table:formula="of:=CONCATENATE([.A394];&quot;ƏƏƏ&quot;;[.B394];&quot;ƏƏƏ&quot;;[.C394])" office:value-type="string" office:string-value="#EXTINF:0,Canal+ Sport HD FRƏƏƏ#EXTGRP:СпортƏƏƏhttp://53578940.ucomist.net/iptv/MB6KGZH26APQGN/2502/index.m3u8" calcext:value-type="string">
            <text:p>#EXTINF:0,Canal+ Sport HD FRƏƏƏ#EXTGRP:СпортƏƏƏhttp://53578940.ucomist.net/iptv/MB6KGZH26APQGN/2502/index.m3u8</text:p>
          </table:table-cell>
        </table:table-row>
        <table:table-row table:style-name="ro1">
          <table:table-cell office:value-type="string" calcext:value-type="string">
            <text:p>#EXTINF:0,Sport 1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03/index.m3u8</text:p>
          </table:table-cell>
          <table:table-cell table:formula="of:=CONCATENATE([.A395];&quot;ƏƏƏ&quot;;[.B395];&quot;ƏƏƏ&quot;;[.C395])" office:value-type="string" office:string-value="#EXTINF:0,Sport 1 HD DEƏƏƏ#EXTGRP:СпортƏƏƏhttp://53578940.ucomist.net/iptv/MB6KGZH26APQGN/2503/index.m3u8" calcext:value-type="string">
            <text:p>#EXTINF:0,Sport 1 HD DEƏƏƏ#EXTGRP:СпортƏƏƏhttp://53578940.ucomist.net/iptv/MB6KGZH26APQGN/2503/index.m3u8</text:p>
          </table:table-cell>
        </table:table-row>
        <table:table-row table:style-name="ro1">
          <table:table-cell office:value-type="string" calcext:value-type="string">
            <text:p>#EXTINF:0,BT Sport 1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05/index.m3u8</text:p>
          </table:table-cell>
          <table:table-cell table:formula="of:=CONCATENATE([.A396];&quot;ƏƏƏ&quot;;[.B396];&quot;ƏƏƏ&quot;;[.C396])" office:value-type="string" office:string-value="#EXTINF:0,BT Sport 1 UKƏƏƏ#EXTGRP:СпортƏƏƏhttp://53578940.ucomist.net/iptv/MB6KGZH26APQGN/2505/index.m3u8" calcext:value-type="string">
            <text:p>#EXTINF:0,BT Sport 1 UKƏƏƏ#EXTGRP:СпортƏƏƏhttp://53578940.ucomist.net/iptv/MB6KGZH26APQGN/2505/index.m3u8</text:p>
          </table:table-cell>
        </table:table-row>
        <table:table-row table:style-name="ro1">
          <table:table-cell office:value-type="string" calcext:value-type="string">
            <text:p>#EXTINF:0,BT Sport 2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06/index.m3u8</text:p>
          </table:table-cell>
          <table:table-cell table:formula="of:=CONCATENATE([.A397];&quot;ƏƏƏ&quot;;[.B397];&quot;ƏƏƏ&quot;;[.C397])" office:value-type="string" office:string-value="#EXTINF:0,BT Sport 2 UKƏƏƏ#EXTGRP:СпортƏƏƏhttp://53578940.ucomist.net/iptv/MB6KGZH26APQGN/2506/index.m3u8" calcext:value-type="string">
            <text:p>#EXTINF:0,BT Sport 2 UKƏƏƏ#EXTGRP:СпортƏƏƏhttp://53578940.ucomist.net/iptv/MB6KGZH26APQGN/2506/index.m3u8</text:p>
          </table:table-cell>
        </table:table-row>
        <table:table-row table:style-name="ro1">
          <table:table-cell office:value-type="string" calcext:value-type="string">
            <text:p>#EXTINF:0,Star Sports 2 IN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07/index.m3u8</text:p>
          </table:table-cell>
          <table:table-cell table:formula="of:=CONCATENATE([.A398];&quot;ƏƏƏ&quot;;[.B398];&quot;ƏƏƏ&quot;;[.C398])" office:value-type="string" office:string-value="#EXTINF:0,Star Sports 2 INƏƏƏ#EXTGRP:СпортƏƏƏhttp://53578940.ucomist.net/iptv/MB6KGZH26APQGN/2507/index.m3u8" calcext:value-type="string">
            <text:p>#EXTINF:0,Star Sports 2 INƏƏƏ#EXTGRP:СпортƏƏƏhttp://53578940.ucomist.net/iptv/MB6KGZH26APQGN/2507/index.m3u8</text:p>
          </table:table-cell>
        </table:table-row>
        <table:table-row table:style-name="ro1">
          <table:table-cell office:value-type="string" calcext:value-type="string">
            <text:p>#EXTINF:0,Star Sports 1 IN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08/index.m3u8</text:p>
          </table:table-cell>
          <table:table-cell table:formula="of:=CONCATENATE([.A399];&quot;ƏƏƏ&quot;;[.B399];&quot;ƏƏƏ&quot;;[.C399])" office:value-type="string" office:string-value="#EXTINF:0,Star Sports 1 INƏƏƏ#EXTGRP:СпортƏƏƏhttp://53578940.ucomist.net/iptv/MB6KGZH26APQGN/2508/index.m3u8" calcext:value-type="string">
            <text:p>#EXTINF:0,Star Sports 1 INƏƏƏ#EXTGRP:СпортƏƏƏhttp://53578940.ucomist.net/iptv/MB6KGZH26APQGN/2508/index.m3u8</text:p>
          </table:table-cell>
        </table:table-row>
        <table:table-row table:style-name="ro1">
          <table:table-cell office:value-type="string" calcext:value-type="string">
            <text:p>#EXTINF:0,YAS Sports A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11/index.m3u8</text:p>
          </table:table-cell>
          <table:table-cell table:formula="of:=CONCATENATE([.A400];&quot;ƏƏƏ&quot;;[.B400];&quot;ƏƏƏ&quot;;[.C400])" office:value-type="string" office:string-value="#EXTINF:0,YAS Sports AEƏƏƏ#EXTGRP:СпортƏƏƏhttp://53578940.ucomist.net/iptv/MB6KGZH26APQGN/2511/index.m3u8" calcext:value-type="string">
            <text:p>#EXTINF:0,YAS Sports AEƏƏƏ#EXTGRP:СпортƏƏƏhttp://53578940.ucomist.net/iptv/MB6KGZH26APQGN/2511/index.m3u8</text:p>
          </table:table-cell>
        </table:table-row>
        <table:table-row table:style-name="ro1">
          <table:table-cell office:value-type="string" calcext:value-type="string">
            <text:p>#EXTINF:0,ONTime Sports EG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12/index.m3u8</text:p>
          </table:table-cell>
          <table:table-cell table:formula="of:=CONCATENATE([.A401];&quot;ƏƏƏ&quot;;[.B401];&quot;ƏƏƏ&quot;;[.C401])" office:value-type="string" office:string-value="#EXTINF:0,ONTime Sports EGƏƏƏ#EXTGRP:СпортƏƏƏhttp://53578940.ucomist.net/iptv/MB6KGZH26APQGN/2512/index.m3u8" calcext:value-type="string">
            <text:p>#EXTINF:0,ONTime Sports EGƏƏƏ#EXTGRP:СпортƏƏƏhttp://53578940.ucomist.net/iptv/MB6KGZH26APQGN/2512/index.m3u8</text:p>
          </table:table-cell>
        </table:table-row>
        <table:table-row table:style-name="ro1">
          <table:table-cell office:value-type="string" calcext:value-type="string">
            <text:p>#EXTINF:0,NOVA Sport BG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14/index.m3u8</text:p>
          </table:table-cell>
          <table:table-cell table:formula="of:=CONCATENATE([.A402];&quot;ƏƏƏ&quot;;[.B402];&quot;ƏƏƏ&quot;;[.C402])" office:value-type="string" office:string-value="#EXTINF:0,NOVA Sport BGƏƏƏ#EXTGRP:СпортƏƏƏhttp://53578940.ucomist.net/iptv/MB6KGZH26APQGN/2514/index.m3u8" calcext:value-type="string">
            <text:p>#EXTINF:0,NOVA Sport BGƏƏƏ#EXTGRP:СпортƏƏƏhttp://53578940.ucomist.net/iptv/MB6KGZH26APQGN/2514/index.m3u8</text:p>
          </table:table-cell>
        </table:table-row>
        <table:table-row table:style-name="ro1">
          <table:table-cell office:value-type="string" calcext:value-type="string">
            <text:p>#EXTINF:0,C More Sport HD S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15/index.m3u8</text:p>
          </table:table-cell>
          <table:table-cell table:formula="of:=CONCATENATE([.A403];&quot;ƏƏƏ&quot;;[.B403];&quot;ƏƏƏ&quot;;[.C403])" office:value-type="string" office:string-value="#EXTINF:0,C More Sport HD SEƏƏƏ#EXTGRP:СпортƏƏƏhttp://53578940.ucomist.net/iptv/MB6KGZH26APQGN/2515/index.m3u8" calcext:value-type="string">
            <text:p>#EXTINF:0,C More Sport HD SEƏƏƏ#EXTGRP:СпортƏƏƏhttp://53578940.ucomist.net/iptv/MB6KGZH26APQGN/2515/index.m3u8</text:p>
          </table:table-cell>
        </table:table-row>
        <table:table-row table:style-name="ro1">
          <table:table-cell office:value-type="string" calcext:value-type="string">
            <text:p>#EXTINF:0,CANAL+ Sport 2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16/index.m3u8</text:p>
          </table:table-cell>
          <table:table-cell table:formula="of:=CONCATENATE([.A404];&quot;ƏƏƏ&quot;;[.B404];&quot;ƏƏƏ&quot;;[.C404])" office:value-type="string" office:string-value="#EXTINF:0,CANAL+ Sport 2 HD PLƏƏƏ#EXTGRP:СпортƏƏƏhttp://53578940.ucomist.net/iptv/MB6KGZH26APQGN/2516/index.m3u8" calcext:value-type="string">
            <text:p>#EXTINF:0,CANAL+ Sport 2 HD PLƏƏƏ#EXTGRP:СпортƏƏƏhttp://53578940.ucomist.net/iptv/MB6KGZH26APQGN/2516/index.m3u8</text:p>
          </table:table-cell>
        </table:table-row>
        <table:table-row table:style-name="ro1">
          <table:table-cell office:value-type="string" calcext:value-type="string">
            <text:p>#EXTINF:0,Eleven Sports 2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17/index.m3u8</text:p>
          </table:table-cell>
          <table:table-cell table:formula="of:=CONCATENATE([.A405];&quot;ƏƏƏ&quot;;[.B405];&quot;ƏƏƏ&quot;;[.C405])" office:value-type="string" office:string-value="#EXTINF:0,Eleven Sports 2 HD PLƏƏƏ#EXTGRP:СпортƏƏƏhttp://53578940.ucomist.net/iptv/MB6KGZH26APQGN/2517/index.m3u8" calcext:value-type="string">
            <text:p>#EXTINF:0,Eleven Sports 2 HD PLƏƏƏ#EXTGRP:СпортƏƏƏhttp://53578940.ucomist.net/iptv/MB6KGZH26APQGN/2517/index.m3u8</text:p>
          </table:table-cell>
        </table:table-row>
        <table:table-row table:style-name="ro1">
          <table:table-cell office:value-type="string" calcext:value-type="string">
            <text:p>#EXTINF:0,Eleven Sports 1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18/index.m3u8</text:p>
          </table:table-cell>
          <table:table-cell table:formula="of:=CONCATENATE([.A406];&quot;ƏƏƏ&quot;;[.B406];&quot;ƏƏƏ&quot;;[.C406])" office:value-type="string" office:string-value="#EXTINF:0,Eleven Sports 1 HD PLƏƏƏ#EXTGRP:СпортƏƏƏhttp://53578940.ucomist.net/iptv/MB6KGZH26APQGN/2518/index.m3u8" calcext:value-type="string">
            <text:p>#EXTINF:0,Eleven Sports 1 HD PLƏƏƏ#EXTGRP:СпортƏƏƏhttp://53578940.ucomist.net/iptv/MB6KGZH26APQGN/2518/index.m3u8</text:p>
          </table:table-cell>
        </table:table-row>
        <table:table-row table:style-name="ro1">
          <table:table-cell office:value-type="string" calcext:value-type="string">
            <text:p>#EXTINF:0,nSport+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19/index.m3u8</text:p>
          </table:table-cell>
          <table:table-cell table:formula="of:=CONCATENATE([.A407];&quot;ƏƏƏ&quot;;[.B407];&quot;ƏƏƏ&quot;;[.C407])" office:value-type="string" office:string-value="#EXTINF:0,nSport+ PLƏƏƏ#EXTGRP:СпортƏƏƏhttp://53578940.ucomist.net/iptv/MB6KGZH26APQGN/2519/index.m3u8" calcext:value-type="string">
            <text:p>#EXTINF:0,nSport+ PLƏƏƏ#EXTGRP:СпортƏƏƏhttp://53578940.ucomist.net/iptv/MB6KGZH26APQGN/2519/index.m3u8</text:p>
          </table:table-cell>
        </table:table-row>
        <table:table-row table:style-name="ro1">
          <table:table-cell office:value-type="string" calcext:value-type="string">
            <text:p>#EXTINF:0,TVP Sport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0/index.m3u8</text:p>
          </table:table-cell>
          <table:table-cell table:formula="of:=CONCATENATE([.A408];&quot;ƏƏƏ&quot;;[.B408];&quot;ƏƏƏ&quot;;[.C408])" office:value-type="string" office:string-value="#EXTINF:0,TVP Sport HD PLƏƏƏ#EXTGRP:СпортƏƏƏhttp://53578940.ucomist.net/iptv/MB6KGZH26APQGN/2520/index.m3u8" calcext:value-type="string">
            <text:p>#EXTINF:0,TVP Sport HD PLƏƏƏ#EXTGRP:СпортƏƏƏhttp://53578940.ucomist.net/iptv/MB6KGZH26APQGN/2520/index.m3u8</text:p>
          </table:table-cell>
        </table:table-row>
        <table:table-row table:style-name="ro1">
          <table:table-cell office:value-type="string" calcext:value-type="string">
            <text:p>#EXTINF:0,Sportklub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1/index.m3u8</text:p>
          </table:table-cell>
          <table:table-cell table:formula="of:=CONCATENATE([.A409];&quot;ƏƏƏ&quot;;[.B409];&quot;ƏƏƏ&quot;;[.C409])" office:value-type="string" office:string-value="#EXTINF:0,Sportklub HD PLƏƏƏ#EXTGRP:СпортƏƏƏhttp://53578940.ucomist.net/iptv/MB6KGZH26APQGN/2521/index.m3u8" calcext:value-type="string">
            <text:p>#EXTINF:0,Sportklub HD PLƏƏƏ#EXTGRP:СпортƏƏƏhttp://53578940.ucomist.net/iptv/MB6KGZH26APQGN/2521/index.m3u8</text:p>
          </table:table-cell>
        </table:table-row>
        <table:table-row table:style-name="ro1">
          <table:table-cell office:value-type="string" calcext:value-type="string">
            <text:p>#EXTINF:0,DIGI Sport 2 HD RO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2/index.m3u8</text:p>
          </table:table-cell>
          <table:table-cell table:formula="of:=CONCATENATE([.A410];&quot;ƏƏƏ&quot;;[.B410];&quot;ƏƏƏ&quot;;[.C410])" office:value-type="string" office:string-value="#EXTINF:0,DIGI Sport 2 HD ROƏƏƏ#EXTGRP:СпортƏƏƏhttp://53578940.ucomist.net/iptv/MB6KGZH26APQGN/2522/index.m3u8" calcext:value-type="string">
            <text:p>#EXTINF:0,DIGI Sport 2 HD ROƏƏƏ#EXTGRP:СпортƏƏƏhttp://53578940.ucomist.net/iptv/MB6KGZH26APQGN/2522/index.m3u8</text:p>
          </table:table-cell>
        </table:table-row>
        <table:table-row table:style-name="ro1">
          <table:table-cell office:value-type="string" calcext:value-type="string">
            <text:p>#EXTINF:0,DIGI Sport 1 HD RO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3/index.m3u8</text:p>
          </table:table-cell>
          <table:table-cell table:formula="of:=CONCATENATE([.A411];&quot;ƏƏƏ&quot;;[.B411];&quot;ƏƏƏ&quot;;[.C411])" office:value-type="string" office:string-value="#EXTINF:0,DIGI Sport 1 HD ROƏƏƏ#EXTGRP:СпортƏƏƏhttp://53578940.ucomist.net/iptv/MB6KGZH26APQGN/2523/index.m3u8" calcext:value-type="string">
            <text:p>#EXTINF:0,DIGI Sport 1 HD ROƏƏƏ#EXTGRP:СпортƏƏƏhttp://53578940.ucomist.net/iptv/MB6KGZH26APQGN/2523/index.m3u8</text:p>
          </table:table-cell>
        </table:table-row>
        <table:table-row table:style-name="ro1">
          <table:table-cell office:value-type="string" calcext:value-type="string">
            <text:p>#EXTINF:0,DIGI Sport 3 HD RO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4/index.m3u8</text:p>
          </table:table-cell>
          <table:table-cell table:formula="of:=CONCATENATE([.A412];&quot;ƏƏƏ&quot;;[.B412];&quot;ƏƏƏ&quot;;[.C412])" office:value-type="string" office:string-value="#EXTINF:0,DIGI Sport 3 HD ROƏƏƏ#EXTGRP:СпортƏƏƏhttp://53578940.ucomist.net/iptv/MB6KGZH26APQGN/2524/index.m3u8" calcext:value-type="string">
            <text:p>#EXTINF:0,DIGI Sport 3 HD ROƏƏƏ#EXTGRP:СпортƏƏƏhttp://53578940.ucomist.net/iptv/MB6KGZH26APQGN/2524/index.m3u8</text:p>
          </table:table-cell>
        </table:table-row>
        <table:table-row table:style-name="ro1">
          <table:table-cell office:value-type="string" calcext:value-type="string">
            <text:p>#EXTINF:0,SPORT TV 1 HD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5/index.m3u8</text:p>
          </table:table-cell>
          <table:table-cell table:formula="of:=CONCATENATE([.A413];&quot;ƏƏƏ&quot;;[.B413];&quot;ƏƏƏ&quot;;[.C413])" office:value-type="string" office:string-value="#EXTINF:0,SPORT TV 1 HD PTƏƏƏ#EXTGRP:СпортƏƏƏhttp://53578940.ucomist.net/iptv/MB6KGZH26APQGN/2525/index.m3u8" calcext:value-type="string">
            <text:p>#EXTINF:0,SPORT TV 1 HD PTƏƏƏ#EXTGRP:СпортƏƏƏhttp://53578940.ucomist.net/iptv/MB6KGZH26APQGN/2525/index.m3u8</text:p>
          </table:table-cell>
        </table:table-row>
        <table:table-row table:style-name="ro1">
          <table:table-cell office:value-type="string" calcext:value-type="string">
            <text:p>#EXTINF:0,SPORT TV 2 HD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6/index.m3u8</text:p>
          </table:table-cell>
          <table:table-cell table:formula="of:=CONCATENATE([.A414];&quot;ƏƏƏ&quot;;[.B414];&quot;ƏƏƏ&quot;;[.C414])" office:value-type="string" office:string-value="#EXTINF:0,SPORT TV 2 HD PTƏƏƏ#EXTGRP:СпортƏƏƏhttp://53578940.ucomist.net/iptv/MB6KGZH26APQGN/2526/index.m3u8" calcext:value-type="string">
            <text:p>#EXTINF:0,SPORT TV 2 HD PTƏƏƏ#EXTGRP:СпортƏƏƏhttp://53578940.ucomist.net/iptv/MB6KGZH26APQGN/2526/index.m3u8</text:p>
          </table:table-cell>
        </table:table-row>
        <table:table-row table:style-name="ro1">
          <table:table-cell office:value-type="string" calcext:value-type="string">
            <text:p>#EXTINF:0,SPORT TV 3 HD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7/index.m3u8</text:p>
          </table:table-cell>
          <table:table-cell table:formula="of:=CONCATENATE([.A415];&quot;ƏƏƏ&quot;;[.B415];&quot;ƏƏƏ&quot;;[.C415])" office:value-type="string" office:string-value="#EXTINF:0,SPORT TV 3 HD PTƏƏƏ#EXTGRP:СпортƏƏƏhttp://53578940.ucomist.net/iptv/MB6KGZH26APQGN/2527/index.m3u8" calcext:value-type="string">
            <text:p>#EXTINF:0,SPORT TV 3 HD PTƏƏƏ#EXTGRP:СпортƏƏƏhttp://53578940.ucomist.net/iptv/MB6KGZH26APQGN/2527/index.m3u8</text:p>
          </table:table-cell>
        </table:table-row>
        <table:table-row table:style-name="ro1">
          <table:table-cell office:value-type="string" calcext:value-type="string">
            <text:p>#EXTINF:0,SPORT TV 4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8/index.m3u8</text:p>
          </table:table-cell>
          <table:table-cell table:formula="of:=CONCATENATE([.A416];&quot;ƏƏƏ&quot;;[.B416];&quot;ƏƏƏ&quot;;[.C416])" office:value-type="string" office:string-value="#EXTINF:0,SPORT TV 4 PTƏƏƏ#EXTGRP:СпортƏƏƏhttp://53578940.ucomist.net/iptv/MB6KGZH26APQGN/2528/index.m3u8" calcext:value-type="string">
            <text:p>#EXTINF:0,SPORT TV 4 PTƏƏƏ#EXTGRP:СпортƏƏƏhttp://53578940.ucomist.net/iptv/MB6KGZH26APQGN/2528/index.m3u8</text:p>
          </table:table-cell>
        </table:table-row>
        <table:table-row table:style-name="ro1">
          <table:table-cell office:value-type="string" calcext:value-type="string">
            <text:p>#EXTINF:0,SPORT TV 5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29/index.m3u8</text:p>
          </table:table-cell>
          <table:table-cell table:formula="of:=CONCATENATE([.A417];&quot;ƏƏƏ&quot;;[.B417];&quot;ƏƏƏ&quot;;[.C417])" office:value-type="string" office:string-value="#EXTINF:0,SPORT TV 5 PTƏƏƏ#EXTGRP:СпортƏƏƏhttp://53578940.ucomist.net/iptv/MB6KGZH26APQGN/2529/index.m3u8" calcext:value-type="string">
            <text:p>#EXTINF:0,SPORT TV 5 PTƏƏƏ#EXTGRP:СпортƏƏƏhttp://53578940.ucomist.net/iptv/MB6KGZH26APQGN/2529/index.m3u8</text:p>
          </table:table-cell>
        </table:table-row>
        <table:table-row table:style-name="ro1">
          <table:table-cell office:value-type="string" calcext:value-type="string">
            <text:p>#EXTINF:0,SPORT TV +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0/index.m3u8</text:p>
          </table:table-cell>
          <table:table-cell table:formula="of:=CONCATENATE([.A418];&quot;ƏƏƏ&quot;;[.B418];&quot;ƏƏƏ&quot;;[.C418])" office:value-type="string" office:string-value="#EXTINF:0,SPORT TV + PTƏƏƏ#EXTGRP:СпортƏƏƏhttp://53578940.ucomist.net/iptv/MB6KGZH26APQGN/2530/index.m3u8" calcext:value-type="string">
            <text:p>#EXTINF:0,SPORT TV + PTƏƏƏ#EXTGRP:СпортƏƏƏhttp://53578940.ucomist.net/iptv/MB6KGZH26APQGN/2530/index.m3u8</text:p>
          </table:table-cell>
        </table:table-row>
        <table:table-row table:style-name="ro1">
          <table:table-cell office:value-type="string" calcext:value-type="string">
            <text:p>#EXTINF:0,Eleven Sports 1 HD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1/index.m3u8</text:p>
          </table:table-cell>
          <table:table-cell table:formula="of:=CONCATENATE([.A419];&quot;ƏƏƏ&quot;;[.B419];&quot;ƏƏƏ&quot;;[.C419])" office:value-type="string" office:string-value="#EXTINF:0,Eleven Sports 1 HD PTƏƏƏ#EXTGRP:СпортƏƏƏhttp://53578940.ucomist.net/iptv/MB6KGZH26APQGN/2531/index.m3u8" calcext:value-type="string">
            <text:p>#EXTINF:0,Eleven Sports 1 HD PTƏƏƏ#EXTGRP:СпортƏƏƏhttp://53578940.ucomist.net/iptv/MB6KGZH26APQGN/2531/index.m3u8</text:p>
          </table:table-cell>
        </table:table-row>
        <table:table-row table:style-name="ro1">
          <table:table-cell office:value-type="string" calcext:value-type="string">
            <text:p>#EXTINF:0,Eleven Sports 2 HD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2/index.m3u8</text:p>
          </table:table-cell>
          <table:table-cell table:formula="of:=CONCATENATE([.A420];&quot;ƏƏƏ&quot;;[.B420];&quot;ƏƏƏ&quot;;[.C420])" office:value-type="string" office:string-value="#EXTINF:0,Eleven Sports 2 HD PTƏƏƏ#EXTGRP:СпортƏƏƏhttp://53578940.ucomist.net/iptv/MB6KGZH26APQGN/2532/index.m3u8" calcext:value-type="string">
            <text:p>#EXTINF:0,Eleven Sports 2 HD PTƏƏƏ#EXTGRP:СпортƏƏƏhttp://53578940.ucomist.net/iptv/MB6KGZH26APQGN/2532/index.m3u8</text:p>
          </table:table-cell>
        </table:table-row>
        <table:table-row table:style-name="ro1">
          <table:table-cell office:value-type="string" calcext:value-type="string">
            <text:p>#EXTINF:0,Eleven Sports 3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3/index.m3u8</text:p>
          </table:table-cell>
          <table:table-cell table:formula="of:=CONCATENATE([.A421];&quot;ƏƏƏ&quot;;[.B421];&quot;ƏƏƏ&quot;;[.C421])" office:value-type="string" office:string-value="#EXTINF:0,Eleven Sports 3 PTƏƏƏ#EXTGRP:СпортƏƏƏhttp://53578940.ucomist.net/iptv/MB6KGZH26APQGN/2533/index.m3u8" calcext:value-type="string">
            <text:p>#EXTINF:0,Eleven Sports 3 PTƏƏƏ#EXTGRP:СпортƏƏƏhttp://53578940.ucomist.net/iptv/MB6KGZH26APQGN/2533/index.m3u8</text:p>
          </table:table-cell>
        </table:table-row>
        <table:table-row table:style-name="ro1">
          <table:table-cell office:value-type="string" calcext:value-type="string">
            <text:p>#EXTINF:0,Eleven Sports 4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4/index.m3u8</text:p>
          </table:table-cell>
          <table:table-cell table:formula="of:=CONCATENATE([.A422];&quot;ƏƏƏ&quot;;[.B422];&quot;ƏƏƏ&quot;;[.C422])" office:value-type="string" office:string-value="#EXTINF:0,Eleven Sports 4 PTƏƏƏ#EXTGRP:СпортƏƏƏhttp://53578940.ucomist.net/iptv/MB6KGZH26APQGN/2534/index.m3u8" calcext:value-type="string">
            <text:p>#EXTINF:0,Eleven Sports 4 PTƏƏƏ#EXTGRP:СпортƏƏƏhttp://53578940.ucomist.net/iptv/MB6KGZH26APQGN/2534/index.m3u8</text:p>
          </table:table-cell>
        </table:table-row>
        <table:table-row table:style-name="ro1">
          <table:table-cell office:value-type="string" calcext:value-type="string">
            <text:p>#EXTINF:0,Eleven Sports 5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5/index.m3u8</text:p>
          </table:table-cell>
          <table:table-cell table:formula="of:=CONCATENATE([.A423];&quot;ƏƏƏ&quot;;[.B423];&quot;ƏƏƏ&quot;;[.C423])" office:value-type="string" office:string-value="#EXTINF:0,Eleven Sports 5 PTƏƏƏ#EXTGRP:СпортƏƏƏhttp://53578940.ucomist.net/iptv/MB6KGZH26APQGN/2535/index.m3u8" calcext:value-type="string">
            <text:p>#EXTINF:0,Eleven Sports 5 PTƏƏƏ#EXTGRP:СпортƏƏƏhttp://53578940.ucomist.net/iptv/MB6KGZH26APQGN/2535/index.m3u8</text:p>
          </table:table-cell>
        </table:table-row>
        <table:table-row table:style-name="ro1">
          <table:table-cell office:value-type="string" calcext:value-type="string">
            <text:p>#EXTINF:0,Eleven Sports 6 P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6/index.m3u8</text:p>
          </table:table-cell>
          <table:table-cell table:formula="of:=CONCATENATE([.A424];&quot;ƏƏƏ&quot;;[.B424];&quot;ƏƏƏ&quot;;[.C424])" office:value-type="string" office:string-value="#EXTINF:0,Eleven Sports 6 PTƏƏƏ#EXTGRP:СпортƏƏƏhttp://53578940.ucomist.net/iptv/MB6KGZH26APQGN/2536/index.m3u8" calcext:value-type="string">
            <text:p>#EXTINF:0,Eleven Sports 6 PTƏƏƏ#EXTGRP:СпортƏƏƏhttp://53578940.ucomist.net/iptv/MB6KGZH26APQGN/2536/index.m3u8</text:p>
          </table:table-cell>
        </table:table-row>
        <table:table-row table:style-name="ro1">
          <table:table-cell office:value-type="string" calcext:value-type="string">
            <text:p>#EXTINF:0,TV 2 SPORT HD D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7/index.m3u8</text:p>
          </table:table-cell>
          <table:table-cell table:formula="of:=CONCATENATE([.A425];&quot;ƏƏƏ&quot;;[.B425];&quot;ƏƏƏ&quot;;[.C425])" office:value-type="string" office:string-value="#EXTINF:0,TV 2 SPORT HD DKƏƏƏ#EXTGRP:СпортƏƏƏhttp://53578940.ucomist.net/iptv/MB6KGZH26APQGN/2537/index.m3u8" calcext:value-type="string">
            <text:p>#EXTINF:0,TV 2 SPORT HD DKƏƏƏ#EXTGRP:СпортƏƏƏhttp://53578940.ucomist.net/iptv/MB6KGZH26APQGN/2537/index.m3u8</text:p>
          </table:table-cell>
        </table:table-row>
        <table:table-row table:style-name="ro1">
          <table:table-cell office:value-type="string" calcext:value-type="string">
            <text:p>#EXTINF:0,DIGI Sport 4 HD RO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8/index.m3u8</text:p>
          </table:table-cell>
          <table:table-cell table:formula="of:=CONCATENATE([.A426];&quot;ƏƏƏ&quot;;[.B426];&quot;ƏƏƏ&quot;;[.C426])" office:value-type="string" office:string-value="#EXTINF:0,DIGI Sport 4 HD ROƏƏƏ#EXTGRP:СпортƏƏƏhttp://53578940.ucomist.net/iptv/MB6KGZH26APQGN/2538/index.m3u8" calcext:value-type="string">
            <text:p>#EXTINF:0,DIGI Sport 4 HD ROƏƏƏ#EXTGRP:СпортƏƏƏhttp://53578940.ucomist.net/iptv/MB6KGZH26APQGN/2538/index.m3u8</text:p>
          </table:table-cell>
        </table:table-row>
        <table:table-row table:style-name="ro1">
          <table:table-cell office:value-type="string" calcext:value-type="string">
            <text:p>#EXTINF:0,Auto Motor Sport RO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39/index.m3u8</text:p>
          </table:table-cell>
          <table:table-cell table:formula="of:=CONCATENATE([.A427];&quot;ƏƏƏ&quot;;[.B427];&quot;ƏƏƏ&quot;;[.C427])" office:value-type="string" office:string-value="#EXTINF:0,Auto Motor Sport ROƏƏƏ#EXTGRP:СпортƏƏƏhttp://53578940.ucomist.net/iptv/MB6KGZH26APQGN/2539/index.m3u8" calcext:value-type="string">
            <text:p>#EXTINF:0,Auto Motor Sport ROƏƏƏ#EXTGRP:СпортƏƏƏhttp://53578940.ucomist.net/iptv/MB6KGZH26APQGN/2539/index.m3u8</text:p>
          </table:table-cell>
        </table:table-row>
        <table:table-row table:style-name="ro1">
          <table:table-cell office:value-type="string" calcext:value-type="string">
            <text:p>#EXTINF:0,TV 2 Sport 2 HD NO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0/index.m3u8</text:p>
          </table:table-cell>
          <table:table-cell table:formula="of:=CONCATENATE([.A428];&quot;ƏƏƏ&quot;;[.B428];&quot;ƏƏƏ&quot;;[.C428])" office:value-type="string" office:string-value="#EXTINF:0,TV 2 Sport 2 HD NOƏƏƏ#EXTGRP:СпортƏƏƏhttp://53578940.ucomist.net/iptv/MB6KGZH26APQGN/2540/index.m3u8" calcext:value-type="string">
            <text:p>#EXTINF:0,TV 2 Sport 2 HD NOƏƏƏ#EXTGRP:СпортƏƏƏhttp://53578940.ucomist.net/iptv/MB6KGZH26APQGN/2540/index.m3u8</text:p>
          </table:table-cell>
        </table:table-row>
        <table:table-row table:style-name="ro1">
          <table:table-cell office:value-type="string" calcext:value-type="string">
            <text:p>#EXTINF:0,C More Sport 1 HD FI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1/index.m3u8</text:p>
          </table:table-cell>
          <table:table-cell table:formula="of:=CONCATENATE([.A429];&quot;ƏƏƏ&quot;;[.B429];&quot;ƏƏƏ&quot;;[.C429])" office:value-type="string" office:string-value="#EXTINF:0,C More Sport 1 HD FIƏƏƏ#EXTGRP:СпортƏƏƏhttp://53578940.ucomist.net/iptv/MB6KGZH26APQGN/2541/index.m3u8" calcext:value-type="string">
            <text:p>#EXTINF:0,C More Sport 1 HD FIƏƏƏ#EXTGRP:СпортƏƏƏhttp://53578940.ucomist.net/iptv/MB6KGZH26APQGN/2541/index.m3u8</text:p>
          </table:table-cell>
        </table:table-row>
        <table:table-row table:style-name="ro1">
          <table:table-cell office:value-type="string" calcext:value-type="string">
            <text:p>#EXTINF:0,BEIN SPORTS HD ES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3/index.m3u8</text:p>
          </table:table-cell>
          <table:table-cell table:formula="of:=CONCATENATE([.A430];&quot;ƏƏƏ&quot;;[.B430];&quot;ƏƏƏ&quot;;[.C430])" office:value-type="string" office:string-value="#EXTINF:0,BEIN SPORTS HD ESƏƏƏ#EXTGRP:СпортƏƏƏhttp://53578940.ucomist.net/iptv/MB6KGZH26APQGN/2543/index.m3u8" calcext:value-type="string">
            <text:p>#EXTINF:0,BEIN SPORTS HD ESƏƏƏ#EXTGRP:СпортƏƏƏhttp://53578940.ucomist.net/iptv/MB6KGZH26APQGN/2543/index.m3u8</text:p>
          </table:table-cell>
        </table:table-row>
        <table:table-row table:style-name="ro1">
          <table:table-cell office:value-type="string" calcext:value-type="string">
            <text:p>#EXTINF:0,RMC Sport 1 HD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5/index.m3u8</text:p>
          </table:table-cell>
          <table:table-cell table:formula="of:=CONCATENATE([.A431];&quot;ƏƏƏ&quot;;[.B431];&quot;ƏƏƏ&quot;;[.C431])" office:value-type="string" office:string-value="#EXTINF:0,RMC Sport 1 HD FRƏƏƏ#EXTGRP:СпортƏƏƏhttp://53578940.ucomist.net/iptv/MB6KGZH26APQGN/2545/index.m3u8" calcext:value-type="string">
            <text:p>#EXTINF:0,RMC Sport 1 HD FRƏƏƏ#EXTGRP:СпортƏƏƏhttp://53578940.ucomist.net/iptv/MB6KGZH26APQGN/2545/index.m3u8</text:p>
          </table:table-cell>
        </table:table-row>
        <table:table-row table:style-name="ro1">
          <table:table-cell office:value-type="string" calcext:value-type="string">
            <text:p>#EXTINF:0,RMC Sport 2 HD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6/index.m3u8</text:p>
          </table:table-cell>
          <table:table-cell table:formula="of:=CONCATENATE([.A432];&quot;ƏƏƏ&quot;;[.B432];&quot;ƏƏƏ&quot;;[.C432])" office:value-type="string" office:string-value="#EXTINF:0,RMC Sport 2 HD FRƏƏƏ#EXTGRP:СпортƏƏƏhttp://53578940.ucomist.net/iptv/MB6KGZH26APQGN/2546/index.m3u8" calcext:value-type="string">
            <text:p>#EXTINF:0,RMC Sport 2 HD FRƏƏƏ#EXTGRP:СпортƏƏƏhttp://53578940.ucomist.net/iptv/MB6KGZH26APQGN/2546/index.m3u8</text:p>
          </table:table-cell>
        </table:table-row>
        <table:table-row table:style-name="ro1">
          <table:table-cell office:value-type="string" calcext:value-type="string">
            <text:p>#EXTINF:0,RMC Sport 3 HD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7/index.m3u8</text:p>
          </table:table-cell>
          <table:table-cell table:formula="of:=CONCATENATE([.A433];&quot;ƏƏƏ&quot;;[.B433];&quot;ƏƏƏ&quot;;[.C433])" office:value-type="string" office:string-value="#EXTINF:0,RMC Sport 3 HD FRƏƏƏ#EXTGRP:СпортƏƏƏhttp://53578940.ucomist.net/iptv/MB6KGZH26APQGN/2547/index.m3u8" calcext:value-type="string">
            <text:p>#EXTINF:0,RMC Sport 3 HD FRƏƏƏ#EXTGRP:СпортƏƏƏhttp://53578940.ucomist.net/iptv/MB6KGZH26APQGN/2547/index.m3u8</text:p>
          </table:table-cell>
        </table:table-row>
        <table:table-row table:style-name="ro1">
          <table:table-cell office:value-type="string" calcext:value-type="string">
            <text:p>#EXTINF:0,Sport 1 L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8/index.m3u8</text:p>
          </table:table-cell>
          <table:table-cell table:formula="of:=CONCATENATE([.A434];&quot;ƏƏƏ&quot;;[.B434];&quot;ƏƏƏ&quot;;[.C434])" office:value-type="string" office:string-value="#EXTINF:0,Sport 1 LTƏƏƏ#EXTGRP:СпортƏƏƏhttp://53578940.ucomist.net/iptv/MB6KGZH26APQGN/2548/index.m3u8" calcext:value-type="string">
            <text:p>#EXTINF:0,Sport 1 LTƏƏƏ#EXTGRP:СпортƏƏƏhttp://53578940.ucomist.net/iptv/MB6KGZH26APQGN/2548/index.m3u8</text:p>
          </table:table-cell>
        </table:table-row>
        <table:table-row table:style-name="ro1">
          <table:table-cell office:value-type="string" calcext:value-type="string">
            <text:p>#EXTINF:0,Sport 1 HD LT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9/index.m3u8</text:p>
          </table:table-cell>
          <table:table-cell table:formula="of:=CONCATENATE([.A435];&quot;ƏƏƏ&quot;;[.B435];&quot;ƏƏƏ&quot;;[.C435])" office:value-type="string" office:string-value="#EXTINF:0,Sport 1 HD LTƏƏƏ#EXTGRP:СпортƏƏƏhttp://53578940.ucomist.net/iptv/MB6KGZH26APQGN/2549/index.m3u8" calcext:value-type="string">
            <text:p>#EXTINF:0,Sport 1 HD LTƏƏƏ#EXTGRP:СпортƏƏƏhttp://53578940.ucomist.net/iptv/MB6KGZH26APQGN/2549/index.m3u8</text:p>
          </table:table-cell>
        </table:table-row>
        <table:table-row table:style-name="ro1">
          <table:table-cell office:value-type="string" calcext:value-type="string">
            <text:p>#EXTINF:0,Arena Sport 1 S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0/index.m3u8</text:p>
          </table:table-cell>
          <table:table-cell table:formula="of:=CONCATENATE([.A436];&quot;ƏƏƏ&quot;;[.B436];&quot;ƏƏƏ&quot;;[.C436])" office:value-type="string" office:string-value="#EXTINF:0,Arena Sport 1 SKƏƏƏ#EXTGRP:СпортƏƏƏhttp://53578940.ucomist.net/iptv/MB6KGZH26APQGN/2550/index.m3u8" calcext:value-type="string">
            <text:p>#EXTINF:0,Arena Sport 1 SKƏƏƏ#EXTGRP:СпортƏƏƏhttp://53578940.ucomist.net/iptv/MB6KGZH26APQGN/2550/index.m3u8</text:p>
          </table:table-cell>
        </table:table-row>
        <table:table-row table:style-name="ro1">
          <table:table-cell office:value-type="string" calcext:value-type="string">
            <text:p>#EXTINF:0,ČT sport HD CZ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1/index.m3u8</text:p>
          </table:table-cell>
          <table:table-cell table:formula="of:=CONCATENATE([.A437];&quot;ƏƏƏ&quot;;[.B437];&quot;ƏƏƏ&quot;;[.C437])" office:value-type="string" office:string-value="#EXTINF:0,ČT sport HD CZƏƏƏ#EXTGRP:СпортƏƏƏhttp://53578940.ucomist.net/iptv/MB6KGZH26APQGN/2551/index.m3u8" calcext:value-type="string">
            <text:p>#EXTINF:0,ČT sport HD CZƏƏƏ#EXTGRP:СпортƏƏƏhttp://53578940.ucomist.net/iptv/MB6KGZH26APQGN/2551/index.m3u8</text:p>
          </table:table-cell>
        </table:table-row>
        <table:table-row table:style-name="ro1">
          <table:table-cell office:value-type="string" calcext:value-type="string">
            <text:p>#EXTINF:0,FOX Sports 1 HD N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2/index.m3u8</text:p>
          </table:table-cell>
          <table:table-cell table:formula="of:=CONCATENATE([.A438];&quot;ƏƏƏ&quot;;[.B438];&quot;ƏƏƏ&quot;;[.C438])" office:value-type="string" office:string-value="#EXTINF:0,FOX Sports 1 HD NLƏƏƏ#EXTGRP:СпортƏƏƏhttp://53578940.ucomist.net/iptv/MB6KGZH26APQGN/2552/index.m3u8" calcext:value-type="string">
            <text:p>#EXTINF:0,FOX Sports 1 HD NLƏƏƏ#EXTGRP:СпортƏƏƏhttp://53578940.ucomist.net/iptv/MB6KGZH26APQGN/2552/index.m3u8</text:p>
          </table:table-cell>
        </table:table-row>
        <table:table-row table:style-name="ro1">
          <table:table-cell office:value-type="string" calcext:value-type="string">
            <text:p>#EXTINF:0,FOX Sports 2 HD N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3/index.m3u8</text:p>
          </table:table-cell>
          <table:table-cell table:formula="of:=CONCATENATE([.A439];&quot;ƏƏƏ&quot;;[.B439];&quot;ƏƏƏ&quot;;[.C439])" office:value-type="string" office:string-value="#EXTINF:0,FOX Sports 2 HD NLƏƏƏ#EXTGRP:СпортƏƏƏhttp://53578940.ucomist.net/iptv/MB6KGZH26APQGN/2553/index.m3u8" calcext:value-type="string">
            <text:p>#EXTINF:0,FOX Sports 2 HD NLƏƏƏ#EXTGRP:СпортƏƏƏhttp://53578940.ucomist.net/iptv/MB6KGZH26APQGN/2553/index.m3u8</text:p>
          </table:table-cell>
        </table:table-row>
        <table:table-row table:style-name="ro1">
          <table:table-cell office:value-type="string" calcext:value-type="string">
            <text:p>#EXTINF:0,FOX Sports 4 HD N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4/index.m3u8</text:p>
          </table:table-cell>
          <table:table-cell table:formula="of:=CONCATENATE([.A440];&quot;ƏƏƏ&quot;;[.B440];&quot;ƏƏƏ&quot;;[.C440])" office:value-type="string" office:string-value="#EXTINF:0,FOX Sports 4 HD NLƏƏƏ#EXTGRP:СпортƏƏƏhttp://53578940.ucomist.net/iptv/MB6KGZH26APQGN/2554/index.m3u8" calcext:value-type="string">
            <text:p>#EXTINF:0,FOX Sports 4 HD NLƏƏƏ#EXTGRP:СпортƏƏƏhttp://53578940.ucomist.net/iptv/MB6KGZH26APQGN/2554/index.m3u8</text:p>
          </table:table-cell>
        </table:table-row>
        <table:table-row table:style-name="ro1">
          <table:table-cell office:value-type="string" calcext:value-type="string">
            <text:p>#EXTINF:0,Nova Sport 1 HD CZ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5/index.m3u8</text:p>
          </table:table-cell>
          <table:table-cell table:formula="of:=CONCATENATE([.A441];&quot;ƏƏƏ&quot;;[.B441];&quot;ƏƏƏ&quot;;[.C441])" office:value-type="string" office:string-value="#EXTINF:0,Nova Sport 1 HD CZƏƏƏ#EXTGRP:СпортƏƏƏhttp://53578940.ucomist.net/iptv/MB6KGZH26APQGN/2555/index.m3u8" calcext:value-type="string">
            <text:p>#EXTINF:0,Nova Sport 1 HD CZƏƏƏ#EXTGRP:СпортƏƏƏhttp://53578940.ucomist.net/iptv/MB6KGZH26APQGN/2555/index.m3u8</text:p>
          </table:table-cell>
        </table:table-row>
        <table:table-row table:style-name="ro1">
          <table:table-cell office:value-type="string" calcext:value-type="string">
            <text:p>#EXTINF:0,Nova Sport 2 HD CZ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6/index.m3u8</text:p>
          </table:table-cell>
          <table:table-cell table:formula="of:=CONCATENATE([.A442];&quot;ƏƏƏ&quot;;[.B442];&quot;ƏƏƏ&quot;;[.C442])" office:value-type="string" office:string-value="#EXTINF:0,Nova Sport 2 HD CZƏƏƏ#EXTGRP:СпортƏƏƏhttp://53578940.ucomist.net/iptv/MB6KGZH26APQGN/2556/index.m3u8" calcext:value-type="string">
            <text:p>#EXTINF:0,Nova Sport 2 HD CZƏƏƏ#EXTGRP:СпортƏƏƏhttp://53578940.ucomist.net/iptv/MB6KGZH26APQGN/2556/index.m3u8</text:p>
          </table:table-cell>
        </table:table-row>
        <table:table-row table:style-name="ro1">
          <table:table-cell office:value-type="string" calcext:value-type="string">
            <text:p>#EXTINF:0,Sport 2 HD CZ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7/index.m3u8</text:p>
          </table:table-cell>
          <table:table-cell table:formula="of:=CONCATENATE([.A443];&quot;ƏƏƏ&quot;;[.B443];&quot;ƏƏƏ&quot;;[.C443])" office:value-type="string" office:string-value="#EXTINF:0,Sport 2 HD CZƏƏƏ#EXTGRP:СпортƏƏƏhttp://53578940.ucomist.net/iptv/MB6KGZH26APQGN/2557/index.m3u8" calcext:value-type="string">
            <text:p>#EXTINF:0,Sport 2 HD CZƏƏƏ#EXTGRP:СпортƏƏƏhttp://53578940.ucomist.net/iptv/MB6KGZH26APQGN/2557/index.m3u8</text:p>
          </table:table-cell>
        </table:table-row>
        <table:table-row table:style-name="ro1">
          <table:table-cell office:value-type="string" calcext:value-type="string">
            <text:p>#EXTINF:0,Sport 5 CZ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8/index.m3u8</text:p>
          </table:table-cell>
          <table:table-cell table:formula="of:=CONCATENATE([.A444];&quot;ƏƏƏ&quot;;[.B444];&quot;ƏƏƏ&quot;;[.C444])" office:value-type="string" office:string-value="#EXTINF:0,Sport 5 CZƏƏƏ#EXTGRP:СпортƏƏƏhttp://53578940.ucomist.net/iptv/MB6KGZH26APQGN/2558/index.m3u8" calcext:value-type="string">
            <text:p>#EXTINF:0,Sport 5 CZƏƏƏ#EXTGRP:СпортƏƏƏhttp://53578940.ucomist.net/iptv/MB6KGZH26APQGN/2558/index.m3u8</text:p>
          </table:table-cell>
        </table:table-row>
        <table:table-row table:style-name="ro1">
          <table:table-cell office:value-type="string" calcext:value-type="string">
            <text:p>#EXTINF:0,Ziggo Sport Golf N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59/index.m3u8</text:p>
          </table:table-cell>
          <table:table-cell table:formula="of:=CONCATENATE([.A445];&quot;ƏƏƏ&quot;;[.B445];&quot;ƏƏƏ&quot;;[.C445])" office:value-type="string" office:string-value="#EXTINF:0,Ziggo Sport Golf NLƏƏƏ#EXTGRP:СпортƏƏƏhttp://53578940.ucomist.net/iptv/MB6KGZH26APQGN/2559/index.m3u8" calcext:value-type="string">
            <text:p>#EXTINF:0,Ziggo Sport Golf NLƏƏƏ#EXTGRP:СпортƏƏƏhttp://53578940.ucomist.net/iptv/MB6KGZH26APQGN/2559/index.m3u8</text:p>
          </table:table-cell>
        </table:table-row>
        <table:table-row table:style-name="ro1">
          <table:table-cell office:value-type="string" calcext:value-type="string">
            <text:p>#EXTINF:0,Ziggo Sport Select HD N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60/index.m3u8</text:p>
          </table:table-cell>
          <table:table-cell table:formula="of:=CONCATENATE([.A446];&quot;ƏƏƏ&quot;;[.B446];&quot;ƏƏƏ&quot;;[.C446])" office:value-type="string" office:string-value="#EXTINF:0,Ziggo Sport Select HD NLƏƏƏ#EXTGRP:СпортƏƏƏhttp://53578940.ucomist.net/iptv/MB6KGZH26APQGN/2560/index.m3u8" calcext:value-type="string">
            <text:p>#EXTINF:0,Ziggo Sport Select HD NLƏƏƏ#EXTGRP:СпортƏƏƏhttp://53578940.ucomist.net/iptv/MB6KGZH26APQGN/2560/index.m3u8</text:p>
          </table:table-cell>
        </table:table-row>
        <table:table-row table:style-name="ro1">
          <table:table-cell office:value-type="string" calcext:value-type="string">
            <text:p>#EXTINF:0,Ziggo Sport Voetbal N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61/index.m3u8</text:p>
          </table:table-cell>
          <table:table-cell table:formula="of:=CONCATENATE([.A447];&quot;ƏƏƏ&quot;;[.B447];&quot;ƏƏƏ&quot;;[.C447])" office:value-type="string" office:string-value="#EXTINF:0,Ziggo Sport Voetbal NLƏƏƏ#EXTGRP:СпортƏƏƏhttp://53578940.ucomist.net/iptv/MB6KGZH26APQGN/2561/index.m3u8" calcext:value-type="string">
            <text:p>#EXTINF:0,Ziggo Sport Voetbal NLƏƏƏ#EXTGRP:СпортƏƏƏhttp://53578940.ucomist.net/iptv/MB6KGZH26APQGN/2561/index.m3u8</text:p>
          </table:table-cell>
        </table:table-row>
        <table:table-row table:style-name="ro1">
          <table:table-cell office:value-type="string" calcext:value-type="string">
            <text:p>#EXTINF:0,Infosport+ HD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2544/index.m3u8</text:p>
          </table:table-cell>
          <table:table-cell table:formula="of:=CONCATENATE([.A448];&quot;ƏƏƏ&quot;;[.B448];&quot;ƏƏƏ&quot;;[.C448])" office:value-type="string" office:string-value="#EXTINF:0,Infosport+ HD FRƏƏƏ#EXTGRP:СпортƏƏƏhttp://53578940.ucomist.net/iptv/MB6KGZH26APQGN/2544/index.m3u8" calcext:value-type="string">
            <text:p>#EXTINF:0,Infosport+ HD FRƏƏƏ#EXTGRP:СпортƏƏƏhttp://53578940.ucomist.net/iptv/MB6KGZH26APQGN/2544/index.m3u8</text:p>
          </table:table-cell>
        </table:table-row>
        <table:table-row table:style-name="ro1">
          <table:table-cell office:value-type="string" calcext:value-type="string">
            <text:p>#EXTINF:0,Матч +2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012/index.m3u8</text:p>
          </table:table-cell>
          <table:table-cell table:formula="of:=CONCATENATE([.A449];&quot;ƏƏƏ&quot;;[.B449];&quot;ƏƏƏ&quot;;[.C449])" office:value-type="string" office:string-value="#EXTINF:0,Матч +2ƏƏƏ#EXTGRP:СпортƏƏƏhttp://53578940.ucomist.net/iptv/MB6KGZH26APQGN/6012/index.m3u8" calcext:value-type="string">
            <text:p>#EXTINF:0,Матч +2ƏƏƏ#EXTGRP:СпортƏƏƏhttp://53578940.ucomist.net/iptv/MB6KGZH26APQGN/6012/index.m3u8</text:p>
          </table:table-cell>
        </table:table-row>
        <table:table-row table:style-name="ro1">
          <table:table-cell office:value-type="string" calcext:value-type="string">
            <text:p>#EXTINF:0,Матч +4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023/index.m3u8</text:p>
          </table:table-cell>
          <table:table-cell table:formula="of:=CONCATENATE([.A450];&quot;ƏƏƏ&quot;;[.B450];&quot;ƏƏƏ&quot;;[.C450])" office:value-type="string" office:string-value="#EXTINF:0,Матч +4ƏƏƏ#EXTGRP:СпортƏƏƏhttp://53578940.ucomist.net/iptv/MB6KGZH26APQGN/6023/index.m3u8" calcext:value-type="string">
            <text:p>#EXTINF:0,Матч +4ƏƏƏ#EXTGRP:СпортƏƏƏhttp://53578940.ucomist.net/iptv/MB6KGZH26APQGN/6023/index.m3u8</text:p>
          </table:table-cell>
        </table:table-row>
        <table:table-row table:style-name="ro1">
          <table:table-cell office:value-type="string" calcext:value-type="string">
            <text:p>#EXTINF:0,Матч +8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052/index.m3u8</text:p>
          </table:table-cell>
          <table:table-cell table:formula="of:=CONCATENATE([.A451];&quot;ƏƏƏ&quot;;[.B451];&quot;ƏƏƏ&quot;;[.C451])" office:value-type="string" office:string-value="#EXTINF:0,Матч +8ƏƏƏ#EXTGRP:СпортƏƏƏhttp://53578940.ucomist.net/iptv/MB6KGZH26APQGN/6052/index.m3u8" calcext:value-type="string">
            <text:p>#EXTINF:0,Матч +8ƏƏƏ#EXTGRP:СпортƏƏƏhttp://53578940.ucomist.net/iptv/MB6KGZH26APQGN/6052/index.m3u8</text:p>
          </table:table-cell>
        </table:table-row>
        <table:table-row table:style-name="ro1">
          <table:table-cell office:value-type="string" calcext:value-type="string">
            <text:p>#EXTINF:0,Band Sports B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58/index.m3u8</text:p>
          </table:table-cell>
          <table:table-cell table:formula="of:=CONCATENATE([.A452];&quot;ƏƏƏ&quot;;[.B452];&quot;ƏƏƏ&quot;;[.C452])" office:value-type="string" office:string-value="#EXTINF:0,Band Sports BRƏƏƏ#EXTGRP:СпортƏƏƏhttp://53578940.ucomist.net/iptv/MB6KGZH26APQGN/6158/index.m3u8" calcext:value-type="string">
            <text:p>#EXTINF:0,Band Sports BRƏƏƏ#EXTGRP:СпортƏƏƏhttp://53578940.ucomist.net/iptv/MB6KGZH26APQGN/6158/index.m3u8</text:p>
          </table:table-cell>
        </table:table-row>
        <table:table-row table:style-name="ro1">
          <table:table-cell office:value-type="string" calcext:value-type="string">
            <text:p>#EXTINF:0,beIN Sports 1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3/index.m3u8</text:p>
          </table:table-cell>
          <table:table-cell table:formula="of:=CONCATENATE([.A453];&quot;ƏƏƏ&quot;;[.B453];&quot;ƏƏƏ&quot;;[.C453])" office:value-type="string" office:string-value="#EXTINF:0,beIN Sports 1 HD QAƏƏƏ#EXTGRP:СпортƏƏƏhttp://53578940.ucomist.net/iptv/MB6KGZH26APQGN/6123/index.m3u8" calcext:value-type="string">
            <text:p>#EXTINF:0,beIN Sports 1 HD QAƏƏƏ#EXTGRP:СпортƏƏƏhttp://53578940.ucomist.net/iptv/MB6KGZH26APQGN/6123/index.m3u8</text:p>
          </table:table-cell>
        </table:table-row>
        <table:table-row table:style-name="ro1">
          <table:table-cell office:value-type="string" calcext:value-type="string">
            <text:p>#EXTINF:0,beIN Sports 3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4/index.m3u8</text:p>
          </table:table-cell>
          <table:table-cell table:formula="of:=CONCATENATE([.A454];&quot;ƏƏƏ&quot;;[.B454];&quot;ƏƏƏ&quot;;[.C454])" office:value-type="string" office:string-value="#EXTINF:0,beIN Sports 3 HD QAƏƏƏ#EXTGRP:СпортƏƏƏhttp://53578940.ucomist.net/iptv/MB6KGZH26APQGN/6124/index.m3u8" calcext:value-type="string">
            <text:p>#EXTINF:0,beIN Sports 3 HD QAƏƏƏ#EXTGRP:СпортƏƏƏhttp://53578940.ucomist.net/iptv/MB6KGZH26APQGN/6124/index.m3u8</text:p>
          </table:table-cell>
        </table:table-row>
        <table:table-row table:style-name="ro1">
          <table:table-cell office:value-type="string" calcext:value-type="string">
            <text:p>#EXTINF:0,beIN Sports 4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5/index.m3u8</text:p>
          </table:table-cell>
          <table:table-cell table:formula="of:=CONCATENATE([.A455];&quot;ƏƏƏ&quot;;[.B455];&quot;ƏƏƏ&quot;;[.C455])" office:value-type="string" office:string-value="#EXTINF:0,beIN Sports 4 HD QAƏƏƏ#EXTGRP:СпортƏƏƏhttp://53578940.ucomist.net/iptv/MB6KGZH26APQGN/6125/index.m3u8" calcext:value-type="string">
            <text:p>#EXTINF:0,beIN Sports 4 HD QAƏƏƏ#EXTGRP:СпортƏƏƏhttp://53578940.ucomist.net/iptv/MB6KGZH26APQGN/6125/index.m3u8</text:p>
          </table:table-cell>
        </table:table-row>
        <table:table-row table:style-name="ro1">
          <table:table-cell office:value-type="string" calcext:value-type="string">
            <text:p>#EXTINF:0,beIN Sports 5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6/index.m3u8</text:p>
          </table:table-cell>
          <table:table-cell table:formula="of:=CONCATENATE([.A456];&quot;ƏƏƏ&quot;;[.B456];&quot;ƏƏƏ&quot;;[.C456])" office:value-type="string" office:string-value="#EXTINF:0,beIN Sports 5 HD QAƏƏƏ#EXTGRP:СпортƏƏƏhttp://53578940.ucomist.net/iptv/MB6KGZH26APQGN/6126/index.m3u8" calcext:value-type="string">
            <text:p>#EXTINF:0,beIN Sports 5 HD QAƏƏƏ#EXTGRP:СпортƏƏƏhttp://53578940.ucomist.net/iptv/MB6KGZH26APQGN/6126/index.m3u8</text:p>
          </table:table-cell>
        </table:table-row>
        <table:table-row table:style-name="ro1">
          <table:table-cell office:value-type="string" calcext:value-type="string">
            <text:p>#EXTINF:0,beIN Sports 6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7/index.m3u8</text:p>
          </table:table-cell>
          <table:table-cell table:formula="of:=CONCATENATE([.A457];&quot;ƏƏƏ&quot;;[.B457];&quot;ƏƏƏ&quot;;[.C457])" office:value-type="string" office:string-value="#EXTINF:0,beIN Sports 6 HD QAƏƏƏ#EXTGRP:СпортƏƏƏhttp://53578940.ucomist.net/iptv/MB6KGZH26APQGN/6127/index.m3u8" calcext:value-type="string">
            <text:p>#EXTINF:0,beIN Sports 6 HD QAƏƏƏ#EXTGRP:СпортƏƏƏhttp://53578940.ucomist.net/iptv/MB6KGZH26APQGN/6127/index.m3u8</text:p>
          </table:table-cell>
        </table:table-row>
        <table:table-row table:style-name="ro1">
          <table:table-cell office:value-type="string" calcext:value-type="string">
            <text:p>#EXTINF:0,beIN Sports 7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8/index.m3u8</text:p>
          </table:table-cell>
          <table:table-cell table:formula="of:=CONCATENATE([.A458];&quot;ƏƏƏ&quot;;[.B458];&quot;ƏƏƏ&quot;;[.C458])" office:value-type="string" office:string-value="#EXTINF:0,beIN Sports 7 HD QAƏƏƏ#EXTGRP:СпортƏƏƏhttp://53578940.ucomist.net/iptv/MB6KGZH26APQGN/6128/index.m3u8" calcext:value-type="string">
            <text:p>#EXTINF:0,beIN Sports 7 HD QAƏƏƏ#EXTGRP:СпортƏƏƏhttp://53578940.ucomist.net/iptv/MB6KGZH26APQGN/6128/index.m3u8</text:p>
          </table:table-cell>
        </table:table-row>
        <table:table-row table:style-name="ro1">
          <table:table-cell office:value-type="string" calcext:value-type="string">
            <text:p>#EXTINF:0,beIN Sports 8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9/index.m3u8</text:p>
          </table:table-cell>
          <table:table-cell table:formula="of:=CONCATENATE([.A459];&quot;ƏƏƏ&quot;;[.B459];&quot;ƏƏƏ&quot;;[.C459])" office:value-type="string" office:string-value="#EXTINF:0,beIN Sports 8 HD QAƏƏƏ#EXTGRP:СпортƏƏƏhttp://53578940.ucomist.net/iptv/MB6KGZH26APQGN/6129/index.m3u8" calcext:value-type="string">
            <text:p>#EXTINF:0,beIN Sports 8 HD QAƏƏƏ#EXTGRP:СпортƏƏƏhttp://53578940.ucomist.net/iptv/MB6KGZH26APQGN/6129/index.m3u8</text:p>
          </table:table-cell>
        </table:table-row>
        <table:table-row table:style-name="ro1">
          <table:table-cell office:value-type="string" calcext:value-type="string">
            <text:p>#EXTINF:0,beIN Sports 2 Premium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30/index.m3u8</text:p>
          </table:table-cell>
          <table:table-cell table:formula="of:=CONCATENATE([.A460];&quot;ƏƏƏ&quot;;[.B460];&quot;ƏƏƏ&quot;;[.C460])" office:value-type="string" office:string-value="#EXTINF:0,beIN Sports 2 Premium HD QAƏƏƏ#EXTGRP:СпортƏƏƏhttp://53578940.ucomist.net/iptv/MB6KGZH26APQGN/6130/index.m3u8" calcext:value-type="string">
            <text:p>#EXTINF:0,beIN Sports 2 Premium HD QAƏƏƏ#EXTGRP:СпортƏƏƏhttp://53578940.ucomist.net/iptv/MB6KGZH26APQGN/6130/index.m3u8</text:p>
          </table:table-cell>
        </table:table-row>
        <table:table-row table:style-name="ro1">
          <table:table-cell office:value-type="string" calcext:value-type="string">
            <text:p>#EXTINF:0,beIN Sports 1 Premium HD QA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31/index.m3u8</text:p>
          </table:table-cell>
          <table:table-cell table:formula="of:=CONCATENATE([.A461];&quot;ƏƏƏ&quot;;[.B461];&quot;ƏƏƏ&quot;;[.C461])" office:value-type="string" office:string-value="#EXTINF:0,beIN Sports 1 Premium HD QAƏƏƏ#EXTGRP:СпортƏƏƏhttp://53578940.ucomist.net/iptv/MB6KGZH26APQGN/6131/index.m3u8" calcext:value-type="string">
            <text:p>#EXTINF:0,beIN Sports 1 Premium HD QAƏƏƏ#EXTGRP:СпортƏƏƏhttp://53578940.ucomist.net/iptv/MB6KGZH26APQGN/6131/index.m3u8</text:p>
          </table:table-cell>
        </table:table-row>
        <table:table-row table:style-name="ro1">
          <table:table-cell office:value-type="string" calcext:value-type="string">
            <text:p>#EXTINF:0,beIN Sports 1 HD EN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32/index.m3u8</text:p>
          </table:table-cell>
          <table:table-cell table:formula="of:=CONCATENATE([.A462];&quot;ƏƏƏ&quot;;[.B462];&quot;ƏƏƏ&quot;;[.C462])" office:value-type="string" office:string-value="#EXTINF:0,beIN Sports 1 HD ENƏƏƏ#EXTGRP:СпортƏƏƏhttp://53578940.ucomist.net/iptv/MB6KGZH26APQGN/6132/index.m3u8" calcext:value-type="string">
            <text:p>#EXTINF:0,beIN Sports 1 HD ENƏƏƏ#EXTGRP:СпортƏƏƏhttp://53578940.ucomist.net/iptv/MB6KGZH26APQGN/6132/index.m3u8</text:p>
          </table:table-cell>
        </table:table-row>
        <table:table-row table:style-name="ro1">
          <table:table-cell office:value-type="string" calcext:value-type="string">
            <text:p>#EXTINF:0,beIN Sports 2 HD EN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33/index.m3u8</text:p>
          </table:table-cell>
          <table:table-cell table:formula="of:=CONCATENATE([.A463];&quot;ƏƏƏ&quot;;[.B463];&quot;ƏƏƏ&quot;;[.C463])" office:value-type="string" office:string-value="#EXTINF:0,beIN Sports 2 HD ENƏƏƏ#EXTGRP:СпортƏƏƏhttp://53578940.ucomist.net/iptv/MB6KGZH26APQGN/6133/index.m3u8" calcext:value-type="string">
            <text:p>#EXTINF:0,beIN Sports 2 HD ENƏƏƏ#EXTGRP:СпортƏƏƏhttp://53578940.ucomist.net/iptv/MB6KGZH26APQGN/6133/index.m3u8</text:p>
          </table:table-cell>
        </table:table-row>
        <table:table-row table:style-name="ro1">
          <table:table-cell office:value-type="string" calcext:value-type="string">
            <text:p>#EXTINF:0,Canal+ Sport 2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055/index.m3u8</text:p>
          </table:table-cell>
          <table:table-cell table:formula="of:=CONCATENATE([.A464];&quot;ƏƏƏ&quot;;[.B464];&quot;ƏƏƏ&quot;;[.C464])" office:value-type="string" office:string-value="#EXTINF:0,Canal+ Sport 2 HD PLƏƏƏ#EXTGRP:СпортƏƏƏhttp://53578940.ucomist.net/iptv/MB6KGZH26APQGN/6055/index.m3u8" calcext:value-type="string">
            <text:p>#EXTINF:0,Canal+ Sport 2 HD PLƏƏƏ#EXTGRP:СпортƏƏƏhttp://53578940.ucomist.net/iptv/MB6KGZH26APQGN/6055/index.m3u8</text:p>
          </table:table-cell>
        </table:table-row>
        <table:table-row table:style-name="ro1">
          <table:table-cell office:value-type="string" calcext:value-type="string">
            <text:p>#EXTINF:0,CANAL+ SPORT 2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099/index.m3u8</text:p>
          </table:table-cell>
          <table:table-cell table:formula="of:=CONCATENATE([.A465];&quot;ƏƏƏ&quot;;[.B465];&quot;ƏƏƏ&quot;;[.C465])" office:value-type="string" office:string-value="#EXTINF:0,CANAL+ SPORT 2 PLƏƏƏ#EXTGRP:СпортƏƏƏhttp://53578940.ucomist.net/iptv/MB6KGZH26APQGN/6099/index.m3u8" calcext:value-type="string">
            <text:p>#EXTINF:0,CANAL+ SPORT 2 PLƏƏƏ#EXTGRP:СпортƏƏƏhttp://53578940.ucomist.net/iptv/MB6KGZH26APQGN/6099/index.m3u8</text:p>
          </table:table-cell>
        </table:table-row>
        <table:table-row table:style-name="ro1">
          <table:table-cell office:value-type="string" calcext:value-type="string">
            <text:p>#EXTINF:0,Sky Sport Bundesliga 9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097/index.m3u8</text:p>
          </table:table-cell>
          <table:table-cell table:formula="of:=CONCATENATE([.A466];&quot;ƏƏƏ&quot;;[.B466];&quot;ƏƏƏ&quot;;[.C466])" office:value-type="string" office:string-value="#EXTINF:0,Sky Sport Bundesliga 9 DEƏƏƏ#EXTGRP:СпортƏƏƏhttp://53578940.ucomist.net/iptv/MB6KGZH26APQGN/6097/index.m3u8" calcext:value-type="string">
            <text:p>#EXTINF:0,Sky Sport Bundesliga 9 DEƏƏƏ#EXTGRP:СпортƏƏƏhttp://53578940.ucomist.net/iptv/MB6KGZH26APQGN/6097/index.m3u8</text:p>
          </table:table-cell>
        </table:table-row>
        <table:table-row table:style-name="ro1">
          <table:table-cell office:value-type="string" calcext:value-type="string">
            <text:p>#EXTINF:0,Sky Sport Austria 2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13/index.m3u8</text:p>
          </table:table-cell>
          <table:table-cell table:formula="of:=CONCATENATE([.A467];&quot;ƏƏƏ&quot;;[.B467];&quot;ƏƏƏ&quot;;[.C467])" office:value-type="string" office:string-value="#EXTINF:0,Sky Sport Austria 2 DEƏƏƏ#EXTGRP:СпортƏƏƏhttp://53578940.ucomist.net/iptv/MB6KGZH26APQGN/6113/index.m3u8" calcext:value-type="string">
            <text:p>#EXTINF:0,Sky Sport Austria 2 DEƏƏƏ#EXTGRP:СпортƏƏƏhttp://53578940.ucomist.net/iptv/MB6KGZH26APQGN/6113/index.m3u8</text:p>
          </table:table-cell>
        </table:table-row>
        <table:table-row table:style-name="ro1">
          <table:table-cell office:value-type="string" calcext:value-type="string">
            <text:p>#EXTINF:0,Sky Racing AU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2/index.m3u8</text:p>
          </table:table-cell>
          <table:table-cell table:formula="of:=CONCATENATE([.A468];&quot;ƏƏƏ&quot;;[.B468];&quot;ƏƏƏ&quot;;[.C468])" office:value-type="string" office:string-value="#EXTINF:0,Sky Racing AUƏƏƏ#EXTGRP:СпортƏƏƏhttp://53578940.ucomist.net/iptv/MB6KGZH26APQGN/6122/index.m3u8" calcext:value-type="string">
            <text:p>#EXTINF:0,Sky Racing AUƏƏƏ#EXTGRP:СпортƏƏƏhttp://53578940.ucomist.net/iptv/MB6KGZH26APQGN/6122/index.m3u8</text:p>
          </table:table-cell>
        </table:table-row>
        <table:table-row table:style-name="ro1">
          <table:table-cell office:value-type="string" calcext:value-type="string">
            <text:p>#EXTINF:0,Motorvision TV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12/index.m3u8</text:p>
          </table:table-cell>
          <table:table-cell table:formula="of:=CONCATENATE([.A469];&quot;ƏƏƏ&quot;;[.B469];&quot;ƏƏƏ&quot;;[.C469])" office:value-type="string" office:string-value="#EXTINF:0,Motorvision TV DEƏƏƏ#EXTGRP:СпортƏƏƏhttp://53578940.ucomist.net/iptv/MB6KGZH26APQGN/6112/index.m3u8" calcext:value-type="string">
            <text:p>#EXTINF:0,Motorvision TV DEƏƏƏ#EXTGRP:СпортƏƏƏhttp://53578940.ucomist.net/iptv/MB6KGZH26APQGN/6112/index.m3u8</text:p>
          </table:table-cell>
        </table:table-row>
        <table:table-row table:style-name="ro1">
          <table:table-cell office:value-type="string" calcext:value-type="string">
            <text:p>#EXTINF:0,Golf TV F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066/index.m3u8</text:p>
          </table:table-cell>
          <table:table-cell table:formula="of:=CONCATENATE([.A470];&quot;ƏƏƏ&quot;;[.B470];&quot;ƏƏƏ&quot;;[.C470])" office:value-type="string" office:string-value="#EXTINF:0,Golf TV FRƏƏƏ#EXTGRP:СпортƏƏƏhttp://53578940.ucomist.net/iptv/MB6KGZH26APQGN/6066/index.m3u8" calcext:value-type="string">
            <text:p>#EXTINF:0,Golf TV FRƏƏƏ#EXTGRP:СпортƏƏƏhttp://53578940.ucomist.net/iptv/MB6KGZH26APQGN/6066/index.m3u8</text:p>
          </table:table-cell>
        </table:table-row>
        <table:table-row table:style-name="ro1">
          <table:table-cell office:value-type="string" calcext:value-type="string">
            <text:p>#EXTINF:0,Fox Sports News AU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21/index.m3u8</text:p>
          </table:table-cell>
          <table:table-cell table:formula="of:=CONCATENATE([.A471];&quot;ƏƏƏ&quot;;[.B471];&quot;ƏƏƏ&quot;;[.C471])" office:value-type="string" office:string-value="#EXTINF:0,Fox Sports News AUƏƏƏ#EXTGRP:СпортƏƏƏhttp://53578940.ucomist.net/iptv/MB6KGZH26APQGN/6121/index.m3u8" calcext:value-type="string">
            <text:p>#EXTINF:0,Fox Sports News AUƏƏƏ#EXTGRP:СпортƏƏƏhttp://53578940.ucomist.net/iptv/MB6KGZH26APQGN/6121/index.m3u8</text:p>
          </table:table-cell>
        </table:table-row>
        <table:table-row table:style-name="ro1">
          <table:table-cell office:value-type="string" calcext:value-type="string">
            <text:p>#EXTINF:0,Fox Sports News AU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6119/index.m3u8</text:p>
          </table:table-cell>
          <table:table-cell table:formula="of:=CONCATENATE([.A472];&quot;ƏƏƏ&quot;;[.B472];&quot;ƏƏƏ&quot;;[.C472])" office:value-type="string" office:string-value="#EXTINF:0,Fox Sports News AUƏƏƏ#EXTGRP:СпортƏƏƏhttp://53578940.ucomist.net/iptv/MB6KGZH26APQGN/6119/index.m3u8" calcext:value-type="string">
            <text:p>#EXTINF:0,Fox Sports News AUƏƏƏ#EXTGRP:СпортƏƏƏhttp://53578940.ucomist.net/iptv/MB6KGZH26APQGN/6119/index.m3u8</text:p>
          </table:table-cell>
        </table:table-row>
        <table:table-row table:style-name="ro1">
          <table:table-cell office:value-type="string" calcext:value-type="string">
            <text:p>#EXTINF:0,Sky Sport Bundesliga 2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34/index.m3u8</text:p>
          </table:table-cell>
          <table:table-cell table:formula="of:=CONCATENATE([.A473];&quot;ƏƏƏ&quot;;[.B473];&quot;ƏƏƏ&quot;;[.C473])" office:value-type="string" office:string-value="#EXTINF:0,Sky Sport Bundesliga 2 HD DEƏƏƏ#EXTGRP:СпортƏƏƏhttp://53578940.ucomist.net/iptv/MB6KGZH26APQGN/7234/index.m3u8" calcext:value-type="string">
            <text:p>#EXTINF:0,Sky Sport Bundesliga 2 HD DEƏƏƏ#EXTGRP:СпортƏƏƏhttp://53578940.ucomist.net/iptv/MB6KGZH26APQGN/7234/index.m3u8</text:p>
          </table:table-cell>
        </table:table-row>
        <table:table-row table:style-name="ro1">
          <table:table-cell office:value-type="string" calcext:value-type="string">
            <text:p>#EXTINF:0,Sky Sport Bundesliga 3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35/index.m3u8</text:p>
          </table:table-cell>
          <table:table-cell table:formula="of:=CONCATENATE([.A474];&quot;ƏƏƏ&quot;;[.B474];&quot;ƏƏƏ&quot;;[.C474])" office:value-type="string" office:string-value="#EXTINF:0,Sky Sport Bundesliga 3 HD DEƏƏƏ#EXTGRP:СпортƏƏƏhttp://53578940.ucomist.net/iptv/MB6KGZH26APQGN/7235/index.m3u8" calcext:value-type="string">
            <text:p>#EXTINF:0,Sky Sport Bundesliga 3 HD DEƏƏƏ#EXTGRP:СпортƏƏƏhttp://53578940.ucomist.net/iptv/MB6KGZH26APQGN/7235/index.m3u8</text:p>
          </table:table-cell>
        </table:table-row>
        <table:table-row table:style-name="ro1">
          <table:table-cell office:value-type="string" calcext:value-type="string">
            <text:p>#EXTINF:0,Sky Sport Bundesliga 4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36/index.m3u8</text:p>
          </table:table-cell>
          <table:table-cell table:formula="of:=CONCATENATE([.A475];&quot;ƏƏƏ&quot;;[.B475];&quot;ƏƏƏ&quot;;[.C475])" office:value-type="string" office:string-value="#EXTINF:0,Sky Sport Bundesliga 4 HD DEƏƏƏ#EXTGRP:СпортƏƏƏhttp://53578940.ucomist.net/iptv/MB6KGZH26APQGN/7236/index.m3u8" calcext:value-type="string">
            <text:p>#EXTINF:0,Sky Sport Bundesliga 4 HD DEƏƏƏ#EXTGRP:СпортƏƏƏhttp://53578940.ucomist.net/iptv/MB6KGZH26APQGN/7236/index.m3u8</text:p>
          </table:table-cell>
        </table:table-row>
        <table:table-row table:style-name="ro1">
          <table:table-cell office:value-type="string" calcext:value-type="string">
            <text:p>#EXTINF:0,Sky Sport Bundesliga 3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37/index.m3u8</text:p>
          </table:table-cell>
          <table:table-cell table:formula="of:=CONCATENATE([.A476];&quot;ƏƏƏ&quot;;[.B476];&quot;ƏƏƏ&quot;;[.C476])" office:value-type="string" office:string-value="#EXTINF:0,Sky Sport Bundesliga 3 HD DEƏƏƏ#EXTGRP:СпортƏƏƏhttp://53578940.ucomist.net/iptv/MB6KGZH26APQGN/7237/index.m3u8" calcext:value-type="string">
            <text:p>#EXTINF:0,Sky Sport Bundesliga 3 HD DEƏƏƏ#EXTGRP:СпортƏƏƏhttp://53578940.ucomist.net/iptv/MB6KGZH26APQGN/7237/index.m3u8</text:p>
          </table:table-cell>
        </table:table-row>
        <table:table-row table:style-name="ro1">
          <table:table-cell office:value-type="string" calcext:value-type="string">
            <text:p>#EXTINF:0,Sky Sport Bundesliga 6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38/index.m3u8</text:p>
          </table:table-cell>
          <table:table-cell table:formula="of:=CONCATENATE([.A477];&quot;ƏƏƏ&quot;;[.B477];&quot;ƏƏƏ&quot;;[.C477])" office:value-type="string" office:string-value="#EXTINF:0,Sky Sport Bundesliga 6 HD DEƏƏƏ#EXTGRP:СпортƏƏƏhttp://53578940.ucomist.net/iptv/MB6KGZH26APQGN/7238/index.m3u8" calcext:value-type="string">
            <text:p>#EXTINF:0,Sky Sport Bundesliga 6 HD DEƏƏƏ#EXTGRP:СпортƏƏƏhttp://53578940.ucomist.net/iptv/MB6KGZH26APQGN/7238/index.m3u8</text:p>
          </table:table-cell>
        </table:table-row>
        <table:table-row table:style-name="ro1">
          <table:table-cell office:value-type="string" calcext:value-type="string">
            <text:p>#EXTINF:0,Sky Sport Bundesliga 7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39/index.m3u8</text:p>
          </table:table-cell>
          <table:table-cell table:formula="of:=CONCATENATE([.A478];&quot;ƏƏƏ&quot;;[.B478];&quot;ƏƏƏ&quot;;[.C478])" office:value-type="string" office:string-value="#EXTINF:0,Sky Sport Bundesliga 7 HD DEƏƏƏ#EXTGRP:СпортƏƏƏhttp://53578940.ucomist.net/iptv/MB6KGZH26APQGN/7239/index.m3u8" calcext:value-type="string">
            <text:p>#EXTINF:0,Sky Sport Bundesliga 7 HD DEƏƏƏ#EXTGRP:СпортƏƏƏhttp://53578940.ucomist.net/iptv/MB6KGZH26APQGN/7239/index.m3u8</text:p>
          </table:table-cell>
        </table:table-row>
        <table:table-row table:style-name="ro1">
          <table:table-cell office:value-type="string" calcext:value-type="string">
            <text:p>#EXTINF:0,Sky Sport Bundesliga 8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40/index.m3u8</text:p>
          </table:table-cell>
          <table:table-cell table:formula="of:=CONCATENATE([.A479];&quot;ƏƏƏ&quot;;[.B479];&quot;ƏƏƏ&quot;;[.C479])" office:value-type="string" office:string-value="#EXTINF:0,Sky Sport Bundesliga 8 HD DEƏƏƏ#EXTGRP:СпортƏƏƏhttp://53578940.ucomist.net/iptv/MB6KGZH26APQGN/7240/index.m3u8" calcext:value-type="string">
            <text:p>#EXTINF:0,Sky Sport Bundesliga 8 HD DEƏƏƏ#EXTGRP:СпортƏƏƏhttp://53578940.ucomist.net/iptv/MB6KGZH26APQGN/7240/index.m3u8</text:p>
          </table:table-cell>
        </table:table-row>
        <table:table-row table:style-name="ro1">
          <table:table-cell office:value-type="string" calcext:value-type="string">
            <text:p>#EXTINF:0,Sky Sport Bundesliga 9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41/index.m3u8</text:p>
          </table:table-cell>
          <table:table-cell table:formula="of:=CONCATENATE([.A480];&quot;ƏƏƏ&quot;;[.B480];&quot;ƏƏƏ&quot;;[.C480])" office:value-type="string" office:string-value="#EXTINF:0,Sky Sport Bundesliga 9 HD DEƏƏƏ#EXTGRP:СпортƏƏƏhttp://53578940.ucomist.net/iptv/MB6KGZH26APQGN/7241/index.m3u8" calcext:value-type="string">
            <text:p>#EXTINF:0,Sky Sport Bundesliga 9 HD DEƏƏƏ#EXTGRP:СпортƏƏƏhttp://53578940.ucomist.net/iptv/MB6KGZH26APQGN/7241/index.m3u8</text:p>
          </table:table-cell>
        </table:table-row>
        <table:table-row table:style-name="ro1">
          <table:table-cell office:value-type="string" calcext:value-type="string">
            <text:p>#EXTINF:0,Sky Sport Bundesliga Austria HD DE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42/index.m3u8</text:p>
          </table:table-cell>
          <table:table-cell table:formula="of:=CONCATENATE([.A481];&quot;ƏƏƏ&quot;;[.B481];&quot;ƏƏƏ&quot;;[.C481])" office:value-type="string" office:string-value="#EXTINF:0,Sky Sport Bundesliga Austria HD DEƏƏƏ#EXTGRP:СпортƏƏƏhttp://53578940.ucomist.net/iptv/MB6KGZH26APQGN/7242/index.m3u8" calcext:value-type="string">
            <text:p>#EXTINF:0,Sky Sport Bundesliga Austria HD DEƏƏƏ#EXTGRP:СпортƏƏƏhttp://53578940.ucomist.net/iptv/MB6KGZH26APQGN/7242/index.m3u8</text:p>
          </table:table-cell>
        </table:table-row>
        <table:table-row table:style-name="ro1">
          <table:table-cell office:value-type="string" calcext:value-type="string">
            <text:p>#EXTINF:0,Arena Sport 1 F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63/index.m3u8</text:p>
          </table:table-cell>
          <table:table-cell table:formula="of:=CONCATENATE([.A482];&quot;ƏƏƏ&quot;;[.B482];&quot;ƏƏƏ&quot;;[.C482])" office:value-type="string" office:string-value="#EXTINF:0,Arena Sport 1 FHD HRƏƏƏ#EXTGRP:СпортƏƏƏhttp://53578940.ucomist.net/iptv/MB6KGZH26APQGN/7263/index.m3u8" calcext:value-type="string">
            <text:p>#EXTINF:0,Arena Sport 1 FHD HRƏƏƏ#EXTGRP:СпортƏƏƏhttp://53578940.ucomist.net/iptv/MB6KGZH26APQGN/7263/index.m3u8</text:p>
          </table:table-cell>
        </table:table-row>
        <table:table-row table:style-name="ro1">
          <table:table-cell office:value-type="string" calcext:value-type="string">
            <text:p>#EXTINF:0,Arena Sport 2 F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64/index.m3u8</text:p>
          </table:table-cell>
          <table:table-cell table:formula="of:=CONCATENATE([.A483];&quot;ƏƏƏ&quot;;[.B483];&quot;ƏƏƏ&quot;;[.C483])" office:value-type="string" office:string-value="#EXTINF:0,Arena Sport 2 FHD HRƏƏƏ#EXTGRP:СпортƏƏƏhttp://53578940.ucomist.net/iptv/MB6KGZH26APQGN/7264/index.m3u8" calcext:value-type="string">
            <text:p>#EXTINF:0,Arena Sport 2 FHD HRƏƏƏ#EXTGRP:СпортƏƏƏhttp://53578940.ucomist.net/iptv/MB6KGZH26APQGN/7264/index.m3u8</text:p>
          </table:table-cell>
        </table:table-row>
        <table:table-row table:style-name="ro1">
          <table:table-cell office:value-type="string" calcext:value-type="string">
            <text:p>#EXTINF:0,Arena Sport 3 F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65/index.m3u8</text:p>
          </table:table-cell>
          <table:table-cell table:formula="of:=CONCATENATE([.A484];&quot;ƏƏƏ&quot;;[.B484];&quot;ƏƏƏ&quot;;[.C484])" office:value-type="string" office:string-value="#EXTINF:0,Arena Sport 3 FHD HRƏƏƏ#EXTGRP:СпортƏƏƏhttp://53578940.ucomist.net/iptv/MB6KGZH26APQGN/7265/index.m3u8" calcext:value-type="string">
            <text:p>#EXTINF:0,Arena Sport 3 FHD HRƏƏƏ#EXTGRP:СпортƏƏƏhttp://53578940.ucomist.net/iptv/MB6KGZH26APQGN/7265/index.m3u8</text:p>
          </table:table-cell>
        </table:table-row>
        <table:table-row table:style-name="ro1">
          <table:table-cell office:value-type="string" calcext:value-type="string">
            <text:p>#EXTINF:0,Arena Sport 4 F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66/index.m3u8</text:p>
          </table:table-cell>
          <table:table-cell table:formula="of:=CONCATENATE([.A485];&quot;ƏƏƏ&quot;;[.B485];&quot;ƏƏƏ&quot;;[.C485])" office:value-type="string" office:string-value="#EXTINF:0,Arena Sport 4 FHD HRƏƏƏ#EXTGRP:СпортƏƏƏhttp://53578940.ucomist.net/iptv/MB6KGZH26APQGN/7266/index.m3u8" calcext:value-type="string">
            <text:p>#EXTINF:0,Arena Sport 4 FHD HRƏƏƏ#EXTGRP:СпортƏƏƏhttp://53578940.ucomist.net/iptv/MB6KGZH26APQGN/7266/index.m3u8</text:p>
          </table:table-cell>
        </table:table-row>
        <table:table-row table:style-name="ro1">
          <table:table-cell office:value-type="string" calcext:value-type="string">
            <text:p>#EXTINF:0,Arena Sport 5 F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67/index.m3u8</text:p>
          </table:table-cell>
          <table:table-cell table:formula="of:=CONCATENATE([.A486];&quot;ƏƏƏ&quot;;[.B486];&quot;ƏƏƏ&quot;;[.C486])" office:value-type="string" office:string-value="#EXTINF:0,Arena Sport 5 FHD HRƏƏƏ#EXTGRP:СпортƏƏƏhttp://53578940.ucomist.net/iptv/MB6KGZH26APQGN/7267/index.m3u8" calcext:value-type="string">
            <text:p>#EXTINF:0,Arena Sport 5 FHD HRƏƏƏ#EXTGRP:СпортƏƏƏhttp://53578940.ucomist.net/iptv/MB6KGZH26APQGN/7267/index.m3u8</text:p>
          </table:table-cell>
        </table:table-row>
        <table:table-row table:style-name="ro1">
          <table:table-cell office:value-type="string" calcext:value-type="string">
            <text:p>#EXTINF:0,Arena Sport 6 F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68/index.m3u8</text:p>
          </table:table-cell>
          <table:table-cell table:formula="of:=CONCATENATE([.A487];&quot;ƏƏƏ&quot;;[.B487];&quot;ƏƏƏ&quot;;[.C487])" office:value-type="string" office:string-value="#EXTINF:0,Arena Sport 6 FHD HRƏƏƏ#EXTGRP:СпортƏƏƏhttp://53578940.ucomist.net/iptv/MB6KGZH26APQGN/7268/index.m3u8" calcext:value-type="string">
            <text:p>#EXTINF:0,Arena Sport 6 FHD HRƏƏƏ#EXTGRP:СпортƏƏƏhttp://53578940.ucomist.net/iptv/MB6KGZH26APQGN/7268/index.m3u8</text:p>
          </table:table-cell>
        </table:table-row>
        <table:table-row table:style-name="ro1">
          <table:table-cell office:value-type="string" calcext:value-type="string">
            <text:p>#EXTINF:0,Sport Klub 1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69/index.m3u8</text:p>
          </table:table-cell>
          <table:table-cell table:formula="of:=CONCATENATE([.A488];&quot;ƏƏƏ&quot;;[.B488];&quot;ƏƏƏ&quot;;[.C488])" office:value-type="string" office:string-value="#EXTINF:0,Sport Klub 1 HD HRƏƏƏ#EXTGRP:СпортƏƏƏhttp://53578940.ucomist.net/iptv/MB6KGZH26APQGN/7269/index.m3u8" calcext:value-type="string">
            <text:p>#EXTINF:0,Sport Klub 1 HD HRƏƏƏ#EXTGRP:СпортƏƏƏhttp://53578940.ucomist.net/iptv/MB6KGZH26APQGN/7269/index.m3u8</text:p>
          </table:table-cell>
        </table:table-row>
        <table:table-row table:style-name="ro1">
          <table:table-cell office:value-type="string" calcext:value-type="string">
            <text:p>#EXTINF:0,Sport Klub 2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0/index.m3u8</text:p>
          </table:table-cell>
          <table:table-cell table:formula="of:=CONCATENATE([.A489];&quot;ƏƏƏ&quot;;[.B489];&quot;ƏƏƏ&quot;;[.C489])" office:value-type="string" office:string-value="#EXTINF:0,Sport Klub 2 HD HRƏƏƏ#EXTGRP:СпортƏƏƏhttp://53578940.ucomist.net/iptv/MB6KGZH26APQGN/7270/index.m3u8" calcext:value-type="string">
            <text:p>#EXTINF:0,Sport Klub 2 HD HRƏƏƏ#EXTGRP:СпортƏƏƏhttp://53578940.ucomist.net/iptv/MB6KGZH26APQGN/7270/index.m3u8</text:p>
          </table:table-cell>
        </table:table-row>
        <table:table-row table:style-name="ro1">
          <table:table-cell office:value-type="string" calcext:value-type="string">
            <text:p>#EXTINF:0,Sport Klub 3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1/index.m3u8</text:p>
          </table:table-cell>
          <table:table-cell table:formula="of:=CONCATENATE([.A490];&quot;ƏƏƏ&quot;;[.B490];&quot;ƏƏƏ&quot;;[.C490])" office:value-type="string" office:string-value="#EXTINF:0,Sport Klub 3 HD HRƏƏƏ#EXTGRP:СпортƏƏƏhttp://53578940.ucomist.net/iptv/MB6KGZH26APQGN/7271/index.m3u8" calcext:value-type="string">
            <text:p>#EXTINF:0,Sport Klub 3 HD HRƏƏƏ#EXTGRP:СпортƏƏƏhttp://53578940.ucomist.net/iptv/MB6KGZH26APQGN/7271/index.m3u8</text:p>
          </table:table-cell>
        </table:table-row>
        <table:table-row table:style-name="ro1">
          <table:table-cell office:value-type="string" calcext:value-type="string">
            <text:p>#EXTINF:0,Sport Klub 4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2/index.m3u8</text:p>
          </table:table-cell>
          <table:table-cell table:formula="of:=CONCATENATE([.A491];&quot;ƏƏƏ&quot;;[.B491];&quot;ƏƏƏ&quot;;[.C491])" office:value-type="string" office:string-value="#EXTINF:0,Sport Klub 4 HD HRƏƏƏ#EXTGRP:СпортƏƏƏhttp://53578940.ucomist.net/iptv/MB6KGZH26APQGN/7272/index.m3u8" calcext:value-type="string">
            <text:p>#EXTINF:0,Sport Klub 4 HD HRƏƏƏ#EXTGRP:СпортƏƏƏhttp://53578940.ucomist.net/iptv/MB6KGZH26APQGN/7272/index.m3u8</text:p>
          </table:table-cell>
        </table:table-row>
        <table:table-row table:style-name="ro1">
          <table:table-cell office:value-type="string" calcext:value-type="string">
            <text:p>#EXTINF:0,Sport Klub 5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3/index.m3u8</text:p>
          </table:table-cell>
          <table:table-cell table:formula="of:=CONCATENATE([.A492];&quot;ƏƏƏ&quot;;[.B492];&quot;ƏƏƏ&quot;;[.C492])" office:value-type="string" office:string-value="#EXTINF:0,Sport Klub 5 HD HRƏƏƏ#EXTGRP:СпортƏƏƏhttp://53578940.ucomist.net/iptv/MB6KGZH26APQGN/7273/index.m3u8" calcext:value-type="string">
            <text:p>#EXTINF:0,Sport Klub 5 HD HRƏƏƏ#EXTGRP:СпортƏƏƏhttp://53578940.ucomist.net/iptv/MB6KGZH26APQGN/7273/index.m3u8</text:p>
          </table:table-cell>
        </table:table-row>
        <table:table-row table:style-name="ro1">
          <table:table-cell office:value-type="string" calcext:value-type="string">
            <text:p>#EXTINF:0,Sport Klub 6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4/index.m3u8</text:p>
          </table:table-cell>
          <table:table-cell table:formula="of:=CONCATENATE([.A493];&quot;ƏƏƏ&quot;;[.B493];&quot;ƏƏƏ&quot;;[.C493])" office:value-type="string" office:string-value="#EXTINF:0,Sport Klub 6 HD HRƏƏƏ#EXTGRP:СпортƏƏƏhttp://53578940.ucomist.net/iptv/MB6KGZH26APQGN/7274/index.m3u8" calcext:value-type="string">
            <text:p>#EXTINF:0,Sport Klub 6 HD HRƏƏƏ#EXTGRP:СпортƏƏƏhttp://53578940.ucomist.net/iptv/MB6KGZH26APQGN/7274/index.m3u8</text:p>
          </table:table-cell>
        </table:table-row>
        <table:table-row table:style-name="ro1">
          <table:table-cell office:value-type="string" calcext:value-type="string">
            <text:p>#EXTINF:0,Sport Klub 7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5/index.m3u8</text:p>
          </table:table-cell>
          <table:table-cell table:formula="of:=CONCATENATE([.A494];&quot;ƏƏƏ&quot;;[.B494];&quot;ƏƏƏ&quot;;[.C494])" office:value-type="string" office:string-value="#EXTINF:0,Sport Klub 7 HD HRƏƏƏ#EXTGRP:СпортƏƏƏhttp://53578940.ucomist.net/iptv/MB6KGZH26APQGN/7275/index.m3u8" calcext:value-type="string">
            <text:p>#EXTINF:0,Sport Klub 7 HD HRƏƏƏ#EXTGRP:СпортƏƏƏhttp://53578940.ucomist.net/iptv/MB6KGZH26APQGN/7275/index.m3u8</text:p>
          </table:table-cell>
        </table:table-row>
        <table:table-row table:style-name="ro1">
          <table:table-cell office:value-type="string" calcext:value-type="string">
            <text:p>#EXTINF:0,Sport Klub 8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6/index.m3u8</text:p>
          </table:table-cell>
          <table:table-cell table:formula="of:=CONCATENATE([.A495];&quot;ƏƏƏ&quot;;[.B495];&quot;ƏƏƏ&quot;;[.C495])" office:value-type="string" office:string-value="#EXTINF:0,Sport Klub 8 HD HRƏƏƏ#EXTGRP:СпортƏƏƏhttp://53578940.ucomist.net/iptv/MB6KGZH26APQGN/7276/index.m3u8" calcext:value-type="string">
            <text:p>#EXTINF:0,Sport Klub 8 HD HRƏƏƏ#EXTGRP:СпортƏƏƏhttp://53578940.ucomist.net/iptv/MB6KGZH26APQGN/7276/index.m3u8</text:p>
          </table:table-cell>
        </table:table-row>
        <table:table-row table:style-name="ro1">
          <table:table-cell office:value-type="string" calcext:value-type="string">
            <text:p>#EXTINF:0,Sport Klub Golf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7/index.m3u8</text:p>
          </table:table-cell>
          <table:table-cell table:formula="of:=CONCATENATE([.A496];&quot;ƏƏƏ&quot;;[.B496];&quot;ƏƏƏ&quot;;[.C496])" office:value-type="string" office:string-value="#EXTINF:0,Sport Klub Golf HRƏƏƏ#EXTGRP:СпортƏƏƏhttp://53578940.ucomist.net/iptv/MB6KGZH26APQGN/7277/index.m3u8" calcext:value-type="string">
            <text:p>#EXTINF:0,Sport Klub Golf HRƏƏƏ#EXTGRP:СпортƏƏƏhttp://53578940.ucomist.net/iptv/MB6KGZH26APQGN/7277/index.m3u8</text:p>
          </table:table-cell>
        </table:table-row>
        <table:table-row table:style-name="ro1">
          <table:table-cell office:value-type="string" calcext:value-type="string">
            <text:p>#EXTINF:0,Sport Klub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78/index.m3u8</text:p>
          </table:table-cell>
          <table:table-cell table:formula="of:=CONCATENATE([.A497];&quot;ƏƏƏ&quot;;[.B497];&quot;ƏƏƏ&quot;;[.C497])" office:value-type="string" office:string-value="#EXTINF:0,Sport Klub HD HRƏƏƏ#EXTGRP:СпортƏƏƏhttp://53578940.ucomist.net/iptv/MB6KGZH26APQGN/7278/index.m3u8" calcext:value-type="string">
            <text:p>#EXTINF:0,Sport Klub HD HRƏƏƏ#EXTGRP:СпортƏƏƏhttp://53578940.ucomist.net/iptv/MB6KGZH26APQGN/7278/index.m3u8</text:p>
          </table:table-cell>
        </table:table-row>
        <table:table-row table:style-name="ro1">
          <table:table-cell office:value-type="string" calcext:value-type="string">
            <text:p>#EXTINF:0,TVP Sport F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80/index.m3u8</text:p>
          </table:table-cell>
          <table:table-cell table:formula="of:=CONCATENATE([.A498];&quot;ƏƏƏ&quot;;[.B498];&quot;ƏƏƏ&quot;;[.C498])" office:value-type="string" office:string-value="#EXTINF:0,TVP Sport FHD PLƏƏƏ#EXTGRP:СпортƏƏƏhttp://53578940.ucomist.net/iptv/MB6KGZH26APQGN/7280/index.m3u8" calcext:value-type="string">
            <text:p>#EXTINF:0,TVP Sport FHD PLƏƏƏ#EXTGRP:СпортƏƏƏhttp://53578940.ucomist.net/iptv/MB6KGZH26APQGN/7280/index.m3u8</text:p>
          </table:table-cell>
        </table:table-row>
        <table:table-row table:style-name="ro1">
          <table:table-cell office:value-type="string" calcext:value-type="string">
            <text:p>#EXTINF:0,Polsat Games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95/index.m3u8</text:p>
          </table:table-cell>
          <table:table-cell table:formula="of:=CONCATENATE([.A499];&quot;ƏƏƏ&quot;;[.B499];&quot;ƏƏƏ&quot;;[.C499])" office:value-type="string" office:string-value="#EXTINF:0,Polsat Games PLƏƏƏ#EXTGRP:СпортƏƏƏhttp://53578940.ucomist.net/iptv/MB6KGZH26APQGN/7295/index.m3u8" calcext:value-type="string">
            <text:p>#EXTINF:0,Polsat Games PLƏƏƏ#EXTGRP:СпортƏƏƏhttp://53578940.ucomist.net/iptv/MB6KGZH26APQGN/7295/index.m3u8</text:p>
          </table:table-cell>
        </table:table-row>
        <table:table-row table:style-name="ro1">
          <table:table-cell office:value-type="string" calcext:value-type="string">
            <text:p>#EXTINF:0,Polsat Sport F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296/index.m3u8</text:p>
          </table:table-cell>
          <table:table-cell table:formula="of:=CONCATENATE([.A500];&quot;ƏƏƏ&quot;;[.B500];&quot;ƏƏƏ&quot;;[.C500])" office:value-type="string" office:string-value="#EXTINF:0,Polsat Sport FHD PLƏƏƏ#EXTGRP:СпортƏƏƏhttp://53578940.ucomist.net/iptv/MB6KGZH26APQGN/7296/index.m3u8" calcext:value-type="string">
            <text:p>#EXTINF:0,Polsat Sport FHD PLƏƏƏ#EXTGRP:СпортƏƏƏhttp://53578940.ucomist.net/iptv/MB6KGZH26APQGN/7296/index.m3u8</text:p>
          </table:table-cell>
        </table:table-row>
        <table:table-row table:style-name="ro1">
          <table:table-cell office:value-type="string" calcext:value-type="string">
            <text:p>#EXTINF:0,POLSAT SPORT NEWS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03/index.m3u8</text:p>
          </table:table-cell>
          <table:table-cell table:formula="of:=CONCATENATE([.A501];&quot;ƏƏƏ&quot;;[.B501];&quot;ƏƏƏ&quot;;[.C501])" office:value-type="string" office:string-value="#EXTINF:0,POLSAT SPORT NEWS HD PLƏƏƏ#EXTGRP:СпортƏƏƏhttp://53578940.ucomist.net/iptv/MB6KGZH26APQGN/7303/index.m3u8" calcext:value-type="string">
            <text:p>#EXTINF:0,POLSAT SPORT NEWS HD PLƏƏƏ#EXTGRP:СпортƏƏƏhttp://53578940.ucomist.net/iptv/MB6KGZH26APQGN/7303/index.m3u8</text:p>
          </table:table-cell>
        </table:table-row>
        <table:table-row table:style-name="ro1">
          <table:table-cell office:value-type="string" calcext:value-type="string">
            <text:p>#EXTINF:0,POLSAT SPORT PREMIUM 1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04/index.m3u8</text:p>
          </table:table-cell>
          <table:table-cell table:formula="of:=CONCATENATE([.A502];&quot;ƏƏƏ&quot;;[.B502];&quot;ƏƏƏ&quot;;[.C502])" office:value-type="string" office:string-value="#EXTINF:0,POLSAT SPORT PREMIUM 1 PLƏƏƏ#EXTGRP:СпортƏƏƏhttp://53578940.ucomist.net/iptv/MB6KGZH26APQGN/7304/index.m3u8" calcext:value-type="string">
            <text:p>#EXTINF:0,POLSAT SPORT PREMIUM 1 PLƏƏƏ#EXTGRP:СпортƏƏƏhttp://53578940.ucomist.net/iptv/MB6KGZH26APQGN/7304/index.m3u8</text:p>
          </table:table-cell>
        </table:table-row>
        <table:table-row table:style-name="ro1">
          <table:table-cell office:value-type="string" calcext:value-type="string">
            <text:p>#EXTINF:0,POLSAT SPORT PREMIUM 2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05/index.m3u8</text:p>
          </table:table-cell>
          <table:table-cell table:formula="of:=CONCATENATE([.A503];&quot;ƏƏƏ&quot;;[.B503];&quot;ƏƏƏ&quot;;[.C503])" office:value-type="string" office:string-value="#EXTINF:0,POLSAT SPORT PREMIUM 2 PLƏƏƏ#EXTGRP:СпортƏƏƏhttp://53578940.ucomist.net/iptv/MB6KGZH26APQGN/7305/index.m3u8" calcext:value-type="string">
            <text:p>#EXTINF:0,POLSAT SPORT PREMIUM 2 PLƏƏƏ#EXTGRP:СпортƏƏƏhttp://53578940.ucomist.net/iptv/MB6KGZH26APQGN/7305/index.m3u8</text:p>
          </table:table-cell>
        </table:table-row>
        <table:table-row table:style-name="ro1">
          <table:table-cell office:value-type="string" calcext:value-type="string">
            <text:p>#EXTINF:0,POLSAT SPORT PREMIUM 3 PPV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06/index.m3u8</text:p>
          </table:table-cell>
          <table:table-cell table:formula="of:=CONCATENATE([.A504];&quot;ƏƏƏ&quot;;[.B504];&quot;ƏƏƏ&quot;;[.C504])" office:value-type="string" office:string-value="#EXTINF:0,POLSAT SPORT PREMIUM 3 PPV PLƏƏƏ#EXTGRP:СпортƏƏƏhttp://53578940.ucomist.net/iptv/MB6KGZH26APQGN/7306/index.m3u8" calcext:value-type="string">
            <text:p>#EXTINF:0,POLSAT SPORT PREMIUM 3 PPV PLƏƏƏ#EXTGRP:СпортƏƏƏhttp://53578940.ucomist.net/iptv/MB6KGZH26APQGN/7306/index.m3u8</text:p>
          </table:table-cell>
        </table:table-row>
        <table:table-row table:style-name="ro1">
          <table:table-cell office:value-type="string" calcext:value-type="string">
            <text:p>#EXTINF:0,POLSAT SPORT PREMIUM 4 PPV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07/index.m3u8</text:p>
          </table:table-cell>
          <table:table-cell table:formula="of:=CONCATENATE([.A505];&quot;ƏƏƏ&quot;;[.B505];&quot;ƏƏƏ&quot;;[.C505])" office:value-type="string" office:string-value="#EXTINF:0,POLSAT SPORT PREMIUM 4 PPV PLƏƏƏ#EXTGRP:СпортƏƏƏhttp://53578940.ucomist.net/iptv/MB6KGZH26APQGN/7307/index.m3u8" calcext:value-type="string">
            <text:p>#EXTINF:0,POLSAT SPORT PREMIUM 4 PPV PLƏƏƏ#EXTGRP:СпортƏƏƏhttp://53578940.ucomist.net/iptv/MB6KGZH26APQGN/7307/index.m3u8</text:p>
          </table:table-cell>
        </table:table-row>
        <table:table-row table:style-name="ro1">
          <table:table-cell office:value-type="string" calcext:value-type="string">
            <text:p>#EXTINF:0,POLSAT SPORT PREMIUM 5 PPV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08/index.m3u8</text:p>
          </table:table-cell>
          <table:table-cell table:formula="of:=CONCATENATE([.A506];&quot;ƏƏƏ&quot;;[.B506];&quot;ƏƏƏ&quot;;[.C506])" office:value-type="string" office:string-value="#EXTINF:0,POLSAT SPORT PREMIUM 5 PPV PLƏƏƏ#EXTGRP:СпортƏƏƏhttp://53578940.ucomist.net/iptv/MB6KGZH26APQGN/7308/index.m3u8" calcext:value-type="string">
            <text:p>#EXTINF:0,POLSAT SPORT PREMIUM 5 PPV PLƏƏƏ#EXTGRP:СпортƏƏƏhttp://53578940.ucomist.net/iptv/MB6KGZH26APQGN/7308/index.m3u8</text:p>
          </table:table-cell>
        </table:table-row>
        <table:table-row table:style-name="ro1">
          <table:table-cell office:value-type="string" calcext:value-type="string">
            <text:p>#EXTINF:0,POLSAT SPORT PREMIUM 6 PPV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09/index.m3u8</text:p>
          </table:table-cell>
          <table:table-cell table:formula="of:=CONCATENATE([.A507];&quot;ƏƏƏ&quot;;[.B507];&quot;ƏƏƏ&quot;;[.C507])" office:value-type="string" office:string-value="#EXTINF:0,POLSAT SPORT PREMIUM 6 PPV PLƏƏƏ#EXTGRP:СпортƏƏƏhttp://53578940.ucomist.net/iptv/MB6KGZH26APQGN/7309/index.m3u8" calcext:value-type="string">
            <text:p>#EXTINF:0,POLSAT SPORT PREMIUM 6 PPV PLƏƏƏ#EXTGRP:СпортƏƏƏhttp://53578940.ucomist.net/iptv/MB6KGZH26APQGN/7309/index.m3u8</text:p>
          </table:table-cell>
        </table:table-row>
        <table:table-row table:style-name="ro1">
          <table:table-cell office:value-type="string" calcext:value-type="string">
            <text:p>#EXTINF:0,POLSAT SPORT EXTRA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10/index.m3u8</text:p>
          </table:table-cell>
          <table:table-cell table:formula="of:=CONCATENATE([.A508];&quot;ƏƏƏ&quot;;[.B508];&quot;ƏƏƏ&quot;;[.C508])" office:value-type="string" office:string-value="#EXTINF:0,POLSAT SPORT EXTRA HD PLƏƏƏ#EXTGRP:СпортƏƏƏhttp://53578940.ucomist.net/iptv/MB6KGZH26APQGN/7310/index.m3u8" calcext:value-type="string">
            <text:p>#EXTINF:0,POLSAT SPORT EXTRA HD PLƏƏƏ#EXTGRP:СпортƏƏƏhttp://53578940.ucomist.net/iptv/MB6KGZH26APQGN/7310/index.m3u8</text:p>
          </table:table-cell>
        </table:table-row>
        <table:table-row table:style-name="ro1">
          <table:table-cell office:value-type="string" calcext:value-type="string">
            <text:p>#EXTINF:0,POLSAT SPORT FIGHT HD PL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11/index.m3u8</text:p>
          </table:table-cell>
          <table:table-cell table:formula="of:=CONCATENATE([.A509];&quot;ƏƏƏ&quot;;[.B509];&quot;ƏƏƏ&quot;;[.C509])" office:value-type="string" office:string-value="#EXTINF:0,POLSAT SPORT FIGHT HD PLƏƏƏ#EXTGRP:СпортƏƏƏhttp://53578940.ucomist.net/iptv/MB6KGZH26APQGN/7311/index.m3u8" calcext:value-type="string">
            <text:p>#EXTINF:0,POLSAT SPORT FIGHT HD PLƏƏƏ#EXTGRP:СпортƏƏƏhttp://53578940.ucomist.net/iptv/MB6KGZH26APQGN/7311/index.m3u8</text:p>
          </table:table-cell>
        </table:table-row>
        <table:table-row table:style-name="ro1">
          <table:table-cell office:value-type="string" calcext:value-type="string">
            <text:p>#EXTINF:0,FOX SPORTS 1 US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22/index.m3u8</text:p>
          </table:table-cell>
          <table:table-cell table:formula="of:=CONCATENATE([.A510];&quot;ƏƏƏ&quot;;[.B510];&quot;ƏƏƏ&quot;;[.C510])" office:value-type="string" office:string-value="#EXTINF:0,FOX SPORTS 1 USƏƏƏ#EXTGRP:СпортƏƏƏhttp://53578940.ucomist.net/iptv/MB6KGZH26APQGN/7322/index.m3u8" calcext:value-type="string">
            <text:p>#EXTINF:0,FOX SPORTS 1 USƏƏƏ#EXTGRP:СпортƏƏƏhttp://53578940.ucomist.net/iptv/MB6KGZH26APQGN/7322/index.m3u8</text:p>
          </table:table-cell>
        </table:table-row>
        <table:table-row table:style-name="ro1">
          <table:table-cell office:value-type="string" calcext:value-type="string">
            <text:p>#EXTINF:0,FOX SPORTS 2 US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23/index.m3u8</text:p>
          </table:table-cell>
          <table:table-cell table:formula="of:=CONCATENATE([.A511];&quot;ƏƏƏ&quot;;[.B511];&quot;ƏƏƏ&quot;;[.C511])" office:value-type="string" office:string-value="#EXTINF:0,FOX SPORTS 2 USƏƏƏ#EXTGRP:СпортƏƏƏhttp://53578940.ucomist.net/iptv/MB6KGZH26APQGN/7323/index.m3u8" calcext:value-type="string">
            <text:p>#EXTINF:0,FOX SPORTS 2 USƏƏƏ#EXTGRP:СпортƏƏƏhttp://53578940.ucomist.net/iptv/MB6KGZH26APQGN/7323/index.m3u8</text:p>
          </table:table-cell>
        </table:table-row>
        <table:table-row table:style-name="ro1">
          <table:table-cell office:value-type="string" calcext:value-type="string">
            <text:p>#EXTINF:0,CBS SPORTS NETWORK US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24/index.m3u8</text:p>
          </table:table-cell>
          <table:table-cell table:formula="of:=CONCATENATE([.A512];&quot;ƏƏƏ&quot;;[.B512];&quot;ƏƏƏ&quot;;[.C512])" office:value-type="string" office:string-value="#EXTINF:0,CBS SPORTS NETWORK USƏƏƏ#EXTGRP:СпортƏƏƏhttp://53578940.ucomist.net/iptv/MB6KGZH26APQGN/7324/index.m3u8" calcext:value-type="string">
            <text:p>#EXTINF:0,CBS SPORTS NETWORK USƏƏƏ#EXTGRP:СпортƏƏƏhttp://53578940.ucomist.net/iptv/MB6KGZH26APQGN/7324/index.m3u8</text:p>
          </table:table-cell>
        </table:table-row>
        <table:table-row table:style-name="ro1">
          <table:table-cell office:value-type="string" calcext:value-type="string">
            <text:p>#EXTINF:0,NBC SPORTS NETWORK US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27/index.m3u8</text:p>
          </table:table-cell>
          <table:table-cell table:formula="of:=CONCATENATE([.A513];&quot;ƏƏƏ&quot;;[.B513];&quot;ƏƏƏ&quot;;[.C513])" office:value-type="string" office:string-value="#EXTINF:0,NBC SPORTS NETWORK USƏƏƏ#EXTGRP:СпортƏƏƏhttp://53578940.ucomist.net/iptv/MB6KGZH26APQGN/7327/index.m3u8" calcext:value-type="string">
            <text:p>#EXTINF:0,NBC SPORTS NETWORK USƏƏƏ#EXTGRP:СпортƏƏƏhttp://53578940.ucomist.net/iptv/MB6KGZH26APQGN/7327/index.m3u8</text:p>
          </table:table-cell>
        </table:table-row>
        <table:table-row table:style-name="ro1">
          <table:table-cell office:value-type="string" calcext:value-type="string">
            <text:p>#EXTINF:0,NHL NETWORK US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28/index.m3u8</text:p>
          </table:table-cell>
          <table:table-cell table:formula="of:=CONCATENATE([.A514];&quot;ƏƏƏ&quot;;[.B514];&quot;ƏƏƏ&quot;;[.C514])" office:value-type="string" office:string-value="#EXTINF:0,NHL NETWORK USƏƏƏ#EXTGRP:СпортƏƏƏhttp://53578940.ucomist.net/iptv/MB6KGZH26APQGN/7328/index.m3u8" calcext:value-type="string">
            <text:p>#EXTINF:0,NHL NETWORK USƏƏƏ#EXTGRP:СпортƏƏƏhttp://53578940.ucomist.net/iptv/MB6KGZH26APQGN/7328/index.m3u8</text:p>
          </table:table-cell>
        </table:table-row>
        <table:table-row table:style-name="ro1">
          <table:table-cell office:value-type="string" calcext:value-type="string">
            <text:p>#EXTINF:0,Arena Sport 1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29/index.m3u8</text:p>
          </table:table-cell>
          <table:table-cell table:formula="of:=CONCATENATE([.A515];&quot;ƏƏƏ&quot;;[.B515];&quot;ƏƏƏ&quot;;[.C515])" office:value-type="string" office:string-value="#EXTINF:0,Arena Sport 1 HD HRƏƏƏ#EXTGRP:СпортƏƏƏhttp://53578940.ucomist.net/iptv/MB6KGZH26APQGN/7329/index.m3u8" calcext:value-type="string">
            <text:p>#EXTINF:0,Arena Sport 1 HD HRƏƏƏ#EXTGRP:СпортƏƏƏhttp://53578940.ucomist.net/iptv/MB6KGZH26APQGN/7329/index.m3u8</text:p>
          </table:table-cell>
        </table:table-row>
        <table:table-row table:style-name="ro1">
          <table:table-cell office:value-type="string" calcext:value-type="string">
            <text:p>#EXTINF:0,Arena Sport 2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0/index.m3u8</text:p>
          </table:table-cell>
          <table:table-cell table:formula="of:=CONCATENATE([.A516];&quot;ƏƏƏ&quot;;[.B516];&quot;ƏƏƏ&quot;;[.C516])" office:value-type="string" office:string-value="#EXTINF:0,Arena Sport 2 HD HRƏƏƏ#EXTGRP:СпортƏƏƏhttp://53578940.ucomist.net/iptv/MB6KGZH26APQGN/7330/index.m3u8" calcext:value-type="string">
            <text:p>#EXTINF:0,Arena Sport 2 HD HRƏƏƏ#EXTGRP:СпортƏƏƏhttp://53578940.ucomist.net/iptv/MB6KGZH26APQGN/7330/index.m3u8</text:p>
          </table:table-cell>
        </table:table-row>
        <table:table-row table:style-name="ro1">
          <table:table-cell office:value-type="string" calcext:value-type="string">
            <text:p>#EXTINF:0,Arena Sport 3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1/index.m3u8</text:p>
          </table:table-cell>
          <table:table-cell table:formula="of:=CONCATENATE([.A517];&quot;ƏƏƏ&quot;;[.B517];&quot;ƏƏƏ&quot;;[.C517])" office:value-type="string" office:string-value="#EXTINF:0,Arena Sport 3 HD HRƏƏƏ#EXTGRP:СпортƏƏƏhttp://53578940.ucomist.net/iptv/MB6KGZH26APQGN/7331/index.m3u8" calcext:value-type="string">
            <text:p>#EXTINF:0,Arena Sport 3 HD HRƏƏƏ#EXTGRP:СпортƏƏƏhttp://53578940.ucomist.net/iptv/MB6KGZH26APQGN/7331/index.m3u8</text:p>
          </table:table-cell>
        </table:table-row>
        <table:table-row table:style-name="ro1">
          <table:table-cell office:value-type="string" calcext:value-type="string">
            <text:p>#EXTINF:0,Arena Sport 4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2/index.m3u8</text:p>
          </table:table-cell>
          <table:table-cell table:formula="of:=CONCATENATE([.A518];&quot;ƏƏƏ&quot;;[.B518];&quot;ƏƏƏ&quot;;[.C518])" office:value-type="string" office:string-value="#EXTINF:0,Arena Sport 4 HD HRƏƏƏ#EXTGRP:СпортƏƏƏhttp://53578940.ucomist.net/iptv/MB6KGZH26APQGN/7332/index.m3u8" calcext:value-type="string">
            <text:p>#EXTINF:0,Arena Sport 4 HD HRƏƏƏ#EXTGRP:СпортƏƏƏhttp://53578940.ucomist.net/iptv/MB6KGZH26APQGN/7332/index.m3u8</text:p>
          </table:table-cell>
        </table:table-row>
        <table:table-row table:style-name="ro1">
          <table:table-cell office:value-type="string" calcext:value-type="string">
            <text:p>#EXTINF:0,Arena Sport 5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3/index.m3u8</text:p>
          </table:table-cell>
          <table:table-cell table:formula="of:=CONCATENATE([.A519];&quot;ƏƏƏ&quot;;[.B519];&quot;ƏƏƏ&quot;;[.C519])" office:value-type="string" office:string-value="#EXTINF:0,Arena Sport 5 HD HRƏƏƏ#EXTGRP:СпортƏƏƏhttp://53578940.ucomist.net/iptv/MB6KGZH26APQGN/7333/index.m3u8" calcext:value-type="string">
            <text:p>#EXTINF:0,Arena Sport 5 HD HRƏƏƏ#EXTGRP:СпортƏƏƏhttp://53578940.ucomist.net/iptv/MB6KGZH26APQGN/7333/index.m3u8</text:p>
          </table:table-cell>
        </table:table-row>
        <table:table-row table:style-name="ro1">
          <table:table-cell office:value-type="string" calcext:value-type="string">
            <text:p>#EXTINF:0,Arena Sport 6 HD HR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4/index.m3u8</text:p>
          </table:table-cell>
          <table:table-cell table:formula="of:=CONCATENATE([.A520];&quot;ƏƏƏ&quot;;[.B520];&quot;ƏƏƏ&quot;;[.C520])" office:value-type="string" office:string-value="#EXTINF:0,Arena Sport 6 HD HRƏƏƏ#EXTGRP:СпортƏƏƏhttp://53578940.ucomist.net/iptv/MB6KGZH26APQGN/7334/index.m3u8" calcext:value-type="string">
            <text:p>#EXTINF:0,Arena Sport 6 HD HRƏƏƏ#EXTGRP:СпортƏƏƏhttp://53578940.ucomist.net/iptv/MB6KGZH26APQGN/7334/index.m3u8</text:p>
          </table:table-cell>
        </table:table-row>
        <table:table-row table:style-name="ro1">
          <table:table-cell office:value-type="string" calcext:value-type="string">
            <text:p>#EXTINF:0,SKY SPORTS PREMIER LEAGUE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5/index.m3u8</text:p>
          </table:table-cell>
          <table:table-cell table:formula="of:=CONCATENATE([.A521];&quot;ƏƏƏ&quot;;[.B521];&quot;ƏƏƏ&quot;;[.C521])" office:value-type="string" office:string-value="#EXTINF:0,SKY SPORTS PREMIER LEAGUE UKƏƏƏ#EXTGRP:СпортƏƏƏhttp://53578940.ucomist.net/iptv/MB6KGZH26APQGN/7335/index.m3u8" calcext:value-type="string">
            <text:p>#EXTINF:0,SKY SPORTS PREMIER LEAGUE UKƏƏƏ#EXTGRP:СпортƏƏƏhttp://53578940.ucomist.net/iptv/MB6KGZH26APQGN/7335/index.m3u8</text:p>
          </table:table-cell>
        </table:table-row>
        <table:table-row table:style-name="ro1">
          <table:table-cell office:value-type="string" calcext:value-type="string">
            <text:p>#EXTINF:0,SKY SPORTS FOOTBALL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6/index.m3u8</text:p>
          </table:table-cell>
          <table:table-cell table:formula="of:=CONCATENATE([.A522];&quot;ƏƏƏ&quot;;[.B522];&quot;ƏƏƏ&quot;;[.C522])" office:value-type="string" office:string-value="#EXTINF:0,SKY SPORTS FOOTBALL UKƏƏƏ#EXTGRP:СпортƏƏƏhttp://53578940.ucomist.net/iptv/MB6KGZH26APQGN/7336/index.m3u8" calcext:value-type="string">
            <text:p>#EXTINF:0,SKY SPORTS FOOTBALL UKƏƏƏ#EXTGRP:СпортƏƏƏhttp://53578940.ucomist.net/iptv/MB6KGZH26APQGN/7336/index.m3u8</text:p>
          </table:table-cell>
        </table:table-row>
        <table:table-row table:style-name="ro1">
          <table:table-cell office:value-type="string" calcext:value-type="string">
            <text:p>#EXTINF:0,SKY SPORTS MAIN EVENT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7/index.m3u8</text:p>
          </table:table-cell>
          <table:table-cell table:formula="of:=CONCATENATE([.A523];&quot;ƏƏƏ&quot;;[.B523];&quot;ƏƏƏ&quot;;[.C523])" office:value-type="string" office:string-value="#EXTINF:0,SKY SPORTS MAIN EVENT UKƏƏƏ#EXTGRP:СпортƏƏƏhttp://53578940.ucomist.net/iptv/MB6KGZH26APQGN/7337/index.m3u8" calcext:value-type="string">
            <text:p>#EXTINF:0,SKY SPORTS MAIN EVENT UKƏƏƏ#EXTGRP:СпортƏƏƏhttp://53578940.ucomist.net/iptv/MB6KGZH26APQGN/7337/index.m3u8</text:p>
          </table:table-cell>
        </table:table-row>
        <table:table-row table:style-name="ro1">
          <table:table-cell office:value-type="string" calcext:value-type="string">
            <text:p>#EXTINF:0,SKY SPORTS ARENA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8/index.m3u8</text:p>
          </table:table-cell>
          <table:table-cell table:formula="of:=CONCATENATE([.A524];&quot;ƏƏƏ&quot;;[.B524];&quot;ƏƏƏ&quot;;[.C524])" office:value-type="string" office:string-value="#EXTINF:0,SKY SPORTS ARENA UKƏƏƏ#EXTGRP:СпортƏƏƏhttp://53578940.ucomist.net/iptv/MB6KGZH26APQGN/7338/index.m3u8" calcext:value-type="string">
            <text:p>#EXTINF:0,SKY SPORTS ARENA UKƏƏƏ#EXTGRP:СпортƏƏƏhttp://53578940.ucomist.net/iptv/MB6KGZH26APQGN/7338/index.m3u8</text:p>
          </table:table-cell>
        </table:table-row>
        <table:table-row table:style-name="ro1">
          <table:table-cell office:value-type="string" calcext:value-type="string">
            <text:p>#EXTINF:0,SKY SPORTS MIX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39/index.m3u8</text:p>
          </table:table-cell>
          <table:table-cell table:formula="of:=CONCATENATE([.A525];&quot;ƏƏƏ&quot;;[.B525];&quot;ƏƏƏ&quot;;[.C525])" office:value-type="string" office:string-value="#EXTINF:0,SKY SPORTS MIX UKƏƏƏ#EXTGRP:СпортƏƏƏhttp://53578940.ucomist.net/iptv/MB6KGZH26APQGN/7339/index.m3u8" calcext:value-type="string">
            <text:p>#EXTINF:0,SKY SPORTS MIX UKƏƏƏ#EXTGRP:СпортƏƏƏhttp://53578940.ucomist.net/iptv/MB6KGZH26APQGN/7339/index.m3u8</text:p>
          </table:table-cell>
        </table:table-row>
        <table:table-row table:style-name="ro1">
          <table:table-cell office:value-type="string" calcext:value-type="string">
            <text:p>#EXTINF:0,Sky Sports Action HD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40/index.m3u8</text:p>
          </table:table-cell>
          <table:table-cell table:formula="of:=CONCATENATE([.A526];&quot;ƏƏƏ&quot;;[.B526];&quot;ƏƏƏ&quot;;[.C526])" office:value-type="string" office:string-value="#EXTINF:0,Sky Sports Action HD UKƏƏƏ#EXTGRP:СпортƏƏƏhttp://53578940.ucomist.net/iptv/MB6KGZH26APQGN/7340/index.m3u8" calcext:value-type="string">
            <text:p>#EXTINF:0,Sky Sports Action HD UKƏƏƏ#EXTGRP:СпортƏƏƏhttp://53578940.ucomist.net/iptv/MB6KGZH26APQGN/7340/index.m3u8</text:p>
          </table:table-cell>
        </table:table-row>
        <table:table-row table:style-name="ro1">
          <table:table-cell office:value-type="string" calcext:value-type="string">
            <text:p>#EXTINF:0,SKY SPORTS RACING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41/index.m3u8</text:p>
          </table:table-cell>
          <table:table-cell table:formula="of:=CONCATENATE([.A527];&quot;ƏƏƏ&quot;;[.B527];&quot;ƏƏƏ&quot;;[.C527])" office:value-type="string" office:string-value="#EXTINF:0,SKY SPORTS RACING UKƏƏƏ#EXTGRP:СпортƏƏƏhttp://53578940.ucomist.net/iptv/MB6KGZH26APQGN/7341/index.m3u8" calcext:value-type="string">
            <text:p>#EXTINF:0,SKY SPORTS RACING UKƏƏƏ#EXTGRP:СпортƏƏƏhttp://53578940.ucomist.net/iptv/MB6KGZH26APQGN/7341/index.m3u8</text:p>
          </table:table-cell>
        </table:table-row>
        <table:table-row table:style-name="ro1">
          <table:table-cell office:value-type="string" calcext:value-type="string">
            <text:p>#EXTINF:0,SKY SPORTS F1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42/index.m3u8</text:p>
          </table:table-cell>
          <table:table-cell table:formula="of:=CONCATENATE([.A528];&quot;ƏƏƏ&quot;;[.B528];&quot;ƏƏƏ&quot;;[.C528])" office:value-type="string" office:string-value="#EXTINF:0,SKY SPORTS F1 UKƏƏƏ#EXTGRP:СпортƏƏƏhttp://53578940.ucomist.net/iptv/MB6KGZH26APQGN/7342/index.m3u8" calcext:value-type="string">
            <text:p>#EXTINF:0,SKY SPORTS F1 UKƏƏƏ#EXTGRP:СпортƏƏƏhttp://53578940.ucomist.net/iptv/MB6KGZH26APQGN/7342/index.m3u8</text:p>
          </table:table-cell>
        </table:table-row>
        <table:table-row table:style-name="ro1">
          <table:table-cell office:value-type="string" calcext:value-type="string">
            <text:p>#EXTINF:0,SKY SPORTS CRICKET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43/index.m3u8</text:p>
          </table:table-cell>
          <table:table-cell table:formula="of:=CONCATENATE([.A529];&quot;ƏƏƏ&quot;;[.B529];&quot;ƏƏƏ&quot;;[.C529])" office:value-type="string" office:string-value="#EXTINF:0,SKY SPORTS CRICKET UKƏƏƏ#EXTGRP:СпортƏƏƏhttp://53578940.ucomist.net/iptv/MB6KGZH26APQGN/7343/index.m3u8" calcext:value-type="string">
            <text:p>#EXTINF:0,SKY SPORTS CRICKET UKƏƏƏ#EXTGRP:СпортƏƏƏhttp://53578940.ucomist.net/iptv/MB6KGZH26APQGN/7343/index.m3u8</text:p>
          </table:table-cell>
        </table:table-row>
        <table:table-row table:style-name="ro1">
          <table:table-cell office:value-type="string" calcext:value-type="string">
            <text:p>#EXTINF:0,SKY SPORTS GOLF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44/index.m3u8</text:p>
          </table:table-cell>
          <table:table-cell table:formula="of:=CONCATENATE([.A530];&quot;ƏƏƏ&quot;;[.B530];&quot;ƏƏƏ&quot;;[.C530])" office:value-type="string" office:string-value="#EXTINF:0,SKY SPORTS GOLF UKƏƏƏ#EXTGRP:СпортƏƏƏhttp://53578940.ucomist.net/iptv/MB6KGZH26APQGN/7344/index.m3u8" calcext:value-type="string">
            <text:p>#EXTINF:0,SKY SPORTS GOLF UKƏƏƏ#EXTGRP:СпортƏƏƏhttp://53578940.ucomist.net/iptv/MB6KGZH26APQGN/7344/index.m3u8</text:p>
          </table:table-cell>
        </table:table-row>
        <table:table-row table:style-name="ro1">
          <table:table-cell office:value-type="string" calcext:value-type="string">
            <text:p>#EXTINF:0,Sky Sports Action FHD U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45/index.m3u8</text:p>
          </table:table-cell>
          <table:table-cell table:formula="of:=CONCATENATE([.A531];&quot;ƏƏƏ&quot;;[.B531];&quot;ƏƏƏ&quot;;[.C531])" office:value-type="string" office:string-value="#EXTINF:0,Sky Sports Action FHD UKƏƏƏ#EXTGRP:СпортƏƏƏhttp://53578940.ucomist.net/iptv/MB6KGZH26APQGN/7345/index.m3u8" calcext:value-type="string">
            <text:p>#EXTINF:0,Sky Sports Action FHD UKƏƏƏ#EXTGRP:СпортƏƏƏhttp://53578940.ucomist.net/iptv/MB6KGZH26APQGN/7345/index.m3u8</text:p>
          </table:table-cell>
        </table:table-row>
        <table:table-row table:style-name="ro1">
          <table:table-cell office:value-type="string" calcext:value-type="string">
            <text:p>#EXTINF:0,TV 2 SPORT HD DK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55/index.m3u8</text:p>
          </table:table-cell>
          <table:table-cell table:formula="of:=CONCATENATE([.A532];&quot;ƏƏƏ&quot;;[.B532];&quot;ƏƏƏ&quot;;[.C532])" office:value-type="string" office:string-value="#EXTINF:0,TV 2 SPORT HD DKƏƏƏ#EXTGRP:СпортƏƏƏhttp://53578940.ucomist.net/iptv/MB6KGZH26APQGN/7355/index.m3u8" calcext:value-type="string">
            <text:p>#EXTINF:0,TV 2 SPORT HD DKƏƏƏ#EXTGRP:СпортƏƏƏhttp://53578940.ucomist.net/iptv/MB6KGZH26APQGN/7355/index.m3u8</text:p>
          </table:table-cell>
        </table:table-row>
        <table:table-row table:style-name="ro1">
          <table:table-cell office:value-type="string" calcext:value-type="string">
            <text:p>#EXTINF:0,Хоккей 1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60/index.m3u8</text:p>
          </table:table-cell>
          <table:table-cell table:formula="of:=CONCATENATE([.A533];&quot;ƏƏƏ&quot;;[.B533];&quot;ƏƏƏ&quot;;[.C533])" office:value-type="string" office:string-value="#EXTINF:0,Хоккей 1ƏƏƏ#EXTGRP:СпортƏƏƏhttp://53578940.ucomist.net/iptv/MB6KGZH26APQGN/7360/index.m3u8" calcext:value-type="string">
            <text:p>#EXTINF:0,Хоккей 1ƏƏƏ#EXTGRP:СпортƏƏƏhttp://53578940.ucomist.net/iptv/MB6KGZH26APQGN/7360/index.m3u8</text:p>
          </table:table-cell>
        </table:table-row>
        <table:table-row table:style-name="ro1">
          <table:table-cell office:value-type="string" calcext:value-type="string">
            <text:p>#EXTINF:0,Хоккей 2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61/index.m3u8</text:p>
          </table:table-cell>
          <table:table-cell table:formula="of:=CONCATENATE([.A534];&quot;ƏƏƏ&quot;;[.B534];&quot;ƏƏƏ&quot;;[.C534])" office:value-type="string" office:string-value="#EXTINF:0,Хоккей 2ƏƏƏ#EXTGRP:СпортƏƏƏhttp://53578940.ucomist.net/iptv/MB6KGZH26APQGN/7361/index.m3u8" calcext:value-type="string">
            <text:p>#EXTINF:0,Хоккей 2ƏƏƏ#EXTGRP:СпортƏƏƏhttp://53578940.ucomist.net/iptv/MB6KGZH26APQGN/7361/index.m3u8</text:p>
          </table:table-cell>
        </table:table-row>
        <table:table-row table:style-name="ro1">
          <table:table-cell office:value-type="string" calcext:value-type="string">
            <text:p>#EXTINF:0,Хоккей 3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62/index.m3u8</text:p>
          </table:table-cell>
          <table:table-cell table:formula="of:=CONCATENATE([.A535];&quot;ƏƏƏ&quot;;[.B535];&quot;ƏƏƏ&quot;;[.C535])" office:value-type="string" office:string-value="#EXTINF:0,Хоккей 3ƏƏƏ#EXTGRP:СпортƏƏƏhttp://53578940.ucomist.net/iptv/MB6KGZH26APQGN/7362/index.m3u8" calcext:value-type="string">
            <text:p>#EXTINF:0,Хоккей 3ƏƏƏ#EXTGRP:СпортƏƏƏhttp://53578940.ucomist.net/iptv/MB6KGZH26APQGN/7362/index.m3u8</text:p>
          </table:table-cell>
        </table:table-row>
        <table:table-row table:style-name="ro1">
          <table:table-cell office:value-type="string" calcext:value-type="string">
            <text:p>#EXTINF:0,Хоккей 4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63/index.m3u8</text:p>
          </table:table-cell>
          <table:table-cell table:formula="of:=CONCATENATE([.A536];&quot;ƏƏƏ&quot;;[.B536];&quot;ƏƏƏ&quot;;[.C536])" office:value-type="string" office:string-value="#EXTINF:0,Хоккей 4ƏƏƏ#EXTGRP:СпортƏƏƏhttp://53578940.ucomist.net/iptv/MB6KGZH26APQGN/7363/index.m3u8" calcext:value-type="string">
            <text:p>#EXTINF:0,Хоккей 4ƏƏƏ#EXTGRP:СпортƏƏƏhttp://53578940.ucomist.net/iptv/MB6KGZH26APQGN/7363/index.m3u8</text:p>
          </table:table-cell>
        </table:table-row>
        <table:table-row table:style-name="ro1">
          <table:table-cell office:value-type="string" calcext:value-type="string">
            <text:p>#EXTINF:0,Хоккей 5</text:p>
          </table:table-cell>
          <table:table-cell office:value-type="string" calcext:value-type="string">
            <text:p>#EXTGRP:Спорт</text:p>
          </table:table-cell>
          <table:table-cell office:value-type="string" calcext:value-type="string">
            <text:p>http://53578940.ucomist.net/iptv/MB6KGZH26APQGN/7364/index.m3u8</text:p>
          </table:table-cell>
          <table:table-cell table:formula="of:=CONCATENATE([.A537];&quot;ƏƏƏ&quot;;[.B537];&quot;ƏƏƏ&quot;;[.C537])" office:value-type="string" office:string-value="#EXTINF:0,Хоккей 5ƏƏƏ#EXTGRP:СпортƏƏƏhttp://53578940.ucomist.net/iptv/MB6KGZH26APQGN/7364/index.m3u8" calcext:value-type="string">
            <text:p>#EXTINF:0,Хоккей 5ƏƏƏ#EXTGRP:СпортƏƏƏhttp://53578940.ucomist.net/iptv/MB6KGZH26APQGN/7364/index.m3u8</text:p>
          </table:table-cell>
        </table:table-row>
        <table:table-row table:style-name="ro1">
          <table:table-cell office:value-type="string" calcext:value-type="string">
            <text:p>#EXTINF:0,Tiji TV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08/index.m3u8</text:p>
          </table:table-cell>
          <table:table-cell table:formula="of:=CONCATENATE([.A538];&quot;ƏƏƏ&quot;;[.B538];&quot;ƏƏƏ&quot;;[.C538])" office:value-type="string" office:string-value="#EXTINF:0,Tiji TVƏƏƏ#EXTGRP:ДетскиеƏƏƏhttp://53578940.ucomist.net/iptv/MB6KGZH26APQGN/108/index.m3u8" calcext:value-type="string">
            <text:p>#EXTINF:0,Tiji TVƏƏƏ#EXTGRP:ДетскиеƏƏƏhttp://53578940.ucomist.net/iptv/MB6KGZH26APQGN/108/index.m3u8</text:p>
          </table:table-cell>
        </table:table-row>
        <table:table-row table:style-name="ro1">
          <table:table-cell office:value-type="string" calcext:value-type="string">
            <text:p>#EXTINF:0,Gulli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09/index.m3u8</text:p>
          </table:table-cell>
          <table:table-cell table:formula="of:=CONCATENATE([.A539];&quot;ƏƏƏ&quot;;[.B539];&quot;ƏƏƏ&quot;;[.C539])" office:value-type="string" office:string-value="#EXTINF:0,GulliƏƏƏ#EXTGRP:ДетскиеƏƏƏhttp://53578940.ucomist.net/iptv/MB6KGZH26APQGN/109/index.m3u8" calcext:value-type="string">
            <text:p>#EXTINF:0,GulliƏƏƏ#EXTGRP:ДетскиеƏƏƏhttp://53578940.ucomist.net/iptv/MB6KGZH26APQGN/109/index.m3u8</text:p>
          </table:table-cell>
        </table:table-row>
        <table:table-row table:style-name="ro1">
          <table:table-cell office:value-type="string" calcext:value-type="string">
            <text:p>#EXTINF:0,Nick Jr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14/index.m3u8</text:p>
          </table:table-cell>
          <table:table-cell table:formula="of:=CONCATENATE([.A540];&quot;ƏƏƏ&quot;;[.B540];&quot;ƏƏƏ&quot;;[.C540])" office:value-type="string" office:string-value="#EXTINF:0,Nick JrƏƏƏ#EXTGRP:ДетскиеƏƏƏhttp://53578940.ucomist.net/iptv/MB6KGZH26APQGN/114/index.m3u8" calcext:value-type="string">
            <text:p>#EXTINF:0,Nick JrƏƏƏ#EXTGRP:ДетскиеƏƏƏhttp://53578940.ucomist.net/iptv/MB6KGZH26APQGN/114/index.m3u8</text:p>
          </table:table-cell>
        </table:table-row>
        <table:table-row table:style-name="ro1">
          <table:table-cell office:value-type="string" calcext:value-type="string">
            <text:p>#EXTINF:0,Nickelodeon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541/index.m3u8</text:p>
          </table:table-cell>
          <table:table-cell table:formula="of:=CONCATENATE([.A541];&quot;ƏƏƏ&quot;;[.B541];&quot;ƏƏƏ&quot;;[.C541])" office:value-type="string" office:string-value="#EXTINF:0,NickelodeonƏƏƏ#EXTGRP:ДетскиеƏƏƏhttp://53578940.ucomist.net/iptv/MB6KGZH26APQGN/541/index.m3u8" calcext:value-type="string">
            <text:p>#EXTINF:0,NickelodeonƏƏƏ#EXTGRP:ДетскиеƏƏƏhttp://53578940.ucomist.net/iptv/MB6KGZH26APQGN/541/index.m3u8</text:p>
          </table:table-cell>
        </table:table-row>
        <table:table-row table:style-name="ro1">
          <table:table-cell office:value-type="string" calcext:value-type="string">
            <text:p>#EXTINF:0,Disney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524/index.m3u8</text:p>
          </table:table-cell>
          <table:table-cell table:formula="of:=CONCATENATE([.A542];&quot;ƏƏƏ&quot;;[.B542];&quot;ƏƏƏ&quot;;[.C542])" office:value-type="string" office:string-value="#EXTINF:0,DisneyƏƏƏ#EXTGRP:ДетскиеƏƏƏhttp://53578940.ucomist.net/iptv/MB6KGZH26APQGN/524/index.m3u8" calcext:value-type="string">
            <text:p>#EXTINF:0,DisneyƏƏƏ#EXTGRP:ДетскиеƏƏƏhttp://53578940.ucomist.net/iptv/MB6KGZH26APQGN/524/index.m3u8</text:p>
          </table:table-cell>
        </table:table-row>
        <table:table-row table:style-name="ro1">
          <table:table-cell office:value-type="string" calcext:value-type="string">
            <text:p>#EXTINF:0,Детский мир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543/index.m3u8</text:p>
          </table:table-cell>
          <table:table-cell table:formula="of:=CONCATENATE([.A543];&quot;ƏƏƏ&quot;;[.B543];&quot;ƏƏƏ&quot;;[.C543])" office:value-type="string" office:string-value="#EXTINF:0,Детский мирƏƏƏ#EXTGRP:ДетскиеƏƏƏhttp://53578940.ucomist.net/iptv/MB6KGZH26APQGN/543/index.m3u8" calcext:value-type="string">
            <text:p>#EXTINF:0,Детский мирƏƏƏ#EXTGRP:ДетскиеƏƏƏhttp://53578940.ucomist.net/iptv/MB6KGZH26APQGN/543/index.m3u8</text:p>
          </table:table-cell>
        </table:table-row>
        <table:table-row table:style-name="ro1">
          <table:table-cell office:value-type="string" calcext:value-type="string">
            <text:p>#EXTINF:0,Jim Jam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38/index.m3u8</text:p>
          </table:table-cell>
          <table:table-cell table:formula="of:=CONCATENATE([.A544];&quot;ƏƏƏ&quot;;[.B544];&quot;ƏƏƏ&quot;;[.C544])" office:value-type="string" office:string-value="#EXTINF:0,Jim JamƏƏƏ#EXTGRP:ДетскиеƏƏƏhttp://53578940.ucomist.net/iptv/MB6KGZH26APQGN/138/index.m3u8" calcext:value-type="string">
            <text:p>#EXTINF:0,Jim JamƏƏƏ#EXTGRP:ДетскиеƏƏƏhttp://53578940.ucomist.net/iptv/MB6KGZH26APQGN/138/index.m3u8</text:p>
          </table:table-cell>
        </table:table-row>
        <table:table-row table:style-name="ro1">
          <table:table-cell office:value-type="string" calcext:value-type="string">
            <text:p>#EXTINF:0,Cartoon Network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43/index.m3u8</text:p>
          </table:table-cell>
          <table:table-cell table:formula="of:=CONCATENATE([.A545];&quot;ƏƏƏ&quot;;[.B545];&quot;ƏƏƏ&quot;;[.C545])" office:value-type="string" office:string-value="#EXTINF:0,Cartoon NetworkƏƏƏ#EXTGRP:ДетскиеƏƏƏhttp://53578940.ucomist.net/iptv/MB6KGZH26APQGN/143/index.m3u8" calcext:value-type="string">
            <text:p>#EXTINF:0,Cartoon NetworkƏƏƏ#EXTGRP:ДетскиеƏƏƏhttp://53578940.ucomist.net/iptv/MB6KGZH26APQGN/143/index.m3u8</text:p>
          </table:table-cell>
        </table:table-row>
        <table:table-row table:style-name="ro1">
          <table:table-cell office:value-type="string" calcext:value-type="string">
            <text:p>#EXTINF:0,Карусель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56/index.m3u8</text:p>
          </table:table-cell>
          <table:table-cell table:formula="of:=CONCATENATE([.A546];&quot;ƏƏƏ&quot;;[.B546];&quot;ƏƏƏ&quot;;[.C546])" office:value-type="string" office:string-value="#EXTINF:0,КарусельƏƏƏ#EXTGRP:ДетскиеƏƏƏhttp://53578940.ucomist.net/iptv/MB6KGZH26APQGN/156/index.m3u8" calcext:value-type="string">
            <text:p>#EXTINF:0,КарусельƏƏƏ#EXTGRP:ДетскиеƏƏƏhttp://53578940.ucomist.net/iptv/MB6KGZH26APQGN/156/index.m3u8</text:p>
          </table:table-cell>
        </table:table-row>
        <table:table-row table:style-name="ro1">
          <table:table-cell office:value-type="string" calcext:value-type="string">
            <text:p>#EXTINF:0,Ani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29/index.m3u8</text:p>
          </table:table-cell>
          <table:table-cell table:formula="of:=CONCATENATE([.A547];&quot;ƏƏƏ&quot;;[.B547];&quot;ƏƏƏ&quot;;[.C547])" office:value-type="string" office:string-value="#EXTINF:0,AniƏƏƏ#EXTGRP:ДетскиеƏƏƏhttp://53578940.ucomist.net/iptv/MB6KGZH26APQGN/129/index.m3u8" calcext:value-type="string">
            <text:p>#EXTINF:0,AniƏƏƏ#EXTGRP:ДетскиеƏƏƏhttp://53578940.ucomist.net/iptv/MB6KGZH26APQGN/129/index.m3u8</text:p>
          </table:table-cell>
        </table:table-row>
        <table:table-row table:style-name="ro1">
          <table:table-cell office:value-type="string" calcext:value-type="string">
            <text:p>#EXTINF:0,Мульт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909/index.m3u8</text:p>
          </table:table-cell>
          <table:table-cell table:formula="of:=CONCATENATE([.A548];&quot;ƏƏƏ&quot;;[.B548];&quot;ƏƏƏ&quot;;[.C548])" office:value-type="string" office:string-value="#EXTINF:0,МультƏƏƏ#EXTGRP:ДетскиеƏƏƏhttp://53578940.ucomist.net/iptv/MB6KGZH26APQGN/909/index.m3u8" calcext:value-type="string">
            <text:p>#EXTINF:0,МультƏƏƏ#EXTGRP:ДетскиеƏƏƏhttp://53578940.ucomist.net/iptv/MB6KGZH26APQGN/909/index.m3u8</text:p>
          </table:table-cell>
        </table:table-row>
        <table:table-row table:style-name="ro1">
          <table:table-cell office:value-type="string" calcext:value-type="string">
            <text:p>#EXTINF:0,Мульт HD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240/index.m3u8</text:p>
          </table:table-cell>
          <table:table-cell table:formula="of:=CONCATENATE([.A549];&quot;ƏƏƏ&quot;;[.B549];&quot;ƏƏƏ&quot;;[.C549])" office:value-type="string" office:string-value="#EXTINF:0,Мульт HDƏƏƏ#EXTGRP:ДетскиеƏƏƏhttp://53578940.ucomist.net/iptv/MB6KGZH26APQGN/240/index.m3u8" calcext:value-type="string">
            <text:p>#EXTINF:0,Мульт HDƏƏƏ#EXTGRP:ДетскиеƏƏƏhttp://53578940.ucomist.net/iptv/MB6KGZH26APQGN/240/index.m3u8</text:p>
          </table:table-cell>
        </table:table-row>
        <table:table-row table:style-name="ro1">
          <table:table-cell office:value-type="string" calcext:value-type="string">
            <text:p>#EXTINF:0,Boomerang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723/index.m3u8</text:p>
          </table:table-cell>
          <table:table-cell table:formula="of:=CONCATENATE([.A550];&quot;ƏƏƏ&quot;;[.B550];&quot;ƏƏƏ&quot;;[.C550])" office:value-type="string" office:string-value="#EXTINF:0,BoomerangƏƏƏ#EXTGRP:ДетскиеƏƏƏhttp://53578940.ucomist.net/iptv/MB6KGZH26APQGN/723/index.m3u8" calcext:value-type="string">
            <text:p>#EXTINF:0,BoomerangƏƏƏ#EXTGRP:ДетскиеƏƏƏhttp://53578940.ucomist.net/iptv/MB6KGZH26APQGN/723/index.m3u8</text:p>
          </table:table-cell>
        </table:table-row>
        <table:table-row table:style-name="ro1">
          <table:table-cell office:value-type="string" calcext:value-type="string">
            <text:p>#EXTINF:0,О!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727/index.m3u8</text:p>
          </table:table-cell>
          <table:table-cell table:formula="of:=CONCATENATE([.A551];&quot;ƏƏƏ&quot;;[.B551];&quot;ƏƏƏ&quot;;[.C551])" office:value-type="string" office:string-value="#EXTINF:0,О!ƏƏƏ#EXTGRP:ДетскиеƏƏƏhttp://53578940.ucomist.net/iptv/MB6KGZH26APQGN/727/index.m3u8" calcext:value-type="string">
            <text:p>#EXTINF:0,О!ƏƏƏ#EXTGRP:ДетскиеƏƏƏhttp://53578940.ucomist.net/iptv/MB6KGZH26APQGN/727/index.m3u8</text:p>
          </table:table-cell>
        </table:table-row>
        <table:table-row table:style-name="ro1">
          <table:table-cell office:value-type="string" calcext:value-type="string">
            <text:p>#EXTINF:0,Уникум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730/index.m3u8</text:p>
          </table:table-cell>
          <table:table-cell table:formula="of:=CONCATENATE([.A552];&quot;ƏƏƏ&quot;;[.B552];&quot;ƏƏƏ&quot;;[.C552])" office:value-type="string" office:string-value="#EXTINF:0,УникумƏƏƏ#EXTGRP:ДетскиеƏƏƏhttp://53578940.ucomist.net/iptv/MB6KGZH26APQGN/730/index.m3u8" calcext:value-type="string">
            <text:p>#EXTINF:0,УникумƏƏƏ#EXTGRP:ДетскиеƏƏƏhttp://53578940.ucomist.net/iptv/MB6KGZH26APQGN/730/index.m3u8</text:p>
          </table:table-cell>
        </table:table-row>
        <table:table-row table:style-name="ro1">
          <table:table-cell office:value-type="string" calcext:value-type="string">
            <text:p>#EXTINF:0,В гостях у сказки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737/index.m3u8</text:p>
          </table:table-cell>
          <table:table-cell table:formula="of:=CONCATENATE([.A553];&quot;ƏƏƏ&quot;;[.B553];&quot;ƏƏƏ&quot;;[.C553])" office:value-type="string" office:string-value="#EXTINF:0,В гостях у сказкиƏƏƏ#EXTGRP:ДетскиеƏƏƏhttp://53578940.ucomist.net/iptv/MB6KGZH26APQGN/737/index.m3u8" calcext:value-type="string">
            <text:p>#EXTINF:0,В гостях у сказкиƏƏƏ#EXTGRP:ДетскиеƏƏƏhttp://53578940.ucomist.net/iptv/MB6KGZH26APQGN/737/index.m3u8</text:p>
          </table:table-cell>
        </table:table-row>
        <table:table-row table:style-name="ro1">
          <table:table-cell office:value-type="string" calcext:value-type="string">
            <text:p>#EXTINF:0,Карусель (+3)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740/index.m3u8</text:p>
          </table:table-cell>
          <table:table-cell table:formula="of:=CONCATENATE([.A554];&quot;ƏƏƏ&quot;;[.B554];&quot;ƏƏƏ&quot;;[.C554])" office:value-type="string" office:string-value="#EXTINF:0,Карусель (+3)ƏƏƏ#EXTGRP:ДетскиеƏƏƏhttp://53578940.ucomist.net/iptv/MB6KGZH26APQGN/740/index.m3u8" calcext:value-type="string">
            <text:p>#EXTINF:0,Карусель (+3)ƏƏƏ#EXTGRP:ДетскиеƏƏƏhttp://53578940.ucomist.net/iptv/MB6KGZH26APQGN/740/index.m3u8</text:p>
          </table:table-cell>
        </table:table-row>
        <table:table-row table:style-name="ro1">
          <table:table-cell office:value-type="string" calcext:value-type="string">
            <text:p>#EXTINF:0,Мультимузыка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749/index.m3u8</text:p>
          </table:table-cell>
          <table:table-cell table:formula="of:=CONCATENATE([.A555];&quot;ƏƏƏ&quot;;[.B555];&quot;ƏƏƏ&quot;;[.C555])" office:value-type="string" office:string-value="#EXTINF:0,МультимузыкаƏƏƏ#EXTGRP:ДетскиеƏƏƏhttp://53578940.ucomist.net/iptv/MB6KGZH26APQGN/749/index.m3u8" calcext:value-type="string">
            <text:p>#EXTINF:0,МультимузыкаƏƏƏ#EXTGRP:ДетскиеƏƏƏhttp://53578940.ucomist.net/iptv/MB6KGZH26APQGN/749/index.m3u8</text:p>
          </table:table-cell>
        </table:table-row>
        <table:table-row table:style-name="ro1">
          <table:table-cell office:value-type="string" calcext:value-type="string">
            <text:p>#EXTINF:0,Мульт HD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921/index.m3u8</text:p>
          </table:table-cell>
          <table:table-cell table:formula="of:=CONCATENATE([.A556];&quot;ƏƏƏ&quot;;[.B556];&quot;ƏƏƏ&quot;;[.C556])" office:value-type="string" office:string-value="#EXTINF:0,Мульт HDƏƏƏ#EXTGRP:ДетскиеƏƏƏhttp://53578940.ucomist.net/iptv/MB6KGZH26APQGN/921/index.m3u8" calcext:value-type="string">
            <text:p>#EXTINF:0,Мульт HDƏƏƏ#EXTGRP:ДетскиеƏƏƏhttp://53578940.ucomist.net/iptv/MB6KGZH26APQGN/921/index.m3u8</text:p>
          </table:table-cell>
        </table:table-row>
        <table:table-row table:style-name="ro1">
          <table:table-cell office:value-type="string" calcext:value-type="string">
            <text:p>#EXTINF:0,Duck TV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031/index.m3u8</text:p>
          </table:table-cell>
          <table:table-cell table:formula="of:=CONCATENATE([.A557];&quot;ƏƏƏ&quot;;[.B557];&quot;ƏƏƏ&quot;;[.C557])" office:value-type="string" office:string-value="#EXTINF:0,Duck TVƏƏƏ#EXTGRP:ДетскиеƏƏƏhttp://53578940.ucomist.net/iptv/MB6KGZH26APQGN/1031/index.m3u8" calcext:value-type="string">
            <text:p>#EXTINF:0,Duck TVƏƏƏ#EXTGRP:ДетскиеƏƏƏhttp://53578940.ucomist.net/iptv/MB6KGZH26APQGN/1031/index.m3u8</text:p>
          </table:table-cell>
        </table:table-row>
        <table:table-row table:style-name="ro1">
          <table:table-cell office:value-type="string" calcext:value-type="string">
            <text:p>#EXTINF:0,Baby TV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2084/index.m3u8</text:p>
          </table:table-cell>
          <table:table-cell table:formula="of:=CONCATENATE([.A558];&quot;ƏƏƏ&quot;;[.B558];&quot;ƏƏƏ&quot;;[.C558])" office:value-type="string" office:string-value="#EXTINF:0,Baby TVƏƏƏ#EXTGRP:ДетскиеƏƏƏhttp://53578940.ucomist.net/iptv/MB6KGZH26APQGN/2084/index.m3u8" calcext:value-type="string">
            <text:p>#EXTINF:0,Baby TVƏƏƏ#EXTGRP:ДетскиеƏƏƏhttp://53578940.ucomist.net/iptv/MB6KGZH26APQGN/2084/index.m3u8</text:p>
          </table:table-cell>
        </table:table-row>
        <table:table-row table:style-name="ro1">
          <table:table-cell office:value-type="string" calcext:value-type="string">
            <text:p>#EXTINF:0,Da Vinci Kids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033/index.m3u8</text:p>
          </table:table-cell>
          <table:table-cell table:formula="of:=CONCATENATE([.A559];&quot;ƏƏƏ&quot;;[.B559];&quot;ƏƏƏ&quot;;[.C559])" office:value-type="string" office:string-value="#EXTINF:0,Da Vinci KidsƏƏƏ#EXTGRP:ДетскиеƏƏƏhttp://53578940.ucomist.net/iptv/MB6KGZH26APQGN/1033/index.m3u8" calcext:value-type="string">
            <text:p>#EXTINF:0,Da Vinci KidsƏƏƏ#EXTGRP:ДетскиеƏƏƏhttp://53578940.ucomist.net/iptv/MB6KGZH26APQGN/1033/index.m3u8</text:p>
          </table:table-cell>
        </table:table-row>
        <table:table-row table:style-name="ro1">
          <table:table-cell office:value-type="string" calcext:value-type="string">
            <text:p>#EXTINF:0,Da Vinci Kids UA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034/index.m3u8</text:p>
          </table:table-cell>
          <table:table-cell table:formula="of:=CONCATENATE([.A560];&quot;ƏƏƏ&quot;;[.B560];&quot;ƏƏƏ&quot;;[.C560])" office:value-type="string" office:string-value="#EXTINF:0,Da Vinci Kids UAƏƏƏ#EXTGRP:ДетскиеƏƏƏhttp://53578940.ucomist.net/iptv/MB6KGZH26APQGN/1034/index.m3u8" calcext:value-type="string">
            <text:p>#EXTINF:0,Da Vinci Kids UAƏƏƏ#EXTGRP:ДетскиеƏƏƏhttp://53578940.ucomist.net/iptv/MB6KGZH26APQGN/1034/index.m3u8</text:p>
          </table:table-cell>
        </table:table-row>
        <table:table-row table:style-name="ro1">
          <table:table-cell office:value-type="string" calcext:value-type="string">
            <text:p>#EXTINF:0,Малыш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041/index.m3u8</text:p>
          </table:table-cell>
          <table:table-cell table:formula="of:=CONCATENATE([.A561];&quot;ƏƏƏ&quot;;[.B561];&quot;ƏƏƏ&quot;;[.C561])" office:value-type="string" office:string-value="#EXTINF:0,МалышƏƏƏ#EXTGRP:ДетскиеƏƏƏhttp://53578940.ucomist.net/iptv/MB6KGZH26APQGN/1041/index.m3u8" calcext:value-type="string">
            <text:p>#EXTINF:0,МалышƏƏƏ#EXTGRP:ДетскиеƏƏƏhttp://53578940.ucomist.net/iptv/MB6KGZH26APQGN/1041/index.m3u8</text:p>
          </table:table-cell>
        </table:table-row>
        <table:table-row table:style-name="ro1">
          <table:table-cell office:value-type="string" calcext:value-type="string">
            <text:p>#EXTINF:0,Nickelodeon EN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1069/index.m3u8</text:p>
          </table:table-cell>
          <table:table-cell table:formula="of:=CONCATENATE([.A562];&quot;ƏƏƏ&quot;;[.B562];&quot;ƏƏƏ&quot;;[.C562])" office:value-type="string" office:string-value="#EXTINF:0,Nickelodeon ENƏƏƏ#EXTGRP:ДетскиеƏƏƏhttp://53578940.ucomist.net/iptv/MB6KGZH26APQGN/1069/index.m3u8" calcext:value-type="string">
            <text:p>#EXTINF:0,Nickelodeon ENƏƏƏ#EXTGRP:ДетскиеƏƏƏhttp://53578940.ucomist.net/iptv/MB6KGZH26APQGN/1069/index.m3u8</text:p>
          </table:table-cell>
        </table:table-row>
        <table:table-row table:style-name="ro1">
          <table:table-cell office:value-type="string" calcext:value-type="string">
            <text:p>#EXTINF:0,NickToons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849/index.m3u8</text:p>
          </table:table-cell>
          <table:table-cell table:formula="of:=CONCATENATE([.A563];&quot;ƏƏƏ&quot;;[.B563];&quot;ƏƏƏ&quot;;[.C563])" office:value-type="string" office:string-value="#EXTINF:0,NickToonsƏƏƏ#EXTGRP:ДетскиеƏƏƏhttp://53578940.ucomist.net/iptv/MB6KGZH26APQGN/849/index.m3u8" calcext:value-type="string">
            <text:p>#EXTINF:0,NickToonsƏƏƏ#EXTGRP:ДетскиеƏƏƏhttp://53578940.ucomist.net/iptv/MB6KGZH26APQGN/849/index.m3u8</text:p>
          </table:table-cell>
        </table:table-row>
        <table:table-row table:style-name="ro1">
          <table:table-cell office:value-type="string" calcext:value-type="string">
            <text:p>#EXTINF:0,Радость моя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853/index.m3u8</text:p>
          </table:table-cell>
          <table:table-cell table:formula="of:=CONCATENATE([.A564];&quot;ƏƏƏ&quot;;[.B564];&quot;ƏƏƏ&quot;;[.C564])" office:value-type="string" office:string-value="#EXTINF:0,Радость мояƏƏƏ#EXTGRP:ДетскиеƏƏƏhttp://53578940.ucomist.net/iptv/MB6KGZH26APQGN/853/index.m3u8" calcext:value-type="string">
            <text:p>#EXTINF:0,Радость мояƏƏƏ#EXTGRP:ДетскиеƏƏƏhttp://53578940.ucomist.net/iptv/MB6KGZH26APQGN/853/index.m3u8</text:p>
          </table:table-cell>
        </table:table-row>
        <table:table-row table:style-name="ro1">
          <table:table-cell office:value-type="string" calcext:value-type="string">
            <text:p>#EXTINF:0,Рыжий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2052/index.m3u8</text:p>
          </table:table-cell>
          <table:table-cell table:formula="of:=CONCATENATE([.A565];&quot;ƏƏƏ&quot;;[.B565];&quot;ƏƏƏ&quot;;[.C565])" office:value-type="string" office:string-value="#EXTINF:0,РыжийƏƏƏ#EXTGRP:ДетскиеƏƏƏhttp://53578940.ucomist.net/iptv/MB6KGZH26APQGN/2052/index.m3u8" calcext:value-type="string">
            <text:p>#EXTINF:0,РыжийƏƏƏ#EXTGRP:ДетскиеƏƏƏhttp://53578940.ucomist.net/iptv/MB6KGZH26APQGN/2052/index.m3u8</text:p>
          </table:table-cell>
        </table:table-row>
        <table:table-row table:style-name="ro1">
          <table:table-cell office:value-type="string" calcext:value-type="string">
            <text:p>#EXTINF:0,Капитан Фантастика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2098/index.m3u8</text:p>
          </table:table-cell>
          <table:table-cell table:formula="of:=CONCATENATE([.A566];&quot;ƏƏƏ&quot;;[.B566];&quot;ƏƏƏ&quot;;[.C566])" office:value-type="string" office:string-value="#EXTINF:0,Капитан ФантастикаƏƏƏ#EXTGRP:ДетскиеƏƏƏhttp://53578940.ucomist.net/iptv/MB6KGZH26APQGN/2098/index.m3u8" calcext:value-type="string">
            <text:p>#EXTINF:0,Капитан ФантастикаƏƏƏ#EXTGRP:ДетскиеƏƏƏhttp://53578940.ucomist.net/iptv/MB6KGZH26APQGN/2098/index.m3u8</text:p>
          </table:table-cell>
        </table:table-row>
        <table:table-row table:style-name="ro1">
          <table:table-cell office:value-type="string" calcext:value-type="string">
            <text:p>#EXTINF:0,Тамыр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2109/index.m3u8</text:p>
          </table:table-cell>
          <table:table-cell table:formula="of:=CONCATENATE([.A567];&quot;ƏƏƏ&quot;;[.B567];&quot;ƏƏƏ&quot;;[.C567])" office:value-type="string" office:string-value="#EXTINF:0,ТамырƏƏƏ#EXTGRP:ДетскиеƏƏƏhttp://53578940.ucomist.net/iptv/MB6KGZH26APQGN/2109/index.m3u8" calcext:value-type="string">
            <text:p>#EXTINF:0,ТамырƏƏƏ#EXTGRP:ДетскиеƏƏƏhttp://53578940.ucomist.net/iptv/MB6KGZH26APQGN/2109/index.m3u8</text:p>
          </table:table-cell>
        </table:table-row>
        <table:table-row table:style-name="ro1">
          <table:table-cell office:value-type="string" calcext:value-type="string">
            <text:p>#EXTINF:0,Смайлик ТВ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2157/index.m3u8</text:p>
          </table:table-cell>
          <table:table-cell table:formula="of:=CONCATENATE([.A568];&quot;ƏƏƏ&quot;;[.B568];&quot;ƏƏƏ&quot;;[.C568])" office:value-type="string" office:string-value="#EXTINF:0,Смайлик ТВƏƏƏ#EXTGRP:ДетскиеƏƏƏhttp://53578940.ucomist.net/iptv/MB6KGZH26APQGN/2157/index.m3u8" calcext:value-type="string">
            <text:p>#EXTINF:0,Смайлик ТВƏƏƏ#EXTGRP:ДетскиеƏƏƏhttp://53578940.ucomist.net/iptv/MB6KGZH26APQGN/2157/index.m3u8</text:p>
          </table:table-cell>
        </table:table-row>
        <table:table-row table:style-name="ro1">
          <table:table-cell office:value-type="string" calcext:value-type="string">
            <text:p>#EXTINF:0,Мультиландия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5055/index.m3u8</text:p>
          </table:table-cell>
          <table:table-cell table:formula="of:=CONCATENATE([.A569];&quot;ƏƏƏ&quot;;[.B569];&quot;ƏƏƏ&quot;;[.C569])" office:value-type="string" office:string-value="#EXTINF:0,МультиландияƏƏƏ#EXTGRP:ДетскиеƏƏƏhttp://53578940.ucomist.net/iptv/MB6KGZH26APQGN/5055/index.m3u8" calcext:value-type="string">
            <text:p>#EXTINF:0,МультиландияƏƏƏ#EXTGRP:ДетскиеƏƏƏhttp://53578940.ucomist.net/iptv/MB6KGZH26APQGN/5055/index.m3u8</text:p>
          </table:table-cell>
        </table:table-row>
        <table:table-row table:style-name="ro1">
          <table:table-cell office:value-type="string" calcext:value-type="string">
            <text:p>#EXTINF:0,Уникум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5056/index.m3u8</text:p>
          </table:table-cell>
          <table:table-cell table:formula="of:=CONCATENATE([.A570];&quot;ƏƏƏ&quot;;[.B570];&quot;ƏƏƏ&quot;;[.C570])" office:value-type="string" office:string-value="#EXTINF:0,УникумƏƏƏ#EXTGRP:ДетскиеƏƏƏhttp://53578940.ucomist.net/iptv/MB6KGZH26APQGN/5056/index.m3u8" calcext:value-type="string">
            <text:p>#EXTINF:0,УникумƏƏƏ#EXTGRP:ДетскиеƏƏƏhttp://53578940.ucomist.net/iptv/MB6KGZH26APQGN/5056/index.m3u8</text:p>
          </table:table-cell>
        </table:table-row>
        <table:table-row table:style-name="ro1">
          <table:table-cell office:value-type="string" calcext:value-type="string">
            <text:p>#EXTINF:0,beIN Junior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6140/index.m3u8</text:p>
          </table:table-cell>
          <table:table-cell table:formula="of:=CONCATENATE([.A571];&quot;ƏƏƏ&quot;;[.B571];&quot;ƏƏƏ&quot;;[.C571])" office:value-type="string" office:string-value="#EXTINF:0,beIN JuniorƏƏƏ#EXTGRP:ДетскиеƏƏƏhttp://53578940.ucomist.net/iptv/MB6KGZH26APQGN/6140/index.m3u8" calcext:value-type="string">
            <text:p>#EXTINF:0,beIN JuniorƏƏƏ#EXTGRP:ДетскиеƏƏƏhttp://53578940.ucomist.net/iptv/MB6KGZH26APQGN/6140/index.m3u8</text:p>
          </table:table-cell>
        </table:table-row>
        <table:table-row table:style-name="ro1">
          <table:table-cell office:value-type="string" calcext:value-type="string">
            <text:p>#EXTINF:0,NickToons SK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6095/index.m3u8</text:p>
          </table:table-cell>
          <table:table-cell table:formula="of:=CONCATENATE([.A572];&quot;ƏƏƏ&quot;;[.B572];&quot;ƏƏƏ&quot;;[.C572])" office:value-type="string" office:string-value="#EXTINF:0,NickToons SKƏƏƏ#EXTGRP:ДетскиеƏƏƏhttp://53578940.ucomist.net/iptv/MB6KGZH26APQGN/6095/index.m3u8" calcext:value-type="string">
            <text:p>#EXTINF:0,NickToons SKƏƏƏ#EXTGRP:ДетскиеƏƏƏhttp://53578940.ucomist.net/iptv/MB6KGZH26APQGN/6095/index.m3u8</text:p>
          </table:table-cell>
        </table:table-row>
        <table:table-row table:style-name="ro1">
          <table:table-cell office:value-type="string" calcext:value-type="string">
            <text:p>#EXTINF:0,Nick Jr. DE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7232/index.m3u8</text:p>
          </table:table-cell>
          <table:table-cell table:formula="of:=CONCATENATE([.A573];&quot;ƏƏƏ&quot;;[.B573];&quot;ƏƏƏ&quot;;[.C573])" office:value-type="string" office:string-value="#EXTINF:0,Nick Jr. DEƏƏƏ#EXTGRP:ДетскиеƏƏƏhttp://53578940.ucomist.net/iptv/MB6KGZH26APQGN/7232/index.m3u8" calcext:value-type="string">
            <text:p>#EXTINF:0,Nick Jr. DEƏƏƏ#EXTGRP:ДетскиеƏƏƏhttp://53578940.ucomist.net/iptv/MB6KGZH26APQGN/7232/index.m3u8</text:p>
          </table:table-cell>
        </table:table-row>
        <table:table-row table:style-name="ro1">
          <table:table-cell office:value-type="string" calcext:value-type="string">
            <text:p>#EXTINF:0,Polsat Jim Jam PL</text:p>
          </table:table-cell>
          <table:table-cell office:value-type="string" calcext:value-type="string">
            <text:p>#EXTGRP:Детские</text:p>
          </table:table-cell>
          <table:table-cell office:value-type="string" calcext:value-type="string">
            <text:p>http://53578940.ucomist.net/iptv/MB6KGZH26APQGN/7298/index.m3u8</text:p>
          </table:table-cell>
          <table:table-cell table:formula="of:=CONCATENATE([.A574];&quot;ƏƏƏ&quot;;[.B574];&quot;ƏƏƏ&quot;;[.C574])" office:value-type="string" office:string-value="#EXTINF:0,Polsat Jim Jam PLƏƏƏ#EXTGRP:ДетскиеƏƏƏhttp://53578940.ucomist.net/iptv/MB6KGZH26APQGN/7298/index.m3u8" calcext:value-type="string">
            <text:p>#EXTINF:0,Polsat Jim Jam PLƏƏƏ#EXTGRP:ДетскиеƏƏƏhttp://53578940.ucomist.net/iptv/MB6KGZH26APQGN/7298/index.m3u8</text:p>
          </table:table-cell>
        </table:table-row>
        <table:table-row table:style-name="ro1">
          <table:table-cell office:value-type="string" calcext:value-type="string">
            <text:p>#EXTINF:0,Мир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113/index.m3u8</text:p>
          </table:table-cell>
          <table:table-cell table:formula="of:=CONCATENATE([.A575];&quot;ƏƏƏ&quot;;[.B575];&quot;ƏƏƏ&quot;;[.C575])" office:value-type="string" office:string-value="#EXTINF:0,МирƏƏƏ#EXTGRP:ДругиеƏƏƏhttp://53578940.ucomist.net/iptv/MB6KGZH26APQGN/113/index.m3u8" calcext:value-type="string">
            <text:p>#EXTINF:0,МирƏƏƏ#EXTGRP:ДругиеƏƏƏhttp://53578940.ucomist.net/iptv/MB6KGZH26APQGN/113/index.m3u8</text:p>
          </table:table-cell>
        </table:table-row>
        <table:table-row table:style-name="ro1">
          <table:table-cell office:value-type="string" calcext:value-type="string">
            <text:p>#EXTINF:0,Мир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4/index.m3u8</text:p>
          </table:table-cell>
          <table:table-cell table:formula="of:=CONCATENATE([.A576];&quot;ƏƏƏ&quot;;[.B576];&quot;ƏƏƏ&quot;;[.C576])" office:value-type="string" office:string-value="#EXTINF:0,МирƏƏƏ#EXTGRP:ДругиеƏƏƏhttp://53578940.ucomist.net/iptv/MB6KGZH26APQGN/214/index.m3u8" calcext:value-type="string">
            <text:p>#EXTINF:0,МирƏƏƏ#EXTGRP:ДругиеƏƏƏhttp://53578940.ucomist.net/iptv/MB6KGZH26APQGN/214/index.m3u8</text:p>
          </table:table-cell>
        </table:table-row>
        <table:table-row table:style-name="ro1">
          <table:table-cell office:value-type="string" calcext:value-type="string">
            <text:p>#EXTINF:0,Н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01/index.m3u8</text:p>
          </table:table-cell>
          <table:table-cell table:formula="of:=CONCATENATE([.A577];&quot;ƏƏƏ&quot;;[.B577];&quot;ƏƏƏ&quot;;[.C577])" office:value-type="string" office:string-value="#EXTINF:0,НТВƏƏƏ#EXTGRP:ДругиеƏƏƏhttp://53578940.ucomist.net/iptv/MB6KGZH26APQGN/501/index.m3u8" calcext:value-type="string">
            <text:p>#EXTINF:0,НТВƏƏƏ#EXTGRP:ДругиеƏƏƏhttp://53578940.ucomist.net/iptv/MB6KGZH26APQGN/501/index.m3u8</text:p>
          </table:table-cell>
        </table:table-row>
        <table:table-row table:style-name="ro1">
          <table:table-cell office:value-type="string" calcext:value-type="string">
            <text:p>#EXTINF:0,ТНТ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02/index.m3u8</text:p>
          </table:table-cell>
          <table:table-cell table:formula="of:=CONCATENATE([.A578];&quot;ƏƏƏ&quot;;[.B578];&quot;ƏƏƏ&quot;;[.C578])" office:value-type="string" office:string-value="#EXTINF:0,ТНТƏƏƏ#EXTGRP:ДругиеƏƏƏhttp://53578940.ucomist.net/iptv/MB6KGZH26APQGN/502/index.m3u8" calcext:value-type="string">
            <text:p>#EXTINF:0,ТНТƏƏƏ#EXTGRP:ДругиеƏƏƏhttp://53578940.ucomist.net/iptv/MB6KGZH26APQGN/502/index.m3u8</text:p>
          </table:table-cell>
        </table:table-row>
        <table:table-row table:style-name="ro1">
          <table:table-cell office:value-type="string" calcext:value-type="string">
            <text:p>#EXTINF:0,Пятница!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03/index.m3u8</text:p>
          </table:table-cell>
          <table:table-cell table:formula="of:=CONCATENATE([.A579];&quot;ƏƏƏ&quot;;[.B579];&quot;ƏƏƏ&quot;;[.C579])" office:value-type="string" office:string-value="#EXTINF:0,Пятница!ƏƏƏ#EXTGRP:ДругиеƏƏƏhttp://53578940.ucomist.net/iptv/MB6KGZH26APQGN/503/index.m3u8" calcext:value-type="string">
            <text:p>#EXTINF:0,Пятница!ƏƏƏ#EXTGRP:ДругиеƏƏƏhttp://53578940.ucomist.net/iptv/MB6KGZH26APQGN/503/index.m3u8</text:p>
          </table:table-cell>
        </table:table-row>
        <table:table-row table:style-name="ro1">
          <table:table-cell office:value-type="string" calcext:value-type="string">
            <text:p>#EXTINF:0,Россия 1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04/index.m3u8</text:p>
          </table:table-cell>
          <table:table-cell table:formula="of:=CONCATENATE([.A580];&quot;ƏƏƏ&quot;;[.B580];&quot;ƏƏƏ&quot;;[.C580])" office:value-type="string" office:string-value="#EXTINF:0,Россия 1ƏƏƏ#EXTGRP:ДругиеƏƏƏhttp://53578940.ucomist.net/iptv/MB6KGZH26APQGN/504/index.m3u8" calcext:value-type="string">
            <text:p>#EXTINF:0,Россия 1ƏƏƏ#EXTGRP:ДругиеƏƏƏhttp://53578940.ucomist.net/iptv/MB6KGZH26APQGN/504/index.m3u8</text:p>
          </table:table-cell>
        </table:table-row>
        <table:table-row table:style-name="ro1">
          <table:table-cell office:value-type="string" calcext:value-type="string">
            <text:p>#EXTINF:0,СТС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06/index.m3u8</text:p>
          </table:table-cell>
          <table:table-cell table:formula="of:=CONCATENATE([.A581];&quot;ƏƏƏ&quot;;[.B581];&quot;ƏƏƏ&quot;;[.C581])" office:value-type="string" office:string-value="#EXTINF:0,СТСƏƏƏ#EXTGRP:ДругиеƏƏƏhttp://53578940.ucomist.net/iptv/MB6KGZH26APQGN/506/index.m3u8" calcext:value-type="string">
            <text:p>#EXTINF:0,СТСƏƏƏ#EXTGRP:ДругиеƏƏƏhttp://53578940.ucomist.net/iptv/MB6KGZH26APQGN/506/index.m3u8</text:p>
          </table:table-cell>
        </table:table-row>
        <table:table-row table:style-name="ro1">
          <table:table-cell office:value-type="string" calcext:value-type="string">
            <text:p>#EXTINF:0,ТВ3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08/index.m3u8</text:p>
          </table:table-cell>
          <table:table-cell table:formula="of:=CONCATENATE([.A582];&quot;ƏƏƏ&quot;;[.B582];&quot;ƏƏƏ&quot;;[.C582])" office:value-type="string" office:string-value="#EXTINF:0,ТВ3ƏƏƏ#EXTGRP:ДругиеƏƏƏhttp://53578940.ucomist.net/iptv/MB6KGZH26APQGN/508/index.m3u8" calcext:value-type="string">
            <text:p>#EXTINF:0,ТВ3ƏƏƏ#EXTGRP:ДругиеƏƏƏhttp://53578940.ucomist.net/iptv/MB6KGZH26APQGN/508/index.m3u8</text:p>
          </table:table-cell>
        </table:table-row>
        <table:table-row table:style-name="ro1">
          <table:table-cell office:value-type="string" calcext:value-type="string">
            <text:p>#EXTINF:0,Первый канал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127/index.m3u8</text:p>
          </table:table-cell>
          <table:table-cell table:formula="of:=CONCATENATE([.A583];&quot;ƏƏƏ&quot;;[.B583];&quot;ƏƏƏ&quot;;[.C583])" office:value-type="string" office:string-value="#EXTINF:0,Первый каналƏƏƏ#EXTGRP:ДругиеƏƏƏhttp://53578940.ucomist.net/iptv/MB6KGZH26APQGN/127/index.m3u8" calcext:value-type="string">
            <text:p>#EXTINF:0,Первый каналƏƏƏ#EXTGRP:ДругиеƏƏƏhttp://53578940.ucomist.net/iptv/MB6KGZH26APQGN/127/index.m3u8</text:p>
          </table:table-cell>
        </table:table-row>
        <table:table-row table:style-name="ro1">
          <table:table-cell office:value-type="string" calcext:value-type="string">
            <text:p>#EXTINF:0,РЕН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128/index.m3u8</text:p>
          </table:table-cell>
          <table:table-cell table:formula="of:=CONCATENATE([.A584];&quot;ƏƏƏ&quot;;[.B584];&quot;ƏƏƏ&quot;;[.C584])" office:value-type="string" office:string-value="#EXTINF:0,РЕН ТВƏƏƏ#EXTGRP:ДругиеƏƏƏhttp://53578940.ucomist.net/iptv/MB6KGZH26APQGN/128/index.m3u8" calcext:value-type="string">
            <text:p>#EXTINF:0,РЕН ТВƏƏƏ#EXTGRP:ДругиеƏƏƏhttp://53578940.ucomist.net/iptv/MB6KGZH26APQGN/128/index.m3u8</text:p>
          </table:table-cell>
        </table:table-row>
        <table:table-row table:style-name="ro1">
          <table:table-cell office:value-type="string" calcext:value-type="string">
            <text:p>#EXTINF:0,Че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13/index.m3u8</text:p>
          </table:table-cell>
          <table:table-cell table:formula="of:=CONCATENATE([.A585];&quot;ƏƏƏ&quot;;[.B585];&quot;ƏƏƏ&quot;;[.C585])" office:value-type="string" office:string-value="#EXTINF:0,ЧеƏƏƏ#EXTGRP:ДругиеƏƏƏhttp://53578940.ucomist.net/iptv/MB6KGZH26APQGN/513/index.m3u8" calcext:value-type="string">
            <text:p>#EXTINF:0,ЧеƏƏƏ#EXTGRP:ДругиеƏƏƏhttp://53578940.ucomist.net/iptv/MB6KGZH26APQGN/513/index.m3u8</text:p>
          </table:table-cell>
        </table:table-row>
        <table:table-row table:style-name="ro1">
          <table:table-cell office:value-type="string" calcext:value-type="string">
            <text:p>#EXTINF:0,Домашний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14/index.m3u8</text:p>
          </table:table-cell>
          <table:table-cell table:formula="of:=CONCATENATE([.A586];&quot;ƏƏƏ&quot;;[.B586];&quot;ƏƏƏ&quot;;[.C586])" office:value-type="string" office:string-value="#EXTINF:0,ДомашнийƏƏƏ#EXTGRP:ДругиеƏƏƏhttp://53578940.ucomist.net/iptv/MB6KGZH26APQGN/514/index.m3u8" calcext:value-type="string">
            <text:p>#EXTINF:0,ДомашнийƏƏƏ#EXTGRP:ДругиеƏƏƏhttp://53578940.ucomist.net/iptv/MB6KGZH26APQGN/514/index.m3u8</text:p>
          </table:table-cell>
        </table:table-row>
        <table:table-row table:style-name="ro1">
          <table:table-cell office:value-type="string" calcext:value-type="string">
            <text:p>#EXTINF:0,ТНВ-Планета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15/index.m3u8</text:p>
          </table:table-cell>
          <table:table-cell table:formula="of:=CONCATENATE([.A587];&quot;ƏƏƏ&quot;;[.B587];&quot;ƏƏƏ&quot;;[.C587])" office:value-type="string" office:string-value="#EXTINF:0,ТНВ-ПланетаƏƏƏ#EXTGRP:ДругиеƏƏƏhttp://53578940.ucomist.net/iptv/MB6KGZH26APQGN/515/index.m3u8" calcext:value-type="string">
            <text:p>#EXTINF:0,ТНВ-ПланетаƏƏƏ#EXTGRP:ДругиеƏƏƏhttp://53578940.ucomist.net/iptv/MB6KGZH26APQGN/515/index.m3u8</text:p>
          </table:table-cell>
        </table:table-row>
        <table:table-row table:style-name="ro1">
          <table:table-cell office:value-type="string" calcext:value-type="string">
            <text:p>#EXTINF:0,ТВЦ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20/index.m3u8</text:p>
          </table:table-cell>
          <table:table-cell table:formula="of:=CONCATENATE([.A588];&quot;ƏƏƏ&quot;;[.B588];&quot;ƏƏƏ&quot;;[.C588])" office:value-type="string" office:string-value="#EXTINF:0,ТВЦƏƏƏ#EXTGRP:ДругиеƏƏƏhttp://53578940.ucomist.net/iptv/MB6KGZH26APQGN/520/index.m3u8" calcext:value-type="string">
            <text:p>#EXTINF:0,ТВЦƏƏƏ#EXTGRP:ДругиеƏƏƏhttp://53578940.ucomist.net/iptv/MB6KGZH26APQGN/520/index.m3u8</text:p>
          </table:table-cell>
        </table:table-row>
        <table:table-row table:style-name="ro1">
          <table:table-cell office:value-type="string" calcext:value-type="string">
            <text:p>#EXTINF:0,Телеканал Да Винчи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37/index.m3u8</text:p>
          </table:table-cell>
          <table:table-cell table:formula="of:=CONCATENATE([.A589];&quot;ƏƏƏ&quot;;[.B589];&quot;ƏƏƏ&quot;;[.C589])" office:value-type="string" office:string-value="#EXTINF:0,Телеканал Да ВинчиƏƏƏ#EXTGRP:ДругиеƏƏƏhttp://53578940.ucomist.net/iptv/MB6KGZH26APQGN/537/index.m3u8" calcext:value-type="string">
            <text:p>#EXTINF:0,Телеканал Да ВинчиƏƏƏ#EXTGRP:ДругиеƏƏƏhttp://53578940.ucomist.net/iptv/MB6KGZH26APQGN/537/index.m3u8</text:p>
          </table:table-cell>
        </table:table-row>
        <table:table-row table:style-name="ro1">
          <table:table-cell office:value-type="string" calcext:value-type="string">
            <text:p>#EXTINF:0,Телеканал Звезда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44/index.m3u8</text:p>
          </table:table-cell>
          <table:table-cell table:formula="of:=CONCATENATE([.A590];&quot;ƏƏƏ&quot;;[.B590];&quot;ƏƏƏ&quot;;[.C590])" office:value-type="string" office:string-value="#EXTINF:0,Телеканал ЗвездаƏƏƏ#EXTGRP:ДругиеƏƏƏhttp://53578940.ucomist.net/iptv/MB6KGZH26APQGN/544/index.m3u8" calcext:value-type="string">
            <text:p>#EXTINF:0,Телеканал ЗвездаƏƏƏ#EXTGRP:ДругиеƏƏƏhttp://53578940.ucomist.net/iptv/MB6KGZH26APQGN/544/index.m3u8</text:p>
          </table:table-cell>
        </table:table-row>
        <table:table-row table:style-name="ro1">
          <table:table-cell office:value-type="string" calcext:value-type="string">
            <text:p>#EXTINF:0,Ю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34/index.m3u8</text:p>
          </table:table-cell>
          <table:table-cell table:formula="of:=CONCATENATE([.A591];&quot;ƏƏƏ&quot;;[.B591];&quot;ƏƏƏ&quot;;[.C591])" office:value-type="string" office:string-value="#EXTINF:0,Ю ТВƏƏƏ#EXTGRP:ДругиеƏƏƏhttp://53578940.ucomist.net/iptv/MB6KGZH26APQGN/534/index.m3u8" calcext:value-type="string">
            <text:p>#EXTINF:0,Ю ТВƏƏƏ#EXTGRP:ДругиеƏƏƏhttp://53578940.ucomist.net/iptv/MB6KGZH26APQGN/534/index.m3u8</text:p>
          </table:table-cell>
        </table:table-row>
        <table:table-row table:style-name="ro1">
          <table:table-cell office:value-type="string" calcext:value-type="string">
            <text:p>#EXTINF:0,КВН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46/index.m3u8</text:p>
          </table:table-cell>
          <table:table-cell table:formula="of:=CONCATENATE([.A592];&quot;ƏƏƏ&quot;;[.B592];&quot;ƏƏƏ&quot;;[.C592])" office:value-type="string" office:string-value="#EXTINF:0,КВН ТВƏƏƏ#EXTGRP:ДругиеƏƏƏhttp://53578940.ucomist.net/iptv/MB6KGZH26APQGN/546/index.m3u8" calcext:value-type="string">
            <text:p>#EXTINF:0,КВН ТВƏƏƏ#EXTGRP:ДругиеƏƏƏhttp://53578940.ucomist.net/iptv/MB6KGZH26APQGN/546/index.m3u8</text:p>
          </table:table-cell>
        </table:table-row>
        <table:table-row table:style-name="ro1">
          <table:table-cell office:value-type="string" calcext:value-type="string">
            <text:p>#EXTINF:0,Мама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04/index.m3u8</text:p>
          </table:table-cell>
          <table:table-cell table:formula="of:=CONCATENATE([.A593];&quot;ƏƏƏ&quot;;[.B593];&quot;ƏƏƏ&quot;;[.C593])" office:value-type="string" office:string-value="#EXTINF:0,МамаƏƏƏ#EXTGRP:ДругиеƏƏƏhttp://53578940.ucomist.net/iptv/MB6KGZH26APQGN/704/index.m3u8" calcext:value-type="string">
            <text:p>#EXTINF:0,МамаƏƏƏ#EXTGRP:ДругиеƏƏƏhttp://53578940.ucomist.net/iptv/MB6KGZH26APQGN/704/index.m3u8</text:p>
          </table:table-cell>
        </table:table-row>
        <table:table-row table:style-name="ro1">
          <table:table-cell office:value-type="string" calcext:value-type="string">
            <text:p>#EXTINF:0,ОТР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05/index.m3u8</text:p>
          </table:table-cell>
          <table:table-cell table:formula="of:=CONCATENATE([.A594];&quot;ƏƏƏ&quot;;[.B594];&quot;ƏƏƏ&quot;;[.C594])" office:value-type="string" office:string-value="#EXTINF:0,ОТРƏƏƏ#EXTGRP:ДругиеƏƏƏhttp://53578940.ucomist.net/iptv/MB6KGZH26APQGN/705/index.m3u8" calcext:value-type="string">
            <text:p>#EXTINF:0,ОТРƏƏƏ#EXTGRP:ДругиеƏƏƏhttp://53578940.ucomist.net/iptv/MB6KGZH26APQGN/705/index.m3u8</text:p>
          </table:table-cell>
        </table:table-row>
        <table:table-row table:style-name="ro1">
          <table:table-cell office:value-type="string" calcext:value-type="string">
            <text:p>#EXTINF:0,CBS Reality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06/index.m3u8</text:p>
          </table:table-cell>
          <table:table-cell table:formula="of:=CONCATENATE([.A595];&quot;ƏƏƏ&quot;;[.B595];&quot;ƏƏƏ&quot;;[.C595])" office:value-type="string" office:string-value="#EXTINF:0,CBS RealityƏƏƏ#EXTGRP:ДругиеƏƏƏhttp://53578940.ucomist.net/iptv/MB6KGZH26APQGN/706/index.m3u8" calcext:value-type="string">
            <text:p>#EXTINF:0,CBS RealityƏƏƏ#EXTGRP:ДругиеƏƏƏhttp://53578940.ucomist.net/iptv/MB6KGZH26APQGN/706/index.m3u8</text:p>
          </table:table-cell>
        </table:table-row>
        <table:table-row table:style-name="ro1">
          <table:table-cell office:value-type="string" calcext:value-type="string">
            <text:p>#EXTINF:0,ТВЦ (+2)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16/index.m3u8</text:p>
          </table:table-cell>
          <table:table-cell table:formula="of:=CONCATENATE([.A596];&quot;ƏƏƏ&quot;;[.B596];&quot;ƏƏƏ&quot;;[.C596])" office:value-type="string" office:string-value="#EXTINF:0,ТВЦ (+2)ƏƏƏ#EXTGRP:ДругиеƏƏƏhttp://53578940.ucomist.net/iptv/MB6KGZH26APQGN/716/index.m3u8" calcext:value-type="string">
            <text:p>#EXTINF:0,ТВЦ (+2)ƏƏƏ#EXTGRP:ДругиеƏƏƏhttp://53578940.ucomist.net/iptv/MB6KGZH26APQGN/716/index.m3u8</text:p>
          </table:table-cell>
        </table:table-row>
        <table:table-row table:style-name="ro1">
          <table:table-cell office:value-type="string" calcext:value-type="string">
            <text:p>#EXTINF:0,NHK World TV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9/index.m3u8</text:p>
          </table:table-cell>
          <table:table-cell table:formula="of:=CONCATENATE([.A597];&quot;ƏƏƏ&quot;;[.B597];&quot;ƏƏƏ&quot;;[.C597])" office:value-type="string" office:string-value="#EXTINF:0,NHK World TVƏƏƏ#EXTGRP:ДругиеƏƏƏhttp://53578940.ucomist.net/iptv/MB6KGZH26APQGN/729/index.m3u8" calcext:value-type="string">
            <text:p>#EXTINF:0,NHK World TVƏƏƏ#EXTGRP:ДругиеƏƏƏhttp://53578940.ucomist.net/iptv/MB6KGZH26APQGN/729/index.m3u8</text:p>
          </table:table-cell>
        </table:table-row>
        <table:table-row table:style-name="ro1">
          <table:table-cell office:value-type="string" calcext:value-type="string">
            <text:p>#EXTINF:0,Fine Living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/index.m3u8</text:p>
          </table:table-cell>
          <table:table-cell table:formula="of:=CONCATENATE([.A598];&quot;ƏƏƏ&quot;;[.B598];&quot;ƏƏƏ&quot;;[.C598])" office:value-type="string" office:string-value="#EXTINF:0,Fine Living PLƏƏƏ#EXTGRP:ДругиеƏƏƏhttp://53578940.ucomist.net/iptv/MB6KGZH26APQGN/735/index.m3u8" calcext:value-type="string">
            <text:p>#EXTINF:0,Fine Living PLƏƏƏ#EXTGRP:ДругиеƏƏƏhttp://53578940.ucomist.net/iptv/MB6KGZH26APQGN/735/index.m3u8</text:p>
          </table:table-cell>
        </table:table-row>
        <table:table-row table:style-name="ro1">
          <table:table-cell office:value-type="string" calcext:value-type="string">
            <text:p>#EXTINF:0,ЖИВИ!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8/index.m3u8</text:p>
          </table:table-cell>
          <table:table-cell table:formula="of:=CONCATENATE([.A599];&quot;ƏƏƏ&quot;;[.B599];&quot;ƏƏƏ&quot;;[.C599])" office:value-type="string" office:string-value="#EXTINF:0,ЖИВИ!ƏƏƏ#EXTGRP:ДругиеƏƏƏhttp://53578940.ucomist.net/iptv/MB6KGZH26APQGN/738/index.m3u8" calcext:value-type="string">
            <text:p>#EXTINF:0,ЖИВИ!ƏƏƏ#EXTGRP:ДругиеƏƏƏhttp://53578940.ucomist.net/iptv/MB6KGZH26APQGN/738/index.m3u8</text:p>
          </table:table-cell>
        </table:table-row>
        <table:table-row table:style-name="ro1">
          <table:table-cell office:value-type="string" calcext:value-type="string">
            <text:p>#EXTINF:0,Звезда (+2)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9/index.m3u8</text:p>
          </table:table-cell>
          <table:table-cell table:formula="of:=CONCATENATE([.A600];&quot;ƏƏƏ&quot;;[.B600];&quot;ƏƏƏ&quot;;[.C600])" office:value-type="string" office:string-value="#EXTINF:0,Звезда (+2)ƏƏƏ#EXTGRP:ДругиеƏƏƏhttp://53578940.ucomist.net/iptv/MB6KGZH26APQGN/739/index.m3u8" calcext:value-type="string">
            <text:p>#EXTINF:0,Звезда (+2)ƏƏƏ#EXTGRP:ДругиеƏƏƏhttp://53578940.ucomist.net/iptv/MB6KGZH26APQGN/739/index.m3u8</text:p>
          </table:table-cell>
        </table:table-row>
        <table:table-row table:style-name="ro1">
          <table:table-cell office:value-type="string" calcext:value-type="string">
            <text:p>#EXTINF:0,НТВ Право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43/index.m3u8</text:p>
          </table:table-cell>
          <table:table-cell table:formula="of:=CONCATENATE([.A601];&quot;ƏƏƏ&quot;;[.B601];&quot;ƏƏƏ&quot;;[.C601])" office:value-type="string" office:string-value="#EXTINF:0,НТВ ПравоƏƏƏ#EXTGRP:ДругиеƏƏƏhttp://53578940.ucomist.net/iptv/MB6KGZH26APQGN/743/index.m3u8" calcext:value-type="string">
            <text:p>#EXTINF:0,НТВ ПравоƏƏƏ#EXTGRP:ДругиеƏƏƏhttp://53578940.ucomist.net/iptv/MB6KGZH26APQGN/743/index.m3u8</text:p>
          </table:table-cell>
        </table:table-row>
        <table:table-row table:style-name="ro1">
          <table:table-cell office:value-type="string" calcext:value-type="string">
            <text:p>#EXTINF:0,РЕН ТВ (+2)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47/index.m3u8</text:p>
          </table:table-cell>
          <table:table-cell table:formula="of:=CONCATENATE([.A602];&quot;ƏƏƏ&quot;;[.B602];&quot;ƏƏƏ&quot;;[.C602])" office:value-type="string" office:string-value="#EXTINF:0,РЕН ТВ (+2)ƏƏƏ#EXTGRP:ДругиеƏƏƏhttp://53578940.ucomist.net/iptv/MB6KGZH26APQGN/747/index.m3u8" calcext:value-type="string">
            <text:p>#EXTINF:0,РЕН ТВ (+2)ƏƏƏ#EXTGRP:ДругиеƏƏƏhttp://53578940.ucomist.net/iptv/MB6KGZH26APQGN/747/index.m3u8</text:p>
          </table:table-cell>
        </table:table-row>
        <table:table-row table:style-name="ro1">
          <table:table-cell office:value-type="string" calcext:value-type="string">
            <text:p>#EXTINF:0,Сарафан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48/index.m3u8</text:p>
          </table:table-cell>
          <table:table-cell table:formula="of:=CONCATENATE([.A603];&quot;ƏƏƏ&quot;;[.B603];&quot;ƏƏƏ&quot;;[.C603])" office:value-type="string" office:string-value="#EXTINF:0,СарафанƏƏƏ#EXTGRP:ДругиеƏƏƏhttp://53578940.ucomist.net/iptv/MB6KGZH26APQGN/748/index.m3u8" calcext:value-type="string">
            <text:p>#EXTINF:0,СарафанƏƏƏ#EXTGRP:ДругиеƏƏƏhttp://53578940.ucomist.net/iptv/MB6KGZH26APQGN/748/index.m3u8</text:p>
          </table:table-cell>
        </table:table-row>
        <table:table-row table:style-name="ro1">
          <table:table-cell office:value-type="string" calcext:value-type="string">
            <text:p>#EXTINF:0,CN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55/index.m3u8</text:p>
          </table:table-cell>
          <table:table-cell table:formula="of:=CONCATENATE([.A604];&quot;ƏƏƏ&quot;;[.B604];&quot;ƏƏƏ&quot;;[.C604])" office:value-type="string" office:string-value="#EXTINF:0,CNLƏƏƏ#EXTGRP:ДругиеƏƏƏhttp://53578940.ucomist.net/iptv/MB6KGZH26APQGN/955/index.m3u8" calcext:value-type="string">
            <text:p>#EXTINF:0,CNLƏƏƏ#EXTGRP:ДругиеƏƏƏhttp://53578940.ucomist.net/iptv/MB6KGZH26APQGN/955/index.m3u8</text:p>
          </table:table-cell>
        </table:table-row>
        <table:table-row table:style-name="ro1">
          <table:table-cell office:value-type="string" calcext:value-type="string">
            <text:p>#EXTINF:0,Al Jazeera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60/index.m3u8</text:p>
          </table:table-cell>
          <table:table-cell table:formula="of:=CONCATENATE([.A605];&quot;ƏƏƏ&quot;;[.B605];&quot;ƏƏƏ&quot;;[.C605])" office:value-type="string" office:string-value="#EXTINF:0,Al JazeeraƏƏƏ#EXTGRP:ДругиеƏƏƏhttp://53578940.ucomist.net/iptv/MB6KGZH26APQGN/960/index.m3u8" calcext:value-type="string">
            <text:p>#EXTINF:0,Al JazeeraƏƏƏ#EXTGRP:ДругиеƏƏƏhttp://53578940.ucomist.net/iptv/MB6KGZH26APQGN/960/index.m3u8</text:p>
          </table:table-cell>
        </table:table-row>
        <table:table-row table:style-name="ro1">
          <table:table-cell office:value-type="string" calcext:value-type="string">
            <text:p>#EXTINF:0,TVP Info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61/index.m3u8</text:p>
          </table:table-cell>
          <table:table-cell table:formula="of:=CONCATENATE([.A606];&quot;ƏƏƏ&quot;;[.B606];&quot;ƏƏƏ&quot;;[.C606])" office:value-type="string" office:string-value="#EXTINF:0,TVP InfoƏƏƏ#EXTGRP:ДругиеƏƏƏhttp://53578940.ucomist.net/iptv/MB6KGZH26APQGN/961/index.m3u8" calcext:value-type="string">
            <text:p>#EXTINF:0,TVP InfoƏƏƏ#EXTGRP:ДругиеƏƏƏhttp://53578940.ucomist.net/iptv/MB6KGZH26APQGN/961/index.m3u8</text:p>
          </table:table-cell>
        </table:table-row>
        <table:table-row table:style-name="ro1">
          <table:table-cell office:value-type="string" calcext:value-type="string">
            <text:p>#EXTINF:0,France 2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64/index.m3u8</text:p>
          </table:table-cell>
          <table:table-cell table:formula="of:=CONCATENATE([.A607];&quot;ƏƏƏ&quot;;[.B607];&quot;ƏƏƏ&quot;;[.C607])" office:value-type="string" office:string-value="#EXTINF:0,France 24ƏƏƏ#EXTGRP:ДругиеƏƏƏhttp://53578940.ucomist.net/iptv/MB6KGZH26APQGN/964/index.m3u8" calcext:value-type="string">
            <text:p>#EXTINF:0,France 24ƏƏƏ#EXTGRP:ДругиеƏƏƏhttp://53578940.ucomist.net/iptv/MB6KGZH26APQGN/964/index.m3u8</text:p>
          </table:table-cell>
        </table:table-row>
        <table:table-row table:style-name="ro1">
          <table:table-cell office:value-type="string" calcext:value-type="string">
            <text:p>#EXTINF:0,AzTV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66/index.m3u8</text:p>
          </table:table-cell>
          <table:table-cell table:formula="of:=CONCATENATE([.A608];&quot;ƏƏƏ&quot;;[.B608];&quot;ƏƏƏ&quot;;[.C608])" office:value-type="string" office:string-value="#EXTINF:0,AzTVƏƏƏ#EXTGRP:ДругиеƏƏƏhttp://53578940.ucomist.net/iptv/MB6KGZH26APQGN/966/index.m3u8" calcext:value-type="string">
            <text:p>#EXTINF:0,AzTVƏƏƏ#EXTGRP:ДругиеƏƏƏhttp://53578940.ucomist.net/iptv/MB6KGZH26APQGN/966/index.m3u8</text:p>
          </table:table-cell>
        </table:table-row>
        <table:table-row table:style-name="ro1">
          <table:table-cell office:value-type="string" calcext:value-type="string">
            <text:p>#EXTINF:0,Life TV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71/index.m3u8</text:p>
          </table:table-cell>
          <table:table-cell table:formula="of:=CONCATENATE([.A609];&quot;ƏƏƏ&quot;;[.B609];&quot;ƏƏƏ&quot;;[.C609])" office:value-type="string" office:string-value="#EXTINF:0,Life TVƏƏƏ#EXTGRP:ДругиеƏƏƏhttp://53578940.ucomist.net/iptv/MB6KGZH26APQGN/971/index.m3u8" calcext:value-type="string">
            <text:p>#EXTINF:0,Life TVƏƏƏ#EXTGRP:ДругиеƏƏƏhttp://53578940.ucomist.net/iptv/MB6KGZH26APQGN/971/index.m3u8</text:p>
          </table:table-cell>
        </table:table-row>
        <table:table-row table:style-name="ro1">
          <table:table-cell office:value-type="string" calcext:value-type="string">
            <text:p>#EXTINF:0,ТБН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74/index.m3u8</text:p>
          </table:table-cell>
          <table:table-cell table:formula="of:=CONCATENATE([.A610];&quot;ƏƏƏ&quot;;[.B610];&quot;ƏƏƏ&quot;;[.C610])" office:value-type="string" office:string-value="#EXTINF:0,ТБНƏƏƏ#EXTGRP:ДругиеƏƏƏhttp://53578940.ucomist.net/iptv/MB6KGZH26APQGN/974/index.m3u8" calcext:value-type="string">
            <text:p>#EXTINF:0,ТБНƏƏƏ#EXTGRP:ДругиеƏƏƏhttp://53578940.ucomist.net/iptv/MB6KGZH26APQGN/974/index.m3u8</text:p>
          </table:table-cell>
        </table:table-row>
        <table:table-row table:style-name="ro1">
          <table:table-cell office:value-type="string" calcext:value-type="string">
            <text:p>#EXTINF:0,СПАС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83/index.m3u8</text:p>
          </table:table-cell>
          <table:table-cell table:formula="of:=CONCATENATE([.A611];&quot;ƏƏƏ&quot;;[.B611];&quot;ƏƏƏ&quot;;[.C611])" office:value-type="string" office:string-value="#EXTINF:0,СПАСƏƏƏ#EXTGRP:ДругиеƏƏƏhttp://53578940.ucomist.net/iptv/MB6KGZH26APQGN/983/index.m3u8" calcext:value-type="string">
            <text:p>#EXTINF:0,СПАСƏƏƏ#EXTGRP:ДругиеƏƏƏhttp://53578940.ucomist.net/iptv/MB6KGZH26APQGN/983/index.m3u8</text:p>
          </table:table-cell>
        </table:table-row>
        <table:table-row table:style-name="ro1">
          <table:table-cell office:value-type="string" calcext:value-type="string">
            <text:p>#EXTINF:0,WnessTV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984/index.m3u8</text:p>
          </table:table-cell>
          <table:table-cell table:formula="of:=CONCATENATE([.A612];&quot;ƏƏƏ&quot;;[.B612];&quot;ƏƏƏ&quot;;[.C612])" office:value-type="string" office:string-value="#EXTINF:0,WnessTVƏƏƏ#EXTGRP:ДругиеƏƏƏhttp://53578940.ucomist.net/iptv/MB6KGZH26APQGN/984/index.m3u8" calcext:value-type="string">
            <text:p>#EXTINF:0,WnessTVƏƏƏ#EXTGRP:ДругиеƏƏƏhttp://53578940.ucomist.net/iptv/MB6KGZH26APQGN/984/index.m3u8</text:p>
          </table:table-cell>
        </table:table-row>
        <table:table-row table:style-name="ro1">
          <table:table-cell office:value-type="string" calcext:value-type="string">
            <text:p>#EXTINF:0,Архыз 2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1049/index.m3u8</text:p>
          </table:table-cell>
          <table:table-cell table:formula="of:=CONCATENATE([.A613];&quot;ƏƏƏ&quot;;[.B613];&quot;ƏƏƏ&quot;;[.C613])" office:value-type="string" office:string-value="#EXTINF:0,Архыз 24ƏƏƏ#EXTGRP:ДругиеƏƏƏhttp://53578940.ucomist.net/iptv/MB6KGZH26APQGN/1049/index.m3u8" calcext:value-type="string">
            <text:p>#EXTINF:0,Архыз 24ƏƏƏ#EXTGRP:ДругиеƏƏƏhttp://53578940.ucomist.net/iptv/MB6KGZH26APQGN/1049/index.m3u8</text:p>
          </table:table-cell>
        </table:table-row>
        <table:table-row table:style-name="ro1">
          <table:table-cell office:value-type="string" calcext:value-type="string">
            <text:p>#EXTINF:0,CBC AZ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1050/index.m3u8</text:p>
          </table:table-cell>
          <table:table-cell table:formula="of:=CONCATENATE([.A614];&quot;ƏƏƏ&quot;;[.B614];&quot;ƏƏƏ&quot;;[.C614])" office:value-type="string" office:string-value="#EXTINF:0,CBC AZƏƏƏ#EXTGRP:ДругиеƏƏƏhttp://53578940.ucomist.net/iptv/MB6KGZH26APQGN/1050/index.m3u8" calcext:value-type="string">
            <text:p>#EXTINF:0,CBC AZƏƏƏ#EXTGRP:ДругиеƏƏƏhttp://53578940.ucomist.net/iptv/MB6KGZH26APQGN/1050/index.m3u8</text:p>
          </table:table-cell>
        </table:table-row>
        <table:table-row table:style-name="ro1">
          <table:table-cell office:value-type="string" calcext:value-type="string">
            <text:p>#EXTINF:0,Kabbala TV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1053/index.m3u8</text:p>
          </table:table-cell>
          <table:table-cell table:formula="of:=CONCATENATE([.A615];&quot;ƏƏƏ&quot;;[.B615];&quot;ƏƏƏ&quot;;[.C615])" office:value-type="string" office:string-value="#EXTINF:0,Kabbala TVƏƏƏ#EXTGRP:ДругиеƏƏƏhttp://53578940.ucomist.net/iptv/MB6KGZH26APQGN/1053/index.m3u8" calcext:value-type="string">
            <text:p>#EXTINF:0,Kabbala TVƏƏƏ#EXTGRP:ДругиеƏƏƏhttp://53578940.ucomist.net/iptv/MB6KGZH26APQGN/1053/index.m3u8</text:p>
          </table:table-cell>
        </table:table-row>
        <table:table-row table:style-name="ro1">
          <table:table-cell office:value-type="string" calcext:value-type="string">
            <text:p>#EXTINF:0,Погляд HD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1057/index.m3u8</text:p>
          </table:table-cell>
          <table:table-cell table:formula="of:=CONCATENATE([.A616];&quot;ƏƏƏ&quot;;[.B616];&quot;ƏƏƏ&quot;;[.C616])" office:value-type="string" office:string-value="#EXTINF:0,Погляд HDƏƏƏ#EXTGRP:ДругиеƏƏƏhttp://53578940.ucomist.net/iptv/MB6KGZH26APQGN/1057/index.m3u8" calcext:value-type="string">
            <text:p>#EXTINF:0,Погляд HDƏƏƏ#EXTGRP:ДругиеƏƏƏhttp://53578940.ucomist.net/iptv/MB6KGZH26APQGN/1057/index.m3u8</text:p>
          </table:table-cell>
        </table:table-row>
        <table:table-row table:style-name="ro1">
          <table:table-cell office:value-type="string" calcext:value-type="string">
            <text:p>#EXTINF:0,Астрахань 2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1059/index.m3u8</text:p>
          </table:table-cell>
          <table:table-cell table:formula="of:=CONCATENATE([.A617];&quot;ƏƏƏ&quot;;[.B617];&quot;ƏƏƏ&quot;;[.C617])" office:value-type="string" office:string-value="#EXTINF:0,Астрахань 24ƏƏƏ#EXTGRP:ДругиеƏƏƏhttp://53578940.ucomist.net/iptv/MB6KGZH26APQGN/1059/index.m3u8" calcext:value-type="string">
            <text:p>#EXTINF:0,Астрахань 24ƏƏƏ#EXTGRP:ДругиеƏƏƏhttp://53578940.ucomist.net/iptv/MB6KGZH26APQGN/1059/index.m3u8</text:p>
          </table:table-cell>
        </table:table-row>
        <table:table-row table:style-name="ro1">
          <table:table-cell office:value-type="string" calcext:value-type="string">
            <text:p>#EXTINF:0,Shop &amp; Show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27/index.m3u8</text:p>
          </table:table-cell>
          <table:table-cell table:formula="of:=CONCATENATE([.A618];&quot;ƏƏƏ&quot;;[.B618];&quot;ƏƏƏ&quot;;[.C618])" office:value-type="string" office:string-value="#EXTINF:0,Shop &amp; ShowƏƏƏ#EXTGRP:ДругиеƏƏƏhttp://53578940.ucomist.net/iptv/MB6KGZH26APQGN/827/index.m3u8" calcext:value-type="string">
            <text:p>#EXTINF:0,Shop &amp; ShowƏƏƏ#EXTGRP:ДругиеƏƏƏhttp://53578940.ucomist.net/iptv/MB6KGZH26APQGN/827/index.m3u8</text:p>
          </table:table-cell>
        </table:table-row>
        <table:table-row table:style-name="ro1">
          <table:table-cell office:value-type="string" calcext:value-type="string">
            <text:p>#EXTINF:0,Башкирское спутниковое телевидение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32/index.m3u8</text:p>
          </table:table-cell>
          <table:table-cell table:formula="of:=CONCATENATE([.A619];&quot;ƏƏƏ&quot;;[.B619];&quot;ƏƏƏ&quot;;[.C619])" office:value-type="string" office:string-value="#EXTINF:0,Башкирское спутниковое телевидениеƏƏƏ#EXTGRP:ДругиеƏƏƏhttp://53578940.ucomist.net/iptv/MB6KGZH26APQGN/832/index.m3u8" calcext:value-type="string">
            <text:p>#EXTINF:0,Башкирское спутниковое телевидениеƏƏƏ#EXTGRP:ДругиеƏƏƏhttp://53578940.ucomist.net/iptv/MB6KGZH26APQGN/832/index.m3u8</text:p>
          </table:table-cell>
        </table:table-row>
        <table:table-row table:style-name="ro1">
          <table:table-cell office:value-type="string" calcext:value-type="string">
            <text:p>#EXTINF:0,CCTV-4 Europ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29/index.m3u8</text:p>
          </table:table-cell>
          <table:table-cell table:formula="of:=CONCATENATE([.A620];&quot;ƏƏƏ&quot;;[.B620];&quot;ƏƏƏ&quot;;[.C620])" office:value-type="string" office:string-value="#EXTINF:0,CCTV-4 EuropeƏƏƏ#EXTGRP:ДругиеƏƏƏhttp://53578940.ucomist.net/iptv/MB6KGZH26APQGN/829/index.m3u8" calcext:value-type="string">
            <text:p>#EXTINF:0,CCTV-4 EuropeƏƏƏ#EXTGRP:ДругиеƏƏƏhttp://53578940.ucomist.net/iptv/MB6KGZH26APQGN/829/index.m3u8</text:p>
          </table:table-cell>
        </table:table-row>
        <table:table-row table:style-name="ro1">
          <table:table-cell office:value-type="string" calcext:value-type="string">
            <text:p>#EXTINF:0,Первый Вегетарианский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33/index.m3u8</text:p>
          </table:table-cell>
          <table:table-cell table:formula="of:=CONCATENATE([.A621];&quot;ƏƏƏ&quot;;[.B621];&quot;ƏƏƏ&quot;;[.C621])" office:value-type="string" office:string-value="#EXTINF:0,Первый ВегетарианскийƏƏƏ#EXTGRP:ДругиеƏƏƏhttp://53578940.ucomist.net/iptv/MB6KGZH26APQGN/833/index.m3u8" calcext:value-type="string">
            <text:p>#EXTINF:0,Первый ВегетарианскийƏƏƏ#EXTGRP:ДругиеƏƏƏhttp://53578940.ucomist.net/iptv/MB6KGZH26APQGN/833/index.m3u8</text:p>
          </table:table-cell>
        </table:table-row>
        <table:table-row table:style-name="ro1">
          <table:table-cell office:value-type="string" calcext:value-type="string">
            <text:p>#EXTINF:0,RT Documentary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39/index.m3u8</text:p>
          </table:table-cell>
          <table:table-cell table:formula="of:=CONCATENATE([.A622];&quot;ƏƏƏ&quot;;[.B622];&quot;ƏƏƏ&quot;;[.C622])" office:value-type="string" office:string-value="#EXTINF:0,RT DocumentaryƏƏƏ#EXTGRP:ДругиеƏƏƏhttp://53578940.ucomist.net/iptv/MB6KGZH26APQGN/839/index.m3u8" calcext:value-type="string">
            <text:p>#EXTINF:0,RT DocumentaryƏƏƏ#EXTGRP:ДругиеƏƏƏhttp://53578940.ucomist.net/iptv/MB6KGZH26APQGN/839/index.m3u8</text:p>
          </table:table-cell>
        </table:table-row>
        <table:table-row table:style-name="ro1">
          <table:table-cell office:value-type="string" calcext:value-type="string">
            <text:p>#EXTINF:0,Просвещение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46/index.m3u8</text:p>
          </table:table-cell>
          <table:table-cell table:formula="of:=CONCATENATE([.A623];&quot;ƏƏƏ&quot;;[.B623];&quot;ƏƏƏ&quot;;[.C623])" office:value-type="string" office:string-value="#EXTINF:0,ПросвещениеƏƏƏ#EXTGRP:ДругиеƏƏƏhttp://53578940.ucomist.net/iptv/MB6KGZH26APQGN/846/index.m3u8" calcext:value-type="string">
            <text:p>#EXTINF:0,ПросвещениеƏƏƏ#EXTGRP:ДругиеƏƏƏhttp://53578940.ucomist.net/iptv/MB6KGZH26APQGN/846/index.m3u8</text:p>
          </table:table-cell>
        </table:table-row>
        <table:table-row table:style-name="ro1">
          <table:table-cell office:value-type="string" calcext:value-type="string">
            <text:p>#EXTINF:0,Продвижение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51/index.m3u8</text:p>
          </table:table-cell>
          <table:table-cell table:formula="of:=CONCATENATE([.A624];&quot;ƏƏƏ&quot;;[.B624];&quot;ƏƏƏ&quot;;[.C624])" office:value-type="string" office:string-value="#EXTINF:0,ПродвижениеƏƏƏ#EXTGRP:ДругиеƏƏƏhttp://53578940.ucomist.net/iptv/MB6KGZH26APQGN/851/index.m3u8" calcext:value-type="string">
            <text:p>#EXTINF:0,ПродвижениеƏƏƏ#EXTGRP:ДругиеƏƏƏhttp://53578940.ucomist.net/iptv/MB6KGZH26APQGN/851/index.m3u8</text:p>
          </table:table-cell>
        </table:table-row>
        <table:table-row table:style-name="ro1">
          <table:table-cell office:value-type="string" calcext:value-type="string">
            <text:p>#EXTINF:0,Загородная Жизнь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52/index.m3u8</text:p>
          </table:table-cell>
          <table:table-cell table:formula="of:=CONCATENATE([.A625];&quot;ƏƏƏ&quot;;[.B625];&quot;ƏƏƏ&quot;;[.C625])" office:value-type="string" office:string-value="#EXTINF:0,Загородная ЖизньƏƏƏ#EXTGRP:ДругиеƏƏƏhttp://53578940.ucomist.net/iptv/MB6KGZH26APQGN/852/index.m3u8" calcext:value-type="string">
            <text:p>#EXTINF:0,Загородная ЖизньƏƏƏ#EXTGRP:ДругиеƏƏƏhttp://53578940.ucomist.net/iptv/MB6KGZH26APQGN/852/index.m3u8</text:p>
          </table:table-cell>
        </table:table-row>
        <table:table-row table:style-name="ro1">
          <table:table-cell office:value-type="string" calcext:value-type="string">
            <text:p>#EXTINF:0,Грозный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55/index.m3u8</text:p>
          </table:table-cell>
          <table:table-cell table:formula="of:=CONCATENATE([.A626];&quot;ƏƏƏ&quot;;[.B626];&quot;ƏƏƏ&quot;;[.C626])" office:value-type="string" office:string-value="#EXTINF:0,ГрозныйƏƏƏ#EXTGRP:ДругиеƏƏƏhttp://53578940.ucomist.net/iptv/MB6KGZH26APQGN/855/index.m3u8" calcext:value-type="string">
            <text:p>#EXTINF:0,ГрозныйƏƏƏ#EXTGRP:ДругиеƏƏƏhttp://53578940.ucomist.net/iptv/MB6KGZH26APQGN/855/index.m3u8</text:p>
          </table:table-cell>
        </table:table-row>
        <table:table-row table:style-name="ro1">
          <table:table-cell office:value-type="string" calcext:value-type="string">
            <text:p>#EXTINF:0,Shopping Liv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60/index.m3u8</text:p>
          </table:table-cell>
          <table:table-cell table:formula="of:=CONCATENATE([.A627];&quot;ƏƏƏ&quot;;[.B627];&quot;ƏƏƏ&quot;;[.C627])" office:value-type="string" office:string-value="#EXTINF:0,Shopping LiveƏƏƏ#EXTGRP:ДругиеƏƏƏhttp://53578940.ucomist.net/iptv/MB6KGZH26APQGN/860/index.m3u8" calcext:value-type="string">
            <text:p>#EXTINF:0,Shopping LiveƏƏƏ#EXTGRP:ДругиеƏƏƏhttp://53578940.ucomist.net/iptv/MB6KGZH26APQGN/860/index.m3u8</text:p>
          </table:table-cell>
        </table:table-row>
        <table:table-row table:style-name="ro1">
          <table:table-cell office:value-type="string" calcext:value-type="string">
            <text:p>#EXTINF:0,Leomax 2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61/index.m3u8</text:p>
          </table:table-cell>
          <table:table-cell table:formula="of:=CONCATENATE([.A628];&quot;ƏƏƏ&quot;;[.B628];&quot;ƏƏƏ&quot;;[.C628])" office:value-type="string" office:string-value="#EXTINF:0,Leomax 24ƏƏƏ#EXTGRP:ДругиеƏƏƏhttp://53578940.ucomist.net/iptv/MB6KGZH26APQGN/861/index.m3u8" calcext:value-type="string">
            <text:p>#EXTINF:0,Leomax 24ƏƏƏ#EXTGRP:ДругиеƏƏƏhttp://53578940.ucomist.net/iptv/MB6KGZH26APQGN/861/index.m3u8</text:p>
          </table:table-cell>
        </table:table-row>
        <table:table-row table:style-name="ro1">
          <table:table-cell office:value-type="string" calcext:value-type="string">
            <text:p>#EXTINF:0,Брянская Губерния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57/index.m3u8</text:p>
          </table:table-cell>
          <table:table-cell table:formula="of:=CONCATENATE([.A629];&quot;ƏƏƏ&quot;;[.B629];&quot;ƏƏƏ&quot;;[.C629])" office:value-type="string" office:string-value="#EXTINF:0,Брянская ГубернияƏƏƏ#EXTGRP:ДругиеƏƏƏhttp://53578940.ucomist.net/iptv/MB6KGZH26APQGN/857/index.m3u8" calcext:value-type="string">
            <text:p>#EXTINF:0,Брянская ГубернияƏƏƏ#EXTGRP:ДругиеƏƏƏhttp://53578940.ucomist.net/iptv/MB6KGZH26APQGN/857/index.m3u8</text:p>
          </table:table-cell>
        </table:table-row>
        <table:table-row table:style-name="ro1">
          <table:table-cell office:value-type="string" calcext:value-type="string">
            <text:p>#EXTINF:0,Телекафе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65/index.m3u8</text:p>
          </table:table-cell>
          <table:table-cell table:formula="of:=CONCATENATE([.A630];&quot;ƏƏƏ&quot;;[.B630];&quot;ƏƏƏ&quot;;[.C630])" office:value-type="string" office:string-value="#EXTINF:0,ТелекафеƏƏƏ#EXTGRP:ДругиеƏƏƏhttp://53578940.ucomist.net/iptv/MB6KGZH26APQGN/865/index.m3u8" calcext:value-type="string">
            <text:p>#EXTINF:0,ТелекафеƏƏƏ#EXTGRP:ДругиеƏƏƏhttp://53578940.ucomist.net/iptv/MB6KGZH26APQGN/865/index.m3u8</text:p>
          </table:table-cell>
        </table:table-row>
        <table:table-row table:style-name="ro1">
          <table:table-cell office:value-type="string" calcext:value-type="string">
            <text:p>#EXTINF:0,ACB TV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68/index.m3u8</text:p>
          </table:table-cell>
          <table:table-cell table:formula="of:=CONCATENATE([.A631];&quot;ƏƏƏ&quot;;[.B631];&quot;ƏƏƏ&quot;;[.C631])" office:value-type="string" office:string-value="#EXTINF:0,ACB TVƏƏƏ#EXTGRP:ДругиеƏƏƏhttp://53578940.ucomist.net/iptv/MB6KGZH26APQGN/868/index.m3u8" calcext:value-type="string">
            <text:p>#EXTINF:0,ACB TVƏƏƏ#EXTGRP:ДругиеƏƏƏhttp://53578940.ucomist.net/iptv/MB6KGZH26APQGN/868/index.m3u8</text:p>
          </table:table-cell>
        </table:table-row>
        <table:table-row table:style-name="ro1">
          <table:table-cell office:value-type="string" calcext:value-type="string">
            <text:p>#EXTINF:0,Москва Доверие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869/index.m3u8</text:p>
          </table:table-cell>
          <table:table-cell table:formula="of:=CONCATENATE([.A632];&quot;ƏƏƏ&quot;;[.B632];&quot;ƏƏƏ&quot;;[.C632])" office:value-type="string" office:string-value="#EXTINF:0,Москва ДовериеƏƏƏ#EXTGRP:ДругиеƏƏƏhttp://53578940.ucomist.net/iptv/MB6KGZH26APQGN/869/index.m3u8" calcext:value-type="string">
            <text:p>#EXTINF:0,Москва ДовериеƏƏƏ#EXTGRP:ДругиеƏƏƏhttp://53578940.ucomist.net/iptv/MB6KGZH26APQGN/869/index.m3u8</text:p>
          </table:table-cell>
        </table:table-row>
        <table:table-row table:style-name="ro1">
          <table:table-cell office:value-type="string" calcext:value-type="string">
            <text:p>#EXTINF:0,Победа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03/index.m3u8</text:p>
          </table:table-cell>
          <table:table-cell table:formula="of:=CONCATENATE([.A633];&quot;ƏƏƏ&quot;;[.B633];&quot;ƏƏƏ&quot;;[.C633])" office:value-type="string" office:string-value="#EXTINF:0,ПобедаƏƏƏ#EXTGRP:ДругиеƏƏƏhttp://53578940.ucomist.net/iptv/MB6KGZH26APQGN/2003/index.m3u8" calcext:value-type="string">
            <text:p>#EXTINF:0,ПобедаƏƏƏ#EXTGRP:ДругиеƏƏƏhttp://53578940.ucomist.net/iptv/MB6KGZH26APQGN/2003/index.m3u8</text:p>
          </table:table-cell>
        </table:table-row>
        <table:table-row table:style-name="ro1">
          <table:table-cell office:value-type="string" calcext:value-type="string">
            <text:p>#EXTINF:0,Союз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16/index.m3u8</text:p>
          </table:table-cell>
          <table:table-cell table:formula="of:=CONCATENATE([.A634];&quot;ƏƏƏ&quot;;[.B634];&quot;ƏƏƏ&quot;;[.C634])" office:value-type="string" office:string-value="#EXTINF:0,СоюзƏƏƏ#EXTGRP:ДругиеƏƏƏhttp://53578940.ucomist.net/iptv/MB6KGZH26APQGN/2016/index.m3u8" calcext:value-type="string">
            <text:p>#EXTINF:0,СоюзƏƏƏ#EXTGRP:ДругиеƏƏƏhttp://53578940.ucomist.net/iptv/MB6KGZH26APQGN/2016/index.m3u8</text:p>
          </table:table-cell>
        </table:table-row>
        <table:table-row table:style-name="ro1">
          <table:table-cell office:value-type="string" calcext:value-type="string">
            <text:p>#EXTINF:0,Здоровое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22/index.m3u8</text:p>
          </table:table-cell>
          <table:table-cell table:formula="of:=CONCATENATE([.A635];&quot;ƏƏƏ&quot;;[.B635];&quot;ƏƏƏ&quot;;[.C635])" office:value-type="string" office:string-value="#EXTINF:0,Здоровое ТВƏƏƏ#EXTGRP:ДругиеƏƏƏhttp://53578940.ucomist.net/iptv/MB6KGZH26APQGN/2022/index.m3u8" calcext:value-type="string">
            <text:p>#EXTINF:0,Здоровое ТВƏƏƏ#EXTGRP:ДругиеƏƏƏhttp://53578940.ucomist.net/iptv/MB6KGZH26APQGN/2022/index.m3u8</text:p>
          </table:table-cell>
        </table:table-row>
        <table:table-row table:style-name="ro1">
          <table:table-cell office:value-type="string" calcext:value-type="string">
            <text:p>#EXTINF:0,Психология 21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25/index.m3u8</text:p>
          </table:table-cell>
          <table:table-cell table:formula="of:=CONCATENATE([.A636];&quot;ƏƏƏ&quot;;[.B636];&quot;ƏƏƏ&quot;;[.C636])" office:value-type="string" office:string-value="#EXTINF:0,Психология 21ƏƏƏ#EXTGRP:ДругиеƏƏƏhttp://53578940.ucomist.net/iptv/MB6KGZH26APQGN/2025/index.m3u8" calcext:value-type="string">
            <text:p>#EXTINF:0,Психология 21ƏƏƏ#EXTGRP:ДругиеƏƏƏhttp://53578940.ucomist.net/iptv/MB6KGZH26APQGN/2025/index.m3u8</text:p>
          </table:table-cell>
        </table:table-row>
        <table:table-row table:style-name="ro1">
          <table:table-cell office:value-type="string" calcext:value-type="string">
            <text:p>#EXTINF:0,Вопросы и ответы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26/index.m3u8</text:p>
          </table:table-cell>
          <table:table-cell table:formula="of:=CONCATENATE([.A637];&quot;ƏƏƏ&quot;;[.B637];&quot;ƏƏƏ&quot;;[.C637])" office:value-type="string" office:string-value="#EXTINF:0,Вопросы и ответыƏƏƏ#EXTGRP:ДругиеƏƏƏhttp://53578940.ucomist.net/iptv/MB6KGZH26APQGN/2026/index.m3u8" calcext:value-type="string">
            <text:p>#EXTINF:0,Вопросы и ответыƏƏƏ#EXTGRP:ДругиеƏƏƏhttp://53578940.ucomist.net/iptv/MB6KGZH26APQGN/2026/index.m3u8</text:p>
          </table:table-cell>
        </table:table-row>
        <table:table-row table:style-name="ro1">
          <table:table-cell office:value-type="string" calcext:value-type="string">
            <text:p>#EXTINF:0,ТДК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34/index.m3u8</text:p>
          </table:table-cell>
          <table:table-cell table:formula="of:=CONCATENATE([.A638];&quot;ƏƏƏ&quot;;[.B638];&quot;ƏƏƏ&quot;;[.C638])" office:value-type="string" office:string-value="#EXTINF:0,ТДКƏƏƏ#EXTGRP:ДругиеƏƏƏhttp://53578940.ucomist.net/iptv/MB6KGZH26APQGN/2034/index.m3u8" calcext:value-type="string">
            <text:p>#EXTINF:0,ТДКƏƏƏ#EXTGRP:ДругиеƏƏƏhttp://53578940.ucomist.net/iptv/MB6KGZH26APQGN/2034/index.m3u8</text:p>
          </table:table-cell>
        </table:table-row>
        <table:table-row table:style-name="ro1">
          <table:table-cell office:value-type="string" calcext:value-type="string">
            <text:p>#EXTINF:0,Globalstar TV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35/index.m3u8</text:p>
          </table:table-cell>
          <table:table-cell table:formula="of:=CONCATENATE([.A639];&quot;ƏƏƏ&quot;;[.B639];&quot;ƏƏƏ&quot;;[.C639])" office:value-type="string" office:string-value="#EXTINF:0,Globalstar TVƏƏƏ#EXTGRP:ДругиеƏƏƏhttp://53578940.ucomist.net/iptv/MB6KGZH26APQGN/2035/index.m3u8" calcext:value-type="string">
            <text:p>#EXTINF:0,Globalstar TVƏƏƏ#EXTGRP:ДругиеƏƏƏhttp://53578940.ucomist.net/iptv/MB6KGZH26APQGN/2035/index.m3u8</text:p>
          </table:table-cell>
        </table:table-row>
        <table:table-row table:style-name="ro1">
          <table:table-cell office:value-type="string" calcext:value-type="string">
            <text:p>#EXTINF:0,Юрган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36/index.m3u8</text:p>
          </table:table-cell>
          <table:table-cell table:formula="of:=CONCATENATE([.A640];&quot;ƏƏƏ&quot;;[.B640];&quot;ƏƏƏ&quot;;[.C640])" office:value-type="string" office:string-value="#EXTINF:0,ЮрганƏƏƏ#EXTGRP:ДругиеƏƏƏhttp://53578940.ucomist.net/iptv/MB6KGZH26APQGN/2036/index.m3u8" calcext:value-type="string">
            <text:p>#EXTINF:0,ЮрганƏƏƏ#EXTGRP:ДругиеƏƏƏhttp://53578940.ucomist.net/iptv/MB6KGZH26APQGN/2036/index.m3u8</text:p>
          </table:table-cell>
        </table:table-row>
        <table:table-row table:style-name="ro1">
          <table:table-cell office:value-type="string" calcext:value-type="string">
            <text:p>#EXTINF:0,Успех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41/index.m3u8</text:p>
          </table:table-cell>
          <table:table-cell table:formula="of:=CONCATENATE([.A641];&quot;ƏƏƏ&quot;;[.B641];&quot;ƏƏƏ&quot;;[.C641])" office:value-type="string" office:string-value="#EXTINF:0,УспехƏƏƏ#EXTGRP:ДругиеƏƏƏhttp://53578940.ucomist.net/iptv/MB6KGZH26APQGN/2041/index.m3u8" calcext:value-type="string">
            <text:p>#EXTINF:0,УспехƏƏƏ#EXTGRP:ДругиеƏƏƏhttp://53578940.ucomist.net/iptv/MB6KGZH26APQGN/2041/index.m3u8</text:p>
          </table:table-cell>
        </table:table-row>
        <table:table-row table:style-name="ro1">
          <table:table-cell office:value-type="string" calcext:value-type="string">
            <text:p>#EXTINF:0,Кто есть кто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42/index.m3u8</text:p>
          </table:table-cell>
          <table:table-cell table:formula="of:=CONCATENATE([.A642];&quot;ƏƏƏ&quot;;[.B642];&quot;ƏƏƏ&quot;;[.C642])" office:value-type="string" office:string-value="#EXTINF:0,Кто есть ктоƏƏƏ#EXTGRP:ДругиеƏƏƏhttp://53578940.ucomist.net/iptv/MB6KGZH26APQGN/2042/index.m3u8" calcext:value-type="string">
            <text:p>#EXTINF:0,Кто есть ктоƏƏƏ#EXTGRP:ДругиеƏƏƏhttp://53578940.ucomist.net/iptv/MB6KGZH26APQGN/2042/index.m3u8</text:p>
          </table:table-cell>
        </table:table-row>
        <table:table-row table:style-name="ro1">
          <table:table-cell office:value-type="string" calcext:value-type="string">
            <text:p>#EXTINF:0,Точка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53/index.m3u8</text:p>
          </table:table-cell>
          <table:table-cell table:formula="of:=CONCATENATE([.A643];&quot;ƏƏƏ&quot;;[.B643];&quot;ƏƏƏ&quot;;[.C643])" office:value-type="string" office:string-value="#EXTINF:0,Точка ТВƏƏƏ#EXTGRP:ДругиеƏƏƏhttp://53578940.ucomist.net/iptv/MB6KGZH26APQGN/2053/index.m3u8" calcext:value-type="string">
            <text:p>#EXTINF:0,Точка ТВƏƏƏ#EXTGRP:ДругиеƏƏƏhttp://53578940.ucomist.net/iptv/MB6KGZH26APQGN/2053/index.m3u8</text:p>
          </table:table-cell>
        </table:table-row>
        <table:table-row table:style-name="ro1">
          <table:table-cell office:value-type="string" calcext:value-type="string">
            <text:p>#EXTINF:0,НТК Калмыкия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66/index.m3u8</text:p>
          </table:table-cell>
          <table:table-cell table:formula="of:=CONCATENATE([.A644];&quot;ƏƏƏ&quot;;[.B644];&quot;ƏƏƏ&quot;;[.C644])" office:value-type="string" office:string-value="#EXTINF:0,НТК КалмыкияƏƏƏ#EXTGRP:ДругиеƏƏƏhttp://53578940.ucomist.net/iptv/MB6KGZH26APQGN/2066/index.m3u8" calcext:value-type="string">
            <text:p>#EXTINF:0,НТК КалмыкияƏƏƏ#EXTGRP:ДругиеƏƏƏhttp://53578940.ucomist.net/iptv/MB6KGZH26APQGN/2066/index.m3u8</text:p>
          </table:table-cell>
        </table:table-row>
        <table:table-row table:style-name="ro1">
          <table:table-cell office:value-type="string" calcext:value-type="string">
            <text:p>#EXTINF:0,Раз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69/index.m3u8</text:p>
          </table:table-cell>
          <table:table-cell table:formula="of:=CONCATENATE([.A645];&quot;ƏƏƏ&quot;;[.B645];&quot;ƏƏƏ&quot;;[.C645])" office:value-type="string" office:string-value="#EXTINF:0,Раз ТВƏƏƏ#EXTGRP:ДругиеƏƏƏhttp://53578940.ucomist.net/iptv/MB6KGZH26APQGN/2069/index.m3u8" calcext:value-type="string">
            <text:p>#EXTINF:0,Раз ТВƏƏƏ#EXTGRP:ДругиеƏƏƏhttp://53578940.ucomist.net/iptv/MB6KGZH26APQGN/2069/index.m3u8</text:p>
          </table:table-cell>
        </table:table-row>
        <table:table-row table:style-name="ro1">
          <table:table-cell office:value-type="string" calcext:value-type="string">
            <text:p>#EXTINF:0,Arirang Korea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71/index.m3u8</text:p>
          </table:table-cell>
          <table:table-cell table:formula="of:=CONCATENATE([.A646];&quot;ƏƏƏ&quot;;[.B646];&quot;ƏƏƏ&quot;;[.C646])" office:value-type="string" office:string-value="#EXTINF:0,Arirang KoreaƏƏƏ#EXTGRP:ДругиеƏƏƏhttp://53578940.ucomist.net/iptv/MB6KGZH26APQGN/2071/index.m3u8" calcext:value-type="string">
            <text:p>#EXTINF:0,Arirang KoreaƏƏƏ#EXTGRP:ДругиеƏƏƏhttp://53578940.ucomist.net/iptv/MB6KGZH26APQGN/2071/index.m3u8</text:p>
          </table:table-cell>
        </table:table-row>
        <table:table-row table:style-name="ro1">
          <table:table-cell office:value-type="string" calcext:value-type="string">
            <text:p>#EXTINF:0,Открытый мир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78/index.m3u8</text:p>
          </table:table-cell>
          <table:table-cell table:formula="of:=CONCATENATE([.A647];&quot;ƏƏƏ&quot;;[.B647];&quot;ƏƏƏ&quot;;[.C647])" office:value-type="string" office:string-value="#EXTINF:0,Открытый мирƏƏƏ#EXTGRP:ДругиеƏƏƏhttp://53578940.ucomist.net/iptv/MB6KGZH26APQGN/2078/index.m3u8" calcext:value-type="string">
            <text:p>#EXTINF:0,Открытый мирƏƏƏ#EXTGRP:ДругиеƏƏƏhttp://53578940.ucomist.net/iptv/MB6KGZH26APQGN/2078/index.m3u8</text:p>
          </table:table-cell>
        </table:table-row>
        <table:table-row table:style-name="ro1">
          <table:table-cell office:value-type="string" calcext:value-type="string">
            <text:p>#EXTINF:0,Загородный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099/index.m3u8</text:p>
          </table:table-cell>
          <table:table-cell table:formula="of:=CONCATENATE([.A648];&quot;ƏƏƏ&quot;;[.B648];&quot;ƏƏƏ&quot;;[.C648])" office:value-type="string" office:string-value="#EXTINF:0,ЗагородныйƏƏƏ#EXTGRP:ДругиеƏƏƏhttp://53578940.ucomist.net/iptv/MB6KGZH26APQGN/2099/index.m3u8" calcext:value-type="string">
            <text:p>#EXTINF:0,ЗагородныйƏƏƏ#EXTGRP:ДругиеƏƏƏhttp://53578940.ucomist.net/iptv/MB6KGZH26APQGN/2099/index.m3u8</text:p>
          </table:table-cell>
        </table:table-row>
        <table:table-row table:style-name="ro1">
          <table:table-cell office:value-type="string" calcext:value-type="string">
            <text:p>#EXTINF:0,БСТ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08/index.m3u8</text:p>
          </table:table-cell>
          <table:table-cell table:formula="of:=CONCATENATE([.A649];&quot;ƏƏƏ&quot;;[.B649];&quot;ƏƏƏ&quot;;[.C649])" office:value-type="string" office:string-value="#EXTINF:0,БСТƏƏƏ#EXTGRP:ДругиеƏƏƏhttp://53578940.ucomist.net/iptv/MB6KGZH26APQGN/2108/index.m3u8" calcext:value-type="string">
            <text:p>#EXTINF:0,БСТƏƏƏ#EXTGRP:ДругиеƏƏƏhttp://53578940.ucomist.net/iptv/MB6KGZH26APQGN/2108/index.m3u8</text:p>
          </table:table-cell>
        </table:table-row>
        <table:table-row table:style-name="ro1">
          <table:table-cell office:value-type="string" calcext:value-type="string">
            <text:p>#EXTINF:0,ЛДПР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10/index.m3u8</text:p>
          </table:table-cell>
          <table:table-cell table:formula="of:=CONCATENATE([.A650];&quot;ƏƏƏ&quot;;[.B650];&quot;ƏƏƏ&quot;;[.C650])" office:value-type="string" office:string-value="#EXTINF:0,ЛДПР ТВƏƏƏ#EXTGRP:ДругиеƏƏƏhttp://53578940.ucomist.net/iptv/MB6KGZH26APQGN/2110/index.m3u8" calcext:value-type="string">
            <text:p>#EXTINF:0,ЛДПР ТВƏƏƏ#EXTGRP:ДругиеƏƏƏhttp://53578940.ucomist.net/iptv/MB6KGZH26APQGN/2110/index.m3u8</text:p>
          </table:table-cell>
        </table:table-row>
        <table:table-row table:style-name="ro1">
          <table:table-cell office:value-type="string" calcext:value-type="string">
            <text:p>#EXTINF:0,Связист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11/index.m3u8</text:p>
          </table:table-cell>
          <table:table-cell table:formula="of:=CONCATENATE([.A651];&quot;ƏƏƏ&quot;;[.B651];&quot;ƏƏƏ&quot;;[.C651])" office:value-type="string" office:string-value="#EXTINF:0,Связист ТВƏƏƏ#EXTGRP:ДругиеƏƏƏhttp://53578940.ucomist.net/iptv/MB6KGZH26APQGN/2111/index.m3u8" calcext:value-type="string">
            <text:p>#EXTINF:0,Связист ТВƏƏƏ#EXTGRP:ДругиеƏƏƏhttp://53578940.ucomist.net/iptv/MB6KGZH26APQGN/2111/index.m3u8</text:p>
          </table:table-cell>
        </table:table-row>
        <table:table-row table:style-name="ro1">
          <table:table-cell office:value-type="string" calcext:value-type="string">
            <text:p>#EXTINF:0,Кто Куда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12/index.m3u8</text:p>
          </table:table-cell>
          <table:table-cell table:formula="of:=CONCATENATE([.A652];&quot;ƏƏƏ&quot;;[.B652];&quot;ƏƏƏ&quot;;[.C652])" office:value-type="string" office:string-value="#EXTINF:0,Кто КудаƏƏƏ#EXTGRP:ДругиеƏƏƏhttp://53578940.ucomist.net/iptv/MB6KGZH26APQGN/2112/index.m3u8" calcext:value-type="string">
            <text:p>#EXTINF:0,Кто КудаƏƏƏ#EXTGRP:ДругиеƏƏƏhttp://53578940.ucomist.net/iptv/MB6KGZH26APQGN/2112/index.m3u8</text:p>
          </table:table-cell>
        </table:table-row>
        <table:table-row table:style-name="ro1">
          <table:table-cell office:value-type="string" calcext:value-type="string">
            <text:p>#EXTINF:0,Волга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13/index.m3u8</text:p>
          </table:table-cell>
          <table:table-cell table:formula="of:=CONCATENATE([.A653];&quot;ƏƏƏ&quot;;[.B653];&quot;ƏƏƏ&quot;;[.C653])" office:value-type="string" office:string-value="#EXTINF:0,ВолгаƏƏƏ#EXTGRP:ДругиеƏƏƏhttp://53578940.ucomist.net/iptv/MB6KGZH26APQGN/2113/index.m3u8" calcext:value-type="string">
            <text:p>#EXTINF:0,ВолгаƏƏƏ#EXTGRP:ДругиеƏƏƏhttp://53578940.ucomist.net/iptv/MB6KGZH26APQGN/2113/index.m3u8</text:p>
          </table:table-cell>
        </table:table-row>
        <table:table-row table:style-name="ro1">
          <table:table-cell office:value-type="string" calcext:value-type="string">
            <text:p>#EXTINF:0,Три ангела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16/index.m3u8</text:p>
          </table:table-cell>
          <table:table-cell table:formula="of:=CONCATENATE([.A654];&quot;ƏƏƏ&quot;;[.B654];&quot;ƏƏƏ&quot;;[.C654])" office:value-type="string" office:string-value="#EXTINF:0,Три ангелаƏƏƏ#EXTGRP:ДругиеƏƏƏhttp://53578940.ucomist.net/iptv/MB6KGZH26APQGN/2116/index.m3u8" calcext:value-type="string">
            <text:p>#EXTINF:0,Три ангелаƏƏƏ#EXTGRP:ДругиеƏƏƏhttp://53578940.ucomist.net/iptv/MB6KGZH26APQGN/2116/index.m3u8</text:p>
          </table:table-cell>
        </table:table-row>
        <table:table-row table:style-name="ro1">
          <table:table-cell office:value-type="string" calcext:value-type="string">
            <text:p>#EXTINF:0,Ратник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19/index.m3u8</text:p>
          </table:table-cell>
          <table:table-cell table:formula="of:=CONCATENATE([.A655];&quot;ƏƏƏ&quot;;[.B655];&quot;ƏƏƏ&quot;;[.C655])" office:value-type="string" office:string-value="#EXTINF:0,РатникƏƏƏ#EXTGRP:ДругиеƏƏƏhttp://53578940.ucomist.net/iptv/MB6KGZH26APQGN/2119/index.m3u8" calcext:value-type="string">
            <text:p>#EXTINF:0,РатникƏƏƏ#EXTGRP:ДругиеƏƏƏhttp://53578940.ucomist.net/iptv/MB6KGZH26APQGN/2119/index.m3u8</text:p>
          </table:table-cell>
        </table:table-row>
        <table:table-row table:style-name="ro1">
          <table:table-cell office:value-type="string" calcext:value-type="string">
            <text:p>#EXTINF:0,РЖД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20/index.m3u8</text:p>
          </table:table-cell>
          <table:table-cell table:formula="of:=CONCATENATE([.A656];&quot;ƏƏƏ&quot;;[.B656];&quot;ƏƏƏ&quot;;[.C656])" office:value-type="string" office:string-value="#EXTINF:0,РЖД ТВƏƏƏ#EXTGRP:ДругиеƏƏƏhttp://53578940.ucomist.net/iptv/MB6KGZH26APQGN/2120/index.m3u8" calcext:value-type="string">
            <text:p>#EXTINF:0,РЖД ТВƏƏƏ#EXTGRP:ДругиеƏƏƏhttp://53578940.ucomist.net/iptv/MB6KGZH26APQGN/2120/index.m3u8</text:p>
          </table:table-cell>
        </table:table-row>
        <table:table-row table:style-name="ro1">
          <table:table-cell office:value-type="string" calcext:value-type="string">
            <text:p>#EXTINF:0,Первый Крымский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39/index.m3u8</text:p>
          </table:table-cell>
          <table:table-cell table:formula="of:=CONCATENATE([.A657];&quot;ƏƏƏ&quot;;[.B657];&quot;ƏƏƏ&quot;;[.C657])" office:value-type="string" office:string-value="#EXTINF:0,Первый КрымскийƏƏƏ#EXTGRP:ДругиеƏƏƏhttp://53578940.ucomist.net/iptv/MB6KGZH26APQGN/2139/index.m3u8" calcext:value-type="string">
            <text:p>#EXTINF:0,Первый КрымскийƏƏƏ#EXTGRP:ДругиеƏƏƏhttp://53578940.ucomist.net/iptv/MB6KGZH26APQGN/2139/index.m3u8</text:p>
          </table:table-cell>
        </table:table-row>
        <table:table-row table:style-name="ro1">
          <table:table-cell office:value-type="string" calcext:value-type="string">
            <text:p>#EXTINF:0,ТОЛК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40/index.m3u8</text:p>
          </table:table-cell>
          <table:table-cell table:formula="of:=CONCATENATE([.A658];&quot;ƏƏƏ&quot;;[.B658];&quot;ƏƏƏ&quot;;[.C658])" office:value-type="string" office:string-value="#EXTINF:0,ТОЛКƏƏƏ#EXTGRP:ДругиеƏƏƏhttp://53578940.ucomist.net/iptv/MB6KGZH26APQGN/2140/index.m3u8" calcext:value-type="string">
            <text:p>#EXTINF:0,ТОЛКƏƏƏ#EXTGRP:ДругиеƏƏƏhttp://53578940.ucomist.net/iptv/MB6KGZH26APQGN/2140/index.m3u8</text:p>
          </table:table-cell>
        </table:table-row>
        <table:table-row table:style-name="ro1">
          <table:table-cell office:value-type="string" calcext:value-type="string">
            <text:p>#EXTINF:0,КРЫМ 2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43/index.m3u8</text:p>
          </table:table-cell>
          <table:table-cell table:formula="of:=CONCATENATE([.A659];&quot;ƏƏƏ&quot;;[.B659];&quot;ƏƏƏ&quot;;[.C659])" office:value-type="string" office:string-value="#EXTINF:0,КРЫМ 24ƏƏƏ#EXTGRP:ДругиеƏƏƏhttp://53578940.ucomist.net/iptv/MB6KGZH26APQGN/2143/index.m3u8" calcext:value-type="string">
            <text:p>#EXTINF:0,КРЫМ 24ƏƏƏ#EXTGRP:ДругиеƏƏƏhttp://53578940.ucomist.net/iptv/MB6KGZH26APQGN/2143/index.m3u8</text:p>
          </table:table-cell>
        </table:table-row>
        <table:table-row table:style-name="ro1">
          <table:table-cell office:value-type="string" calcext:value-type="string">
            <text:p>#EXTINF:0,Курай HD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44/index.m3u8</text:p>
          </table:table-cell>
          <table:table-cell table:formula="of:=CONCATENATE([.A660];&quot;ƏƏƏ&quot;;[.B660];&quot;ƏƏƏ&quot;;[.C660])" office:value-type="string" office:string-value="#EXTINF:0,Курай HDƏƏƏ#EXTGRP:ДругиеƏƏƏhttp://53578940.ucomist.net/iptv/MB6KGZH26APQGN/2144/index.m3u8" calcext:value-type="string">
            <text:p>#EXTINF:0,Курай HDƏƏƏ#EXTGRP:ДругиеƏƏƏhttp://53578940.ucomist.net/iptv/MB6KGZH26APQGN/2144/index.m3u8</text:p>
          </table:table-cell>
        </table:table-row>
        <table:table-row table:style-name="ro1">
          <table:table-cell office:value-type="string" calcext:value-type="string">
            <text:p>#EXTINF:0,Красная линия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47/index.m3u8</text:p>
          </table:table-cell>
          <table:table-cell table:formula="of:=CONCATENATE([.A661];&quot;ƏƏƏ&quot;;[.B661];&quot;ƏƏƏ&quot;;[.C661])" office:value-type="string" office:string-value="#EXTINF:0,Красная линияƏƏƏ#EXTGRP:ДругиеƏƏƏhttp://53578940.ucomist.net/iptv/MB6KGZH26APQGN/2147/index.m3u8" calcext:value-type="string">
            <text:p>#EXTINF:0,Красная линияƏƏƏ#EXTGRP:ДругиеƏƏƏhttp://53578940.ucomist.net/iptv/MB6KGZH26APQGN/2147/index.m3u8</text:p>
          </table:table-cell>
        </table:table-row>
        <table:table-row table:style-name="ro1">
          <table:table-cell office:value-type="string" calcext:value-type="string">
            <text:p>#EXTINF:0,ТНОМЕР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49/index.m3u8</text:p>
          </table:table-cell>
          <table:table-cell table:formula="of:=CONCATENATE([.A662];&quot;ƏƏƏ&quot;;[.B662];&quot;ƏƏƏ&quot;;[.C662])" office:value-type="string" office:string-value="#EXTINF:0,ТНОМЕРƏƏƏ#EXTGRP:ДругиеƏƏƏhttp://53578940.ucomist.net/iptv/MB6KGZH26APQGN/2149/index.m3u8" calcext:value-type="string">
            <text:p>#EXTINF:0,ТНОМЕРƏƏƏ#EXTGRP:ДругиеƏƏƏhttp://53578940.ucomist.net/iptv/MB6KGZH26APQGN/2149/index.m3u8</text:p>
          </table:table-cell>
        </table:table-row>
        <table:table-row table:style-name="ro1">
          <table:table-cell office:value-type="string" calcext:value-type="string">
            <text:p>#EXTINF:0,Хузур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50/index.m3u8</text:p>
          </table:table-cell>
          <table:table-cell table:formula="of:=CONCATENATE([.A663];&quot;ƏƏƏ&quot;;[.B663];&quot;ƏƏƏ&quot;;[.C663])" office:value-type="string" office:string-value="#EXTINF:0,Хузур ТВƏƏƏ#EXTGRP:ДругиеƏƏƏhttp://53578940.ucomist.net/iptv/MB6KGZH26APQGN/2150/index.m3u8" calcext:value-type="string">
            <text:p>#EXTINF:0,Хузур ТВƏƏƏ#EXTGRP:ДругиеƏƏƏhttp://53578940.ucomist.net/iptv/MB6KGZH26APQGN/2150/index.m3u8</text:p>
          </table:table-cell>
        </table:table-row>
        <table:table-row table:style-name="ro1">
          <table:table-cell office:value-type="string" calcext:value-type="string">
            <text:p>#EXTINF:0,Эхо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151/index.m3u8</text:p>
          </table:table-cell>
          <table:table-cell table:formula="of:=CONCATENATE([.A664];&quot;ƏƏƏ&quot;;[.B664];&quot;ƏƏƏ&quot;;[.C664])" office:value-type="string" office:string-value="#EXTINF:0,Эхо ТВƏƏƏ#EXTGRP:ДругиеƏƏƏhttp://53578940.ucomist.net/iptv/MB6KGZH26APQGN/2151/index.m3u8" calcext:value-type="string">
            <text:p>#EXTINF:0,Эхо ТВƏƏƏ#EXTGRP:ДругиеƏƏƏhttp://53578940.ucomist.net/iptv/MB6KGZH26APQGN/2151/index.m3u8</text:p>
          </table:table-cell>
        </table:table-row>
        <table:table-row table:style-name="ro1">
          <table:table-cell office:value-type="string" calcext:value-type="string">
            <text:p>#EXTINF:0,Калейдоскоп ТВ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037/index.m3u8</text:p>
          </table:table-cell>
          <table:table-cell table:formula="of:=CONCATENATE([.A665];&quot;ƏƏƏ&quot;;[.B665];&quot;ƏƏƏ&quot;;[.C665])" office:value-type="string" office:string-value="#EXTINF:0,Калейдоскоп ТВƏƏƏ#EXTGRP:ДругиеƏƏƏhttp://53578940.ucomist.net/iptv/MB6KGZH26APQGN/5037/index.m3u8" calcext:value-type="string">
            <text:p>#EXTINF:0,Калейдоскоп ТВƏƏƏ#EXTGRP:ДругиеƏƏƏhttp://53578940.ucomist.net/iptv/MB6KGZH26APQGN/5037/index.m3u8</text:p>
          </table:table-cell>
        </table:table-row>
        <table:table-row table:style-name="ro1">
          <table:table-cell office:value-type="string" calcext:value-type="string">
            <text:p>#EXTINF:0,Т 2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5047/index.m3u8</text:p>
          </table:table-cell>
          <table:table-cell table:formula="of:=CONCATENATE([.A666];&quot;ƏƏƏ&quot;;[.B666];&quot;ƏƏƏ&quot;;[.C666])" office:value-type="string" office:string-value="#EXTINF:0,Т 24ƏƏƏ#EXTGRP:ДругиеƏƏƏhttp://53578940.ucomist.net/iptv/MB6KGZH26APQGN/5047/index.m3u8" calcext:value-type="string">
            <text:p>#EXTINF:0,Т 24ƏƏƏ#EXTGRP:ДругиеƏƏƏhttp://53578940.ucomist.net/iptv/MB6KGZH26APQGN/5047/index.m3u8</text:p>
          </table:table-cell>
        </table:table-row>
        <table:table-row table:style-name="ro1">
          <table:table-cell office:value-type="string" calcext:value-type="string">
            <text:p>#EXTINF:0,Липецк Tim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2435/index.m3u8</text:p>
          </table:table-cell>
          <table:table-cell table:formula="of:=CONCATENATE([.A667];&quot;ƏƏƏ&quot;;[.B667];&quot;ƏƏƏ&quot;;[.C667])" office:value-type="string" office:string-value="#EXTINF:0,Липецк TimeƏƏƏ#EXTGRP:ДругиеƏƏƏhttp://53578940.ucomist.net/iptv/MB6KGZH26APQGN/2435/index.m3u8" calcext:value-type="string">
            <text:p>#EXTINF:0,Липецк TimeƏƏƏ#EXTGRP:ДругиеƏƏƏhttp://53578940.ucomist.net/iptv/MB6KGZH26APQGN/2435/index.m3u8</text:p>
          </table:table-cell>
        </table:table-row>
        <table:table-row table:style-name="ro1">
          <table:table-cell office:value-type="string" calcext:value-type="string">
            <text:p>#EXTINF:0,Россия-1 +2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11/index.m3u8</text:p>
          </table:table-cell>
          <table:table-cell table:formula="of:=CONCATENATE([.A668];&quot;ƏƏƏ&quot;;[.B668];&quot;ƏƏƏ&quot;;[.C668])" office:value-type="string" office:string-value="#EXTINF:0,Россия-1 +2ƏƏƏ#EXTGRP:ДругиеƏƏƏhttp://53578940.ucomist.net/iptv/MB6KGZH26APQGN/6011/index.m3u8" calcext:value-type="string">
            <text:p>#EXTINF:0,Россия-1 +2ƏƏƏ#EXTGRP:ДругиеƏƏƏhttp://53578940.ucomist.net/iptv/MB6KGZH26APQGN/6011/index.m3u8</text:p>
          </table:table-cell>
        </table:table-row>
        <table:table-row table:style-name="ro1">
          <table:table-cell office:value-type="string" calcext:value-type="string">
            <text:p>#EXTINF:0,Россия-1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2/index.m3u8</text:p>
          </table:table-cell>
          <table:table-cell table:formula="of:=CONCATENATE([.A669];&quot;ƏƏƏ&quot;;[.B669];&quot;ƏƏƏ&quot;;[.C669])" office:value-type="string" office:string-value="#EXTINF:0,Россия-1 +4ƏƏƏ#EXTGRP:ДругиеƏƏƏhttp://53578940.ucomist.net/iptv/MB6KGZH26APQGN/6022/index.m3u8" calcext:value-type="string">
            <text:p>#EXTINF:0,Россия-1 +4ƏƏƏ#EXTGRP:ДругиеƏƏƏhttp://53578940.ucomist.net/iptv/MB6KGZH26APQGN/6022/index.m3u8</text:p>
          </table:table-cell>
        </table:table-row>
        <table:table-row table:style-name="ro1">
          <table:table-cell office:value-type="string" calcext:value-type="string">
            <text:p>#EXTINF:0,Россия-1 +6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8/index.m3u8</text:p>
          </table:table-cell>
          <table:table-cell table:formula="of:=CONCATENATE([.A670];&quot;ƏƏƏ&quot;;[.B670];&quot;ƏƏƏ&quot;;[.C670])" office:value-type="string" office:string-value="#EXTINF:0,Россия-1 +6ƏƏƏ#EXTGRP:ДругиеƏƏƏhttp://53578940.ucomist.net/iptv/MB6KGZH26APQGN/6038/index.m3u8" calcext:value-type="string">
            <text:p>#EXTINF:0,Россия-1 +6ƏƏƏ#EXTGRP:ДругиеƏƏƏhttp://53578940.ucomist.net/iptv/MB6KGZH26APQGN/6038/index.m3u8</text:p>
          </table:table-cell>
        </table:table-row>
        <table:table-row table:style-name="ro1">
          <table:table-cell office:value-type="string" calcext:value-type="string">
            <text:p>#EXTINF:0,Россия-1 +8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51/index.m3u8</text:p>
          </table:table-cell>
          <table:table-cell table:formula="of:=CONCATENATE([.A671];&quot;ƏƏƏ&quot;;[.B671];&quot;ƏƏƏ&quot;;[.C671])" office:value-type="string" office:string-value="#EXTINF:0,Россия-1 +8ƏƏƏ#EXTGRP:ДругиеƏƏƏhttp://53578940.ucomist.net/iptv/MB6KGZH26APQGN/6051/index.m3u8" calcext:value-type="string">
            <text:p>#EXTINF:0,Россия-1 +8ƏƏƏ#EXTGRP:ДругиеƏƏƏhttp://53578940.ucomist.net/iptv/MB6KGZH26APQGN/6051/index.m3u8</text:p>
          </table:table-cell>
        </table:table-row>
        <table:table-row table:style-name="ro1">
          <table:table-cell office:value-type="string" calcext:value-type="string">
            <text:p>#EXTINF:0,ОТР +2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14/index.m3u8</text:p>
          </table:table-cell>
          <table:table-cell table:formula="of:=CONCATENATE([.A672];&quot;ƏƏƏ&quot;;[.B672];&quot;ƏƏƏ&quot;;[.C672])" office:value-type="string" office:string-value="#EXTINF:0,ОТР +2ƏƏƏ#EXTGRP:ДругиеƏƏƏhttp://53578940.ucomist.net/iptv/MB6KGZH26APQGN/6014/index.m3u8" calcext:value-type="string">
            <text:p>#EXTINF:0,ОТР +2ƏƏƏ#EXTGRP:ДругиеƏƏƏhttp://53578940.ucomist.net/iptv/MB6KGZH26APQGN/6014/index.m3u8</text:p>
          </table:table-cell>
        </table:table-row>
        <table:table-row table:style-name="ro1">
          <table:table-cell office:value-type="string" calcext:value-type="string">
            <text:p>#EXTINF:0,ОТР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6/index.m3u8</text:p>
          </table:table-cell>
          <table:table-cell table:formula="of:=CONCATENATE([.A673];&quot;ƏƏƏ&quot;;[.B673];&quot;ƏƏƏ&quot;;[.C673])" office:value-type="string" office:string-value="#EXTINF:0,ОТР +4ƏƏƏ#EXTGRP:ДругиеƏƏƏhttp://53578940.ucomist.net/iptv/MB6KGZH26APQGN/6026/index.m3u8" calcext:value-type="string">
            <text:p>#EXTINF:0,ОТР +4ƏƏƏ#EXTGRP:ДругиеƏƏƏhttp://53578940.ucomist.net/iptv/MB6KGZH26APQGN/6026/index.m3u8</text:p>
          </table:table-cell>
        </table:table-row>
        <table:table-row table:style-name="ro1">
          <table:table-cell office:value-type="string" calcext:value-type="string">
            <text:p>#EXTINF:0,СТС +2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15/index.m3u8</text:p>
          </table:table-cell>
          <table:table-cell table:formula="of:=CONCATENATE([.A674];&quot;ƏƏƏ&quot;;[.B674];&quot;ƏƏƏ&quot;;[.C674])" office:value-type="string" office:string-value="#EXTINF:0,СТС +2ƏƏƏ#EXTGRP:ДругиеƏƏƏhttp://53578940.ucomist.net/iptv/MB6KGZH26APQGN/6015/index.m3u8" calcext:value-type="string">
            <text:p>#EXTINF:0,СТС +2ƏƏƏ#EXTGRP:ДругиеƏƏƏhttp://53578940.ucomist.net/iptv/MB6KGZH26APQGN/6015/index.m3u8</text:p>
          </table:table-cell>
        </table:table-row>
        <table:table-row table:style-name="ro1">
          <table:table-cell office:value-type="string" calcext:value-type="string">
            <text:p>#EXTINF:0,СТС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9/index.m3u8</text:p>
          </table:table-cell>
          <table:table-cell table:formula="of:=CONCATENATE([.A675];&quot;ƏƏƏ&quot;;[.B675];&quot;ƏƏƏ&quot;;[.C675])" office:value-type="string" office:string-value="#EXTINF:0,СТС +4ƏƏƏ#EXTGRP:ДругиеƏƏƏhttp://53578940.ucomist.net/iptv/MB6KGZH26APQGN/6029/index.m3u8" calcext:value-type="string">
            <text:p>#EXTINF:0,СТС +4ƏƏƏ#EXTGRP:ДругиеƏƏƏhttp://53578940.ucomist.net/iptv/MB6KGZH26APQGN/6029/index.m3u8</text:p>
          </table:table-cell>
        </table:table-row>
        <table:table-row table:style-name="ro1">
          <table:table-cell office:value-type="string" calcext:value-type="string">
            <text:p>#EXTINF:0,СТС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3/index.m3u8</text:p>
          </table:table-cell>
          <table:table-cell table:formula="of:=CONCATENATE([.A676];&quot;ƏƏƏ&quot;;[.B676];&quot;ƏƏƏ&quot;;[.C676])" office:value-type="string" office:string-value="#EXTINF:0,СТС +7ƏƏƏ#EXTGRP:ДругиеƏƏƏhttp://53578940.ucomist.net/iptv/MB6KGZH26APQGN/6043/index.m3u8" calcext:value-type="string">
            <text:p>#EXTINF:0,СТС +7ƏƏƏ#EXTGRP:ДругиеƏƏƏhttp://53578940.ucomist.net/iptv/MB6KGZH26APQGN/6043/index.m3u8</text:p>
          </table:table-cell>
        </table:table-row>
        <table:table-row table:style-name="ro1">
          <table:table-cell office:value-type="string" calcext:value-type="string">
            <text:p>#EXTINF:0,Домашний +2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16/index.m3u8</text:p>
          </table:table-cell>
          <table:table-cell table:formula="of:=CONCATENATE([.A677];&quot;ƏƏƏ&quot;;[.B677];&quot;ƏƏƏ&quot;;[.C677])" office:value-type="string" office:string-value="#EXTINF:0,Домашний +2ƏƏƏ#EXTGRP:ДругиеƏƏƏhttp://53578940.ucomist.net/iptv/MB6KGZH26APQGN/6016/index.m3u8" calcext:value-type="string">
            <text:p>#EXTINF:0,Домашний +2ƏƏƏ#EXTGRP:ДругиеƏƏƏhttp://53578940.ucomist.net/iptv/MB6KGZH26APQGN/6016/index.m3u8</text:p>
          </table:table-cell>
        </table:table-row>
        <table:table-row table:style-name="ro1">
          <table:table-cell office:value-type="string" calcext:value-type="string">
            <text:p>#EXTINF:0,Домашний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0/index.m3u8</text:p>
          </table:table-cell>
          <table:table-cell table:formula="of:=CONCATENATE([.A678];&quot;ƏƏƏ&quot;;[.B678];&quot;ƏƏƏ&quot;;[.C678])" office:value-type="string" office:string-value="#EXTINF:0,Домашний +4ƏƏƏ#EXTGRP:ДругиеƏƏƏhttp://53578940.ucomist.net/iptv/MB6KGZH26APQGN/6030/index.m3u8" calcext:value-type="string">
            <text:p>#EXTINF:0,Домашний +4ƏƏƏ#EXTGRP:ДругиеƏƏƏhttp://53578940.ucomist.net/iptv/MB6KGZH26APQGN/6030/index.m3u8</text:p>
          </table:table-cell>
        </table:table-row>
        <table:table-row table:style-name="ro1">
          <table:table-cell office:value-type="string" calcext:value-type="string">
            <text:p>#EXTINF:0,Домашний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4/index.m3u8</text:p>
          </table:table-cell>
          <table:table-cell table:formula="of:=CONCATENATE([.A679];&quot;ƏƏƏ&quot;;[.B679];&quot;ƏƏƏ&quot;;[.C679])" office:value-type="string" office:string-value="#EXTINF:0,Домашний +7ƏƏƏ#EXTGRP:ДругиеƏƏƏhttp://53578940.ucomist.net/iptv/MB6KGZH26APQGN/6044/index.m3u8" calcext:value-type="string">
            <text:p>#EXTINF:0,Домашний +7ƏƏƏ#EXTGRP:ДругиеƏƏƏhttp://53578940.ucomist.net/iptv/MB6KGZH26APQGN/6044/index.m3u8</text:p>
          </table:table-cell>
        </table:table-row>
        <table:table-row table:style-name="ro1">
          <table:table-cell office:value-type="string" calcext:value-type="string">
            <text:p>#EXTINF:0,ТВ3 +2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17/index.m3u8</text:p>
          </table:table-cell>
          <table:table-cell table:formula="of:=CONCATENATE([.A680];&quot;ƏƏƏ&quot;;[.B680];&quot;ƏƏƏ&quot;;[.C680])" office:value-type="string" office:string-value="#EXTINF:0,ТВ3 +2ƏƏƏ#EXTGRP:ДругиеƏƏƏhttp://53578940.ucomist.net/iptv/MB6KGZH26APQGN/6017/index.m3u8" calcext:value-type="string">
            <text:p>#EXTINF:0,ТВ3 +2ƏƏƏ#EXTGRP:ДругиеƏƏƏhttp://53578940.ucomist.net/iptv/MB6KGZH26APQGN/6017/index.m3u8</text:p>
          </table:table-cell>
        </table:table-row>
        <table:table-row table:style-name="ro1">
          <table:table-cell office:value-type="string" calcext:value-type="string">
            <text:p>#EXTINF:0,ТВ3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1/index.m3u8</text:p>
          </table:table-cell>
          <table:table-cell table:formula="of:=CONCATENATE([.A681];&quot;ƏƏƏ&quot;;[.B681];&quot;ƏƏƏ&quot;;[.C681])" office:value-type="string" office:string-value="#EXTINF:0,ТВ3 +4ƏƏƏ#EXTGRP:ДругиеƏƏƏhttp://53578940.ucomist.net/iptv/MB6KGZH26APQGN/6031/index.m3u8" calcext:value-type="string">
            <text:p>#EXTINF:0,ТВ3 +4ƏƏƏ#EXTGRP:ДругиеƏƏƏhttp://53578940.ucomist.net/iptv/MB6KGZH26APQGN/6031/index.m3u8</text:p>
          </table:table-cell>
        </table:table-row>
        <table:table-row table:style-name="ro1">
          <table:table-cell office:value-type="string" calcext:value-type="string">
            <text:p>#EXTINF:0,ТВ3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5/index.m3u8</text:p>
          </table:table-cell>
          <table:table-cell table:formula="of:=CONCATENATE([.A682];&quot;ƏƏƏ&quot;;[.B682];&quot;ƏƏƏ&quot;;[.C682])" office:value-type="string" office:string-value="#EXTINF:0,ТВ3 +7ƏƏƏ#EXTGRP:ДругиеƏƏƏhttp://53578940.ucomist.net/iptv/MB6KGZH26APQGN/6045/index.m3u8" calcext:value-type="string">
            <text:p>#EXTINF:0,ТВ3 +7ƏƏƏ#EXTGRP:ДругиеƏƏƏhttp://53578940.ucomist.net/iptv/MB6KGZH26APQGN/6045/index.m3u8</text:p>
          </table:table-cell>
        </table:table-row>
        <table:table-row table:style-name="ro1">
          <table:table-cell office:value-type="string" calcext:value-type="string">
            <text:p>#EXTINF:0,Пятница +2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18/index.m3u8</text:p>
          </table:table-cell>
          <table:table-cell table:formula="of:=CONCATENATE([.A683];&quot;ƏƏƏ&quot;;[.B683];&quot;ƏƏƏ&quot;;[.C683])" office:value-type="string" office:string-value="#EXTINF:0,Пятница +2ƏƏƏ#EXTGRP:ДругиеƏƏƏhttp://53578940.ucomist.net/iptv/MB6KGZH26APQGN/6018/index.m3u8" calcext:value-type="string">
            <text:p>#EXTINF:0,Пятница +2ƏƏƏ#EXTGRP:ДругиеƏƏƏhttp://53578940.ucomist.net/iptv/MB6KGZH26APQGN/6018/index.m3u8</text:p>
          </table:table-cell>
        </table:table-row>
        <table:table-row table:style-name="ro1">
          <table:table-cell office:value-type="string" calcext:value-type="string">
            <text:p>#EXTINF:0,Пятница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2/index.m3u8</text:p>
          </table:table-cell>
          <table:table-cell table:formula="of:=CONCATENATE([.A684];&quot;ƏƏƏ&quot;;[.B684];&quot;ƏƏƏ&quot;;[.C684])" office:value-type="string" office:string-value="#EXTINF:0,Пятница +4ƏƏƏ#EXTGRP:ДругиеƏƏƏhttp://53578940.ucomist.net/iptv/MB6KGZH26APQGN/6032/index.m3u8" calcext:value-type="string">
            <text:p>#EXTINF:0,Пятница +4ƏƏƏ#EXTGRP:ДругиеƏƏƏhttp://53578940.ucomist.net/iptv/MB6KGZH26APQGN/6032/index.m3u8</text:p>
          </table:table-cell>
        </table:table-row>
        <table:table-row table:style-name="ro1">
          <table:table-cell office:value-type="string" calcext:value-type="string">
            <text:p>#EXTINF:0,Пятница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6/index.m3u8</text:p>
          </table:table-cell>
          <table:table-cell table:formula="of:=CONCATENATE([.A685];&quot;ƏƏƏ&quot;;[.B685];&quot;ƏƏƏ&quot;;[.C685])" office:value-type="string" office:string-value="#EXTINF:0,Пятница +7ƏƏƏ#EXTGRP:ДругиеƏƏƏhttp://53578940.ucomist.net/iptv/MB6KGZH26APQGN/6046/index.m3u8" calcext:value-type="string">
            <text:p>#EXTINF:0,Пятница +7ƏƏƏ#EXTGRP:ДругиеƏƏƏhttp://53578940.ucomist.net/iptv/MB6KGZH26APQGN/6046/index.m3u8</text:p>
          </table:table-cell>
        </table:table-row>
        <table:table-row table:style-name="ro1">
          <table:table-cell office:value-type="string" calcext:value-type="string">
            <text:p>#EXTINF:0,Мир +2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19/index.m3u8</text:p>
          </table:table-cell>
          <table:table-cell table:formula="of:=CONCATENATE([.A686];&quot;ƏƏƏ&quot;;[.B686];&quot;ƏƏƏ&quot;;[.C686])" office:value-type="string" office:string-value="#EXTINF:0,Мир +2ƏƏƏ#EXTGRP:ДругиеƏƏƏhttp://53578940.ucomist.net/iptv/MB6KGZH26APQGN/6019/index.m3u8" calcext:value-type="string">
            <text:p>#EXTINF:0,Мир +2ƏƏƏ#EXTGRP:ДругиеƏƏƏhttp://53578940.ucomist.net/iptv/MB6KGZH26APQGN/6019/index.m3u8</text:p>
          </table:table-cell>
        </table:table-row>
        <table:table-row table:style-name="ro1">
          <table:table-cell office:value-type="string" calcext:value-type="string">
            <text:p>#EXTINF:0,Мир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4/index.m3u8</text:p>
          </table:table-cell>
          <table:table-cell table:formula="of:=CONCATENATE([.A687];&quot;ƏƏƏ&quot;;[.B687];&quot;ƏƏƏ&quot;;[.C687])" office:value-type="string" office:string-value="#EXTINF:0,Мир +4ƏƏƏ#EXTGRP:ДругиеƏƏƏhttp://53578940.ucomist.net/iptv/MB6KGZH26APQGN/6034/index.m3u8" calcext:value-type="string">
            <text:p>#EXTINF:0,Мир +4ƏƏƏ#EXTGRP:ДругиеƏƏƏhttp://53578940.ucomist.net/iptv/MB6KGZH26APQGN/6034/index.m3u8</text:p>
          </table:table-cell>
        </table:table-row>
        <table:table-row table:style-name="ro1">
          <table:table-cell office:value-type="string" calcext:value-type="string">
            <text:p>#EXTINF:0,Мир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8/index.m3u8</text:p>
          </table:table-cell>
          <table:table-cell table:formula="of:=CONCATENATE([.A688];&quot;ƏƏƏ&quot;;[.B688];&quot;ƏƏƏ&quot;;[.C688])" office:value-type="string" office:string-value="#EXTINF:0,Мир +7ƏƏƏ#EXTGRP:ДругиеƏƏƏhttp://53578940.ucomist.net/iptv/MB6KGZH26APQGN/6048/index.m3u8" calcext:value-type="string">
            <text:p>#EXTINF:0,Мир +7ƏƏƏ#EXTGRP:ДругиеƏƏƏhttp://53578940.ucomist.net/iptv/MB6KGZH26APQGN/6048/index.m3u8</text:p>
          </table:table-cell>
        </table:table-row>
        <table:table-row table:style-name="ro1">
          <table:table-cell office:value-type="string" calcext:value-type="string">
            <text:p>#EXTINF:0,ТНТ +2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0/index.m3u8</text:p>
          </table:table-cell>
          <table:table-cell table:formula="of:=CONCATENATE([.A689];&quot;ƏƏƏ&quot;;[.B689];&quot;ƏƏƏ&quot;;[.C689])" office:value-type="string" office:string-value="#EXTINF:0,ТНТ +2ƏƏƏ#EXTGRP:ДругиеƏƏƏhttp://53578940.ucomist.net/iptv/MB6KGZH26APQGN/6020/index.m3u8" calcext:value-type="string">
            <text:p>#EXTINF:0,ТНТ +2ƏƏƏ#EXTGRP:ДругиеƏƏƏhttp://53578940.ucomist.net/iptv/MB6KGZH26APQGN/6020/index.m3u8</text:p>
          </table:table-cell>
        </table:table-row>
        <table:table-row table:style-name="ro1">
          <table:table-cell office:value-type="string" calcext:value-type="string">
            <text:p>#EXTINF:0,ТНТ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5/index.m3u8</text:p>
          </table:table-cell>
          <table:table-cell table:formula="of:=CONCATENATE([.A690];&quot;ƏƏƏ&quot;;[.B690];&quot;ƏƏƏ&quot;;[.C690])" office:value-type="string" office:string-value="#EXTINF:0,ТНТ +4ƏƏƏ#EXTGRP:ДругиеƏƏƏhttp://53578940.ucomist.net/iptv/MB6KGZH26APQGN/6035/index.m3u8" calcext:value-type="string">
            <text:p>#EXTINF:0,ТНТ +4ƏƏƏ#EXTGRP:ДругиеƏƏƏhttp://53578940.ucomist.net/iptv/MB6KGZH26APQGN/6035/index.m3u8</text:p>
          </table:table-cell>
        </table:table-row>
        <table:table-row table:style-name="ro1">
          <table:table-cell office:value-type="string" calcext:value-type="string">
            <text:p>#EXTINF:0,ТНТ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9/index.m3u8</text:p>
          </table:table-cell>
          <table:table-cell table:formula="of:=CONCATENATE([.A691];&quot;ƏƏƏ&quot;;[.B691];&quot;ƏƏƏ&quot;;[.C691])" office:value-type="string" office:string-value="#EXTINF:0,ТНТ +7ƏƏƏ#EXTGRP:ДругиеƏƏƏhttp://53578940.ucomist.net/iptv/MB6KGZH26APQGN/6049/index.m3u8" calcext:value-type="string">
            <text:p>#EXTINF:0,ТНТ +7ƏƏƏ#EXTGRP:ДругиеƏƏƏhttp://53578940.ucomist.net/iptv/MB6KGZH26APQGN/6049/index.m3u8</text:p>
          </table:table-cell>
        </table:table-row>
        <table:table-row table:style-name="ro1">
          <table:table-cell office:value-type="string" calcext:value-type="string">
            <text:p>#EXTINF:0,Первый канал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1/index.m3u8</text:p>
          </table:table-cell>
          <table:table-cell table:formula="of:=CONCATENATE([.A692];&quot;ƏƏƏ&quot;;[.B692];&quot;ƏƏƏ&quot;;[.C692])" office:value-type="string" office:string-value="#EXTINF:0,Первый канал +4ƏƏƏ#EXTGRP:ДругиеƏƏƏhttp://53578940.ucomist.net/iptv/MB6KGZH26APQGN/6021/index.m3u8" calcext:value-type="string">
            <text:p>#EXTINF:0,Первый канал +4ƏƏƏ#EXTGRP:ДругиеƏƏƏhttp://53578940.ucomist.net/iptv/MB6KGZH26APQGN/6021/index.m3u8</text:p>
          </table:table-cell>
        </table:table-row>
        <table:table-row table:style-name="ro1">
          <table:table-cell office:value-type="string" calcext:value-type="string">
            <text:p>#EXTINF:0,Первый канал +6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7/index.m3u8</text:p>
          </table:table-cell>
          <table:table-cell table:formula="of:=CONCATENATE([.A693];&quot;ƏƏƏ&quot;;[.B693];&quot;ƏƏƏ&quot;;[.C693])" office:value-type="string" office:string-value="#EXTINF:0,Первый канал +6ƏƏƏ#EXTGRP:ДругиеƏƏƏhttp://53578940.ucomist.net/iptv/MB6KGZH26APQGN/6037/index.m3u8" calcext:value-type="string">
            <text:p>#EXTINF:0,Первый канал +6ƏƏƏ#EXTGRP:ДругиеƏƏƏhttp://53578940.ucomist.net/iptv/MB6KGZH26APQGN/6037/index.m3u8</text:p>
          </table:table-cell>
        </table:table-row>
        <table:table-row table:style-name="ro1">
          <table:table-cell office:value-type="string" calcext:value-type="string">
            <text:p>#EXTINF:0,Первый канал +8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50/index.m3u8</text:p>
          </table:table-cell>
          <table:table-cell table:formula="of:=CONCATENATE([.A694];&quot;ƏƏƏ&quot;;[.B694];&quot;ƏƏƏ&quot;;[.C694])" office:value-type="string" office:string-value="#EXTINF:0,Первый канал +8ƏƏƏ#EXTGRP:ДругиеƏƏƏhttp://53578940.ucomist.net/iptv/MB6KGZH26APQGN/6050/index.m3u8" calcext:value-type="string">
            <text:p>#EXTINF:0,Первый канал +8ƏƏƏ#EXTGRP:ДругиеƏƏƏhttp://53578940.ucomist.net/iptv/MB6KGZH26APQGN/6050/index.m3u8</text:p>
          </table:table-cell>
        </table:table-row>
        <table:table-row table:style-name="ro1">
          <table:table-cell office:value-type="string" calcext:value-type="string">
            <text:p>#EXTINF:0,НТВ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4/index.m3u8</text:p>
          </table:table-cell>
          <table:table-cell table:formula="of:=CONCATENATE([.A695];&quot;ƏƏƏ&quot;;[.B695];&quot;ƏƏƏ&quot;;[.C695])" office:value-type="string" office:string-value="#EXTINF:0,НТВ +4ƏƏƏ#EXTGRP:ДругиеƏƏƏhttp://53578940.ucomist.net/iptv/MB6KGZH26APQGN/6024/index.m3u8" calcext:value-type="string">
            <text:p>#EXTINF:0,НТВ +4ƏƏƏ#EXTGRP:ДругиеƏƏƏhttp://53578940.ucomist.net/iptv/MB6KGZH26APQGN/6024/index.m3u8</text:p>
          </table:table-cell>
        </table:table-row>
        <table:table-row table:style-name="ro1">
          <table:table-cell office:value-type="string" calcext:value-type="string">
            <text:p>#EXTINF:0,НТВ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9/index.m3u8</text:p>
          </table:table-cell>
          <table:table-cell table:formula="of:=CONCATENATE([.A696];&quot;ƏƏƏ&quot;;[.B696];&quot;ƏƏƏ&quot;;[.C696])" office:value-type="string" office:string-value="#EXTINF:0,НТВ +7ƏƏƏ#EXTGRP:ДругиеƏƏƏhttp://53578940.ucomist.net/iptv/MB6KGZH26APQGN/6039/index.m3u8" calcext:value-type="string">
            <text:p>#EXTINF:0,НТВ +7ƏƏƏ#EXTGRP:ДругиеƏƏƏhttp://53578940.ucomist.net/iptv/MB6KGZH26APQGN/6039/index.m3u8</text:p>
          </table:table-cell>
        </table:table-row>
        <table:table-row table:style-name="ro1">
          <table:table-cell office:value-type="string" calcext:value-type="string">
            <text:p>#EXTINF:0,НТВ +8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53/index.m3u8</text:p>
          </table:table-cell>
          <table:table-cell table:formula="of:=CONCATENATE([.A697];&quot;ƏƏƏ&quot;;[.B697];&quot;ƏƏƏ&quot;;[.C697])" office:value-type="string" office:string-value="#EXTINF:0,НТВ +8ƏƏƏ#EXTGRP:ДругиеƏƏƏhttp://53578940.ucomist.net/iptv/MB6KGZH26APQGN/6053/index.m3u8" calcext:value-type="string">
            <text:p>#EXTINF:0,НТВ +8ƏƏƏ#EXTGRP:ДругиеƏƏƏhttp://53578940.ucomist.net/iptv/MB6KGZH26APQGN/6053/index.m3u8</text:p>
          </table:table-cell>
        </table:table-row>
        <table:table-row table:style-name="ro1">
          <table:table-cell office:value-type="string" calcext:value-type="string">
            <text:p>#EXTINF:0,5 канал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5/index.m3u8</text:p>
          </table:table-cell>
          <table:table-cell table:formula="of:=CONCATENATE([.A698];&quot;ƏƏƏ&quot;;[.B698];&quot;ƏƏƏ&quot;;[.C698])" office:value-type="string" office:string-value="#EXTINF:0,5 канал +4ƏƏƏ#EXTGRP:ДругиеƏƏƏhttp://53578940.ucomist.net/iptv/MB6KGZH26APQGN/6025/index.m3u8" calcext:value-type="string">
            <text:p>#EXTINF:0,5 канал +4ƏƏƏ#EXTGRP:ДругиеƏƏƏhttp://53578940.ucomist.net/iptv/MB6KGZH26APQGN/6025/index.m3u8</text:p>
          </table:table-cell>
        </table:table-row>
        <table:table-row table:style-name="ro1">
          <table:table-cell office:value-type="string" calcext:value-type="string">
            <text:p>#EXTINF:0,5 канал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0/index.m3u8</text:p>
          </table:table-cell>
          <table:table-cell table:formula="of:=CONCATENATE([.A699];&quot;ƏƏƏ&quot;;[.B699];&quot;ƏƏƏ&quot;;[.C699])" office:value-type="string" office:string-value="#EXTINF:0,5 канал +7ƏƏƏ#EXTGRP:ДругиеƏƏƏhttp://53578940.ucomist.net/iptv/MB6KGZH26APQGN/6040/index.m3u8" calcext:value-type="string">
            <text:p>#EXTINF:0,5 канал +7ƏƏƏ#EXTGRP:ДругиеƏƏƏhttp://53578940.ucomist.net/iptv/MB6KGZH26APQGN/6040/index.m3u8</text:p>
          </table:table-cell>
        </table:table-row>
        <table:table-row table:style-name="ro1">
          <table:table-cell office:value-type="string" calcext:value-type="string">
            <text:p>#EXTINF:0,5 канал +8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54/index.m3u8</text:p>
          </table:table-cell>
          <table:table-cell table:formula="of:=CONCATENATE([.A700];&quot;ƏƏƏ&quot;;[.B700];&quot;ƏƏƏ&quot;;[.C700])" office:value-type="string" office:string-value="#EXTINF:0,5 канал +8ƏƏƏ#EXTGRP:ДругиеƏƏƏhttp://53578940.ucomist.net/iptv/MB6KGZH26APQGN/6054/index.m3u8" calcext:value-type="string">
            <text:p>#EXTINF:0,5 канал +8ƏƏƏ#EXTGRP:ДругиеƏƏƏhttp://53578940.ucomist.net/iptv/MB6KGZH26APQGN/6054/index.m3u8</text:p>
          </table:table-cell>
        </table:table-row>
        <table:table-row table:style-name="ro1">
          <table:table-cell office:value-type="string" calcext:value-type="string">
            <text:p>#EXTINF:0,Рен ТВ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8/index.m3u8</text:p>
          </table:table-cell>
          <table:table-cell table:formula="of:=CONCATENATE([.A701];&quot;ƏƏƏ&quot;;[.B701];&quot;ƏƏƏ&quot;;[.C701])" office:value-type="string" office:string-value="#EXTINF:0,Рен ТВ +4ƏƏƏ#EXTGRP:ДругиеƏƏƏhttp://53578940.ucomist.net/iptv/MB6KGZH26APQGN/6028/index.m3u8" calcext:value-type="string">
            <text:p>#EXTINF:0,Рен ТВ +4ƏƏƏ#EXTGRP:ДругиеƏƏƏhttp://53578940.ucomist.net/iptv/MB6KGZH26APQGN/6028/index.m3u8</text:p>
          </table:table-cell>
        </table:table-row>
        <table:table-row table:style-name="ro1">
          <table:table-cell office:value-type="string" calcext:value-type="string">
            <text:p>#EXTINF:0,Рен ТВ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2/index.m3u8</text:p>
          </table:table-cell>
          <table:table-cell table:formula="of:=CONCATENATE([.A702];&quot;ƏƏƏ&quot;;[.B702];&quot;ƏƏƏ&quot;;[.C702])" office:value-type="string" office:string-value="#EXTINF:0,Рен ТВ +7ƏƏƏ#EXTGRP:ДругиеƏƏƏhttp://53578940.ucomist.net/iptv/MB6KGZH26APQGN/6042/index.m3u8" calcext:value-type="string">
            <text:p>#EXTINF:0,Рен ТВ +7ƏƏƏ#EXTGRP:ДругиеƏƏƏhttp://53578940.ucomist.net/iptv/MB6KGZH26APQGN/6042/index.m3u8</text:p>
          </table:table-cell>
        </table:table-row>
        <table:table-row table:style-name="ro1">
          <table:table-cell office:value-type="string" calcext:value-type="string">
            <text:p>#EXTINF:0,Звезда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33/index.m3u8</text:p>
          </table:table-cell>
          <table:table-cell table:formula="of:=CONCATENATE([.A703];&quot;ƏƏƏ&quot;;[.B703];&quot;ƏƏƏ&quot;;[.C703])" office:value-type="string" office:string-value="#EXTINF:0,Звезда +4ƏƏƏ#EXTGRP:ДругиеƏƏƏhttp://53578940.ucomist.net/iptv/MB6KGZH26APQGN/6033/index.m3u8" calcext:value-type="string">
            <text:p>#EXTINF:0,Звезда +4ƏƏƏ#EXTGRP:ДругиеƏƏƏhttp://53578940.ucomist.net/iptv/MB6KGZH26APQGN/6033/index.m3u8</text:p>
          </table:table-cell>
        </table:table-row>
        <table:table-row table:style-name="ro1">
          <table:table-cell office:value-type="string" calcext:value-type="string">
            <text:p>#EXTINF:0,Звезда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7/index.m3u8</text:p>
          </table:table-cell>
          <table:table-cell table:formula="of:=CONCATENATE([.A704];&quot;ƏƏƏ&quot;;[.B704];&quot;ƏƏƏ&quot;;[.C704])" office:value-type="string" office:string-value="#EXTINF:0,Звезда +7ƏƏƏ#EXTGRP:ДругиеƏƏƏhttp://53578940.ucomist.net/iptv/MB6KGZH26APQGN/6047/index.m3u8" calcext:value-type="string">
            <text:p>#EXTINF:0,Звезда +7ƏƏƏ#EXTGRP:ДругиеƏƏƏhttp://53578940.ucomist.net/iptv/MB6KGZH26APQGN/6047/index.m3u8</text:p>
          </table:table-cell>
        </table:table-row>
        <table:table-row table:style-name="ro1">
          <table:table-cell office:value-type="string" calcext:value-type="string">
            <text:p>#EXTINF:0,ТВЦ +4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27/index.m3u8</text:p>
          </table:table-cell>
          <table:table-cell table:formula="of:=CONCATENATE([.A705];&quot;ƏƏƏ&quot;;[.B705];&quot;ƏƏƏ&quot;;[.C705])" office:value-type="string" office:string-value="#EXTINF:0,ТВЦ +4ƏƏƏ#EXTGRP:ДругиеƏƏƏhttp://53578940.ucomist.net/iptv/MB6KGZH26APQGN/6027/index.m3u8" calcext:value-type="string">
            <text:p>#EXTINF:0,ТВЦ +4ƏƏƏ#EXTGRP:ДругиеƏƏƏhttp://53578940.ucomist.net/iptv/MB6KGZH26APQGN/6027/index.m3u8</text:p>
          </table:table-cell>
        </table:table-row>
        <table:table-row table:style-name="ro1">
          <table:table-cell office:value-type="string" calcext:value-type="string">
            <text:p>#EXTINF:0,ТВЦ +7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41/index.m3u8</text:p>
          </table:table-cell>
          <table:table-cell table:formula="of:=CONCATENATE([.A706];&quot;ƏƏƏ&quot;;[.B706];&quot;ƏƏƏ&quot;;[.C706])" office:value-type="string" office:string-value="#EXTINF:0,ТВЦ +7ƏƏƏ#EXTGRP:ДругиеƏƏƏhttp://53578940.ucomist.net/iptv/MB6KGZH26APQGN/6041/index.m3u8" calcext:value-type="string">
            <text:p>#EXTINF:0,ТВЦ +7ƏƏƏ#EXTGRP:ДругиеƏƏƏhttp://53578940.ucomist.net/iptv/MB6KGZH26APQGN/6041/index.m3u8</text:p>
          </table:table-cell>
        </table:table-row>
        <table:table-row table:style-name="ro1">
          <table:table-cell office:value-type="string" calcext:value-type="string">
            <text:p>#EXTINF:0,ТВЦ +8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056/index.m3u8</text:p>
          </table:table-cell>
          <table:table-cell table:formula="of:=CONCATENATE([.A707];&quot;ƏƏƏ&quot;;[.B707];&quot;ƏƏƏ&quot;;[.C707])" office:value-type="string" office:string-value="#EXTINF:0,ТВЦ +8ƏƏƏ#EXTGRP:ДругиеƏƏƏhttp://53578940.ucomist.net/iptv/MB6KGZH26APQGN/6056/index.m3u8" calcext:value-type="string">
            <text:p>#EXTINF:0,ТВЦ +8ƏƏƏ#EXTGRP:ДругиеƏƏƏhttp://53578940.ucomist.net/iptv/MB6KGZH26APQGN/6056/index.m3u8</text:p>
          </table:table-cell>
        </table:table-row>
        <table:table-row table:style-name="ro1">
          <table:table-cell office:value-type="string" calcext:value-type="string">
            <text:p>#EXTINF:0,AXN BR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163/index.m3u8</text:p>
          </table:table-cell>
          <table:table-cell table:formula="of:=CONCATENATE([.A708];&quot;ƏƏƏ&quot;;[.B708];&quot;ƏƏƏ&quot;;[.C708])" office:value-type="string" office:string-value="#EXTINF:0,AXN BRƏƏƏ#EXTGRP:ДругиеƏƏƏhttp://53578940.ucomist.net/iptv/MB6KGZH26APQGN/6163/index.m3u8" calcext:value-type="string">
            <text:p>#EXTINF:0,AXN BRƏƏƏ#EXTGRP:ДругиеƏƏƏhttp://53578940.ucomist.net/iptv/MB6KGZH26APQGN/6163/index.m3u8</text:p>
          </table:table-cell>
        </table:table-row>
        <table:table-row table:style-name="ro1">
          <table:table-cell office:value-type="string" calcext:value-type="string">
            <text:p>#EXTINF:0,Australia Channel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118/index.m3u8</text:p>
          </table:table-cell>
          <table:table-cell table:formula="of:=CONCATENATE([.A709];&quot;ƏƏƏ&quot;;[.B709];&quot;ƏƏƏ&quot;;[.C709])" office:value-type="string" office:string-value="#EXTINF:0,Australia Channel AUƏƏƏ#EXTGRP:ДругиеƏƏƏhttp://53578940.ucomist.net/iptv/MB6KGZH26APQGN/6118/index.m3u8" calcext:value-type="string">
            <text:p>#EXTINF:0,Australia Channel AUƏƏƏ#EXTGRP:ДругиеƏƏƏhttp://53578940.ucomist.net/iptv/MB6KGZH26APQGN/6118/index.m3u8</text:p>
          </table:table-cell>
        </table:table-row>
        <table:table-row table:style-name="ro1">
          <table:table-cell office:value-type="string" calcext:value-type="string">
            <text:p>#EXTINF:0,PARIS PREMIER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6146/index.m3u8</text:p>
          </table:table-cell>
          <table:table-cell table:formula="of:=CONCATENATE([.A710];&quot;ƏƏƏ&quot;;[.B710];&quot;ƏƏƏ&quot;;[.C710])" office:value-type="string" office:string-value="#EXTINF:0,PARIS PREMIEREƏƏƏ#EXTGRP:ДругиеƏƏƏhttp://53578940.ucomist.net/iptv/MB6KGZH26APQGN/6146/index.m3u8" calcext:value-type="string">
            <text:p>#EXTINF:0,PARIS PREMIEREƏƏƏ#EXTGRP:ДругиеƏƏƏhttp://53578940.ucomist.net/iptv/MB6KGZH26APQGN/6146/index.m3u8</text:p>
          </table:table-cell>
        </table:table-row>
        <table:table-row table:style-name="ro1">
          <table:table-cell office:value-type="string" calcext:value-type="string">
            <text:p>#EXTINF:0,Gags Network HD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142/index.m3u8</text:p>
          </table:table-cell>
          <table:table-cell table:formula="of:=CONCATENATE([.A711];&quot;ƏƏƏ&quot;;[.B711];&quot;ƏƏƏ&quot;;[.C711])" office:value-type="string" office:string-value="#EXTINF:0,Gags Network HDƏƏƏ#EXTGRP:ДругиеƏƏƏhttp://53578940.ucomist.net/iptv/MB6KGZH26APQGN/7142/index.m3u8" calcext:value-type="string">
            <text:p>#EXTINF:0,Gags Network HDƏƏƏ#EXTGRP:ДругиеƏƏƏhttp://53578940.ucomist.net/iptv/MB6KGZH26APQGN/7142/index.m3u8</text:p>
          </table:table-cell>
        </table:table-row>
        <table:table-row table:style-name="ro1">
          <table:table-cell office:value-type="string" calcext:value-type="string">
            <text:p>#EXTINF:0,ARD FHD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33/index.m3u8</text:p>
          </table:table-cell>
          <table:table-cell table:formula="of:=CONCATENATE([.A712];&quot;ƏƏƏ&quot;;[.B712];&quot;ƏƏƏ&quot;;[.C712])" office:value-type="string" office:string-value="#EXTINF:0,ARD FHDƏƏƏ#EXTGRP:ДругиеƏƏƏhttp://53578940.ucomist.net/iptv/MB6KGZH26APQGN/7233/index.m3u8" calcext:value-type="string">
            <text:p>#EXTINF:0,ARD FHDƏƏƏ#EXTGRP:ДругиеƏƏƏhttp://53578940.ucomist.net/iptv/MB6KGZH26APQGN/7233/index.m3u8</text:p>
          </table:table-cell>
        </table:table-row>
        <table:table-row table:style-name="ro1">
          <table:table-cell office:value-type="string" calcext:value-type="string">
            <text:p>#EXTINF:0,Россия HD Orig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52/index.m3u8</text:p>
          </table:table-cell>
          <table:table-cell table:formula="of:=CONCATENATE([.A713];&quot;ƏƏƏ&quot;;[.B713];&quot;ƏƏƏ&quot;;[.C713])" office:value-type="string" office:string-value="#EXTINF:0,Россия HD OrigƏƏƏ#EXTGRP:ДругиеƏƏƏhttp://53578940.ucomist.net/iptv/MB6KGZH26APQGN/7252/index.m3u8" calcext:value-type="string">
            <text:p>#EXTINF:0,Россия HD OrigƏƏƏ#EXTGRP:ДругиеƏƏƏhttp://53578940.ucomist.net/iptv/MB6KGZH26APQGN/7252/index.m3u8</text:p>
          </table:table-cell>
        </table:table-row>
        <table:table-row table:style-name="ro1">
          <table:table-cell office:value-type="string" calcext:value-type="string">
            <text:p>#EXTINF:0,WELT HD D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58/index.m3u8</text:p>
          </table:table-cell>
          <table:table-cell table:formula="of:=CONCATENATE([.A714];&quot;ƏƏƏ&quot;;[.B714];&quot;ƏƏƏ&quot;;[.C714])" office:value-type="string" office:string-value="#EXTINF:0,WELT HD DEƏƏƏ#EXTGRP:ДругиеƏƏƏhttp://53578940.ucomist.net/iptv/MB6KGZH26APQGN/7258/index.m3u8" calcext:value-type="string">
            <text:p>#EXTINF:0,WELT HD DEƏƏƏ#EXTGRP:ДругиеƏƏƏhttp://53578940.ucomist.net/iptv/MB6KGZH26APQGN/7258/index.m3u8</text:p>
          </table:table-cell>
        </table:table-row>
        <table:table-row table:style-name="ro1">
          <table:table-cell office:value-type="string" calcext:value-type="string">
            <text:p>#EXTINF:0,N-TV HD D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59/index.m3u8</text:p>
          </table:table-cell>
          <table:table-cell table:formula="of:=CONCATENATE([.A715];&quot;ƏƏƏ&quot;;[.B715];&quot;ƏƏƏ&quot;;[.C715])" office:value-type="string" office:string-value="#EXTINF:0,N-TV HD DEƏƏƏ#EXTGRP:ДругиеƏƏƏhttp://53578940.ucomist.net/iptv/MB6KGZH26APQGN/7259/index.m3u8" calcext:value-type="string">
            <text:p>#EXTINF:0,N-TV HD DEƏƏƏ#EXTGRP:ДругиеƏƏƏhttp://53578940.ucomist.net/iptv/MB6KGZH26APQGN/7259/index.m3u8</text:p>
          </table:table-cell>
        </table:table-row>
        <table:table-row table:style-name="ro1">
          <table:table-cell office:value-type="string" calcext:value-type="string">
            <text:p>#EXTINF:0,TF1 HD FR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62/index.m3u8</text:p>
          </table:table-cell>
          <table:table-cell table:formula="of:=CONCATENATE([.A716];&quot;ƏƏƏ&quot;;[.B716];&quot;ƏƏƏ&quot;;[.C716])" office:value-type="string" office:string-value="#EXTINF:0,TF1 HD FRƏƏƏ#EXTGRP:ДругиеƏƏƏhttp://53578940.ucomist.net/iptv/MB6KGZH26APQGN/7262/index.m3u8" calcext:value-type="string">
            <text:p>#EXTINF:0,TF1 HD FRƏƏƏ#EXTGRP:ДругиеƏƏƏhttp://53578940.ucomist.net/iptv/MB6KGZH26APQGN/7262/index.m3u8</text:p>
          </table:table-cell>
        </table:table-row>
        <table:table-row table:style-name="ro1">
          <table:table-cell office:value-type="string" calcext:value-type="string">
            <text:p>#EXTINF:0,TVN 7 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79/index.m3u8</text:p>
          </table:table-cell>
          <table:table-cell table:formula="of:=CONCATENATE([.A717];&quot;ƏƏƏ&quot;;[.B717];&quot;ƏƏƏ&quot;;[.C717])" office:value-type="string" office:string-value="#EXTINF:0,TVN 7 HD PLƏƏƏ#EXTGRP:ДругиеƏƏƏhttp://53578940.ucomist.net/iptv/MB6KGZH26APQGN/7279/index.m3u8" calcext:value-type="string">
            <text:p>#EXTINF:0,TVN 7 HD PLƏƏƏ#EXTGRP:ДругиеƏƏƏhttp://53578940.ucomist.net/iptv/MB6KGZH26APQGN/7279/index.m3u8</text:p>
          </table:table-cell>
        </table:table-row>
        <table:table-row table:style-name="ro1">
          <table:table-cell office:value-type="string" calcext:value-type="string">
            <text:p>#EXTINF:0,TVP Polonia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82/index.m3u8</text:p>
          </table:table-cell>
          <table:table-cell table:formula="of:=CONCATENATE([.A718];&quot;ƏƏƏ&quot;;[.B718];&quot;ƏƏƏ&quot;;[.C718])" office:value-type="string" office:string-value="#EXTINF:0,TVP Polonia PLƏƏƏ#EXTGRP:ДругиеƏƏƏhttp://53578940.ucomist.net/iptv/MB6KGZH26APQGN/7282/index.m3u8" calcext:value-type="string">
            <text:p>#EXTINF:0,TVP Polonia PLƏƏƏ#EXTGRP:ДругиеƏƏƏhttp://53578940.ucomist.net/iptv/MB6KGZH26APQGN/7282/index.m3u8</text:p>
          </table:table-cell>
        </table:table-row>
        <table:table-row table:style-name="ro1">
          <table:table-cell office:value-type="string" calcext:value-type="string">
            <text:p>#EXTINF:0,TVP Historia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83/index.m3u8</text:p>
          </table:table-cell>
          <table:table-cell table:formula="of:=CONCATENATE([.A719];&quot;ƏƏƏ&quot;;[.B719];&quot;ƏƏƏ&quot;;[.C719])" office:value-type="string" office:string-value="#EXTINF:0,TVP Historia PLƏƏƏ#EXTGRP:ДругиеƏƏƏhttp://53578940.ucomist.net/iptv/MB6KGZH26APQGN/7283/index.m3u8" calcext:value-type="string">
            <text:p>#EXTINF:0,TVP Historia PLƏƏƏ#EXTGRP:ДругиеƏƏƏhttp://53578940.ucomist.net/iptv/MB6KGZH26APQGN/7283/index.m3u8</text:p>
          </table:table-cell>
        </table:table-row>
        <table:table-row table:style-name="ro1">
          <table:table-cell office:value-type="string" calcext:value-type="string">
            <text:p>#EXTINF:0,TVP 3 Warszawa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84/index.m3u8</text:p>
          </table:table-cell>
          <table:table-cell table:formula="of:=CONCATENATE([.A720];&quot;ƏƏƏ&quot;;[.B720];&quot;ƏƏƏ&quot;;[.C720])" office:value-type="string" office:string-value="#EXTINF:0,TVP 3 Warszawa PLƏƏƏ#EXTGRP:ДругиеƏƏƏhttp://53578940.ucomist.net/iptv/MB6KGZH26APQGN/7284/index.m3u8" calcext:value-type="string">
            <text:p>#EXTINF:0,TVP 3 Warszawa PLƏƏƏ#EXTGRP:ДругиеƏƏƏhttp://53578940.ucomist.net/iptv/MB6KGZH26APQGN/7284/index.m3u8</text:p>
          </table:table-cell>
        </table:table-row>
        <table:table-row table:style-name="ro1">
          <table:table-cell office:value-type="string" calcext:value-type="string">
            <text:p>#EXTINF:0,TVN Style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85/index.m3u8</text:p>
          </table:table-cell>
          <table:table-cell table:formula="of:=CONCATENATE([.A721];&quot;ƏƏƏ&quot;;[.B721];&quot;ƏƏƏ&quot;;[.C721])" office:value-type="string" office:string-value="#EXTINF:0,TVN Style PLƏƏƏ#EXTGRP:ДругиеƏƏƏhttp://53578940.ucomist.net/iptv/MB6KGZH26APQGN/7285/index.m3u8" calcext:value-type="string">
            <text:p>#EXTINF:0,TVN Style PLƏƏƏ#EXTGRP:ДругиеƏƏƏhttp://53578940.ucomist.net/iptv/MB6KGZH26APQGN/7285/index.m3u8</text:p>
          </table:table-cell>
        </table:table-row>
        <table:table-row table:style-name="ro1">
          <table:table-cell office:value-type="string" calcext:value-type="string">
            <text:p>#EXTINF:0,TVN F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86/index.m3u8</text:p>
          </table:table-cell>
          <table:table-cell table:formula="of:=CONCATENATE([.A722];&quot;ƏƏƏ&quot;;[.B722];&quot;ƏƏƏ&quot;;[.C722])" office:value-type="string" office:string-value="#EXTINF:0,TVN FHD PLƏƏƏ#EXTGRP:ДругиеƏƏƏhttp://53578940.ucomist.net/iptv/MB6KGZH26APQGN/7286/index.m3u8" calcext:value-type="string">
            <text:p>#EXTINF:0,TVN FHD PLƏƏƏ#EXTGRP:ДругиеƏƏƏhttp://53578940.ucomist.net/iptv/MB6KGZH26APQGN/7286/index.m3u8</text:p>
          </table:table-cell>
        </table:table-row>
        <table:table-row table:style-name="ro1">
          <table:table-cell office:value-type="string" calcext:value-type="string">
            <text:p>#EXTINF:0,TVN Fabula F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87/index.m3u8</text:p>
          </table:table-cell>
          <table:table-cell table:formula="of:=CONCATENATE([.A723];&quot;ƏƏƏ&quot;;[.B723];&quot;ƏƏƏ&quot;;[.C723])" office:value-type="string" office:string-value="#EXTINF:0,TVN Fabula FHD PLƏƏƏ#EXTGRP:ДругиеƏƏƏhttp://53578940.ucomist.net/iptv/MB6KGZH26APQGN/7287/index.m3u8" calcext:value-type="string">
            <text:p>#EXTINF:0,TVN Fabula FHD PLƏƏƏ#EXTGRP:ДругиеƏƏƏhttp://53578940.ucomist.net/iptv/MB6KGZH26APQGN/7287/index.m3u8</text:p>
          </table:table-cell>
        </table:table-row>
        <table:table-row table:style-name="ro1">
          <table:table-cell office:value-type="string" calcext:value-type="string">
            <text:p>#EXTINF:0,TVN 24 F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88/index.m3u8</text:p>
          </table:table-cell>
          <table:table-cell table:formula="of:=CONCATENATE([.A724];&quot;ƏƏƏ&quot;;[.B724];&quot;ƏƏƏ&quot;;[.C724])" office:value-type="string" office:string-value="#EXTINF:0,TVN 24 FHD PLƏƏƏ#EXTGRP:ДругиеƏƏƏhttp://53578940.ucomist.net/iptv/MB6KGZH26APQGN/7288/index.m3u8" calcext:value-type="string">
            <text:p>#EXTINF:0,TVN 24 FHD PLƏƏƏ#EXTGRP:ДругиеƏƏƏhttp://53578940.ucomist.net/iptv/MB6KGZH26APQGN/7288/index.m3u8</text:p>
          </table:table-cell>
        </table:table-row>
        <table:table-row table:style-name="ro1">
          <table:table-cell office:value-type="string" calcext:value-type="string">
            <text:p>#EXTINF:0,TV6 F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89/index.m3u8</text:p>
          </table:table-cell>
          <table:table-cell table:formula="of:=CONCATENATE([.A725];&quot;ƏƏƏ&quot;;[.B725];&quot;ƏƏƏ&quot;;[.C725])" office:value-type="string" office:string-value="#EXTINF:0,TV6 FHD PLƏƏƏ#EXTGRP:ДругиеƏƏƏhttp://53578940.ucomist.net/iptv/MB6KGZH26APQGN/7289/index.m3u8" calcext:value-type="string">
            <text:p>#EXTINF:0,TV6 FHD PLƏƏƏ#EXTGRP:ДругиеƏƏƏhttp://53578940.ucomist.net/iptv/MB6KGZH26APQGN/7289/index.m3u8</text:p>
          </table:table-cell>
        </table:table-row>
        <table:table-row table:style-name="ro1">
          <table:table-cell office:value-type="string" calcext:value-type="string">
            <text:p>#EXTINF:0,TV4 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90/index.m3u8</text:p>
          </table:table-cell>
          <table:table-cell table:formula="of:=CONCATENATE([.A726];&quot;ƏƏƏ&quot;;[.B726];&quot;ƏƏƏ&quot;;[.C726])" office:value-type="string" office:string-value="#EXTINF:0,TV4 HD PLƏƏƏ#EXTGRP:ДругиеƏƏƏhttp://53578940.ucomist.net/iptv/MB6KGZH26APQGN/7290/index.m3u8" calcext:value-type="string">
            <text:p>#EXTINF:0,TV4 HD PLƏƏƏ#EXTGRP:ДругиеƏƏƏhttp://53578940.ucomist.net/iptv/MB6KGZH26APQGN/7290/index.m3u8</text:p>
          </table:table-cell>
        </table:table-row>
        <table:table-row table:style-name="ro1">
          <table:table-cell office:value-type="string" calcext:value-type="string">
            <text:p>#EXTINF:0,TVP 1 F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92/index.m3u8</text:p>
          </table:table-cell>
          <table:table-cell table:formula="of:=CONCATENATE([.A727];&quot;ƏƏƏ&quot;;[.B727];&quot;ƏƏƏ&quot;;[.C727])" office:value-type="string" office:string-value="#EXTINF:0,TVP 1 FHD PLƏƏƏ#EXTGRP:ДругиеƏƏƏhttp://53578940.ucomist.net/iptv/MB6KGZH26APQGN/7292/index.m3u8" calcext:value-type="string">
            <text:p>#EXTINF:0,TVP 1 FHD PLƏƏƏ#EXTGRP:ДругиеƏƏƏhttp://53578940.ucomist.net/iptv/MB6KGZH26APQGN/7292/index.m3u8</text:p>
          </table:table-cell>
        </table:table-row>
        <table:table-row table:style-name="ro1">
          <table:table-cell office:value-type="string" calcext:value-type="string">
            <text:p>#EXTINF:0,TVP 2 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93/index.m3u8</text:p>
          </table:table-cell>
          <table:table-cell table:formula="of:=CONCATENATE([.A728];&quot;ƏƏƏ&quot;;[.B728];&quot;ƏƏƏ&quot;;[.C728])" office:value-type="string" office:string-value="#EXTINF:0,TVP 2 HD PLƏƏƏ#EXTGRP:ДругиеƏƏƏhttp://53578940.ucomist.net/iptv/MB6KGZH26APQGN/7293/index.m3u8" calcext:value-type="string">
            <text:p>#EXTINF:0,TVP 2 HD PLƏƏƏ#EXTGRP:ДругиеƏƏƏhttp://53578940.ucomist.net/iptv/MB6KGZH26APQGN/7293/index.m3u8</text:p>
          </table:table-cell>
        </table:table-row>
        <table:table-row table:style-name="ro1">
          <table:table-cell office:value-type="string" calcext:value-type="string">
            <text:p>#EXTINF:0,Polsat 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299/index.m3u8</text:p>
          </table:table-cell>
          <table:table-cell table:formula="of:=CONCATENATE([.A729];&quot;ƏƏƏ&quot;;[.B729];&quot;ƏƏƏ&quot;;[.C729])" office:value-type="string" office:string-value="#EXTINF:0,Polsat HD PLƏƏƏ#EXTGRP:ДругиеƏƏƏhttp://53578940.ucomist.net/iptv/MB6KGZH26APQGN/7299/index.m3u8" calcext:value-type="string">
            <text:p>#EXTINF:0,Polsat HD PLƏƏƏ#EXTGRP:ДругиеƏƏƏhttp://53578940.ucomist.net/iptv/MB6KGZH26APQGN/7299/index.m3u8</text:p>
          </table:table-cell>
        </table:table-row>
        <table:table-row table:style-name="ro1">
          <table:table-cell office:value-type="string" calcext:value-type="string">
            <text:p>#EXTINF:0,POLSAT DOKU 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00/index.m3u8</text:p>
          </table:table-cell>
          <table:table-cell table:formula="of:=CONCATENATE([.A730];&quot;ƏƏƏ&quot;;[.B730];&quot;ƏƏƏ&quot;;[.C730])" office:value-type="string" office:string-value="#EXTINF:0,POLSAT DOKU HD PLƏƏƏ#EXTGRP:ДругиеƏƏƏhttp://53578940.ucomist.net/iptv/MB6KGZH26APQGN/7300/index.m3u8" calcext:value-type="string">
            <text:p>#EXTINF:0,POLSAT DOKU HD PLƏƏƏ#EXTGRP:ДругиеƏƏƏhttp://53578940.ucomist.net/iptv/MB6KGZH26APQGN/7300/index.m3u8</text:p>
          </table:table-cell>
        </table:table-row>
        <table:table-row table:style-name="ro1">
          <table:table-cell office:value-type="string" calcext:value-type="string">
            <text:p>#EXTINF:0,Polsat Rodzina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01/index.m3u8</text:p>
          </table:table-cell>
          <table:table-cell table:formula="of:=CONCATENATE([.A731];&quot;ƏƏƏ&quot;;[.B731];&quot;ƏƏƏ&quot;;[.C731])" office:value-type="string" office:string-value="#EXTINF:0,Polsat Rodzina PLƏƏƏ#EXTGRP:ДругиеƏƏƏhttp://53578940.ucomist.net/iptv/MB6KGZH26APQGN/7301/index.m3u8" calcext:value-type="string">
            <text:p>#EXTINF:0,Polsat Rodzina PLƏƏƏ#EXTGRP:ДругиеƏƏƏhttp://53578940.ucomist.net/iptv/MB6KGZH26APQGN/7301/index.m3u8</text:p>
          </table:table-cell>
        </table:table-row>
        <table:table-row table:style-name="ro1">
          <table:table-cell office:value-type="string" calcext:value-type="string">
            <text:p>#EXTINF:0,Kuchnia 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02/index.m3u8</text:p>
          </table:table-cell>
          <table:table-cell table:formula="of:=CONCATENATE([.A732];&quot;ƏƏƏ&quot;;[.B732];&quot;ƏƏƏ&quot;;[.C732])" office:value-type="string" office:string-value="#EXTINF:0,Kuchnia HD PLƏƏƏ#EXTGRP:ДругиеƏƏƏhttp://53578940.ucomist.net/iptv/MB6KGZH26APQGN/7302/index.m3u8" calcext:value-type="string">
            <text:p>#EXTINF:0,Kuchnia HD PLƏƏƏ#EXTGRP:ДругиеƏƏƏhttp://53578940.ucomist.net/iptv/MB6KGZH26APQGN/7302/index.m3u8</text:p>
          </table:table-cell>
        </table:table-row>
        <table:table-row table:style-name="ro1">
          <table:table-cell office:value-type="string" calcext:value-type="string">
            <text:p>#EXTINF:0,SUPER POLSAT HD PL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12/index.m3u8</text:p>
          </table:table-cell>
          <table:table-cell table:formula="of:=CONCATENATE([.A733];&quot;ƏƏƏ&quot;;[.B733];&quot;ƏƏƏ&quot;;[.C733])" office:value-type="string" office:string-value="#EXTINF:0,SUPER POLSAT HD PLƏƏƏ#EXTGRP:ДругиеƏƏƏhttp://53578940.ucomist.net/iptv/MB6KGZH26APQGN/7312/index.m3u8" calcext:value-type="string">
            <text:p>#EXTINF:0,SUPER POLSAT HD PLƏƏƏ#EXTGRP:ДругиеƏƏƏhttp://53578940.ucomist.net/iptv/MB6KGZH26APQGN/7312/index.m3u8</text:p>
          </table:table-cell>
        </table:table-row>
        <table:table-row table:style-name="ro1">
          <table:table-cell office:value-type="string" calcext:value-type="string">
            <text:p>#EXTINF:0,7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13/index.m3u8</text:p>
          </table:table-cell>
          <table:table-cell table:formula="of:=CONCATENATE([.A734];&quot;ƏƏƏ&quot;;[.B734];&quot;ƏƏƏ&quot;;[.C734])" office:value-type="string" office:string-value="#EXTINF:0,7 Sydney AUƏƏƏ#EXTGRP:ДругиеƏƏƏhttp://53578940.ucomist.net/iptv/MB6KGZH26APQGN/7313/index.m3u8" calcext:value-type="string">
            <text:p>#EXTINF:0,7 Sydney AUƏƏƏ#EXTGRP:ДругиеƏƏƏhttp://53578940.ucomist.net/iptv/MB6KGZH26APQGN/7313/index.m3u8</text:p>
          </table:table-cell>
        </table:table-row>
        <table:table-row table:style-name="ro1">
          <table:table-cell office:value-type="string" calcext:value-type="string">
            <text:p>#EXTINF:0,7 Two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14/index.m3u8</text:p>
          </table:table-cell>
          <table:table-cell table:formula="of:=CONCATENATE([.A735];&quot;ƏƏƏ&quot;;[.B735];&quot;ƏƏƏ&quot;;[.C735])" office:value-type="string" office:string-value="#EXTINF:0,7 Two Sydney AUƏƏƏ#EXTGRP:ДругиеƏƏƏhttp://53578940.ucomist.net/iptv/MB6KGZH26APQGN/7314/index.m3u8" calcext:value-type="string">
            <text:p>#EXTINF:0,7 Two Sydney AUƏƏƏ#EXTGRP:ДругиеƏƏƏhttp://53578940.ucomist.net/iptv/MB6KGZH26APQGN/7314/index.m3u8</text:p>
          </table:table-cell>
        </table:table-row>
        <table:table-row table:style-name="ro1">
          <table:table-cell office:value-type="string" calcext:value-type="string">
            <text:p>#EXTINF:0,7 Mate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15/index.m3u8</text:p>
          </table:table-cell>
          <table:table-cell table:formula="of:=CONCATENATE([.A736];&quot;ƏƏƏ&quot;;[.B736];&quot;ƏƏƏ&quot;;[.C736])" office:value-type="string" office:string-value="#EXTINF:0,7 Mate Sydney AUƏƏƏ#EXTGRP:ДругиеƏƏƏhttp://53578940.ucomist.net/iptv/MB6KGZH26APQGN/7315/index.m3u8" calcext:value-type="string">
            <text:p>#EXTINF:0,7 Mate Sydney AUƏƏƏ#EXTGRP:ДругиеƏƏƏhttp://53578940.ucomist.net/iptv/MB6KGZH26APQGN/7315/index.m3u8</text:p>
          </table:table-cell>
        </table:table-row>
        <table:table-row table:style-name="ro1">
          <table:table-cell office:value-type="string" calcext:value-type="string">
            <text:p>#EXTINF:0,7 Flix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16/index.m3u8</text:p>
          </table:table-cell>
          <table:table-cell table:formula="of:=CONCATENATE([.A737];&quot;ƏƏƏ&quot;;[.B737];&quot;ƏƏƏ&quot;;[.C737])" office:value-type="string" office:string-value="#EXTINF:0,7 Flix Sydney AUƏƏƏ#EXTGRP:ДругиеƏƏƏhttp://53578940.ucomist.net/iptv/MB6KGZH26APQGN/7316/index.m3u8" calcext:value-type="string">
            <text:p>#EXTINF:0,7 Flix Sydney AUƏƏƏ#EXTGRP:ДругиеƏƏƏhttp://53578940.ucomist.net/iptv/MB6KGZH26APQGN/7316/index.m3u8</text:p>
          </table:table-cell>
        </table:table-row>
        <table:table-row table:style-name="ro1">
          <table:table-cell office:value-type="string" calcext:value-type="string">
            <text:p>#EXTINF:0,9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17/index.m3u8</text:p>
          </table:table-cell>
          <table:table-cell table:formula="of:=CONCATENATE([.A738];&quot;ƏƏƏ&quot;;[.B738];&quot;ƏƏƏ&quot;;[.C738])" office:value-type="string" office:string-value="#EXTINF:0,9 Sydney AUƏƏƏ#EXTGRP:ДругиеƏƏƏhttp://53578940.ucomist.net/iptv/MB6KGZH26APQGN/7317/index.m3u8" calcext:value-type="string">
            <text:p>#EXTINF:0,9 Sydney AUƏƏƏ#EXTGRP:ДругиеƏƏƏhttp://53578940.ucomist.net/iptv/MB6KGZH26APQGN/7317/index.m3u8</text:p>
          </table:table-cell>
        </table:table-row>
        <table:table-row table:style-name="ro1">
          <table:table-cell office:value-type="string" calcext:value-type="string">
            <text:p>#EXTINF:0,9 Gem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18/index.m3u8</text:p>
          </table:table-cell>
          <table:table-cell table:formula="of:=CONCATENATE([.A739];&quot;ƏƏƏ&quot;;[.B739];&quot;ƏƏƏ&quot;;[.C739])" office:value-type="string" office:string-value="#EXTINF:0,9 Gem Sydney AUƏƏƏ#EXTGRP:ДругиеƏƏƏhttp://53578940.ucomist.net/iptv/MB6KGZH26APQGN/7318/index.m3u8" calcext:value-type="string">
            <text:p>#EXTINF:0,9 Gem Sydney AUƏƏƏ#EXTGRP:ДругиеƏƏƏhttp://53578940.ucomist.net/iptv/MB6KGZH26APQGN/7318/index.m3u8</text:p>
          </table:table-cell>
        </table:table-row>
        <table:table-row table:style-name="ro1">
          <table:table-cell office:value-type="string" calcext:value-type="string">
            <text:p>#EXTINF:0,9 Go!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19/index.m3u8</text:p>
          </table:table-cell>
          <table:table-cell table:formula="of:=CONCATENATE([.A740];&quot;ƏƏƏ&quot;;[.B740];&quot;ƏƏƏ&quot;;[.C740])" office:value-type="string" office:string-value="#EXTINF:0,9 Go! Sydney AUƏƏƏ#EXTGRP:ДругиеƏƏƏhttp://53578940.ucomist.net/iptv/MB6KGZH26APQGN/7319/index.m3u8" calcext:value-type="string">
            <text:p>#EXTINF:0,9 Go! Sydney AUƏƏƏ#EXTGRP:ДругиеƏƏƏhttp://53578940.ucomist.net/iptv/MB6KGZH26APQGN/7319/index.m3u8</text:p>
          </table:table-cell>
        </table:table-row>
        <table:table-row table:style-name="ro1">
          <table:table-cell office:value-type="string" calcext:value-type="string">
            <text:p>#EXTINF:0,9 Life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20/index.m3u8</text:p>
          </table:table-cell>
          <table:table-cell table:formula="of:=CONCATENATE([.A741];&quot;ƏƏƏ&quot;;[.B741];&quot;ƏƏƏ&quot;;[.C741])" office:value-type="string" office:string-value="#EXTINF:0,9 Life Sydney AUƏƏƏ#EXTGRP:ДругиеƏƏƏhttp://53578940.ucomist.net/iptv/MB6KGZH26APQGN/7320/index.m3u8" calcext:value-type="string">
            <text:p>#EXTINF:0,9 Life Sydney AUƏƏƏ#EXTGRP:ДругиеƏƏƏhttp://53578940.ucomist.net/iptv/MB6KGZH26APQGN/7320/index.m3u8</text:p>
          </table:table-cell>
        </table:table-row>
        <table:table-row table:style-name="ro1">
          <table:table-cell office:value-type="string" calcext:value-type="string">
            <text:p>#EXTINF:0,9 Rush Sydney AU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21/index.m3u8</text:p>
          </table:table-cell>
          <table:table-cell table:formula="of:=CONCATENATE([.A742];&quot;ƏƏƏ&quot;;[.B742];&quot;ƏƏƏ&quot;;[.C742])" office:value-type="string" office:string-value="#EXTINF:0,9 Rush Sydney AUƏƏƏ#EXTGRP:ДругиеƏƏƏhttp://53578940.ucomist.net/iptv/MB6KGZH26APQGN/7321/index.m3u8" calcext:value-type="string">
            <text:p>#EXTINF:0,9 Rush Sydney AUƏƏƏ#EXTGRP:ДругиеƏƏƏhttp://53578940.ucomist.net/iptv/MB6KGZH26APQGN/7321/index.m3u8</text:p>
          </table:table-cell>
        </table:table-row>
        <table:table-row table:style-name="ro1">
          <table:table-cell office:value-type="string" calcext:value-type="string">
            <text:p>#EXTINF:0,Caza y Pesca HD ES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46/index.m3u8</text:p>
          </table:table-cell>
          <table:table-cell table:formula="of:=CONCATENATE([.A743];&quot;ƏƏƏ&quot;;[.B743];&quot;ƏƏƏ&quot;;[.C743])" office:value-type="string" office:string-value="#EXTINF:0,Caza y Pesca HD ESƏƏƏ#EXTGRP:ДругиеƏƏƏhttp://53578940.ucomist.net/iptv/MB6KGZH26APQGN/7346/index.m3u8" calcext:value-type="string">
            <text:p>#EXTINF:0,Caza y Pesca HD ESƏƏƏ#EXTGRP:ДругиеƏƏƏhttp://53578940.ucomist.net/iptv/MB6KGZH26APQGN/7346/index.m3u8</text:p>
          </table:table-cell>
        </table:table-row>
        <table:table-row table:style-name="ro1">
          <table:table-cell office:value-type="string" calcext:value-type="string">
            <text:p>#EXTINF:0,Загородная жизнь HD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48/index.m3u8</text:p>
          </table:table-cell>
          <table:table-cell table:formula="of:=CONCATENATE([.A744];&quot;ƏƏƏ&quot;;[.B744];&quot;ƏƏƏ&quot;;[.C744])" office:value-type="string" office:string-value="#EXTINF:0,Загородная жизнь HDƏƏƏ#EXTGRP:ДругиеƏƏƏhttp://53578940.ucomist.net/iptv/MB6KGZH26APQGN/7348/index.m3u8" calcext:value-type="string">
            <text:p>#EXTINF:0,Загородная жизнь HDƏƏƏ#EXTGRP:ДругиеƏƏƏhttp://53578940.ucomist.net/iptv/MB6KGZH26APQGN/7348/index.m3u8</text:p>
          </table:table-cell>
        </table:table-row>
        <table:table-row table:style-name="ro1">
          <table:table-cell office:value-type="string" calcext:value-type="string">
            <text:p>#EXTINF:0,SVT1 HD S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0/index.m3u8</text:p>
          </table:table-cell>
          <table:table-cell table:formula="of:=CONCATENATE([.A745];&quot;ƏƏƏ&quot;;[.B745];&quot;ƏƏƏ&quot;;[.C745])" office:value-type="string" office:string-value="#EXTINF:0,SVT1 HD SEƏƏƏ#EXTGRP:ДругиеƏƏƏhttp://53578940.ucomist.net/iptv/MB6KGZH26APQGN/7350/index.m3u8" calcext:value-type="string">
            <text:p>#EXTINF:0,SVT1 HD SEƏƏƏ#EXTGRP:ДругиеƏƏƏhttp://53578940.ucomist.net/iptv/MB6KGZH26APQGN/7350/index.m3u8</text:p>
          </table:table-cell>
        </table:table-row>
        <table:table-row table:style-name="ro1">
          <table:table-cell office:value-type="string" calcext:value-type="string">
            <text:p>#EXTINF:0,SVT2 HD S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1/index.m3u8</text:p>
          </table:table-cell>
          <table:table-cell table:formula="of:=CONCATENATE([.A746];&quot;ƏƏƏ&quot;;[.B746];&quot;ƏƏƏ&quot;;[.C746])" office:value-type="string" office:string-value="#EXTINF:0,SVT2 HD SEƏƏƏ#EXTGRP:ДругиеƏƏƏhttp://53578940.ucomist.net/iptv/MB6KGZH26APQGN/7351/index.m3u8" calcext:value-type="string">
            <text:p>#EXTINF:0,SVT2 HD SEƏƏƏ#EXTGRP:ДругиеƏƏƏhttp://53578940.ucomist.net/iptv/MB6KGZH26APQGN/7351/index.m3u8</text:p>
          </table:table-cell>
        </table:table-row>
        <table:table-row table:style-name="ro1">
          <table:table-cell office:value-type="string" calcext:value-type="string">
            <text:p>#EXTINF:0,SVTB/SVT24 HD S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2/index.m3u8</text:p>
          </table:table-cell>
          <table:table-cell table:formula="of:=CONCATENATE([.A747];&quot;ƏƏƏ&quot;;[.B747];&quot;ƏƏƏ&quot;;[.C747])" office:value-type="string" office:string-value="#EXTINF:0,SVTB/SVT24 HD SEƏƏƏ#EXTGRP:ДругиеƏƏƏhttp://53578940.ucomist.net/iptv/MB6KGZH26APQGN/7352/index.m3u8" calcext:value-type="string">
            <text:p>#EXTINF:0,SVTB/SVT24 HD SEƏƏƏ#EXTGRP:ДругиеƏƏƏhttp://53578940.ucomist.net/iptv/MB6KGZH26APQGN/7352/index.m3u8</text:p>
          </table:table-cell>
        </table:table-row>
        <table:table-row table:style-name="ro1">
          <table:table-cell office:value-type="string" calcext:value-type="string">
            <text:p>#EXTINF:0,TV12 HD S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3/index.m3u8</text:p>
          </table:table-cell>
          <table:table-cell table:formula="of:=CONCATENATE([.A748];&quot;ƏƏƏ&quot;;[.B748];&quot;ƏƏƏ&quot;;[.C748])" office:value-type="string" office:string-value="#EXTINF:0,TV12 HD SEƏƏƏ#EXTGRP:ДругиеƏƏƏhttp://53578940.ucomist.net/iptv/MB6KGZH26APQGN/7353/index.m3u8" calcext:value-type="string">
            <text:p>#EXTINF:0,TV12 HD SEƏƏƏ#EXTGRP:ДругиеƏƏƏhttp://53578940.ucomist.net/iptv/MB6KGZH26APQGN/7353/index.m3u8</text:p>
          </table:table-cell>
        </table:table-row>
        <table:table-row table:style-name="ro1">
          <table:table-cell office:value-type="string" calcext:value-type="string">
            <text:p>#EXTINF:0,DR1 HD DK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4/index.m3u8</text:p>
          </table:table-cell>
          <table:table-cell table:formula="of:=CONCATENATE([.A749];&quot;ƏƏƏ&quot;;[.B749];&quot;ƏƏƏ&quot;;[.C749])" office:value-type="string" office:string-value="#EXTINF:0,DR1 HD DKƏƏƏ#EXTGRP:ДругиеƏƏƏhttp://53578940.ucomist.net/iptv/MB6KGZH26APQGN/7354/index.m3u8" calcext:value-type="string">
            <text:p>#EXTINF:0,DR1 HD DKƏƏƏ#EXTGRP:ДругиеƏƏƏhttp://53578940.ucomist.net/iptv/MB6KGZH26APQGN/7354/index.m3u8</text:p>
          </table:table-cell>
        </table:table-row>
        <table:table-row table:style-name="ro1">
          <table:table-cell office:value-type="string" calcext:value-type="string">
            <text:p>#EXTINF:0,FEM HD NO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6/index.m3u8</text:p>
          </table:table-cell>
          <table:table-cell table:formula="of:=CONCATENATE([.A750];&quot;ƏƏƏ&quot;;[.B750];&quot;ƏƏƏ&quot;;[.C750])" office:value-type="string" office:string-value="#EXTINF:0,FEM HD NOƏƏƏ#EXTGRP:ДругиеƏƏƏhttp://53578940.ucomist.net/iptv/MB6KGZH26APQGN/7356/index.m3u8" calcext:value-type="string">
            <text:p>#EXTINF:0,FEM HD NOƏƏƏ#EXTGRP:ДругиеƏƏƏhttp://53578940.ucomist.net/iptv/MB6KGZH26APQGN/7356/index.m3u8</text:p>
          </table:table-cell>
        </table:table-row>
        <table:table-row table:style-name="ro1">
          <table:table-cell office:value-type="string" calcext:value-type="string">
            <text:p>#EXTINF:0,Kanal 11 HD SE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7/index.m3u8</text:p>
          </table:table-cell>
          <table:table-cell table:formula="of:=CONCATENATE([.A751];&quot;ƏƏƏ&quot;;[.B751];&quot;ƏƏƏ&quot;;[.C751])" office:value-type="string" office:string-value="#EXTINF:0,Kanal 11 HD SEƏƏƏ#EXTGRP:ДругиеƏƏƏhttp://53578940.ucomist.net/iptv/MB6KGZH26APQGN/7357/index.m3u8" calcext:value-type="string">
            <text:p>#EXTINF:0,Kanal 11 HD SEƏƏƏ#EXTGRP:ДругиеƏƏƏhttp://53578940.ucomist.net/iptv/MB6KGZH26APQGN/7357/index.m3u8</text:p>
          </table:table-cell>
        </table:table-row>
        <table:table-row table:style-name="ro1">
          <table:table-cell office:value-type="string" calcext:value-type="string">
            <text:p>#EXTINF:0,Kanal 4 HD DK</text:p>
          </table:table-cell>
          <table:table-cell office:value-type="string" calcext:value-type="string">
            <text:p>#EXTGRP:Другие</text:p>
          </table:table-cell>
          <table:table-cell office:value-type="string" calcext:value-type="string">
            <text:p>http://53578940.ucomist.net/iptv/MB6KGZH26APQGN/7358/index.m3u8</text:p>
          </table:table-cell>
          <table:table-cell table:formula="of:=CONCATENATE([.A752];&quot;ƏƏƏ&quot;;[.B752];&quot;ƏƏƏ&quot;;[.C752])" office:value-type="string" office:string-value="#EXTINF:0,Kanal 4 HD DKƏƏƏ#EXTGRP:ДругиеƏƏƏhttp://53578940.ucomist.net/iptv/MB6KGZH26APQGN/7358/index.m3u8" calcext:value-type="string">
            <text:p>#EXTINF:0,Kanal 4 HD DKƏƏƏ#EXTGRP:ДругиеƏƏƏhttp://53578940.ucomist.net/iptv/MB6KGZH26APQGN/7358/index.m3u8</text:p>
          </table:table-cell>
        </table:table-row>
      </table:table>
      <table:table table:name="IPTV-Ad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EXTM3U</text:p>
          </table:table-cell>
          <table:table-cell office:value-type="string" calcext:value-type="string">
            <text:p>#EXTGRP:</text:p>
          </table:table-cell>
          <table:table-cell office:value-type="string" calcext:value-type="string">
            <text:p>http</text:p>
          </table:table-cell>
          <table:table-cell office:value-type="string" calcext:value-type="string">
            <text:p>#EXTM3U</text:p>
          </table:table-cell>
        </table:table-row>
        <table:table-row table:style-name="ro1">
          <table:table-cell office:value-type="string" calcext:value-type="string">
            <text:p>#EXTINF:0,Playboy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527/index.m3u8</text:p>
          </table:table-cell>
          <table:table-cell table:formula="of:=CONCATENATE([.A2];&quot;ƏƏƏ&quot;;[.B2];&quot;ƏƏƏ&quot;;[.C2])" office:value-type="string" office:string-value="#EXTINF:0,PlayboyƏƏƏ#EXTGRP:Взрослые 1ƏƏƏhttp://53578940.ucomist.net/iptv/MB6KGZH26APQGN/527/index.m3u8" calcext:value-type="string">
            <text:p>#EXTINF:0,PlayboyƏƏƏ#EXTGRP:Взрослые 1ƏƏƏhttp://53578940.ucomist.net/iptv/MB6KGZH26APQGN/527/index.m3u8</text:p>
          </table:table-cell>
        </table:table-row>
        <table:table-row table:style-name="ro1">
          <table:table-cell office:value-type="string" calcext:value-type="string">
            <text:p>#EXTINF:0,Русская Ночь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147/index.m3u8</text:p>
          </table:table-cell>
          <table:table-cell table:formula="of:=CONCATENATE([.A3];&quot;ƏƏƏ&quot;;[.B3];&quot;ƏƏƏ&quot;;[.C3])" office:value-type="string" office:string-value="#EXTINF:0,Русская НочьƏƏƏ#EXTGRP:Взрослые 1ƏƏƏhttp://53578940.ucomist.net/iptv/MB6KGZH26APQGN/147/index.m3u8" calcext:value-type="string">
            <text:p>#EXTINF:0,Русская НочьƏƏƏ#EXTGRP:Взрослые 1ƏƏƏhttp://53578940.ucomist.net/iptv/MB6KGZH26APQGN/147/index.m3u8</text:p>
          </table:table-cell>
        </table:table-row>
        <table:table-row table:style-name="ro1">
          <table:table-cell office:value-type="string" calcext:value-type="string">
            <text:p>#EXTINF:0,Brazzers TV Europ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10/index.m3u8</text:p>
          </table:table-cell>
          <table:table-cell table:formula="of:=CONCATENATE([.A4];&quot;ƏƏƏ&quot;;[.B4];&quot;ƏƏƏ&quot;;[.C4])" office:value-type="string" office:string-value="#EXTINF:0,Brazzers TV EuropeƏƏƏ#EXTGRP:Взрослые 1ƏƏƏhttp://53578940.ucomist.net/iptv/MB6KGZH26APQGN/910/index.m3u8" calcext:value-type="string">
            <text:p>#EXTINF:0,Brazzers TV EuropeƏƏƏ#EXTGRP:Взрослые 1ƏƏƏhttp://53578940.ucomist.net/iptv/MB6KGZH26APQGN/910/index.m3u8</text:p>
          </table:table-cell>
        </table:table-row>
        <table:table-row table:style-name="ro1">
          <table:table-cell office:value-type="string" calcext:value-type="string">
            <text:p>#EXTINF:0,Шалун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22/index.m3u8</text:p>
          </table:table-cell>
          <table:table-cell table:formula="of:=CONCATENATE([.A5];&quot;ƏƏƏ&quot;;[.B5];&quot;ƏƏƏ&quot;;[.C5])" office:value-type="string" office:string-value="#EXTINF:0,ШалунƏƏƏ#EXTGRP:Взрослые 1ƏƏƏhttp://53578940.ucomist.net/iptv/MB6KGZH26APQGN/922/index.m3u8" calcext:value-type="string">
            <text:p>#EXTINF:0,ШалунƏƏƏ#EXTGRP:Взрослые 1ƏƏƏhttp://53578940.ucomist.net/iptv/MB6KGZH26APQGN/922/index.m3u8</text:p>
          </table:table-cell>
        </table:table-row>
        <table:table-row table:style-name="ro1">
          <table:table-cell office:value-type="string" calcext:value-type="string">
            <text:p>#EXTINF:0,Candy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23/index.m3u8</text:p>
          </table:table-cell>
          <table:table-cell table:formula="of:=CONCATENATE([.A6];&quot;ƏƏƏ&quot;;[.B6];&quot;ƏƏƏ&quot;;[.C6])" office:value-type="string" office:string-value="#EXTINF:0,CandyƏƏƏ#EXTGRP:Взрослые 1ƏƏƏhttp://53578940.ucomist.net/iptv/MB6KGZH26APQGN/923/index.m3u8" calcext:value-type="string">
            <text:p>#EXTINF:0,CandyƏƏƏ#EXTGRP:Взрослые 1ƏƏƏhttp://53578940.ucomist.net/iptv/MB6KGZH26APQGN/923/index.m3u8</text:p>
          </table:table-cell>
        </table:table-row>
        <table:table-row table:style-name="ro1">
          <table:table-cell office:value-type="string" calcext:value-type="string">
            <text:p>#EXTINF:0,Penthouse Passion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1073/index.m3u8</text:p>
          </table:table-cell>
          <table:table-cell table:formula="of:=CONCATENATE([.A7];&quot;ƏƏƏ&quot;;[.B7];&quot;ƏƏƏ&quot;;[.C7])" office:value-type="string" office:string-value="#EXTINF:0,Penthouse Passion HDƏƏƏ#EXTGRP:Взрослые 1ƏƏƏhttp://53578940.ucomist.net/iptv/MB6KGZH26APQGN/1073/index.m3u8" calcext:value-type="string">
            <text:p>#EXTINF:0,Penthouse Passion HDƏƏƏ#EXTGRP:Взрослые 1ƏƏƏhttp://53578940.ucomist.net/iptv/MB6KGZH26APQGN/1073/index.m3u8</text:p>
          </table:table-cell>
        </table:table-row>
        <table:table-row table:style-name="ro1">
          <table:table-cell office:value-type="string" calcext:value-type="string">
            <text:p>#EXTINF:0,Blue Hustler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1064/index.m3u8</text:p>
          </table:table-cell>
          <table:table-cell table:formula="of:=CONCATENATE([.A8];&quot;ƏƏƏ&quot;;[.B8];&quot;ƏƏƏ&quot;;[.C8])" office:value-type="string" office:string-value="#EXTINF:0,Blue HustlerƏƏƏ#EXTGRP:Взрослые 1ƏƏƏhttp://53578940.ucomist.net/iptv/MB6KGZH26APQGN/1064/index.m3u8" calcext:value-type="string">
            <text:p>#EXTINF:0,Blue HustlerƏƏƏ#EXTGRP:Взрослые 1ƏƏƏhttp://53578940.ucomist.net/iptv/MB6KGZH26APQGN/1064/index.m3u8</text:p>
          </table:table-cell>
        </table:table-row>
        <table:table-row table:style-name="ro1">
          <table:table-cell office:value-type="string" calcext:value-type="string">
            <text:p>#EXTINF:0,Barely legal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871/index.m3u8</text:p>
          </table:table-cell>
          <table:table-cell table:formula="of:=CONCATENATE([.A9];&quot;ƏƏƏ&quot;;[.B9];&quot;ƏƏƏ&quot;;[.C9])" office:value-type="string" office:string-value="#EXTINF:0,Barely legalƏƏƏ#EXTGRP:Взрослые 1ƏƏƏhttp://53578940.ucomist.net/iptv/MB6KGZH26APQGN/871/index.m3u8" calcext:value-type="string">
            <text:p>#EXTINF:0,Barely legalƏƏƏ#EXTGRP:Взрослые 1ƏƏƏhttp://53578940.ucomist.net/iptv/MB6KGZH26APQGN/871/index.m3u8</text:p>
          </table:table-cell>
        </table:table-row>
        <table:table-row table:style-name="ro1">
          <table:table-cell office:value-type="string" calcext:value-type="string">
            <text:p>#EXTINF:0,Passion XXX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878/index.m3u8</text:p>
          </table:table-cell>
          <table:table-cell table:formula="of:=CONCATENATE([.A10];&quot;ƏƏƏ&quot;;[.B10];&quot;ƏƏƏ&quot;;[.C10])" office:value-type="string" office:string-value="#EXTINF:0,Passion XXXƏƏƏ#EXTGRP:Взрослые 1ƏƏƏhttp://53578940.ucomist.net/iptv/MB6KGZH26APQGN/878/index.m3u8" calcext:value-type="string">
            <text:p>#EXTINF:0,Passion XXXƏƏƏ#EXTGRP:Взрослые 1ƏƏƏhttp://53578940.ucomist.net/iptv/MB6KGZH26APQGN/878/index.m3u8</text:p>
          </table:table-cell>
        </table:table-row>
        <table:table-row table:style-name="ro1">
          <table:table-cell office:value-type="string" calcext:value-type="string">
            <text:p>#EXTINF:0,BRAZZERS TV Europe 2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872/index.m3u8</text:p>
          </table:table-cell>
          <table:table-cell table:formula="of:=CONCATENATE([.A11];&quot;ƏƏƏ&quot;;[.B11];&quot;ƏƏƏ&quot;;[.C11])" office:value-type="string" office:string-value="#EXTINF:0,BRAZZERS TV Europe 2ƏƏƏ#EXTGRP:Взрослые 1ƏƏƏhttp://53578940.ucomist.net/iptv/MB6KGZH26APQGN/872/index.m3u8" calcext:value-type="string">
            <text:p>#EXTINF:0,BRAZZERS TV Europe 2ƏƏƏ#EXTGRP:Взрослые 1ƏƏƏhttp://53578940.ucomist.net/iptv/MB6KGZH26APQGN/872/index.m3u8</text:p>
          </table:table-cell>
        </table:table-row>
        <table:table-row table:style-name="ro1">
          <table:table-cell office:value-type="string" calcext:value-type="string">
            <text:p>#EXTINF:0,Sexto Senso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875/index.m3u8</text:p>
          </table:table-cell>
          <table:table-cell table:formula="of:=CONCATENATE([.A12];&quot;ƏƏƏ&quot;;[.B12];&quot;ƏƏƏ&quot;;[.C12])" office:value-type="string" office:string-value="#EXTINF:0,Sexto SensoƏƏƏ#EXTGRP:Взрослые 1ƏƏƏhttp://53578940.ucomist.net/iptv/MB6KGZH26APQGN/875/index.m3u8" calcext:value-type="string">
            <text:p>#EXTINF:0,Sexto SensoƏƏƏ#EXTGRP:Взрослые 1ƏƏƏhttp://53578940.ucomist.net/iptv/MB6KGZH26APQGN/875/index.m3u8</text:p>
          </table:table-cell>
        </table:table-row>
        <table:table-row table:style-name="ro1">
          <table:table-cell office:value-type="string" calcext:value-type="string">
            <text:p>#EXTINF:0,Redlight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42/index.m3u8</text:p>
          </table:table-cell>
          <table:table-cell table:formula="of:=CONCATENATE([.A13];&quot;ƏƏƏ&quot;;[.B13];&quot;ƏƏƏ&quot;;[.C13])" office:value-type="string" office:string-value="#EXTINF:0,Redlight HDƏƏƏ#EXTGRP:Взрослые 1ƏƏƏhttp://53578940.ucomist.net/iptv/MB6KGZH26APQGN/242/index.m3u8" calcext:value-type="string">
            <text:p>#EXTINF:0,Redlight HDƏƏƏ#EXTGRP:Взрослые 1ƏƏƏhttp://53578940.ucomist.net/iptv/MB6KGZH26APQGN/242/index.m3u8</text:p>
          </table:table-cell>
        </table:table-row>
        <table:table-row table:style-name="ro1">
          <table:table-cell office:value-type="string" calcext:value-type="string">
            <text:p>#EXTINF:0,SCT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876/index.m3u8</text:p>
          </table:table-cell>
          <table:table-cell table:formula="of:=CONCATENATE([.A14];&quot;ƏƏƏ&quot;;[.B14];&quot;ƏƏƏ&quot;;[.C14])" office:value-type="string" office:string-value="#EXTINF:0,SCTƏƏƏ#EXTGRP:Взрослые 1ƏƏƏhttp://53578940.ucomist.net/iptv/MB6KGZH26APQGN/876/index.m3u8" calcext:value-type="string">
            <text:p>#EXTINF:0,SCTƏƏƏ#EXTGRP:Взрослые 1ƏƏƏhttp://53578940.ucomist.net/iptv/MB6KGZH26APQGN/876/index.m3u8</text:p>
          </table:table-cell>
        </table:table-row>
        <table:table-row table:style-name="ro1">
          <table:table-cell office:value-type="string" calcext:value-type="string">
            <text:p>#EXTINF:0,Private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43/index.m3u8</text:p>
          </table:table-cell>
          <table:table-cell table:formula="of:=CONCATENATE([.A15];&quot;ƏƏƏ&quot;;[.B15];&quot;ƏƏƏ&quot;;[.C15])" office:value-type="string" office:string-value="#EXTINF:0,Private TVƏƏƏ#EXTGRP:Взрослые 1ƏƏƏhttp://53578940.ucomist.net/iptv/MB6KGZH26APQGN/243/index.m3u8" calcext:value-type="string">
            <text:p>#EXTINF:0,Private TVƏƏƏ#EXTGRP:Взрослые 1ƏƏƏhttp://53578940.ucomist.net/iptv/MB6KGZH26APQGN/243/index.m3u8</text:p>
          </table:table-cell>
        </table:table-row>
        <table:table-row table:style-name="ro1">
          <table:table-cell office:value-type="string" calcext:value-type="string">
            <text:p>#EXTINF:0,PRIV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877/index.m3u8</text:p>
          </table:table-cell>
          <table:table-cell table:formula="of:=CONCATENATE([.A16];&quot;ƏƏƏ&quot;;[.B16];&quot;ƏƏƏ&quot;;[.C16])" office:value-type="string" office:string-value="#EXTINF:0,PRIVEƏƏƏ#EXTGRP:Взрослые 1ƏƏƏhttp://53578940.ucomist.net/iptv/MB6KGZH26APQGN/877/index.m3u8" calcext:value-type="string">
            <text:p>#EXTINF:0,PRIVEƏƏƏ#EXTGRP:Взрослые 1ƏƏƏhttp://53578940.ucomist.net/iptv/MB6KGZH26APQGN/877/index.m3u8</text:p>
          </table:table-cell>
        </table:table-row>
        <table:table-row table:style-name="ro1">
          <table:table-cell office:value-type="string" calcext:value-type="string">
            <text:p>#EXTINF:0,Hustler HD Europ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44/index.m3u8</text:p>
          </table:table-cell>
          <table:table-cell table:formula="of:=CONCATENATE([.A17];&quot;ƏƏƏ&quot;;[.B17];&quot;ƏƏƏ&quot;;[.C17])" office:value-type="string" office:string-value="#EXTINF:0,Hustler HD EuropeƏƏƏ#EXTGRP:Взрослые 1ƏƏƏhttp://53578940.ucomist.net/iptv/MB6KGZH26APQGN/244/index.m3u8" calcext:value-type="string">
            <text:p>#EXTINF:0,Hustler HD EuropeƏƏƏ#EXTGRP:Взрослые 1ƏƏƏhttp://53578940.ucomist.net/iptv/MB6KGZH26APQGN/244/index.m3u8</text:p>
          </table:table-cell>
        </table:table-row>
        <table:table-row table:style-name="ro1">
          <table:table-cell office:value-type="string" calcext:value-type="string">
            <text:p>#EXTINF:0,Dorcel TV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45/index.m3u8</text:p>
          </table:table-cell>
          <table:table-cell table:formula="of:=CONCATENATE([.A18];&quot;ƏƏƏ&quot;;[.B18];&quot;ƏƏƏ&quot;;[.C18])" office:value-type="string" office:string-value="#EXTINF:0,Dorcel TV HDƏƏƏ#EXTGRP:Взрослые 1ƏƏƏhttp://53578940.ucomist.net/iptv/MB6KGZH26APQGN/245/index.m3u8" calcext:value-type="string">
            <text:p>#EXTINF:0,Dorcel TV HDƏƏƏ#EXTGRP:Взрослые 1ƏƏƏhttp://53578940.ucomist.net/iptv/MB6KGZH26APQGN/245/index.m3u8</text:p>
          </table:table-cell>
        </table:table-row>
        <table:table-row table:style-name="ro1">
          <table:table-cell office:value-type="string" calcext:value-type="string">
            <text:p>#EXTINF:0,Нюарт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057/index.m3u8</text:p>
          </table:table-cell>
          <table:table-cell table:formula="of:=CONCATENATE([.A19];&quot;ƏƏƏ&quot;;[.B19];&quot;ƏƏƏ&quot;;[.C19])" office:value-type="string" office:string-value="#EXTINF:0,Нюарт TVƏƏƏ#EXTGRP:Взрослые 1ƏƏƏhttp://53578940.ucomist.net/iptv/MB6KGZH26APQGN/2057/index.m3u8" calcext:value-type="string">
            <text:p>#EXTINF:0,Нюарт TVƏƏƏ#EXTGRP:Взрослые 1ƏƏƏhttp://53578940.ucomist.net/iptv/MB6KGZH26APQGN/2057/index.m3u8</text:p>
          </table:table-cell>
        </table:table-row>
        <table:table-row table:style-name="ro1">
          <table:table-cell office:value-type="string" calcext:value-type="string">
            <text:p>#EXTINF:0,FrenchLover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160/index.m3u8</text:p>
          </table:table-cell>
          <table:table-cell table:formula="of:=CONCATENATE([.A20];&quot;ƏƏƏ&quot;;[.B20];&quot;ƏƏƏ&quot;;[.C20])" office:value-type="string" office:string-value="#EXTINF:0,FrenchLoverƏƏƏ#EXTGRP:Взрослые 1ƏƏƏhttp://53578940.ucomist.net/iptv/MB6KGZH26APQGN/2160/index.m3u8" calcext:value-type="string">
            <text:p>#EXTINF:0,FrenchLoverƏƏƏ#EXTGRP:Взрослые 1ƏƏƏhttp://53578940.ucomist.net/iptv/MB6KGZH26APQGN/2160/index.m3u8</text:p>
          </table:table-cell>
        </table:table-row>
        <table:table-row table:style-name="ro1">
          <table:table-cell office:value-type="string" calcext:value-type="string">
            <text:p>#EXTINF:0,O-la-la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161/index.m3u8</text:p>
          </table:table-cell>
          <table:table-cell table:formula="of:=CONCATENATE([.A21];&quot;ƏƏƏ&quot;;[.B21];&quot;ƏƏƏ&quot;;[.C21])" office:value-type="string" office:string-value="#EXTINF:0,O-la-laƏƏƏ#EXTGRP:Взрослые 1ƏƏƏhttp://53578940.ucomist.net/iptv/MB6KGZH26APQGN/2161/index.m3u8" calcext:value-type="string">
            <text:p>#EXTINF:0,O-la-laƏƏƏ#EXTGRP:Взрослые 1ƏƏƏhttp://53578940.ucomist.net/iptv/MB6KGZH26APQGN/2161/index.m3u8</text:p>
          </table:table-cell>
        </table:table-row>
        <table:table-row table:style-name="ro1">
          <table:table-cell office:value-type="string" calcext:value-type="string">
            <text:p>#EXTINF:0,Vivid Red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162/index.m3u8</text:p>
          </table:table-cell>
          <table:table-cell table:formula="of:=CONCATENATE([.A22];&quot;ƏƏƏ&quot;;[.B22];&quot;ƏƏƏ&quot;;[.C22])" office:value-type="string" office:string-value="#EXTINF:0,Vivid Red HDƏƏƏ#EXTGRP:Взрослые 1ƏƏƏhttp://53578940.ucomist.net/iptv/MB6KGZH26APQGN/2162/index.m3u8" calcext:value-type="string">
            <text:p>#EXTINF:0,Vivid Red HDƏƏƏ#EXTGRP:Взрослые 1ƏƏƏhttp://53578940.ucomist.net/iptv/MB6KGZH26APQGN/2162/index.m3u8</text:p>
          </table:table-cell>
        </table:table-row>
        <table:table-row table:style-name="ro1">
          <table:table-cell office:value-type="string" calcext:value-type="string">
            <text:p>#EXTINF:0,Pink'o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874/index.m3u8</text:p>
          </table:table-cell>
          <table:table-cell table:formula="of:=CONCATENATE([.A23];&quot;ƏƏƏ&quot;;[.B23];&quot;ƏƏƏ&quot;;[.C23])" office:value-type="string" office:string-value="#EXTINF:0,Pink'o TVƏƏƏ#EXTGRP:Взрослые 1ƏƏƏhttp://53578940.ucomist.net/iptv/MB6KGZH26APQGN/874/index.m3u8" calcext:value-type="string">
            <text:p>#EXTINF:0,Pink'o TVƏƏƏ#EXTGRP:Взрослые 1ƏƏƏhttp://53578940.ucomist.net/iptv/MB6KGZH26APQGN/874/index.m3u8</text:p>
          </table:table-cell>
        </table:table-row>
        <table:table-row table:style-name="ro1">
          <table:table-cell office:value-type="string" calcext:value-type="string">
            <text:p>#EXTINF:0,Exxxotica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2397/index.m3u8</text:p>
          </table:table-cell>
          <table:table-cell table:formula="of:=CONCATENATE([.A24];&quot;ƏƏƏ&quot;;[.B24];&quot;ƏƏƏ&quot;;[.C24])" office:value-type="string" office:string-value="#EXTINF:0,Exxxotica HDƏƏƏ#EXTGRP:Взрослые 1ƏƏƏhttp://53578940.ucomist.net/iptv/MB6KGZH26APQGN/2397/index.m3u8" calcext:value-type="string">
            <text:p>#EXTINF:0,Exxxotica HDƏƏƏ#EXTGRP:Взрослые 1ƏƏƏhttp://53578940.ucomist.net/iptv/MB6KGZH26APQGN/2397/index.m3u8</text:p>
          </table:table-cell>
        </table:table-row>
        <table:table-row table:style-name="ro1">
          <table:table-cell office:value-type="string" calcext:value-type="string">
            <text:p>#EXTINF:0,XXL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5009/index.m3u8</text:p>
          </table:table-cell>
          <table:table-cell table:formula="of:=CONCATENATE([.A25];&quot;ƏƏƏ&quot;;[.B25];&quot;ƏƏƏ&quot;;[.C25])" office:value-type="string" office:string-value="#EXTINF:0,XXLƏƏƏ#EXTGRP:Взрослые 1ƏƏƏhttp://53578940.ucomist.net/iptv/MB6KGZH26APQGN/5009/index.m3u8" calcext:value-type="string">
            <text:p>#EXTINF:0,XXLƏƏƏ#EXTGRP:Взрослые 1ƏƏƏhttp://53578940.ucomist.net/iptv/MB6KGZH26APQGN/5009/index.m3u8</text:p>
          </table:table-cell>
        </table:table-row>
        <table:table-row table:style-name="ro1">
          <table:table-cell office:value-type="string" calcext:value-type="string">
            <text:p>#EXTINF:0,Penthouse Passion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5010/index.m3u8</text:p>
          </table:table-cell>
          <table:table-cell table:formula="of:=CONCATENATE([.A26];&quot;ƏƏƏ&quot;;[.B26];&quot;ƏƏƏ&quot;;[.C26])" office:value-type="string" office:string-value="#EXTINF:0,Penthouse PassionƏƏƏ#EXTGRP:Взрослые 1ƏƏƏhttp://53578940.ucomist.net/iptv/MB6KGZH26APQGN/5010/index.m3u8" calcext:value-type="string">
            <text:p>#EXTINF:0,Penthouse PassionƏƏƏ#EXTGRP:Взрослые 1ƏƏƏhttp://53578940.ucomist.net/iptv/MB6KGZH26APQGN/5010/index.m3u8</text:p>
          </table:table-cell>
        </table:table-row>
        <table:table-row table:style-name="ro1">
          <table:table-cell office:value-type="string" calcext:value-type="string">
            <text:p>#EXTINF:0,Penthouse Gold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5011/index.m3u8</text:p>
          </table:table-cell>
          <table:table-cell table:formula="of:=CONCATENATE([.A27];&quot;ƏƏƏ&quot;;[.B27];&quot;ƏƏƏ&quot;;[.C27])" office:value-type="string" office:string-value="#EXTINF:0,Penthouse Gold HDƏƏƏ#EXTGRP:Взрослые 1ƏƏƏhttp://53578940.ucomist.net/iptv/MB6KGZH26APQGN/5011/index.m3u8" calcext:value-type="string">
            <text:p>#EXTINF:0,Penthouse Gold HDƏƏƏ#EXTGRP:Взрослые 1ƏƏƏhttp://53578940.ucomist.net/iptv/MB6KGZH26APQGN/5011/index.m3u8</text:p>
          </table:table-cell>
        </table:table-row>
        <table:table-row table:style-name="ro1">
          <table:table-cell office:value-type="string" calcext:value-type="string">
            <text:p>#EXTINF:0,Penthouse Quickies 1300k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5012/index.m3u8</text:p>
          </table:table-cell>
          <table:table-cell table:formula="of:=CONCATENATE([.A28];&quot;ƏƏƏ&quot;;[.B28];&quot;ƏƏƏ&quot;;[.C28])" office:value-type="string" office:string-value="#EXTINF:0,Penthouse Quickies 1300kƏƏƏ#EXTGRP:Взрослые 1ƏƏƏhttp://53578940.ucomist.net/iptv/MB6KGZH26APQGN/5012/index.m3u8" calcext:value-type="string">
            <text:p>#EXTINF:0,Penthouse Quickies 1300kƏƏƏ#EXTGRP:Взрослые 1ƏƏƏhttp://53578940.ucomist.net/iptv/MB6KGZH26APQGN/5012/index.m3u8</text:p>
          </table:table-cell>
        </table:table-row>
        <table:table-row table:style-name="ro1">
          <table:table-cell office:value-type="string" calcext:value-type="string">
            <text:p>#EXTINF:0,Penthouse Quickies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5013/index.m3u8</text:p>
          </table:table-cell>
          <table:table-cell table:formula="of:=CONCATENATE([.A29];&quot;ƏƏƏ&quot;;[.B29];&quot;ƏƏƏ&quot;;[.C29])" office:value-type="string" office:string-value="#EXTINF:0,Penthouse Quickies HDƏƏƏ#EXTGRP:Взрослые 1ƏƏƏhttp://53578940.ucomist.net/iptv/MB6KGZH26APQGN/5013/index.m3u8" calcext:value-type="string">
            <text:p>#EXTINF:0,Penthouse Quickies HDƏƏƏ#EXTGRP:Взрослые 1ƏƏƏhttp://53578940.ucomist.net/iptv/MB6KGZH26APQGN/5013/index.m3u8</text:p>
          </table:table-cell>
        </table:table-row>
        <table:table-row table:style-name="ro1">
          <table:table-cell office:value-type="string" calcext:value-type="string">
            <text:p>#EXTINF:0,Extasy 4K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5014/index.m3u8</text:p>
          </table:table-cell>
          <table:table-cell table:formula="of:=CONCATENATE([.A30];&quot;ƏƏƏ&quot;;[.B30];&quot;ƏƏƏ&quot;;[.C30])" office:value-type="string" office:string-value="#EXTINF:0,Extasy 4KƏƏƏ#EXTGRP:Взрослые 1ƏƏƏhttp://53578940.ucomist.net/iptv/MB6KGZH26APQGN/5014/index.m3u8" calcext:value-type="string">
            <text:p>#EXTINF:0,Extasy 4KƏƏƏ#EXTGRP:Взрослые 1ƏƏƏhttp://53578940.ucomist.net/iptv/MB6KGZH26APQGN/5014/index.m3u8</text:p>
          </table:table-cell>
        </table:table-row>
        <table:table-row table:style-name="ro1">
          <table:table-cell office:value-type="string" calcext:value-type="string">
            <text:p>#EXTINF:0,Eroxxx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5015/index.m3u8</text:p>
          </table:table-cell>
          <table:table-cell table:formula="of:=CONCATENATE([.A31];&quot;ƏƏƏ&quot;;[.B31];&quot;ƏƏƏ&quot;;[.C31])" office:value-type="string" office:string-value="#EXTINF:0,Eroxxx HDƏƏƏ#EXTGRP:Взрослые 1ƏƏƏhttp://53578940.ucomist.net/iptv/MB6KGZH26APQGN/5015/index.m3u8" calcext:value-type="string">
            <text:p>#EXTINF:0,Eroxxx HDƏƏƏ#EXTGRP:Взрослые 1ƏƏƏhttp://53578940.ucomist.net/iptv/MB6KGZH26APQGN/5015/index.m3u8</text:p>
          </table:table-cell>
        </table:table-row>
        <table:table-row table:style-name="ro1">
          <table:table-cell office:value-type="string" calcext:value-type="string">
            <text:p>#EXTINF:0,21 Sextury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64/index.m3u8</text:p>
          </table:table-cell>
          <table:table-cell table:formula="of:=CONCATENATE([.A32];&quot;ƏƏƏ&quot;;[.B32];&quot;ƏƏƏ&quot;;[.C32])" office:value-type="string" office:string-value="#EXTINF:0,21 SexturyƏƏƏ#EXTGRP:Взрослые 1ƏƏƏhttp://53578940.ucomist.net/iptv/MB6KGZH26APQGN/6164/index.m3u8" calcext:value-type="string">
            <text:p>#EXTINF:0,21 SexturyƏƏƏ#EXTGRP:Взрослые 1ƏƏƏhttp://53578940.ucomist.net/iptv/MB6KGZH26APQGN/6164/index.m3u8</text:p>
          </table:table-cell>
        </table:table-row>
        <table:table-row table:style-name="ro1">
          <table:table-cell office:value-type="string" calcext:value-type="string">
            <text:p>#EXTINF:0,Adult Tim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66/index.m3u8</text:p>
          </table:table-cell>
          <table:table-cell table:formula="of:=CONCATENATE([.A33];&quot;ƏƏƏ&quot;;[.B33];&quot;ƏƏƏ&quot;;[.C33])" office:value-type="string" office:string-value="#EXTINF:0,Adult TimeƏƏƏ#EXTGRP:Взрослые 1ƏƏƏhttp://53578940.ucomist.net/iptv/MB6KGZH26APQGN/6166/index.m3u8" calcext:value-type="string">
            <text:p>#EXTINF:0,Adult TimeƏƏƏ#EXTGRP:Взрослые 1ƏƏƏhttp://53578940.ucomist.net/iptv/MB6KGZH26APQGN/6166/index.m3u8</text:p>
          </table:table-cell>
        </table:table-row>
        <table:table-row table:style-name="ro1">
          <table:table-cell office:value-type="string" calcext:value-type="string">
            <text:p>#EXTINF:0,Anal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67/index.m3u8</text:p>
          </table:table-cell>
          <table:table-cell table:formula="of:=CONCATENATE([.A34];&quot;ƏƏƏ&quot;;[.B34];&quot;ƏƏƏ&quot;;[.C34])" office:value-type="string" office:string-value="#EXTINF:0,Anal Red TVƏƏƏ#EXTGRP:Взрослые 1ƏƏƏhttp://53578940.ucomist.net/iptv/MB6KGZH26APQGN/6167/index.m3u8" calcext:value-type="string">
            <text:p>#EXTINF:0,Anal Red TVƏƏƏ#EXTGRP:Взрослые 1ƏƏƏhttp://53578940.ucomist.net/iptv/MB6KGZH26APQGN/6167/index.m3u8</text:p>
          </table:table-cell>
        </table:table-row>
        <table:table-row table:style-name="ro1">
          <table:table-cell office:value-type="string" calcext:value-type="string">
            <text:p>#EXTINF:0,Analized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68/index.m3u8</text:p>
          </table:table-cell>
          <table:table-cell table:formula="of:=CONCATENATE([.A35];&quot;ƏƏƏ&quot;;[.B35];&quot;ƏƏƏ&quot;;[.C35])" office:value-type="string" office:string-value="#EXTINF:0,Analized HDƏƏƏ#EXTGRP:Взрослые 1ƏƏƏhttp://53578940.ucomist.net/iptv/MB6KGZH26APQGN/6168/index.m3u8" calcext:value-type="string">
            <text:p>#EXTINF:0,Analized HDƏƏƏ#EXTGRP:Взрослые 1ƏƏƏhttp://53578940.ucomist.net/iptv/MB6KGZH26APQGN/6168/index.m3u8</text:p>
          </table:table-cell>
        </table:table-row>
        <table:table-row table:style-name="ro1">
          <table:table-cell office:value-type="string" calcext:value-type="string">
            <text:p>#EXTINF:0,AS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69/index.m3u8</text:p>
          </table:table-cell>
          <table:table-cell table:formula="of:=CONCATENATE([.A36];&quot;ƏƏƏ&quot;;[.B36];&quot;ƏƏƏ&quot;;[.C36])" office:value-type="string" office:string-value="#EXTINF:0,AST TVƏƏƏ#EXTGRP:Взрослые 1ƏƏƏhttp://53578940.ucomist.net/iptv/MB6KGZH26APQGN/6169/index.m3u8" calcext:value-type="string">
            <text:p>#EXTINF:0,AST TVƏƏƏ#EXTGRP:Взрослые 1ƏƏƏhttp://53578940.ucomist.net/iptv/MB6KGZH26APQGN/6169/index.m3u8</text:p>
          </table:table-cell>
        </table:table-row>
        <table:table-row table:style-name="ro1">
          <table:table-cell office:value-type="string" calcext:value-type="string">
            <text:p>#EXTINF:0,AST TV 2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0/index.m3u8</text:p>
          </table:table-cell>
          <table:table-cell table:formula="of:=CONCATENATE([.A37];&quot;ƏƏƏ&quot;;[.B37];&quot;ƏƏƏ&quot;;[.C37])" office:value-type="string" office:string-value="#EXTINF:0,AST TV 2ƏƏƏ#EXTGRP:Взрослые 1ƏƏƏhttp://53578940.ucomist.net/iptv/MB6KGZH26APQGN/6170/index.m3u8" calcext:value-type="string">
            <text:p>#EXTINF:0,AST TV 2ƏƏƏ#EXTGRP:Взрослые 1ƏƏƏhttp://53578940.ucomist.net/iptv/MB6KGZH26APQGN/6170/index.m3u8</text:p>
          </table:table-cell>
        </table:table-row>
        <table:table-row table:style-name="ro1">
          <table:table-cell office:value-type="string" calcext:value-type="string">
            <text:p>#EXTINF:0,A3 Bikini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65/index.m3u8</text:p>
          </table:table-cell>
          <table:table-cell table:formula="of:=CONCATENATE([.A38];&quot;ƏƏƏ&quot;;[.B38];&quot;ƏƏƏ&quot;;[.C38])" office:value-type="string" office:string-value="#EXTINF:0,A3 BikiniƏƏƏ#EXTGRP:Взрослые 1ƏƏƏhttp://53578940.ucomist.net/iptv/MB6KGZH26APQGN/6165/index.m3u8" calcext:value-type="string">
            <text:p>#EXTINF:0,A3 BikiniƏƏƏ#EXTGRP:Взрослые 1ƏƏƏhttp://53578940.ucomist.net/iptv/MB6KGZH26APQGN/6165/index.m3u8</text:p>
          </table:table-cell>
        </table:table-row>
        <table:table-row table:style-name="ro1">
          <table:table-cell office:value-type="string" calcext:value-type="string">
            <text:p>#EXTINF:0,Babes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1/index.m3u8</text:p>
          </table:table-cell>
          <table:table-cell table:formula="of:=CONCATENATE([.A39];&quot;ƏƏƏ&quot;;[.B39];&quot;ƏƏƏ&quot;;[.C39])" office:value-type="string" office:string-value="#EXTINF:0,Babes HDƏƏƏ#EXTGRP:Взрослые 1ƏƏƏhttp://53578940.ucomist.net/iptv/MB6KGZH26APQGN/6171/index.m3u8" calcext:value-type="string">
            <text:p>#EXTINF:0,Babes HDƏƏƏ#EXTGRP:Взрослые 1ƏƏƏhttp://53578940.ucomist.net/iptv/MB6KGZH26APQGN/6171/index.m3u8</text:p>
          </table:table-cell>
        </table:table-row>
        <table:table-row table:style-name="ro1">
          <table:table-cell office:value-type="string" calcext:value-type="string">
            <text:p>#EXTINF:0,Babes TV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2/index.m3u8</text:p>
          </table:table-cell>
          <table:table-cell table:formula="of:=CONCATENATE([.A40];&quot;ƏƏƏ&quot;;[.B40];&quot;ƏƏƏ&quot;;[.C40])" office:value-type="string" office:string-value="#EXTINF:0,Babes TV HDƏƏƏ#EXTGRP:Взрослые 1ƏƏƏhttp://53578940.ucomist.net/iptv/MB6KGZH26APQGN/6172/index.m3u8" calcext:value-type="string">
            <text:p>#EXTINF:0,Babes TV HDƏƏƏ#EXTGRP:Взрослые 1ƏƏƏhttp://53578940.ucomist.net/iptv/MB6KGZH26APQGN/6172/index.m3u8</text:p>
          </table:table-cell>
        </table:table-row>
        <table:table-row table:style-name="ro1">
          <table:table-cell office:value-type="string" calcext:value-type="string">
            <text:p>#EXTINF:0,Bang Bros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3/index.m3u8</text:p>
          </table:table-cell>
          <table:table-cell table:formula="of:=CONCATENATE([.A41];&quot;ƏƏƏ&quot;;[.B41];&quot;ƏƏƏ&quot;;[.C41])" office:value-type="string" office:string-value="#EXTINF:0,Bang Bros HDƏƏƏ#EXTGRP:Взрослые 1ƏƏƏhttp://53578940.ucomist.net/iptv/MB6KGZH26APQGN/6173/index.m3u8" calcext:value-type="string">
            <text:p>#EXTINF:0,Bang Bros HDƏƏƏ#EXTGRP:Взрослые 1ƏƏƏhttp://53578940.ucomist.net/iptv/MB6KGZH26APQGN/6173/index.m3u8</text:p>
          </table:table-cell>
        </table:table-row>
        <table:table-row table:style-name="ro1">
          <table:table-cell office:value-type="string" calcext:value-type="string">
            <text:p>#EXTINF:0,Bang!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4/index.m3u8</text:p>
          </table:table-cell>
          <table:table-cell table:formula="of:=CONCATENATE([.A42];&quot;ƏƏƏ&quot;;[.B42];&quot;ƏƏƏ&quot;;[.C42])" office:value-type="string" office:string-value="#EXTINF:0,Bang!ƏƏƏ#EXTGRP:Взрослые 1ƏƏƏhttp://53578940.ucomist.net/iptv/MB6KGZH26APQGN/6174/index.m3u8" calcext:value-type="string">
            <text:p>#EXTINF:0,Bang!ƏƏƏ#EXTGRP:Взрослые 1ƏƏƏhttp://53578940.ucomist.net/iptv/MB6KGZH26APQGN/6174/index.m3u8</text:p>
          </table:table-cell>
        </table:table-row>
        <table:table-row table:style-name="ro1">
          <table:table-cell office:value-type="string" calcext:value-type="string">
            <text:p>#EXTINF:0,Big Ass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5/index.m3u8</text:p>
          </table:table-cell>
          <table:table-cell table:formula="of:=CONCATENATE([.A43];&quot;ƏƏƏ&quot;;[.B43];&quot;ƏƏƏ&quot;;[.C43])" office:value-type="string" office:string-value="#EXTINF:0,Big Ass Adult TVƏƏƏ#EXTGRP:Взрослые 1ƏƏƏhttp://53578940.ucomist.net/iptv/MB6KGZH26APQGN/6175/index.m3u8" calcext:value-type="string">
            <text:p>#EXTINF:0,Big Ass Adult TVƏƏƏ#EXTGRP:Взрослые 1ƏƏƏhttp://53578940.ucomist.net/iptv/MB6KGZH26APQGN/6175/index.m3u8</text:p>
          </table:table-cell>
        </table:table-row>
        <table:table-row table:style-name="ro1">
          <table:table-cell office:value-type="string" calcext:value-type="string">
            <text:p>#EXTINF:0,Big Dick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6/index.m3u8</text:p>
          </table:table-cell>
          <table:table-cell table:formula="of:=CONCATENATE([.A44];&quot;ƏƏƏ&quot;;[.B44];&quot;ƏƏƏ&quot;;[.C44])" office:value-type="string" office:string-value="#EXTINF:0,Big Dick Red TVƏƏƏ#EXTGRP:Взрослые 1ƏƏƏhttp://53578940.ucomist.net/iptv/MB6KGZH26APQGN/6176/index.m3u8" calcext:value-type="string">
            <text:p>#EXTINF:0,Big Dick Red TVƏƏƏ#EXTGRP:Взрослые 1ƏƏƏhttp://53578940.ucomist.net/iptv/MB6KGZH26APQGN/6176/index.m3u8</text:p>
          </table:table-cell>
        </table:table-row>
        <table:table-row table:style-name="ro1">
          <table:table-cell office:value-type="string" calcext:value-type="string">
            <text:p>#EXTINF:0,Big Tits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7/index.m3u8</text:p>
          </table:table-cell>
          <table:table-cell table:formula="of:=CONCATENATE([.A45];&quot;ƏƏƏ&quot;;[.B45];&quot;ƏƏƏ&quot;;[.C45])" office:value-type="string" office:string-value="#EXTINF:0,Big Tits Adult TVƏƏƏ#EXTGRP:Взрослые 1ƏƏƏhttp://53578940.ucomist.net/iptv/MB6KGZH26APQGN/6177/index.m3u8" calcext:value-type="string">
            <text:p>#EXTINF:0,Big Tits Adult TVƏƏƏ#EXTGRP:Взрослые 1ƏƏƏhttp://53578940.ucomist.net/iptv/MB6KGZH26APQGN/6177/index.m3u8</text:p>
          </table:table-cell>
        </table:table-row>
        <table:table-row table:style-name="ro1">
          <table:table-cell office:value-type="string" calcext:value-type="string">
            <text:p>#EXTINF:0,Blacked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8/index.m3u8</text:p>
          </table:table-cell>
          <table:table-cell table:formula="of:=CONCATENATE([.A46];&quot;ƏƏƏ&quot;;[.B46];&quot;ƏƏƏ&quot;;[.C46])" office:value-type="string" office:string-value="#EXTINF:0,Blacked HDƏƏƏ#EXTGRP:Взрослые 1ƏƏƏhttp://53578940.ucomist.net/iptv/MB6KGZH26APQGN/6178/index.m3u8" calcext:value-type="string">
            <text:p>#EXTINF:0,Blacked HDƏƏƏ#EXTGRP:Взрослые 1ƏƏƏhttp://53578940.ucomist.net/iptv/MB6KGZH26APQGN/6178/index.m3u8</text:p>
          </table:table-cell>
        </table:table-row>
        <table:table-row table:style-name="ro1">
          <table:table-cell office:value-type="string" calcext:value-type="string">
            <text:p>#EXTINF:0,Blonde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79/index.m3u8</text:p>
          </table:table-cell>
          <table:table-cell table:formula="of:=CONCATENATE([.A47];&quot;ƏƏƏ&quot;;[.B47];&quot;ƏƏƏ&quot;;[.C47])" office:value-type="string" office:string-value="#EXTINF:0,Blonde Adult TVƏƏƏ#EXTGRP:Взрослые 1ƏƏƏhttp://53578940.ucomist.net/iptv/MB6KGZH26APQGN/6179/index.m3u8" calcext:value-type="string">
            <text:p>#EXTINF:0,Blonde Adult TVƏƏƏ#EXTGRP:Взрослые 1ƏƏƏhttp://53578940.ucomist.net/iptv/MB6KGZH26APQGN/6179/index.m3u8</text:p>
          </table:table-cell>
        </table:table-row>
        <table:table-row table:style-name="ro1">
          <table:table-cell office:value-type="string" calcext:value-type="string">
            <text:p>#EXTINF:0,Blowjob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0/index.m3u8</text:p>
          </table:table-cell>
          <table:table-cell table:formula="of:=CONCATENATE([.A48];&quot;ƏƏƏ&quot;;[.B48];&quot;ƏƏƏ&quot;;[.C48])" office:value-type="string" office:string-value="#EXTINF:0,Blowjob Red TVƏƏƏ#EXTGRP:Взрослые 1ƏƏƏhttp://53578940.ucomist.net/iptv/MB6KGZH26APQGN/6180/index.m3u8" calcext:value-type="string">
            <text:p>#EXTINF:0,Blowjob Red TVƏƏƏ#EXTGRP:Взрослые 1ƏƏƏhttp://53578940.ucomist.net/iptv/MB6KGZH26APQGN/6180/index.m3u8</text:p>
          </table:table-cell>
        </table:table-row>
        <table:table-row table:style-name="ro1">
          <table:table-cell office:value-type="string" calcext:value-type="string">
            <text:p>#EXTINF:0,Brazzers eXXtra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1/index.m3u8</text:p>
          </table:table-cell>
          <table:table-cell table:formula="of:=CONCATENATE([.A49];&quot;ƏƏƏ&quot;;[.B49];&quot;ƏƏƏ&quot;;[.C49])" office:value-type="string" office:string-value="#EXTINF:0,Brazzers eXXtraƏƏƏ#EXTGRP:Взрослые 1ƏƏƏhttp://53578940.ucomist.net/iptv/MB6KGZH26APQGN/6181/index.m3u8" calcext:value-type="string">
            <text:p>#EXTINF:0,Brazzers eXXtraƏƏƏ#EXTGRP:Взрослые 1ƏƏƏhttp://53578940.ucomist.net/iptv/MB6KGZH26APQGN/6181/index.m3u8</text:p>
          </table:table-cell>
        </table:table-row>
        <table:table-row table:style-name="ro1">
          <table:table-cell office:value-type="string" calcext:value-type="string">
            <text:p>#EXTINF:0,Brazzers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2/index.m3u8</text:p>
          </table:table-cell>
          <table:table-cell table:formula="of:=CONCATENATE([.A50];&quot;ƏƏƏ&quot;;[.B50];&quot;ƏƏƏ&quot;;[.C50])" office:value-type="string" office:string-value="#EXTINF:0,Brazzers HDƏƏƏ#EXTGRP:Взрослые 1ƏƏƏhttp://53578940.ucomist.net/iptv/MB6KGZH26APQGN/6182/index.m3u8" calcext:value-type="string">
            <text:p>#EXTINF:0,Brazzers HDƏƏƏ#EXTGRP:Взрослые 1ƏƏƏhttp://53578940.ucomist.net/iptv/MB6KGZH26APQGN/6182/index.m3u8</text:p>
          </table:table-cell>
        </table:table-row>
        <table:table-row table:style-name="ro1">
          <table:table-cell office:value-type="string" calcext:value-type="string">
            <text:p>#EXTINF:0,Brunette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3/index.m3u8</text:p>
          </table:table-cell>
          <table:table-cell table:formula="of:=CONCATENATE([.A51];&quot;ƏƏƏ&quot;;[.B51];&quot;ƏƏƏ&quot;;[.C51])" office:value-type="string" office:string-value="#EXTINF:0,Brunette Adult TVƏƏƏ#EXTGRP:Взрослые 1ƏƏƏhttp://53578940.ucomist.net/iptv/MB6KGZH26APQGN/6183/index.m3u8" calcext:value-type="string">
            <text:p>#EXTINF:0,Brunette Adult TVƏƏƏ#EXTGRP:Взрослые 1ƏƏƏhttp://53578940.ucomist.net/iptv/MB6KGZH26APQGN/6183/index.m3u8</text:p>
          </table:table-cell>
        </table:table-row>
        <table:table-row table:style-name="ro1">
          <table:table-cell office:value-type="string" calcext:value-type="string">
            <text:p>#EXTINF:0,Cherry Pimps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5/index.m3u8</text:p>
          </table:table-cell>
          <table:table-cell table:formula="of:=CONCATENATE([.A52];&quot;ƏƏƏ&quot;;[.B52];&quot;ƏƏƏ&quot;;[.C52])" office:value-type="string" office:string-value="#EXTINF:0,Cherry PimpsƏƏƏ#EXTGRP:Взрослые 1ƏƏƏhttp://53578940.ucomist.net/iptv/MB6KGZH26APQGN/6185/index.m3u8" calcext:value-type="string">
            <text:p>#EXTINF:0,Cherry PimpsƏƏƏ#EXTGRP:Взрослые 1ƏƏƏhttp://53578940.ucomist.net/iptv/MB6KGZH26APQGN/6185/index.m3u8</text:p>
          </table:table-cell>
        </table:table-row>
        <table:table-row table:style-name="ro1">
          <table:table-cell office:value-type="string" calcext:value-type="string">
            <text:p>#EXTINF:0,Club 17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6/index.m3u8</text:p>
          </table:table-cell>
          <table:table-cell table:formula="of:=CONCATENATE([.A53];&quot;ƏƏƏ&quot;;[.B53];&quot;ƏƏƏ&quot;;[.C53])" office:value-type="string" office:string-value="#EXTINF:0,Club 17ƏƏƏ#EXTGRP:Взрослые 1ƏƏƏhttp://53578940.ucomist.net/iptv/MB6KGZH26APQGN/6186/index.m3u8" calcext:value-type="string">
            <text:p>#EXTINF:0,Club 17ƏƏƏ#EXTGRP:Взрослые 1ƏƏƏhttp://53578940.ucomist.net/iptv/MB6KGZH26APQGN/6186/index.m3u8</text:p>
          </table:table-cell>
        </table:table-row>
        <table:table-row table:style-name="ro1">
          <table:table-cell office:value-type="string" calcext:value-type="string">
            <text:p>#EXTINF:0,Compilation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7/index.m3u8</text:p>
          </table:table-cell>
          <table:table-cell table:formula="of:=CONCATENATE([.A54];&quot;ƏƏƏ&quot;;[.B54];&quot;ƏƏƏ&quot;;[.C54])" office:value-type="string" office:string-value="#EXTINF:0,Compilation Adult TVƏƏƏ#EXTGRP:Взрослые 1ƏƏƏhttp://53578940.ucomist.net/iptv/MB6KGZH26APQGN/6187/index.m3u8" calcext:value-type="string">
            <text:p>#EXTINF:0,Compilation Adult TVƏƏƏ#EXTGRP:Взрослые 1ƏƏƏhttp://53578940.ucomist.net/iptv/MB6KGZH26APQGN/6187/index.m3u8</text:p>
          </table:table-cell>
        </table:table-row>
        <table:table-row table:style-name="ro1">
          <table:table-cell office:value-type="string" calcext:value-type="string">
            <text:p>#EXTINF:0,Cuckold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8/index.m3u8</text:p>
          </table:table-cell>
          <table:table-cell table:formula="of:=CONCATENATE([.A55];&quot;ƏƏƏ&quot;;[.B55];&quot;ƏƏƏ&quot;;[.C55])" office:value-type="string" office:string-value="#EXTINF:0,Cuckold Red TVƏƏƏ#EXTGRP:Взрослые 1ƏƏƏhttp://53578940.ucomist.net/iptv/MB6KGZH26APQGN/6188/index.m3u8" calcext:value-type="string">
            <text:p>#EXTINF:0,Cuckold Red TVƏƏƏ#EXTGRP:Взрослые 1ƏƏƏhttp://53578940.ucomist.net/iptv/MB6KGZH26APQGN/6188/index.m3u8</text:p>
          </table:table-cell>
        </table:table-row>
        <table:table-row table:style-name="ro1">
          <table:table-cell office:value-type="string" calcext:value-type="string">
            <text:p>#EXTINF:0,Cum Louder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9/index.m3u8</text:p>
          </table:table-cell>
          <table:table-cell table:formula="of:=CONCATENATE([.A56];&quot;ƏƏƏ&quot;;[.B56];&quot;ƏƏƏ&quot;;[.C56])" office:value-type="string" office:string-value="#EXTINF:0,Cum LouderƏƏƏ#EXTGRP:Взрослые 1ƏƏƏhttp://53578940.ucomist.net/iptv/MB6KGZH26APQGN/6189/index.m3u8" calcext:value-type="string">
            <text:p>#EXTINF:0,Cum LouderƏƏƏ#EXTGRP:Взрослые 1ƏƏƏhttp://53578940.ucomist.net/iptv/MB6KGZH26APQGN/6189/index.m3u8</text:p>
          </table:table-cell>
        </table:table-row>
        <table:table-row table:style-name="ro1">
          <table:table-cell office:value-type="string" calcext:value-type="string">
            <text:p>#EXTINF:0,Cum4k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0/index.m3u8</text:p>
          </table:table-cell>
          <table:table-cell table:formula="of:=CONCATENATE([.A57];&quot;ƏƏƏ&quot;;[.B57];&quot;ƏƏƏ&quot;;[.C57])" office:value-type="string" office:string-value="#EXTINF:0,Cum4kƏƏƏ#EXTGRP:Взрослые 1ƏƏƏhttp://53578940.ucomist.net/iptv/MB6KGZH26APQGN/6190/index.m3u8" calcext:value-type="string">
            <text:p>#EXTINF:0,Cum4kƏƏƏ#EXTGRP:Взрослые 1ƏƏƏhttp://53578940.ucomist.net/iptv/MB6KGZH26APQGN/6190/index.m3u8</text:p>
          </table:table-cell>
        </table:table-row>
        <table:table-row table:style-name="ro1">
          <table:table-cell office:value-type="string" calcext:value-type="string">
            <text:p>#EXTINF:0,cento x cento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84/index.m3u8</text:p>
          </table:table-cell>
          <table:table-cell table:formula="of:=CONCATENATE([.A58];&quot;ƏƏƏ&quot;;[.B58];&quot;ƏƏƏ&quot;;[.C58])" office:value-type="string" office:string-value="#EXTINF:0,cento x centoƏƏƏ#EXTGRP:Взрослые 1ƏƏƏhttp://53578940.ucomist.net/iptv/MB6KGZH26APQGN/6184/index.m3u8" calcext:value-type="string">
            <text:p>#EXTINF:0,cento x centoƏƏƏ#EXTGRP:Взрослые 1ƏƏƏhttp://53578940.ucomist.net/iptv/MB6KGZH26APQGN/6184/index.m3u8</text:p>
          </table:table-cell>
        </table:table-row>
        <table:table-row table:style-name="ro1">
          <table:table-cell office:value-type="string" calcext:value-type="string">
            <text:p>#EXTINF:0,Daughter Swap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1/index.m3u8</text:p>
          </table:table-cell>
          <table:table-cell table:formula="of:=CONCATENATE([.A59];&quot;ƏƏƏ&quot;;[.B59];&quot;ƏƏƏ&quot;;[.C59])" office:value-type="string" office:string-value="#EXTINF:0,Daughter SwapƏƏƏ#EXTGRP:Взрослые 1ƏƏƏhttp://53578940.ucomist.net/iptv/MB6KGZH26APQGN/6191/index.m3u8" calcext:value-type="string">
            <text:p>#EXTINF:0,Daughter SwapƏƏƏ#EXTGRP:Взрослые 1ƏƏƏhttp://53578940.ucomist.net/iptv/MB6KGZH26APQGN/6191/index.m3u8</text:p>
          </table:table-cell>
        </table:table-row>
        <table:table-row table:style-name="ro1">
          <table:table-cell office:value-type="string" calcext:value-type="string">
            <text:p>#EXTINF:0,Day with a Pornstar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2/index.m3u8</text:p>
          </table:table-cell>
          <table:table-cell table:formula="of:=CONCATENATE([.A60];&quot;ƏƏƏ&quot;;[.B60];&quot;ƏƏƏ&quot;;[.C60])" office:value-type="string" office:string-value="#EXTINF:0,Day with a PornstarƏƏƏ#EXTGRP:Взрослые 1ƏƏƏhttp://53578940.ucomist.net/iptv/MB6KGZH26APQGN/6192/index.m3u8" calcext:value-type="string">
            <text:p>#EXTINF:0,Day with a PornstarƏƏƏ#EXTGRP:Взрослые 1ƏƏƏhttp://53578940.ucomist.net/iptv/MB6KGZH26APQGN/6192/index.m3u8</text:p>
          </table:table-cell>
        </table:table-row>
        <table:table-row table:style-name="ro1">
          <table:table-cell office:value-type="string" calcext:value-type="string">
            <text:p>#EXTINF:0,DDF Busty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3/index.m3u8</text:p>
          </table:table-cell>
          <table:table-cell table:formula="of:=CONCATENATE([.A61];&quot;ƏƏƏ&quot;;[.B61];&quot;ƏƏƏ&quot;;[.C61])" office:value-type="string" office:string-value="#EXTINF:0,DDF BustyƏƏƏ#EXTGRP:Взрослые 1ƏƏƏhttp://53578940.ucomist.net/iptv/MB6KGZH26APQGN/6193/index.m3u8" calcext:value-type="string">
            <text:p>#EXTINF:0,DDF BustyƏƏƏ#EXTGRP:Взрослые 1ƏƏƏhttp://53578940.ucomist.net/iptv/MB6KGZH26APQGN/6193/index.m3u8</text:p>
          </table:table-cell>
        </table:table-row>
        <table:table-row table:style-name="ro1">
          <table:table-cell office:value-type="string" calcext:value-type="string">
            <text:p>#EXTINF:0,DDF Network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4/index.m3u8</text:p>
          </table:table-cell>
          <table:table-cell table:formula="of:=CONCATENATE([.A62];&quot;ƏƏƏ&quot;;[.B62];&quot;ƏƏƏ&quot;;[.C62])" office:value-type="string" office:string-value="#EXTINF:0,DDF NetworkƏƏƏ#EXTGRP:Взрослые 1ƏƏƏhttp://53578940.ucomist.net/iptv/MB6KGZH26APQGN/6194/index.m3u8" calcext:value-type="string">
            <text:p>#EXTINF:0,DDF NetworkƏƏƏ#EXTGRP:Взрослые 1ƏƏƏhttp://53578940.ucomist.net/iptv/MB6KGZH26APQGN/6194/index.m3u8</text:p>
          </table:table-cell>
        </table:table-row>
        <table:table-row table:style-name="ro1">
          <table:table-cell office:value-type="string" calcext:value-type="string">
            <text:p>#EXTINF:0,Digital Desire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5/index.m3u8</text:p>
          </table:table-cell>
          <table:table-cell table:formula="of:=CONCATENATE([.A63];&quot;ƏƏƏ&quot;;[.B63];&quot;ƏƏƏ&quot;;[.C63])" office:value-type="string" office:string-value="#EXTINF:0,Digital Desire HDƏƏƏ#EXTGRP:Взрослые 1ƏƏƏhttp://53578940.ucomist.net/iptv/MB6KGZH26APQGN/6195/index.m3u8" calcext:value-type="string">
            <text:p>#EXTINF:0,Digital Desire HDƏƏƏ#EXTGRP:Взрослые 1ƏƏƏhttp://53578940.ucomist.net/iptv/MB6KGZH26APQGN/6195/index.m3u8</text:p>
          </table:table-cell>
        </table:table-row>
        <table:table-row table:style-name="ro1">
          <table:table-cell office:value-type="string" calcext:value-type="string">
            <text:p>#EXTINF:0,Digital Playground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6/index.m3u8</text:p>
          </table:table-cell>
          <table:table-cell table:formula="of:=CONCATENATE([.A64];&quot;ƏƏƏ&quot;;[.B64];&quot;ƏƏƏ&quot;;[.C64])" office:value-type="string" office:string-value="#EXTINF:0,Digital Playground HDƏƏƏ#EXTGRP:Взрослые 1ƏƏƏhttp://53578940.ucomist.net/iptv/MB6KGZH26APQGN/6196/index.m3u8" calcext:value-type="string">
            <text:p>#EXTINF:0,Digital Playground HDƏƏƏ#EXTGRP:Взрослые 1ƏƏƏhttp://53578940.ucomist.net/iptv/MB6KGZH26APQGN/6196/index.m3u8</text:p>
          </table:table-cell>
        </table:table-row>
        <table:table-row table:style-name="ro1">
          <table:table-cell office:value-type="string" calcext:value-type="string">
            <text:p>#EXTINF:0,Dorcel Club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7/index.m3u8</text:p>
          </table:table-cell>
          <table:table-cell table:formula="of:=CONCATENATE([.A65];&quot;ƏƏƏ&quot;;[.B65];&quot;ƏƏƏ&quot;;[.C65])" office:value-type="string" office:string-value="#EXTINF:0,Dorcel ClubƏƏƏ#EXTGRP:Взрослые 1ƏƏƏhttp://53578940.ucomist.net/iptv/MB6KGZH26APQGN/6197/index.m3u8" calcext:value-type="string">
            <text:p>#EXTINF:0,Dorcel ClubƏƏƏ#EXTGRP:Взрослые 1ƏƏƏhttp://53578940.ucomist.net/iptv/MB6KGZH26APQGN/6197/index.m3u8</text:p>
          </table:table-cell>
        </table:table-row>
        <table:table-row table:style-name="ro1">
          <table:table-cell office:value-type="string" calcext:value-type="string">
            <text:p>#EXTINF:0,Dusk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8/index.m3u8</text:p>
          </table:table-cell>
          <table:table-cell table:formula="of:=CONCATENATE([.A66];&quot;ƏƏƏ&quot;;[.B66];&quot;ƏƏƏ&quot;;[.C66])" office:value-type="string" office:string-value="#EXTINF:0,DuskƏƏƏ#EXTGRP:Взрослые 1ƏƏƏhttp://53578940.ucomist.net/iptv/MB6KGZH26APQGN/6198/index.m3u8" calcext:value-type="string">
            <text:p>#EXTINF:0,DuskƏƏƏ#EXTGRP:Взрослые 1ƏƏƏhttp://53578940.ucomist.net/iptv/MB6KGZH26APQGN/6198/index.m3u8</text:p>
          </table:table-cell>
        </table:table-row>
        <table:table-row table:style-name="ro1">
          <table:table-cell office:value-type="string" calcext:value-type="string">
            <text:p>#EXTINF:0,Evil Angel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199/index.m3u8</text:p>
          </table:table-cell>
          <table:table-cell table:formula="of:=CONCATENATE([.A67];&quot;ƏƏƏ&quot;;[.B67];&quot;ƏƏƏ&quot;;[.C67])" office:value-type="string" office:string-value="#EXTINF:0,Evil Angel HDƏƏƏ#EXTGRP:Взрослые 1ƏƏƏhttp://53578940.ucomist.net/iptv/MB6KGZH26APQGN/6199/index.m3u8" calcext:value-type="string">
            <text:p>#EXTINF:0,Evil Angel HDƏƏƏ#EXTGRP:Взрослые 1ƏƏƏhttp://53578940.ucomist.net/iptv/MB6KGZH26APQGN/6199/index.m3u8</text:p>
          </table:table-cell>
        </table:table-row>
        <table:table-row table:style-name="ro1">
          <table:table-cell office:value-type="string" calcext:value-type="string">
            <text:p>#EXTINF:0,Evolved Fights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0/index.m3u8</text:p>
          </table:table-cell>
          <table:table-cell table:formula="of:=CONCATENATE([.A68];&quot;ƏƏƏ&quot;;[.B68];&quot;ƏƏƏ&quot;;[.C68])" office:value-type="string" office:string-value="#EXTINF:0,Evolved FightsƏƏƏ#EXTGRP:Взрослые 1ƏƏƏhttp://53578940.ucomist.net/iptv/MB6KGZH26APQGN/6200/index.m3u8" calcext:value-type="string">
            <text:p>#EXTINF:0,Evolved FightsƏƏƏ#EXTGRP:Взрослые 1ƏƏƏhttp://53578940.ucomist.net/iptv/MB6KGZH26APQGN/6200/index.m3u8</text:p>
          </table:table-cell>
        </table:table-row>
        <table:table-row table:style-name="ro1">
          <table:table-cell office:value-type="string" calcext:value-type="string">
            <text:p>#EXTINF:0,Extasy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1/index.m3u8</text:p>
          </table:table-cell>
          <table:table-cell table:formula="of:=CONCATENATE([.A69];&quot;ƏƏƏ&quot;;[.B69];&quot;ƏƏƏ&quot;;[.C69])" office:value-type="string" office:string-value="#EXTINF:0,Extasy HDƏƏƏ#EXTGRP:Взрослые 1ƏƏƏhttp://53578940.ucomist.net/iptv/MB6KGZH26APQGN/6201/index.m3u8" calcext:value-type="string">
            <text:p>#EXTINF:0,Extasy HDƏƏƏ#EXTGRP:Взрослые 1ƏƏƏhttp://53578940.ucomist.net/iptv/MB6KGZH26APQGN/6201/index.m3u8</text:p>
          </table:table-cell>
        </table:table-row>
        <table:table-row table:style-name="ro1">
          <table:table-cell office:value-type="string" calcext:value-type="string">
            <text:p>#EXTINF:0,Fake Taxi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2/index.m3u8</text:p>
          </table:table-cell>
          <table:table-cell table:formula="of:=CONCATENATE([.A70];&quot;ƏƏƏ&quot;;[.B70];&quot;ƏƏƏ&quot;;[.C70])" office:value-type="string" office:string-value="#EXTINF:0,Fake Taxi HDƏƏƏ#EXTGRP:Взрослые 1ƏƏƏhttp://53578940.ucomist.net/iptv/MB6KGZH26APQGN/6202/index.m3u8" calcext:value-type="string">
            <text:p>#EXTINF:0,Fake Taxi HDƏƏƏ#EXTGRP:Взрослые 1ƏƏƏhttp://53578940.ucomist.net/iptv/MB6KGZH26APQGN/6202/index.m3u8</text:p>
          </table:table-cell>
        </table:table-row>
        <table:table-row table:style-name="ro1">
          <table:table-cell office:value-type="string" calcext:value-type="string">
            <text:p>#EXTINF:0,Fap TV 2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3/index.m3u8</text:p>
          </table:table-cell>
          <table:table-cell table:formula="of:=CONCATENATE([.A71];&quot;ƏƏƏ&quot;;[.B71];&quot;ƏƏƏ&quot;;[.C71])" office:value-type="string" office:string-value="#EXTINF:0,Fap TV 2ƏƏƏ#EXTGRP:Взрослые 1ƏƏƏhttp://53578940.ucomist.net/iptv/MB6KGZH26APQGN/6203/index.m3u8" calcext:value-type="string">
            <text:p>#EXTINF:0,Fap TV 2ƏƏƏ#EXTGRP:Взрослые 1ƏƏƏhttp://53578940.ucomist.net/iptv/MB6KGZH26APQGN/6203/index.m3u8</text:p>
          </table:table-cell>
        </table:table-row>
        <table:table-row table:style-name="ro1">
          <table:table-cell office:value-type="string" calcext:value-type="string">
            <text:p>#EXTINF:0,Fap TV 3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4/index.m3u8</text:p>
          </table:table-cell>
          <table:table-cell table:formula="of:=CONCATENATE([.A72];&quot;ƏƏƏ&quot;;[.B72];&quot;ƏƏƏ&quot;;[.C72])" office:value-type="string" office:string-value="#EXTINF:0,Fap TV 3ƏƏƏ#EXTGRP:Взрослые 1ƏƏƏhttp://53578940.ucomist.net/iptv/MB6KGZH26APQGN/6204/index.m3u8" calcext:value-type="string">
            <text:p>#EXTINF:0,Fap TV 3ƏƏƏ#EXTGRP:Взрослые 1ƏƏƏhttp://53578940.ucomist.net/iptv/MB6KGZH26APQGN/6204/index.m3u8</text:p>
          </table:table-cell>
        </table:table-row>
        <table:table-row table:style-name="ro1">
          <table:table-cell office:value-type="string" calcext:value-type="string">
            <text:p>#EXTINF:0,Fap TV 4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5/index.m3u8</text:p>
          </table:table-cell>
          <table:table-cell table:formula="of:=CONCATENATE([.A73];&quot;ƏƏƏ&quot;;[.B73];&quot;ƏƏƏ&quot;;[.C73])" office:value-type="string" office:string-value="#EXTINF:0,Fap TV 4ƏƏƏ#EXTGRP:Взрослые 1ƏƏƏhttp://53578940.ucomist.net/iptv/MB6KGZH26APQGN/6205/index.m3u8" calcext:value-type="string">
            <text:p>#EXTINF:0,Fap TV 4ƏƏƏ#EXTGRP:Взрослые 1ƏƏƏhttp://53578940.ucomist.net/iptv/MB6KGZH26APQGN/6205/index.m3u8</text:p>
          </table:table-cell>
        </table:table-row>
        <table:table-row table:style-name="ro1">
          <table:table-cell office:value-type="string" calcext:value-type="string">
            <text:p>#EXTINF:0,Fap TV Anal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6/index.m3u8</text:p>
          </table:table-cell>
          <table:table-cell table:formula="of:=CONCATENATE([.A74];&quot;ƏƏƏ&quot;;[.B74];&quot;ƏƏƏ&quot;;[.C74])" office:value-type="string" office:string-value="#EXTINF:0,Fap TV AnalƏƏƏ#EXTGRP:Взрослые 1ƏƏƏhttp://53578940.ucomist.net/iptv/MB6KGZH26APQGN/6206/index.m3u8" calcext:value-type="string">
            <text:p>#EXTINF:0,Fap TV AnalƏƏƏ#EXTGRP:Взрослые 1ƏƏƏhttp://53578940.ucomist.net/iptv/MB6KGZH26APQGN/6206/index.m3u8</text:p>
          </table:table-cell>
        </table:table-row>
        <table:table-row table:style-name="ro1">
          <table:table-cell office:value-type="string" calcext:value-type="string">
            <text:p>#EXTINF:0,Fap TV BBW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7/index.m3u8</text:p>
          </table:table-cell>
          <table:table-cell table:formula="of:=CONCATENATE([.A75];&quot;ƏƏƏ&quot;;[.B75];&quot;ƏƏƏ&quot;;[.C75])" office:value-type="string" office:string-value="#EXTINF:0,Fap TV BBWƏƏƏ#EXTGRP:Взрослые 1ƏƏƏhttp://53578940.ucomist.net/iptv/MB6KGZH26APQGN/6207/index.m3u8" calcext:value-type="string">
            <text:p>#EXTINF:0,Fap TV BBWƏƏƏ#EXTGRP:Взрослые 1ƏƏƏhttp://53578940.ucomist.net/iptv/MB6KGZH26APQGN/6207/index.m3u8</text:p>
          </table:table-cell>
        </table:table-row>
        <table:table-row table:style-name="ro1">
          <table:table-cell office:value-type="string" calcext:value-type="string">
            <text:p>#EXTINF:0,Fap TV Compilation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8/index.m3u8</text:p>
          </table:table-cell>
          <table:table-cell table:formula="of:=CONCATENATE([.A76];&quot;ƏƏƏ&quot;;[.B76];&quot;ƏƏƏ&quot;;[.C76])" office:value-type="string" office:string-value="#EXTINF:0,Fap TV CompilationƏƏƏ#EXTGRP:Взрослые 1ƏƏƏhttp://53578940.ucomist.net/iptv/MB6KGZH26APQGN/6208/index.m3u8" calcext:value-type="string">
            <text:p>#EXTINF:0,Fap TV CompilationƏƏƏ#EXTGRP:Взрослые 1ƏƏƏhttp://53578940.ucomist.net/iptv/MB6KGZH26APQGN/6208/index.m3u8</text:p>
          </table:table-cell>
        </table:table-row>
        <table:table-row table:style-name="ro1">
          <table:table-cell office:value-type="string" calcext:value-type="string">
            <text:p>#EXTINF:0,Fap TV Lesbian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09/index.m3u8</text:p>
          </table:table-cell>
          <table:table-cell table:formula="of:=CONCATENATE([.A77];&quot;ƏƏƏ&quot;;[.B77];&quot;ƏƏƏ&quot;;[.C77])" office:value-type="string" office:string-value="#EXTINF:0,Fap TV LesbianƏƏƏ#EXTGRP:Взрослые 1ƏƏƏhttp://53578940.ucomist.net/iptv/MB6KGZH26APQGN/6209/index.m3u8" calcext:value-type="string">
            <text:p>#EXTINF:0,Fap TV LesbianƏƏƏ#EXTGRP:Взрослые 1ƏƏƏhttp://53578940.ucomist.net/iptv/MB6KGZH26APQGN/6209/index.m3u8</text:p>
          </table:table-cell>
        </table:table-row>
        <table:table-row table:style-name="ro1">
          <table:table-cell office:value-type="string" calcext:value-type="string">
            <text:p>#EXTINF:0,Fap TV Parody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0/index.m3u8</text:p>
          </table:table-cell>
          <table:table-cell table:formula="of:=CONCATENATE([.A78];&quot;ƏƏƏ&quot;;[.B78];&quot;ƏƏƏ&quot;;[.C78])" office:value-type="string" office:string-value="#EXTINF:0,Fap TV ParodyƏƏƏ#EXTGRP:Взрослые 1ƏƏƏhttp://53578940.ucomist.net/iptv/MB6KGZH26APQGN/6210/index.m3u8" calcext:value-type="string">
            <text:p>#EXTINF:0,Fap TV ParodyƏƏƏ#EXTGRP:Взрослые 1ƏƏƏhttp://53578940.ucomist.net/iptv/MB6KGZH26APQGN/6210/index.m3u8</text:p>
          </table:table-cell>
        </table:table-row>
        <table:table-row table:style-name="ro1">
          <table:table-cell office:value-type="string" calcext:value-type="string">
            <text:p>#EXTINF:0,Fap TV Teens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1/index.m3u8</text:p>
          </table:table-cell>
          <table:table-cell table:formula="of:=CONCATENATE([.A79];&quot;ƏƏƏ&quot;;[.B79];&quot;ƏƏƏ&quot;;[.C79])" office:value-type="string" office:string-value="#EXTINF:0,Fap TV TeensƏƏƏ#EXTGRP:Взрослые 1ƏƏƏhttp://53578940.ucomist.net/iptv/MB6KGZH26APQGN/6211/index.m3u8" calcext:value-type="string">
            <text:p>#EXTINF:0,Fap TV TeensƏƏƏ#EXTGRP:Взрослые 1ƏƏƏhttp://53578940.ucomist.net/iptv/MB6KGZH26APQGN/6211/index.m3u8</text:p>
          </table:table-cell>
        </table:table-row>
        <table:table-row table:style-name="ro1">
          <table:table-cell office:value-type="string" calcext:value-type="string">
            <text:p>#EXTINF:0,FemJoy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2/index.m3u8</text:p>
          </table:table-cell>
          <table:table-cell table:formula="of:=CONCATENATE([.A80];&quot;ƏƏƏ&quot;;[.B80];&quot;ƏƏƏ&quot;;[.C80])" office:value-type="string" office:string-value="#EXTINF:0,FemJoyƏƏƏ#EXTGRP:Взрослые 1ƏƏƏhttp://53578940.ucomist.net/iptv/MB6KGZH26APQGN/6212/index.m3u8" calcext:value-type="string">
            <text:p>#EXTINF:0,FemJoyƏƏƏ#EXTGRP:Взрослые 1ƏƏƏhttp://53578940.ucomist.net/iptv/MB6KGZH26APQGN/6212/index.m3u8</text:p>
          </table:table-cell>
        </table:table-row>
        <table:table-row table:style-name="ro1">
          <table:table-cell office:value-type="string" calcext:value-type="string">
            <text:p>#EXTINF:0,Fetish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3/index.m3u8</text:p>
          </table:table-cell>
          <table:table-cell table:formula="of:=CONCATENATE([.A81];&quot;ƏƏƏ&quot;;[.B81];&quot;ƏƏƏ&quot;;[.C81])" office:value-type="string" office:string-value="#EXTINF:0,Fetish Red TVƏƏƏ#EXTGRP:Взрослые 1ƏƏƏhttp://53578940.ucomist.net/iptv/MB6KGZH26APQGN/6213/index.m3u8" calcext:value-type="string">
            <text:p>#EXTINF:0,Fetish Red TVƏƏƏ#EXTGRP:Взрослые 1ƏƏƏhttp://53578940.ucomist.net/iptv/MB6KGZH26APQGN/6213/index.m3u8</text:p>
          </table:table-cell>
        </table:table-row>
        <table:table-row table:style-name="ro1">
          <table:table-cell office:value-type="string" calcext:value-type="string">
            <text:p>#EXTINF:0,Gangbang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4/index.m3u8</text:p>
          </table:table-cell>
          <table:table-cell table:formula="of:=CONCATENATE([.A82];&quot;ƏƏƏ&quot;;[.B82];&quot;ƏƏƏ&quot;;[.C82])" office:value-type="string" office:string-value="#EXTINF:0,Gangbang Adult TVƏƏƏ#EXTGRP:Взрослые 1ƏƏƏhttp://53578940.ucomist.net/iptv/MB6KGZH26APQGN/6214/index.m3u8" calcext:value-type="string">
            <text:p>#EXTINF:0,Gangbang Adult TVƏƏƏ#EXTGRP:Взрослые 1ƏƏƏhttp://53578940.ucomist.net/iptv/MB6KGZH26APQGN/6214/index.m3u8</text:p>
          </table:table-cell>
        </table:table-row>
        <table:table-row table:style-name="ro1">
          <table:table-cell office:value-type="string" calcext:value-type="string">
            <text:p>#EXTINF:0,Gay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5/index.m3u8</text:p>
          </table:table-cell>
          <table:table-cell table:formula="of:=CONCATENATE([.A83];&quot;ƏƏƏ&quot;;[.B83];&quot;ƏƏƏ&quot;;[.C83])" office:value-type="string" office:string-value="#EXTINF:0,Gay Adult TVƏƏƏ#EXTGRP:Взрослые 1ƏƏƏhttp://53578940.ucomist.net/iptv/MB6KGZH26APQGN/6215/index.m3u8" calcext:value-type="string">
            <text:p>#EXTINF:0,Gay Adult TVƏƏƏ#EXTGRP:Взрослые 1ƏƏƏhttp://53578940.ucomist.net/iptv/MB6KGZH26APQGN/6215/index.m3u8</text:p>
          </table:table-cell>
        </table:table-row>
        <table:table-row table:style-name="ro1">
          <table:table-cell office:value-type="string" calcext:value-type="string">
            <text:p>#EXTINF:0,Got MYLF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6/index.m3u8</text:p>
          </table:table-cell>
          <table:table-cell table:formula="of:=CONCATENATE([.A84];&quot;ƏƏƏ&quot;;[.B84];&quot;ƏƏƏ&quot;;[.C84])" office:value-type="string" office:string-value="#EXTINF:0,Got MYLFƏƏƏ#EXTGRP:Взрослые 1ƏƏƏhttp://53578940.ucomist.net/iptv/MB6KGZH26APQGN/6216/index.m3u8" calcext:value-type="string">
            <text:p>#EXTINF:0,Got MYLFƏƏƏ#EXTGRP:Взрослые 1ƏƏƏhttp://53578940.ucomist.net/iptv/MB6KGZH26APQGN/6216/index.m3u8</text:p>
          </table:table-cell>
        </table:table-row>
        <table:table-row table:style-name="ro1">
          <table:table-cell office:value-type="string" calcext:value-type="string">
            <text:p>#EXTINF:0,Hands on Hardcor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7/index.m3u8</text:p>
          </table:table-cell>
          <table:table-cell table:formula="of:=CONCATENATE([.A85];&quot;ƏƏƏ&quot;;[.B85];&quot;ƏƏƏ&quot;;[.C85])" office:value-type="string" office:string-value="#EXTINF:0,Hands on HardcoreƏƏƏ#EXTGRP:Взрослые 1ƏƏƏhttp://53578940.ucomist.net/iptv/MB6KGZH26APQGN/6217/index.m3u8" calcext:value-type="string">
            <text:p>#EXTINF:0,Hands on HardcoreƏƏƏ#EXTGRP:Взрослые 1ƏƏƏhttp://53578940.ucomist.net/iptv/MB6KGZH26APQGN/6217/index.m3u8</text:p>
          </table:table-cell>
        </table:table-row>
        <table:table-row table:style-name="ro1">
          <table:table-cell office:value-type="string" calcext:value-type="string">
            <text:p>#EXTINF:0,Hard X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8/index.m3u8</text:p>
          </table:table-cell>
          <table:table-cell table:formula="of:=CONCATENATE([.A86];&quot;ƏƏƏ&quot;;[.B86];&quot;ƏƏƏ&quot;;[.C86])" office:value-type="string" office:string-value="#EXTINF:0,Hard XƏƏƏ#EXTGRP:Взрослые 1ƏƏƏhttp://53578940.ucomist.net/iptv/MB6KGZH26APQGN/6218/index.m3u8" calcext:value-type="string">
            <text:p>#EXTINF:0,Hard XƏƏƏ#EXTGRP:Взрослые 1ƏƏƏhttp://53578940.ucomist.net/iptv/MB6KGZH26APQGN/6218/index.m3u8</text:p>
          </table:table-cell>
        </table:table-row>
        <table:table-row table:style-name="ro1">
          <table:table-cell office:value-type="string" calcext:value-type="string">
            <text:p>#EXTINF:0,Hardcore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19/index.m3u8</text:p>
          </table:table-cell>
          <table:table-cell table:formula="of:=CONCATENATE([.A87];&quot;ƏƏƏ&quot;;[.B87];&quot;ƏƏƏ&quot;;[.C87])" office:value-type="string" office:string-value="#EXTINF:0,Hardcore Red TVƏƏƏ#EXTGRP:Взрослые 1ƏƏƏhttp://53578940.ucomist.net/iptv/MB6KGZH26APQGN/6219/index.m3u8" calcext:value-type="string">
            <text:p>#EXTINF:0,Hardcore Red TVƏƏƏ#EXTGRP:Взрослые 1ƏƏƏhttp://53578940.ucomist.net/iptv/MB6KGZH26APQGN/6219/index.m3u8</text:p>
          </table:table-cell>
        </table:table-row>
        <table:table-row table:style-name="ro1">
          <table:table-cell office:value-type="string" calcext:value-type="string">
            <text:p>#EXTINF:0,Hitzefrei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0/index.m3u8</text:p>
          </table:table-cell>
          <table:table-cell table:formula="of:=CONCATENATE([.A88];&quot;ƏƏƏ&quot;;[.B88];&quot;ƏƏƏ&quot;;[.C88])" office:value-type="string" office:string-value="#EXTINF:0,Hitzefrei HDƏƏƏ#EXTGRP:Взрослые 1ƏƏƏhttp://53578940.ucomist.net/iptv/MB6KGZH26APQGN/6220/index.m3u8" calcext:value-type="string">
            <text:p>#EXTINF:0,Hitzefrei HDƏƏƏ#EXTGRP:Взрослые 1ƏƏƏhttp://53578940.ucomist.net/iptv/MB6KGZH26APQGN/6220/index.m3u8</text:p>
          </table:table-cell>
        </table:table-row>
        <table:table-row table:style-name="ro1">
          <table:table-cell office:value-type="string" calcext:value-type="string">
            <text:p>#EXTINF:0,Hole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1/index.m3u8</text:p>
          </table:table-cell>
          <table:table-cell table:formula="of:=CONCATENATE([.A89];&quot;ƏƏƏ&quot;;[.B89];&quot;ƏƏƏ&quot;;[.C89])" office:value-type="string" office:string-value="#EXTINF:0,HoledƏƏƏ#EXTGRP:Взрослые 1ƏƏƏhttp://53578940.ucomist.net/iptv/MB6KGZH26APQGN/6221/index.m3u8" calcext:value-type="string">
            <text:p>#EXTINF:0,HoledƏƏƏ#EXTGRP:Взрослые 1ƏƏƏhttp://53578940.ucomist.net/iptv/MB6KGZH26APQGN/6221/index.m3u8</text:p>
          </table:table-cell>
        </table:table-row>
        <table:table-row table:style-name="ro1">
          <table:table-cell office:value-type="string" calcext:value-type="string">
            <text:p>#EXTINF:0,Hot and Mean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2/index.m3u8</text:p>
          </table:table-cell>
          <table:table-cell table:formula="of:=CONCATENATE([.A90];&quot;ƏƏƏ&quot;;[.B90];&quot;ƏƏƏ&quot;;[.C90])" office:value-type="string" office:string-value="#EXTINF:0,Hot and MeanƏƏƏ#EXTGRP:Взрослые 1ƏƏƏhttp://53578940.ucomist.net/iptv/MB6KGZH26APQGN/6222/index.m3u8" calcext:value-type="string">
            <text:p>#EXTINF:0,Hot and MeanƏƏƏ#EXTGRP:Взрослые 1ƏƏƏhttp://53578940.ucomist.net/iptv/MB6KGZH26APQGN/6222/index.m3u8</text:p>
          </table:table-cell>
        </table:table-row>
        <table:table-row table:style-name="ro1">
          <table:table-cell office:value-type="string" calcext:value-type="string">
            <text:p>#EXTINF:0,Hot Guys Fuck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3/index.m3u8</text:p>
          </table:table-cell>
          <table:table-cell table:formula="of:=CONCATENATE([.A91];&quot;ƏƏƏ&quot;;[.B91];&quot;ƏƏƏ&quot;;[.C91])" office:value-type="string" office:string-value="#EXTINF:0,Hot Guys FuckƏƏƏ#EXTGRP:Взрослые 1ƏƏƏhttp://53578940.ucomist.net/iptv/MB6KGZH26APQGN/6223/index.m3u8" calcext:value-type="string">
            <text:p>#EXTINF:0,Hot Guys FuckƏƏƏ#EXTGRP:Взрослые 1ƏƏƏhttp://53578940.ucomist.net/iptv/MB6KGZH26APQGN/6223/index.m3u8</text:p>
          </table:table-cell>
        </table:table-row>
        <table:table-row table:style-name="ro1">
          <table:table-cell office:value-type="string" calcext:value-type="string">
            <text:p>#EXTINF:0,Interracial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4/index.m3u8</text:p>
          </table:table-cell>
          <table:table-cell table:formula="of:=CONCATENATE([.A92];&quot;ƏƏƏ&quot;;[.B92];&quot;ƏƏƏ&quot;;[.C92])" office:value-type="string" office:string-value="#EXTINF:0,Interracial Red TVƏƏƏ#EXTGRP:Взрослые 1ƏƏƏhttp://53578940.ucomist.net/iptv/MB6KGZH26APQGN/6224/index.m3u8" calcext:value-type="string">
            <text:p>#EXTINF:0,Interracial Red TVƏƏƏ#EXTGRP:Взрослые 1ƏƏƏhttp://53578940.ucomist.net/iptv/MB6KGZH26APQGN/6224/index.m3u8</text:p>
          </table:table-cell>
        </table:table-row>
        <table:table-row table:style-name="ro1">
          <table:table-cell office:value-type="string" calcext:value-type="string">
            <text:p>#EXTINF:0,Japan HD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5/index.m3u8</text:p>
          </table:table-cell>
          <table:table-cell table:formula="of:=CONCATENATE([.A93];&quot;ƏƏƏ&quot;;[.B93];&quot;ƏƏƏ&quot;;[.C93])" office:value-type="string" office:string-value="#EXTINF:0,Japan HDVƏƏƏ#EXTGRP:Взрослые 1ƏƏƏhttp://53578940.ucomist.net/iptv/MB6KGZH26APQGN/6225/index.m3u8" calcext:value-type="string">
            <text:p>#EXTINF:0,Japan HDVƏƏƏ#EXTGRP:Взрослые 1ƏƏƏhttp://53578940.ucomist.net/iptv/MB6KGZH26APQGN/6225/index.m3u8</text:p>
          </table:table-cell>
        </table:table-row>
        <table:table-row table:style-name="ro1">
          <table:table-cell office:value-type="string" calcext:value-type="string">
            <text:p>#EXTINF:0,Latina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6/index.m3u8</text:p>
          </table:table-cell>
          <table:table-cell table:formula="of:=CONCATENATE([.A94];&quot;ƏƏƏ&quot;;[.B94];&quot;ƏƏƏ&quot;;[.C94])" office:value-type="string" office:string-value="#EXTINF:0,Latina Red TVƏƏƏ#EXTGRP:Взрослые 1ƏƏƏhttp://53578940.ucomist.net/iptv/MB6KGZH26APQGN/6226/index.m3u8" calcext:value-type="string">
            <text:p>#EXTINF:0,Latina Red TVƏƏƏ#EXTGRP:Взрослые 1ƏƏƏhttp://53578940.ucomist.net/iptv/MB6KGZH26APQGN/6226/index.m3u8</text:p>
          </table:table-cell>
        </table:table-row>
        <table:table-row table:style-name="ro1">
          <table:table-cell office:value-type="string" calcext:value-type="string">
            <text:p>#EXTINF:0,Lesbea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7/index.m3u8</text:p>
          </table:table-cell>
          <table:table-cell table:formula="of:=CONCATENATE([.A95];&quot;ƏƏƏ&quot;;[.B95];&quot;ƏƏƏ&quot;;[.C95])" office:value-type="string" office:string-value="#EXTINF:0,LesbeaƏƏƏ#EXTGRP:Взрослые 1ƏƏƏhttp://53578940.ucomist.net/iptv/MB6KGZH26APQGN/6227/index.m3u8" calcext:value-type="string">
            <text:p>#EXTINF:0,LesbeaƏƏƏ#EXTGRP:Взрослые 1ƏƏƏhttp://53578940.ucomist.net/iptv/MB6KGZH26APQGN/6227/index.m3u8</text:p>
          </table:table-cell>
        </table:table-row>
        <table:table-row table:style-name="ro1">
          <table:table-cell office:value-type="string" calcext:value-type="string">
            <text:p>#EXTINF:0,Lesbian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8/index.m3u8</text:p>
          </table:table-cell>
          <table:table-cell table:formula="of:=CONCATENATE([.A96];&quot;ƏƏƏ&quot;;[.B96];&quot;ƏƏƏ&quot;;[.C96])" office:value-type="string" office:string-value="#EXTINF:0,Lesbian Red TVƏƏƏ#EXTGRP:Взрослые 1ƏƏƏhttp://53578940.ucomist.net/iptv/MB6KGZH26APQGN/6228/index.m3u8" calcext:value-type="string">
            <text:p>#EXTINF:0,Lesbian Red TVƏƏƏ#EXTGRP:Взрослые 1ƏƏƏhttp://53578940.ucomist.net/iptv/MB6KGZH26APQGN/6228/index.m3u8</text:p>
          </table:table-cell>
        </table:table-row>
        <table:table-row table:style-name="ro1">
          <table:table-cell office:value-type="string" calcext:value-type="string">
            <text:p>#EXTINF:0,Lethal Hardcor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29/index.m3u8</text:p>
          </table:table-cell>
          <table:table-cell table:formula="of:=CONCATENATE([.A97];&quot;ƏƏƏ&quot;;[.B97];&quot;ƏƏƏ&quot;;[.C97])" office:value-type="string" office:string-value="#EXTINF:0,Lethal HardcoreƏƏƏ#EXTGRP:Взрослые 1ƏƏƏhttp://53578940.ucomist.net/iptv/MB6KGZH26APQGN/6229/index.m3u8" calcext:value-type="string">
            <text:p>#EXTINF:0,Lethal HardcoreƏƏƏ#EXTGRP:Взрослые 1ƏƏƏhttp://53578940.ucomist.net/iptv/MB6KGZH26APQGN/6229/index.m3u8</text:p>
          </table:table-cell>
        </table:table-row>
        <table:table-row table:style-name="ro1">
          <table:table-cell office:value-type="string" calcext:value-type="string">
            <text:p>#EXTINF:0,Little Asians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0/index.m3u8</text:p>
          </table:table-cell>
          <table:table-cell table:formula="of:=CONCATENATE([.A98];&quot;ƏƏƏ&quot;;[.B98];&quot;ƏƏƏ&quot;;[.C98])" office:value-type="string" office:string-value="#EXTINF:0,Little Asians HDƏƏƏ#EXTGRP:Взрослые 1ƏƏƏhttp://53578940.ucomist.net/iptv/MB6KGZH26APQGN/6230/index.m3u8" calcext:value-type="string">
            <text:p>#EXTINF:0,Little Asians HDƏƏƏ#EXTGRP:Взрослые 1ƏƏƏhttp://53578940.ucomist.net/iptv/MB6KGZH26APQGN/6230/index.m3u8</text:p>
          </table:table-cell>
        </table:table-row>
        <table:table-row table:style-name="ro1">
          <table:table-cell office:value-type="string" calcext:value-type="string">
            <text:p>#EXTINF:0,Live Cams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1/index.m3u8</text:p>
          </table:table-cell>
          <table:table-cell table:formula="of:=CONCATENATE([.A99];&quot;ƏƏƏ&quot;;[.B99];&quot;ƏƏƏ&quot;;[.C99])" office:value-type="string" office:string-value="#EXTINF:0,Live Cams Adult TVƏƏƏ#EXTGRP:Взрослые 1ƏƏƏhttp://53578940.ucomist.net/iptv/MB6KGZH26APQGN/6231/index.m3u8" calcext:value-type="string">
            <text:p>#EXTINF:0,Live Cams Adult TVƏƏƏ#EXTGRP:Взрослые 1ƏƏƏhttp://53578940.ucomist.net/iptv/MB6KGZH26APQGN/6231/index.m3u8</text:p>
          </table:table-cell>
        </table:table-row>
        <table:table-row table:style-name="ro1">
          <table:table-cell office:value-type="string" calcext:value-type="string">
            <text:p>#EXTINF:0,Lust Cinema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2/index.m3u8</text:p>
          </table:table-cell>
          <table:table-cell table:formula="of:=CONCATENATE([.A100];&quot;ƏƏƏ&quot;;[.B100];&quot;ƏƏƏ&quot;;[.C100])" office:value-type="string" office:string-value="#EXTINF:0,Lust CinemaƏƏƏ#EXTGRP:Взрослые 1ƏƏƏhttp://53578940.ucomist.net/iptv/MB6KGZH26APQGN/6232/index.m3u8" calcext:value-type="string">
            <text:p>#EXTINF:0,Lust CinemaƏƏƏ#EXTGRP:Взрослые 1ƏƏƏhttp://53578940.ucomist.net/iptv/MB6KGZH26APQGN/6232/index.m3u8</text:p>
          </table:table-cell>
        </table:table-row>
        <table:table-row table:style-name="ro1">
          <table:table-cell office:value-type="string" calcext:value-type="string">
            <text:p>#EXTINF:0,MetArt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3/index.m3u8</text:p>
          </table:table-cell>
          <table:table-cell table:formula="of:=CONCATENATE([.A101];&quot;ƏƏƏ&quot;;[.B101];&quot;ƏƏƏ&quot;;[.C101])" office:value-type="string" office:string-value="#EXTINF:0,MetArt HDƏƏƏ#EXTGRP:Взрослые 1ƏƏƏhttp://53578940.ucomist.net/iptv/MB6KGZH26APQGN/6233/index.m3u8" calcext:value-type="string">
            <text:p>#EXTINF:0,MetArt HDƏƏƏ#EXTGRP:Взрослые 1ƏƏƏhttp://53578940.ucomist.net/iptv/MB6KGZH26APQGN/6233/index.m3u8</text:p>
          </table:table-cell>
        </table:table-row>
        <table:table-row table:style-name="ro1">
          <table:table-cell office:value-type="string" calcext:value-type="string">
            <text:p>#EXTINF:0,MILF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4/index.m3u8</text:p>
          </table:table-cell>
          <table:table-cell table:formula="of:=CONCATENATE([.A102];&quot;ƏƏƏ&quot;;[.B102];&quot;ƏƏƏ&quot;;[.C102])" office:value-type="string" office:string-value="#EXTINF:0,MILF Red TVƏƏƏ#EXTGRP:Взрослые 1ƏƏƏhttp://53578940.ucomist.net/iptv/MB6KGZH26APQGN/6234/index.m3u8" calcext:value-type="string">
            <text:p>#EXTINF:0,MILF Red TVƏƏƏ#EXTGRP:Взрослые 1ƏƏƏhttp://53578940.ucomist.net/iptv/MB6KGZH26APQGN/6234/index.m3u8</text:p>
          </table:table-cell>
        </table:table-row>
        <table:table-row table:style-name="ro1">
          <table:table-cell office:value-type="string" calcext:value-type="string">
            <text:p>#EXTINF:0,Monsters of Cock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5/index.m3u8</text:p>
          </table:table-cell>
          <table:table-cell table:formula="of:=CONCATENATE([.A103];&quot;ƏƏƏ&quot;;[.B103];&quot;ƏƏƏ&quot;;[.C103])" office:value-type="string" office:string-value="#EXTINF:0,Monsters of CockƏƏƏ#EXTGRP:Взрослые 1ƏƏƏhttp://53578940.ucomist.net/iptv/MB6KGZH26APQGN/6235/index.m3u8" calcext:value-type="string">
            <text:p>#EXTINF:0,Monsters of CockƏƏƏ#EXTGRP:Взрослые 1ƏƏƏhttp://53578940.ucomist.net/iptv/MB6KGZH26APQGN/6235/index.m3u8</text:p>
          </table:table-cell>
        </table:table-row>
        <table:table-row table:style-name="ro1">
          <table:table-cell office:value-type="string" calcext:value-type="string">
            <text:p>#EXTINF:0,MYLF TV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6/index.m3u8</text:p>
          </table:table-cell>
          <table:table-cell table:formula="of:=CONCATENATE([.A104];&quot;ƏƏƏ&quot;;[.B104];&quot;ƏƏƏ&quot;;[.C104])" office:value-type="string" office:string-value="#EXTINF:0,MYLF TV HDƏƏƏ#EXTGRP:Взрослые 1ƏƏƏhttp://53578940.ucomist.net/iptv/MB6KGZH26APQGN/6236/index.m3u8" calcext:value-type="string">
            <text:p>#EXTINF:0,MYLF TV HDƏƏƏ#EXTGRP:Взрослые 1ƏƏƏhttp://53578940.ucomist.net/iptv/MB6KGZH26APQGN/6236/index.m3u8</text:p>
          </table:table-cell>
        </table:table-row>
        <table:table-row table:style-name="ro1">
          <table:table-cell office:value-type="string" calcext:value-type="string">
            <text:p>#EXTINF:0,Naughty America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7/index.m3u8</text:p>
          </table:table-cell>
          <table:table-cell table:formula="of:=CONCATENATE([.A105];&quot;ƏƏƏ&quot;;[.B105];&quot;ƏƏƏ&quot;;[.C105])" office:value-type="string" office:string-value="#EXTINF:0,Naughty AmericaƏƏƏ#EXTGRP:Взрослые 1ƏƏƏhttp://53578940.ucomist.net/iptv/MB6KGZH26APQGN/6237/index.m3u8" calcext:value-type="string">
            <text:p>#EXTINF:0,Naughty AmericaƏƏƏ#EXTGRP:Взрослые 1ƏƏƏhttp://53578940.ucomist.net/iptv/MB6KGZH26APQGN/6237/index.m3u8</text:p>
          </table:table-cell>
        </table:table-row>
        <table:table-row table:style-name="ro1">
          <table:table-cell office:value-type="string" calcext:value-type="string">
            <text:p>#EXTINF:0,Nubiles TV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8/index.m3u8</text:p>
          </table:table-cell>
          <table:table-cell table:formula="of:=CONCATENATE([.A106];&quot;ƏƏƏ&quot;;[.B106];&quot;ƏƏƏ&quot;;[.C106])" office:value-type="string" office:string-value="#EXTINF:0,Nubiles TV HDƏƏƏ#EXTGRP:Взрослые 1ƏƏƏhttp://53578940.ucomist.net/iptv/MB6KGZH26APQGN/6238/index.m3u8" calcext:value-type="string">
            <text:p>#EXTINF:0,Nubiles TV HDƏƏƏ#EXTGRP:Взрослые 1ƏƏƏhttp://53578940.ucomist.net/iptv/MB6KGZH26APQGN/6238/index.m3u8</text:p>
          </table:table-cell>
        </table:table-row>
        <table:table-row table:style-name="ro1">
          <table:table-cell office:value-type="string" calcext:value-type="string">
            <text:p>#EXTINF:0,ox-ax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39/index.m3u8</text:p>
          </table:table-cell>
          <table:table-cell table:formula="of:=CONCATENATE([.A107];&quot;ƏƏƏ&quot;;[.B107];&quot;ƏƏƏ&quot;;[.C107])" office:value-type="string" office:string-value="#EXTINF:0,ox-ax HDƏƏƏ#EXTGRP:Взрослые 1ƏƏƏhttp://53578940.ucomist.net/iptv/MB6KGZH26APQGN/6239/index.m3u8" calcext:value-type="string">
            <text:p>#EXTINF:0,ox-ax HDƏƏƏ#EXTGRP:Взрослые 1ƏƏƏhttp://53578940.ucomist.net/iptv/MB6KGZH26APQGN/6239/index.m3u8</text:p>
          </table:table-cell>
        </table:table-row>
        <table:table-row table:style-name="ro1">
          <table:table-cell office:value-type="string" calcext:value-type="string">
            <text:p>#EXTINF:0,Pink Erotic 3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0/index.m3u8</text:p>
          </table:table-cell>
          <table:table-cell table:formula="of:=CONCATENATE([.A108];&quot;ƏƏƏ&quot;;[.B108];&quot;ƏƏƏ&quot;;[.C108])" office:value-type="string" office:string-value="#EXTINF:0,Pink Erotic 3ƏƏƏ#EXTGRP:Взрослые 1ƏƏƏhttp://53578940.ucomist.net/iptv/MB6KGZH26APQGN/6240/index.m3u8" calcext:value-type="string">
            <text:p>#EXTINF:0,Pink Erotic 3ƏƏƏ#EXTGRP:Взрослые 1ƏƏƏhttp://53578940.ucomist.net/iptv/MB6KGZH26APQGN/6240/index.m3u8</text:p>
          </table:table-cell>
        </table:table-row>
        <table:table-row table:style-name="ro1">
          <table:table-cell office:value-type="string" calcext:value-type="string">
            <text:p>#EXTINF:0,Pink Erotic 4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1/index.m3u8</text:p>
          </table:table-cell>
          <table:table-cell table:formula="of:=CONCATENATE([.A109];&quot;ƏƏƏ&quot;;[.B109];&quot;ƏƏƏ&quot;;[.C109])" office:value-type="string" office:string-value="#EXTINF:0,Pink Erotic 4ƏƏƏ#EXTGRP:Взрослые 1ƏƏƏhttp://53578940.ucomist.net/iptv/MB6KGZH26APQGN/6241/index.m3u8" calcext:value-type="string">
            <text:p>#EXTINF:0,Pink Erotic 4ƏƏƏ#EXTGRP:Взрослые 1ƏƏƏhttp://53578940.ucomist.net/iptv/MB6KGZH26APQGN/6241/index.m3u8</text:p>
          </table:table-cell>
        </table:table-row>
        <table:table-row table:style-name="ro1">
          <table:table-cell office:value-type="string" calcext:value-type="string">
            <text:p>#EXTINF:0,Playboy Plus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2/index.m3u8</text:p>
          </table:table-cell>
          <table:table-cell table:formula="of:=CONCATENATE([.A110];&quot;ƏƏƏ&quot;;[.B110];&quot;ƏƏƏ&quot;;[.C110])" office:value-type="string" office:string-value="#EXTINF:0,Playboy PlusƏƏƏ#EXTGRP:Взрослые 1ƏƏƏhttp://53578940.ucomist.net/iptv/MB6KGZH26APQGN/6242/index.m3u8" calcext:value-type="string">
            <text:p>#EXTINF:0,Playboy PlusƏƏƏ#EXTGRP:Взрослые 1ƏƏƏhttp://53578940.ucomist.net/iptv/MB6KGZH26APQGN/6242/index.m3u8</text:p>
          </table:table-cell>
        </table:table-row>
        <table:table-row table:style-name="ro1">
          <table:table-cell office:value-type="string" calcext:value-type="string">
            <text:p>#EXTINF:0,Pornstar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3/index.m3u8</text:p>
          </table:table-cell>
          <table:table-cell table:formula="of:=CONCATENATE([.A111];&quot;ƏƏƏ&quot;;[.B111];&quot;ƏƏƏ&quot;;[.C111])" office:value-type="string" office:string-value="#EXTINF:0,Pornstar Red TVƏƏƏ#EXTGRP:Взрослые 1ƏƏƏhttp://53578940.ucomist.net/iptv/MB6KGZH26APQGN/6243/index.m3u8" calcext:value-type="string">
            <text:p>#EXTINF:0,Pornstar Red TVƏƏƏ#EXTGRP:Взрослые 1ƏƏƏhttp://53578940.ucomist.net/iptv/MB6KGZH26APQGN/6243/index.m3u8</text:p>
          </table:table-cell>
        </table:table-row>
        <table:table-row table:style-name="ro1">
          <table:table-cell office:value-type="string" calcext:value-type="string">
            <text:p>#EXTINF:0,POV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4/index.m3u8</text:p>
          </table:table-cell>
          <table:table-cell table:formula="of:=CONCATENATE([.A112];&quot;ƏƏƏ&quot;;[.B112];&quot;ƏƏƏ&quot;;[.C112])" office:value-type="string" office:string-value="#EXTINF:0,POV Adult TVƏƏƏ#EXTGRP:Взрослые 1ƏƏƏhttp://53578940.ucomist.net/iptv/MB6KGZH26APQGN/6244/index.m3u8" calcext:value-type="string">
            <text:p>#EXTINF:0,POV Adult TVƏƏƏ#EXTGRP:Взрослые 1ƏƏƏhttp://53578940.ucomist.net/iptv/MB6KGZH26APQGN/6244/index.m3u8</text:p>
          </table:table-cell>
        </table:table-row>
        <table:table-row table:style-name="ro1">
          <table:table-cell office:value-type="string" calcext:value-type="string">
            <text:p>#EXTINF:0,Private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5/index.m3u8</text:p>
          </table:table-cell>
          <table:table-cell table:formula="of:=CONCATENATE([.A113];&quot;ƏƏƏ&quot;;[.B113];&quot;ƏƏƏ&quot;;[.C113])" office:value-type="string" office:string-value="#EXTINF:0,Private HDƏƏƏ#EXTGRP:Взрослые 1ƏƏƏhttp://53578940.ucomist.net/iptv/MB6KGZH26APQGN/6245/index.m3u8" calcext:value-type="string">
            <text:p>#EXTINF:0,Private HDƏƏƏ#EXTGRP:Взрослые 1ƏƏƏhttp://53578940.ucomist.net/iptv/MB6KGZH26APQGN/6245/index.m3u8</text:p>
          </table:table-cell>
        </table:table-row>
        <table:table-row table:style-name="ro1">
          <table:table-cell office:value-type="string" calcext:value-type="string">
            <text:p>#EXTINF:0,Public Agent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6/index.m3u8</text:p>
          </table:table-cell>
          <table:table-cell table:formula="of:=CONCATENATE([.A114];&quot;ƏƏƏ&quot;;[.B114];&quot;ƏƏƏ&quot;;[.C114])" office:value-type="string" office:string-value="#EXTINF:0,Public AgentƏƏƏ#EXTGRP:Взрослые 1ƏƏƏhttp://53578940.ucomist.net/iptv/MB6KGZH26APQGN/6246/index.m3u8" calcext:value-type="string">
            <text:p>#EXTINF:0,Public AgentƏƏƏ#EXTGRP:Взрослые 1ƏƏƏhttp://53578940.ucomist.net/iptv/MB6KGZH26APQGN/6246/index.m3u8</text:p>
          </table:table-cell>
        </table:table-row>
        <table:table-row table:style-name="ro1">
          <table:table-cell office:value-type="string" calcext:value-type="string">
            <text:p>#EXTINF:0,Reality Kings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7/index.m3u8</text:p>
          </table:table-cell>
          <table:table-cell table:formula="of:=CONCATENATE([.A115];&quot;ƏƏƏ&quot;;[.B115];&quot;ƏƏƏ&quot;;[.C115])" office:value-type="string" office:string-value="#EXTINF:0,Reality Kings HDƏƏƏ#EXTGRP:Взрослые 1ƏƏƏhttp://53578940.ucomist.net/iptv/MB6KGZH26APQGN/6247/index.m3u8" calcext:value-type="string">
            <text:p>#EXTINF:0,Reality Kings HDƏƏƏ#EXTGRP:Взрослые 1ƏƏƏhttp://53578940.ucomist.net/iptv/MB6KGZH26APQGN/6247/index.m3u8</text:p>
          </table:table-cell>
        </table:table-row>
        <table:table-row table:style-name="ro1">
          <table:table-cell office:value-type="string" calcext:value-type="string">
            <text:p>#EXTINF:0,RK Prim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8/index.m3u8</text:p>
          </table:table-cell>
          <table:table-cell table:formula="of:=CONCATENATE([.A116];&quot;ƏƏƏ&quot;;[.B116];&quot;ƏƏƏ&quot;;[.C116])" office:value-type="string" office:string-value="#EXTINF:0,RK PrimeƏƏƏ#EXTGRP:Взрослые 1ƏƏƏhttp://53578940.ucomist.net/iptv/MB6KGZH26APQGN/6248/index.m3u8" calcext:value-type="string">
            <text:p>#EXTINF:0,RK PrimeƏƏƏ#EXTGRP:Взрослые 1ƏƏƏhttp://53578940.ucomist.net/iptv/MB6KGZH26APQGN/6248/index.m3u8</text:p>
          </table:table-cell>
        </table:table-row>
        <table:table-row table:style-name="ro1">
          <table:table-cell office:value-type="string" calcext:value-type="string">
            <text:p>#EXTINF:0,RK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49/index.m3u8</text:p>
          </table:table-cell>
          <table:table-cell table:formula="of:=CONCATENATE([.A117];&quot;ƏƏƏ&quot;;[.B117];&quot;ƏƏƏ&quot;;[.C117])" office:value-type="string" office:string-value="#EXTINF:0,RK TVƏƏƏ#EXTGRP:Взрослые 1ƏƏƏhttp://53578940.ucomist.net/iptv/MB6KGZH26APQGN/6249/index.m3u8" calcext:value-type="string">
            <text:p>#EXTINF:0,RK TVƏƏƏ#EXTGRP:Взрослые 1ƏƏƏhttp://53578940.ucomist.net/iptv/MB6KGZH26APQGN/6249/index.m3u8</text:p>
          </table:table-cell>
        </table:table-row>
        <table:table-row table:style-name="ro1">
          <table:table-cell office:value-type="string" calcext:value-type="string">
            <text:p>#EXTINF:0,Rough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0/index.m3u8</text:p>
          </table:table-cell>
          <table:table-cell table:formula="of:=CONCATENATE([.A118];&quot;ƏƏƏ&quot;;[.B118];&quot;ƏƏƏ&quot;;[.C118])" office:value-type="string" office:string-value="#EXTINF:0,Rough Adult TVƏƏƏ#EXTGRP:Взрослые 1ƏƏƏhttp://53578940.ucomist.net/iptv/MB6KGZH26APQGN/6250/index.m3u8" calcext:value-type="string">
            <text:p>#EXTINF:0,Rough Adult TVƏƏƏ#EXTGRP:Взрослые 1ƏƏƏhttp://53578940.ucomist.net/iptv/MB6KGZH26APQGN/6250/index.m3u8</text:p>
          </table:table-cell>
        </table:table-row>
        <table:table-row table:style-name="ro1">
          <table:table-cell office:value-type="string" calcext:value-type="string">
            <text:p>#EXTINF:0,Russian Adult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1/index.m3u8</text:p>
          </table:table-cell>
          <table:table-cell table:formula="of:=CONCATENATE([.A119];&quot;ƏƏƏ&quot;;[.B119];&quot;ƏƏƏ&quot;;[.C119])" office:value-type="string" office:string-value="#EXTINF:0,Russian Adult TVƏƏƏ#EXTGRP:Взрослые 1ƏƏƏhttp://53578940.ucomist.net/iptv/MB6KGZH26APQGN/6251/index.m3u8" calcext:value-type="string">
            <text:p>#EXTINF:0,Russian Adult TVƏƏƏ#EXTGRP:Взрослые 1ƏƏƏhttp://53578940.ucomist.net/iptv/MB6KGZH26APQGN/6251/index.m3u8</text:p>
          </table:table-cell>
        </table:table-row>
        <table:table-row table:style-name="ro1">
          <table:table-cell office:value-type="string" calcext:value-type="string">
            <text:p>#EXTINF:0,Sex With Muslims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2/index.m3u8</text:p>
          </table:table-cell>
          <table:table-cell table:formula="of:=CONCATENATE([.A120];&quot;ƏƏƏ&quot;;[.B120];&quot;ƏƏƏ&quot;;[.C120])" office:value-type="string" office:string-value="#EXTINF:0,Sex With MuslimsƏƏƏ#EXTGRP:Взрослые 1ƏƏƏhttp://53578940.ucomist.net/iptv/MB6KGZH26APQGN/6252/index.m3u8" calcext:value-type="string">
            <text:p>#EXTINF:0,Sex With MuslimsƏƏƏ#EXTGRP:Взрослые 1ƏƏƏhttp://53578940.ucomist.net/iptv/MB6KGZH26APQGN/6252/index.m3u8</text:p>
          </table:table-cell>
        </table:table-row>
        <table:table-row table:style-name="ro1">
          <table:table-cell office:value-type="string" calcext:value-type="string">
            <text:p>#EXTINF:0,SexArt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3/index.m3u8</text:p>
          </table:table-cell>
          <table:table-cell table:formula="of:=CONCATENATE([.A121];&quot;ƏƏƏ&quot;;[.B121];&quot;ƏƏƏ&quot;;[.C121])" office:value-type="string" office:string-value="#EXTINF:0,SexArtƏƏƏ#EXTGRP:Взрослые 1ƏƏƏhttp://53578940.ucomist.net/iptv/MB6KGZH26APQGN/6253/index.m3u8" calcext:value-type="string">
            <text:p>#EXTINF:0,SexArtƏƏƏ#EXTGRP:Взрослые 1ƏƏƏhttp://53578940.ucomist.net/iptv/MB6KGZH26APQGN/6253/index.m3u8</text:p>
          </table:table-cell>
        </table:table-row>
        <table:table-row table:style-name="ro1">
          <table:table-cell office:value-type="string" calcext:value-type="string">
            <text:p>#EXTINF:0,sext 6 senso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4/index.m3u8</text:p>
          </table:table-cell>
          <table:table-cell table:formula="of:=CONCATENATE([.A122];&quot;ƏƏƏ&quot;;[.B122];&quot;ƏƏƏ&quot;;[.C122])" office:value-type="string" office:string-value="#EXTINF:0,sext 6 sensoƏƏƏ#EXTGRP:Взрослые 1ƏƏƏhttp://53578940.ucomist.net/iptv/MB6KGZH26APQGN/6254/index.m3u8" calcext:value-type="string">
            <text:p>#EXTINF:0,sext 6 sensoƏƏƏ#EXTGRP:Взрослые 1ƏƏƏhttp://53578940.ucomist.net/iptv/MB6KGZH26APQGN/6254/index.m3u8</text:p>
          </table:table-cell>
        </table:table-row>
        <table:table-row table:style-name="ro1">
          <table:table-cell office:value-type="string" calcext:value-type="string">
            <text:p>#EXTINF:0,SINematica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5/index.m3u8</text:p>
          </table:table-cell>
          <table:table-cell table:formula="of:=CONCATENATE([.A123];&quot;ƏƏƏ&quot;;[.B123];&quot;ƏƏƏ&quot;;[.C123])" office:value-type="string" office:string-value="#EXTINF:0,SINematicaƏƏƏ#EXTGRP:Взрослые 1ƏƏƏhttp://53578940.ucomist.net/iptv/MB6KGZH26APQGN/6255/index.m3u8" calcext:value-type="string">
            <text:p>#EXTINF:0,SINematicaƏƏƏ#EXTGRP:Взрослые 1ƏƏƏhttp://53578940.ucomist.net/iptv/MB6KGZH26APQGN/6255/index.m3u8</text:p>
          </table:table-cell>
        </table:table-row>
        <table:table-row table:style-name="ro1">
          <table:table-cell office:value-type="string" calcext:value-type="string">
            <text:p>#EXTINF:0,Teen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6/index.m3u8</text:p>
          </table:table-cell>
          <table:table-cell table:formula="of:=CONCATENATE([.A124];&quot;ƏƏƏ&quot;;[.B124];&quot;ƏƏƏ&quot;;[.C124])" office:value-type="string" office:string-value="#EXTINF:0,Teen Red TVƏƏƏ#EXTGRP:Взрослые 1ƏƏƏhttp://53578940.ucomist.net/iptv/MB6KGZH26APQGN/6256/index.m3u8" calcext:value-type="string">
            <text:p>#EXTINF:0,Teen Red TVƏƏƏ#EXTGRP:Взрослые 1ƏƏƏhttp://53578940.ucomist.net/iptv/MB6KGZH26APQGN/6256/index.m3u8</text:p>
          </table:table-cell>
        </table:table-row>
        <table:table-row table:style-name="ro1">
          <table:table-cell office:value-type="string" calcext:value-type="string">
            <text:p>#EXTINF:0,Threesome R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7/index.m3u8</text:p>
          </table:table-cell>
          <table:table-cell table:formula="of:=CONCATENATE([.A125];&quot;ƏƏƏ&quot;;[.B125];&quot;ƏƏƏ&quot;;[.C125])" office:value-type="string" office:string-value="#EXTINF:0,Threesome Red TVƏƏƏ#EXTGRP:Взрослые 1ƏƏƏhttp://53578940.ucomist.net/iptv/MB6KGZH26APQGN/6257/index.m3u8" calcext:value-type="string">
            <text:p>#EXTINF:0,Threesome Red TVƏƏƏ#EXTGRP:Взрослые 1ƏƏƏhttp://53578940.ucomist.net/iptv/MB6KGZH26APQGN/6257/index.m3u8</text:p>
          </table:table-cell>
        </table:table-row>
        <table:table-row table:style-name="ro1">
          <table:table-cell office:value-type="string" calcext:value-type="string">
            <text:p>#EXTINF:0,Tiny4K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8/index.m3u8</text:p>
          </table:table-cell>
          <table:table-cell table:formula="of:=CONCATENATE([.A126];&quot;ƏƏƏ&quot;;[.B126];&quot;ƏƏƏ&quot;;[.C126])" office:value-type="string" office:string-value="#EXTINF:0,Tiny4KƏƏƏ#EXTGRP:Взрослые 1ƏƏƏhttp://53578940.ucomist.net/iptv/MB6KGZH26APQGN/6258/index.m3u8" calcext:value-type="string">
            <text:p>#EXTINF:0,Tiny4KƏƏƏ#EXTGRP:Взрослые 1ƏƏƏhttp://53578940.ucomist.net/iptv/MB6KGZH26APQGN/6258/index.m3u8</text:p>
          </table:table-cell>
        </table:table-row>
        <table:table-row table:style-name="ro1">
          <table:table-cell office:value-type="string" calcext:value-type="string">
            <text:p>#EXTINF:0,Trans Angels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59/index.m3u8</text:p>
          </table:table-cell>
          <table:table-cell table:formula="of:=CONCATENATE([.A127];&quot;ƏƏƏ&quot;;[.B127];&quot;ƏƏƏ&quot;;[.C127])" office:value-type="string" office:string-value="#EXTINF:0,Trans AngelsƏƏƏ#EXTGRP:Взрослые 1ƏƏƏhttp://53578940.ucomist.net/iptv/MB6KGZH26APQGN/6259/index.m3u8" calcext:value-type="string">
            <text:p>#EXTINF:0,Trans AngelsƏƏƏ#EXTGRP:Взрослые 1ƏƏƏhttp://53578940.ucomist.net/iptv/MB6KGZH26APQGN/6259/index.m3u8</text:p>
          </table:table-cell>
        </table:table-row>
        <table:table-row table:style-name="ro1">
          <table:table-cell office:value-type="string" calcext:value-type="string">
            <text:p>#EXTINF:0,True Amateurs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0/index.m3u8</text:p>
          </table:table-cell>
          <table:table-cell table:formula="of:=CONCATENATE([.A128];&quot;ƏƏƏ&quot;;[.B128];&quot;ƏƏƏ&quot;;[.C128])" office:value-type="string" office:string-value="#EXTINF:0,True AmateursƏƏƏ#EXTGRP:Взрослые 1ƏƏƏhttp://53578940.ucomist.net/iptv/MB6KGZH26APQGN/6260/index.m3u8" calcext:value-type="string">
            <text:p>#EXTINF:0,True AmateursƏƏƏ#EXTGRP:Взрослые 1ƏƏƏhttp://53578940.ucomist.net/iptv/MB6KGZH26APQGN/6260/index.m3u8</text:p>
          </table:table-cell>
        </table:table-row>
        <table:table-row table:style-name="ro1">
          <table:table-cell office:value-type="string" calcext:value-type="string">
            <text:p>#EXTINF:0,Tushy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1/index.m3u8</text:p>
          </table:table-cell>
          <table:table-cell table:formula="of:=CONCATENATE([.A129];&quot;ƏƏƏ&quot;;[.B129];&quot;ƏƏƏ&quot;;[.C129])" office:value-type="string" office:string-value="#EXTINF:0,Tushy HDƏƏƏ#EXTGRP:Взрослые 1ƏƏƏhttp://53578940.ucomist.net/iptv/MB6KGZH26APQGN/6261/index.m3u8" calcext:value-type="string">
            <text:p>#EXTINF:0,Tushy HDƏƏƏ#EXTGRP:Взрослые 1ƏƏƏhttp://53578940.ucomist.net/iptv/MB6KGZH26APQGN/6261/index.m3u8</text:p>
          </table:table-cell>
        </table:table-row>
        <table:table-row table:style-name="ro1">
          <table:table-cell office:value-type="string" calcext:value-type="string">
            <text:p>#EXTINF:0,TushyRAW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2/index.m3u8</text:p>
          </table:table-cell>
          <table:table-cell table:formula="of:=CONCATENATE([.A130];&quot;ƏƏƏ&quot;;[.B130];&quot;ƏƏƏ&quot;;[.C130])" office:value-type="string" office:string-value="#EXTINF:0,TushyRAWƏƏƏ#EXTGRP:Взрослые 1ƏƏƏhttp://53578940.ucomist.net/iptv/MB6KGZH26APQGN/6262/index.m3u8" calcext:value-type="string">
            <text:p>#EXTINF:0,TushyRAWƏƏƏ#EXTGRP:Взрослые 1ƏƏƏhttp://53578940.ucomist.net/iptv/MB6KGZH26APQGN/6262/index.m3u8</text:p>
          </table:table-cell>
        </table:table-row>
        <table:table-row table:style-name="ro1">
          <table:table-cell office:value-type="string" calcext:value-type="string">
            <text:p>#EXTINF:0,Visit-X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3/index.m3u8</text:p>
          </table:table-cell>
          <table:table-cell table:formula="of:=CONCATENATE([.A131];&quot;ƏƏƏ&quot;;[.B131];&quot;ƏƏƏ&quot;;[.C131])" office:value-type="string" office:string-value="#EXTINF:0,Visit-X TVƏƏƏ#EXTGRP:Взрослые 1ƏƏƏhttp://53578940.ucomist.net/iptv/MB6KGZH26APQGN/6263/index.m3u8" calcext:value-type="string">
            <text:p>#EXTINF:0,Visit-X TVƏƏƏ#EXTGRP:Взрослые 1ƏƏƏhttp://53578940.ucomist.net/iptv/MB6KGZH26APQGN/6263/index.m3u8</text:p>
          </table:table-cell>
        </table:table-row>
        <table:table-row table:style-name="ro1">
          <table:table-cell office:value-type="string" calcext:value-type="string">
            <text:p>#EXTINF:0,Vivid TV Europ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4/index.m3u8</text:p>
          </table:table-cell>
          <table:table-cell table:formula="of:=CONCATENATE([.A132];&quot;ƏƏƏ&quot;;[.B132];&quot;ƏƏƏ&quot;;[.C132])" office:value-type="string" office:string-value="#EXTINF:0,Vivid TV EuropeƏƏƏ#EXTGRP:Взрослые 1ƏƏƏhttp://53578940.ucomist.net/iptv/MB6KGZH26APQGN/6264/index.m3u8" calcext:value-type="string">
            <text:p>#EXTINF:0,Vivid TV EuropeƏƏƏ#EXTGRP:Взрослые 1ƏƏƏhttp://53578940.ucomist.net/iptv/MB6KGZH26APQGN/6264/index.m3u8</text:p>
          </table:table-cell>
        </table:table-row>
        <table:table-row table:style-name="ro1">
          <table:table-cell office:value-type="string" calcext:value-type="string">
            <text:p>#EXTINF:0,Vixen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5/index.m3u8</text:p>
          </table:table-cell>
          <table:table-cell table:formula="of:=CONCATENATE([.A133];&quot;ƏƏƏ&quot;;[.B133];&quot;ƏƏƏ&quot;;[.C133])" office:value-type="string" office:string-value="#EXTINF:0,Vixen HDƏƏƏ#EXTGRP:Взрослые 1ƏƏƏhttp://53578940.ucomist.net/iptv/MB6KGZH26APQGN/6265/index.m3u8" calcext:value-type="string">
            <text:p>#EXTINF:0,Vixen HDƏƏƏ#EXTGRP:Взрослые 1ƏƏƏhttp://53578940.ucomist.net/iptv/MB6KGZH26APQGN/6265/index.m3u8</text:p>
          </table:table-cell>
        </table:table-row>
        <table:table-row table:style-name="ro1">
          <table:table-cell office:value-type="string" calcext:value-type="string">
            <text:p>#EXTINF:0,We Live Together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6/index.m3u8</text:p>
          </table:table-cell>
          <table:table-cell table:formula="of:=CONCATENATE([.A134];&quot;ƏƏƏ&quot;;[.B134];&quot;ƏƏƏ&quot;;[.C134])" office:value-type="string" office:string-value="#EXTINF:0,We Live TogetherƏƏƏ#EXTGRP:Взрослые 1ƏƏƏhttp://53578940.ucomist.net/iptv/MB6KGZH26APQGN/6266/index.m3u8" calcext:value-type="string">
            <text:p>#EXTINF:0,We Live TogetherƏƏƏ#EXTGRP:Взрослые 1ƏƏƏhttp://53578940.ucomist.net/iptv/MB6KGZH26APQGN/6266/index.m3u8</text:p>
          </table:table-cell>
        </table:table-row>
        <table:table-row table:style-name="ro1">
          <table:table-cell office:value-type="string" calcext:value-type="string">
            <text:p>#EXTINF:0,White Boxxx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7/index.m3u8</text:p>
          </table:table-cell>
          <table:table-cell table:formula="of:=CONCATENATE([.A135];&quot;ƏƏƏ&quot;;[.B135];&quot;ƏƏƏ&quot;;[.C135])" office:value-type="string" office:string-value="#EXTINF:0,White BoxxxƏƏƏ#EXTGRP:Взрослые 1ƏƏƏhttp://53578940.ucomist.net/iptv/MB6KGZH26APQGN/6267/index.m3u8" calcext:value-type="string">
            <text:p>#EXTINF:0,White BoxxxƏƏƏ#EXTGRP:Взрослые 1ƏƏƏhttp://53578940.ucomist.net/iptv/MB6KGZH26APQGN/6267/index.m3u8</text:p>
          </table:table-cell>
        </table:table-row>
        <table:table-row table:style-name="ro1">
          <table:table-cell office:value-type="string" calcext:value-type="string">
            <text:p>#EXTINF:0,Wicke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8/index.m3u8</text:p>
          </table:table-cell>
          <table:table-cell table:formula="of:=CONCATENATE([.A136];&quot;ƏƏƏ&quot;;[.B136];&quot;ƏƏƏ&quot;;[.C136])" office:value-type="string" office:string-value="#EXTINF:0,WickedƏƏƏ#EXTGRP:Взрослые 1ƏƏƏhttp://53578940.ucomist.net/iptv/MB6KGZH26APQGN/6268/index.m3u8" calcext:value-type="string">
            <text:p>#EXTINF:0,WickedƏƏƏ#EXTGRP:Взрослые 1ƏƏƏhttp://53578940.ucomist.net/iptv/MB6KGZH26APQGN/6268/index.m3u8</text:p>
          </table:table-cell>
        </table:table-row>
        <table:table-row table:style-name="ro1">
          <table:table-cell office:value-type="string" calcext:value-type="string">
            <text:p>#EXTINF:0,Xpanded TV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69/index.m3u8</text:p>
          </table:table-cell>
          <table:table-cell table:formula="of:=CONCATENATE([.A137];&quot;ƏƏƏ&quot;;[.B137];&quot;ƏƏƏ&quot;;[.C137])" office:value-type="string" office:string-value="#EXTINF:0,Xpanded TVƏƏƏ#EXTGRP:Взрослые 1ƏƏƏhttp://53578940.ucomist.net/iptv/MB6KGZH26APQGN/6269/index.m3u8" calcext:value-type="string">
            <text:p>#EXTINF:0,Xpanded TVƏƏƏ#EXTGRP:Взрослые 1ƏƏƏhttp://53578940.ucomist.net/iptv/MB6KGZH26APQGN/6269/index.m3u8</text:p>
          </table:table-cell>
        </table:table-row>
        <table:table-row table:style-name="ro1">
          <table:table-cell office:value-type="string" calcext:value-type="string">
            <text:p>#EXTINF:0,Balkan Erotic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0/index.m3u8</text:p>
          </table:table-cell>
          <table:table-cell table:formula="of:=CONCATENATE([.A138];&quot;ƏƏƏ&quot;;[.B138];&quot;ƏƏƏ&quot;;[.C138])" office:value-type="string" office:string-value="#EXTINF:0,Balkan EroticƏƏƏ#EXTGRP:Взрослые 1ƏƏƏhttp://53578940.ucomist.net/iptv/MB6KGZH26APQGN/6270/index.m3u8" calcext:value-type="string">
            <text:p>#EXTINF:0,Balkan EroticƏƏƏ#EXTGRP:Взрослые 1ƏƏƏhttp://53578940.ucomist.net/iptv/MB6KGZH26APQGN/6270/index.m3u8</text:p>
          </table:table-cell>
        </table:table-row>
        <table:table-row table:style-name="ro1">
          <table:table-cell office:value-type="string" calcext:value-type="string">
            <text:p>#EXTINF:0,Bangerz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1/index.m3u8</text:p>
          </table:table-cell>
          <table:table-cell table:formula="of:=CONCATENATE([.A139];&quot;ƏƏƏ&quot;;[.B139];&quot;ƏƏƏ&quot;;[.C139])" office:value-type="string" office:string-value="#EXTINF:0,BangerzƏƏƏ#EXTGRP:Взрослые 1ƏƏƏhttp://53578940.ucomist.net/iptv/MB6KGZH26APQGN/6271/index.m3u8" calcext:value-type="string">
            <text:p>#EXTINF:0,BangerzƏƏƏ#EXTGRP:Взрослые 1ƏƏƏhttp://53578940.ucomist.net/iptv/MB6KGZH26APQGN/6271/index.m3u8</text:p>
          </table:table-cell>
        </table:table-row>
        <table:table-row table:style-name="ro1">
          <table:table-cell office:value-type="string" calcext:value-type="string">
            <text:p>#EXTINF:0,Emanuelle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2/index.m3u8</text:p>
          </table:table-cell>
          <table:table-cell table:formula="of:=CONCATENATE([.A140];&quot;ƏƏƏ&quot;;[.B140];&quot;ƏƏƏ&quot;;[.C140])" office:value-type="string" office:string-value="#EXTINF:0,Emanuelle HDƏƏƏ#EXTGRP:Взрослые 1ƏƏƏhttp://53578940.ucomist.net/iptv/MB6KGZH26APQGN/6272/index.m3u8" calcext:value-type="string">
            <text:p>#EXTINF:0,Emanuelle HDƏƏƏ#EXTGRP:Взрослые 1ƏƏƏhttp://53578940.ucomist.net/iptv/MB6KGZH26APQGN/6272/index.m3u8</text:p>
          </table:table-cell>
        </table:table-row>
        <table:table-row table:style-name="ro1">
          <table:table-cell office:value-type="string" calcext:value-type="string">
            <text:p>#EXTINF:0,Extrem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3/index.m3u8</text:p>
          </table:table-cell>
          <table:table-cell table:formula="of:=CONCATENATE([.A141];&quot;ƏƏƏ&quot;;[.B141];&quot;ƏƏƏ&quot;;[.C141])" office:value-type="string" office:string-value="#EXTINF:0,ExtremeƏƏƏ#EXTGRP:Взрослые 1ƏƏƏhttp://53578940.ucomist.net/iptv/MB6KGZH26APQGN/6273/index.m3u8" calcext:value-type="string">
            <text:p>#EXTINF:0,ExtremeƏƏƏ#EXTGRP:Взрослые 1ƏƏƏhttp://53578940.ucomist.net/iptv/MB6KGZH26APQGN/6273/index.m3u8</text:p>
          </table:table-cell>
        </table:table-row>
        <table:table-row table:style-name="ro1">
          <table:table-cell office:value-type="string" calcext:value-type="string">
            <text:p>#EXTINF:0,Fast Boyz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4/index.m3u8</text:p>
          </table:table-cell>
          <table:table-cell table:formula="of:=CONCATENATE([.A142];&quot;ƏƏƏ&quot;;[.B142];&quot;ƏƏƏ&quot;;[.C142])" office:value-type="string" office:string-value="#EXTINF:0,Fast BoyzƏƏƏ#EXTGRP:Взрослые 1ƏƏƏhttp://53578940.ucomist.net/iptv/MB6KGZH26APQGN/6274/index.m3u8" calcext:value-type="string">
            <text:p>#EXTINF:0,Fast BoyzƏƏƏ#EXTGRP:Взрослые 1ƏƏƏhttp://53578940.ucomist.net/iptv/MB6KGZH26APQGN/6274/index.m3u8</text:p>
          </table:table-cell>
        </table:table-row>
        <table:table-row table:style-name="ro1">
          <table:table-cell office:value-type="string" calcext:value-type="string">
            <text:p>#EXTINF:0,HOT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5/index.m3u8</text:p>
          </table:table-cell>
          <table:table-cell table:formula="of:=CONCATENATE([.A143];&quot;ƏƏƏ&quot;;[.B143];&quot;ƏƏƏ&quot;;[.C143])" office:value-type="string" office:string-value="#EXTINF:0,HOTƏƏƏ#EXTGRP:Взрослые 1ƏƏƏhttp://53578940.ucomist.net/iptv/MB6KGZH26APQGN/6275/index.m3u8" calcext:value-type="string">
            <text:p>#EXTINF:0,HOTƏƏƏ#EXTGRP:Взрослые 1ƏƏƏhttp://53578940.ucomist.net/iptv/MB6KGZH26APQGN/6275/index.m3u8</text:p>
          </table:table-cell>
        </table:table-row>
        <table:table-row table:style-name="ro1">
          <table:table-cell office:value-type="string" calcext:value-type="string">
            <text:p>#EXTINF:0,HOT XXL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6/index.m3u8</text:p>
          </table:table-cell>
          <table:table-cell table:formula="of:=CONCATENATE([.A144];&quot;ƏƏƏ&quot;;[.B144];&quot;ƏƏƏ&quot;;[.C144])" office:value-type="string" office:string-value="#EXTINF:0,HOT XXL HDƏƏƏ#EXTGRP:Взрослые 1ƏƏƏhttp://53578940.ucomist.net/iptv/MB6KGZH26APQGN/6276/index.m3u8" calcext:value-type="string">
            <text:p>#EXTINF:0,HOT XXL HDƏƏƏ#EXTGRP:Взрослые 1ƏƏƏhttp://53578940.ucomist.net/iptv/MB6KGZH26APQGN/6276/index.m3u8</text:p>
          </table:table-cell>
        </table:table-row>
        <table:table-row table:style-name="ro1">
          <table:table-cell office:value-type="string" calcext:value-type="string">
            <text:p>#EXTINF:0,Hot Pleasure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7/index.m3u8</text:p>
          </table:table-cell>
          <table:table-cell table:formula="of:=CONCATENATE([.A145];&quot;ƏƏƏ&quot;;[.B145];&quot;ƏƏƏ&quot;;[.C145])" office:value-type="string" office:string-value="#EXTINF:0,Hot PleasureƏƏƏ#EXTGRP:Взрослые 1ƏƏƏhttp://53578940.ucomist.net/iptv/MB6KGZH26APQGN/6277/index.m3u8" calcext:value-type="string">
            <text:p>#EXTINF:0,Hot PleasureƏƏƏ#EXTGRP:Взрослые 1ƏƏƏhttp://53578940.ucomist.net/iptv/MB6KGZH26APQGN/6277/index.m3u8</text:p>
          </table:table-cell>
        </table:table-row>
        <table:table-row table:style-name="ro1">
          <table:table-cell office:value-type="string" calcext:value-type="string">
            <text:p>#EXTINF:0,Lesbian Affair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8/index.m3u8</text:p>
          </table:table-cell>
          <table:table-cell table:formula="of:=CONCATENATE([.A146];&quot;ƏƏƏ&quot;;[.B146];&quot;ƏƏƏ&quot;;[.C146])" office:value-type="string" office:string-value="#EXTINF:0,Lesbian AffairƏƏƏ#EXTGRP:Взрослые 1ƏƏƏhttp://53578940.ucomist.net/iptv/MB6KGZH26APQGN/6278/index.m3u8" calcext:value-type="string">
            <text:p>#EXTINF:0,Lesbian AffairƏƏƏ#EXTGRP:Взрослые 1ƏƏƏhttp://53578940.ucomist.net/iptv/MB6KGZH26APQGN/6278/index.m3u8</text:p>
          </table:table-cell>
        </table:table-row>
        <table:table-row table:style-name="ro1">
          <table:table-cell office:value-type="string" calcext:value-type="string">
            <text:p>#EXTINF:0,Oldtimer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79/index.m3u8</text:p>
          </table:table-cell>
          <table:table-cell table:formula="of:=CONCATENATE([.A147];&quot;ƏƏƏ&quot;;[.B147];&quot;ƏƏƏ&quot;;[.C147])" office:value-type="string" office:string-value="#EXTINF:0,OldtimerƏƏƏ#EXTGRP:Взрослые 1ƏƏƏhttp://53578940.ucomist.net/iptv/MB6KGZH26APQGN/6279/index.m3u8" calcext:value-type="string">
            <text:p>#EXTINF:0,OldtimerƏƏƏ#EXTGRP:Взрослые 1ƏƏƏhttp://53578940.ucomist.net/iptv/MB6KGZH26APQGN/6279/index.m3u8</text:p>
          </table:table-cell>
        </table:table-row>
        <table:table-row table:style-name="ro1">
          <table:table-cell office:value-type="string" calcext:value-type="string">
            <text:p>#EXTINF:0,Playboy LA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0/index.m3u8</text:p>
          </table:table-cell>
          <table:table-cell table:formula="of:=CONCATENATE([.A148];&quot;ƏƏƏ&quot;;[.B148];&quot;ƏƏƏ&quot;;[.C148])" office:value-type="string" office:string-value="#EXTINF:0,Playboy LAƏƏƏ#EXTGRP:Взрослые 1ƏƏƏhttp://53578940.ucomist.net/iptv/MB6KGZH26APQGN/6280/index.m3u8" calcext:value-type="string">
            <text:p>#EXTINF:0,Playboy LAƏƏƏ#EXTGRP:Взрослые 1ƏƏƏhttp://53578940.ucomist.net/iptv/MB6KGZH26APQGN/6280/index.m3u8</text:p>
          </table:table-cell>
        </table:table-row>
        <table:table-row table:style-name="ro1">
          <table:table-cell office:value-type="string" calcext:value-type="string">
            <text:p>#EXTINF:0,Red XXX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1/index.m3u8</text:p>
          </table:table-cell>
          <table:table-cell table:formula="of:=CONCATENATE([.A149];&quot;ƏƏƏ&quot;;[.B149];&quot;ƏƏƏ&quot;;[.C149])" office:value-type="string" office:string-value="#EXTINF:0,Red XXXƏƏƏ#EXTGRP:Взрослые 1ƏƏƏhttp://53578940.ucomist.net/iptv/MB6KGZH26APQGN/6281/index.m3u8" calcext:value-type="string">
            <text:p>#EXTINF:0,Red XXXƏƏƏ#EXTGRP:Взрослые 1ƏƏƏhttp://53578940.ucomist.net/iptv/MB6KGZH26APQGN/6281/index.m3u8</text:p>
          </table:table-cell>
        </table:table-row>
        <table:table-row table:style-name="ro1">
          <table:table-cell office:value-type="string" calcext:value-type="string">
            <text:p>#EXTINF:0,Sexy Hot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2/index.m3u8</text:p>
          </table:table-cell>
          <table:table-cell table:formula="of:=CONCATENATE([.A150];&quot;ƏƏƏ&quot;;[.B150];&quot;ƏƏƏ&quot;;[.C150])" office:value-type="string" office:string-value="#EXTINF:0,Sexy HotƏƏƏ#EXTGRP:Взрослые 1ƏƏƏhttp://53578940.ucomist.net/iptv/MB6KGZH26APQGN/6282/index.m3u8" calcext:value-type="string">
            <text:p>#EXTINF:0,Sexy HotƏƏƏ#EXTGRP:Взрослые 1ƏƏƏhttp://53578940.ucomist.net/iptv/MB6KGZH26APQGN/6282/index.m3u8</text:p>
          </table:table-cell>
        </table:table-row>
        <table:table-row table:style-name="ro1">
          <table:table-cell office:value-type="string" calcext:value-type="string">
            <text:p>#EXTINF:0,Taboo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3/index.m3u8</text:p>
          </table:table-cell>
          <table:table-cell table:formula="of:=CONCATENATE([.A151];&quot;ƏƏƏ&quot;;[.B151];&quot;ƏƏƏ&quot;;[.C151])" office:value-type="string" office:string-value="#EXTINF:0,TabooƏƏƏ#EXTGRP:Взрослые 1ƏƏƏhttp://53578940.ucomist.net/iptv/MB6KGZH26APQGN/6283/index.m3u8" calcext:value-type="string">
            <text:p>#EXTINF:0,TabooƏƏƏ#EXTGRP:Взрослые 1ƏƏƏhttp://53578940.ucomist.net/iptv/MB6KGZH26APQGN/6283/index.m3u8</text:p>
          </table:table-cell>
        </table:table-row>
        <table:table-row table:style-name="ro1">
          <table:table-cell office:value-type="string" calcext:value-type="string">
            <text:p>#EXTINF:0,Venus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4/index.m3u8</text:p>
          </table:table-cell>
          <table:table-cell table:formula="of:=CONCATENATE([.A152];&quot;ƏƏƏ&quot;;[.B152];&quot;ƏƏƏ&quot;;[.C152])" office:value-type="string" office:string-value="#EXTINF:0,VenusƏƏƏ#EXTGRP:Взрослые 1ƏƏƏhttp://53578940.ucomist.net/iptv/MB6KGZH26APQGN/6284/index.m3u8" calcext:value-type="string">
            <text:p>#EXTINF:0,VenusƏƏƏ#EXTGRP:Взрослые 1ƏƏƏhttp://53578940.ucomist.net/iptv/MB6KGZH26APQGN/6284/index.m3u8</text:p>
          </table:table-cell>
        </table:table-row>
        <table:table-row table:style-name="ro1">
          <table:table-cell office:value-type="string" calcext:value-type="string">
            <text:p>#EXTINF:0,X-MO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5/index.m3u8</text:p>
          </table:table-cell>
          <table:table-cell table:formula="of:=CONCATENATE([.A153];&quot;ƏƏƏ&quot;;[.B153];&quot;ƏƏƏ&quot;;[.C153])" office:value-type="string" office:string-value="#EXTINF:0,X-MOƏƏƏ#EXTGRP:Взрослые 1ƏƏƏhttp://53578940.ucomist.net/iptv/MB6KGZH26APQGN/6285/index.m3u8" calcext:value-type="string">
            <text:p>#EXTINF:0,X-MOƏƏƏ#EXTGRP:Взрослые 1ƏƏƏhttp://53578940.ucomist.net/iptv/MB6KGZH26APQGN/6285/index.m3u8</text:p>
          </table:table-cell>
        </table:table-row>
        <table:table-row table:style-name="ro1">
          <table:table-cell office:value-type="string" calcext:value-type="string">
            <text:p>#EXTINF:0,XY Max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6/index.m3u8</text:p>
          </table:table-cell>
          <table:table-cell table:formula="of:=CONCATENATE([.A154];&quot;ƏƏƏ&quot;;[.B154];&quot;ƏƏƏ&quot;;[.C154])" office:value-type="string" office:string-value="#EXTINF:0,XY Max HDƏƏƏ#EXTGRP:Взрослые 1ƏƏƏhttp://53578940.ucomist.net/iptv/MB6KGZH26APQGN/6286/index.m3u8" calcext:value-type="string">
            <text:p>#EXTINF:0,XY Max HDƏƏƏ#EXTGRP:Взрослые 1ƏƏƏhttp://53578940.ucomist.net/iptv/MB6KGZH26APQGN/6286/index.m3u8</text:p>
          </table:table-cell>
        </table:table-row>
        <table:table-row table:style-name="ro1">
          <table:table-cell office:value-type="string" calcext:value-type="string">
            <text:p>#EXTINF:0,XY Mix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7/index.m3u8</text:p>
          </table:table-cell>
          <table:table-cell table:formula="of:=CONCATENATE([.A155];&quot;ƏƏƏ&quot;;[.B155];&quot;ƏƏƏ&quot;;[.C155])" office:value-type="string" office:string-value="#EXTINF:0,XY Mix HDƏƏƏ#EXTGRP:Взрослые 1ƏƏƏhttp://53578940.ucomist.net/iptv/MB6KGZH26APQGN/6287/index.m3u8" calcext:value-type="string">
            <text:p>#EXTINF:0,XY Mix HDƏƏƏ#EXTGRP:Взрослые 1ƏƏƏhttp://53578940.ucomist.net/iptv/MB6KGZH26APQGN/6287/index.m3u8</text:p>
          </table:table-cell>
        </table:table-row>
        <table:table-row table:style-name="ro1">
          <table:table-cell office:value-type="string" calcext:value-type="string">
            <text:p>#EXTINF:0,XY Plus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8/index.m3u8</text:p>
          </table:table-cell>
          <table:table-cell table:formula="of:=CONCATENATE([.A156];&quot;ƏƏƏ&quot;;[.B156];&quot;ƏƏƏ&quot;;[.C156])" office:value-type="string" office:string-value="#EXTINF:0,XY Plus HDƏƏƏ#EXTGRP:Взрослые 1ƏƏƏhttp://53578940.ucomist.net/iptv/MB6KGZH26APQGN/6288/index.m3u8" calcext:value-type="string">
            <text:p>#EXTINF:0,XY Plus HDƏƏƏ#EXTGRP:Взрослые 1ƏƏƏhttp://53578940.ucomist.net/iptv/MB6KGZH26APQGN/6288/index.m3u8</text:p>
          </table:table-cell>
        </table:table-row>
        <table:table-row table:style-name="ro1">
          <table:table-cell office:value-type="string" calcext:value-type="string">
            <text:p>#EXTINF:0,Erotic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89/index.m3u8</text:p>
          </table:table-cell>
          <table:table-cell table:formula="of:=CONCATENATE([.A157];&quot;ƏƏƏ&quot;;[.B157];&quot;ƏƏƏ&quot;;[.C157])" office:value-type="string" office:string-value="#EXTINF:0,EroticƏƏƏ#EXTGRP:Взрослые 1ƏƏƏhttp://53578940.ucomist.net/iptv/MB6KGZH26APQGN/6289/index.m3u8" calcext:value-type="string">
            <text:p>#EXTINF:0,EroticƏƏƏ#EXTGRP:Взрослые 1ƏƏƏhttp://53578940.ucomist.net/iptv/MB6KGZH26APQGN/6289/index.m3u8</text:p>
          </table:table-cell>
        </table:table-row>
        <table:table-row table:style-name="ro1">
          <table:table-cell office:value-type="string" calcext:value-type="string">
            <text:p>#EXTINF:0,Erotic 2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0/index.m3u8</text:p>
          </table:table-cell>
          <table:table-cell table:formula="of:=CONCATENATE([.A158];&quot;ƏƏƏ&quot;;[.B158];&quot;ƏƏƏ&quot;;[.C158])" office:value-type="string" office:string-value="#EXTINF:0,Erotic 2ƏƏƏ#EXTGRP:Взрослые 1ƏƏƏhttp://53578940.ucomist.net/iptv/MB6KGZH26APQGN/6290/index.m3u8" calcext:value-type="string">
            <text:p>#EXTINF:0,Erotic 2ƏƏƏ#EXTGRP:Взрослые 1ƏƏƏhttp://53578940.ucomist.net/iptv/MB6KGZH26APQGN/6290/index.m3u8</text:p>
          </table:table-cell>
        </table:table-row>
        <table:table-row table:style-name="ro1">
          <table:table-cell office:value-type="string" calcext:value-type="string">
            <text:p>#EXTINF:0,Erotic 3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1/index.m3u8</text:p>
          </table:table-cell>
          <table:table-cell table:formula="of:=CONCATENATE([.A159];&quot;ƏƏƏ&quot;;[.B159];&quot;ƏƏƏ&quot;;[.C159])" office:value-type="string" office:string-value="#EXTINF:0,Erotic 3ƏƏƏ#EXTGRP:Взрослые 1ƏƏƏhttp://53578940.ucomist.net/iptv/MB6KGZH26APQGN/6291/index.m3u8" calcext:value-type="string">
            <text:p>#EXTINF:0,Erotic 3ƏƏƏ#EXTGRP:Взрослые 1ƏƏƏhttp://53578940.ucomist.net/iptv/MB6KGZH26APQGN/6291/index.m3u8</text:p>
          </table:table-cell>
        </table:table-row>
        <table:table-row table:style-name="ro1">
          <table:table-cell office:value-type="string" calcext:value-type="string">
            <text:p>#EXTINF:0,Erotic 4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2/index.m3u8</text:p>
          </table:table-cell>
          <table:table-cell table:formula="of:=CONCATENATE([.A160];&quot;ƏƏƏ&quot;;[.B160];&quot;ƏƏƏ&quot;;[.C160])" office:value-type="string" office:string-value="#EXTINF:0,Erotic 4ƏƏƏ#EXTGRP:Взрослые 1ƏƏƏhttp://53578940.ucomist.net/iptv/MB6KGZH26APQGN/6292/index.m3u8" calcext:value-type="string">
            <text:p>#EXTINF:0,Erotic 4ƏƏƏ#EXTGRP:Взрослые 1ƏƏƏhttp://53578940.ucomist.net/iptv/MB6KGZH26APQGN/6292/index.m3u8</text:p>
          </table:table-cell>
        </table:table-row>
        <table:table-row table:style-name="ro1">
          <table:table-cell office:value-type="string" calcext:value-type="string">
            <text:p>#EXTINF:0,Erotic 6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3/index.m3u8</text:p>
          </table:table-cell>
          <table:table-cell table:formula="of:=CONCATENATE([.A161];&quot;ƏƏƏ&quot;;[.B161];&quot;ƏƏƏ&quot;;[.C161])" office:value-type="string" office:string-value="#EXTINF:0,Erotic 6ƏƏƏ#EXTGRP:Взрослые 1ƏƏƏhttp://53578940.ucomist.net/iptv/MB6KGZH26APQGN/6293/index.m3u8" calcext:value-type="string">
            <text:p>#EXTINF:0,Erotic 6ƏƏƏ#EXTGRP:Взрослые 1ƏƏƏhttp://53578940.ucomist.net/iptv/MB6KGZH26APQGN/6293/index.m3u8</text:p>
          </table:table-cell>
        </table:table-row>
        <table:table-row table:style-name="ro1">
          <table:table-cell office:value-type="string" calcext:value-type="string">
            <text:p>#EXTINF:0,Erotic 7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4/index.m3u8</text:p>
          </table:table-cell>
          <table:table-cell table:formula="of:=CONCATENATE([.A162];&quot;ƏƏƏ&quot;;[.B162];&quot;ƏƏƏ&quot;;[.C162])" office:value-type="string" office:string-value="#EXTINF:0,Erotic 7ƏƏƏ#EXTGRP:Взрослые 1ƏƏƏhttp://53578940.ucomist.net/iptv/MB6KGZH26APQGN/6294/index.m3u8" calcext:value-type="string">
            <text:p>#EXTINF:0,Erotic 7ƏƏƏ#EXTGRP:Взрослые 1ƏƏƏhttp://53578940.ucomist.net/iptv/MB6KGZH26APQGN/6294/index.m3u8</text:p>
          </table:table-cell>
        </table:table-row>
        <table:table-row table:style-name="ro1">
          <table:table-cell office:value-type="string" calcext:value-type="string">
            <text:p>#EXTINF:0,Erotic 8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5/index.m3u8</text:p>
          </table:table-cell>
          <table:table-cell table:formula="of:=CONCATENATE([.A163];&quot;ƏƏƏ&quot;;[.B163];&quot;ƏƏƏ&quot;;[.C163])" office:value-type="string" office:string-value="#EXTINF:0,Erotic 8ƏƏƏ#EXTGRP:Взрослые 1ƏƏƏhttp://53578940.ucomist.net/iptv/MB6KGZH26APQGN/6295/index.m3u8" calcext:value-type="string">
            <text:p>#EXTINF:0,Erotic 8ƏƏƏ#EXTGRP:Взрослые 1ƏƏƏhttp://53578940.ucomist.net/iptv/MB6KGZH26APQGN/6295/index.m3u8</text:p>
          </table:table-cell>
        </table:table-row>
        <table:table-row table:style-name="ro1">
          <table:table-cell office:value-type="string" calcext:value-type="string">
            <text:p>#EXTINF:0,Erox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6/index.m3u8</text:p>
          </table:table-cell>
          <table:table-cell table:formula="of:=CONCATENATE([.A164];&quot;ƏƏƏ&quot;;[.B164];&quot;ƏƏƏ&quot;;[.C164])" office:value-type="string" office:string-value="#EXTINF:0,Erox HDƏƏƏ#EXTGRP:Взрослые 1ƏƏƏhttp://53578940.ucomist.net/iptv/MB6KGZH26APQGN/6296/index.m3u8" calcext:value-type="string">
            <text:p>#EXTINF:0,Erox HDƏƏƏ#EXTGRP:Взрослые 1ƏƏƏhttp://53578940.ucomist.net/iptv/MB6KGZH26APQGN/6296/index.m3u8</text:p>
          </table:table-cell>
        </table:table-row>
        <table:table-row table:style-name="ro1">
          <table:table-cell office:value-type="string" calcext:value-type="string">
            <text:p>#EXTINF:0,MvH Har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7/index.m3u8</text:p>
          </table:table-cell>
          <table:table-cell table:formula="of:=CONCATENATE([.A165];&quot;ƏƏƏ&quot;;[.B165];&quot;ƏƏƏ&quot;;[.C165])" office:value-type="string" office:string-value="#EXTINF:0,MvH HardƏƏƏ#EXTGRP:Взрослые 1ƏƏƏhttp://53578940.ucomist.net/iptv/MB6KGZH26APQGN/6297/index.m3u8" calcext:value-type="string">
            <text:p>#EXTINF:0,MvH HardƏƏƏ#EXTGRP:Взрослые 1ƏƏƏhttp://53578940.ucomist.net/iptv/MB6KGZH26APQGN/6297/index.m3u8</text:p>
          </table:table-cell>
        </table:table-row>
        <table:table-row table:style-name="ro1">
          <table:table-cell office:value-type="string" calcext:value-type="string">
            <text:p>#EXTINF:0,SuperOne HD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6298/index.m3u8</text:p>
          </table:table-cell>
          <table:table-cell table:formula="of:=CONCATENATE([.A166];&quot;ƏƏƏ&quot;;[.B166];&quot;ƏƏƏ&quot;;[.C166])" office:value-type="string" office:string-value="#EXTINF:0,SuperOne HDƏƏƏ#EXTGRP:Взрослые 1ƏƏƏhttp://53578940.ucomist.net/iptv/MB6KGZH26APQGN/6298/index.m3u8" calcext:value-type="string">
            <text:p>#EXTINF:0,SuperOne HDƏƏƏ#EXTGRP:Взрослые 1ƏƏƏhttp://53578940.ucomist.net/iptv/MB6KGZH26APQGN/6298/index.m3u8</text:p>
          </table:table-cell>
        </table:table-row>
        <table:table-row table:style-name="ro1">
          <table:table-cell office:value-type="string" calcext:value-type="string">
            <text:p>#EXTINF:0,Dorcel HD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064/index.m3u8</text:p>
          </table:table-cell>
          <table:table-cell table:formula="of:=CONCATENATE([.A167];&quot;ƏƏƏ&quot;;[.B167];&quot;ƏƏƏ&quot;;[.C167])" office:value-type="string" office:string-value="#EXTINF:0,Dorcel HD origƏƏƏ#EXTGRP:Взрослые 1ƏƏƏhttp://53578940.ucomist.net/iptv/MB6KGZH26APQGN/9064/index.m3u8" calcext:value-type="string">
            <text:p>#EXTINF:0,Dorcel HD origƏƏƏ#EXTGRP:Взрослые 1ƏƏƏhttp://53578940.ucomist.net/iptv/MB6KGZH26APQGN/9064/index.m3u8</text:p>
          </table:table-cell>
        </table:table-row>
        <table:table-row table:style-name="ro1">
          <table:table-cell office:value-type="string" calcext:value-type="string">
            <text:p>#EXTINF:0,Hustler HD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065/index.m3u8</text:p>
          </table:table-cell>
          <table:table-cell table:formula="of:=CONCATENATE([.A168];&quot;ƏƏƏ&quot;;[.B168];&quot;ƏƏƏ&quot;;[.C168])" office:value-type="string" office:string-value="#EXTINF:0,Hustler HD origƏƏƏ#EXTGRP:Взрослые 1ƏƏƏhttp://53578940.ucomist.net/iptv/MB6KGZH26APQGN/9065/index.m3u8" calcext:value-type="string">
            <text:p>#EXTINF:0,Hustler HD origƏƏƏ#EXTGRP:Взрослые 1ƏƏƏhttp://53578940.ucomist.net/iptv/MB6KGZH26APQGN/9065/index.m3u8</text:p>
          </table:table-cell>
        </table:table-row>
        <table:table-row table:style-name="ro1">
          <table:table-cell office:value-type="string" calcext:value-type="string">
            <text:p>#EXTINF:0,Redlight HD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066/index.m3u8</text:p>
          </table:table-cell>
          <table:table-cell table:formula="of:=CONCATENATE([.A169];&quot;ƏƏƏ&quot;;[.B169];&quot;ƏƏƏ&quot;;[.C169])" office:value-type="string" office:string-value="#EXTINF:0,Redlight HD origƏƏƏ#EXTGRP:Взрослые 1ƏƏƏhttp://53578940.ucomist.net/iptv/MB6KGZH26APQGN/9066/index.m3u8" calcext:value-type="string">
            <text:p>#EXTINF:0,Redlight HD origƏƏƏ#EXTGRP:Взрослые 1ƏƏƏhttp://53578940.ucomist.net/iptv/MB6KGZH26APQGN/9066/index.m3u8</text:p>
          </table:table-cell>
        </table:table-row>
        <table:table-row table:style-name="ro1">
          <table:table-cell office:value-type="string" calcext:value-type="string">
            <text:p>#EXTINF:0,Passion XXX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067/index.m3u8</text:p>
          </table:table-cell>
          <table:table-cell table:formula="of:=CONCATENATE([.A170];&quot;ƏƏƏ&quot;;[.B170];&quot;ƏƏƏ&quot;;[.C170])" office:value-type="string" office:string-value="#EXTINF:0,Passion XXX origƏƏƏ#EXTGRP:Взрослые 1ƏƏƏhttp://53578940.ucomist.net/iptv/MB6KGZH26APQGN/9067/index.m3u8" calcext:value-type="string">
            <text:p>#EXTINF:0,Passion XXX origƏƏƏ#EXTGRP:Взрослые 1ƏƏƏhttp://53578940.ucomist.net/iptv/MB6KGZH26APQGN/9067/index.m3u8</text:p>
          </table:table-cell>
        </table:table-row>
        <table:table-row table:style-name="ro1">
          <table:table-cell office:value-type="string" calcext:value-type="string">
            <text:p>#EXTINF:0,O-La-La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068/index.m3u8</text:p>
          </table:table-cell>
          <table:table-cell table:formula="of:=CONCATENATE([.A171];&quot;ƏƏƏ&quot;;[.B171];&quot;ƏƏƏ&quot;;[.C171])" office:value-type="string" office:string-value="#EXTINF:0,O-La-La origƏƏƏ#EXTGRP:Взрослые 1ƏƏƏhttp://53578940.ucomist.net/iptv/MB6KGZH26APQGN/9068/index.m3u8" calcext:value-type="string">
            <text:p>#EXTINF:0,O-La-La origƏƏƏ#EXTGRP:Взрослые 1ƏƏƏhttp://53578940.ucomist.net/iptv/MB6KGZH26APQGN/9068/index.m3u8</text:p>
          </table:table-cell>
        </table:table-row>
        <table:table-row table:style-name="ro1">
          <table:table-cell office:value-type="string" calcext:value-type="string">
            <text:p>#EXTINF:0,Ню Арт HD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071/index.m3u8</text:p>
          </table:table-cell>
          <table:table-cell table:formula="of:=CONCATENATE([.A172];&quot;ƏƏƏ&quot;;[.B172];&quot;ƏƏƏ&quot;;[.C172])" office:value-type="string" office:string-value="#EXTINF:0,Ню Арт HD origƏƏƏ#EXTGRP:Взрослые 1ƏƏƏhttp://53578940.ucomist.net/iptv/MB6KGZH26APQGN/9071/index.m3u8" calcext:value-type="string">
            <text:p>#EXTINF:0,Ню Арт HD origƏƏƏ#EXTGRP:Взрослые 1ƏƏƏhttp://53578940.ucomist.net/iptv/MB6KGZH26APQGN/9071/index.m3u8</text:p>
          </table:table-cell>
        </table:table-row>
        <table:table-row table:style-name="ro1">
          <table:table-cell office:value-type="string" calcext:value-type="string">
            <text:p>#EXTINF:0,XXL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345/index.m3u8</text:p>
          </table:table-cell>
          <table:table-cell table:formula="of:=CONCATENATE([.A173];&quot;ƏƏƏ&quot;;[.B173];&quot;ƏƏƏ&quot;;[.C173])" office:value-type="string" office:string-value="#EXTINF:0,XXL origƏƏƏ#EXTGRP:Взрослые 1ƏƏƏhttp://53578940.ucomist.net/iptv/MB6KGZH26APQGN/9345/index.m3u8" calcext:value-type="string">
            <text:p>#EXTINF:0,XXL origƏƏƏ#EXTGRP:Взрослые 1ƏƏƏhttp://53578940.ucomist.net/iptv/MB6KGZH26APQGN/9345/index.m3u8</text:p>
          </table:table-cell>
        </table:table-row>
        <table:table-row table:style-name="ro1">
          <table:table-cell office:value-type="string" calcext:value-type="string">
            <text:p>#EXTINF:0,EXXXOTICA HD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346/index.m3u8</text:p>
          </table:table-cell>
          <table:table-cell table:formula="of:=CONCATENATE([.A174];&quot;ƏƏƏ&quot;;[.B174];&quot;ƏƏƏ&quot;;[.C174])" office:value-type="string" office:string-value="#EXTINF:0,EXXXOTICA HD origƏƏƏ#EXTGRP:Взрослые 1ƏƏƏhttp://53578940.ucomist.net/iptv/MB6KGZH26APQGN/9346/index.m3u8" calcext:value-type="string">
            <text:p>#EXTINF:0,EXXXOTICA HD origƏƏƏ#EXTGRP:Взрослые 1ƏƏƏhttp://53578940.ucomist.net/iptv/MB6KGZH26APQGN/9346/index.m3u8</text:p>
          </table:table-cell>
        </table:table-row>
        <table:table-row table:style-name="ro1">
          <table:table-cell office:value-type="string" calcext:value-type="string">
            <text:p>#EXTINF:0,Shot TV orig</text:p>
          </table:table-cell>
          <table:table-cell office:value-type="string" calcext:value-type="string">
            <text:p>#EXTGRP:Взрослые 1</text:p>
          </table:table-cell>
          <table:table-cell office:value-type="string" calcext:value-type="string">
            <text:p>http://53578940.ucomist.net/iptv/MB6KGZH26APQGN/9347/index.m3u8</text:p>
          </table:table-cell>
          <table:table-cell table:formula="of:=CONCATENATE([.A175];&quot;ƏƏƏ&quot;;[.B175];&quot;ƏƏƏ&quot;;[.C175])" office:value-type="string" office:string-value="#EXTINF:0,Shot TV origƏƏƏ#EXTGRP:Взрослые 1ƏƏƏhttp://53578940.ucomist.net/iptv/MB6KGZH26APQGN/9347/index.m3u8" calcext:value-type="string">
            <text:p>#EXTINF:0,Shot TV origƏƏƏ#EXTGRP:Взрослые 1ƏƏƏhttp://53578940.ucomist.net/iptv/MB6KGZH26APQGN/9347/index.m3u8</text:p>
          </table:table-cell>
        </table:table-row>
        <table:table-row table:style-name="ro1">
          <table:table-cell office:value-type="string" calcext:value-type="string">
            <text:p>#EXTINF:0,AdultIPTV Asi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asian.m3u8</text:p>
          </table:table-cell>
          <table:table-cell table:formula="of:=CONCATENATE([.A176];&quot;ƏƏƏ&quot;;[.B176];&quot;ƏƏƏ&quot;;[.C176])" office:value-type="string" office:string-value="#EXTINF:0,AdultIPTV AsianƏƏƏ#EXTGRP:Взрослые 2ƏƏƏhttp://live.redtraffic.xyz/asian.m3u8" calcext:value-type="string">
            <text:p>#EXTINF:0,AdultIPTV AsianƏƏƏ#EXTGRP:Взрослые 2ƏƏƏhttp://live.redtraffic.xyz/asian.m3u8</text:p>
          </table:table-cell>
        </table:table-row>
        <table:table-row table:style-name="ro1">
          <table:table-cell office:value-type="string" calcext:value-type="string">
            <text:p>#EXTINF:0,AdultIPTV Blond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londe.m3u8</text:p>
          </table:table-cell>
          <table:table-cell table:formula="of:=CONCATENATE([.A177];&quot;ƏƏƏ&quot;;[.B177];&quot;ƏƏƏ&quot;;[.C177])" office:value-type="string" office:string-value="#EXTINF:0,AdultIPTV BlondeƏƏƏ#EXTGRP:Взрослые 2ƏƏƏhttp://live.redtraffic.xyz/blonde.m3u8" calcext:value-type="string">
            <text:p>#EXTINF:0,AdultIPTV BlondeƏƏƏ#EXTGRP:Взрослые 2ƏƏƏhttp://live.redtraffic.xyz/blonde.m3u8</text:p>
          </table:table-cell>
        </table:table-row>
        <table:table-row table:style-name="ro1">
          <table:table-cell office:value-type="string" calcext:value-type="string">
            <text:p>#EXTINF:0,AdultIPTV Brunett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runette.m3u8</text:p>
          </table:table-cell>
          <table:table-cell table:formula="of:=CONCATENATE([.A178];&quot;ƏƏƏ&quot;;[.B178];&quot;ƏƏƏ&quot;;[.C178])" office:value-type="string" office:string-value="#EXTINF:0,AdultIPTV BrunetteƏƏƏ#EXTGRP:Взрослые 2ƏƏƏhttp://live.redtraffic.xyz/brunette.m3u8" calcext:value-type="string">
            <text:p>#EXTINF:0,AdultIPTV BrunetteƏƏƏ#EXTGRP:Взрослые 2ƏƏƏhttp://live.redtraffic.xyz/brunette.m3u8</text:p>
          </table:table-cell>
        </table:table-row>
        <table:table-row table:style-name="ro1">
          <table:table-cell office:value-type="string" calcext:value-type="string">
            <text:p>#EXTINF:0,AdultIPTV Compilati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compilation.m3u8</text:p>
          </table:table-cell>
          <table:table-cell table:formula="of:=CONCATENATE([.A179];&quot;ƏƏƏ&quot;;[.B179];&quot;ƏƏƏ&quot;;[.C179])" office:value-type="string" office:string-value="#EXTINF:0,AdultIPTV CompilationƏƏƏ#EXTGRP:Взрослые 2ƏƏƏhttp://live.redtraffic.xyz/compilation.m3u8" calcext:value-type="string">
            <text:p>#EXTINF:0,AdultIPTV CompilationƏƏƏ#EXTGRP:Взрослые 2ƏƏƏhttp://live.redtraffic.xyz/compilation.m3u8</text:p>
          </table:table-cell>
        </table:table-row>
        <table:table-row table:style-name="ro1">
          <table:table-cell office:value-type="string" calcext:value-type="string">
            <text:p>#EXTINF:0,AdultIPTV Livecam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livecams.m3u8</text:p>
          </table:table-cell>
          <table:table-cell table:formula="of:=CONCATENATE([.A180];&quot;ƏƏƏ&quot;;[.B180];&quot;ƏƏƏ&quot;;[.C180])" office:value-type="string" office:string-value="#EXTINF:0,AdultIPTV LivecamsƏƏƏ#EXTGRP:Взрослые 2ƏƏƏhttp://live.redtraffic.xyz/livecams.m3u8" calcext:value-type="string">
            <text:p>#EXTINF:0,AdultIPTV LivecamsƏƏƏ#EXTGRP:Взрослые 2ƏƏƏhttp://live.redtraffic.xyz/livecams.m3u8</text:p>
          </table:table-cell>
        </table:table-row>
        <table:table-row table:style-name="ro1">
          <table:table-cell office:value-type="string" calcext:value-type="string">
            <text:p>#EXTINF:0,AdultIPTV Rough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rough.m3u8</text:p>
          </table:table-cell>
          <table:table-cell table:formula="of:=CONCATENATE([.A181];&quot;ƏƏƏ&quot;;[.B181];&quot;ƏƏƏ&quot;;[.C181])" office:value-type="string" office:string-value="#EXTINF:0,AdultIPTV RoughƏƏƏ#EXTGRP:Взрослые 2ƏƏƏhttp://live.redtraffic.xyz/rough.m3u8" calcext:value-type="string">
            <text:p>#EXTINF:0,AdultIPTV RoughƏƏƏ#EXTGRP:Взрослые 2ƏƏƏhttp://live.redtraffic.xyz/rough.m3u8</text:p>
          </table:table-cell>
        </table:table-row>
        <table:table-row table:style-name="ro1">
          <table:table-cell office:value-type="string" calcext:value-type="string">
            <text:p>#EXTINF:0,AdultIPTV Anal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anal.m3u8</text:p>
          </table:table-cell>
          <table:table-cell table:formula="of:=CONCATENATE([.A182];&quot;ƏƏƏ&quot;;[.B182];&quot;ƏƏƏ&quot;;[.C182])" office:value-type="string" office:string-value="#EXTINF:0,AdultIPTV AnalƏƏƏ#EXTGRP:Взрослые 2ƏƏƏhttp://cdn.adultiptv.net/anal.m3u8" calcext:value-type="string">
            <text:p>#EXTINF:0,AdultIPTV AnalƏƏƏ#EXTGRP:Взрослые 2ƏƏƏhttp://cdn.adultiptv.net/anal.m3u8</text:p>
          </table:table-cell>
        </table:table-row>
        <table:table-row table:style-name="ro1">
          <table:table-cell office:value-type="string" calcext:value-type="string">
            <text:p>#EXTINF:0,AdultIPTV Asi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asian.m3u8</text:p>
          </table:table-cell>
          <table:table-cell table:formula="of:=CONCATENATE([.A183];&quot;ƏƏƏ&quot;;[.B183];&quot;ƏƏƏ&quot;;[.C183])" office:value-type="string" office:string-value="#EXTINF:0,AdultIPTV AsianƏƏƏ#EXTGRP:Взрослые 2ƏƏƏhttp://cdn.adultiptv.net/asian.m3u8" calcext:value-type="string">
            <text:p>#EXTINF:0,AdultIPTV AsianƏƏƏ#EXTGRP:Взрослые 2ƏƏƏhttp://cdn.adultiptv.net/asian.m3u8</text:p>
          </table:table-cell>
        </table:table-row>
        <table:table-row table:style-name="ro1">
          <table:table-cell office:value-type="string" calcext:value-type="string">
            <text:p>#EXTINF:0,AdultIPTV Big As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bigass.m3u8</text:p>
          </table:table-cell>
          <table:table-cell table:formula="of:=CONCATENATE([.A184];&quot;ƏƏƏ&quot;;[.B184];&quot;ƏƏƏ&quot;;[.C184])" office:value-type="string" office:string-value="#EXTINF:0,AdultIPTV Big AssƏƏƏ#EXTGRP:Взрослые 2ƏƏƏhttp://cdn.adultiptv.net/bigass.m3u8" calcext:value-type="string">
            <text:p>#EXTINF:0,AdultIPTV Big AssƏƏƏ#EXTGRP:Взрослые 2ƏƏƏhttp://cdn.adultiptv.net/bigass.m3u8</text:p>
          </table:table-cell>
        </table:table-row>
        <table:table-row table:style-name="ro1">
          <table:table-cell office:value-type="string" calcext:value-type="string">
            <text:p>#EXTINF:0,AdultIPTV Big Dic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bigdick.m3u8</text:p>
          </table:table-cell>
          <table:table-cell table:formula="of:=CONCATENATE([.A185];&quot;ƏƏƏ&quot;;[.B185];&quot;ƏƏƏ&quot;;[.C185])" office:value-type="string" office:string-value="#EXTINF:0,AdultIPTV Big DickƏƏƏ#EXTGRP:Взрослые 2ƏƏƏhttp://cdn.adultiptv.net/bigdick.m3u8" calcext:value-type="string">
            <text:p>#EXTINF:0,AdultIPTV Big DickƏƏƏ#EXTGRP:Взрослые 2ƏƏƏhttp://cdn.adultiptv.net/bigdick.m3u8</text:p>
          </table:table-cell>
        </table:table-row>
        <table:table-row table:style-name="ro1">
          <table:table-cell office:value-type="string" calcext:value-type="string">
            <text:p>#EXTINF:0,AdultIPTV Big Tit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bigtits.m3u8</text:p>
          </table:table-cell>
          <table:table-cell table:formula="of:=CONCATENATE([.A186];&quot;ƏƏƏ&quot;;[.B186];&quot;ƏƏƏ&quot;;[.C186])" office:value-type="string" office:string-value="#EXTINF:0,AdultIPTV Big TitsƏƏƏ#EXTGRP:Взрослые 2ƏƏƏhttp://cdn.adultiptv.net/bigtits.m3u8" calcext:value-type="string">
            <text:p>#EXTINF:0,AdultIPTV Big TitsƏƏƏ#EXTGRP:Взрослые 2ƏƏƏhttp://cdn.adultiptv.net/bigtits.m3u8</text:p>
          </table:table-cell>
        </table:table-row>
        <table:table-row table:style-name="ro1">
          <table:table-cell office:value-type="string" calcext:value-type="string">
            <text:p>#EXTINF:0,AdultIPTV Blond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blonde.m3u8</text:p>
          </table:table-cell>
          <table:table-cell table:formula="of:=CONCATENATE([.A187];&quot;ƏƏƏ&quot;;[.B187];&quot;ƏƏƏ&quot;;[.C187])" office:value-type="string" office:string-value="#EXTINF:0,AdultIPTV BlondeƏƏƏ#EXTGRP:Взрослые 2ƏƏƏhttp://cdn.adultiptv.net/blonde.m3u8" calcext:value-type="string">
            <text:p>#EXTINF:0,AdultIPTV BlondeƏƏƏ#EXTGRP:Взрослые 2ƏƏƏhttp://cdn.adultiptv.net/blonde.m3u8</text:p>
          </table:table-cell>
        </table:table-row>
        <table:table-row table:style-name="ro1">
          <table:table-cell office:value-type="string" calcext:value-type="string">
            <text:p>#EXTINF:0,AdultIPTV Blowjob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blowjob.m3u8</text:p>
          </table:table-cell>
          <table:table-cell table:formula="of:=CONCATENATE([.A188];&quot;ƏƏƏ&quot;;[.B188];&quot;ƏƏƏ&quot;;[.C188])" office:value-type="string" office:string-value="#EXTINF:0,AdultIPTV BlowjobƏƏƏ#EXTGRP:Взрослые 2ƏƏƏhttp://cdn.adultiptv.net/blowjob.m3u8" calcext:value-type="string">
            <text:p>#EXTINF:0,AdultIPTV BlowjobƏƏƏ#EXTGRP:Взрослые 2ƏƏƏhttp://cdn.adultiptv.net/blowjob.m3u8</text:p>
          </table:table-cell>
        </table:table-row>
        <table:table-row table:style-name="ro1">
          <table:table-cell office:value-type="string" calcext:value-type="string">
            <text:p>#EXTINF:0,AdultIPTV Brunett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brunette.m3u8</text:p>
          </table:table-cell>
          <table:table-cell table:formula="of:=CONCATENATE([.A189];&quot;ƏƏƏ&quot;;[.B189];&quot;ƏƏƏ&quot;;[.C189])" office:value-type="string" office:string-value="#EXTINF:0,AdultIPTV BrunetteƏƏƏ#EXTGRP:Взрослые 2ƏƏƏhttp://cdn.adultiptv.net/brunette.m3u8" calcext:value-type="string">
            <text:p>#EXTINF:0,AdultIPTV BrunetteƏƏƏ#EXTGRP:Взрослые 2ƏƏƏhttp://cdn.adultiptv.net/brunette.m3u8</text:p>
          </table:table-cell>
        </table:table-row>
        <table:table-row table:style-name="ro1">
          <table:table-cell office:value-type="string" calcext:value-type="string">
            <text:p>#EXTINF:0,AdultIPTV Compilati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compilation.m3u8</text:p>
          </table:table-cell>
          <table:table-cell table:formula="of:=CONCATENATE([.A190];&quot;ƏƏƏ&quot;;[.B190];&quot;ƏƏƏ&quot;;[.C190])" office:value-type="string" office:string-value="#EXTINF:0,AdultIPTV CompilationƏƏƏ#EXTGRP:Взрослые 2ƏƏƏhttp://cdn.adultiptv.net/compilation.m3u8" calcext:value-type="string">
            <text:p>#EXTINF:0,AdultIPTV CompilationƏƏƏ#EXTGRP:Взрослые 2ƏƏƏhttp://cdn.adultiptv.net/compilation.m3u8</text:p>
          </table:table-cell>
        </table:table-row>
        <table:table-row table:style-name="ro1">
          <table:table-cell office:value-type="string" calcext:value-type="string">
            <text:p>#EXTINF:0,AdultIPTV Cuckol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cuckold.m3u8</text:p>
          </table:table-cell>
          <table:table-cell table:formula="of:=CONCATENATE([.A191];&quot;ƏƏƏ&quot;;[.B191];&quot;ƏƏƏ&quot;;[.C191])" office:value-type="string" office:string-value="#EXTINF:0,AdultIPTV CuckoldƏƏƏ#EXTGRP:Взрослые 2ƏƏƏhttp://cdn.adultiptv.net/cuckold.m3u8" calcext:value-type="string">
            <text:p>#EXTINF:0,AdultIPTV CuckoldƏƏƏ#EXTGRP:Взрослые 2ƏƏƏhttp://cdn.adultiptv.net/cuckold.m3u8</text:p>
          </table:table-cell>
        </table:table-row>
        <table:table-row table:style-name="ro1">
          <table:table-cell office:value-type="string" calcext:value-type="string">
            <text:p>#EXTINF:0,AdultIPTV Fetish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fetish.m3u8</text:p>
          </table:table-cell>
          <table:table-cell table:formula="of:=CONCATENATE([.A192];&quot;ƏƏƏ&quot;;[.B192];&quot;ƏƏƏ&quot;;[.C192])" office:value-type="string" office:string-value="#EXTINF:0,AdultIPTV FetishƏƏƏ#EXTGRP:Взрослые 2ƏƏƏhttp://cdn.adultiptv.net/fetish.m3u8" calcext:value-type="string">
            <text:p>#EXTINF:0,AdultIPTV FetishƏƏƏ#EXTGRP:Взрослые 2ƏƏƏhttp://cdn.adultiptv.net/fetish.m3u8</text:p>
          </table:table-cell>
        </table:table-row>
        <table:table-row table:style-name="ro1">
          <table:table-cell office:value-type="string" calcext:value-type="string">
            <text:p>#EXTINF:0,AdultIPTV Gangbang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gangbang.m3u8</text:p>
          </table:table-cell>
          <table:table-cell table:formula="of:=CONCATENATE([.A193];&quot;ƏƏƏ&quot;;[.B193];&quot;ƏƏƏ&quot;;[.C193])" office:value-type="string" office:string-value="#EXTINF:0,AdultIPTV GangbangƏƏƏ#EXTGRP:Взрослые 2ƏƏƏhttp://cdn.adultiptv.net/gangbang.m3u8" calcext:value-type="string">
            <text:p>#EXTINF:0,AdultIPTV GangbangƏƏƏ#EXTGRP:Взрослые 2ƏƏƏhttp://cdn.adultiptv.net/gangbang.m3u8</text:p>
          </table:table-cell>
        </table:table-row>
        <table:table-row table:style-name="ro1">
          <table:table-cell office:value-type="string" calcext:value-type="string">
            <text:p>#EXTINF:0,AdultIPTV Hardcor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hardcore.m3u8</text:p>
          </table:table-cell>
          <table:table-cell table:formula="of:=CONCATENATE([.A194];&quot;ƏƏƏ&quot;;[.B194];&quot;ƏƏƏ&quot;;[.C194])" office:value-type="string" office:string-value="#EXTINF:0,AdultIPTV HardcoreƏƏƏ#EXTGRP:Взрослые 2ƏƏƏhttp://cdn.adultiptv.net/hardcore.m3u8" calcext:value-type="string">
            <text:p>#EXTINF:0,AdultIPTV HardcoreƏƏƏ#EXTGRP:Взрослые 2ƏƏƏhttp://cdn.adultiptv.net/hardcore.m3u8</text:p>
          </table:table-cell>
        </table:table-row>
        <table:table-row table:style-name="ro1">
          <table:table-cell office:value-type="string" calcext:value-type="string">
            <text:p>#EXTINF:0,AdultIPTV Interracial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interracial.m3u8</text:p>
          </table:table-cell>
          <table:table-cell table:formula="of:=CONCATENATE([.A195];&quot;ƏƏƏ&quot;;[.B195];&quot;ƏƏƏ&quot;;[.C195])" office:value-type="string" office:string-value="#EXTINF:0,AdultIPTV InterracialƏƏƏ#EXTGRP:Взрослые 2ƏƏƏhttp://cdn.adultiptv.net/interracial.m3u8" calcext:value-type="string">
            <text:p>#EXTINF:0,AdultIPTV InterracialƏƏƏ#EXTGRP:Взрослые 2ƏƏƏhttp://cdn.adultiptv.net/interracial.m3u8</text:p>
          </table:table-cell>
        </table:table-row>
        <table:table-row table:style-name="ro1">
          <table:table-cell office:value-type="string" calcext:value-type="string">
            <text:p>#EXTINF:0,AdultIPTV Latina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latina.m3u8</text:p>
          </table:table-cell>
          <table:table-cell table:formula="of:=CONCATENATE([.A196];&quot;ƏƏƏ&quot;;[.B196];&quot;ƏƏƏ&quot;;[.C196])" office:value-type="string" office:string-value="#EXTINF:0,AdultIPTV LatinaƏƏƏ#EXTGRP:Взрослые 2ƏƏƏhttp://cdn.adultiptv.net/latina.m3u8" calcext:value-type="string">
            <text:p>#EXTINF:0,AdultIPTV LatinaƏƏƏ#EXTGRP:Взрослые 2ƏƏƏhttp://cdn.adultiptv.net/latina.m3u8</text:p>
          </table:table-cell>
        </table:table-row>
        <table:table-row table:style-name="ro1">
          <table:table-cell office:value-type="string" calcext:value-type="string">
            <text:p>#EXTINF:0,AdultIPTV Lesbi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lesbian.m3u8</text:p>
          </table:table-cell>
          <table:table-cell table:formula="of:=CONCATENATE([.A197];&quot;ƏƏƏ&quot;;[.B197];&quot;ƏƏƏ&quot;;[.C197])" office:value-type="string" office:string-value="#EXTINF:0,AdultIPTV LesbianƏƏƏ#EXTGRP:Взрослые 2ƏƏƏhttp://cdn.adultiptv.net/lesbian.m3u8" calcext:value-type="string">
            <text:p>#EXTINF:0,AdultIPTV LesbianƏƏƏ#EXTGRP:Взрослые 2ƏƏƏhttp://cdn.adultiptv.net/lesbian.m3u8</text:p>
          </table:table-cell>
        </table:table-row>
        <table:table-row table:style-name="ro1">
          <table:table-cell office:value-type="string" calcext:value-type="string">
            <text:p>#EXTINF:0,AdultIPTV Live Cam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livecams.m3u8</text:p>
          </table:table-cell>
          <table:table-cell table:formula="of:=CONCATENATE([.A198];&quot;ƏƏƏ&quot;;[.B198];&quot;ƏƏƏ&quot;;[.C198])" office:value-type="string" office:string-value="#EXTINF:0,AdultIPTV Live CamsƏƏƏ#EXTGRP:Взрослые 2ƏƏƏhttp://cdn.adultiptv.net/livecams.m3u8" calcext:value-type="string">
            <text:p>#EXTINF:0,AdultIPTV Live CamsƏƏƏ#EXTGRP:Взрослые 2ƏƏƏhttp://cdn.adultiptv.net/livecams.m3u8</text:p>
          </table:table-cell>
        </table:table-row>
        <table:table-row table:style-name="ro1">
          <table:table-cell office:value-type="string" calcext:value-type="string">
            <text:p>#EXTINF:0,AdultIPTV MILF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milf.m3u8</text:p>
          </table:table-cell>
          <table:table-cell table:formula="of:=CONCATENATE([.A199];&quot;ƏƏƏ&quot;;[.B199];&quot;ƏƏƏ&quot;;[.C199])" office:value-type="string" office:string-value="#EXTINF:0,AdultIPTV MILFƏƏƏ#EXTGRP:Взрослые 2ƏƏƏhttp://cdn.adultiptv.net/milf.m3u8" calcext:value-type="string">
            <text:p>#EXTINF:0,AdultIPTV MILFƏƏƏ#EXTGRP:Взрослые 2ƏƏƏhttp://cdn.adultiptv.net/milf.m3u8</text:p>
          </table:table-cell>
        </table:table-row>
        <table:table-row table:style-name="ro1">
          <table:table-cell office:value-type="string" calcext:value-type="string">
            <text:p>#EXTINF:0,AdultIPTV Pornstar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pornstar.m3u8</text:p>
          </table:table-cell>
          <table:table-cell table:formula="of:=CONCATENATE([.A200];&quot;ƏƏƏ&quot;;[.B200];&quot;ƏƏƏ&quot;;[.C200])" office:value-type="string" office:string-value="#EXTINF:0,AdultIPTV PornstarƏƏƏ#EXTGRP:Взрослые 2ƏƏƏhttp://cdn.adultiptv.net/pornstar.m3u8" calcext:value-type="string">
            <text:p>#EXTINF:0,AdultIPTV PornstarƏƏƏ#EXTGRP:Взрослые 2ƏƏƏhttp://cdn.adultiptv.net/pornstar.m3u8</text:p>
          </table:table-cell>
        </table:table-row>
        <table:table-row table:style-name="ro1">
          <table:table-cell office:value-type="string" calcext:value-type="string">
            <text:p>#EXTINF:0,AdultIPTV POV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pov.m3u8</text:p>
          </table:table-cell>
          <table:table-cell table:formula="of:=CONCATENATE([.A201];&quot;ƏƏƏ&quot;;[.B201];&quot;ƏƏƏ&quot;;[.C201])" office:value-type="string" office:string-value="#EXTINF:0,AdultIPTV POVƏƏƏ#EXTGRP:Взрослые 2ƏƏƏhttp://cdn.adultiptv.net/pov.m3u8" calcext:value-type="string">
            <text:p>#EXTINF:0,AdultIPTV POVƏƏƏ#EXTGRP:Взрослые 2ƏƏƏhttp://cdn.adultiptv.net/pov.m3u8</text:p>
          </table:table-cell>
        </table:table-row>
        <table:table-row table:style-name="ro1">
          <table:table-cell office:value-type="string" calcext:value-type="string">
            <text:p>#EXTINF:0,AdultIPTV Rough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rough.m3u8</text:p>
          </table:table-cell>
          <table:table-cell table:formula="of:=CONCATENATE([.A202];&quot;ƏƏƏ&quot;;[.B202];&quot;ƏƏƏ&quot;;[.C202])" office:value-type="string" office:string-value="#EXTINF:0,AdultIPTV RoughƏƏƏ#EXTGRP:Взрослые 2ƏƏƏhttp://cdn.adultiptv.net/rough.m3u8" calcext:value-type="string">
            <text:p>#EXTINF:0,AdultIPTV RoughƏƏƏ#EXTGRP:Взрослые 2ƏƏƏhttp://cdn.adultiptv.net/rough.m3u8</text:p>
          </table:table-cell>
        </table:table-row>
        <table:table-row table:style-name="ro1">
          <table:table-cell office:value-type="string" calcext:value-type="string">
            <text:p>#EXTINF:0,AdultIPTV Russi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russian.m3u8</text:p>
          </table:table-cell>
          <table:table-cell table:formula="of:=CONCATENATE([.A203];&quot;ƏƏƏ&quot;;[.B203];&quot;ƏƏƏ&quot;;[.C203])" office:value-type="string" office:string-value="#EXTINF:0,AdultIPTV RussianƏƏƏ#EXTGRP:Взрослые 2ƏƏƏhttp://cdn.adultiptv.net/russian.m3u8" calcext:value-type="string">
            <text:p>#EXTINF:0,AdultIPTV RussianƏƏƏ#EXTGRP:Взрослые 2ƏƏƏhttp://cdn.adultiptv.net/russian.m3u8</text:p>
          </table:table-cell>
        </table:table-row>
        <table:table-row table:style-name="ro1">
          <table:table-cell office:value-type="string" calcext:value-type="string">
            <text:p>#EXTINF:0,AdultIPTV Tee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teen.m3u8</text:p>
          </table:table-cell>
          <table:table-cell table:formula="of:=CONCATENATE([.A204];&quot;ƏƏƏ&quot;;[.B204];&quot;ƏƏƏ&quot;;[.C204])" office:value-type="string" office:string-value="#EXTINF:0,AdultIPTV TeenƏƏƏ#EXTGRP:Взрослые 2ƏƏƏhttp://cdn.adultiptv.net/teen.m3u8" calcext:value-type="string">
            <text:p>#EXTINF:0,AdultIPTV TeenƏƏƏ#EXTGRP:Взрослые 2ƏƏƏhttp://cdn.adultiptv.net/teen.m3u8</text:p>
          </table:table-cell>
        </table:table-row>
        <table:table-row table:style-name="ro1">
          <table:table-cell office:value-type="string" calcext:value-type="string">
            <text:p>#EXTINF:0,AdultIPTV Threesom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cdn.adultiptv.net/threesome.m3u8</text:p>
          </table:table-cell>
          <table:table-cell table:formula="of:=CONCATENATE([.A205];&quot;ƏƏƏ&quot;;[.B205];&quot;ƏƏƏ&quot;;[.C205])" office:value-type="string" office:string-value="#EXTINF:0,AdultIPTV ThreesomeƏƏƏ#EXTGRP:Взрослые 2ƏƏƏhttp://cdn.adultiptv.net/threesome.m3u8" calcext:value-type="string">
            <text:p>#EXTINF:0,AdultIPTV ThreesomeƏƏƏ#EXTGRP:Взрослые 2ƏƏƏhttp://cdn.adultiptv.net/threesome.m3u8</text:p>
          </table:table-cell>
        </table:table-row>
        <table:table-row table:style-name="ro1">
          <table:table-cell office:value-type="string" calcext:value-type="string">
            <text:p>#EXTINF:0,AdultIPTV Wom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net/woman.m3u8</text:p>
          </table:table-cell>
          <table:table-cell table:formula="of:=CONCATENATE([.A206];&quot;ƏƏƏ&quot;;[.B206];&quot;ƏƏƏ&quot;;[.C206])" office:value-type="string" office:string-value="#EXTINF:0,AdultIPTV WomanƏƏƏ#EXTGRP:Взрослые 2ƏƏƏhttp://live.redtraffic.net/woman.m3u8" calcext:value-type="string">
            <text:p>#EXTINF:0,AdultIPTV WomanƏƏƏ#EXTGRP:Взрослые 2ƏƏƏhttp://live.redtraffic.net/woman.m3u8</text:p>
          </table:table-cell>
        </table:table-row>
        <table:table-row table:style-name="ro1">
          <table:table-cell office:value-type="string" calcext:value-type="string">
            <text:p>#EXTINF:0,ANAL LOVER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21470.vod.adultiptv.net/ph5a1561790d9bd/play.m3u8</text:p>
          </table:table-cell>
          <table:table-cell table:formula="of:=CONCATENATE([.A207];&quot;ƏƏƏ&quot;;[.B207];&quot;ƏƏƏ&quot;;[.C207])" office:value-type="string" office:string-value="#EXTINF:0,ANAL LOVERSƏƏƏ#EXTGRP:Взрослые 2ƏƏƏhttp://21470.vod.adultiptv.net/ph5a1561790d9bd/play.m3u8" calcext:value-type="string">
            <text:p>#EXTINF:0,ANAL LOVERSƏƏƏ#EXTGRP:Взрослые 2ƏƏƏhttp://21470.vod.adultiptv.net/ph5a1561790d9bd/play.m3u8</text:p>
          </table:table-cell>
        </table:table-row>
        <table:table-row table:style-name="ro1">
          <table:table-cell office:value-type="string" calcext:value-type="string">
            <text:p>#EXTINF:0,Anal Websit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anal.m3u8</text:p>
          </table:table-cell>
          <table:table-cell table:formula="of:=CONCATENATE([.A208];&quot;ƏƏƏ&quot;;[.B208];&quot;ƏƏƏ&quot;;[.C208])" office:value-type="string" office:string-value="#EXTINF:0,Anal WebsiteƏƏƏ#EXTGRP:Взрослые 2ƏƏƏhttp://live.redtraffic.xyz/anal.m3u8" calcext:value-type="string">
            <text:p>#EXTINF:0,Anal WebsiteƏƏƏ#EXTGRP:Взрослые 2ƏƏƏhttp://live.redtraffic.xyz/anal.m3u8</text:p>
          </table:table-cell>
        </table:table-row>
        <table:table-row table:style-name="ro1">
          <table:table-cell office:value-type="string" calcext:value-type="string">
            <text:p>#EXTINF:0,Aria Sky creampi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44.vod.adultiptv.net/ph5b9ffa52b144e/play.m3u8</text:p>
          </table:table-cell>
          <table:table-cell table:formula="of:=CONCATENATE([.A209];&quot;ƏƏƏ&quot;;[.B209];&quot;ƏƏƏ&quot;;[.C209])" office:value-type="string" office:string-value="#EXTINF:0,Aria Sky creampieƏƏƏ#EXTGRP:Взрослые 2ƏƏƏhttp://1244.vod.adultiptv.net/ph5b9ffa52b144e/play.m3u8" calcext:value-type="string">
            <text:p>#EXTINF:0,Aria Sky creampieƏƏƏ#EXTGRP:Взрослые 2ƏƏƏhttp://1244.vod.adultiptv.net/ph5b9ffa52b144e/play.m3u8</text:p>
          </table:table-cell>
        </table:table-row>
        <table:table-row table:style-name="ro1">
          <table:table-cell office:value-type="string" calcext:value-type="string">
            <text:p>#EXTINF:0,asian lesbian facelick/kissing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204.vod.adultiptv.net/ph5a92ce14ae41f/play.m3u8</text:p>
          </table:table-cell>
          <table:table-cell table:formula="of:=CONCATENATE([.A210];&quot;ƏƏƏ&quot;;[.B210];&quot;ƏƏƏ&quot;;[.C210])" office:value-type="string" office:string-value="#EXTINF:0,asian lesbian facelick/kissingƏƏƏ#EXTGRP:Взрослые 2ƏƏƏhttp://12204.vod.adultiptv.net/ph5a92ce14ae41f/play.m3u8" calcext:value-type="string">
            <text:p>#EXTINF:0,asian lesbian facelick/kissingƏƏƏ#EXTGRP:Взрослые 2ƏƏƏhttp://12204.vod.adultiptv.net/ph5a92ce14ae41f/play.m3u8</text:p>
          </table:table-cell>
        </table:table-row>
        <table:table-row table:style-name="ro1">
          <table:table-cell office:value-type="string" calcext:value-type="string">
            <text:p>#EXTINF:0,Babestati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sdn-global-live-streaming-packager-cache-3qsdn.akamaized.net/9528/9528_264_live.m3u8</text:p>
          </table:table-cell>
          <table:table-cell table:formula="of:=CONCATENATE([.A211];&quot;ƏƏƏ&quot;;[.B211];&quot;ƏƏƏ&quot;;[.C211])" office:value-type="string" office:string-value="#EXTINF:0,BabestationƏƏƏ#EXTGRP:Взрослые 2ƏƏƏhttp://sdn-global-live-streaming-packager-cache-3qsdn.akamaized.net/9528/9528_264_live.m3u8" calcext:value-type="string">
            <text:p>#EXTINF:0,BabestationƏƏƏ#EXTGRP:Взрослые 2ƏƏƏhttp://sdn-global-live-streaming-packager-cache-3qsdn.akamaized.net/9528/9528_264_live.m3u8</text:p>
          </table:table-cell>
        </table:table-row>
        <table:table-row table:style-name="ro1">
          <table:table-cell office:value-type="string" calcext:value-type="string">
            <text:p>#EXTINF:0,BBC Destroys tiny asi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21470.vod.adultiptv.net/ph593f67891d679/play.m3u8</text:p>
          </table:table-cell>
          <table:table-cell table:formula="of:=CONCATENATE([.A212];&quot;ƏƏƏ&quot;;[.B212];&quot;ƏƏƏ&quot;;[.C212])" office:value-type="string" office:string-value="#EXTINF:0,BBC Destroys tiny asianƏƏƏ#EXTGRP:Взрослые 2ƏƏƏhttp://21470.vod.adultiptv.net/ph593f67891d679/play.m3u8" calcext:value-type="string">
            <text:p>#EXTINF:0,BBC Destroys tiny asianƏƏƏ#EXTGRP:Взрослые 2ƏƏƏhttp://21470.vod.adultiptv.net/ph593f67891d679/play.m3u8</text:p>
          </table:table-cell>
        </table:table-row>
        <table:table-row table:style-name="ro1">
          <table:table-cell office:value-type="string" calcext:value-type="string">
            <text:p>#EXTINF:0,bbq_072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60106.vod.adultiptv.net/ph5bf63c347a24c/play.m3u8</text:p>
          </table:table-cell>
          <table:table-cell table:formula="of:=CONCATENATE([.A213];&quot;ƏƏƏ&quot;;[.B213];&quot;ƏƏƏ&quot;;[.C213])" office:value-type="string" office:string-value="#EXTINF:0,bbq_072ƏƏƏ#EXTGRP:Взрослые 2ƏƏƏhttp://60106.vod.adultiptv.net/ph5bf63c347a24c/play.m3u8" calcext:value-type="string">
            <text:p>#EXTINF:0,bbq_072ƏƏƏ#EXTGRP:Взрослые 2ƏƏƏhttp://60106.vod.adultiptv.net/ph5bf63c347a24c/play.m3u8</text:p>
          </table:table-cell>
        </table:table-row>
        <table:table-row table:style-name="ro1">
          <table:table-cell office:value-type="string" calcext:value-type="string">
            <text:p>#EXTINF:0,Big As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092284edab11da44e209f5e0edd68af2.m3u8</text:p>
          </table:table-cell>
          <table:table-cell table:formula="of:=CONCATENATE([.A214];&quot;ƏƏƏ&quot;;[.B214];&quot;ƏƏƏ&quot;;[.C214])" office:value-type="string" office:string-value="#EXTINF:0,Big AssƏƏƏ#EXTGRP:Взрослые 2ƏƏƏhttps://ch.iptvmate.net/092284edab11da44e209f5e0edd68af2.m3u8" calcext:value-type="string">
            <text:p>#EXTINF:0,Big AssƏƏƏ#EXTGRP:Взрослые 2ƏƏƏhttps://ch.iptvmate.net/092284edab11da44e209f5e0edd68af2.m3u8</text:p>
          </table:table-cell>
        </table:table-row>
        <table:table-row table:style-name="ro1">
          <table:table-cell office:value-type="string" calcext:value-type="string">
            <text:p>#EXTINF:0,Big As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igass.m3u8</text:p>
          </table:table-cell>
          <table:table-cell table:formula="of:=CONCATENATE([.A215];&quot;ƏƏƏ&quot;;[.B215];&quot;ƏƏƏ&quot;;[.C215])" office:value-type="string" office:string-value="#EXTINF:0,Big AssƏƏƏ#EXTGRP:Взрослые 2ƏƏƏhttp://live.redtraffic.xyz/bigass.m3u8" calcext:value-type="string">
            <text:p>#EXTINF:0,Big AssƏƏƏ#EXTGRP:Взрослые 2ƏƏƏhttp://live.redtraffic.xyz/bigass.m3u8</text:p>
          </table:table-cell>
        </table:table-row>
        <table:table-row table:style-name="ro1">
          <table:table-cell office:value-type="string" calcext:value-type="string">
            <text:p>#EXTINF:0,Big Dic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5942a1f14fa8abe58251efcbbc2b88ef.m3u8</text:p>
          </table:table-cell>
          <table:table-cell table:formula="of:=CONCATENATE([.A216];&quot;ƏƏƏ&quot;;[.B216];&quot;ƏƏƏ&quot;;[.C216])" office:value-type="string" office:string-value="#EXTINF:0,Big DickƏƏƏ#EXTGRP:Взрослые 2ƏƏƏhttps://ch.iptvmate.net/5942a1f14fa8abe58251efcbbc2b88ef.m3u8" calcext:value-type="string">
            <text:p>#EXTINF:0,Big DickƏƏƏ#EXTGRP:Взрослые 2ƏƏƏhttps://ch.iptvmate.net/5942a1f14fa8abe58251efcbbc2b88ef.m3u8</text:p>
          </table:table-cell>
        </table:table-row>
        <table:table-row table:style-name="ro1">
          <table:table-cell office:value-type="string" calcext:value-type="string">
            <text:p>#EXTINF:0,Big Dic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igdick.m3u8</text:p>
          </table:table-cell>
          <table:table-cell table:formula="of:=CONCATENATE([.A217];&quot;ƏƏƏ&quot;;[.B217];&quot;ƏƏƏ&quot;;[.C217])" office:value-type="string" office:string-value="#EXTINF:0,Big DickƏƏƏ#EXTGRP:Взрослые 2ƏƏƏhttp://live.redtraffic.xyz/bigdick.m3u8" calcext:value-type="string">
            <text:p>#EXTINF:0,Big DickƏƏƏ#EXTGRP:Взрослые 2ƏƏƏhttp://live.redtraffic.xyz/bigdick.m3u8</text:p>
          </table:table-cell>
        </table:table-row>
        <table:table-row table:style-name="ro1">
          <table:table-cell office:value-type="string" calcext:value-type="string">
            <text:p>#EXTINF:0,Big Tit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igtits.m3u8</text:p>
          </table:table-cell>
          <table:table-cell table:formula="of:=CONCATENATE([.A218];&quot;ƏƏƏ&quot;;[.B218];&quot;ƏƏƏ&quot;;[.C218])" office:value-type="string" office:string-value="#EXTINF:0,Big TitsƏƏƏ#EXTGRP:Взрослые 2ƏƏƏhttp://live.redtraffic.xyz/bigtits.m3u8" calcext:value-type="string">
            <text:p>#EXTINF:0,Big TitsƏƏƏ#EXTGRP:Взрослые 2ƏƏƏhttp://live.redtraffic.xyz/bigtits.m3u8</text:p>
          </table:table-cell>
        </table:table-row>
        <table:table-row table:style-name="ro1">
          <table:table-cell office:value-type="string" calcext:value-type="string">
            <text:p>#EXTINF:0,Big Tit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8602a0dc861a6084b1e60d4b72c3175d.m3u8</text:p>
          </table:table-cell>
          <table:table-cell table:formula="of:=CONCATENATE([.A219];&quot;ƏƏƏ&quot;;[.B219];&quot;ƏƏƏ&quot;;[.C219])" office:value-type="string" office:string-value="#EXTINF:0,Big TitsƏƏƏ#EXTGRP:Взрослые 2ƏƏƏhttps://ch.iptvmate.net/8602a0dc861a6084b1e60d4b72c3175d.m3u8" calcext:value-type="string">
            <text:p>#EXTINF:0,Big TitsƏƏƏ#EXTGRP:Взрослые 2ƏƏƏhttps://ch.iptvmate.net/8602a0dc861a6084b1e60d4b72c3175d.m3u8</text:p>
          </table:table-cell>
        </table:table-row>
        <table:table-row table:style-name="ro1">
          <table:table-cell office:value-type="string" calcext:value-type="string">
            <text:p>#EXTINF:0,BLACKED Groupie Finally Hooks Up 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44.vod.redtraffic.xyz/ph5b2b56928a536/play.m3u8</text:p>
          </table:table-cell>
          <table:table-cell table:formula="of:=CONCATENATE([.A220];&quot;ƏƏƏ&quot;;[.B220];&quot;ƏƏƏ&quot;;[.C220])" office:value-type="string" office:string-value="#EXTINF:0,BLACKED Groupie Finally Hooks Up ƏƏƏ#EXTGRP:Взрослые 2ƏƏƏhttp://1244.vod.redtraffic.xyz/ph5b2b56928a536/play.m3u8" calcext:value-type="string">
            <text:p>#EXTINF:0,BLACKED Groupie Finally Hooks Up ƏƏƏ#EXTGRP:Взрослые 2ƏƏƏhttp://1244.vod.redtraffic.xyz/ph5b2b56928a536/play.m3u8</text:p>
          </table:table-cell>
        </table:table-row>
        <table:table-row table:style-name="ro1">
          <table:table-cell office:value-type="string" calcext:value-type="string">
            <text:p>#EXTINF:0,Blowjob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7117a69d1d618c82843facf705e9dd73.m3u8</text:p>
          </table:table-cell>
          <table:table-cell table:formula="of:=CONCATENATE([.A221];&quot;ƏƏƏ&quot;;[.B221];&quot;ƏƏƏ&quot;;[.C221])" office:value-type="string" office:string-value="#EXTINF:0,BlowjobƏƏƏ#EXTGRP:Взрослые 2ƏƏƏhttps://ch.iptvmate.net/7117a69d1d618c82843facf705e9dd73.m3u8" calcext:value-type="string">
            <text:p>#EXTINF:0,BlowjobƏƏƏ#EXTGRP:Взрослые 2ƏƏƏhttps://ch.iptvmate.net/7117a69d1d618c82843facf705e9dd73.m3u8</text:p>
          </table:table-cell>
        </table:table-row>
        <table:table-row table:style-name="ro1">
          <table:table-cell office:value-type="string" calcext:value-type="string">
            <text:p>#EXTINF:0,Blowjob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lowjob.m3u8</text:p>
          </table:table-cell>
          <table:table-cell table:formula="of:=CONCATENATE([.A222];&quot;ƏƏƏ&quot;;[.B222];&quot;ƏƏƏ&quot;;[.C222])" office:value-type="string" office:string-value="#EXTINF:0,BlowjobƏƏƏ#EXTGRP:Взрослые 2ƏƏƏhttp://live.redtraffic.xyz/blowjob.m3u8" calcext:value-type="string">
            <text:p>#EXTINF:0,BlowjobƏƏƏ#EXTGRP:Взрослые 2ƏƏƏhttp://live.redtraffic.xyz/blowjob.m3u8</text:p>
          </table:table-cell>
        </table:table-row>
        <table:table-row table:style-name="ro1">
          <table:table-cell office:value-type="string" calcext:value-type="string">
            <text:p>#EXTINF:0,Bryci - Aaliyah Love Pops our Cherry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6122.vod.redtraffic.xyz/ph59af030107fa9/play.m3u8</text:p>
          </table:table-cell>
          <table:table-cell table:formula="of:=CONCATENATE([.A223];&quot;ƏƏƏ&quot;;[.B223];&quot;ƏƏƏ&quot;;[.C223])" office:value-type="string" office:string-value="#EXTINF:0,Bryci - Aaliyah Love Pops our CherryƏƏƏ#EXTGRP:Взрослые 2ƏƏƏhttp://6122.vod.redtraffic.xyz/ph59af030107fa9/play.m3u8" calcext:value-type="string">
            <text:p>#EXTINF:0,Bryci - Aaliyah Love Pops our CherryƏƏƏ#EXTGRP:Взрослые 2ƏƏƏhttp://6122.vod.redtraffic.xyz/ph59af030107fa9/play.m3u8</text:p>
          </table:table-cell>
        </table:table-row>
        <table:table-row table:style-name="ro1">
          <table:table-cell office:value-type="string" calcext:value-type="string">
            <text:p>#EXTINF:0,Chastity Lynn Teen Bondage Anal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3216.vod.redtraffic.xyz/ph5c116b57b5e4e/play.m3u8</text:p>
          </table:table-cell>
          <table:table-cell table:formula="of:=CONCATENATE([.A224];&quot;ƏƏƏ&quot;;[.B224];&quot;ƏƏƏ&quot;;[.C224])" office:value-type="string" office:string-value="#EXTINF:0,Chastity Lynn Teen Bondage AnalƏƏƏ#EXTGRP:Взрослые 2ƏƏƏhttp://13216.vod.redtraffic.xyz/ph5c116b57b5e4e/play.m3u8" calcext:value-type="string">
            <text:p>#EXTINF:0,Chastity Lynn Teen Bondage AnalƏƏƏ#EXTGRP:Взрослые 2ƏƏƏhttp://13216.vod.redtraffic.xyz/ph5c116b57b5e4e/play.m3u8</text:p>
          </table:table-cell>
        </table:table-row>
        <table:table-row table:style-name="ro1">
          <table:table-cell office:value-type="string" calcext:value-type="string">
            <text:p>#EXTINF:0,Cheating Stepmom Needs Big Coc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218158.vod.adultiptv.net/ph59d021ff37d4e/play.m3u8</text:p>
          </table:table-cell>
          <table:table-cell table:formula="of:=CONCATENATE([.A225];&quot;ƏƏƏ&quot;;[.B225];&quot;ƏƏƏ&quot;;[.C225])" office:value-type="string" office:string-value="#EXTINF:0,Cheating Stepmom Needs Big CockƏƏƏ#EXTGRP:Взрослые 2ƏƏƏhttp://218158.vod.adultiptv.net/ph59d021ff37d4e/play.m3u8" calcext:value-type="string">
            <text:p>#EXTINF:0,Cheating Stepmom Needs Big CockƏƏƏ#EXTGRP:Взрослые 2ƏƏƏhttp://218158.vod.adultiptv.net/ph59d021ff37d4e/play.m3u8</text:p>
          </table:table-cell>
        </table:table-row>
        <table:table-row table:style-name="ro1">
          <table:table-cell office:value-type="string" calcext:value-type="string">
            <text:p>#EXTINF:0,COLLEGE RULES - Horny Teen Colleg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465.vod.redtraffic.xyz/ph5aec6074b411f/play.m3u8</text:p>
          </table:table-cell>
          <table:table-cell table:formula="of:=CONCATENATE([.A226];&quot;ƏƏƏ&quot;;[.B226];&quot;ƏƏƏ&quot;;[.C226])" office:value-type="string" office:string-value="#EXTINF:0,COLLEGE RULES - Horny Teen CollegeƏƏƏ#EXTGRP:Взрослые 2ƏƏƏhttp://1465.vod.redtraffic.xyz/ph5aec6074b411f/play.m3u8" calcext:value-type="string">
            <text:p>#EXTINF:0,COLLEGE RULES - Horny Teen CollegeƏƏƏ#EXTGRP:Взрослые 2ƏƏƏhttp://1465.vod.redtraffic.xyz/ph5aec6074b411f/play.m3u8</text:p>
          </table:table-cell>
        </table:table-row>
        <table:table-row table:style-name="ro1">
          <table:table-cell office:value-type="string" calcext:value-type="string">
            <text:p>#EXTINF:0,cosplay khÃ´ng ch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204.vod.redtraffic.xyz/ph5b637ffa3c28a/play.m3u8</text:p>
          </table:table-cell>
          <table:table-cell table:formula="of:=CONCATENATE([.A227];&quot;ƏƏƏ&quot;;[.B227];&quot;ƏƏƏ&quot;;[.C227])" office:value-type="string" office:string-value="#EXTINF:0,cosplay khÃ´ng cheƏƏƏ#EXTGRP:Взрослые 2ƏƏƏhttp://12204.vod.redtraffic.xyz/ph5b637ffa3c28a/play.m3u8" calcext:value-type="string">
            <text:p>#EXTINF:0,cosplay khÃ´ng cheƏƏƏ#EXTGRP:Взрослые 2ƏƏƏhttp://12204.vod.redtraffic.xyz/ph5b637ffa3c28a/play.m3u8</text:p>
          </table:table-cell>
        </table:table-row>
        <table:table-row table:style-name="ro1">
          <table:table-cell office:value-type="string" calcext:value-type="string">
            <text:p>#EXTINF:0,Cuckold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cuckold.m3u8</text:p>
          </table:table-cell>
          <table:table-cell table:formula="of:=CONCATENATE([.A228];&quot;ƏƏƏ&quot;;[.B228];&quot;ƏƏƏ&quot;;[.C228])" office:value-type="string" office:string-value="#EXTINF:0,Cuckold HDƏƏƏ#EXTGRP:Взрослые 2ƏƏƏhttp://live.redtraffic.xyz/cuckold.m3u8" calcext:value-type="string">
            <text:p>#EXTINF:0,Cuckold HDƏƏƏ#EXTGRP:Взрослые 2ƏƏƏhttp://live.redtraffic.xyz/cuckold.m3u8</text:p>
          </table:table-cell>
        </table:table-row>
        <table:table-row table:style-name="ro1">
          <table:table-cell office:value-type="string" calcext:value-type="string">
            <text:p>#EXTINF:0,Cuckold Husband Eats Creampi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3216.vod.redtraffic.xyz/ph573b7c38cf5fc/play.m3u8</text:p>
          </table:table-cell>
          <table:table-cell table:formula="of:=CONCATENATE([.A229];&quot;ƏƏƏ&quot;;[.B229];&quot;ƏƏƏ&quot;;[.C229])" office:value-type="string" office:string-value="#EXTINF:0,Cuckold Husband Eats CreampieƏƏƏ#EXTGRP:Взрослые 2ƏƏƏhttp://13216.vod.redtraffic.xyz/ph573b7c38cf5fc/play.m3u8" calcext:value-type="string">
            <text:p>#EXTINF:0,Cuckold Husband Eats CreampieƏƏƏ#EXTGRP:Взрослые 2ƏƏƏhttp://13216.vod.redtraffic.xyz/ph573b7c38cf5fc/play.m3u8</text:p>
          </table:table-cell>
        </table:table-row>
        <table:table-row table:style-name="ro1">
          <table:table-cell office:value-type="string" calcext:value-type="string">
            <text:p>#EXTINF:0,cuckold lover fucks wife and daughter while her husban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6122.vod.adultiptv.net/ph5c1b409012eb0/play.m3u8</text:p>
          </table:table-cell>
          <table:table-cell table:formula="of:=CONCATENATE([.A230];&quot;ƏƏƏ&quot;;[.B230];&quot;ƏƏƏ&quot;;[.C230])" office:value-type="string" office:string-value="#EXTINF:0,cuckold lover fucks wife and daughter while her husbandƏƏƏ#EXTGRP:Взрослые 2ƏƏƏhttp://6122.vod.adultiptv.net/ph5c1b409012eb0/play.m3u8" calcext:value-type="string">
            <text:p>#EXTINF:0,cuckold lover fucks wife and daughter while her husbandƏƏƏ#EXTGRP:Взрослые 2ƏƏƏhttp://6122.vod.adultiptv.net/ph5c1b409012eb0/play.m3u8</text:p>
          </table:table-cell>
        </table:table-row>
        <table:table-row table:style-name="ro1">
          <table:table-cell office:value-type="string" calcext:value-type="string">
            <text:p>#EXTINF:0,Cuckold Truth or Dar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0238.vod.redtraffic.xyz/ph5867557aa514b/play.m3u8</text:p>
          </table:table-cell>
          <table:table-cell table:formula="of:=CONCATENATE([.A231];&quot;ƏƏƏ&quot;;[.B231];&quot;ƏƏƏ&quot;;[.C231])" office:value-type="string" office:string-value="#EXTINF:0,Cuckold Truth or DareƏƏƏ#EXTGRP:Взрослые 2ƏƏƏhttp://10238.vod.redtraffic.xyz/ph5867557aa514b/play.m3u8" calcext:value-type="string">
            <text:p>#EXTINF:0,Cuckold Truth or DareƏƏƏ#EXTGRP:Взрослые 2ƏƏƏhttp://10238.vod.redtraffic.xyz/ph5867557aa514b/play.m3u8</text:p>
          </table:table-cell>
        </table:table-row>
        <table:table-row table:style-name="ro1">
          <table:table-cell office:value-type="string" calcext:value-type="string">
            <text:p>#EXTINF:0,cum eating Cuckold comp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3216.vod.redtraffic.xyz/ph5b00f2c824a08/play.m3u8</text:p>
          </table:table-cell>
          <table:table-cell table:formula="of:=CONCATENATE([.A232];&quot;ƏƏƏ&quot;;[.B232];&quot;ƏƏƏ&quot;;[.C232])" office:value-type="string" office:string-value="#EXTINF:0,cum eating Cuckold compƏƏƏ#EXTGRP:Взрослые 2ƏƏƏhttp://13216.vod.redtraffic.xyz/ph5b00f2c824a08/play.m3u8" calcext:value-type="string">
            <text:p>#EXTINF:0,cum eating Cuckold compƏƏƏ#EXTGRP:Взрослые 2ƏƏƏhttp://13216.vod.redtraffic.xyz/ph5b00f2c824a08/play.m3u8</text:p>
          </table:table-cell>
        </table:table-row>
        <table:table-row table:style-name="ro1">
          <table:table-cell office:value-type="string" calcext:value-type="string">
            <text:p>#EXTINF:0,Cum Hungry step Sister Adriana Chechi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3216.vod.adultiptv.net/ph5ac6d16b62f92/play.m3u8</text:p>
          </table:table-cell>
          <table:table-cell table:formula="of:=CONCATENATE([.A233];&quot;ƏƏƏ&quot;;[.B233];&quot;ƏƏƏ&quot;;[.C233])" office:value-type="string" office:string-value="#EXTINF:0,Cum Hungry step Sister Adriana ChechikƏƏƏ#EXTGRP:Взрослые 2ƏƏƏhttp://13216.vod.adultiptv.net/ph5ac6d16b62f92/play.m3u8" calcext:value-type="string">
            <text:p>#EXTINF:0,Cum Hungry step Sister Adriana ChechikƏƏƏ#EXTGRP:Взрослые 2ƏƏƏhttp://13216.vod.adultiptv.net/ph5ac6d16b62f92/play.m3u8</text:p>
          </table:table-cell>
        </table:table-row>
        <table:table-row table:style-name="ro1">
          <table:table-cell office:value-type="string" calcext:value-type="string">
            <text:p>#EXTINF:0,CUM4K Sloppy Multiple Dripping Creampies For A Car Rid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218158.vod.redtraffic.xyz/ph5b731ea330e0b/play.m3u8</text:p>
          </table:table-cell>
          <table:table-cell table:formula="of:=CONCATENATE([.A234];&quot;ƏƏƏ&quot;;[.B234];&quot;ƏƏƏ&quot;;[.C234])" office:value-type="string" office:string-value="#EXTINF:0,CUM4K Sloppy Multiple Dripping Creampies For A Car RideƏƏƏ#EXTGRP:Взрослые 2ƏƏƏhttp://218158.vod.redtraffic.xyz/ph5b731ea330e0b/play.m3u8" calcext:value-type="string">
            <text:p>#EXTINF:0,CUM4K Sloppy Multiple Dripping Creampies For A Car RideƏƏƏ#EXTGRP:Взрослые 2ƏƏƏhttp://218158.vod.redtraffic.xyz/ph5b731ea330e0b/play.m3u8</text:p>
          </table:table-cell>
        </table:table-row>
        <table:table-row table:style-name="ro1">
          <table:table-cell office:value-type="string" calcext:value-type="string">
            <text:p>#EXTINF:0,E8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21470.vod.adultiptv.net/ph5bafc8a36abcb/play.m3u8</text:p>
          </table:table-cell>
          <table:table-cell table:formula="of:=CONCATENATE([.A235];&quot;ƏƏƏ&quot;;[.B235];&quot;ƏƏƏ&quot;;[.C235])" office:value-type="string" office:string-value="#EXTINF:0,E8ƏƏƏ#EXTGRP:Взрослые 2ƏƏƏhttp://21470.vod.adultiptv.net/ph5bafc8a36abcb/play.m3u8" calcext:value-type="string">
            <text:p>#EXTINF:0,E8ƏƏƏ#EXTGRP:Взрослые 2ƏƏƏhttp://21470.vod.adultiptv.net/ph5bafc8a36abcb/play.m3u8</text:p>
          </table:table-cell>
        </table:table-row>
        <table:table-row table:style-name="ro1">
          <table:table-cell office:value-type="string" calcext:value-type="string">
            <text:p>#EXTINF:0,FakeTaxi Great ass and tight shaved pussy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60106.vod.adultiptv.net/ph579fa1895ec03/play.m3u8</text:p>
          </table:table-cell>
          <table:table-cell table:formula="of:=CONCATENATE([.A236];&quot;ƏƏƏ&quot;;[.B236];&quot;ƏƏƏ&quot;;[.C236])" office:value-type="string" office:string-value="#EXTINF:0,FakeTaxi Great ass and tight shaved pussyƏƏƏ#EXTGRP:Взрослые 2ƏƏƏhttp://60106.vod.adultiptv.net/ph579fa1895ec03/play.m3u8" calcext:value-type="string">
            <text:p>#EXTINF:0,FakeTaxi Great ass and tight shaved pussyƏƏƏ#EXTGRP:Взрослые 2ƏƏƏhttp://60106.vod.adultiptv.net/ph579fa1895ec03/play.m3u8</text:p>
          </table:table-cell>
        </table:table-row>
        <table:table-row table:style-name="ro1">
          <table:table-cell office:value-type="string" calcext:value-type="string">
            <text:p>#EXTINF:0,FamilyStrokes - Pranking Stepmom Gets Fucked By Steps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156.vod.redtraffic.xyz/ph5b75dc8bf241d/play.m3u8</text:p>
          </table:table-cell>
          <table:table-cell table:formula="of:=CONCATENATE([.A237];&quot;ƏƏƏ&quot;;[.B237];&quot;ƏƏƏ&quot;;[.C237])" office:value-type="string" office:string-value="#EXTINF:0,FamilyStrokes - Pranking Stepmom Gets Fucked By StepsonƏƏƏ#EXTGRP:Взрослые 2ƏƏƏhttp://12156.vod.redtraffic.xyz/ph5b75dc8bf241d/play.m3u8" calcext:value-type="string">
            <text:p>#EXTINF:0,FamilyStrokes - Pranking Stepmom Gets Fucked By StepsonƏƏƏ#EXTGRP:Взрослые 2ƏƏƏhttp://12156.vod.redtraffic.xyz/ph5b75dc8bf241d/play.m3u8</text:p>
          </table:table-cell>
        </table:table-row>
        <table:table-row table:style-name="ro1">
          <table:table-cell office:value-type="string" calcext:value-type="string">
            <text:p>#EXTINF:0,Fetish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2a1f1a25ce79551d84833fc9e260fff2.m3u8</text:p>
          </table:table-cell>
          <table:table-cell table:formula="of:=CONCATENATE([.A238];&quot;ƏƏƏ&quot;;[.B238];&quot;ƏƏƏ&quot;;[.C238])" office:value-type="string" office:string-value="#EXTINF:0,FetishƏƏƏ#EXTGRP:Взрослые 2ƏƏƏhttps://ch.iptvmate.net/2a1f1a25ce79551d84833fc9e260fff2.m3u8" calcext:value-type="string">
            <text:p>#EXTINF:0,FetishƏƏƏ#EXTGRP:Взрослые 2ƏƏƏhttps://ch.iptvmate.net/2a1f1a25ce79551d84833fc9e260fff2.m3u8</text:p>
          </table:table-cell>
        </table:table-row>
        <table:table-row table:style-name="ro1">
          <table:table-cell office:value-type="string" calcext:value-type="string">
            <text:p>#EXTINF:0,Fetish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fetish.m3u8</text:p>
          </table:table-cell>
          <table:table-cell table:formula="of:=CONCATENATE([.A239];&quot;ƏƏƏ&quot;;[.B239];&quot;ƏƏƏ&quot;;[.C239])" office:value-type="string" office:string-value="#EXTINF:0,Fetish HDƏƏƏ#EXTGRP:Взрослые 2ƏƏƏhttp://live.redtraffic.xyz/fetish.m3u8" calcext:value-type="string">
            <text:p>#EXTINF:0,Fetish HDƏƏƏ#EXTGRP:Взрослые 2ƏƏƏhttp://live.redtraffic.xyz/fetish.m3u8</text:p>
          </table:table-cell>
        </table:table-row>
        <table:table-row table:style-name="ro1">
          <table:table-cell office:value-type="string" calcext:value-type="string">
            <text:p>#EXTINF:0,Filmrise Crim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dai2.xumo.com/xumocdn/p=roku/amagi_hls_data_xumo1234A-tmz/CDN/1280x720_5000000/index.m3u8</text:p>
          </table:table-cell>
          <table:table-cell table:formula="of:=CONCATENATE([.A240];&quot;ƏƏƏ&quot;;[.B240];&quot;ƏƏƏ&quot;;[.C240])" office:value-type="string" office:string-value="#EXTINF:0,Filmrise CrimeƏƏƏ#EXTGRP:Взрослые 2ƏƏƏhttps://dai2.xumo.com/xumocdn/p=roku/amagi_hls_data_xumo1234A-tmz/CDN/1280x720_5000000/index.m3u8" calcext:value-type="string">
            <text:p>#EXTINF:0,Filmrise CrimeƏƏƏ#EXTGRP:Взрослые 2ƏƏƏhttps://dai2.xumo.com/xumocdn/p=roku/amagi_hls_data_xumo1234A-tmz/CDN/1280x720_5000000/index.m3u8</text:p>
          </table:table-cell>
        </table:table-row>
        <table:table-row table:style-name="ro1">
          <table:table-cell office:value-type="string" calcext:value-type="string">
            <text:p>#EXTINF:0,Gangbang Websit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gangbang.m3u8</text:p>
          </table:table-cell>
          <table:table-cell table:formula="of:=CONCATENATE([.A241];&quot;ƏƏƏ&quot;;[.B241];&quot;ƏƏƏ&quot;;[.C241])" office:value-type="string" office:string-value="#EXTINF:0,Gangbang WebsiteƏƏƏ#EXTGRP:Взрослые 2ƏƏƏhttp://live.redtraffic.xyz/gangbang.m3u8" calcext:value-type="string">
            <text:p>#EXTINF:0,Gangbang WebsiteƏƏƏ#EXTGRP:Взрослые 2ƏƏƏhttp://live.redtraffic.xyz/gangbang.m3u8</text:p>
          </table:table-cell>
        </table:table-row>
        <table:table-row table:style-name="ro1">
          <table:table-cell office:value-type="string" calcext:value-type="string">
            <text:p>#EXTINF:0,Hard Cor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hardcore.m3u8</text:p>
          </table:table-cell>
          <table:table-cell table:formula="of:=CONCATENATE([.A242];&quot;ƏƏƏ&quot;;[.B242];&quot;ƏƏƏ&quot;;[.C242])" office:value-type="string" office:string-value="#EXTINF:0,Hard CoreƏƏƏ#EXTGRP:Взрослые 2ƏƏƏhttp://live.redtraffic.xyz/hardcore.m3u8" calcext:value-type="string">
            <text:p>#EXTINF:0,Hard CoreƏƏƏ#EXTGRP:Взрослые 2ƏƏƏhttp://live.redtraffic.xyz/hardcore.m3u8</text:p>
          </table:table-cell>
        </table:table-row>
        <table:table-row table:style-name="ro1">
          <table:table-cell office:value-type="string" calcext:value-type="string">
            <text:p>#EXTINF:0,Hardcor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d5e550d027b702af767c9d9c3ecfb982.m3u8</text:p>
          </table:table-cell>
          <table:table-cell table:formula="of:=CONCATENATE([.A243];&quot;ƏƏƏ&quot;;[.B243];&quot;ƏƏƏ&quot;;[.C243])" office:value-type="string" office:string-value="#EXTINF:0,HardcoreƏƏƏ#EXTGRP:Взрослые 2ƏƏƏhttps://ch.iptvmate.net/d5e550d027b702af767c9d9c3ecfb982.m3u8" calcext:value-type="string">
            <text:p>#EXTINF:0,HardcoreƏƏƏ#EXTGRP:Взрослые 2ƏƏƏhttps://ch.iptvmate.net/d5e550d027b702af767c9d9c3ecfb982.m3u8</text:p>
          </table:table-cell>
        </table:table-row>
        <table:table-row table:style-name="ro1">
          <table:table-cell office:value-type="string" calcext:value-type="string">
            <text:p>#EXTINF:0,Horny Girlfriend using her new Calvin klein Thongs to fuc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44.vod.redtraffic.xyz/ph5a22db31a42e9/play.m3u8</text:p>
          </table:table-cell>
          <table:table-cell table:formula="of:=CONCATENATE([.A244];&quot;ƏƏƏ&quot;;[.B244];&quot;ƏƏƏ&quot;;[.C244])" office:value-type="string" office:string-value="#EXTINF:0,Horny Girlfriend using her new Calvin klein Thongs to fuckƏƏƏ#EXTGRP:Взрослые 2ƏƏƏhttp://1244.vod.redtraffic.xyz/ph5a22db31a42e9/play.m3u8" calcext:value-type="string">
            <text:p>#EXTINF:0,Horny Girlfriend using her new Calvin klein Thongs to fuckƏƏƏ#EXTGRP:Взрослые 2ƏƏƏhttp://1244.vod.redtraffic.xyz/ph5a22db31a42e9/play.m3u8</text:p>
          </table:table-cell>
        </table:table-row>
        <table:table-row table:style-name="ro1">
          <table:table-cell office:value-type="string" calcext:value-type="string">
            <text:p>#EXTINF:0,Interracial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e14f9ff51bc385fc890e9da51df17296.m3u8</text:p>
          </table:table-cell>
          <table:table-cell table:formula="of:=CONCATENATE([.A245];&quot;ƏƏƏ&quot;;[.B245];&quot;ƏƏƏ&quot;;[.C245])" office:value-type="string" office:string-value="#EXTINF:0,InterracialƏƏƏ#EXTGRP:Взрослые 2ƏƏƏhttps://ch.iptvmate.net/e14f9ff51bc385fc890e9da51df17296.m3u8" calcext:value-type="string">
            <text:p>#EXTINF:0,InterracialƏƏƏ#EXTGRP:Взрослые 2ƏƏƏhttps://ch.iptvmate.net/e14f9ff51bc385fc890e9da51df17296.m3u8</text:p>
          </table:table-cell>
        </table:table-row>
        <table:table-row table:style-name="ro1">
          <table:table-cell office:value-type="string" calcext:value-type="string">
            <text:p>#EXTINF:0,Interracial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interracial.m3u8</text:p>
          </table:table-cell>
          <table:table-cell table:formula="of:=CONCATENATE([.A246];&quot;ƏƏƏ&quot;;[.B246];&quot;ƏƏƏ&quot;;[.C246])" office:value-type="string" office:string-value="#EXTINF:0,Interracial HDƏƏƏ#EXTGRP:Взрослые 2ƏƏƏhttp://live.redtraffic.xyz/interracial.m3u8" calcext:value-type="string">
            <text:p>#EXTINF:0,Interracial HDƏƏƏ#EXTGRP:Взрослые 2ƏƏƏhttp://live.redtraffic.xyz/interracial.m3u8</text:p>
          </table:table-cell>
        </table:table-row>
        <table:table-row table:style-name="ro1">
          <table:table-cell office:value-type="string" calcext:value-type="string">
            <text:p>#EXTINF:0,Jada Coxxx Cuckold Hardcore BBC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156.vod.adultiptv.net/ph599c9dfb71f85/play.m3u8</text:p>
          </table:table-cell>
          <table:table-cell table:formula="of:=CONCATENATE([.A247];&quot;ƏƏƏ&quot;;[.B247];&quot;ƏƏƏ&quot;;[.C247])" office:value-type="string" office:string-value="#EXTINF:0,Jada Coxxx Cuckold Hardcore BBCƏƏƏ#EXTGRP:Взрослые 2ƏƏƏhttp://12156.vod.adultiptv.net/ph599c9dfb71f85/play.m3u8" calcext:value-type="string">
            <text:p>#EXTINF:0,Jada Coxxx Cuckold Hardcore BBCƏƏƏ#EXTGRP:Взрослые 2ƏƏƏhttp://12156.vod.adultiptv.net/ph599c9dfb71f85/play.m3u8</text:p>
          </table:table-cell>
        </table:table-row>
        <table:table-row table:style-name="ro1">
          <table:table-cell office:value-type="string" calcext:value-type="string">
            <text:p>#EXTINF:0,Jav Teen Mizunami Fucked In The Back Of Classroom By Teacher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204.vod.adultiptv.net/ph5ba02370b6c27/play.m3u8</text:p>
          </table:table-cell>
          <table:table-cell table:formula="of:=CONCATENATE([.A248];&quot;ƏƏƏ&quot;;[.B248];&quot;ƏƏƏ&quot;;[.C248])" office:value-type="string" office:string-value="#EXTINF:0,Jav Teen Mizunami Fucked In The Back Of Classroom By TeacherƏƏƏ#EXTGRP:Взрослые 2ƏƏƏhttp://12204.vod.adultiptv.net/ph5ba02370b6c27/play.m3u8" calcext:value-type="string">
            <text:p>#EXTINF:0,Jav Teen Mizunami Fucked In The Back Of Classroom By TeacherƏƏƏ#EXTGRP:Взрослые 2ƏƏƏhttp://12204.vod.adultiptv.net/ph5ba02370b6c27/play.m3u8</text:p>
          </table:table-cell>
        </table:table-row>
        <table:table-row table:style-name="ro1">
          <table:table-cell office:value-type="string" calcext:value-type="string">
            <text:p>#EXTINF:0,Jayden James Gets Roughed Up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156.vod.adultiptv.net/ph58063c11f106d/play.m3u8</text:p>
          </table:table-cell>
          <table:table-cell table:formula="of:=CONCATENATE([.A249];&quot;ƏƏƏ&quot;;[.B249];&quot;ƏƏƏ&quot;;[.C249])" office:value-type="string" office:string-value="#EXTINF:0,Jayden James Gets Roughed UpƏƏƏ#EXTGRP:Взрослые 2ƏƏƏhttp://12156.vod.adultiptv.net/ph58063c11f106d/play.m3u8" calcext:value-type="string">
            <text:p>#EXTINF:0,Jayden James Gets Roughed UpƏƏƏ#EXTGRP:Взрослые 2ƏƏƏhttp://12156.vod.adultiptv.net/ph58063c11f106d/play.m3u8</text:p>
          </table:table-cell>
        </table:table-row>
        <table:table-row table:style-name="ro1">
          <table:table-cell office:value-type="string" calcext:value-type="string">
            <text:p>#EXTINF:0,Kinoshka Adult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nl4.iptv.monster/play/9997/94447FD31B88A87/video.m3u8</text:p>
          </table:table-cell>
          <table:table-cell table:formula="of:=CONCATENATE([.A250];&quot;ƏƏƏ&quot;;[.B250];&quot;ƏƏƏ&quot;;[.C250])" office:value-type="string" office:string-value="#EXTINF:0,Kinoshka Adult HDƏƏƏ#EXTGRP:Взрослые 2ƏƏƏhttp://nl4.iptv.monster/play/9997/94447FD31B88A87/video.m3u8" calcext:value-type="string">
            <text:p>#EXTINF:0,Kinoshka Adult HDƏƏƏ#EXTGRP:Взрослые 2ƏƏƏhttp://nl4.iptv.monster/play/9997/94447FD31B88A87/video.m3u8</text:p>
          </table:table-cell>
        </table:table-row>
        <table:table-row table:style-name="ro1">
          <table:table-cell office:value-type="string" calcext:value-type="string">
            <text:p>#EXTINF:0,Latina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c7df6c41c9005c5ecebd5f09507e1c16.m3u8</text:p>
          </table:table-cell>
          <table:table-cell table:formula="of:=CONCATENATE([.A251];&quot;ƏƏƏ&quot;;[.B251];&quot;ƏƏƏ&quot;;[.C251])" office:value-type="string" office:string-value="#EXTINF:0,LatinaƏƏƏ#EXTGRP:Взрослые 2ƏƏƏhttps://ch.iptvmate.net/c7df6c41c9005c5ecebd5f09507e1c16.m3u8" calcext:value-type="string">
            <text:p>#EXTINF:0,LatinaƏƏƏ#EXTGRP:Взрослые 2ƏƏƏhttps://ch.iptvmate.net/c7df6c41c9005c5ecebd5f09507e1c16.m3u8</text:p>
          </table:table-cell>
        </table:table-row>
        <table:table-row table:style-name="ro1">
          <table:table-cell office:value-type="string" calcext:value-type="string">
            <text:p>#EXTINF:0,Latina HD 720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latina.m3u8</text:p>
          </table:table-cell>
          <table:table-cell table:formula="of:=CONCATENATE([.A252];&quot;ƏƏƏ&quot;;[.B252];&quot;ƏƏƏ&quot;;[.C252])" office:value-type="string" office:string-value="#EXTINF:0,Latina HD 720ƏƏƏ#EXTGRP:Взрослые 2ƏƏƏhttp://live.redtraffic.xyz/latina.m3u8" calcext:value-type="string">
            <text:p>#EXTINF:0,Latina HD 720ƏƏƏ#EXTGRP:Взрослые 2ƏƏƏhttp://live.redtraffic.xyz/latina.m3u8</text:p>
          </table:table-cell>
        </table:table-row>
        <table:table-row table:style-name="ro1">
          <table:table-cell office:value-type="string" calcext:value-type="string">
            <text:p>#EXTINF:0,Lesbi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210884d182bde7a8a159aae70d692807.m3u8</text:p>
          </table:table-cell>
          <table:table-cell table:formula="of:=CONCATENATE([.A253];&quot;ƏƏƏ&quot;;[.B253];&quot;ƏƏƏ&quot;;[.C253])" office:value-type="string" office:string-value="#EXTINF:0,LesbianƏƏƏ#EXTGRP:Взрослые 2ƏƏƏhttps://ch.iptvmate.net/210884d182bde7a8a159aae70d692807.m3u8" calcext:value-type="string">
            <text:p>#EXTINF:0,LesbianƏƏƏ#EXTGRP:Взрослые 2ƏƏƏhttps://ch.iptvmate.net/210884d182bde7a8a159aae70d692807.m3u8</text:p>
          </table:table-cell>
        </table:table-row>
        <table:table-row table:style-name="ro1">
          <table:table-cell office:value-type="string" calcext:value-type="string">
            <text:p>#EXTINF:0,Lesbi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lesbian.m3u8</text:p>
          </table:table-cell>
          <table:table-cell table:formula="of:=CONCATENATE([.A254];&quot;ƏƏƏ&quot;;[.B254];&quot;ƏƏƏ&quot;;[.C254])" office:value-type="string" office:string-value="#EXTINF:0,LesbianƏƏƏ#EXTGRP:Взрослые 2ƏƏƏhttp://live.redtraffic.xyz/lesbian.m3u8" calcext:value-type="string">
            <text:p>#EXTINF:0,LesbianƏƏƏ#EXTGRP:Взрослые 2ƏƏƏhttp://live.redtraffic.xyz/lesbian.m3u8</text:p>
          </table:table-cell>
        </table:table-row>
        <table:table-row table:style-name="ro1">
          <table:table-cell office:value-type="string" calcext:value-type="string">
            <text:p>#EXTINF:0,Lucky Chinese guy had a threesome with Chinese couple.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218158.vod.adultiptv.net/ph5892115895909/play.m3u8</text:p>
          </table:table-cell>
          <table:table-cell table:formula="of:=CONCATENATE([.A255];&quot;ƏƏƏ&quot;;[.B255];&quot;ƏƏƏ&quot;;[.C255])" office:value-type="string" office:string-value="#EXTINF:0,Lucky Chinese guy had a threesome with Chinese couple.ƏƏƏ#EXTGRP:Взрослые 2ƏƏƏhttp://218158.vod.adultiptv.net/ph5892115895909/play.m3u8" calcext:value-type="string">
            <text:p>#EXTINF:0,Lucky Chinese guy had a threesome with Chinese couple.ƏƏƏ#EXTGRP:Взрослые 2ƏƏƏhttp://218158.vod.adultiptv.net/ph5892115895909/play.m3u8</text:p>
          </table:table-cell>
        </table:table-row>
        <table:table-row table:style-name="ro1">
          <table:table-cell office:value-type="string" calcext:value-type="string">
            <text:p>#EXTINF:0,MIAD-711 Kurea Hasumi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465.vod.redtraffic.xyz/ph5be994878cacc/play.m3u8</text:p>
          </table:table-cell>
          <table:table-cell table:formula="of:=CONCATENATE([.A256];&quot;ƏƏƏ&quot;;[.B256];&quot;ƏƏƏ&quot;;[.C256])" office:value-type="string" office:string-value="#EXTINF:0,MIAD-711 Kurea HasumiƏƏƏ#EXTGRP:Взрослые 2ƏƏƏhttp://1465.vod.redtraffic.xyz/ph5be994878cacc/play.m3u8" calcext:value-type="string">
            <text:p>#EXTINF:0,MIAD-711 Kurea HasumiƏƏƏ#EXTGRP:Взрослые 2ƏƏƏhttp://1465.vod.redtraffic.xyz/ph5be994878cacc/play.m3u8</text:p>
          </table:table-cell>
        </table:table-row>
        <table:table-row table:style-name="ro1">
          <table:table-cell office:value-type="string" calcext:value-type="string">
            <text:p>#EXTINF:0,Miami TV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59ec5453559f0.streamlock.net:1935/Miamitv/smil:WEB/chuklist.m3u8</text:p>
          </table:table-cell>
          <table:table-cell table:formula="of:=CONCATENATE([.A257];&quot;ƏƏƏ&quot;;[.B257];&quot;ƏƏƏ&quot;;[.C257])" office:value-type="string" office:string-value="#EXTINF:0,Miami TVƏƏƏ#EXTGRP:Взрослые 2ƏƏƏhttp://59ec5453559f0.streamlock.net:1935/Miamitv/smil:WEB/chuklist.m3u8" calcext:value-type="string">
            <text:p>#EXTINF:0,Miami TVƏƏƏ#EXTGRP:Взрослые 2ƏƏƏhttp://59ec5453559f0.streamlock.net:1935/Miamitv/smil:WEB/chuklist.m3u8</text:p>
          </table:table-cell>
        </table:table-row>
        <table:table-row table:style-name="ro1">
          <table:table-cell office:value-type="string" calcext:value-type="string">
            <text:p>#EXTINF:0,Miami TV Jenny For You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59ec5453559f0.streamlock.net:1935/jennyforyou/jennyforyou/playlist.m3u8</text:p>
          </table:table-cell>
          <table:table-cell table:formula="of:=CONCATENATE([.A258];&quot;ƏƏƏ&quot;;[.B258];&quot;ƏƏƏ&quot;;[.C258])" office:value-type="string" office:string-value="#EXTINF:0,Miami TV Jenny For YouƏƏƏ#EXTGRP:Взрослые 2ƏƏƏhttp://59ec5453559f0.streamlock.net:1935/jennyforyou/jennyforyou/playlist.m3u8" calcext:value-type="string">
            <text:p>#EXTINF:0,Miami TV Jenny For YouƏƏƏ#EXTGRP:Взрослые 2ƏƏƏhttp://59ec5453559f0.streamlock.net:1935/jennyforyou/jennyforyou/playlist.m3u8</text:p>
          </table:table-cell>
        </table:table-row>
        <table:table-row table:style-name="ro1">
          <table:table-cell office:value-type="string" calcext:value-type="string">
            <text:p>#EXTINF:0,Miami TV Jenny Liv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59ec5453559f0.streamlock.net/JennyLive/JennyLive/playlist.m3u8</text:p>
          </table:table-cell>
          <table:table-cell table:formula="of:=CONCATENATE([.A259];&quot;ƏƏƏ&quot;;[.B259];&quot;ƏƏƏ&quot;;[.C259])" office:value-type="string" office:string-value="#EXTINF:0,Miami TV Jenny LiveƏƏƏ#EXTGRP:Взрослые 2ƏƏƏhttps://59ec5453559f0.streamlock.net/JennyLive/JennyLive/playlist.m3u8" calcext:value-type="string">
            <text:p>#EXTINF:0,Miami TV Jenny LiveƏƏƏ#EXTGRP:Взрослые 2ƏƏƏhttps://59ec5453559f0.streamlock.net/JennyLive/JennyLive/playlist.m3u8</text:p>
          </table:table-cell>
        </table:table-row>
        <table:table-row table:style-name="ro1">
          <table:table-cell office:value-type="string" calcext:value-type="string">
            <text:p>#EXTINF:0,Miami TV Jenny Liv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59ec5453559f0.streamlock.net/mexicotv/smil:miamitvmexicoROKU/chunklist_w1869403172_b1896000.m3u8</text:p>
          </table:table-cell>
          <table:table-cell table:formula="of:=CONCATENATE([.A260];&quot;ƏƏƏ&quot;;[.B260];&quot;ƏƏƏ&quot;;[.C260])" office:value-type="string" office:string-value="#EXTINF:0,Miami TV Jenny LiveƏƏƏ#EXTGRP:Взрослые 2ƏƏƏhttps://59ec5453559f0.streamlock.net/mexicotv/smil:miamitvmexicoROKU/chunklist_w1869403172_b1896000.m3u8" calcext:value-type="string">
            <text:p>#EXTINF:0,Miami TV Jenny LiveƏƏƏ#EXTGRP:Взрослые 2ƏƏƏhttps://59ec5453559f0.streamlock.net/mexicotv/smil:miamitvmexicoROKU/chunklist_w1869403172_b1896000.m3u8</text:p>
          </table:table-cell>
        </table:table-row>
        <table:table-row table:style-name="ro1">
          <table:table-cell office:value-type="string" calcext:value-type="string">
            <text:p>#EXTINF:0,Miami TV Jenny Liv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59ec5453559f0.streamlock.net:1935/JennyLive/JennyLive/playlist.m3u8</text:p>
          </table:table-cell>
          <table:table-cell table:formula="of:=CONCATENATE([.A261];&quot;ƏƏƏ&quot;;[.B261];&quot;ƏƏƏ&quot;;[.C261])" office:value-type="string" office:string-value="#EXTINF:0,Miami TV Jenny LiveƏƏƏ#EXTGRP:Взрослые 2ƏƏƏhttp://59ec5453559f0.streamlock.net:1935/JennyLive/JennyLive/playlist.m3u8" calcext:value-type="string">
            <text:p>#EXTINF:0,Miami TV Jenny LiveƏƏƏ#EXTGRP:Взрослые 2ƏƏƏhttp://59ec5453559f0.streamlock.net:1935/JennyLive/JennyLive/playlist.m3u8</text:p>
          </table:table-cell>
        </table:table-row>
        <table:table-row table:style-name="ro1">
          <table:table-cell office:value-type="string" calcext:value-type="string">
            <text:p>#EXTINF:0,Miami TV MÃ©xico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59ec5453559f0.streamlock.net/mexicotv/smil:miamitvmexicoROKU/chunklist_w1924674763_b1896000.m3u8</text:p>
          </table:table-cell>
          <table:table-cell table:formula="of:=CONCATENATE([.A262];&quot;ƏƏƏ&quot;;[.B262];&quot;ƏƏƏ&quot;;[.C262])" office:value-type="string" office:string-value="#EXTINF:0,Miami TV MÃ©xicoƏƏƏ#EXTGRP:Взрослые 2ƏƏƏhttps://59ec5453559f0.streamlock.net/mexicotv/smil:miamitvmexicoROKU/chunklist_w1924674763_b1896000.m3u8" calcext:value-type="string">
            <text:p>#EXTINF:0,Miami TV MÃ©xicoƏƏƏ#EXTGRP:Взрослые 2ƏƏƏhttps://59ec5453559f0.streamlock.net/mexicotv/smil:miamitvmexicoROKU/chunklist_w1924674763_b1896000.m3u8</text:p>
          </table:table-cell>
        </table:table-row>
        <table:table-row table:style-name="ro1">
          <table:table-cell office:value-type="string" calcext:value-type="string">
            <text:p>#EXTINF:0,Miami TV MÃ©xico [Not 24/7]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59ec5453559f0.streamlock.net/mexicotv/smil:miamitvmexicoROKU/playlist.m3u8</text:p>
          </table:table-cell>
          <table:table-cell table:formula="of:=CONCATENATE([.A263];&quot;ƏƏƏ&quot;;[.B263];&quot;ƏƏƏ&quot;;[.C263])" office:value-type="string" office:string-value="#EXTINF:0,Miami TV MÃ©xico [Not 24/7]ƏƏƏ#EXTGRP:Взрослые 2ƏƏƏhttps://59ec5453559f0.streamlock.net/mexicotv/smil:miamitvmexicoROKU/playlist.m3u8" calcext:value-type="string">
            <text:p>#EXTINF:0,Miami TV MÃ©xico [Not 24/7]ƏƏƏ#EXTGRP:Взрослые 2ƏƏƏhttps://59ec5453559f0.streamlock.net/mexicotv/smil:miamitvmexicoROKU/playlist.m3u8</text:p>
          </table:table-cell>
        </table:table-row>
        <table:table-row table:style-name="ro1">
          <table:table-cell office:value-type="string" calcext:value-type="string">
            <text:p>#EXTINF:0,Miami TV Promo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59ec5453559f0.streamlock.net/mexicotv/smil:miamitvmexicoROKU/playlist.m3u8</text:p>
          </table:table-cell>
          <table:table-cell table:formula="of:=CONCATENATE([.A264];&quot;ƏƏƏ&quot;;[.B264];&quot;ƏƏƏ&quot;;[.C264])" office:value-type="string" office:string-value="#EXTINF:0,Miami TV PromoƏƏƏ#EXTGRP:Взрослые 2ƏƏƏhttp://59ec5453559f0.streamlock.net/mexicotv/smil:miamitvmexicoROKU/playlist.m3u8" calcext:value-type="string">
            <text:p>#EXTINF:0,Miami TV PromoƏƏƏ#EXTGRP:Взрослые 2ƏƏƏhttp://59ec5453559f0.streamlock.net/mexicotv/smil:miamitvmexicoROKU/playlist.m3u8</text:p>
          </table:table-cell>
        </table:table-row>
        <table:table-row table:style-name="ro1">
          <table:table-cell office:value-type="string" calcext:value-type="string">
            <text:p>#EXTINF:0,Miami TV Promo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59ec5453559f0.streamlock.net:1935/mexicotv/smil:miamitvmexico/chunklist_b1896000.m3u8</text:p>
          </table:table-cell>
          <table:table-cell table:formula="of:=CONCATENATE([.A265];&quot;ƏƏƏ&quot;;[.B265];&quot;ƏƏƏ&quot;;[.C265])" office:value-type="string" office:string-value="#EXTINF:0,Miami TV PromoƏƏƏ#EXTGRP:Взрослые 2ƏƏƏhttp://59ec5453559f0.streamlock.net:1935/mexicotv/smil:miamitvmexico/chunklist_b1896000.m3u8" calcext:value-type="string">
            <text:p>#EXTINF:0,Miami TV PromoƏƏƏ#EXTGRP:Взрослые 2ƏƏƏhttp://59ec5453559f0.streamlock.net:1935/mexicotv/smil:miamitvmexico/chunklist_b1896000.m3u8</text:p>
          </table:table-cell>
        </table:table-row>
        <table:table-row table:style-name="ro1">
          <table:table-cell office:value-type="string" calcext:value-type="string">
            <text:p>#EXTINF:0,Mila Spook da uma metida bem gostosa!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1216.vod.adultiptv.net/ph59f531e4f1d07/play.m3u8</text:p>
          </table:table-cell>
          <table:table-cell table:formula="of:=CONCATENATE([.A266];&quot;ƏƏƏ&quot;;[.B266];&quot;ƏƏƏ&quot;;[.C266])" office:value-type="string" office:string-value="#EXTINF:0,Mila Spook da uma metida bem gostosa!ƏƏƏ#EXTGRP:Взрослые 2ƏƏƏhttp://11216.vod.adultiptv.net/ph59f531e4f1d07/play.m3u8" calcext:value-type="string">
            <text:p>#EXTINF:0,Mila Spook da uma metida bem gostosa!ƏƏƏ#EXTGRP:Взрослые 2ƏƏƏhttp://11216.vod.adultiptv.net/ph59f531e4f1d07/play.m3u8</text:p>
          </table:table-cell>
        </table:table-row>
        <table:table-row table:style-name="ro1">
          <table:table-cell office:value-type="string" calcext:value-type="string">
            <text:p>#EXTINF:0,Milf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bbb4f0f3223a8ca2c0cf8f57096c1b24.m3u8</text:p>
          </table:table-cell>
          <table:table-cell table:formula="of:=CONCATENATE([.A267];&quot;ƏƏƏ&quot;;[.B267];&quot;ƏƏƏ&quot;;[.C267])" office:value-type="string" office:string-value="#EXTINF:0,MilfƏƏƏ#EXTGRP:Взрослые 2ƏƏƏhttps://ch.iptvmate.net/bbb4f0f3223a8ca2c0cf8f57096c1b24.m3u8" calcext:value-type="string">
            <text:p>#EXTINF:0,MilfƏƏƏ#EXTGRP:Взрослые 2ƏƏƏhttps://ch.iptvmate.net/bbb4f0f3223a8ca2c0cf8f57096c1b24.m3u8</text:p>
          </table:table-cell>
        </table:table-row>
        <table:table-row table:style-name="ro1">
          <table:table-cell office:value-type="string" calcext:value-type="string">
            <text:p>#EXTINF:0,Milf Beauty Banged By Her S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465.vod.adultiptv.net/ph569e9ed891ae1/play.m3u8</text:p>
          </table:table-cell>
          <table:table-cell table:formula="of:=CONCATENATE([.A268];&quot;ƏƏƏ&quot;;[.B268];&quot;ƏƏƏ&quot;;[.C268])" office:value-type="string" office:string-value="#EXTINF:0,Milf Beauty Banged By Her SonƏƏƏ#EXTGRP:Взрослые 2ƏƏƏhttp://1465.vod.adultiptv.net/ph569e9ed891ae1/play.m3u8" calcext:value-type="string">
            <text:p>#EXTINF:0,Milf Beauty Banged By Her SonƏƏƏ#EXTGRP:Взрослые 2ƏƏƏhttp://1465.vod.adultiptv.net/ph569e9ed891ae1/play.m3u8</text:p>
          </table:table-cell>
        </table:table-row>
        <table:table-row table:style-name="ro1">
          <table:table-cell office:value-type="string" calcext:value-type="string">
            <text:p>#EXTINF:0,Milf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milf.m3u8</text:p>
          </table:table-cell>
          <table:table-cell table:formula="of:=CONCATENATE([.A269];&quot;ƏƏƏ&quot;;[.B269];&quot;ƏƏƏ&quot;;[.C269])" office:value-type="string" office:string-value="#EXTINF:0,Milf HDƏƏƏ#EXTGRP:Взрослые 2ƏƏƏhttp://live.redtraffic.xyz/milf.m3u8" calcext:value-type="string">
            <text:p>#EXTINF:0,Milf HDƏƏƏ#EXTGRP:Взрослые 2ƏƏƏhttp://live.redtraffic.xyz/milf.m3u8</text:p>
          </table:table-cell>
        </table:table-row>
        <table:table-row table:style-name="ro1">
          <table:table-cell office:value-type="string" calcext:value-type="string">
            <text:p>#EXTINF:0,Mofos - Mother helps Babysitter with her video project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0238.vod.adultiptv.net/ph56267da517c86/play.m3u8</text:p>
          </table:table-cell>
          <table:table-cell table:formula="of:=CONCATENATE([.A270];&quot;ƏƏƏ&quot;;[.B270];&quot;ƏƏƏ&quot;;[.C270])" office:value-type="string" office:string-value="#EXTINF:0,Mofos - Mother helps Babysitter with her video projectƏƏƏ#EXTGRP:Взрослые 2ƏƏƏhttp://10238.vod.adultiptv.net/ph56267da517c86/play.m3u8" calcext:value-type="string">
            <text:p>#EXTINF:0,Mofos - Mother helps Babysitter with her video projectƏƏƏ#EXTGRP:Взрослые 2ƏƏƏhttp://10238.vod.adultiptv.net/ph56267da517c86/play.m3u8</text:p>
          </table:table-cell>
        </table:table-row>
        <table:table-row table:style-name="ro1">
          <table:table-cell office:value-type="string" calcext:value-type="string">
            <text:p>#EXTINF:0,Mom Embarrasses &amp;amp; Fucks Her Pervert Step-S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3216.vod.adultiptv.net/ph59b5c9dded69b/play.m3u8</text:p>
          </table:table-cell>
          <table:table-cell table:formula="of:=CONCATENATE([.A271];&quot;ƏƏƏ&quot;;[.B271];&quot;ƏƏƏ&quot;;[.C271])" office:value-type="string" office:string-value="#EXTINF:0,Mom Embarrasses &amp;amp; Fucks Her Pervert Step-SonƏƏƏ#EXTGRP:Взрослые 2ƏƏƏhttp://13216.vod.adultiptv.net/ph59b5c9dded69b/play.m3u8" calcext:value-type="string">
            <text:p>#EXTINF:0,Mom Embarrasses &amp;amp; Fucks Her Pervert Step-SonƏƏƏ#EXTGRP:Взрослые 2ƏƏƏhttp://13216.vod.adultiptv.net/ph59b5c9dded69b/play.m3u8</text:p>
          </table:table-cell>
        </table:table-row>
        <table:table-row table:style-name="ro1">
          <table:table-cell office:value-type="string" calcext:value-type="string">
            <text:p>#EXTINF:0,MomsTeachSex - Fucking My Big Tit Step Mom &amp;amp; Si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218158.vod.redtraffic.xyz/ph581a053106ce5/play.m3u8</text:p>
          </table:table-cell>
          <table:table-cell table:formula="of:=CONCATENATE([.A272];&quot;ƏƏƏ&quot;;[.B272];&quot;ƏƏƏ&quot;;[.C272])" office:value-type="string" office:string-value="#EXTINF:0,MomsTeachSex - Fucking My Big Tit Step Mom &amp;amp; SisƏƏƏ#EXTGRP:Взрослые 2ƏƏƏhttp://218158.vod.redtraffic.xyz/ph581a053106ce5/play.m3u8" calcext:value-type="string">
            <text:p>#EXTINF:0,MomsTeachSex - Fucking My Big Tit Step Mom &amp;amp; SisƏƏƏ#EXTGRP:Взрослые 2ƏƏƏhttp://218158.vod.redtraffic.xyz/ph581a053106ce5/play.m3u8</text:p>
          </table:table-cell>
        </table:table-row>
        <table:table-row table:style-name="ro1">
          <table:table-cell office:value-type="string" calcext:value-type="string">
            <text:p>#EXTINF:0,My boyfriend fucks my lustful step sister Nina Sky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60106.vod.adultiptv.net/ph5bfe9f0c33b97/play.m3u8</text:p>
          </table:table-cell>
          <table:table-cell table:formula="of:=CONCATENATE([.A273];&quot;ƏƏƏ&quot;;[.B273];&quot;ƏƏƏ&quot;;[.C273])" office:value-type="string" office:string-value="#EXTINF:0,My boyfriend fucks my lustful step sister Nina SkyeƏƏƏ#EXTGRP:Взрослые 2ƏƏƏhttp://60106.vod.adultiptv.net/ph5bfe9f0c33b97/play.m3u8" calcext:value-type="string">
            <text:p>#EXTINF:0,My boyfriend fucks my lustful step sister Nina SkyeƏƏƏ#EXTGRP:Взрослые 2ƏƏƏhttp://60106.vod.adultiptv.net/ph5bfe9f0c33b97/play.m3u8</text:p>
          </table:table-cell>
        </table:table-row>
        <table:table-row table:style-name="ro1">
          <table:table-cell office:value-type="string" calcext:value-type="string">
            <text:p>#EXTINF:0,MyCamTV Anal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anal.m3u8</text:p>
          </table:table-cell>
          <table:table-cell table:formula="of:=CONCATENATE([.A274];&quot;ƏƏƏ&quot;;[.B274];&quot;ƏƏƏ&quot;;[.C274])" office:value-type="string" office:string-value="#EXTINF:0,MyCamTV AnalƏƏƏ#EXTGRP:Взрослые 2ƏƏƏhttp://live.mycamtv.com/anal.m3u8" calcext:value-type="string">
            <text:p>#EXTINF:0,MyCamTV AnalƏƏƏ#EXTGRP:Взрослые 2ƏƏƏhttp://live.mycamtv.com/anal.m3u8</text:p>
          </table:table-cell>
        </table:table-row>
        <table:table-row table:style-name="ro1">
          <table:table-cell office:value-type="string" calcext:value-type="string">
            <text:p>#EXTINF:0,MyCamTV Arab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arab.m3u8</text:p>
          </table:table-cell>
          <table:table-cell table:formula="of:=CONCATENATE([.A275];&quot;ƏƏƏ&quot;;[.B275];&quot;ƏƏƏ&quot;;[.C275])" office:value-type="string" office:string-value="#EXTINF:0,MyCamTV Arab GirlsƏƏƏ#EXTGRP:Взрослые 2ƏƏƏhttp://live.mycamtv.com/arab.m3u8" calcext:value-type="string">
            <text:p>#EXTINF:0,MyCamTV Arab GirlsƏƏƏ#EXTGRP:Взрослые 2ƏƏƏhttp://live.mycamtv.com/arab.m3u8</text:p>
          </table:table-cell>
        </table:table-row>
        <table:table-row table:style-name="ro1">
          <table:table-cell office:value-type="string" calcext:value-type="string">
            <text:p>#EXTINF:0,MyCamTV Asian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asian.m3u8</text:p>
          </table:table-cell>
          <table:table-cell table:formula="of:=CONCATENATE([.A276];&quot;ƏƏƏ&quot;;[.B276];&quot;ƏƏƏ&quot;;[.C276])" office:value-type="string" office:string-value="#EXTINF:0,MyCamTV Asian GirlsƏƏƏ#EXTGRP:Взрослые 2ƏƏƏhttp://live.mycamtv.com/asian.m3u8" calcext:value-type="string">
            <text:p>#EXTINF:0,MyCamTV Asian GirlsƏƏƏ#EXTGRP:Взрослые 2ƏƏƏhttp://live.mycamtv.com/asian.m3u8</text:p>
          </table:table-cell>
        </table:table-row>
        <table:table-row table:style-name="ro1">
          <table:table-cell office:value-type="string" calcext:value-type="string">
            <text:p>#EXTINF:0,MyCamTV Big Ass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bigass.m3u8</text:p>
          </table:table-cell>
          <table:table-cell table:formula="of:=CONCATENATE([.A277];&quot;ƏƏƏ&quot;;[.B277];&quot;ƏƏƏ&quot;;[.C277])" office:value-type="string" office:string-value="#EXTINF:0,MyCamTV Big Ass GirlsƏƏƏ#EXTGRP:Взрослые 2ƏƏƏhttp://live.mycamtv.com/bigass.m3u8" calcext:value-type="string">
            <text:p>#EXTINF:0,MyCamTV Big Ass GirlsƏƏƏ#EXTGRP:Взрослые 2ƏƏƏhttp://live.mycamtv.com/bigass.m3u8</text:p>
          </table:table-cell>
        </table:table-row>
        <table:table-row table:style-name="ro1">
          <table:table-cell office:value-type="string" calcext:value-type="string">
            <text:p>#EXTINF:0,MyCamTV Big Tits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bigtits.m3u8</text:p>
          </table:table-cell>
          <table:table-cell table:formula="of:=CONCATENATE([.A278];&quot;ƏƏƏ&quot;;[.B278];&quot;ƏƏƏ&quot;;[.C278])" office:value-type="string" office:string-value="#EXTINF:0,MyCamTV Big Tits GirlsƏƏƏ#EXTGRP:Взрослые 2ƏƏƏhttp://live.mycamtv.com/bigtits.m3u8" calcext:value-type="string">
            <text:p>#EXTINF:0,MyCamTV Big Tits GirlsƏƏƏ#EXTGRP:Взрослые 2ƏƏƏhttp://live.mycamtv.com/bigtits.m3u8</text:p>
          </table:table-cell>
        </table:table-row>
        <table:table-row table:style-name="ro1">
          <table:table-cell office:value-type="string" calcext:value-type="string">
            <text:p>#EXTINF:0,MyCamTV Blonde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blonde.m3u8</text:p>
          </table:table-cell>
          <table:table-cell table:formula="of:=CONCATENATE([.A279];&quot;ƏƏƏ&quot;;[.B279];&quot;ƏƏƏ&quot;;[.C279])" office:value-type="string" office:string-value="#EXTINF:0,MyCamTV Blonde GirlsƏƏƏ#EXTGRP:Взрослые 2ƏƏƏhttp://live.mycamtv.com/blonde.m3u8" calcext:value-type="string">
            <text:p>#EXTINF:0,MyCamTV Blonde GirlsƏƏƏ#EXTGRP:Взрослые 2ƏƏƏhttp://live.mycamtv.com/blonde.m3u8</text:p>
          </table:table-cell>
        </table:table-row>
        <table:table-row table:style-name="ro1">
          <table:table-cell office:value-type="string" calcext:value-type="string">
            <text:p>#EXTINF:0,MyCamTV Blowjob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blowjob.m3u8</text:p>
          </table:table-cell>
          <table:table-cell table:formula="of:=CONCATENATE([.A280];&quot;ƏƏƏ&quot;;[.B280];&quot;ƏƏƏ&quot;;[.C280])" office:value-type="string" office:string-value="#EXTINF:0,MyCamTV BlowjobƏƏƏ#EXTGRP:Взрослые 2ƏƏƏhttp://live.mycamtv.com/blowjob.m3u8" calcext:value-type="string">
            <text:p>#EXTINF:0,MyCamTV BlowjobƏƏƏ#EXTGRP:Взрослые 2ƏƏƏhttp://live.mycamtv.com/blowjob.m3u8</text:p>
          </table:table-cell>
        </table:table-row>
        <table:table-row table:style-name="ro1">
          <table:table-cell office:value-type="string" calcext:value-type="string">
            <text:p>#EXTINF:0,MyCamTV Brunette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brunette.m3u8</text:p>
          </table:table-cell>
          <table:table-cell table:formula="of:=CONCATENATE([.A281];&quot;ƏƏƏ&quot;;[.B281];&quot;ƏƏƏ&quot;;[.C281])" office:value-type="string" office:string-value="#EXTINF:0,MyCamTV Brunette GirlsƏƏƏ#EXTGRP:Взрослые 2ƏƏƏhttp://live.mycamtv.com/brunette.m3u8" calcext:value-type="string">
            <text:p>#EXTINF:0,MyCamTV Brunette GirlsƏƏƏ#EXTGRP:Взрослые 2ƏƏƏhttp://live.mycamtv.com/brunette.m3u8</text:p>
          </table:table-cell>
        </table:table-row>
        <table:table-row table:style-name="ro1">
          <table:table-cell office:value-type="string" calcext:value-type="string">
            <text:p>#EXTINF:0,MyCamTV Ebony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ebony.m3u8</text:p>
          </table:table-cell>
          <table:table-cell table:formula="of:=CONCATENATE([.A282];&quot;ƏƏƏ&quot;;[.B282];&quot;ƏƏƏ&quot;;[.C282])" office:value-type="string" office:string-value="#EXTINF:0,MyCamTV Ebony GirlsƏƏƏ#EXTGRP:Взрослые 2ƏƏƏhttp://live.mycamtv.com/ebony.m3u8" calcext:value-type="string">
            <text:p>#EXTINF:0,MyCamTV Ebony GirlsƏƏƏ#EXTGRP:Взрослые 2ƏƏƏhttp://live.mycamtv.com/ebony.m3u8</text:p>
          </table:table-cell>
        </table:table-row>
        <table:table-row table:style-name="ro1">
          <table:table-cell office:value-type="string" calcext:value-type="string">
            <text:p>#EXTINF:0,MyCamTV Girls Squirt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squirt.m3u8</text:p>
          </table:table-cell>
          <table:table-cell table:formula="of:=CONCATENATE([.A283];&quot;ƏƏƏ&quot;;[.B283];&quot;ƏƏƏ&quot;;[.C283])" office:value-type="string" office:string-value="#EXTINF:0,MyCamTV Girls SquirtƏƏƏ#EXTGRP:Взрослые 2ƏƏƏhttp://live.mycamtv.com/squirt.m3u8" calcext:value-type="string">
            <text:p>#EXTINF:0,MyCamTV Girls SquirtƏƏƏ#EXTGRP:Взрослые 2ƏƏƏhttp://live.mycamtv.com/squirt.m3u8</text:p>
          </table:table-cell>
        </table:table-row>
        <table:table-row table:style-name="ro1">
          <table:table-cell office:value-type="string" calcext:value-type="string">
            <text:p>#EXTINF:0,MyCamTV Latina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latina.m3u8</text:p>
          </table:table-cell>
          <table:table-cell table:formula="of:=CONCATENATE([.A284];&quot;ƏƏƏ&quot;;[.B284];&quot;ƏƏƏ&quot;;[.C284])" office:value-type="string" office:string-value="#EXTINF:0,MyCamTV Latina GirlsƏƏƏ#EXTGRP:Взрослые 2ƏƏƏhttp://live.mycamtv.com/latina.m3u8" calcext:value-type="string">
            <text:p>#EXTINF:0,MyCamTV Latina GirlsƏƏƏ#EXTGRP:Взрослые 2ƏƏƏhttp://live.mycamtv.com/latina.m3u8</text:p>
          </table:table-cell>
        </table:table-row>
        <table:table-row table:style-name="ro1">
          <table:table-cell office:value-type="string" calcext:value-type="string">
            <text:p>#EXTINF:0,MyCamTV Medium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medium.m3u8</text:p>
          </table:table-cell>
          <table:table-cell table:formula="of:=CONCATENATE([.A285];&quot;ƏƏƏ&quot;;[.B285];&quot;ƏƏƏ&quot;;[.C285])" office:value-type="string" office:string-value="#EXTINF:0,MyCamTV Medium GirlsƏƏƏ#EXTGRP:Взрослые 2ƏƏƏhttp://live.mycamtv.com/medium.m3u8" calcext:value-type="string">
            <text:p>#EXTINF:0,MyCamTV Medium GirlsƏƏƏ#EXTGRP:Взрослые 2ƏƏƏhttp://live.mycamtv.com/medium.m3u8</text:p>
          </table:table-cell>
        </table:table-row>
        <table:table-row table:style-name="ro1">
          <table:table-cell office:value-type="string" calcext:value-type="string">
            <text:p>#EXTINF:0,MyCamTV MILF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milf.m3u8</text:p>
          </table:table-cell>
          <table:table-cell table:formula="of:=CONCATENATE([.A286];&quot;ƏƏƏ&quot;;[.B286];&quot;ƏƏƏ&quot;;[.C286])" office:value-type="string" office:string-value="#EXTINF:0,MyCamTV MILFƏƏƏ#EXTGRP:Взрослые 2ƏƏƏhttp://live.mycamtv.com/milf.m3u8" calcext:value-type="string">
            <text:p>#EXTINF:0,MyCamTV MILFƏƏƏ#EXTGRP:Взрослые 2ƏƏƏhttp://live.mycamtv.com/milf.m3u8</text:p>
          </table:table-cell>
        </table:table-row>
        <table:table-row table:style-name="ro1">
          <table:table-cell office:value-type="string" calcext:value-type="string">
            <text:p>#EXTINF:0,MyCamTV Skinny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skinny.m3u8</text:p>
          </table:table-cell>
          <table:table-cell table:formula="of:=CONCATENATE([.A287];&quot;ƏƏƏ&quot;;[.B287];&quot;ƏƏƏ&quot;;[.C287])" office:value-type="string" office:string-value="#EXTINF:0,MyCamTV Skinny GirlsƏƏƏ#EXTGRP:Взрослые 2ƏƏƏhttp://live.mycamtv.com/skinny.m3u8" calcext:value-type="string">
            <text:p>#EXTINF:0,MyCamTV Skinny GirlsƏƏƏ#EXTGRP:Взрослые 2ƏƏƏhttp://live.mycamtv.com/skinny.m3u8</text:p>
          </table:table-cell>
        </table:table-row>
        <table:table-row table:style-name="ro1">
          <table:table-cell office:value-type="string" calcext:value-type="string">
            <text:p>#EXTINF:0,MyCamTV Teen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teen.m3u8</text:p>
          </table:table-cell>
          <table:table-cell table:formula="of:=CONCATENATE([.A288];&quot;ƏƏƏ&quot;;[.B288];&quot;ƏƏƏ&quot;;[.C288])" office:value-type="string" office:string-value="#EXTINF:0,MyCamTV Teen GirlsƏƏƏ#EXTGRP:Взрослые 2ƏƏƏhttp://live.mycamtv.com/teen.m3u8" calcext:value-type="string">
            <text:p>#EXTINF:0,MyCamTV Teen GirlsƏƏƏ#EXTGRP:Взрослые 2ƏƏƏhttp://live.mycamtv.com/teen.m3u8</text:p>
          </table:table-cell>
        </table:table-row>
        <table:table-row table:style-name="ro1">
          <table:table-cell office:value-type="string" calcext:value-type="string">
            <text:p>#EXTINF:0,MyCamTV White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white.m3u8</text:p>
          </table:table-cell>
          <table:table-cell table:formula="of:=CONCATENATE([.A289];&quot;ƏƏƏ&quot;;[.B289];&quot;ƏƏƏ&quot;;[.C289])" office:value-type="string" office:string-value="#EXTINF:0,MyCamTV White GirlsƏƏƏ#EXTGRP:Взрослые 2ƏƏƏhttp://live.mycamtv.com/white.m3u8" calcext:value-type="string">
            <text:p>#EXTINF:0,MyCamTV White GirlsƏƏƏ#EXTGRP:Взрослые 2ƏƏƏhttp://live.mycamtv.com/white.m3u8</text:p>
          </table:table-cell>
        </table:table-row>
        <table:table-row table:style-name="ro1">
          <table:table-cell office:value-type="string" calcext:value-type="string">
            <text:p>#EXTINF:0,MyCamTV Young Girl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mycamtv.com/young.m3u8</text:p>
          </table:table-cell>
          <table:table-cell table:formula="of:=CONCATENATE([.A290];&quot;ƏƏƏ&quot;;[.B290];&quot;ƏƏƏ&quot;;[.C290])" office:value-type="string" office:string-value="#EXTINF:0,MyCamTV Young GirlsƏƏƏ#EXTGRP:Взрослые 2ƏƏƏhttp://live.mycamtv.com/young.m3u8" calcext:value-type="string">
            <text:p>#EXTINF:0,MyCamTV Young GirlsƏƏƏ#EXTGRP:Взрослые 2ƏƏƏhttp://live.mycamtv.com/young.m3u8</text:p>
          </table:table-cell>
        </table:table-row>
        <table:table-row table:style-name="ro1">
          <table:table-cell office:value-type="string" calcext:value-type="string">
            <text:p>#EXTINF:0,Nicole Anist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1216.vod.redtraffic.xyz/ph5975a6f554fa1/play.m3u8</text:p>
          </table:table-cell>
          <table:table-cell table:formula="of:=CONCATENATE([.A291];&quot;ƏƏƏ&quot;;[.B291];&quot;ƏƏƏ&quot;;[.C291])" office:value-type="string" office:string-value="#EXTINF:0,Nicole AnistonƏƏƏ#EXTGRP:Взрослые 2ƏƏƏhttp://11216.vod.redtraffic.xyz/ph5975a6f554fa1/play.m3u8" calcext:value-type="string">
            <text:p>#EXTINF:0,Nicole AnistonƏƏƏ#EXTGRP:Взрослые 2ƏƏƏhttp://11216.vod.redtraffic.xyz/ph5975a6f554fa1/play.m3u8</text:p>
          </table:table-cell>
        </table:table-row>
        <table:table-row table:style-name="ro1">
          <table:table-cell office:value-type="string" calcext:value-type="string">
            <text:p>#EXTINF:0,OVERWATCH ONLY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465.vod.adultiptv.net/ph5b0c2b31b20a2/play.m3u8</text:p>
          </table:table-cell>
          <table:table-cell table:formula="of:=CONCATENATE([.A292];&quot;ƏƏƏ&quot;;[.B292];&quot;ƏƏƏ&quot;;[.C292])" office:value-type="string" office:string-value="#EXTINF:0,OVERWATCH ONLYƏƏƏ#EXTGRP:Взрослые 2ƏƏƏhttp://1465.vod.adultiptv.net/ph5b0c2b31b20a2/play.m3u8" calcext:value-type="string">
            <text:p>#EXTINF:0,OVERWATCH ONLYƏƏƏ#EXTGRP:Взрослые 2ƏƏƏhttp://1465.vod.adultiptv.net/ph5b0c2b31b20a2/play.m3u8</text:p>
          </table:table-cell>
        </table:table-row>
        <table:table-row table:style-name="ro1">
          <table:table-cell office:value-type="string" calcext:value-type="string">
            <text:p>#EXTINF:0,OZY1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2/SncyGAtE/index.m3u8</text:p>
          </table:table-cell>
          <table:table-cell table:formula="of:=CONCATENATE([.A293];&quot;ƏƏƏ&quot;;[.B293];&quot;ƏƏƏ&quot;;[.C293])" office:value-type="string" office:string-value="#EXTINF:0,OZY1ƏƏƏ#EXTGRP:Взрослые 2ƏƏƏhttps://lajiao-bo.com/20190502/SncyGAtE/index.m3u8" calcext:value-type="string">
            <text:p>#EXTINF:0,OZY1ƏƏƏ#EXTGRP:Взрослые 2ƏƏƏhttps://lajiao-bo.com/20190502/SncyGAtE/index.m3u8</text:p>
          </table:table-cell>
        </table:table-row>
        <table:table-row table:style-name="ro1">
          <table:table-cell office:value-type="string" calcext:value-type="string">
            <text:p>#EXTINF:0,OZY10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X0DRzA0O/index.m3u8</text:p>
          </table:table-cell>
          <table:table-cell table:formula="of:=CONCATENATE([.A294];&quot;ƏƏƏ&quot;;[.B294];&quot;ƏƏƏ&quot;;[.C294])" office:value-type="string" office:string-value="#EXTINF:0,OZY10ƏƏƏ#EXTGRP:Взрослые 2ƏƏƏhttps://lajiao-bo.com/20190501/X0DRzA0O/index.m3u8" calcext:value-type="string">
            <text:p>#EXTINF:0,OZY10ƏƏƏ#EXTGRP:Взрослые 2ƏƏƏhttps://lajiao-bo.com/20190501/X0DRzA0O/index.m3u8</text:p>
          </table:table-cell>
        </table:table-row>
        <table:table-row table:style-name="ro1">
          <table:table-cell office:value-type="string" calcext:value-type="string">
            <text:p>#EXTINF:0,OZY11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ghWeIK6W/index.m3u8</text:p>
          </table:table-cell>
          <table:table-cell table:formula="of:=CONCATENATE([.A295];&quot;ƏƏƏ&quot;;[.B295];&quot;ƏƏƏ&quot;;[.C295])" office:value-type="string" office:string-value="#EXTINF:0,OZY11ƏƏƏ#EXTGRP:Взрослые 2ƏƏƏhttps://lajiao-bo.com/20190501/ghWeIK6W/index.m3u8" calcext:value-type="string">
            <text:p>#EXTINF:0,OZY11ƏƏƏ#EXTGRP:Взрослые 2ƏƏƏhttps://lajiao-bo.com/20190501/ghWeIK6W/index.m3u8</text:p>
          </table:table-cell>
        </table:table-row>
        <table:table-row table:style-name="ro1">
          <table:table-cell office:value-type="string" calcext:value-type="string">
            <text:p>#EXTINF:0,OZY12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5DVgnqcv/index.m3u8</text:p>
          </table:table-cell>
          <table:table-cell table:formula="of:=CONCATENATE([.A296];&quot;ƏƏƏ&quot;;[.B296];&quot;ƏƏƏ&quot;;[.C296])" office:value-type="string" office:string-value="#EXTINF:0,OZY12ƏƏƏ#EXTGRP:Взрослые 2ƏƏƏhttps://lajiao-bo.com/20190501/5DVgnqcv/index.m3u8" calcext:value-type="string">
            <text:p>#EXTINF:0,OZY12ƏƏƏ#EXTGRP:Взрослые 2ƏƏƏhttps://lajiao-bo.com/20190501/5DVgnqcv/index.m3u8</text:p>
          </table:table-cell>
        </table:table-row>
        <table:table-row table:style-name="ro1">
          <table:table-cell office:value-type="string" calcext:value-type="string">
            <text:p>#EXTINF:0,OZY13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nFzHwaZf/index.m3u8</text:p>
          </table:table-cell>
          <table:table-cell table:formula="of:=CONCATENATE([.A297];&quot;ƏƏƏ&quot;;[.B297];&quot;ƏƏƏ&quot;;[.C297])" office:value-type="string" office:string-value="#EXTINF:0,OZY13ƏƏƏ#EXTGRP:Взрослые 2ƏƏƏhttps://lajiao-bo.com/20190501/nFzHwaZf/index.m3u8" calcext:value-type="string">
            <text:p>#EXTINF:0,OZY13ƏƏƏ#EXTGRP:Взрослые 2ƏƏƏhttps://lajiao-bo.com/20190501/nFzHwaZf/index.m3u8</text:p>
          </table:table-cell>
        </table:table-row>
        <table:table-row table:style-name="ro1">
          <table:table-cell office:value-type="string" calcext:value-type="string">
            <text:p>#EXTINF:0,OZY14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c24dZX3Z/index.m3u8</text:p>
          </table:table-cell>
          <table:table-cell table:formula="of:=CONCATENATE([.A298];&quot;ƏƏƏ&quot;;[.B298];&quot;ƏƏƏ&quot;;[.C298])" office:value-type="string" office:string-value="#EXTINF:0,OZY14ƏƏƏ#EXTGRP:Взрослые 2ƏƏƏhttps://lajiao-bo.com/20190501/c24dZX3Z/index.m3u8" calcext:value-type="string">
            <text:p>#EXTINF:0,OZY14ƏƏƏ#EXTGRP:Взрослые 2ƏƏƏhttps://lajiao-bo.com/20190501/c24dZX3Z/index.m3u8</text:p>
          </table:table-cell>
        </table:table-row>
        <table:table-row table:style-name="ro1">
          <table:table-cell office:value-type="string" calcext:value-type="string">
            <text:p>#EXTINF:0,OZY15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xKnlQZI8/index.m3u8</text:p>
          </table:table-cell>
          <table:table-cell table:formula="of:=CONCATENATE([.A299];&quot;ƏƏƏ&quot;;[.B299];&quot;ƏƏƏ&quot;;[.C299])" office:value-type="string" office:string-value="#EXTINF:0,OZY15ƏƏƏ#EXTGRP:Взрослые 2ƏƏƏhttps://lajiao-bo.com/20190501/xKnlQZI8/index.m3u8" calcext:value-type="string">
            <text:p>#EXTINF:0,OZY15ƏƏƏ#EXTGRP:Взрослые 2ƏƏƏhttps://lajiao-bo.com/20190501/xKnlQZI8/index.m3u8</text:p>
          </table:table-cell>
        </table:table-row>
        <table:table-row table:style-name="ro1">
          <table:table-cell office:value-type="string" calcext:value-type="string">
            <text:p>#EXTINF:0,OZY16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AUSG7lG9/index.m3u8</text:p>
          </table:table-cell>
          <table:table-cell table:formula="of:=CONCATENATE([.A300];&quot;ƏƏƏ&quot;;[.B300];&quot;ƏƏƏ&quot;;[.C300])" office:value-type="string" office:string-value="#EXTINF:0,OZY16ƏƏƏ#EXTGRP:Взрослые 2ƏƏƏhttps://lajiao-bo.com/20190501/AUSG7lG9/index.m3u8" calcext:value-type="string">
            <text:p>#EXTINF:0,OZY16ƏƏƏ#EXTGRP:Взрослые 2ƏƏƏhttps://lajiao-bo.com/20190501/AUSG7lG9/index.m3u8</text:p>
          </table:table-cell>
        </table:table-row>
        <table:table-row table:style-name="ro1">
          <table:table-cell office:value-type="string" calcext:value-type="string">
            <text:p>#EXTINF:0,OZY17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YDIlbjig/index.m3u8</text:p>
          </table:table-cell>
          <table:table-cell table:formula="of:=CONCATENATE([.A301];&quot;ƏƏƏ&quot;;[.B301];&quot;ƏƏƏ&quot;;[.C301])" office:value-type="string" office:string-value="#EXTINF:0,OZY17ƏƏƏ#EXTGRP:Взрослые 2ƏƏƏhttps://lajiao-bo.com/20190501/YDIlbjig/index.m3u8" calcext:value-type="string">
            <text:p>#EXTINF:0,OZY17ƏƏƏ#EXTGRP:Взрослые 2ƏƏƏhttps://lajiao-bo.com/20190501/YDIlbjig/index.m3u8</text:p>
          </table:table-cell>
        </table:table-row>
        <table:table-row table:style-name="ro1">
          <table:table-cell office:value-type="string" calcext:value-type="string">
            <text:p>#EXTINF:0,OZY18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46EsDemO/index.m3u8</text:p>
          </table:table-cell>
          <table:table-cell table:formula="of:=CONCATENATE([.A302];&quot;ƏƏƏ&quot;;[.B302];&quot;ƏƏƏ&quot;;[.C302])" office:value-type="string" office:string-value="#EXTINF:0,OZY18ƏƏƏ#EXTGRP:Взрослые 2ƏƏƏhttps://lajiao-bo.com/20190501/46EsDemO/index.m3u8" calcext:value-type="string">
            <text:p>#EXTINF:0,OZY18ƏƏƏ#EXTGRP:Взрослые 2ƏƏƏhttps://lajiao-bo.com/20190501/46EsDemO/index.m3u8</text:p>
          </table:table-cell>
        </table:table-row>
        <table:table-row table:style-name="ro1">
          <table:table-cell office:value-type="string" calcext:value-type="string">
            <text:p>#EXTINF:0,OZY19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tVoClsyI/index.m3u8</text:p>
          </table:table-cell>
          <table:table-cell table:formula="of:=CONCATENATE([.A303];&quot;ƏƏƏ&quot;;[.B303];&quot;ƏƏƏ&quot;;[.C303])" office:value-type="string" office:string-value="#EXTINF:0,OZY19ƏƏƏ#EXTGRP:Взрослые 2ƏƏƏhttps://lajiao-bo.com/20190501/tVoClsyI/index.m3u8" calcext:value-type="string">
            <text:p>#EXTINF:0,OZY19ƏƏƏ#EXTGRP:Взрослые 2ƏƏƏhttps://lajiao-bo.com/20190501/tVoClsyI/index.m3u8</text:p>
          </table:table-cell>
        </table:table-row>
        <table:table-row table:style-name="ro1">
          <table:table-cell office:value-type="string" calcext:value-type="string">
            <text:p>#EXTINF:0,OZY2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2/WtyioCSI/index.m3u8</text:p>
          </table:table-cell>
          <table:table-cell table:formula="of:=CONCATENATE([.A304];&quot;ƏƏƏ&quot;;[.B304];&quot;ƏƏƏ&quot;;[.C304])" office:value-type="string" office:string-value="#EXTINF:0,OZY2ƏƏƏ#EXTGRP:Взрослые 2ƏƏƏhttps://lajiao-bo.com/20190502/WtyioCSI/index.m3u8" calcext:value-type="string">
            <text:p>#EXTINF:0,OZY2ƏƏƏ#EXTGRP:Взрослые 2ƏƏƏhttps://lajiao-bo.com/20190502/WtyioCSI/index.m3u8</text:p>
          </table:table-cell>
        </table:table-row>
        <table:table-row table:style-name="ro1">
          <table:table-cell office:value-type="string" calcext:value-type="string">
            <text:p>#EXTINF:0,OZY20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Vwf85AVR/index.m3u8</text:p>
          </table:table-cell>
          <table:table-cell table:formula="of:=CONCATENATE([.A305];&quot;ƏƏƏ&quot;;[.B305];&quot;ƏƏƏ&quot;;[.C305])" office:value-type="string" office:string-value="#EXTINF:0,OZY20ƏƏƏ#EXTGRP:Взрослые 2ƏƏƏhttps://lajiao-bo.com/20190501/Vwf85AVR/index.m3u8" calcext:value-type="string">
            <text:p>#EXTINF:0,OZY20ƏƏƏ#EXTGRP:Взрослые 2ƏƏƏhttps://lajiao-bo.com/20190501/Vwf85AVR/index.m3u8</text:p>
          </table:table-cell>
        </table:table-row>
        <table:table-row table:style-name="ro1">
          <table:table-cell office:value-type="string" calcext:value-type="string">
            <text:p>#EXTINF:0,OZY21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YbV3H4kb/index.m3u8</text:p>
          </table:table-cell>
          <table:table-cell table:formula="of:=CONCATENATE([.A306];&quot;ƏƏƏ&quot;;[.B306];&quot;ƏƏƏ&quot;;[.C306])" office:value-type="string" office:string-value="#EXTINF:0,OZY21ƏƏƏ#EXTGRP:Взрослые 2ƏƏƏhttps://lajiao-bo.com/20190501/YbV3H4kb/index.m3u8" calcext:value-type="string">
            <text:p>#EXTINF:0,OZY21ƏƏƏ#EXTGRP:Взрослые 2ƏƏƏhttps://lajiao-bo.com/20190501/YbV3H4kb/index.m3u8</text:p>
          </table:table-cell>
        </table:table-row>
        <table:table-row table:style-name="ro1">
          <table:table-cell office:value-type="string" calcext:value-type="string">
            <text:p>#EXTINF:0,OZY22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7K4NKVqd/index.m3u8</text:p>
          </table:table-cell>
          <table:table-cell table:formula="of:=CONCATENATE([.A307];&quot;ƏƏƏ&quot;;[.B307];&quot;ƏƏƏ&quot;;[.C307])" office:value-type="string" office:string-value="#EXTINF:0,OZY22ƏƏƏ#EXTGRP:Взрослые 2ƏƏƏhttps://lajiao-bo.com/20190501/7K4NKVqd/index.m3u8" calcext:value-type="string">
            <text:p>#EXTINF:0,OZY22ƏƏƏ#EXTGRP:Взрослые 2ƏƏƏhttps://lajiao-bo.com/20190501/7K4NKVqd/index.m3u8</text:p>
          </table:table-cell>
        </table:table-row>
        <table:table-row table:style-name="ro1">
          <table:table-cell office:value-type="string" calcext:value-type="string">
            <text:p>#EXTINF:0,OZY23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2YYxLNp3/index.m3u8</text:p>
          </table:table-cell>
          <table:table-cell table:formula="of:=CONCATENATE([.A308];&quot;ƏƏƏ&quot;;[.B308];&quot;ƏƏƏ&quot;;[.C308])" office:value-type="string" office:string-value="#EXTINF:0,OZY23ƏƏƏ#EXTGRP:Взрослые 2ƏƏƏhttps://lajiao-bo.com/20190501/2YYxLNp3/index.m3u8" calcext:value-type="string">
            <text:p>#EXTINF:0,OZY23ƏƏƏ#EXTGRP:Взрослые 2ƏƏƏhttps://lajiao-bo.com/20190501/2YYxLNp3/index.m3u8</text:p>
          </table:table-cell>
        </table:table-row>
        <table:table-row table:style-name="ro1">
          <table:table-cell office:value-type="string" calcext:value-type="string">
            <text:p>#EXTINF:0,OZY24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nrAU1cNU/index.m3u8</text:p>
          </table:table-cell>
          <table:table-cell table:formula="of:=CONCATENATE([.A309];&quot;ƏƏƏ&quot;;[.B309];&quot;ƏƏƏ&quot;;[.C309])" office:value-type="string" office:string-value="#EXTINF:0,OZY24ƏƏƏ#EXTGRP:Взрослые 2ƏƏƏhttps://lajiao-bo.com/20190501/nrAU1cNU/index.m3u8" calcext:value-type="string">
            <text:p>#EXTINF:0,OZY24ƏƏƏ#EXTGRP:Взрослые 2ƏƏƏhttps://lajiao-bo.com/20190501/nrAU1cNU/index.m3u8</text:p>
          </table:table-cell>
        </table:table-row>
        <table:table-row table:style-name="ro1">
          <table:table-cell office:value-type="string" calcext:value-type="string">
            <text:p>#EXTINF:0,OZY25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yJjF9Lpo/index.m3u8</text:p>
          </table:table-cell>
          <table:table-cell table:formula="of:=CONCATENATE([.A310];&quot;ƏƏƏ&quot;;[.B310];&quot;ƏƏƏ&quot;;[.C310])" office:value-type="string" office:string-value="#EXTINF:0,OZY25ƏƏƏ#EXTGRP:Взрослые 2ƏƏƏhttps://lajiao-bo.com/20190501/yJjF9Lpo/index.m3u8" calcext:value-type="string">
            <text:p>#EXTINF:0,OZY25ƏƏƏ#EXTGRP:Взрослые 2ƏƏƏhttps://lajiao-bo.com/20190501/yJjF9Lpo/index.m3u8</text:p>
          </table:table-cell>
        </table:table-row>
        <table:table-row table:style-name="ro1">
          <table:table-cell office:value-type="string" calcext:value-type="string">
            <text:p>#EXTINF:0,OZY26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geB7qUnB/index.m3u8</text:p>
          </table:table-cell>
          <table:table-cell table:formula="of:=CONCATENATE([.A311];&quot;ƏƏƏ&quot;;[.B311];&quot;ƏƏƏ&quot;;[.C311])" office:value-type="string" office:string-value="#EXTINF:0,OZY26ƏƏƏ#EXTGRP:Взрослые 2ƏƏƏhttps://lajiao-bo.com/20190501/geB7qUnB/index.m3u8" calcext:value-type="string">
            <text:p>#EXTINF:0,OZY26ƏƏƏ#EXTGRP:Взрослые 2ƏƏƏhttps://lajiao-bo.com/20190501/geB7qUnB/index.m3u8</text:p>
          </table:table-cell>
        </table:table-row>
        <table:table-row table:style-name="ro1">
          <table:table-cell office:value-type="string" calcext:value-type="string">
            <text:p>#EXTINF:0,OZY27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nrm0GLmS/index.m3u8</text:p>
          </table:table-cell>
          <table:table-cell table:formula="of:=CONCATENATE([.A312];&quot;ƏƏƏ&quot;;[.B312];&quot;ƏƏƏ&quot;;[.C312])" office:value-type="string" office:string-value="#EXTINF:0,OZY27ƏƏƏ#EXTGRP:Взрослые 2ƏƏƏhttps://lajiao-bo.com/20190501/nrm0GLmS/index.m3u8" calcext:value-type="string">
            <text:p>#EXTINF:0,OZY27ƏƏƏ#EXTGRP:Взрослые 2ƏƏƏhttps://lajiao-bo.com/20190501/nrm0GLmS/index.m3u8</text:p>
          </table:table-cell>
        </table:table-row>
        <table:table-row table:style-name="ro1">
          <table:table-cell office:value-type="string" calcext:value-type="string">
            <text:p>#EXTINF:0,OZY28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IxBHWVNR/index.m3u8</text:p>
          </table:table-cell>
          <table:table-cell table:formula="of:=CONCATENATE([.A313];&quot;ƏƏƏ&quot;;[.B313];&quot;ƏƏƏ&quot;;[.C313])" office:value-type="string" office:string-value="#EXTINF:0,OZY28ƏƏƏ#EXTGRP:Взрослые 2ƏƏƏhttps://lajiao-bo.com/20190501/IxBHWVNR/index.m3u8" calcext:value-type="string">
            <text:p>#EXTINF:0,OZY28ƏƏƏ#EXTGRP:Взрослые 2ƏƏƏhttps://lajiao-bo.com/20190501/IxBHWVNR/index.m3u8</text:p>
          </table:table-cell>
        </table:table-row>
        <table:table-row table:style-name="ro1">
          <table:table-cell office:value-type="string" calcext:value-type="string">
            <text:p>#EXTINF:0,OZY29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gnj9MH1u/index.m3u8</text:p>
          </table:table-cell>
          <table:table-cell table:formula="of:=CONCATENATE([.A314];&quot;ƏƏƏ&quot;;[.B314];&quot;ƏƏƏ&quot;;[.C314])" office:value-type="string" office:string-value="#EXTINF:0,OZY29ƏƏƏ#EXTGRP:Взрослые 2ƏƏƏhttps://lajiao-bo.com/20190501/gnj9MH1u/index.m3u8" calcext:value-type="string">
            <text:p>#EXTINF:0,OZY29ƏƏƏ#EXTGRP:Взрослые 2ƏƏƏhttps://lajiao-bo.com/20190501/gnj9MH1u/index.m3u8</text:p>
          </table:table-cell>
        </table:table-row>
        <table:table-row table:style-name="ro1">
          <table:table-cell office:value-type="string" calcext:value-type="string">
            <text:p>#EXTINF:0,OZY3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2/e1fl7rns/index.m3u8</text:p>
          </table:table-cell>
          <table:table-cell table:formula="of:=CONCATENATE([.A315];&quot;ƏƏƏ&quot;;[.B315];&quot;ƏƏƏ&quot;;[.C315])" office:value-type="string" office:string-value="#EXTINF:0,OZY3ƏƏƏ#EXTGRP:Взрослые 2ƏƏƏhttps://lajiao-bo.com/20190502/e1fl7rns/index.m3u8" calcext:value-type="string">
            <text:p>#EXTINF:0,OZY3ƏƏƏ#EXTGRP:Взрослые 2ƏƏƏhttps://lajiao-bo.com/20190502/e1fl7rns/index.m3u8</text:p>
          </table:table-cell>
        </table:table-row>
        <table:table-row table:style-name="ro1">
          <table:table-cell office:value-type="string" calcext:value-type="string">
            <text:p>#EXTINF:0,OZY30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f7VvaNBV/index.m3u8</text:p>
          </table:table-cell>
          <table:table-cell table:formula="of:=CONCATENATE([.A316];&quot;ƏƏƏ&quot;;[.B316];&quot;ƏƏƏ&quot;;[.C316])" office:value-type="string" office:string-value="#EXTINF:0,OZY30ƏƏƏ#EXTGRP:Взрослые 2ƏƏƏhttps://lajiao-bo.com/20190501/f7VvaNBV/index.m3u8" calcext:value-type="string">
            <text:p>#EXTINF:0,OZY30ƏƏƏ#EXTGRP:Взрослые 2ƏƏƏhttps://lajiao-bo.com/20190501/f7VvaNBV/index.m3u8</text:p>
          </table:table-cell>
        </table:table-row>
        <table:table-row table:style-name="ro1">
          <table:table-cell office:value-type="string" calcext:value-type="string">
            <text:p>#EXTINF:0,OZY31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UHtuWy8n/index.m3u8</text:p>
          </table:table-cell>
          <table:table-cell table:formula="of:=CONCATENATE([.A317];&quot;ƏƏƏ&quot;;[.B317];&quot;ƏƏƏ&quot;;[.C317])" office:value-type="string" office:string-value="#EXTINF:0,OZY31ƏƏƏ#EXTGRP:Взрослые 2ƏƏƏhttps://lajiao-bo.com/20190501/UHtuWy8n/index.m3u8" calcext:value-type="string">
            <text:p>#EXTINF:0,OZY31ƏƏƏ#EXTGRP:Взрослые 2ƏƏƏhttps://lajiao-bo.com/20190501/UHtuWy8n/index.m3u8</text:p>
          </table:table-cell>
        </table:table-row>
        <table:table-row table:style-name="ro1">
          <table:table-cell office:value-type="string" calcext:value-type="string">
            <text:p>#EXTINF:0,OZY32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QlkNSigl/index.m3u8</text:p>
          </table:table-cell>
          <table:table-cell table:formula="of:=CONCATENATE([.A318];&quot;ƏƏƏ&quot;;[.B318];&quot;ƏƏƏ&quot;;[.C318])" office:value-type="string" office:string-value="#EXTINF:0,OZY32ƏƏƏ#EXTGRP:Взрослые 2ƏƏƏhttps://lajiao-bo.com/20190501/QlkNSigl/index.m3u8" calcext:value-type="string">
            <text:p>#EXTINF:0,OZY32ƏƏƏ#EXTGRP:Взрослые 2ƏƏƏhttps://lajiao-bo.com/20190501/QlkNSigl/index.m3u8</text:p>
          </table:table-cell>
        </table:table-row>
        <table:table-row table:style-name="ro1">
          <table:table-cell office:value-type="string" calcext:value-type="string">
            <text:p>#EXTINF:0,OZY33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pekku69u/index.m3u8</text:p>
          </table:table-cell>
          <table:table-cell table:formula="of:=CONCATENATE([.A319];&quot;ƏƏƏ&quot;;[.B319];&quot;ƏƏƏ&quot;;[.C319])" office:value-type="string" office:string-value="#EXTINF:0,OZY33ƏƏƏ#EXTGRP:Взрослые 2ƏƏƏhttps://lajiao-bo.com/20190501/pekku69u/index.m3u8" calcext:value-type="string">
            <text:p>#EXTINF:0,OZY33ƏƏƏ#EXTGRP:Взрослые 2ƏƏƏhttps://lajiao-bo.com/20190501/pekku69u/index.m3u8</text:p>
          </table:table-cell>
        </table:table-row>
        <table:table-row table:style-name="ro1">
          <table:table-cell office:value-type="string" calcext:value-type="string">
            <text:p>#EXTINF:0,OZY34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TYDbVSYl/index.m3u8</text:p>
          </table:table-cell>
          <table:table-cell table:formula="of:=CONCATENATE([.A320];&quot;ƏƏƏ&quot;;[.B320];&quot;ƏƏƏ&quot;;[.C320])" office:value-type="string" office:string-value="#EXTINF:0,OZY34ƏƏƏ#EXTGRP:Взрослые 2ƏƏƏhttps://lajiao-bo.com/20190501/TYDbVSYl/index.m3u8" calcext:value-type="string">
            <text:p>#EXTINF:0,OZY34ƏƏƏ#EXTGRP:Взрослые 2ƏƏƏhttps://lajiao-bo.com/20190501/TYDbVSYl/index.m3u8</text:p>
          </table:table-cell>
        </table:table-row>
        <table:table-row table:style-name="ro1">
          <table:table-cell office:value-type="string" calcext:value-type="string">
            <text:p>#EXTINF:0,OZY35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SsR8Xv6z/index.m3u8</text:p>
          </table:table-cell>
          <table:table-cell table:formula="of:=CONCATENATE([.A321];&quot;ƏƏƏ&quot;;[.B321];&quot;ƏƏƏ&quot;;[.C321])" office:value-type="string" office:string-value="#EXTINF:0,OZY35ƏƏƏ#EXTGRP:Взрослые 2ƏƏƏhttps://lajiao-bo.com/20190501/SsR8Xv6z/index.m3u8" calcext:value-type="string">
            <text:p>#EXTINF:0,OZY35ƏƏƏ#EXTGRP:Взрослые 2ƏƏƏhttps://lajiao-bo.com/20190501/SsR8Xv6z/index.m3u8</text:p>
          </table:table-cell>
        </table:table-row>
        <table:table-row table:style-name="ro1">
          <table:table-cell office:value-type="string" calcext:value-type="string">
            <text:p>#EXTINF:0,OZY36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CO6zf8vJ/index.m3u8</text:p>
          </table:table-cell>
          <table:table-cell table:formula="of:=CONCATENATE([.A322];&quot;ƏƏƏ&quot;;[.B322];&quot;ƏƏƏ&quot;;[.C322])" office:value-type="string" office:string-value="#EXTINF:0,OZY36ƏƏƏ#EXTGRP:Взрослые 2ƏƏƏhttps://lajiao-bo.com/20190501/CO6zf8vJ/index.m3u8" calcext:value-type="string">
            <text:p>#EXTINF:0,OZY36ƏƏƏ#EXTGRP:Взрослые 2ƏƏƏhttps://lajiao-bo.com/20190501/CO6zf8vJ/index.m3u8</text:p>
          </table:table-cell>
        </table:table-row>
        <table:table-row table:style-name="ro1">
          <table:table-cell office:value-type="string" calcext:value-type="string">
            <text:p>#EXTINF:0,OZY37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S4xw5st8/index.m3u8</text:p>
          </table:table-cell>
          <table:table-cell table:formula="of:=CONCATENATE([.A323];&quot;ƏƏƏ&quot;;[.B323];&quot;ƏƏƏ&quot;;[.C323])" office:value-type="string" office:string-value="#EXTINF:0,OZY37ƏƏƏ#EXTGRP:Взрослые 2ƏƏƏhttps://lajiao-bo.com/20190501/S4xw5st8/index.m3u8" calcext:value-type="string">
            <text:p>#EXTINF:0,OZY37ƏƏƏ#EXTGRP:Взрослые 2ƏƏƏhttps://lajiao-bo.com/20190501/S4xw5st8/index.m3u8</text:p>
          </table:table-cell>
        </table:table-row>
        <table:table-row table:style-name="ro1">
          <table:table-cell office:value-type="string" calcext:value-type="string">
            <text:p>#EXTINF:0,OZY38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81q6w2CW/index.m3u8</text:p>
          </table:table-cell>
          <table:table-cell table:formula="of:=CONCATENATE([.A324];&quot;ƏƏƏ&quot;;[.B324];&quot;ƏƏƏ&quot;;[.C324])" office:value-type="string" office:string-value="#EXTINF:0,OZY38ƏƏƏ#EXTGRP:Взрослые 2ƏƏƏhttps://lajiao-bo.com/20190501/81q6w2CW/index.m3u8" calcext:value-type="string">
            <text:p>#EXTINF:0,OZY38ƏƏƏ#EXTGRP:Взрослые 2ƏƏƏhttps://lajiao-bo.com/20190501/81q6w2CW/index.m3u8</text:p>
          </table:table-cell>
        </table:table-row>
        <table:table-row table:style-name="ro1">
          <table:table-cell office:value-type="string" calcext:value-type="string">
            <text:p>#EXTINF:0,OZY39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K8NLMmOr/index.m3u8</text:p>
          </table:table-cell>
          <table:table-cell table:formula="of:=CONCATENATE([.A325];&quot;ƏƏƏ&quot;;[.B325];&quot;ƏƏƏ&quot;;[.C325])" office:value-type="string" office:string-value="#EXTINF:0,OZY39ƏƏƏ#EXTGRP:Взрослые 2ƏƏƏhttps://lajiao-bo.com/20190501/K8NLMmOr/index.m3u8" calcext:value-type="string">
            <text:p>#EXTINF:0,OZY39ƏƏƏ#EXTGRP:Взрослые 2ƏƏƏhttps://lajiao-bo.com/20190501/K8NLMmOr/index.m3u8</text:p>
          </table:table-cell>
        </table:table-row>
        <table:table-row table:style-name="ro1">
          <table:table-cell office:value-type="string" calcext:value-type="string">
            <text:p>#EXTINF:0,OZY4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2/bZtDDapR/index.m3u8</text:p>
          </table:table-cell>
          <table:table-cell table:formula="of:=CONCATENATE([.A326];&quot;ƏƏƏ&quot;;[.B326];&quot;ƏƏƏ&quot;;[.C326])" office:value-type="string" office:string-value="#EXTINF:0,OZY4ƏƏƏ#EXTGRP:Взрослые 2ƏƏƏhttps://lajiao-bo.com/20190502/bZtDDapR/index.m3u8" calcext:value-type="string">
            <text:p>#EXTINF:0,OZY4ƏƏƏ#EXTGRP:Взрослые 2ƏƏƏhttps://lajiao-bo.com/20190502/bZtDDapR/index.m3u8</text:p>
          </table:table-cell>
        </table:table-row>
        <table:table-row table:style-name="ro1">
          <table:table-cell office:value-type="string" calcext:value-type="string">
            <text:p>#EXTINF:0,OZY5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2/2rRR1K32/index.m3u8</text:p>
          </table:table-cell>
          <table:table-cell table:formula="of:=CONCATENATE([.A327];&quot;ƏƏƏ&quot;;[.B327];&quot;ƏƏƏ&quot;;[.C327])" office:value-type="string" office:string-value="#EXTINF:0,OZY5ƏƏƏ#EXTGRP:Взрослые 2ƏƏƏhttps://lajiao-bo.com/20190502/2rRR1K32/index.m3u8" calcext:value-type="string">
            <text:p>#EXTINF:0,OZY5ƏƏƏ#EXTGRP:Взрослые 2ƏƏƏhttps://lajiao-bo.com/20190502/2rRR1K32/index.m3u8</text:p>
          </table:table-cell>
        </table:table-row>
        <table:table-row table:style-name="ro1">
          <table:table-cell office:value-type="string" calcext:value-type="string">
            <text:p>#EXTINF:0,OZY6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2/48Fhxb30/index.m3u8</text:p>
          </table:table-cell>
          <table:table-cell table:formula="of:=CONCATENATE([.A328];&quot;ƏƏƏ&quot;;[.B328];&quot;ƏƏƏ&quot;;[.C328])" office:value-type="string" office:string-value="#EXTINF:0,OZY6ƏƏƏ#EXTGRP:Взрослые 2ƏƏƏhttps://lajiao-bo.com/20190502/48Fhxb30/index.m3u8" calcext:value-type="string">
            <text:p>#EXTINF:0,OZY6ƏƏƏ#EXTGRP:Взрослые 2ƏƏƏhttps://lajiao-bo.com/20190502/48Fhxb30/index.m3u8</text:p>
          </table:table-cell>
        </table:table-row>
        <table:table-row table:style-name="ro1">
          <table:table-cell office:value-type="string" calcext:value-type="string">
            <text:p>#EXTINF:0,OZY7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2/Nqfy6NQM/index.m3u8</text:p>
          </table:table-cell>
          <table:table-cell table:formula="of:=CONCATENATE([.A329];&quot;ƏƏƏ&quot;;[.B329];&quot;ƏƏƏ&quot;;[.C329])" office:value-type="string" office:string-value="#EXTINF:0,OZY7ƏƏƏ#EXTGRP:Взрослые 2ƏƏƏhttps://lajiao-bo.com/20190502/Nqfy6NQM/index.m3u8" calcext:value-type="string">
            <text:p>#EXTINF:0,OZY7ƏƏƏ#EXTGRP:Взрослые 2ƏƏƏhttps://lajiao-bo.com/20190502/Nqfy6NQM/index.m3u8</text:p>
          </table:table-cell>
        </table:table-row>
        <table:table-row table:style-name="ro1">
          <table:table-cell office:value-type="string" calcext:value-type="string">
            <text:p>#EXTINF:0,OZY8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2/vwV7j1ce/index.m3u8</text:p>
          </table:table-cell>
          <table:table-cell table:formula="of:=CONCATENATE([.A330];&quot;ƏƏƏ&quot;;[.B330];&quot;ƏƏƏ&quot;;[.C330])" office:value-type="string" office:string-value="#EXTINF:0,OZY8ƏƏƏ#EXTGRP:Взрослые 2ƏƏƏhttps://lajiao-bo.com/20190502/vwV7j1ce/index.m3u8" calcext:value-type="string">
            <text:p>#EXTINF:0,OZY8ƏƏƏ#EXTGRP:Взрослые 2ƏƏƏhttps://lajiao-bo.com/20190502/vwV7j1ce/index.m3u8</text:p>
          </table:table-cell>
        </table:table-row>
        <table:table-row table:style-name="ro1">
          <table:table-cell office:value-type="string" calcext:value-type="string">
            <text:p>#EXTINF:0,OZY9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lajiao-bo.com/20190501/6mEnraQd/index.m3u8</text:p>
          </table:table-cell>
          <table:table-cell table:formula="of:=CONCATENATE([.A331];&quot;ƏƏƏ&quot;;[.B331];&quot;ƏƏƏ&quot;;[.C331])" office:value-type="string" office:string-value="#EXTINF:0,OZY9ƏƏƏ#EXTGRP:Взрослые 2ƏƏƏhttps://lajiao-bo.com/20190501/6mEnraQd/index.m3u8" calcext:value-type="string">
            <text:p>#EXTINF:0,OZY9ƏƏƏ#EXTGRP:Взрослые 2ƏƏƏhttps://lajiao-bo.com/20190501/6mEnraQd/index.m3u8</text:p>
          </table:table-cell>
        </table:table-row>
        <table:table-row table:style-name="ro1">
          <table:table-cell office:value-type="string" calcext:value-type="string">
            <text:p>#EXTINF:0,Penetration fucking compilati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0238.vod.redtraffic.xyz/ph579b9e5b9eac4/play.m3u8</text:p>
          </table:table-cell>
          <table:table-cell table:formula="of:=CONCATENATE([.A332];&quot;ƏƏƏ&quot;;[.B332];&quot;ƏƏƏ&quot;;[.C332])" office:value-type="string" office:string-value="#EXTINF:0,Penetration fucking compilationƏƏƏ#EXTGRP:Взрослые 2ƏƏƏhttp://10238.vod.redtraffic.xyz/ph579b9e5b9eac4/play.m3u8" calcext:value-type="string">
            <text:p>#EXTINF:0,Penetration fucking compilationƏƏƏ#EXTGRP:Взрослые 2ƏƏƏhttp://10238.vod.redtraffic.xyz/ph579b9e5b9eac4/play.m3u8</text:p>
          </table:table-cell>
        </table:table-row>
        <table:table-row table:style-name="ro1">
          <table:table-cell office:value-type="string" calcext:value-type="string">
            <text:p>#EXTINF:0,Petite Shuna Kagami Bukakke Gangbang Every Guy Gets Turn In Her Hol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0238.vod.adultiptv.net/ph5a12958e1e507/play.m3u8</text:p>
          </table:table-cell>
          <table:table-cell table:formula="of:=CONCATENATE([.A333];&quot;ƏƏƏ&quot;;[.B333];&quot;ƏƏƏ&quot;;[.C333])" office:value-type="string" office:string-value="#EXTINF:0,Petite Shuna Kagami Bukakke Gangbang Every Guy Gets Turn In Her HoleƏƏƏ#EXTGRP:Взрослые 2ƏƏƏhttp://10238.vod.adultiptv.net/ph5a12958e1e507/play.m3u8" calcext:value-type="string">
            <text:p>#EXTINF:0,Petite Shuna Kagami Bukakke Gangbang Every Guy Gets Turn In Her HoleƏƏƏ#EXTGRP:Взрослые 2ƏƏƏhttp://10238.vod.adultiptv.net/ph5a12958e1e507/play.m3u8</text:p>
          </table:table-cell>
        </table:table-row>
        <table:table-row table:style-name="ro1">
          <table:table-cell office:value-type="string" calcext:value-type="string">
            <text:p>#EXTINF:0,Please stop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465.vod.adultiptv.net/ph59f7f7bc85e6e/play.m3u8</text:p>
          </table:table-cell>
          <table:table-cell table:formula="of:=CONCATENATE([.A334];&quot;ƏƏƏ&quot;;[.B334];&quot;ƏƏƏ&quot;;[.C334])" office:value-type="string" office:string-value="#EXTINF:0,Please stopƏƏƏ#EXTGRP:Взрослые 2ƏƏƏhttp://1465.vod.adultiptv.net/ph59f7f7bc85e6e/play.m3u8" calcext:value-type="string">
            <text:p>#EXTINF:0,Please stopƏƏƏ#EXTGRP:Взрослые 2ƏƏƏhttp://1465.vod.adultiptv.net/ph59f7f7bc85e6e/play.m3u8</text:p>
          </table:table-cell>
        </table:table-row>
        <table:table-row table:style-name="ro1">
          <table:table-cell office:value-type="string" calcext:value-type="string">
            <text:p>#EXTINF:0,Pornstar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7e9b8590de2930bd490dc661f1408e68.m3u8</text:p>
          </table:table-cell>
          <table:table-cell table:formula="of:=CONCATENATE([.A335];&quot;ƏƏƏ&quot;;[.B335];&quot;ƏƏƏ&quot;;[.C335])" office:value-type="string" office:string-value="#EXTINF:0,PornstarƏƏƏ#EXTGRP:Взрослые 2ƏƏƏhttps://ch.iptvmate.net/7e9b8590de2930bd490dc661f1408e68.m3u8" calcext:value-type="string">
            <text:p>#EXTINF:0,PornstarƏƏƏ#EXTGRP:Взрослые 2ƏƏƏhttps://ch.iptvmate.net/7e9b8590de2930bd490dc661f1408e68.m3u8</text:p>
          </table:table-cell>
        </table:table-row>
        <table:table-row table:style-name="ro1">
          <table:table-cell office:value-type="string" calcext:value-type="string">
            <text:p>#EXTINF:0,Pornstar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pornstar.m3u8</text:p>
          </table:table-cell>
          <table:table-cell table:formula="of:=CONCATENATE([.A336];&quot;ƏƏƏ&quot;;[.B336];&quot;ƏƏƏ&quot;;[.C336])" office:value-type="string" office:string-value="#EXTINF:0,Pornstar HDƏƏƏ#EXTGRP:Взрослые 2ƏƏƏhttp://live.redtraffic.xyz/pornstar.m3u8" calcext:value-type="string">
            <text:p>#EXTINF:0,Pornstar HDƏƏƏ#EXTGRP:Взрослые 2ƏƏƏhttp://live.redtraffic.xyz/pornstar.m3u8</text:p>
          </table:table-cell>
        </table:table-row>
        <table:table-row table:style-name="ro1">
          <table:table-cell office:value-type="string" calcext:value-type="string">
            <text:p>#EXTINF:0,POV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11209aa571cf6b4a3f5939c56608379d.m3u8</text:p>
          </table:table-cell>
          <table:table-cell table:formula="of:=CONCATENATE([.A337];&quot;ƏƏƏ&quot;;[.B337];&quot;ƏƏƏ&quot;;[.C337])" office:value-type="string" office:string-value="#EXTINF:0,POVƏƏƏ#EXTGRP:Взрослые 2ƏƏƏhttps://ch.iptvmate.net/11209aa571cf6b4a3f5939c56608379d.m3u8" calcext:value-type="string">
            <text:p>#EXTINF:0,POVƏƏƏ#EXTGRP:Взрослые 2ƏƏƏhttps://ch.iptvmate.net/11209aa571cf6b4a3f5939c56608379d.m3u8</text:p>
          </table:table-cell>
        </table:table-row>
        <table:table-row table:style-name="ro1">
          <table:table-cell office:value-type="string" calcext:value-type="string">
            <text:p>#EXTINF:0,POV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pov.m3u8</text:p>
          </table:table-cell>
          <table:table-cell table:formula="of:=CONCATENATE([.A338];&quot;ƏƏƏ&quot;;[.B338];&quot;ƏƏƏ&quot;;[.C338])" office:value-type="string" office:string-value="#EXTINF:0,POV HDƏƏƏ#EXTGRP:Взрослые 2ƏƏƏhttp://live.redtraffic.xyz/pov.m3u8" calcext:value-type="string">
            <text:p>#EXTINF:0,POV HDƏƏƏ#EXTGRP:Взрослые 2ƏƏƏhttp://live.redtraffic.xyz/pov.m3u8</text:p>
          </table:table-cell>
        </table:table-row>
        <table:table-row table:style-name="ro1">
          <table:table-cell office:value-type="string" calcext:value-type="string">
            <text:p>#EXTINF:0,PropertySex - Asian real estate agent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44.vod.adultiptv.net/ph5c104dee629c4/play.m3u8</text:p>
          </table:table-cell>
          <table:table-cell table:formula="of:=CONCATENATE([.A339];&quot;ƏƏƏ&quot;;[.B339];&quot;ƏƏƏ&quot;;[.C339])" office:value-type="string" office:string-value="#EXTINF:0,PropertySex - Asian real estate agentƏƏƏ#EXTGRP:Взрослые 2ƏƏƏhttp://1244.vod.adultiptv.net/ph5c104dee629c4/play.m3u8" calcext:value-type="string">
            <text:p>#EXTINF:0,PropertySex - Asian real estate agentƏƏƏ#EXTGRP:Взрослые 2ƏƏƏhttp://1244.vod.adultiptv.net/ph5c104dee629c4/play.m3u8</text:p>
          </table:table-cell>
        </table:table-row>
        <table:table-row table:style-name="ro1">
          <table:table-cell office:value-type="string" calcext:value-type="string">
            <text:p>#EXTINF:0,PropertySex - Best girlfriend ever get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1216.vod.adultiptv.net/ph572917b390d1e/play.m3u8</text:p>
          </table:table-cell>
          <table:table-cell table:formula="of:=CONCATENATE([.A340];&quot;ƏƏƏ&quot;;[.B340];&quot;ƏƏƏ&quot;;[.C340])" office:value-type="string" office:string-value="#EXTINF:0,PropertySex - Best girlfriend ever getsƏƏƏ#EXTGRP:Взрослые 2ƏƏƏhttp://11216.vod.adultiptv.net/ph572917b390d1e/play.m3u8" calcext:value-type="string">
            <text:p>#EXTINF:0,PropertySex - Best girlfriend ever getsƏƏƏ#EXTGRP:Взрослые 2ƏƏƏhttp://11216.vod.adultiptv.net/ph572917b390d1e/play.m3u8</text:p>
          </table:table-cell>
        </table:table-row>
        <table:table-row table:style-name="ro1">
          <table:table-cell office:value-type="string" calcext:value-type="string">
            <text:p>#EXTINF:0,RedTraffic Big Ass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igass.m3u8?fluxuslust.m3u8</text:p>
          </table:table-cell>
          <table:table-cell table:formula="of:=CONCATENATE([.A341];&quot;ƏƏƏ&quot;;[.B341];&quot;ƏƏƏ&quot;;[.C341])" office:value-type="string" office:string-value="#EXTINF:0,RedTraffic Big Ass HDƏƏƏ#EXTGRP:Взрослые 2ƏƏƏhttp://live.redtraffic.xyz/bigass.m3u8?fluxuslust.m3u8" calcext:value-type="string">
            <text:p>#EXTINF:0,RedTraffic Big Ass HDƏƏƏ#EXTGRP:Взрослые 2ƏƏƏhttp://live.redtraffic.xyz/bigass.m3u8?fluxuslust.m3u8</text:p>
          </table:table-cell>
        </table:table-row>
        <table:table-row table:style-name="ro1">
          <table:table-cell office:value-type="string" calcext:value-type="string">
            <text:p>#EXTINF:0,RedTraffic Big Dick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igdick.m3u8?fluxuslust.m3u8</text:p>
          </table:table-cell>
          <table:table-cell table:formula="of:=CONCATENATE([.A342];&quot;ƏƏƏ&quot;;[.B342];&quot;ƏƏƏ&quot;;[.C342])" office:value-type="string" office:string-value="#EXTINF:0,RedTraffic Big Dick HDƏƏƏ#EXTGRP:Взрослые 2ƏƏƏhttp://live.redtraffic.xyz/bigdick.m3u8?fluxuslust.m3u8" calcext:value-type="string">
            <text:p>#EXTINF:0,RedTraffic Big Dick HDƏƏƏ#EXTGRP:Взрослые 2ƏƏƏhttp://live.redtraffic.xyz/bigdick.m3u8?fluxuslust.m3u8</text:p>
          </table:table-cell>
        </table:table-row>
        <table:table-row table:style-name="ro1">
          <table:table-cell office:value-type="string" calcext:value-type="string">
            <text:p>#EXTINF:0,RedTraffic Big Tits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igtits.m3u8?fluxuslust.m3u8</text:p>
          </table:table-cell>
          <table:table-cell table:formula="of:=CONCATENATE([.A343];&quot;ƏƏƏ&quot;;[.B343];&quot;ƏƏƏ&quot;;[.C343])" office:value-type="string" office:string-value="#EXTINF:0,RedTraffic Big Tits HDƏƏƏ#EXTGRP:Взрослые 2ƏƏƏhttp://live.redtraffic.xyz/bigtits.m3u8?fluxuslust.m3u8" calcext:value-type="string">
            <text:p>#EXTINF:0,RedTraffic Big Tits HDƏƏƏ#EXTGRP:Взрослые 2ƏƏƏhttp://live.redtraffic.xyz/bigtits.m3u8?fluxuslust.m3u8</text:p>
          </table:table-cell>
        </table:table-row>
        <table:table-row table:style-name="ro1">
          <table:table-cell office:value-type="string" calcext:value-type="string">
            <text:p>#EXTINF:0,RedTraffic Blowjob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blowjob.m3u8?fluxuslust.m3u8</text:p>
          </table:table-cell>
          <table:table-cell table:formula="of:=CONCATENATE([.A344];&quot;ƏƏƏ&quot;;[.B344];&quot;ƏƏƏ&quot;;[.C344])" office:value-type="string" office:string-value="#EXTINF:0,RedTraffic Blowjob HDƏƏƏ#EXTGRP:Взрослые 2ƏƏƏhttp://live.redtraffic.xyz/blowjob.m3u8?fluxuslust.m3u8" calcext:value-type="string">
            <text:p>#EXTINF:0,RedTraffic Blowjob HDƏƏƏ#EXTGRP:Взрослые 2ƏƏƏhttp://live.redtraffic.xyz/blowjob.m3u8?fluxuslust.m3u8</text:p>
          </table:table-cell>
        </table:table-row>
        <table:table-row table:style-name="ro1">
          <table:table-cell office:value-type="string" calcext:value-type="string">
            <text:p>#EXTINF:0,RedTraffic Fetish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fetish.m3u8?fluxuslust.m3u8</text:p>
          </table:table-cell>
          <table:table-cell table:formula="of:=CONCATENATE([.A345];&quot;ƏƏƏ&quot;;[.B345];&quot;ƏƏƏ&quot;;[.C345])" office:value-type="string" office:string-value="#EXTINF:0,RedTraffic Fetish HDƏƏƏ#EXTGRP:Взрослые 2ƏƏƏhttp://live.redtraffic.xyz/fetish.m3u8?fluxuslust.m3u8" calcext:value-type="string">
            <text:p>#EXTINF:0,RedTraffic Fetish HDƏƏƏ#EXTGRP:Взрослые 2ƏƏƏhttp://live.redtraffic.xyz/fetish.m3u8?fluxuslust.m3u8</text:p>
          </table:table-cell>
        </table:table-row>
        <table:table-row table:style-name="ro1">
          <table:table-cell office:value-type="string" calcext:value-type="string">
            <text:p>#EXTINF:0,RedTraffic Interracial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interracial.m3u8?fluxuslust.m3u8</text:p>
          </table:table-cell>
          <table:table-cell table:formula="of:=CONCATENATE([.A346];&quot;ƏƏƏ&quot;;[.B346];&quot;ƏƏƏ&quot;;[.C346])" office:value-type="string" office:string-value="#EXTINF:0,RedTraffic Interracial HDƏƏƏ#EXTGRP:Взрослые 2ƏƏƏhttp://live.redtraffic.xyz/interracial.m3u8?fluxuslust.m3u8" calcext:value-type="string">
            <text:p>#EXTINF:0,RedTraffic Interracial HDƏƏƏ#EXTGRP:Взрослые 2ƏƏƏhttp://live.redtraffic.xyz/interracial.m3u8?fluxuslust.m3u8</text:p>
          </table:table-cell>
        </table:table-row>
        <table:table-row table:style-name="ro1">
          <table:table-cell office:value-type="string" calcext:value-type="string">
            <text:p>#EXTINF:0,RedTraffic Latina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latina.m3u8?fluxuslust.m3u8</text:p>
          </table:table-cell>
          <table:table-cell table:formula="of:=CONCATENATE([.A347];&quot;ƏƏƏ&quot;;[.B347];&quot;ƏƏƏ&quot;;[.C347])" office:value-type="string" office:string-value="#EXTINF:0,RedTraffic Latina HDƏƏƏ#EXTGRP:Взрослые 2ƏƏƏhttp://live.redtraffic.xyz/latina.m3u8?fluxuslust.m3u8" calcext:value-type="string">
            <text:p>#EXTINF:0,RedTraffic Latina HDƏƏƏ#EXTGRP:Взрослые 2ƏƏƏhttp://live.redtraffic.xyz/latina.m3u8?fluxuslust.m3u8</text:p>
          </table:table-cell>
        </table:table-row>
        <table:table-row table:style-name="ro1">
          <table:table-cell office:value-type="string" calcext:value-type="string">
            <text:p>#EXTINF:0,RedTraffic Russian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russian.m3u8?fluxuslust.m3u8</text:p>
          </table:table-cell>
          <table:table-cell table:formula="of:=CONCATENATE([.A348];&quot;ƏƏƏ&quot;;[.B348];&quot;ƏƏƏ&quot;;[.C348])" office:value-type="string" office:string-value="#EXTINF:0,RedTraffic Russian HDƏƏƏ#EXTGRP:Взрослые 2ƏƏƏhttp://live.redtraffic.xyz/russian.m3u8?fluxuslust.m3u8" calcext:value-type="string">
            <text:p>#EXTINF:0,RedTraffic Russian HDƏƏƏ#EXTGRP:Взрослые 2ƏƏƏhttp://live.redtraffic.xyz/russian.m3u8?fluxuslust.m3u8</text:p>
          </table:table-cell>
        </table:table-row>
        <table:table-row table:style-name="ro1">
          <table:table-cell office:value-type="string" calcext:value-type="string">
            <text:p>#EXTINF:0,RedTraffic Teen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teen.m3u8?fluxuslust.m3u8</text:p>
          </table:table-cell>
          <table:table-cell table:formula="of:=CONCATENATE([.A349];&quot;ƏƏƏ&quot;;[.B349];&quot;ƏƏƏ&quot;;[.C349])" office:value-type="string" office:string-value="#EXTINF:0,RedTraffic Teen HDƏƏƏ#EXTGRP:Взрослые 2ƏƏƏhttp://live.redtraffic.xyz/teen.m3u8?fluxuslust.m3u8" calcext:value-type="string">
            <text:p>#EXTINF:0,RedTraffic Teen HDƏƏƏ#EXTGRP:Взрослые 2ƏƏƏhttp://live.redtraffic.xyz/teen.m3u8?fluxuslust.m3u8</text:p>
          </table:table-cell>
        </table:table-row>
        <table:table-row table:style-name="ro1">
          <table:table-cell office:value-type="string" calcext:value-type="string">
            <text:p>#EXTINF:0,room to get some dic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6122.vod.adultiptv.net/ph56438963c4a14/play.m3u8</text:p>
          </table:table-cell>
          <table:table-cell table:formula="of:=CONCATENATE([.A350];&quot;ƏƏƏ&quot;;[.B350];&quot;ƏƏƏ&quot;;[.C350])" office:value-type="string" office:string-value="#EXTINF:0,room to get some dickƏƏƏ#EXTGRP:Взрослые 2ƏƏƏhttp://6122.vod.adultiptv.net/ph56438963c4a14/play.m3u8" calcext:value-type="string">
            <text:p>#EXTINF:0,room to get some dickƏƏƏ#EXTGRP:Взрослые 2ƏƏƏhttp://6122.vod.adultiptv.net/ph56438963c4a14/play.m3u8</text:p>
          </table:table-cell>
        </table:table-row>
        <table:table-row table:style-name="ro1">
          <table:table-cell office:value-type="string" calcext:value-type="string">
            <text:p>#EXTINF:0,Rough Anal Threesome Swinger MILF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21470.vod.redtraffic.xyz/ph57dbfc71533b4/play.m3u8</text:p>
          </table:table-cell>
          <table:table-cell table:formula="of:=CONCATENATE([.A351];&quot;ƏƏƏ&quot;;[.B351];&quot;ƏƏƏ&quot;;[.C351])" office:value-type="string" office:string-value="#EXTINF:0,Rough Anal Threesome Swinger MILFƏƏƏ#EXTGRP:Взрослые 2ƏƏƏhttp://21470.vod.redtraffic.xyz/ph57dbfc71533b4/play.m3u8" calcext:value-type="string">
            <text:p>#EXTINF:0,Rough Anal Threesome Swinger MILFƏƏƏ#EXTGRP:Взрослые 2ƏƏƏhttp://21470.vod.redtraffic.xyz/ph57dbfc71533b4/play.m3u8</text:p>
          </table:table-cell>
        </table:table-row>
        <table:table-row table:style-name="ro1">
          <table:table-cell office:value-type="string" calcext:value-type="string">
            <text:p>#EXTINF:0,Russia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13fdb0c3c52d9236f2dbec874589bb8a.m3u8</text:p>
          </table:table-cell>
          <table:table-cell table:formula="of:=CONCATENATE([.A352];&quot;ƏƏƏ&quot;;[.B352];&quot;ƏƏƏ&quot;;[.C352])" office:value-type="string" office:string-value="#EXTINF:0,RussianƏƏƏ#EXTGRP:Взрослые 2ƏƏƏhttps://ch.iptvmate.net/13fdb0c3c52d9236f2dbec874589bb8a.m3u8" calcext:value-type="string">
            <text:p>#EXTINF:0,RussianƏƏƏ#EXTGRP:Взрослые 2ƏƏƏhttps://ch.iptvmate.net/13fdb0c3c52d9236f2dbec874589bb8a.m3u8</text:p>
          </table:table-cell>
        </table:table-row>
        <table:table-row table:style-name="ro1">
          <table:table-cell office:value-type="string" calcext:value-type="string">
            <text:p>#EXTINF:0,Russian H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russian.m3u8</text:p>
          </table:table-cell>
          <table:table-cell table:formula="of:=CONCATENATE([.A353];&quot;ƏƏƏ&quot;;[.B353];&quot;ƏƏƏ&quot;;[.C353])" office:value-type="string" office:string-value="#EXTINF:0,Russian HDƏƏƏ#EXTGRP:Взрослые 2ƏƏƏhttp://live.redtraffic.xyz/russian.m3u8" calcext:value-type="string">
            <text:p>#EXTINF:0,Russian HDƏƏƏ#EXTGRP:Взрослые 2ƏƏƏhttp://live.redtraffic.xyz/russian.m3u8</text:p>
          </table:table-cell>
        </table:table-row>
        <table:table-row table:style-name="ro1">
          <table:table-cell office:value-type="string" calcext:value-type="string">
            <text:p>#EXTINF:0,Sasha and Britneys POV blowjob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156.vod.adultiptv.net/ph595afb90676ce/play.m3u8</text:p>
          </table:table-cell>
          <table:table-cell table:formula="of:=CONCATENATE([.A354];&quot;ƏƏƏ&quot;;[.B354];&quot;ƏƏƏ&quot;;[.C354])" office:value-type="string" office:string-value="#EXTINF:0,Sasha and Britneys POV blowjobƏƏƏ#EXTGRP:Взрослые 2ƏƏƏhttp://12156.vod.adultiptv.net/ph595afb90676ce/play.m3u8" calcext:value-type="string">
            <text:p>#EXTINF:0,Sasha and Britneys POV blowjobƏƏƏ#EXTGRP:Взрослые 2ƏƏƏhttp://12156.vod.adultiptv.net/ph595afb90676ce/play.m3u8</text:p>
          </table:table-cell>
        </table:table-row>
        <table:table-row table:style-name="ro1">
          <table:table-cell office:value-type="string" calcext:value-type="string">
            <text:p>#EXTINF:0,Siouxsie Q Extreme Hardcore Cuckolding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44.vod.redtraffic.xyz/ph5a90975620659/play.m3u8</text:p>
          </table:table-cell>
          <table:table-cell table:formula="of:=CONCATENATE([.A355];&quot;ƏƏƏ&quot;;[.B355];&quot;ƏƏƏ&quot;;[.C355])" office:value-type="string" office:string-value="#EXTINF:0,Siouxsie Q Extreme Hardcore CuckoldingƏƏƏ#EXTGRP:Взрослые 2ƏƏƏhttp://1244.vod.redtraffic.xyz/ph5a90975620659/play.m3u8" calcext:value-type="string">
            <text:p>#EXTINF:0,Siouxsie Q Extreme Hardcore CuckoldingƏƏƏ#EXTGRP:Взрослые 2ƏƏƏhttp://1244.vod.redtraffic.xyz/ph5a90975620659/play.m3u8</text:p>
          </table:table-cell>
        </table:table-row>
        <table:table-row table:style-name="ro1">
          <table:table-cell office:value-type="string" calcext:value-type="string">
            <text:p>#EXTINF:0,Step Dad Fucks Daughter â€“ Haley Reed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6122.vod.adultiptv.net/ph5bb8b02b80deb/play.m3u8</text:p>
          </table:table-cell>
          <table:table-cell table:formula="of:=CONCATENATE([.A356];&quot;ƏƏƏ&quot;;[.B356];&quot;ƏƏƏ&quot;;[.C356])" office:value-type="string" office:string-value="#EXTINF:0,Step Dad Fucks Daughter â€“ Haley ReedƏƏƏ#EXTGRP:Взрослые 2ƏƏƏhttp://6122.vod.adultiptv.net/ph5bb8b02b80deb/play.m3u8" calcext:value-type="string">
            <text:p>#EXTINF:0,Step Dad Fucks Daughter â€“ Haley ReedƏƏƏ#EXTGRP:Взрослые 2ƏƏƏhttp://6122.vod.adultiptv.net/ph5bb8b02b80deb/play.m3u8</text:p>
          </table:table-cell>
        </table:table-row>
        <table:table-row table:style-name="ro1">
          <table:table-cell office:value-type="string" calcext:value-type="string">
            <text:p>#EXTINF:0,Stepmom gets made into a whor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465.vod.adultiptv.net/ph55dd77e614cfe/play.m3u8</text:p>
          </table:table-cell>
          <table:table-cell table:formula="of:=CONCATENATE([.A357];&quot;ƏƏƏ&quot;;[.B357];&quot;ƏƏƏ&quot;;[.C357])" office:value-type="string" office:string-value="#EXTINF:0,Stepmom gets made into a whoreƏƏƏ#EXTGRP:Взрослые 2ƏƏƏhttp://1465.vod.adultiptv.net/ph55dd77e614cfe/play.m3u8" calcext:value-type="string">
            <text:p>#EXTINF:0,Stepmom gets made into a whoreƏƏƏ#EXTGRP:Взрослые 2ƏƏƏhttp://1465.vod.adultiptv.net/ph55dd77e614cfe/play.m3u8</text:p>
          </table:table-cell>
        </table:table-row>
        <table:table-row table:style-name="ro1">
          <table:table-cell office:value-type="string" calcext:value-type="string">
            <text:p>#EXTINF:0,Takevan - Spanish toreador caught my Mea Melon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44.vod.redtraffic.xyz/ph5831e5ea32853/play.m3u8</text:p>
          </table:table-cell>
          <table:table-cell table:formula="of:=CONCATENATE([.A358];&quot;ƏƏƏ&quot;;[.B358];&quot;ƏƏƏ&quot;;[.C358])" office:value-type="string" office:string-value="#EXTINF:0,Takevan - Spanish toreador caught my Mea MeloneƏƏƏ#EXTGRP:Взрослые 2ƏƏƏhttp://1244.vod.redtraffic.xyz/ph5831e5ea32853/play.m3u8" calcext:value-type="string">
            <text:p>#EXTINF:0,Takevan - Spanish toreador caught my Mea MeloneƏƏƏ#EXTGRP:Взрослые 2ƏƏƏhttp://1244.vod.redtraffic.xyz/ph5831e5ea32853/play.m3u8</text:p>
          </table:table-cell>
        </table:table-row>
        <table:table-row table:style-name="ro1">
          <table:table-cell office:value-type="string" calcext:value-type="string">
            <text:p>#EXTINF:0,Tee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d888afca3f8a45aab59b2d5aefc38c76.m3u8</text:p>
          </table:table-cell>
          <table:table-cell table:formula="of:=CONCATENATE([.A359];&quot;ƏƏƏ&quot;;[.B359];&quot;ƏƏƏ&quot;;[.C359])" office:value-type="string" office:string-value="#EXTINF:0,TeenƏƏƏ#EXTGRP:Взрослые 2ƏƏƏhttps://ch.iptvmate.net/d888afca3f8a45aab59b2d5aefc38c76.m3u8" calcext:value-type="string">
            <text:p>#EXTINF:0,TeenƏƏƏ#EXTGRP:Взрослые 2ƏƏƏhttps://ch.iptvmate.net/d888afca3f8a45aab59b2d5aefc38c76.m3u8</text:p>
          </table:table-cell>
        </table:table-row>
        <table:table-row table:style-name="ro1">
          <table:table-cell office:value-type="string" calcext:value-type="string">
            <text:p>#EXTINF:0,Teen HD 720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teen.m3u8</text:p>
          </table:table-cell>
          <table:table-cell table:formula="of:=CONCATENATE([.A360];&quot;ƏƏƏ&quot;;[.B360];&quot;ƏƏƏ&quot;;[.C360])" office:value-type="string" office:string-value="#EXTINF:0,Teen HD 720ƏƏƏ#EXTGRP:Взрослые 2ƏƏƏhttp://live.redtraffic.xyz/teen.m3u8" calcext:value-type="string">
            <text:p>#EXTINF:0,Teen HD 720ƏƏƏ#EXTGRP:Взрослые 2ƏƏƏhttp://live.redtraffic.xyz/teen.m3u8</text:p>
          </table:table-cell>
        </table:table-row>
        <table:table-row table:style-name="ro1">
          <table:table-cell office:value-type="string" calcext:value-type="string">
            <text:p>#EXTINF:0,TEENFIDELITY - Stepdaughter Teases Dad and Begs For Him to Cum Inside Her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1216.vod.redtraffic.xyz/ph573ce216f08dc/play.m3u8</text:p>
          </table:table-cell>
          <table:table-cell table:formula="of:=CONCATENATE([.A361];&quot;ƏƏƏ&quot;;[.B361];&quot;ƏƏƏ&quot;;[.C361])" office:value-type="string" office:string-value="#EXTINF:0,TEENFIDELITY - Stepdaughter Teases Dad and Begs For Him to Cum Inside HerƏƏƏ#EXTGRP:Взрослые 2ƏƏƏhttp://11216.vod.redtraffic.xyz/ph573ce216f08dc/play.m3u8" calcext:value-type="string">
            <text:p>#EXTINF:0,TEENFIDELITY - Stepdaughter Teases Dad and Begs For Him to Cum Inside HerƏƏƏ#EXTGRP:Взрослые 2ƏƏƏhttp://11216.vod.redtraffic.xyz/ph573ce216f08dc/play.m3u8</text:p>
          </table:table-cell>
        </table:table-row>
        <table:table-row table:style-name="ro1">
          <table:table-cell office:value-type="string" calcext:value-type="string">
            <text:p>#EXTINF:0,Three Som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live.redtraffic.xyz/threesome.m3u8</text:p>
          </table:table-cell>
          <table:table-cell table:formula="of:=CONCATENATE([.A362];&quot;ƏƏƏ&quot;;[.B362];&quot;ƏƏƏ&quot;;[.C362])" office:value-type="string" office:string-value="#EXTINF:0,Three SomeƏƏƏ#EXTGRP:Взрослые 2ƏƏƏhttp://live.redtraffic.xyz/threesome.m3u8" calcext:value-type="string">
            <text:p>#EXTINF:0,Three SomeƏƏƏ#EXTGRP:Взрослые 2ƏƏƏhttp://live.redtraffic.xyz/threesome.m3u8</text:p>
          </table:table-cell>
        </table:table-row>
        <table:table-row table:style-name="ro1">
          <table:table-cell office:value-type="string" calcext:value-type="string">
            <text:p>#EXTINF:0,Threesom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ch.iptvmate.net/6271f235201e84f419b00bb517a66580.m3u8</text:p>
          </table:table-cell>
          <table:table-cell table:formula="of:=CONCATENATE([.A363];&quot;ƏƏƏ&quot;;[.B363];&quot;ƏƏƏ&quot;;[.C363])" office:value-type="string" office:string-value="#EXTINF:0,ThreesomeƏƏƏ#EXTGRP:Взрослые 2ƏƏƏhttps://ch.iptvmate.net/6271f235201e84f419b00bb517a66580.m3u8" calcext:value-type="string">
            <text:p>#EXTINF:0,ThreesomeƏƏƏ#EXTGRP:Взрослые 2ƏƏƏhttps://ch.iptvmate.net/6271f235201e84f419b00bb517a66580.m3u8</text:p>
          </table:table-cell>
        </table:table-row>
        <table:table-row table:style-name="ro1">
          <table:table-cell office:value-type="string" calcext:value-type="string">
            <text:p>#EXTINF:0,Tiny teen school girl gets punished by big coc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0238.vod.redtraffic.xyz/ph56b8e4d1599fd/play.m3u8</text:p>
          </table:table-cell>
          <table:table-cell table:formula="of:=CONCATENATE([.A364];&quot;ƏƏƏ&quot;;[.B364];&quot;ƏƏƏ&quot;;[.C364])" office:value-type="string" office:string-value="#EXTINF:0,Tiny teen school girl gets punished by big cockƏƏƏ#EXTGRP:Взрослые 2ƏƏƏhttp://10238.vod.redtraffic.xyz/ph56b8e4d1599fd/play.m3u8" calcext:value-type="string">
            <text:p>#EXTINF:0,Tiny teen school girl gets punished by big cockƏƏƏ#EXTGRP:Взрослые 2ƏƏƏhttp://10238.vod.redtraffic.xyz/ph56b8e4d1599fd/play.m3u8</text:p>
          </table:table-cell>
        </table:table-row>
        <table:table-row table:style-name="ro1">
          <table:table-cell office:value-type="string" calcext:value-type="string">
            <text:p>#EXTINF:0,Tuk Tuk Patrol - Thai cutie with huge perky nipples fucked by white cock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60106.vod.redtraffic.xyz/ph5c0064a0e3102/play.m3u8</text:p>
          </table:table-cell>
          <table:table-cell table:formula="of:=CONCATENATE([.A365];&quot;ƏƏƏ&quot;;[.B365];&quot;ƏƏƏ&quot;;[.C365])" office:value-type="string" office:string-value="#EXTINF:0,Tuk Tuk Patrol - Thai cutie with huge perky nipples fucked by white cockƏƏƏ#EXTGRP:Взрослые 2ƏƏƏhttp://60106.vod.redtraffic.xyz/ph5c0064a0e3102/play.m3u8" calcext:value-type="string">
            <text:p>#EXTINF:0,Tuk Tuk Patrol - Thai cutie with huge perky nipples fucked by white cockƏƏƏ#EXTGRP:Взрослые 2ƏƏƏhttp://60106.vod.redtraffic.xyz/ph5c0064a0e3102/play.m3u8</text:p>
          </table:table-cell>
        </table:table-row>
        <table:table-row table:style-name="ro1">
          <table:table-cell office:value-type="string" calcext:value-type="string">
            <text:p>#EXTINF:0,TUSHY Being Riley Chapter 2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1216.vod.redtraffic.xyz/ph55e97c05a5da1/play.m3u8</text:p>
          </table:table-cell>
          <table:table-cell table:formula="of:=CONCATENATE([.A366];&quot;ƏƏƏ&quot;;[.B366];&quot;ƏƏƏ&quot;;[.C366])" office:value-type="string" office:string-value="#EXTINF:0,TUSHY Being Riley Chapter 2ƏƏƏ#EXTGRP:Взрослые 2ƏƏƏhttp://11216.vod.redtraffic.xyz/ph55e97c05a5da1/play.m3u8" calcext:value-type="string">
            <text:p>#EXTINF:0,TUSHY Being Riley Chapter 2ƏƏƏ#EXTGRP:Взрослые 2ƏƏƏhttp://11216.vod.redtraffic.xyz/ph55e97c05a5da1/play.m3u8</text:p>
          </table:table-cell>
        </table:table-row>
        <table:table-row table:style-name="ro1">
          <table:table-cell office:value-type="string" calcext:value-type="string">
            <text:p>#EXTINF:0,Ultimate Edging Challenge Blowjob Edition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204.vod.adultiptv.net/ph5a99299b02011/play.m3u8</text:p>
          </table:table-cell>
          <table:table-cell table:formula="of:=CONCATENATE([.A367];&quot;ƏƏƏ&quot;;[.B367];&quot;ƏƏƏ&quot;;[.C367])" office:value-type="string" office:string-value="#EXTINF:0,Ultimate Edging Challenge Blowjob EditionƏƏƏ#EXTGRP:Взрослые 2ƏƏƏhttp://12204.vod.adultiptv.net/ph5a99299b02011/play.m3u8" calcext:value-type="string">
            <text:p>#EXTINF:0,Ultimate Edging Challenge Blowjob EditionƏƏƏ#EXTGRP:Взрослые 2ƏƏƏhttp://12204.vod.adultiptv.net/ph5a99299b02011/play.m3u8</text:p>
          </table:table-cell>
        </table:table-row>
        <table:table-row table:style-name="ro1">
          <table:table-cell office:value-type="string" calcext:value-type="string">
            <text:p>#EXTINF:0,VISIT-X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stream.visit-x.tv:1935/vxtv/live_720p/playlist.m3u8</text:p>
          </table:table-cell>
          <table:table-cell table:formula="of:=CONCATENATE([.A368];&quot;ƏƏƏ&quot;;[.B368];&quot;ƏƏƏ&quot;;[.C368])" office:value-type="string" office:string-value="#EXTINF:0,VISIT-XƏƏƏ#EXTGRP:Взрослые 2ƏƏƏhttp://stream.visit-x.tv:1935/vxtv/live_720p/playlist.m3u8" calcext:value-type="string">
            <text:p>#EXTINF:0,VISIT-XƏƏƏ#EXTGRP:Взрослые 2ƏƏƏhttp://stream.visit-x.tv:1935/vxtv/live_720p/playlist.m3u8</text:p>
          </table:table-cell>
        </table:table-row>
        <table:table-row table:style-name="ro1">
          <table:table-cell office:value-type="string" calcext:value-type="string">
            <text:p>#EXTINF:0,VISIT-X r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94.116.150.47:1935/vxtv/live_720p/playlist.m3u8</text:p>
          </table:table-cell>
          <table:table-cell table:formula="of:=CONCATENATE([.A369];&quot;ƏƏƏ&quot;;[.B369];&quot;ƏƏƏ&quot;;[.C369])" office:value-type="string" office:string-value="#EXTINF:0,VISIT-X rƏƏƏ#EXTGRP:Взрослые 2ƏƏƏhttp://194.116.150.47:1935/vxtv/live_720p/playlist.m3u8" calcext:value-type="string">
            <text:p>#EXTINF:0,VISIT-X rƏƏƏ#EXTGRP:Взрослые 2ƏƏƏhttp://194.116.150.47:1935/vxtv/live_720p/playlist.m3u8</text:p>
          </table:table-cell>
        </table:table-row>
        <table:table-row table:style-name="ro1">
          <table:table-cell office:value-type="string" calcext:value-type="string">
            <text:p>#EXTINF:0,Visit-X TV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stream.visit-x.tv/vxtv/live/playlist.m3u8</text:p>
          </table:table-cell>
          <table:table-cell table:formula="of:=CONCATENATE([.A370];&quot;ƏƏƏ&quot;;[.B370];&quot;ƏƏƏ&quot;;[.C370])" office:value-type="string" office:string-value="#EXTINF:0,Visit-X TVƏƏƏ#EXTGRP:Взрослые 2ƏƏƏhttp://stream.visit-x.tv/vxtv/live/playlist.m3u8" calcext:value-type="string">
            <text:p>#EXTINF:0,Visit-X TVƏƏƏ#EXTGRP:Взрослые 2ƏƏƏhttp://stream.visit-x.tv/vxtv/live/playlist.m3u8</text:p>
          </table:table-cell>
        </table:table-row>
        <table:table-row table:style-name="ro1">
          <table:table-cell office:value-type="string" calcext:value-type="string">
            <text:p>#EXTINF:0,XY CUCKOLD HUBBY WATVHES CHEATING WIFE WITH BLACK STRANGERS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156.vod.redtraffic.xyz/ph589e00f18e380/play.m3u8</text:p>
          </table:table-cell>
          <table:table-cell table:formula="of:=CONCATENATE([.A371];&quot;ƏƏƏ&quot;;[.B371];&quot;ƏƏƏ&quot;;[.C371])" office:value-type="string" office:string-value="#EXTINF:0,XY CUCKOLD HUBBY WATVHES CHEATING WIFE WITH BLACK STRANGERSƏƏƏ#EXTGRP:Взрослые 2ƏƏƏhttp://12156.vod.redtraffic.xyz/ph589e00f18e380/play.m3u8" calcext:value-type="string">
            <text:p>#EXTINF:0,XY CUCKOLD HUBBY WATVHES CHEATING WIFE WITH BLACK STRANGERSƏƏƏ#EXTGRP:Взрослые 2ƏƏƏhttp://12156.vod.redtraffic.xyz/ph589e00f18e380/play.m3u8</text:p>
          </table:table-cell>
        </table:table-row>
        <table:table-row table:style-name="ro1">
          <table:table-cell office:value-type="string" calcext:value-type="string">
            <text:p>#EXTINF:0,YAS TV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air.tvk6.ru/tvk24/tracks-v2a1/mono.m3u8</text:p>
          </table:table-cell>
          <table:table-cell table:formula="of:=CONCATENATE([.A372];&quot;ƏƏƏ&quot;;[.B372];&quot;ƏƏƏ&quot;;[.C372])" office:value-type="string" office:string-value="#EXTINF:0,YAS TVƏƏƏ#EXTGRP:Взрослые 2ƏƏƏhttps://air.tvk6.ru/tvk24/tracks-v2a1/mono.m3u8" calcext:value-type="string">
            <text:p>#EXTINF:0,YAS TVƏƏƏ#EXTGRP:Взрослые 2ƏƏƏhttps://air.tvk6.ru/tvk24/tracks-v2a1/mono.m3u8</text:p>
          </table:table-cell>
        </table:table-row>
        <table:table-row table:style-name="ro1">
          <table:table-cell office:value-type="string" calcext:value-type="string">
            <text:p>#EXTINF:0,Yeeaah!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s://s01.vpis.io/wmtv/wmtv.m3u8</text:p>
          </table:table-cell>
          <table:table-cell table:formula="of:=CONCATENATE([.A373];&quot;ƏƏƏ&quot;;[.B373];&quot;ƏƏƏ&quot;;[.C373])" office:value-type="string" office:string-value="#EXTINF:0,Yeeaah!ƏƏƏ#EXTGRP:Взрослые 2ƏƏƏhttps://s01.vpis.io/wmtv/wmtv.m3u8" calcext:value-type="string">
            <text:p>#EXTINF:0,Yeeaah!ƏƏƏ#EXTGRP:Взрослые 2ƏƏƏhttps://s01.vpis.io/wmtv/wmtv.m3u8</text:p>
          </table:table-cell>
        </table:table-row>
        <table:table-row table:style-name="ro1">
          <table:table-cell office:value-type="string" calcext:value-type="string">
            <text:p>#EXTINF:0,Yoga trainer BBC cuckolds frustrated wife</text:p>
          </table:table-cell>
          <table:table-cell office:value-type="string" calcext:value-type="string">
            <text:p>#EXTGRP:Взрослые 2</text:p>
          </table:table-cell>
          <table:table-cell office:value-type="string" calcext:value-type="string">
            <text:p>http://12204.vod.adultiptv.net/ph5b4bd32b276ae/play.m3u8</text:p>
          </table:table-cell>
          <table:table-cell table:formula="of:=CONCATENATE([.A374];&quot;ƏƏƏ&quot;;[.B374];&quot;ƏƏƏ&quot;;[.C374])" office:value-type="string" office:string-value="#EXTINF:0,Yoga trainer BBC cuckolds frustrated wifeƏƏƏ#EXTGRP:Взрослые 2ƏƏƏhttp://12204.vod.adultiptv.net/ph5b4bd32b276ae/play.m3u8" calcext:value-type="string">
            <text:p>#EXTINF:0,Yoga trainer BBC cuckolds frustrated wifeƏƏƏ#EXTGRP:Взрослые 2ƏƏƏhttp://12204.vod.adultiptv.net/ph5b4bd32b276ae/play.m3u8</text:p>
          </table:table-cell>
        </table:table-row>
        <table:table-row table:style-name="ro1">
          <table:table-cell office:value-type="string" calcext:value-type="string">
            <text:p>#EXTINF:0,0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chloeamour022714/content/vid01.mp4</text:p>
          </table:table-cell>
          <table:table-cell table:formula="of:=CONCATENATE([.A375];&quot;ƏƏƏ&quot;;[.B375];&quot;ƏƏƏ&quot;;[.C375])" office:value-type="string" office:string-value="#EXTINF:0,01ƏƏƏ#EXTGRP:Взрослые 3ƏƏƏhttp://videos.galleries.pornpros.com/galleries.tiny4k.com/htdocs/fb01/fb01_chloeamour022714/content/vid01.mp4" calcext:value-type="string">
            <text:p>#EXTINF:0,01ƏƏƏ#EXTGRP:Взрослые 3ƏƏƏhttp://videos.galleries.pornpros.com/galleries.tiny4k.com/htdocs/fb01/fb01_chloeamour022714/content/vid01.mp4</text:p>
          </table:table-cell>
        </table:table-row>
        <table:table-row table:style-name="ro1">
          <table:table-cell office:value-type="string" calcext:value-type="string">
            <text:p>#EXTINF:0,0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tiffanyfox030514/content/vid01.mp4</text:p>
          </table:table-cell>
          <table:table-cell table:formula="of:=CONCATENATE([.A376];&quot;ƏƏƏ&quot;;[.B376];&quot;ƏƏƏ&quot;;[.C376])" office:value-type="string" office:string-value="#EXTINF:0,02ƏƏƏ#EXTGRP:Взрослые 3ƏƏƏhttp://videos.galleries.pornpros.com/galleries.tiny4k.com/htdocs/fb01/fb01_tiffanyfox030514/content/vid01.mp4" calcext:value-type="string">
            <text:p>#EXTINF:0,02ƏƏƏ#EXTGRP:Взрослые 3ƏƏƏhttp://videos.galleries.pornpros.com/galleries.tiny4k.com/htdocs/fb01/fb01_tiffanyfox030514/content/vid01.mp4</text:p>
          </table:table-cell>
        </table:table-row>
        <table:table-row table:style-name="ro1">
          <table:table-cell office:value-type="string" calcext:value-type="string">
            <text:p>#EXTINF:0,0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kaceyjordan061914/content/vid01.mp4</text:p>
          </table:table-cell>
          <table:table-cell table:formula="of:=CONCATENATE([.A377];&quot;ƏƏƏ&quot;;[.B377];&quot;ƏƏƏ&quot;;[.C377])" office:value-type="string" office:string-value="#EXTINF:0,03ƏƏƏ#EXTGRP:Взрослые 3ƏƏƏhttp://videos.galleries.pornpros.com/galleries.tiny4k.com/htdocs/fb01/fb01_kaceyjordan061914/content/vid01.mp4" calcext:value-type="string">
            <text:p>#EXTINF:0,03ƏƏƏ#EXTGRP:Взрослые 3ƏƏƏhttp://videos.galleries.pornpros.com/galleries.tiny4k.com/htdocs/fb01/fb01_kaceyjordan061914/content/vid01.mp4</text:p>
          </table:table-cell>
        </table:table-row>
        <table:table-row table:style-name="ro1">
          <table:table-cell office:value-type="string" calcext:value-type="string">
            <text:p>#EXTINF:0,0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sabrinabanks071414/content/vid01.mp4</text:p>
          </table:table-cell>
          <table:table-cell table:formula="of:=CONCATENATE([.A378];&quot;ƏƏƏ&quot;;[.B378];&quot;ƏƏƏ&quot;;[.C378])" office:value-type="string" office:string-value="#EXTINF:0,04ƏƏƏ#EXTGRP:Взрослые 3ƏƏƏhttp://videos.galleries.pornpros.com/galleries.tiny4k.com/htdocs/fb01/fb01_sabrinabanks071414/content/vid01.mp4" calcext:value-type="string">
            <text:p>#EXTINF:0,04ƏƏƏ#EXTGRP:Взрослые 3ƏƏƏhttp://videos.galleries.pornpros.com/galleries.tiny4k.com/htdocs/fb01/fb01_sabrinabanks071414/content/vid01.mp4</text:p>
          </table:table-cell>
        </table:table-row>
        <table:table-row table:style-name="ro1">
          <table:table-cell office:value-type="string" calcext:value-type="string">
            <text:p>#EXTINF:0,0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avataylor_emmastoned032514/content/vid01.mp4</text:p>
          </table:table-cell>
          <table:table-cell table:formula="of:=CONCATENATE([.A379];&quot;ƏƏƏ&quot;;[.B379];&quot;ƏƏƏ&quot;;[.C379])" office:value-type="string" office:string-value="#EXTINF:0,05ƏƏƏ#EXTGRP:Взрослые 3ƏƏƏhttp://videos.galleries.pornpros.com/galleries.tiny4k.com/htdocs/fb01/fb01_avataylor_emmastoned032514/content/vid01.mp4" calcext:value-type="string">
            <text:p>#EXTINF:0,05ƏƏƏ#EXTGRP:Взрослые 3ƏƏƏhttp://videos.galleries.pornpros.com/galleries.tiny4k.com/htdocs/fb01/fb01_avataylor_emmastoned032514/content/vid01.mp4</text:p>
          </table:table-cell>
        </table:table-row>
        <table:table-row table:style-name="ro1">
          <table:table-cell office:value-type="string" calcext:value-type="string">
            <text:p>#EXTINF:0,0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dillionharper030614/content/vid01.mp4</text:p>
          </table:table-cell>
          <table:table-cell table:formula="of:=CONCATENATE([.A380];&quot;ƏƏƏ&quot;;[.B380];&quot;ƏƏƏ&quot;;[.C380])" office:value-type="string" office:string-value="#EXTINF:0,06ƏƏƏ#EXTGRP:Взрослые 3ƏƏƏhttp://videos.galleries.pornpros.com/galleries.tiny4k.com/htdocs/fb01/fb01_dillionharper030614/content/vid01.mp4" calcext:value-type="string">
            <text:p>#EXTINF:0,06ƏƏƏ#EXTGRP:Взрослые 3ƏƏƏhttp://videos.galleries.pornpros.com/galleries.tiny4k.com/htdocs/fb01/fb01_dillionharper030614/content/vid01.mp4</text:p>
          </table:table-cell>
        </table:table-row>
        <table:table-row table:style-name="ro1">
          <table:table-cell office:value-type="string" calcext:value-type="string">
            <text:p>#EXTINF:0,0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kaceyjordan031914/content/vid01.mp4</text:p>
          </table:table-cell>
          <table:table-cell table:formula="of:=CONCATENATE([.A381];&quot;ƏƏƏ&quot;;[.B381];&quot;ƏƏƏ&quot;;[.C381])" office:value-type="string" office:string-value="#EXTINF:0,07ƏƏƏ#EXTGRP:Взрослые 3ƏƏƏhttp://videos.galleries.pornpros.com/galleries.tiny4k.com/htdocs/fb01/fb01_kaceyjordan031914/content/vid01.mp4" calcext:value-type="string">
            <text:p>#EXTINF:0,07ƏƏƏ#EXTGRP:Взрослые 3ƏƏƏhttp://videos.galleries.pornpros.com/galleries.tiny4k.com/htdocs/fb01/fb01_kaceyjordan031914/content/vid01.mp4</text:p>
          </table:table-cell>
        </table:table-row>
        <table:table-row table:style-name="ro1">
          <table:table-cell office:value-type="string" calcext:value-type="string">
            <text:p>#EXTINF:0,0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chloefoster021214/content/vid01.mp4</text:p>
          </table:table-cell>
          <table:table-cell table:formula="of:=CONCATENATE([.A382];&quot;ƏƏƏ&quot;;[.B382];&quot;ƏƏƏ&quot;;[.C382])" office:value-type="string" office:string-value="#EXTINF:0,08ƏƏƏ#EXTGRP:Взрослые 3ƏƏƏhttp://videos.galleries.pornpros.com/galleries.tiny4k.com/htdocs/fb01/fb01_chloefoster021214/content/vid01.mp4" calcext:value-type="string">
            <text:p>#EXTINF:0,08ƏƏƏ#EXTGRP:Взрослые 3ƏƏƏhttp://videos.galleries.pornpros.com/galleries.tiny4k.com/htdocs/fb01/fb01_chloefoster021214/content/vid01.mp4</text:p>
          </table:table-cell>
        </table:table-row>
        <table:table-row table:style-name="ro1">
          <table:table-cell office:value-type="string" calcext:value-type="string">
            <text:p>#EXTINF:0,A teen with a matur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5/5912/5912_720p.mp4</text:p>
          </table:table-cell>
          <table:table-cell table:formula="of:=CONCATENATE([.A383];&quot;ƏƏƏ&quot;;[.B383];&quot;ƏƏƏ&quot;;[.C383])" office:value-type="string" office:string-value="#EXTINF:0,A teen with a matureƏƏƏ#EXTGRP:Взрослые 3ƏƏƏhttp://ovhv39.twincdn.com/videos/5/5912/5912_720p.mp4" calcext:value-type="string">
            <text:p>#EXTINF:0,A teen with a matureƏƏƏ#EXTGRP:Взрослые 3ƏƏƏhttp://ovhv39.twincdn.com/videos/5/5912/5912_720p.mp4</text:p>
          </table:table-cell>
        </table:table-row>
        <table:table-row table:style-name="ro1">
          <table:table-cell office:value-type="string" calcext:value-type="string">
            <text:p>#EXTINF:0,Adriana Malao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12/12570/12570_720p.mp4</text:p>
          </table:table-cell>
          <table:table-cell table:formula="of:=CONCATENATE([.A384];&quot;ƏƏƏ&quot;;[.B384];&quot;ƏƏƏ&quot;;[.C384])" office:value-type="string" office:string-value="#EXTINF:0,Adriana MalaoƏƏƏ#EXTGRP:Взрослые 3ƏƏƏhttp://ovhv39.twincdn.com/videos/12/12570/12570_720p.mp4" calcext:value-type="string">
            <text:p>#EXTINF:0,Adriana MalaoƏƏƏ#EXTGRP:Взрослые 3ƏƏƏhttp://ovhv39.twincdn.com/videos/12/12570/12570_720p.mp4</text:p>
          </table:table-cell>
        </table:table-row>
        <table:table-row table:style-name="ro1">
          <table:table-cell office:value-type="string" calcext:value-type="string">
            <text:p>#EXTINF:0,ADULTTiny 4K - VOD 0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jennaross040414/content/vid01.mp4</text:p>
          </table:table-cell>
          <table:table-cell table:formula="of:=CONCATENATE([.A385];&quot;ƏƏƏ&quot;;[.B385];&quot;ƏƏƏ&quot;;[.C385])" office:value-type="string" office:string-value="#EXTINF:0,ADULTTiny 4K - VOD 05ƏƏƏ#EXTGRP:Взрослые 3ƏƏƏhttp://videos.galleries.pornpros.com/galleries.tiny4k.com/htdocs/fb01/fb01_jennaross040414/content/vid01.mp4" calcext:value-type="string">
            <text:p>#EXTINF:0,ADULTTiny 4K - VOD 05ƏƏƏ#EXTGRP:Взрослые 3ƏƏƏhttp://videos.galleries.pornpros.com/galleries.tiny4k.com/htdocs/fb01/fb01_jennaross040414/content/vid01.mp4</text:p>
          </table:table-cell>
        </table:table-row>
        <table:table-row table:style-name="ro1">
          <table:table-cell office:value-type="string" calcext:value-type="string">
            <text:p>#EXTINF:0,ADULTTiny 4K - VOD 0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emmastoned03414/content/vid01.mp4</text:p>
          </table:table-cell>
          <table:table-cell table:formula="of:=CONCATENATE([.A386];&quot;ƏƏƏ&quot;;[.B386];&quot;ƏƏƏ&quot;;[.C386])" office:value-type="string" office:string-value="#EXTINF:0,ADULTTiny 4K - VOD 09ƏƏƏ#EXTGRP:Взрослые 3ƏƏƏhttp://videos.galleries.pornpros.com/galleries.tiny4k.com/htdocs/fb01/fb01_emmastoned03414/content/vid01.mp4" calcext:value-type="string">
            <text:p>#EXTINF:0,ADULTTiny 4K - VOD 09ƏƏƏ#EXTGRP:Взрослые 3ƏƏƏhttp://videos.galleries.pornpros.com/galleries.tiny4k.com/htdocs/fb01/fb01_emmastoned03414/content/vid01.mp4</text:p>
          </table:table-cell>
        </table:table-row>
        <table:table-row table:style-name="ro1">
          <table:table-cell office:value-type="string" calcext:value-type="string">
            <text:p>#EXTINF:0,ADULTTiny 4K - VOD 1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tiny4k.com/htdocs/fb01/fb01_dakotaskye040314/content/vid01.mp4</text:p>
          </table:table-cell>
          <table:table-cell table:formula="of:=CONCATENATE([.A387];&quot;ƏƏƏ&quot;;[.B387];&quot;ƏƏƏ&quot;;[.C387])" office:value-type="string" office:string-value="#EXTINF:0,ADULTTiny 4K - VOD 11ƏƏƏ#EXTGRP:Взрослые 3ƏƏƏhttp://videos.galleries.pornpros.com/galleries.tiny4k.com/htdocs/fb01/fb01_dakotaskye040314/content/vid01.mp4" calcext:value-type="string">
            <text:p>#EXTINF:0,ADULTTiny 4K - VOD 11ƏƏƏ#EXTGRP:Взрослые 3ƏƏƏhttp://videos.galleries.pornpros.com/galleries.tiny4k.com/htdocs/fb01/fb01_dakotaskye040314/content/vid01.mp4</text:p>
          </table:table-cell>
        </table:table-row>
        <table:table-row table:style-name="ro1">
          <table:table-cell office:value-type="string" calcext:value-type="string">
            <text:p>#EXTINF:0,Amateur Teen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6/6858/6858_720p.mp4</text:p>
          </table:table-cell>
          <table:table-cell table:formula="of:=CONCATENATE([.A388];&quot;ƏƏƏ&quot;;[.B388];&quot;ƏƏƏ&quot;;[.C388])" office:value-type="string" office:string-value="#EXTINF:0,Amateur TeenƏƏƏ#EXTGRP:Взрослые 3ƏƏƏhttp://ovhv39.twincdn.com/videos/6/6858/6858_720p.mp4" calcext:value-type="string">
            <text:p>#EXTINF:0,Amateur TeenƏƏƏ#EXTGRP:Взрослые 3ƏƏƏhttp://ovhv39.twincdn.com/videos/6/6858/6858_720p.mp4</text:p>
          </table:table-cell>
        </table:table-row>
        <table:table-row table:style-name="ro1">
          <table:table-cell office:value-type="string" calcext:value-type="string">
            <text:p>#EXTINF:0,Anal creampi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18/18326/18326_720p.mp4</text:p>
          </table:table-cell>
          <table:table-cell table:formula="of:=CONCATENATE([.A389];&quot;ƏƏƏ&quot;;[.B389];&quot;ƏƏƏ&quot;;[.C389])" office:value-type="string" office:string-value="#EXTINF:0,Anal creampieƏƏƏ#EXTGRP:Взрослые 3ƏƏƏhttp://ovhv39.twincdn.com/videos/18/18326/18326_720p.mp4" calcext:value-type="string">
            <text:p>#EXTINF:0,Anal creampieƏƏƏ#EXTGRP:Взрослые 3ƏƏƏhttp://ovhv39.twincdn.com/videos/18/18326/18326_720p.mp4</text:p>
          </table:table-cell>
        </table:table-row>
        <table:table-row table:style-name="ro1">
          <table:table-cell office:value-type="string" calcext:value-type="string">
            <text:p>#EXTINF:0,Anal fucked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40.twincdn.com/videos/1/1167/1167_720p.mp4</text:p>
          </table:table-cell>
          <table:table-cell table:formula="of:=CONCATENATE([.A390];&quot;ƏƏƏ&quot;;[.B390];&quot;ƏƏƏ&quot;;[.C390])" office:value-type="string" office:string-value="#EXTINF:0,Anal fuckedƏƏƏ#EXTGRP:Взрослые 3ƏƏƏhttp://ovhv40.twincdn.com/videos/1/1167/1167_720p.mp4" calcext:value-type="string">
            <text:p>#EXTINF:0,Anal fuckedƏƏƏ#EXTGRP:Взрослые 3ƏƏƏhttp://ovhv40.twincdn.com/videos/1/1167/1167_720p.mp4</text:p>
          </table:table-cell>
        </table:table-row>
        <table:table-row table:style-name="ro1">
          <table:table-cell office:value-type="string" calcext:value-type="string">
            <text:p>#EXTINF:0,Anal taboos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18/18666/18666_720p.mp4</text:p>
          </table:table-cell>
          <table:table-cell table:formula="of:=CONCATENATE([.A391];&quot;ƏƏƏ&quot;;[.B391];&quot;ƏƏƏ&quot;;[.C391])" office:value-type="string" office:string-value="#EXTINF:0,Anal taboosƏƏƏ#EXTGRP:Взрослые 3ƏƏƏhttp://ovhv39.twincdn.com/videos/18/18666/18666_720p.mp4" calcext:value-type="string">
            <text:p>#EXTINF:0,Anal taboosƏƏƏ#EXTGRP:Взрослые 3ƏƏƏhttp://ovhv39.twincdn.com/videos/18/18666/18666_720p.mp4</text:p>
          </table:table-cell>
        </table:table-row>
        <table:table-row table:style-name="ro1">
          <table:table-cell office:value-type="string" calcext:value-type="string">
            <text:p>#EXTINF:0,Ass fucked in her room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9/9514/9514_720p.mp4</text:p>
          </table:table-cell>
          <table:table-cell table:formula="of:=CONCATENATE([.A392];&quot;ƏƏƏ&quot;;[.B392];&quot;ƏƏƏ&quot;;[.C392])" office:value-type="string" office:string-value="#EXTINF:0,Ass fucked in her roomƏƏƏ#EXTGRP:Взрослые 3ƏƏƏhttp://ovhv39.twincdn.com/videos/9/9514/9514_720p.mp4" calcext:value-type="string">
            <text:p>#EXTINF:0,Ass fucked in her roomƏƏƏ#EXTGRP:Взрослые 3ƏƏƏhttp://ovhv39.twincdn.com/videos/9/9514/9514_720p.mp4</text:p>
          </table:table-cell>
        </table:table-row>
        <table:table-row table:style-name="ro1">
          <table:table-cell office:value-type="string" calcext:value-type="string">
            <text:p>#EXTINF:0,Black mare\'s asshole is banged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37/37530/37530_720p.mp4</text:p>
          </table:table-cell>
          <table:table-cell table:formula="of:=CONCATENATE([.A393];&quot;ƏƏƏ&quot;;[.B393];&quot;ƏƏƏ&quot;;[.C393])" office:value-type="string" office:string-value="#EXTINF:0,Black mare\'s asshole is bangedƏƏƏ#EXTGRP:Взрослые 3ƏƏƏhttp://ovhv39.twincdn.com/videos/37/37530/37530_720p.mp4" calcext:value-type="string">
            <text:p>#EXTINF:0,Black mare\'s asshole is bangedƏƏƏ#EXTGRP:Взрослые 3ƏƏƏhttp://ovhv39.twincdn.com/videos/37/37530/37530_720p.mp4</text:p>
          </table:table-cell>
        </table:table-row>
        <table:table-row table:style-name="ro1">
          <table:table-cell office:value-type="string" calcext:value-type="string">
            <text:p>#EXTINF:0,Blonde teenie does anal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5/5893/5893_720p.mp4</text:p>
          </table:table-cell>
          <table:table-cell table:formula="of:=CONCATENATE([.A394];&quot;ƏƏƏ&quot;;[.B394];&quot;ƏƏƏ&quot;;[.C394])" office:value-type="string" office:string-value="#EXTINF:0,Blonde teenie does analƏƏƏ#EXTGRP:Взрослые 3ƏƏƏhttp://ovhv39.twincdn.com/videos/5/5893/5893_720p.mp4" calcext:value-type="string">
            <text:p>#EXTINF:0,Blonde teenie does analƏƏƏ#EXTGRP:Взрослые 3ƏƏƏhttp://ovhv39.twincdn.com/videos/5/5893/5893_720p.mp4</text:p>
          </table:table-cell>
        </table:table-row>
        <table:table-row table:style-name="ro1">
          <table:table-cell office:value-type="string" calcext:value-type="string">
            <text:p>#EXTINF:0,Blonde Ungarin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8/8630/8630_720p.mp4</text:p>
          </table:table-cell>
          <table:table-cell table:formula="of:=CONCATENATE([.A395];&quot;ƏƏƏ&quot;;[.B395];&quot;ƏƏƏ&quot;;[.C395])" office:value-type="string" office:string-value="#EXTINF:0,Blonde UngarinƏƏƏ#EXTGRP:Взрослые 3ƏƏƏhttp://ovhv39.twincdn.com/videos/8/8630/8630_720p.mp4" calcext:value-type="string">
            <text:p>#EXTINF:0,Blonde UngarinƏƏƏ#EXTGRP:Взрослые 3ƏƏƏhttp://ovhv39.twincdn.com/videos/8/8630/8630_720p.mp4</text:p>
          </table:table-cell>
        </table:table-row>
        <table:table-row table:style-name="ro1">
          <table:table-cell office:value-type="string" calcext:value-type="string">
            <text:p>#EXTINF:0,Brazilian anal experienc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40.twincdn.com/videos/prime/00/01/93/70.mp4</text:p>
          </table:table-cell>
          <table:table-cell table:formula="of:=CONCATENATE([.A396];&quot;ƏƏƏ&quot;;[.B396];&quot;ƏƏƏ&quot;;[.C396])" office:value-type="string" office:string-value="#EXTINF:0,Brazilian anal experienceƏƏƏ#EXTGRP:Взрослые 3ƏƏƏhttp://ovhv40.twincdn.com/videos/prime/00/01/93/70.mp4" calcext:value-type="string">
            <text:p>#EXTINF:0,Brazilian anal experienceƏƏƏ#EXTGRP:Взрослые 3ƏƏƏhttp://ovhv40.twincdn.com/videos/prime/00/01/93/70.mp4</text:p>
          </table:table-cell>
        </table:table-row>
        <table:table-row table:style-name="ro1">
          <table:table-cell office:value-type="string" calcext:value-type="string">
            <text:p>#EXTINF:0,brazilian booty screams for sex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prime/00/01/82/54.mp4</text:p>
          </table:table-cell>
          <table:table-cell table:formula="of:=CONCATENATE([.A397];&quot;ƏƏƏ&quot;;[.B397];&quot;ƏƏƏ&quot;;[.C397])" office:value-type="string" office:string-value="#EXTINF:0,brazilian booty screams for sexƏƏƏ#EXTGRP:Взрослые 3ƏƏƏhttp://ovhv39.twincdn.com/videos/prime/00/01/82/54.mp4" calcext:value-type="string">
            <text:p>#EXTINF:0,brazilian booty screams for sexƏƏƏ#EXTGRP:Взрослые 3ƏƏƏhttp://ovhv39.twincdn.com/videos/prime/00/01/82/54.mp4</text:p>
          </table:table-cell>
        </table:table-row>
        <table:table-row table:style-name="ro1">
          <table:table-cell office:value-type="string" calcext:value-type="string">
            <text:p>#EXTINF:0,Brazilian is penetrated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40.twincdn.com/videos/prime/00/01/89/45.mp4</text:p>
          </table:table-cell>
          <table:table-cell table:formula="of:=CONCATENATE([.A398];&quot;ƏƏƏ&quot;;[.B398];&quot;ƏƏƏ&quot;;[.C398])" office:value-type="string" office:string-value="#EXTINF:0,Brazilian is penetratedƏƏƏ#EXTGRP:Взрослые 3ƏƏƏhttp://ovhv40.twincdn.com/videos/prime/00/01/89/45.mp4" calcext:value-type="string">
            <text:p>#EXTINF:0,Brazilian is penetratedƏƏƏ#EXTGRP:Взрослые 3ƏƏƏhttp://ovhv40.twincdn.com/videos/prime/00/01/89/45.mp4</text:p>
          </table:table-cell>
        </table:table-row>
        <table:table-row table:style-name="ro1">
          <table:table-cell office:value-type="string" calcext:value-type="string">
            <text:p>#EXTINF:0,Brazilian likes firm bell ends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40.twincdn.com/videos/1/1190/1190_720p.mp4</text:p>
          </table:table-cell>
          <table:table-cell table:formula="of:=CONCATENATE([.A399];&quot;ƏƏƏ&quot;;[.B399];&quot;ƏƏƏ&quot;;[.C399])" office:value-type="string" office:string-value="#EXTINF:0,Brazilian likes firm bell endsƏƏƏ#EXTGRP:Взрослые 3ƏƏƏhttp://ovhv40.twincdn.com/videos/1/1190/1190_720p.mp4" calcext:value-type="string">
            <text:p>#EXTINF:0,Brazilian likes firm bell endsƏƏƏ#EXTGRP:Взрослые 3ƏƏƏhttp://ovhv40.twincdn.com/videos/1/1190/1190_720p.mp4</text:p>
          </table:table-cell>
        </table:table-row>
        <table:table-row table:style-name="ro1">
          <table:table-cell office:value-type="string" calcext:value-type="string">
            <text:p>#EXTINF:0,Brazilianische Dreilochstut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35/35651/35651_720p.mp4</text:p>
          </table:table-cell>
          <table:table-cell table:formula="of:=CONCATENATE([.A400];&quot;ƏƏƏ&quot;;[.B400];&quot;ƏƏƏ&quot;;[.C400])" office:value-type="string" office:string-value="#EXTINF:0,Brazilianische DreilochstuteƏƏƏ#EXTGRP:Взрослые 3ƏƏƏhttp://ovhv39.twincdn.com/videos/35/35651/35651_720p.mp4" calcext:value-type="string">
            <text:p>#EXTINF:0,Brazilianische DreilochstuteƏƏƏ#EXTGRP:Взрослые 3ƏƏƏhttp://ovhv39.twincdn.com/videos/35/35651/35651_720p.mp4</text:p>
          </table:table-cell>
        </table:table-row>
        <table:table-row table:style-name="ro1">
          <table:table-cell office:value-type="string" calcext:value-type="string">
            <text:p>#EXTINF:0,Butt sex with young teen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7/7450/7450_720p.mp4</text:p>
          </table:table-cell>
          <table:table-cell table:formula="of:=CONCATENATE([.A401];&quot;ƏƏƏ&quot;;[.B401];&quot;ƏƏƏ&quot;;[.C401])" office:value-type="string" office:string-value="#EXTINF:0,Butt sex with young teenƏƏƏ#EXTGRP:Взрослые 3ƏƏƏhttp://ovhv39.twincdn.com/videos/7/7450/7450_720p.mp4" calcext:value-type="string">
            <text:p>#EXTINF:0,Butt sex with young teenƏƏƏ#EXTGRP:Взрослые 3ƏƏƏhttp://ovhv39.twincdn.com/videos/7/7450/7450_720p.mp4</text:p>
          </table:table-cell>
        </table:table-row>
        <table:table-row table:style-name="ro1">
          <table:table-cell office:value-type="string" calcext:value-type="string">
            <text:p>#EXTINF:0,Casting ohne Kondom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6/6837/6837_720p.mp4</text:p>
          </table:table-cell>
          <table:table-cell table:formula="of:=CONCATENATE([.A402];&quot;ƏƏƏ&quot;;[.B402];&quot;ƏƏƏ&quot;;[.C402])" office:value-type="string" office:string-value="#EXTINF:0,Casting ohne KondomƏƏƏ#EXTGRP:Взрослые 3ƏƏƏhttp://ovhv39.twincdn.com/videos/6/6837/6837_720p.mp4" calcext:value-type="string">
            <text:p>#EXTINF:0,Casting ohne KondomƏƏƏ#EXTGRP:Взрослые 3ƏƏƏhttp://ovhv39.twincdn.com/videos/6/6837/6837_720p.mp4</text:p>
          </table:table-cell>
        </table:table-row>
        <table:table-row table:style-name="ro1">
          <table:table-cell office:value-type="string" calcext:value-type="string">
            <text:p>#EXTINF:0,Cock in all holes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6/6695/6695_720p.mp4</text:p>
          </table:table-cell>
          <table:table-cell table:formula="of:=CONCATENATE([.A403];&quot;ƏƏƏ&quot;;[.B403];&quot;ƏƏƏ&quot;;[.C403])" office:value-type="string" office:string-value="#EXTINF:0,Cock in all holesƏƏƏ#EXTGRP:Взрослые 3ƏƏƏhttp://ovhv39.twincdn.com/videos/6/6695/6695_720p.mp4" calcext:value-type="string">
            <text:p>#EXTINF:0,Cock in all holesƏƏƏ#EXTGRP:Взрослые 3ƏƏƏhttp://ovhv39.twincdn.com/videos/6/6695/6695_720p.mp4</text:p>
          </table:table-cell>
        </table:table-row>
        <table:table-row table:style-name="ro1">
          <table:table-cell office:value-type="string" calcext:value-type="string">
            <text:p>#EXTINF:0,Cock in their assholes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35/35540/35540_720p.mp4</text:p>
          </table:table-cell>
          <table:table-cell table:formula="of:=CONCATENATE([.A404];&quot;ƏƏƏ&quot;;[.B404];&quot;ƏƏƏ&quot;;[.C404])" office:value-type="string" office:string-value="#EXTINF:0,Cock in their assholesƏƏƏ#EXTGRP:Взрослые 3ƏƏƏhttp://ovhv39.twincdn.com/videos/35/35540/35540_720p.mp4" calcext:value-type="string">
            <text:p>#EXTINF:0,Cock in their assholesƏƏƏ#EXTGRP:Взрослые 3ƏƏƏhttp://ovhv39.twincdn.com/videos/35/35540/35540_720p.mp4</text:p>
          </table:table-cell>
        </table:table-row>
        <table:table-row table:style-name="ro1">
          <table:table-cell office:value-type="string" calcext:value-type="string">
            <text:p>#EXTINF:0,Cute teenie must squirt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5/5845/5845_720p.mp4</text:p>
          </table:table-cell>
          <table:table-cell table:formula="of:=CONCATENATE([.A405];&quot;ƏƏƏ&quot;;[.B405];&quot;ƏƏƏ&quot;;[.C405])" office:value-type="string" office:string-value="#EXTINF:0,Cute teenie must squirtƏƏƏ#EXTGRP:Взрослые 3ƏƏƏhttp://ovhv39.twincdn.com/videos/5/5845/5845_720p.mp4" calcext:value-type="string">
            <text:p>#EXTINF:0,Cute teenie must squirtƏƏƏ#EXTGRP:Взрослые 3ƏƏƏhttp://ovhv39.twincdn.com/videos/5/5845/5845_720p.mp4</text:p>
          </table:table-cell>
        </table:table-row>
        <table:table-row table:style-name="ro1">
          <table:table-cell office:value-type="string" calcext:value-type="string">
            <text:p>#EXTINF:0,FANTHD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fantasyhd.com/htdocs/fb02/fb02_ellamilano/content/vid01.mp4</text:p>
          </table:table-cell>
          <table:table-cell table:formula="of:=CONCATENATE([.A406];&quot;ƏƏƏ&quot;;[.B406];&quot;ƏƏƏ&quot;;[.C406])" office:value-type="string" office:string-value="#EXTINF:0,FANTHD1ƏƏƏ#EXTGRP:Взрослые 3ƏƏƏhttp://videos.galleries.pornpros.com/galleries.fantasyhd.com/htdocs/fb02/fb02_ellamilano/content/vid01.mp4" calcext:value-type="string">
            <text:p>#EXTINF:0,FANTHD1ƏƏƏ#EXTGRP:Взрослые 3ƏƏƏhttp://videos.galleries.pornpros.com/galleries.fantasyhd.com/htdocs/fb02/fb02_ellamilano/content/vid01.mp4</text:p>
          </table:table-cell>
        </table:table-row>
        <table:table-row table:style-name="ro1">
          <table:table-cell office:value-type="string" calcext:value-type="string">
            <text:p>#EXTINF:0,FANTHD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fantasyhd.com/htdocs/fb02/fb02_anikkaalbrite_tiffanyfox/content/vid01.mp4</text:p>
          </table:table-cell>
          <table:table-cell table:formula="of:=CONCATENATE([.A407];&quot;ƏƏƏ&quot;;[.B407];&quot;ƏƏƏ&quot;;[.C407])" office:value-type="string" office:string-value="#EXTINF:0,FANTHD2ƏƏƏ#EXTGRP:Взрослые 3ƏƏƏhttp://videos.galleries.pornpros.com/galleries.fantasyhd.com/htdocs/fb02/fb02_anikkaalbrite_tiffanyfox/content/vid01.mp4" calcext:value-type="string">
            <text:p>#EXTINF:0,FANTHD2ƏƏƏ#EXTGRP:Взрослые 3ƏƏƏhttp://videos.galleries.pornpros.com/galleries.fantasyhd.com/htdocs/fb02/fb02_anikkaalbrite_tiffanyfox/content/vid01.mp4</text:p>
          </table:table-cell>
        </table:table-row>
        <table:table-row table:style-name="ro1">
          <table:table-cell office:value-type="string" calcext:value-type="string">
            <text:p>#EXTINF:0,FANTHD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fantasyhd.com/htdocs/fb02/fb02_caprianderson/content/vid01.mp4</text:p>
          </table:table-cell>
          <table:table-cell table:formula="of:=CONCATENATE([.A408];&quot;ƏƏƏ&quot;;[.B408];&quot;ƏƏƏ&quot;;[.C408])" office:value-type="string" office:string-value="#EXTINF:0,FANTHD3ƏƏƏ#EXTGRP:Взрослые 3ƏƏƏhttp://videos.galleries.pornpros.com/galleries.fantasyhd.com/htdocs/fb02/fb02_caprianderson/content/vid01.mp4" calcext:value-type="string">
            <text:p>#EXTINF:0,FANTHD3ƏƏƏ#EXTGRP:Взрослые 3ƏƏƏhttp://videos.galleries.pornpros.com/galleries.fantasyhd.com/htdocs/fb02/fb02_caprianderson/content/vid01.mp4</text:p>
          </table:table-cell>
        </table:table-row>
        <table:table-row table:style-name="ro1">
          <table:table-cell office:value-type="string" calcext:value-type="string">
            <text:p>#EXTINF:0,FANTHD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fantasyhd.com/htdocs/fb02/fb02_natalieheart_chloefoster/content/vid01.mp4</text:p>
          </table:table-cell>
          <table:table-cell table:formula="of:=CONCATENATE([.A409];&quot;ƏƏƏ&quot;;[.B409];&quot;ƏƏƏ&quot;;[.C409])" office:value-type="string" office:string-value="#EXTINF:0,FANTHD4ƏƏƏ#EXTGRP:Взрослые 3ƏƏƏhttp://videos.galleries.pornpros.com/galleries.fantasyhd.com/htdocs/fb02/fb02_natalieheart_chloefoster/content/vid01.mp4" calcext:value-type="string">
            <text:p>#EXTINF:0,FANTHD4ƏƏƏ#EXTGRP:Взрослые 3ƏƏƏhttp://videos.galleries.pornpros.com/galleries.fantasyhd.com/htdocs/fb02/fb02_natalieheart_chloefoster/content/vid01.mp4</text:p>
          </table:table-cell>
        </table:table-row>
        <table:table-row table:style-name="ro1">
          <table:table-cell office:value-type="string" calcext:value-type="string">
            <text:p>#EXTINF:0,FANTHD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fantasyhd.com/htdocs/fb01/fb01_alicemarch/content/vid01.mp4</text:p>
          </table:table-cell>
          <table:table-cell table:formula="of:=CONCATENATE([.A410];&quot;ƏƏƏ&quot;;[.B410];&quot;ƏƏƏ&quot;;[.C410])" office:value-type="string" office:string-value="#EXTINF:0,FANTHD5ƏƏƏ#EXTGRP:Взрослые 3ƏƏƏhttp://videos.galleries.pornpros.com/galleries.fantasyhd.com/htdocs/fb01/fb01_alicemarch/content/vid01.mp4" calcext:value-type="string">
            <text:p>#EXTINF:0,FANTHD5ƏƏƏ#EXTGRP:Взрослые 3ƏƏƏhttp://videos.galleries.pornpros.com/galleries.fantasyhd.com/htdocs/fb01/fb01_alicemarch/content/vid01.mp4</text:p>
          </table:table-cell>
        </table:table-row>
        <table:table-row table:style-name="ro1">
          <table:table-cell office:value-type="string" calcext:value-type="string">
            <text:p>#EXTINF:0,FANTHD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fantasyhd.com/htdocs/fb02/fb02_hollymichaels/content/vid01.mp4</text:p>
          </table:table-cell>
          <table:table-cell table:formula="of:=CONCATENATE([.A411];&quot;ƏƏƏ&quot;;[.B411];&quot;ƏƏƏ&quot;;[.C411])" office:value-type="string" office:string-value="#EXTINF:0,FANTHD6ƏƏƏ#EXTGRP:Взрослые 3ƏƏƏhttp://videos.galleries.pornpros.com/galleries.fantasyhd.com/htdocs/fb02/fb02_hollymichaels/content/vid01.mp4" calcext:value-type="string">
            <text:p>#EXTINF:0,FANTHD6ƏƏƏ#EXTGRP:Взрослые 3ƏƏƏhttp://videos.galleries.pornpros.com/galleries.fantasyhd.com/htdocs/fb02/fb02_hollymichaels/content/vid01.mp4</text:p>
          </table:table-cell>
        </table:table-row>
        <table:table-row table:style-name="ro1">
          <table:table-cell office:value-type="string" calcext:value-type="string">
            <text:p>#EXTINF:0,FANTHD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fantasyhd.com/htdocs/fb01/fb01_conniecarter051514/content/vid01.mp4</text:p>
          </table:table-cell>
          <table:table-cell table:formula="of:=CONCATENATE([.A412];&quot;ƏƏƏ&quot;;[.B412];&quot;ƏƏƏ&quot;;[.C412])" office:value-type="string" office:string-value="#EXTINF:0,FANTHD7ƏƏƏ#EXTGRP:Взрослые 3ƏƏƏhttp://videos.galleries.pornpros.com/galleries.fantasyhd.com/htdocs/fb01/fb01_conniecarter051514/content/vid01.mp4" calcext:value-type="string">
            <text:p>#EXTINF:0,FANTHD7ƏƏƏ#EXTGRP:Взрослые 3ƏƏƏhttp://videos.galleries.pornpros.com/galleries.fantasyhd.com/htdocs/fb01/fb01_conniecarter051514/content/vid01.mp4</text:p>
          </table:table-cell>
        </table:table-row>
        <table:table-row table:style-name="ro1">
          <table:table-cell office:value-type="string" calcext:value-type="string">
            <text:p>#EXTINF:0,FANTHD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fantasyhd.com/htdocs/fb01/fb01_emilygrey080514/content/vid01.mp4</text:p>
          </table:table-cell>
          <table:table-cell table:formula="of:=CONCATENATE([.A413];&quot;ƏƏƏ&quot;;[.B413];&quot;ƏƏƏ&quot;;[.C413])" office:value-type="string" office:string-value="#EXTINF:0,FANTHD7ƏƏƏ#EXTGRP:Взрослые 3ƏƏƏhttp://videos.galleries.pornpros.com/galleries.fantasyhd.com/htdocs/fb01/fb01_emilygrey080514/content/vid01.mp4" calcext:value-type="string">
            <text:p>#EXTINF:0,FANTHD7ƏƏƏ#EXTGRP:Взрослые 3ƏƏƏhttp://videos.galleries.pornpros.com/galleries.fantasyhd.com/htdocs/fb01/fb01_emilygrey080514/content/vid01.mp4</text:p>
          </table:table-cell>
        </table:table-row>
        <table:table-row table:style-name="ro1">
          <table:table-cell office:value-type="string" calcext:value-type="string">
            <text:p>#EXTINF:0,Fickt mein Arschloch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34/34229/34229_720p.mp4</text:p>
          </table:table-cell>
          <table:table-cell table:formula="of:=CONCATENATE([.A414];&quot;ƏƏƏ&quot;;[.B414];&quot;ƏƏƏ&quot;;[.C414])" office:value-type="string" office:string-value="#EXTINF:0,Fickt mein ArschlochƏƏƏ#EXTGRP:Взрослые 3ƏƏƏhttp://ovhv39.twincdn.com/videos/34/34229/34229_720p.mp4" calcext:value-type="string">
            <text:p>#EXTINF:0,Fickt mein ArschlochƏƏƏ#EXTGRP:Взрослые 3ƏƏƏhttp://ovhv39.twincdn.com/videos/34/34229/34229_720p.mp4</text:p>
          </table:table-cell>
        </table:table-row>
        <table:table-row table:style-name="ro1">
          <table:table-cell office:value-type="string" calcext:value-type="string">
            <text:p>#EXTINF:0,Fine Vids 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finevids.xxx/get_file/1/19f697e62f022a60d5b943276787785d/82000/82071/82071.mp4</text:p>
          </table:table-cell>
          <table:table-cell table:formula="of:=CONCATENATE([.A415];&quot;ƏƏƏ&quot;;[.B415];&quot;ƏƏƏ&quot;;[.C415])" office:value-type="string" office:string-value="#EXTINF:0,Fine Vids 1ƏƏƏ#EXTGRP:Взрослые 3ƏƏƏhttp://finevids.xxx/get_file/1/19f697e62f022a60d5b943276787785d/82000/82071/82071.mp4" calcext:value-type="string">
            <text:p>#EXTINF:0,Fine Vids 1ƏƏƏ#EXTGRP:Взрослые 3ƏƏƏhttp://finevids.xxx/get_file/1/19f697e62f022a60d5b943276787785d/82000/82071/82071.mp4</text:p>
          </table:table-cell>
        </table:table-row>
        <table:table-row table:style-name="ro1">
          <table:table-cell office:value-type="string" calcext:value-type="string">
            <text:p>#EXTINF:0,Fine Vids 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finevids.xxx/get_file/1/3d6feb808a0edfcedea916dfbed0f428/82000/82103/82103.mp4</text:p>
          </table:table-cell>
          <table:table-cell table:formula="of:=CONCATENATE([.A416];&quot;ƏƏƏ&quot;;[.B416];&quot;ƏƏƏ&quot;;[.C416])" office:value-type="string" office:string-value="#EXTINF:0,Fine Vids 2ƏƏƏ#EXTGRP:Взрослые 3ƏƏƏhttp://finevids.xxx/get_file/1/3d6feb808a0edfcedea916dfbed0f428/82000/82103/82103.mp4" calcext:value-type="string">
            <text:p>#EXTINF:0,Fine Vids 2ƏƏƏ#EXTGRP:Взрослые 3ƏƏƏhttp://finevids.xxx/get_file/1/3d6feb808a0edfcedea916dfbed0f428/82000/82103/82103.mp4</text:p>
          </table:table-cell>
        </table:table-row>
        <table:table-row table:style-name="ro1">
          <table:table-cell office:value-type="string" calcext:value-type="string">
            <text:p>#EXTINF:0,Fine Vids 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finevids.xxx/get_file/1/0a0b117bc9a6a1ed64c0ced9cedc4f0c/81000/81667/81667.mp4</text:p>
          </table:table-cell>
          <table:table-cell table:formula="of:=CONCATENATE([.A417];&quot;ƏƏƏ&quot;;[.B417];&quot;ƏƏƏ&quot;;[.C417])" office:value-type="string" office:string-value="#EXTINF:0,Fine Vids 4ƏƏƏ#EXTGRP:Взрослые 3ƏƏƏhttp://finevids.xxx/get_file/1/0a0b117bc9a6a1ed64c0ced9cedc4f0c/81000/81667/81667.mp4" calcext:value-type="string">
            <text:p>#EXTINF:0,Fine Vids 4ƏƏƏ#EXTGRP:Взрослые 3ƏƏƏhttp://finevids.xxx/get_file/1/0a0b117bc9a6a1ed64c0ced9cedc4f0c/81000/81667/81667.mp4</text:p>
          </table:table-cell>
        </table:table-row>
        <table:table-row table:style-name="ro1">
          <table:table-cell office:value-type="string" calcext:value-type="string">
            <text:p>#EXTINF:0,Fine Vids 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<text:a xlink:href="http://finevids.xxx/get_file/1/197767f6be9c3d33665cde6f29d4f8fb/81000/81697/81697.mp4" xlink:type="simple">http://finevids.xxx/get_file/1/197767f6be9c3d33665cde6f29d4f8fb/81000/81697/81697.mp4</text:a></text:p>
          </table:table-cell>
          <table:table-cell table:formula="of:=CONCATENATE([.A418];&quot;ƏƏƏ&quot;;[.B418];&quot;ƏƏƏ&quot;;[.C418])" office:value-type="string" office:string-value="#EXTINF:0,Fine Vids 5ƏƏƏ#EXTGRP:Взрослые 3ƏƏƏhttp://finevids.xxx/get_file/1/197767f6be9c3d33665cde6f29d4f8fb/81000/81697/81697.mp4" calcext:value-type="string">
            <text:p>#EXTINF:0,Fine Vids 5ƏƏƏ#EXTGRP:Взрослые 3ƏƏƏhttp://finevids.xxx/get_file/1/197767f6be9c3d33665cde6f29d4f8fb/81000/81697/81697.mp4</text:p>
          </table:table-cell>
        </table:table-row>
        <table:table-row table:style-name="ro1">
          <table:table-cell office:value-type="string" calcext:value-type="string">
            <text:p>#EXTINF:0,Finevids 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<text:a xlink:href="http://finevids.xxx/get_file/1/0a0b117bc9a6a1ed64c0ced9cedc4f0c/81000/81667/81667.mp4" xlink:type="simple">http://finevids.xxx/get_file/1/0a0b117bc9a6a1ed64c0ced9cedc4f0c/81000/81667/81667.mp4</text:a></text:p>
          </table:table-cell>
          <table:table-cell table:formula="of:=CONCATENATE([.A419];&quot;ƏƏƏ&quot;;[.B419];&quot;ƏƏƏ&quot;;[.C419])" office:value-type="string" office:string-value="#EXTINF:0,Finevids 1ƏƏƏ#EXTGRP:Взрослые 3ƏƏƏhttp://finevids.xxx/get_file/1/0a0b117bc9a6a1ed64c0ced9cedc4f0c/81000/81667/81667.mp4" calcext:value-type="string">
            <text:p>#EXTINF:0,Finevids 1ƏƏƏ#EXTGRP:Взрослые 3ƏƏƏhttp://finevids.xxx/get_file/1/0a0b117bc9a6a1ed64c0ced9cedc4f0c/81000/81667/81667.mp4</text:p>
          </table:table-cell>
        </table:table-row>
        <table:table-row table:style-name="ro1">
          <table:table-cell office:value-type="string" calcext:value-type="string">
            <text:p>#EXTINF:0,Finevids 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<text:a xlink:href="http://finevids.xxx/get_file/1/3d6feb808a0edfcedea916dfbed0f428/82000/82103/82103.mp4" xlink:type="simple">http://finevids.xxx/get_file/1/3d6feb808a0edfcedea916dfbed0f428/82000/82103/82103.mp4</text:a></text:p>
          </table:table-cell>
          <table:table-cell table:formula="of:=CONCATENATE([.A420];&quot;ƏƏƏ&quot;;[.B420];&quot;ƏƏƏ&quot;;[.C420])" office:value-type="string" office:string-value="#EXTINF:0,Finevids 2ƏƏƏ#EXTGRP:Взрослые 3ƏƏƏhttp://finevids.xxx/get_file/1/3d6feb808a0edfcedea916dfbed0f428/82000/82103/82103.mp4" calcext:value-type="string">
            <text:p>#EXTINF:0,Finevids 2ƏƏƏ#EXTGRP:Взрослые 3ƏƏƏhttp://finevids.xxx/get_file/1/3d6feb808a0edfcedea916dfbed0f428/82000/82103/82103.mp4</text:p>
          </table:table-cell>
        </table:table-row>
        <table:table-row table:style-name="ro1">
          <table:table-cell office:value-type="string" calcext:value-type="string">
            <text:p>#EXTINF:0,Finevids 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<text:a xlink:href="http://finevids.xxx/get_file/1/19f697e62f022a60d5b943276787785d/82000/82071/82071.mp4" xlink:type="simple">http://finevids.xxx/get_file/1/19f697e62f022a60d5b943276787785d/82000/82071/82071.mp4</text:a></text:p>
          </table:table-cell>
          <table:table-cell table:formula="of:=CONCATENATE([.A421];&quot;ƏƏƏ&quot;;[.B421];&quot;ƏƏƏ&quot;;[.C421])" office:value-type="string" office:string-value="#EXTINF:0,Finevids 3ƏƏƏ#EXTGRP:Взрослые 3ƏƏƏhttp://finevids.xxx/get_file/1/19f697e62f022a60d5b943276787785d/82000/82071/82071.mp4" calcext:value-type="string">
            <text:p>#EXTINF:0,Finevids 3ƏƏƏ#EXTGRP:Взрослые 3ƏƏƏhttp://finevids.xxx/get_file/1/19f697e62f022a60d5b943276787785d/82000/82071/82071.mp4</text:p>
          </table:table-cell>
        </table:table-row>
        <table:table-row table:style-name="ro1">
          <table:table-cell office:value-type="string" calcext:value-type="string">
            <text:p>#EXTINF:0,Finevids 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finevids.xxx/get_file/1/197767f6be9c3d33665cde6f29d4f8fb/81000/81697/81697.mp4</text:p>
          </table:table-cell>
          <table:table-cell table:formula="of:=CONCATENATE([.A422];&quot;ƏƏƏ&quot;;[.B422];&quot;ƏƏƏ&quot;;[.C422])" office:value-type="string" office:string-value="#EXTINF:0,Finevids 4ƏƏƏ#EXTGRP:Взрослые 3ƏƏƏhttp://finevids.xxx/get_file/1/197767f6be9c3d33665cde6f29d4f8fb/81000/81697/81697.mp4" calcext:value-type="string">
            <text:p>#EXTINF:0,Finevids 4ƏƏƏ#EXTGRP:Взрослые 3ƏƏƏhttp://finevids.xxx/get_file/1/197767f6be9c3d33665cde6f29d4f8fb/81000/81697/81697.mp4</text:p>
          </table:table-cell>
        </table:table-row>
        <table:table-row table:style-name="ro1">
          <table:table-cell office:value-type="string" calcext:value-type="string">
            <text:p>#EXTINF:0,Fuck with a strap-on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4/4557/4557_720p.mp4</text:p>
          </table:table-cell>
          <table:table-cell table:formula="of:=CONCATENATE([.A423];&quot;ƏƏƏ&quot;;[.B423];&quot;ƏƏƏ&quot;;[.C423])" office:value-type="string" office:string-value="#EXTINF:0,Fuck with a strap-onƏƏƏ#EXTGRP:Взрослые 3ƏƏƏhttp://ovhv39.twincdn.com/videos/4/4557/4557_720p.mp4" calcext:value-type="string">
            <text:p>#EXTINF:0,Fuck with a strap-onƏƏƏ#EXTGRP:Взрослые 3ƏƏƏhttp://ovhv39.twincdn.com/videos/4/4557/4557_720p.mp4</text:p>
          </table:table-cell>
        </table:table-row>
        <table:table-row table:style-name="ro1">
          <table:table-cell office:value-type="string" calcext:value-type="string">
            <text:p>#EXTINF:0,Gangbang party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prime/00/01/85/80.mp4</text:p>
          </table:table-cell>
          <table:table-cell table:formula="of:=CONCATENATE([.A424];&quot;ƏƏƏ&quot;;[.B424];&quot;ƏƏƏ&quot;;[.C424])" office:value-type="string" office:string-value="#EXTINF:0,Gangbang partyƏƏƏ#EXTGRP:Взрослые 3ƏƏƏhttp://ovhv39.twincdn.com/videos/prime/00/01/85/80.mp4" calcext:value-type="string">
            <text:p>#EXTINF:0,Gangbang partyƏƏƏ#EXTGRP:Взрослые 3ƏƏƏhttp://ovhv39.twincdn.com/videos/prime/00/01/85/80.mp4</text:p>
          </table:table-cell>
        </table:table-row>
        <table:table-row table:style-name="ro1">
          <table:table-cell office:value-type="string" calcext:value-type="string">
            <text:p>#EXTINF:0,GIRL &amp; GIRL 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23/vidshd/56ea912c4df934c216c352fa8d623af3/3599.mp4</text:p>
          </table:table-cell>
          <table:table-cell table:formula="of:=CONCATENATE([.A425];&quot;ƏƏƏ&quot;;[.B425];&quot;ƏƏƏ&quot;;[.C425])" office:value-type="string" office:string-value="#EXTINF:0,GIRL &amp; GIRL 1ƏƏƏ#EXTGRP:Взрослые 3ƏƏƏhttp://87.98.184.123/vidshd/56ea912c4df934c216c352fa8d623af3/3599.mp4" calcext:value-type="string">
            <text:p>#EXTINF:0,GIRL &amp; GIRL 1ƏƏƏ#EXTGRP:Взрослые 3ƏƏƏhttp://87.98.184.123/vidshd/56ea912c4df934c216c352fa8d623af3/3599.mp4</text:p>
          </table:table-cell>
        </table:table-row>
        <table:table-row table:style-name="ro1">
          <table:table-cell office:value-type="string" calcext:value-type="string">
            <text:p>#EXTINF:0,GIRL &amp; GIRL 10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15803.mp4</text:p>
          </table:table-cell>
          <table:table-cell table:formula="of:=CONCATENATE([.A426];&quot;ƏƏƏ&quot;;[.B426];&quot;ƏƏƏ&quot;;[.C426])" office:value-type="string" office:string-value="#EXTINF:0,GIRL &amp; GIRL 10ƏƏƏ#EXTGRP:Взрослые 3ƏƏƏhttp://87.98.184.134/vidshd/56ea912c4df934c216c352fa8d623af3/15803.mp4" calcext:value-type="string">
            <text:p>#EXTINF:0,GIRL &amp; GIRL 10ƏƏƏ#EXTGRP:Взрослые 3ƏƏƏhttp://87.98.184.134/vidshd/56ea912c4df934c216c352fa8d623af3/15803.mp4</text:p>
          </table:table-cell>
        </table:table-row>
        <table:table-row table:style-name="ro1">
          <table:table-cell office:value-type="string" calcext:value-type="string">
            <text:p>#EXTINF:0,GIRL &amp; GIRL 1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4147.mp4</text:p>
          </table:table-cell>
          <table:table-cell table:formula="of:=CONCATENATE([.A427];&quot;ƏƏƏ&quot;;[.B427];&quot;ƏƏƏ&quot;;[.C427])" office:value-type="string" office:string-value="#EXTINF:0,GIRL &amp; GIRL 11ƏƏƏ#EXTGRP:Взрослые 3ƏƏƏhttp://87.98.184.134/vidshd/56ea912c4df934c216c352fa8d623af3/4147.mp4" calcext:value-type="string">
            <text:p>#EXTINF:0,GIRL &amp; GIRL 11ƏƏƏ#EXTGRP:Взрослые 3ƏƏƏhttp://87.98.184.134/vidshd/56ea912c4df934c216c352fa8d623af3/4147.mp4</text:p>
          </table:table-cell>
        </table:table-row>
        <table:table-row table:style-name="ro1">
          <table:table-cell office:value-type="string" calcext:value-type="string">
            <text:p>#EXTINF:0,GIRL &amp; GIRL 1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14958.mp4</text:p>
          </table:table-cell>
          <table:table-cell table:formula="of:=CONCATENATE([.A428];&quot;ƏƏƏ&quot;;[.B428];&quot;ƏƏƏ&quot;;[.C428])" office:value-type="string" office:string-value="#EXTINF:0,GIRL &amp; GIRL 12ƏƏƏ#EXTGRP:Взрослые 3ƏƏƏhttp://87.98.184.134/vidshd/56ea912c4df934c216c352fa8d623af3/14958.mp4" calcext:value-type="string">
            <text:p>#EXTINF:0,GIRL &amp; GIRL 12ƏƏƏ#EXTGRP:Взрослые 3ƏƏƏhttp://87.98.184.134/vidshd/56ea912c4df934c216c352fa8d623af3/14958.mp4</text:p>
          </table:table-cell>
        </table:table-row>
        <table:table-row table:style-name="ro1">
          <table:table-cell office:value-type="string" calcext:value-type="string">
            <text:p>#EXTINF:0,GIRL &amp; GIRL 1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23/vidshd/56ea912c4df934c216c352fa8d623af3/5028.mp4</text:p>
          </table:table-cell>
          <table:table-cell table:formula="of:=CONCATENATE([.A429];&quot;ƏƏƏ&quot;;[.B429];&quot;ƏƏƏ&quot;;[.C429])" office:value-type="string" office:string-value="#EXTINF:0,GIRL &amp; GIRL 13ƏƏƏ#EXTGRP:Взрослые 3ƏƏƏhttp://87.98.184.123/vidshd/56ea912c4df934c216c352fa8d623af3/5028.mp4" calcext:value-type="string">
            <text:p>#EXTINF:0,GIRL &amp; GIRL 13ƏƏƏ#EXTGRP:Взрослые 3ƏƏƏhttp://87.98.184.123/vidshd/56ea912c4df934c216c352fa8d623af3/5028.mp4</text:p>
          </table:table-cell>
        </table:table-row>
        <table:table-row table:style-name="ro1">
          <table:table-cell office:value-type="string" calcext:value-type="string">
            <text:p>#EXTINF:0,GIRL &amp; GIRL 1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83/vidshd/56ea912c4df934c216c352fa8d623af3/7244.mp4</text:p>
          </table:table-cell>
          <table:table-cell table:formula="of:=CONCATENATE([.A430];&quot;ƏƏƏ&quot;;[.B430];&quot;ƏƏƏ&quot;;[.C430])" office:value-type="string" office:string-value="#EXTINF:0,GIRL &amp; GIRL 14ƏƏƏ#EXTGRP:Взрослые 3ƏƏƏhttp://87.98.184.83/vidshd/56ea912c4df934c216c352fa8d623af3/7244.mp4" calcext:value-type="string">
            <text:p>#EXTINF:0,GIRL &amp; GIRL 14ƏƏƏ#EXTGRP:Взрослые 3ƏƏƏhttp://87.98.184.83/vidshd/56ea912c4df934c216c352fa8d623af3/7244.mp4</text:p>
          </table:table-cell>
        </table:table-row>
        <table:table-row table:style-name="ro1">
          <table:table-cell office:value-type="string" calcext:value-type="string">
            <text:p>#EXTINF:0,GIRL &amp; GIRL 1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36.118/vidshd/56ea912c4df934c216c352fa8d623af3/10334.mp4</text:p>
          </table:table-cell>
          <table:table-cell table:formula="of:=CONCATENATE([.A431];&quot;ƏƏƏ&quot;;[.B431];&quot;ƏƏƏ&quot;;[.C431])" office:value-type="string" office:string-value="#EXTINF:0,GIRL &amp; GIRL 15ƏƏƏ#EXTGRP:Взрослые 3ƏƏƏhttp://87.98.136.118/vidshd/56ea912c4df934c216c352fa8d623af3/10334.mp4" calcext:value-type="string">
            <text:p>#EXTINF:0,GIRL &amp; GIRL 15ƏƏƏ#EXTGRP:Взрослые 3ƏƏƏhttp://87.98.136.118/vidshd/56ea912c4df934c216c352fa8d623af3/10334.mp4</text:p>
          </table:table-cell>
        </table:table-row>
        <table:table-row table:style-name="ro1">
          <table:table-cell office:value-type="string" calcext:value-type="string">
            <text:p>#EXTINF:0,GIRL &amp; GIRL 1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36.118/vidshd/56ea912c4df934c216c352fa8d623af3/1110.mp4</text:p>
          </table:table-cell>
          <table:table-cell table:formula="of:=CONCATENATE([.A432];&quot;ƏƏƏ&quot;;[.B432];&quot;ƏƏƏ&quot;;[.C432])" office:value-type="string" office:string-value="#EXTINF:0,GIRL &amp; GIRL 16ƏƏƏ#EXTGRP:Взрослые 3ƏƏƏhttp://87.98.136.118/vidshd/56ea912c4df934c216c352fa8d623af3/1110.mp4" calcext:value-type="string">
            <text:p>#EXTINF:0,GIRL &amp; GIRL 16ƏƏƏ#EXTGRP:Взрослые 3ƏƏƏhttp://87.98.136.118/vidshd/56ea912c4df934c216c352fa8d623af3/1110.mp4</text:p>
          </table:table-cell>
        </table:table-row>
        <table:table-row table:style-name="ro1">
          <table:table-cell office:value-type="string" calcext:value-type="string">
            <text:p>#EXTINF:0,GIRL &amp; GIRL 1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36.118/vidshd/56ea912c4df934c216c352fa8d623af3/6892.mp4</text:p>
          </table:table-cell>
          <table:table-cell table:formula="of:=CONCATENATE([.A433];&quot;ƏƏƏ&quot;;[.B433];&quot;ƏƏƏ&quot;;[.C433])" office:value-type="string" office:string-value="#EXTINF:0,GIRL &amp; GIRL 17ƏƏƏ#EXTGRP:Взрослые 3ƏƏƏhttp://87.98.136.118/vidshd/56ea912c4df934c216c352fa8d623af3/6892.mp4" calcext:value-type="string">
            <text:p>#EXTINF:0,GIRL &amp; GIRL 17ƏƏƏ#EXTGRP:Взрослые 3ƏƏƏhttp://87.98.136.118/vidshd/56ea912c4df934c216c352fa8d623af3/6892.mp4</text:p>
          </table:table-cell>
        </table:table-row>
        <table:table-row table:style-name="ro1">
          <table:table-cell office:value-type="string" calcext:value-type="string">
            <text:p>#EXTINF:0,GIRL &amp; GIRL 1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188.165.53.164/vidshd/56ea912c4df934c216c352fa8d623af3/18160.mp4</text:p>
          </table:table-cell>
          <table:table-cell table:formula="of:=CONCATENATE([.A434];&quot;ƏƏƏ&quot;;[.B434];&quot;ƏƏƏ&quot;;[.C434])" office:value-type="string" office:string-value="#EXTINF:0,GIRL &amp; GIRL 18ƏƏƏ#EXTGRP:Взрослые 3ƏƏƏhttp://188.165.53.164/vidshd/56ea912c4df934c216c352fa8d623af3/18160.mp4" calcext:value-type="string">
            <text:p>#EXTINF:0,GIRL &amp; GIRL 18ƏƏƏ#EXTGRP:Взрослые 3ƏƏƏhttp://188.165.53.164/vidshd/56ea912c4df934c216c352fa8d623af3/18160.mp4</text:p>
          </table:table-cell>
        </table:table-row>
        <table:table-row table:style-name="ro1">
          <table:table-cell office:value-type="string" calcext:value-type="string">
            <text:p>#EXTINF:0,GIRL &amp; GIRL 1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36.118/vidshd/56ea912c4df934c216c352fa8d623af3/23621.mp4</text:p>
          </table:table-cell>
          <table:table-cell table:formula="of:=CONCATENATE([.A435];&quot;ƏƏƏ&quot;;[.B435];&quot;ƏƏƏ&quot;;[.C435])" office:value-type="string" office:string-value="#EXTINF:0,GIRL &amp; GIRL 19ƏƏƏ#EXTGRP:Взрослые 3ƏƏƏhttp://87.98.136.118/vidshd/56ea912c4df934c216c352fa8d623af3/23621.mp4" calcext:value-type="string">
            <text:p>#EXTINF:0,GIRL &amp; GIRL 19ƏƏƏ#EXTGRP:Взрослые 3ƏƏƏhttp://87.98.136.118/vidshd/56ea912c4df934c216c352fa8d623af3/23621.mp4</text:p>
          </table:table-cell>
        </table:table-row>
        <table:table-row table:style-name="ro1">
          <table:table-cell office:value-type="string" calcext:value-type="string">
            <text:p>#EXTINF:0,GIRL &amp; GIRL 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1191.mp4</text:p>
          </table:table-cell>
          <table:table-cell table:formula="of:=CONCATENATE([.A436];&quot;ƏƏƏ&quot;;[.B436];&quot;ƏƏƏ&quot;;[.C436])" office:value-type="string" office:string-value="#EXTINF:0,GIRL &amp; GIRL 2ƏƏƏ#EXTGRP:Взрослые 3ƏƏƏhttp://87.98.184.134/vidshd/56ea912c4df934c216c352fa8d623af3/1191.mp4" calcext:value-type="string">
            <text:p>#EXTINF:0,GIRL &amp; GIRL 2ƏƏƏ#EXTGRP:Взрослые 3ƏƏƏhttp://87.98.184.134/vidshd/56ea912c4df934c216c352fa8d623af3/1191.mp4</text:p>
          </table:table-cell>
        </table:table-row>
        <table:table-row table:style-name="ro1">
          <table:table-cell office:value-type="string" calcext:value-type="string">
            <text:p>#EXTINF:0,GIRL &amp; GIRL 20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188.165.53.164/vidshd/56ea912c4df934c216c352fa8d623af3/460.mp4</text:p>
          </table:table-cell>
          <table:table-cell table:formula="of:=CONCATENATE([.A437];&quot;ƏƏƏ&quot;;[.B437];&quot;ƏƏƏ&quot;;[.C437])" office:value-type="string" office:string-value="#EXTINF:0,GIRL &amp; GIRL 20ƏƏƏ#EXTGRP:Взрослые 3ƏƏƏhttp://188.165.53.164/vidshd/56ea912c4df934c216c352fa8d623af3/460.mp4" calcext:value-type="string">
            <text:p>#EXTINF:0,GIRL &amp; GIRL 20ƏƏƏ#EXTGRP:Взрослые 3ƏƏƏhttp://188.165.53.164/vidshd/56ea912c4df934c216c352fa8d623af3/460.mp4</text:p>
          </table:table-cell>
        </table:table-row>
        <table:table-row table:style-name="ro1">
          <table:table-cell office:value-type="string" calcext:value-type="string">
            <text:p>#EXTINF:0,GIRL &amp; GIRL 2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83/vidshd/56ea912c4df934c216c352fa8d623af3/1516.mp4</text:p>
          </table:table-cell>
          <table:table-cell table:formula="of:=CONCATENATE([.A438];&quot;ƏƏƏ&quot;;[.B438];&quot;ƏƏƏ&quot;;[.C438])" office:value-type="string" office:string-value="#EXTINF:0,GIRL &amp; GIRL 21ƏƏƏ#EXTGRP:Взрослые 3ƏƏƏhttp://87.98.184.83/vidshd/56ea912c4df934c216c352fa8d623af3/1516.mp4" calcext:value-type="string">
            <text:p>#EXTINF:0,GIRL &amp; GIRL 21ƏƏƏ#EXTGRP:Взрослые 3ƏƏƏhttp://87.98.184.83/vidshd/56ea912c4df934c216c352fa8d623af3/1516.mp4</text:p>
          </table:table-cell>
        </table:table-row>
        <table:table-row table:style-name="ro1">
          <table:table-cell office:value-type="string" calcext:value-type="string">
            <text:p>#EXTINF:0,GIRL &amp; GIRL 2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188.165.53.164/vidshd/56ea912c4df934c216c352fa8d623af3/4507.mp4</text:p>
          </table:table-cell>
          <table:table-cell table:formula="of:=CONCATENATE([.A439];&quot;ƏƏƏ&quot;;[.B439];&quot;ƏƏƏ&quot;;[.C439])" office:value-type="string" office:string-value="#EXTINF:0,GIRL &amp; GIRL 22ƏƏƏ#EXTGRP:Взрослые 3ƏƏƏhttp://188.165.53.164/vidshd/56ea912c4df934c216c352fa8d623af3/4507.mp4" calcext:value-type="string">
            <text:p>#EXTINF:0,GIRL &amp; GIRL 22ƏƏƏ#EXTGRP:Взрослые 3ƏƏƏhttp://188.165.53.164/vidshd/56ea912c4df934c216c352fa8d623af3/4507.mp4</text:p>
          </table:table-cell>
        </table:table-row>
        <table:table-row table:style-name="ro1">
          <table:table-cell office:value-type="string" calcext:value-type="string">
            <text:p>#EXTINF:0,GIRL &amp; GIRL 2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83/vidshd/56ea912c4df934c216c352fa8d623af3/963.mp4</text:p>
          </table:table-cell>
          <table:table-cell table:formula="of:=CONCATENATE([.A440];&quot;ƏƏƏ&quot;;[.B440];&quot;ƏƏƏ&quot;;[.C440])" office:value-type="string" office:string-value="#EXTINF:0,GIRL &amp; GIRL 23ƏƏƏ#EXTGRP:Взрослые 3ƏƏƏhttp://87.98.184.83/vidshd/56ea912c4df934c216c352fa8d623af3/963.mp4" calcext:value-type="string">
            <text:p>#EXTINF:0,GIRL &amp; GIRL 23ƏƏƏ#EXTGRP:Взрослые 3ƏƏƏhttp://87.98.184.83/vidshd/56ea912c4df934c216c352fa8d623af3/963.mp4</text:p>
          </table:table-cell>
        </table:table-row>
        <table:table-row table:style-name="ro1">
          <table:table-cell office:value-type="string" calcext:value-type="string">
            <text:p>#EXTINF:0,GIRL &amp; GIRL 2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83/vidshd/56ea912c4df934c216c352fa8d623af3/12646.mp4</text:p>
          </table:table-cell>
          <table:table-cell table:formula="of:=CONCATENATE([.A441];&quot;ƏƏƏ&quot;;[.B441];&quot;ƏƏƏ&quot;;[.C441])" office:value-type="string" office:string-value="#EXTINF:0,GIRL &amp; GIRL 24ƏƏƏ#EXTGRP:Взрослые 3ƏƏƏhttp://87.98.184.83/vidshd/56ea912c4df934c216c352fa8d623af3/12646.mp4" calcext:value-type="string">
            <text:p>#EXTINF:0,GIRL &amp; GIRL 24ƏƏƏ#EXTGRP:Взрослые 3ƏƏƏhttp://87.98.184.83/vidshd/56ea912c4df934c216c352fa8d623af3/12646.mp4</text:p>
          </table:table-cell>
        </table:table-row>
        <table:table-row table:style-name="ro1">
          <table:table-cell office:value-type="string" calcext:value-type="string">
            <text:p>#EXTINF:0,GIRL &amp; GIRL 2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188.165.53.164/vidshd/56ea912c4df934c216c352fa8d623af3/3108.mp4</text:p>
          </table:table-cell>
          <table:table-cell table:formula="of:=CONCATENATE([.A442];&quot;ƏƏƏ&quot;;[.B442];&quot;ƏƏƏ&quot;;[.C442])" office:value-type="string" office:string-value="#EXTINF:0,GIRL &amp; GIRL 25ƏƏƏ#EXTGRP:Взрослые 3ƏƏƏhttp://188.165.53.164/vidshd/56ea912c4df934c216c352fa8d623af3/3108.mp4" calcext:value-type="string">
            <text:p>#EXTINF:0,GIRL &amp; GIRL 25ƏƏƏ#EXTGRP:Взрослые 3ƏƏƏhttp://188.165.53.164/vidshd/56ea912c4df934c216c352fa8d623af3/3108.mp4</text:p>
          </table:table-cell>
        </table:table-row>
        <table:table-row table:style-name="ro1">
          <table:table-cell office:value-type="string" calcext:value-type="string">
            <text:p>#EXTINF:0,GIRL &amp; GIRL 2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36.118/vidshd/56ea912c4df934c216c352fa8d623af3/16443.mp4</text:p>
          </table:table-cell>
          <table:table-cell table:formula="of:=CONCATENATE([.A443];&quot;ƏƏƏ&quot;;[.B443];&quot;ƏƏƏ&quot;;[.C443])" office:value-type="string" office:string-value="#EXTINF:0,GIRL &amp; GIRL 26ƏƏƏ#EXTGRP:Взрослые 3ƏƏƏhttp://87.98.136.118/vidshd/56ea912c4df934c216c352fa8d623af3/16443.mp4" calcext:value-type="string">
            <text:p>#EXTINF:0,GIRL &amp; GIRL 26ƏƏƏ#EXTGRP:Взрослые 3ƏƏƏhttp://87.98.136.118/vidshd/56ea912c4df934c216c352fa8d623af3/16443.mp4</text:p>
          </table:table-cell>
        </table:table-row>
        <table:table-row table:style-name="ro1">
          <table:table-cell office:value-type="string" calcext:value-type="string">
            <text:p>#EXTINF:0,GIRL &amp; GIRL 2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188.165.53.164/vidshd/56ea912c4df934c216c352fa8d623af3/14002.mp4</text:p>
          </table:table-cell>
          <table:table-cell table:formula="of:=CONCATENATE([.A444];&quot;ƏƏƏ&quot;;[.B444];&quot;ƏƏƏ&quot;;[.C444])" office:value-type="string" office:string-value="#EXTINF:0,GIRL &amp; GIRL 27ƏƏƏ#EXTGRP:Взрослые 3ƏƏƏhttp://188.165.53.164/vidshd/56ea912c4df934c216c352fa8d623af3/14002.mp4" calcext:value-type="string">
            <text:p>#EXTINF:0,GIRL &amp; GIRL 27ƏƏƏ#EXTGRP:Взрослые 3ƏƏƏhttp://188.165.53.164/vidshd/56ea912c4df934c216c352fa8d623af3/14002.mp4</text:p>
          </table:table-cell>
        </table:table-row>
        <table:table-row table:style-name="ro1">
          <table:table-cell office:value-type="string" calcext:value-type="string">
            <text:p>#EXTINF:0,GIRL &amp; GIRL 2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83/vidshd/56ea912c4df934c216c352fa8d623af3/1285.mp4</text:p>
          </table:table-cell>
          <table:table-cell table:formula="of:=CONCATENATE([.A445];&quot;ƏƏƏ&quot;;[.B445];&quot;ƏƏƏ&quot;;[.C445])" office:value-type="string" office:string-value="#EXTINF:0,GIRL &amp; GIRL 28ƏƏƏ#EXTGRP:Взрослые 3ƏƏƏhttp://87.98.184.83/vidshd/56ea912c4df934c216c352fa8d623af3/1285.mp4" calcext:value-type="string">
            <text:p>#EXTINF:0,GIRL &amp; GIRL 28ƏƏƏ#EXTGRP:Взрослые 3ƏƏƏhttp://87.98.184.83/vidshd/56ea912c4df934c216c352fa8d623af3/1285.mp4</text:p>
          </table:table-cell>
        </table:table-row>
        <table:table-row table:style-name="ro1">
          <table:table-cell office:value-type="string" calcext:value-type="string">
            <text:p>#EXTINF:0,GIRL &amp; GIRL 2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83/vidshd/56ea912c4df934c216c352fa8d623af3/4972.mp4</text:p>
          </table:table-cell>
          <table:table-cell table:formula="of:=CONCATENATE([.A446];&quot;ƏƏƏ&quot;;[.B446];&quot;ƏƏƏ&quot;;[.C446])" office:value-type="string" office:string-value="#EXTINF:0,GIRL &amp; GIRL 29ƏƏƏ#EXTGRP:Взрослые 3ƏƏƏhttp://87.98.184.83/vidshd/56ea912c4df934c216c352fa8d623af3/4972.mp4" calcext:value-type="string">
            <text:p>#EXTINF:0,GIRL &amp; GIRL 29ƏƏƏ#EXTGRP:Взрослые 3ƏƏƏhttp://87.98.184.83/vidshd/56ea912c4df934c216c352fa8d623af3/4972.mp4</text:p>
          </table:table-cell>
        </table:table-row>
        <table:table-row table:style-name="ro1">
          <table:table-cell office:value-type="string" calcext:value-type="string">
            <text:p>#EXTINF:0,GIRL &amp; GIRL 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5858.mp4</text:p>
          </table:table-cell>
          <table:table-cell table:formula="of:=CONCATENATE([.A447];&quot;ƏƏƏ&quot;;[.B447];&quot;ƏƏƏ&quot;;[.C447])" office:value-type="string" office:string-value="#EXTINF:0,GIRL &amp; GIRL 3ƏƏƏ#EXTGRP:Взрослые 3ƏƏƏhttp://87.98.184.134/vidshd/56ea912c4df934c216c352fa8d623af3/5858.mp4" calcext:value-type="string">
            <text:p>#EXTINF:0,GIRL &amp; GIRL 3ƏƏƏ#EXTGRP:Взрослые 3ƏƏƏhttp://87.98.184.134/vidshd/56ea912c4df934c216c352fa8d623af3/5858.mp4</text:p>
          </table:table-cell>
        </table:table-row>
        <table:table-row table:style-name="ro1">
          <table:table-cell office:value-type="string" calcext:value-type="string">
            <text:p>#EXTINF:0,GIRL &amp; GIRL 30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36.118/vidshd/56ea912c4df934c216c352fa8d623af3/20606.mp4</text:p>
          </table:table-cell>
          <table:table-cell table:formula="of:=CONCATENATE([.A448];&quot;ƏƏƏ&quot;;[.B448];&quot;ƏƏƏ&quot;;[.C448])" office:value-type="string" office:string-value="#EXTINF:0,GIRL &amp; GIRL 30ƏƏƏ#EXTGRP:Взрослые 3ƏƏƏhttp://87.98.136.118/vidshd/56ea912c4df934c216c352fa8d623af3/20606.mp4" calcext:value-type="string">
            <text:p>#EXTINF:0,GIRL &amp; GIRL 30ƏƏƏ#EXTGRP:Взрослые 3ƏƏƏhttp://87.98.136.118/vidshd/56ea912c4df934c216c352fa8d623af3/20606.mp4</text:p>
          </table:table-cell>
        </table:table-row>
        <table:table-row table:style-name="ro1">
          <table:table-cell office:value-type="string" calcext:value-type="string">
            <text:p>#EXTINF:0,GIRL &amp; GIRL 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15301.mp4</text:p>
          </table:table-cell>
          <table:table-cell table:formula="of:=CONCATENATE([.A449];&quot;ƏƏƏ&quot;;[.B449];&quot;ƏƏƏ&quot;;[.C449])" office:value-type="string" office:string-value="#EXTINF:0,GIRL &amp; GIRL 4ƏƏƏ#EXTGRP:Взрослые 3ƏƏƏhttp://87.98.184.134/vidshd/56ea912c4df934c216c352fa8d623af3/15301.mp4" calcext:value-type="string">
            <text:p>#EXTINF:0,GIRL &amp; GIRL 4ƏƏƏ#EXTGRP:Взрослые 3ƏƏƏhttp://87.98.184.134/vidshd/56ea912c4df934c216c352fa8d623af3/15301.mp4</text:p>
          </table:table-cell>
        </table:table-row>
        <table:table-row table:style-name="ro1">
          <table:table-cell office:value-type="string" calcext:value-type="string">
            <text:p>#EXTINF:0,GIRL &amp; GIRL 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597.mp4</text:p>
          </table:table-cell>
          <table:table-cell table:formula="of:=CONCATENATE([.A450];&quot;ƏƏƏ&quot;;[.B450];&quot;ƏƏƏ&quot;;[.C450])" office:value-type="string" office:string-value="#EXTINF:0,GIRL &amp; GIRL 5ƏƏƏ#EXTGRP:Взрослые 3ƏƏƏhttp://87.98.184.134/vidshd/56ea912c4df934c216c352fa8d623af3/597.mp4" calcext:value-type="string">
            <text:p>#EXTINF:0,GIRL &amp; GIRL 5ƏƏƏ#EXTGRP:Взрослые 3ƏƏƏhttp://87.98.184.134/vidshd/56ea912c4df934c216c352fa8d623af3/597.mp4</text:p>
          </table:table-cell>
        </table:table-row>
        <table:table-row table:style-name="ro1">
          <table:table-cell office:value-type="string" calcext:value-type="string">
            <text:p>#EXTINF:0,GIRL &amp; GIRL 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9443.mp4</text:p>
          </table:table-cell>
          <table:table-cell table:formula="of:=CONCATENATE([.A451];&quot;ƏƏƏ&quot;;[.B451];&quot;ƏƏƏ&quot;;[.C451])" office:value-type="string" office:string-value="#EXTINF:0,GIRL &amp; GIRL 6ƏƏƏ#EXTGRP:Взрослые 3ƏƏƏhttp://87.98.184.134/vidshd/56ea912c4df934c216c352fa8d623af3/9443.mp4" calcext:value-type="string">
            <text:p>#EXTINF:0,GIRL &amp; GIRL 6ƏƏƏ#EXTGRP:Взрослые 3ƏƏƏhttp://87.98.184.134/vidshd/56ea912c4df934c216c352fa8d623af3/9443.mp4</text:p>
          </table:table-cell>
        </table:table-row>
        <table:table-row table:style-name="ro1">
          <table:table-cell office:value-type="string" calcext:value-type="string">
            <text:p>#EXTINF:0,GIRL &amp; GIRL 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11738.mp4</text:p>
          </table:table-cell>
          <table:table-cell table:formula="of:=CONCATENATE([.A452];&quot;ƏƏƏ&quot;;[.B452];&quot;ƏƏƏ&quot;;[.C452])" office:value-type="string" office:string-value="#EXTINF:0,GIRL &amp; GIRL 7ƏƏƏ#EXTGRP:Взрослые 3ƏƏƏhttp://87.98.184.134/vidshd/56ea912c4df934c216c352fa8d623af3/11738.mp4" calcext:value-type="string">
            <text:p>#EXTINF:0,GIRL &amp; GIRL 7ƏƏƏ#EXTGRP:Взрослые 3ƏƏƏhttp://87.98.184.134/vidshd/56ea912c4df934c216c352fa8d623af3/11738.mp4</text:p>
          </table:table-cell>
        </table:table-row>
        <table:table-row table:style-name="ro1">
          <table:table-cell office:value-type="string" calcext:value-type="string">
            <text:p>#EXTINF:0,GIRL &amp; GIRL 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7991.mp4</text:p>
          </table:table-cell>
          <table:table-cell table:formula="of:=CONCATENATE([.A453];&quot;ƏƏƏ&quot;;[.B453];&quot;ƏƏƏ&quot;;[.C453])" office:value-type="string" office:string-value="#EXTINF:0,GIRL &amp; GIRL 8ƏƏƏ#EXTGRP:Взрослые 3ƏƏƏhttp://87.98.184.134/vidshd/56ea912c4df934c216c352fa8d623af3/7991.mp4" calcext:value-type="string">
            <text:p>#EXTINF:0,GIRL &amp; GIRL 8ƏƏƏ#EXTGRP:Взрослые 3ƏƏƏhttp://87.98.184.134/vidshd/56ea912c4df934c216c352fa8d623af3/7991.mp4</text:p>
          </table:table-cell>
        </table:table-row>
        <table:table-row table:style-name="ro1">
          <table:table-cell office:value-type="string" calcext:value-type="string">
            <text:p>#EXTINF:0,GIRL &amp; GIRL 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87.98.184.134/vidshd/56ea912c4df934c216c352fa8d623af3/17353.mp4</text:p>
          </table:table-cell>
          <table:table-cell table:formula="of:=CONCATENATE([.A454];&quot;ƏƏƏ&quot;;[.B454];&quot;ƏƏƏ&quot;;[.C454])" office:value-type="string" office:string-value="#EXTINF:0,GIRL &amp; GIRL 9ƏƏƏ#EXTGRP:Взрослые 3ƏƏƏhttp://87.98.184.134/vidshd/56ea912c4df934c216c352fa8d623af3/17353.mp4" calcext:value-type="string">
            <text:p>#EXTINF:0,GIRL &amp; GIRL 9ƏƏƏ#EXTGRP:Взрослые 3ƏƏƏhttp://87.98.184.134/vidshd/56ea912c4df934c216c352fa8d623af3/17353.mp4</text:p>
          </table:table-cell>
        </table:table-row>
        <table:table-row table:style-name="ro1">
          <table:table-cell office:value-type="string" calcext:value-type="string">
            <text:p>#EXTINF:0,Girls lecken sich die Sahnefotz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6/6857/6857_720p.mp4</text:p>
          </table:table-cell>
          <table:table-cell table:formula="of:=CONCATENATE([.A455];&quot;ƏƏƏ&quot;;[.B455];&quot;ƏƏƏ&quot;;[.C455])" office:value-type="string" office:string-value="#EXTINF:0,Girls lecken sich die SahnefotzeƏƏƏ#EXTGRP:Взрослые 3ƏƏƏhttp://ovhv39.twincdn.com/videos/6/6857/6857_720p.mp4" calcext:value-type="string">
            <text:p>#EXTINF:0,Girls lecken sich die SahnefotzeƏƏƏ#EXTGRP:Взрослые 3ƏƏƏhttp://ovhv39.twincdn.com/videos/6/6857/6857_720p.mp4</text:p>
          </table:table-cell>
        </table:table-row>
        <table:table-row table:style-name="ro1">
          <table:table-cell office:value-type="string" calcext:value-type="string">
            <text:p>#EXTINF:0,Hardcore sex for the black asshol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0/69/69_720p.mp4</text:p>
          </table:table-cell>
          <table:table-cell table:formula="of:=CONCATENATE([.A456];&quot;ƏƏƏ&quot;;[.B456];&quot;ƏƏƏ&quot;;[.C456])" office:value-type="string" office:string-value="#EXTINF:0,Hardcore sex for the black assholeƏƏƏ#EXTGRP:Взрослые 3ƏƏƏhttp://ovhv39.twincdn.com/videos/0/69/69_720p.mp4" calcext:value-type="string">
            <text:p>#EXTINF:0,Hardcore sex for the black assholeƏƏƏ#EXTGRP:Взрослые 3ƏƏƏhttp://ovhv39.twincdn.com/videos/0/69/69_720p.mp4</text:p>
          </table:table-cell>
        </table:table-row>
        <table:table-row table:style-name="ro1">
          <table:table-cell office:value-type="string" calcext:value-type="string">
            <text:p>#EXTINF:0,He rams his white cock into her black asshol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29/29661/29661_360p.mp4</text:p>
          </table:table-cell>
          <table:table-cell table:formula="of:=CONCATENATE([.A457];&quot;ƏƏƏ&quot;;[.B457];&quot;ƏƏƏ&quot;;[.C457])" office:value-type="string" office:string-value="#EXTINF:0,He rams his white cock into her black assholeƏƏƏ#EXTGRP:Взрослые 3ƏƏƏhttp://ovhv39.twincdn.com/videos/29/29661/29661_360p.mp4" calcext:value-type="string">
            <text:p>#EXTINF:0,He rams his white cock into her black assholeƏƏƏ#EXTGRP:Взрослые 3ƏƏƏhttp://ovhv39.twincdn.com/videos/29/29661/29661_360p.mp4</text:p>
          </table:table-cell>
        </table:table-row>
        <table:table-row table:style-name="ro1">
          <table:table-cell office:value-type="string" calcext:value-type="string">
            <text:p>#EXTINF:0,Horny teen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9/9358/9358_720p.mp4</text:p>
          </table:table-cell>
          <table:table-cell table:formula="of:=CONCATENATE([.A458];&quot;ƏƏƏ&quot;;[.B458];&quot;ƏƏƏ&quot;;[.C458])" office:value-type="string" office:string-value="#EXTINF:0,Horny teenƏƏƏ#EXTGRP:Взрослые 3ƏƏƏhttp://ovhv39.twincdn.com/videos/9/9358/9358_720p.mp4" calcext:value-type="string">
            <text:p>#EXTINF:0,Horny teenƏƏƏ#EXTGRP:Взрослые 3ƏƏƏhttp://ovhv39.twincdn.com/videos/9/9358/9358_720p.mp4</text:p>
          </table:table-cell>
        </table:table-row>
        <table:table-row table:style-name="ro1">
          <table:table-cell office:value-type="string" calcext:value-type="string">
            <text:p>#EXTINF:0,Hot pussy tattoo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4/4369/4369_720p.mp4</text:p>
          </table:table-cell>
          <table:table-cell table:formula="of:=CONCATENATE([.A459];&quot;ƏƏƏ&quot;;[.B459];&quot;ƏƏƏ&quot;;[.C459])" office:value-type="string" office:string-value="#EXTINF:0,Hot pussy tattooƏƏƏ#EXTGRP:Взрослые 3ƏƏƏhttp://ovhv39.twincdn.com/videos/4/4369/4369_720p.mp4" calcext:value-type="string">
            <text:p>#EXTINF:0,Hot pussy tattooƏƏƏ#EXTGRP:Взрослые 3ƏƏƏhttp://ovhv39.twincdn.com/videos/4/4369/4369_720p.mp4</text:p>
          </table:table-cell>
        </table:table-row>
        <table:table-row table:style-name="ro1">
          <table:table-cell office:value-type="string" calcext:value-type="string">
            <text:p>#EXTINF:0,Japanese teen ass has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40.twincdn.com/videos/prime/00/01/89/73.mp4</text:p>
          </table:table-cell>
          <table:table-cell table:formula="of:=CONCATENATE([.A460];&quot;ƏƏƏ&quot;;[.B460];&quot;ƏƏƏ&quot;;[.C460])" office:value-type="string" office:string-value="#EXTINF:0,Japanese teen ass hasƏƏƏ#EXTGRP:Взрослые 3ƏƏƏhttp://ovhv40.twincdn.com/videos/prime/00/01/89/73.mp4" calcext:value-type="string">
            <text:p>#EXTINF:0,Japanese teen ass hasƏƏƏ#EXTGRP:Взрослые 3ƏƏƏhttp://ovhv40.twincdn.com/videos/prime/00/01/89/73.mp4</text:p>
          </table:table-cell>
        </table:table-row>
        <table:table-row table:style-name="ro1">
          <table:table-cell office:value-type="string" calcext:value-type="string">
            <text:p>#EXTINF:0,Licking and doing anal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24/24028/24028_720p.mp4</text:p>
          </table:table-cell>
          <table:table-cell table:formula="of:=CONCATENATE([.A461];&quot;ƏƏƏ&quot;;[.B461];&quot;ƏƏƏ&quot;;[.C461])" office:value-type="string" office:string-value="#EXTINF:0,Licking and doing analƏƏƏ#EXTGRP:Взрослые 3ƏƏƏhttp://ovhv39.twincdn.com/videos/24/24028/24028_720p.mp4" calcext:value-type="string">
            <text:p>#EXTINF:0,Licking and doing analƏƏƏ#EXTGRP:Взрослые 3ƏƏƏhttp://ovhv39.twincdn.com/videos/24/24028/24028_720p.mp4</text:p>
          </table:table-cell>
        </table:table-row>
        <table:table-row table:style-name="ro1">
          <table:table-cell office:value-type="string" calcext:value-type="string">
            <text:p>#EXTINF:0,Michelly Cinturinha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19/19855/19855_720p.mp4</text:p>
          </table:table-cell>
          <table:table-cell table:formula="of:=CONCATENATE([.A462];&quot;ƏƏƏ&quot;;[.B462];&quot;ƏƏƏ&quot;;[.C462])" office:value-type="string" office:string-value="#EXTINF:0,Michelly CinturinhaƏƏƏ#EXTGRP:Взрослые 3ƏƏƏhttp://ovhv39.twincdn.com/videos/19/19855/19855_720p.mp4" calcext:value-type="string">
            <text:p>#EXTINF:0,Michelly CinturinhaƏƏƏ#EXTGRP:Взрослые 3ƏƏƏhttp://ovhv39.twincdn.com/videos/19/19855/19855_720p.mp4</text:p>
          </table:table-cell>
        </table:table-row>
        <table:table-row table:style-name="ro1">
          <table:table-cell office:value-type="string" calcext:value-type="string">
            <text:p>#EXTINF:0,MOM XXX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momxxx.org/momxxx_mp4/mom_angel_wicky_RU110216_720p_2600.mp4</text:p>
          </table:table-cell>
          <table:table-cell table:formula="of:=CONCATENATE([.A463];&quot;ƏƏƏ&quot;;[.B463];&quot;ƏƏƏ&quot;;[.C463])" office:value-type="string" office:string-value="#EXTINF:0,MOM XXXƏƏƏ#EXTGRP:Взрослые 3ƏƏƏhttp://momxxx.org/momxxx_mp4/mom_angel_wicky_RU110216_720p_2600.mp4" calcext:value-type="string">
            <text:p>#EXTINF:0,MOM XXXƏƏƏ#EXTGRP:Взрослые 3ƏƏƏhttp://momxxx.org/momxxx_mp4/mom_angel_wicky_RU110216_720p_2600.mp4</text:p>
          </table:table-cell>
        </table:table-row>
        <table:table-row table:style-name="ro1">
          <table:table-cell office:value-type="string" calcext:value-type="string">
            <text:p>#EXTINF:0,Nubile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images.nubilefilms.com/films/passionate_awakening_with_emily_grey/videos/nubilefilms_passionate_awakening_long_640.mp4</text:p>
          </table:table-cell>
          <table:table-cell table:formula="of:=CONCATENATE([.A464];&quot;ƏƏƏ&quot;;[.B464];&quot;ƏƏƏ&quot;;[.C464])" office:value-type="string" office:string-value="#EXTINF:0,Nubile1ƏƏƏ#EXTGRP:Взрослые 3ƏƏƏhttp://images.nubilefilms.com/films/passionate_awakening_with_emily_grey/videos/nubilefilms_passionate_awakening_long_640.mp4" calcext:value-type="string">
            <text:p>#EXTINF:0,Nubile1ƏƏƏ#EXTGRP:Взрослые 3ƏƏƏhttp://images.nubilefilms.com/films/passionate_awakening_with_emily_grey/videos/nubilefilms_passionate_awakening_long_640.mp4</text:p>
          </table:table-cell>
        </table:table-row>
        <table:table-row table:style-name="ro1">
          <table:table-cell office:value-type="string" calcext:value-type="string">
            <text:p>#EXTINF:0,Nubile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images.nubiles-porn.com/videos/fucking_her_right/videos/nubilesporn_fucking_her_right_long_640.mp4</text:p>
          </table:table-cell>
          <table:table-cell table:formula="of:=CONCATENATE([.A465];&quot;ƏƏƏ&quot;;[.B465];&quot;ƏƏƏ&quot;;[.C465])" office:value-type="string" office:string-value="#EXTINF:0,Nubile2ƏƏƏ#EXTGRP:Взрослые 3ƏƏƏhttp://images.nubiles-porn.com/videos/fucking_her_right/videos/nubilesporn_fucking_her_right_long_640.mp4" calcext:value-type="string">
            <text:p>#EXTINF:0,Nubile2ƏƏƏ#EXTGRP:Взрослые 3ƏƏƏhttp://images.nubiles-porn.com/videos/fucking_her_right/videos/nubilesporn_fucking_her_right_long_640.mp4</text:p>
          </table:table-cell>
        </table:table-row>
        <table:table-row table:style-name="ro1">
          <table:table-cell office:value-type="string" calcext:value-type="string">
            <text:p>#EXTINF:0,Nubile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images.nubiles-porn.com/videos/deep_in_her_pussy/videos/nubilesporn_deep_in_her_pussy_long_640.mp4</text:p>
          </table:table-cell>
          <table:table-cell table:formula="of:=CONCATENATE([.A466];&quot;ƏƏƏ&quot;;[.B466];&quot;ƏƏƏ&quot;;[.C466])" office:value-type="string" office:string-value="#EXTINF:0,Nubile3ƏƏƏ#EXTGRP:Взрослые 3ƏƏƏhttp://images.nubiles-porn.com/videos/deep_in_her_pussy/videos/nubilesporn_deep_in_her_pussy_long_640.mp4" calcext:value-type="string">
            <text:p>#EXTINF:0,Nubile3ƏƏƏ#EXTGRP:Взрослые 3ƏƏƏhttp://images.nubiles-porn.com/videos/deep_in_her_pussy/videos/nubilesporn_deep_in_her_pussy_long_640.mp4</text:p>
          </table:table-cell>
        </table:table-row>
        <table:table-row table:style-name="ro1">
          <table:table-cell office:value-type="string" calcext:value-type="string">
            <text:p>#EXTINF:0,Nubile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images.nubiles-casting.com/videos/maryjane_johnson_cast_kacy_lane_ep1/videos/nubilescasting_maryjane_johnson_cast_kacy_lane_ep1_long_640.mp4</text:p>
          </table:table-cell>
          <table:table-cell table:formula="of:=CONCATENATE([.A467];&quot;ƏƏƏ&quot;;[.B467];&quot;ƏƏƏ&quot;;[.C467])" office:value-type="string" office:string-value="#EXTINF:0,Nubile4ƏƏƏ#EXTGRP:Взрослые 3ƏƏƏhttp://images.nubiles-casting.com/videos/maryjane_johnson_cast_kacy_lane_ep1/videos/nubilescasting_maryjane_johnson_cast_kacy_lane_ep1_long_640.mp4" calcext:value-type="string">
            <text:p>#EXTINF:0,Nubile4ƏƏƏ#EXTGRP:Взрослые 3ƏƏƏhttp://images.nubiles-casting.com/videos/maryjane_johnson_cast_kacy_lane_ep1/videos/nubilescasting_maryjane_johnson_cast_kacy_lane_ep1_long_640.mp4</text:p>
          </table:table-cell>
        </table:table-row>
        <table:table-row table:style-name="ro1">
          <table:table-cell office:value-type="string" calcext:value-type="string">
            <text:p>#EXTINF:0,Nubile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images.nubilefilms.com/films/sexual_tension_with_kacy_lane/videos/nubilefilms_sexual_tension_long_640.mp4</text:p>
          </table:table-cell>
          <table:table-cell table:formula="of:=CONCATENATE([.A468];&quot;ƏƏƏ&quot;;[.B468];&quot;ƏƏƏ&quot;;[.C468])" office:value-type="string" office:string-value="#EXTINF:0,Nubile5ƏƏƏ#EXTGRP:Взрослые 3ƏƏƏhttp://images.nubilefilms.com/films/sexual_tension_with_kacy_lane/videos/nubilefilms_sexual_tension_long_640.mp4" calcext:value-type="string">
            <text:p>#EXTINF:0,Nubile5ƏƏƏ#EXTGRP:Взрослые 3ƏƏƏhttp://images.nubilefilms.com/films/sexual_tension_with_kacy_lane/videos/nubilefilms_sexual_tension_long_640.mp4</text:p>
          </table:table-cell>
        </table:table-row>
        <table:table-row table:style-name="ro1">
          <table:table-cell office:value-type="string" calcext:value-type="string">
            <text:p>#EXTINF:0,old for the chubby teen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4/4582/4582_720p.mp4</text:p>
          </table:table-cell>
          <table:table-cell table:formula="of:=CONCATENATE([.A469];&quot;ƏƏƏ&quot;;[.B469];&quot;ƏƏƏ&quot;;[.C469])" office:value-type="string" office:string-value="#EXTINF:0,old for the chubby teenƏƏƏ#EXTGRP:Взрослые 3ƏƏƏhttp://ovhv39.twincdn.com/videos/4/4582/4582_720p.mp4" calcext:value-type="string">
            <text:p>#EXTINF:0,old for the chubby teenƏƏƏ#EXTGRP:Взрослые 3ƏƏƏhttp://ovhv39.twincdn.com/videos/4/4582/4582_720p.mp4</text:p>
          </table:table-cell>
        </table:table-row>
        <table:table-row table:style-name="ro1">
          <table:table-cell office:value-type="string" calcext:value-type="string">
            <text:p>#EXTINF:0,Povd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keishagrey061614/content/vid01.mp4</text:p>
          </table:table-cell>
          <table:table-cell table:formula="of:=CONCATENATE([.A470];&quot;ƏƏƏ&quot;;[.B470];&quot;ƏƏƏ&quot;;[.C470])" office:value-type="string" office:string-value="#EXTINF:0,Povd1ƏƏƏ#EXTGRP:Взрослые 3ƏƏƏhttp://videos.galleries.pornpros.com/galleries.povd.com/htdocs/fb01/fb01_keishagrey061614/content/vid01.mp4" calcext:value-type="string">
            <text:p>#EXTINF:0,Povd1ƏƏƏ#EXTGRP:Взрослые 3ƏƏƏhttp://videos.galleries.pornpros.com/galleries.povd.com/htdocs/fb01/fb01_keishagrey061614/content/vid01.mp4</text:p>
          </table:table-cell>
        </table:table-row>
        <table:table-row table:style-name="ro1">
          <table:table-cell office:value-type="string" calcext:value-type="string">
            <text:p>#EXTINF:0,Povd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sarai091714/content/vid01.mp4</text:p>
          </table:table-cell>
          <table:table-cell table:formula="of:=CONCATENATE([.A471];&quot;ƏƏƏ&quot;;[.B471];&quot;ƏƏƏ&quot;;[.C471])" office:value-type="string" office:string-value="#EXTINF:0,Povd2ƏƏƏ#EXTGRP:Взрослые 3ƏƏƏhttp://videos.galleries.pornpros.com/galleries.povd.com/htdocs/fb01/fb01_sarai091714/content/vid01.mp4" calcext:value-type="string">
            <text:p>#EXTINF:0,Povd2ƏƏƏ#EXTGRP:Взрослые 3ƏƏƏhttp://videos.galleries.pornpros.com/galleries.povd.com/htdocs/fb01/fb01_sarai091714/content/vid01.mp4</text:p>
          </table:table-cell>
        </table:table-row>
        <table:table-row table:style-name="ro1">
          <table:table-cell office:value-type="string" calcext:value-type="string">
            <text:p>#EXTINF:0,Povd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veronicaradke/content/vid01.mp4</text:p>
          </table:table-cell>
          <table:table-cell table:formula="of:=CONCATENATE([.A472];&quot;ƏƏƏ&quot;;[.B472];&quot;ƏƏƏ&quot;;[.C472])" office:value-type="string" office:string-value="#EXTINF:0,Povd3ƏƏƏ#EXTGRP:Взрослые 3ƏƏƏhttp://videos.galleries.pornpros.com/galleries.povd.com/htdocs/fb01/fb01_veronicaradke/content/vid01.mp4" calcext:value-type="string">
            <text:p>#EXTINF:0,Povd3ƏƏƏ#EXTGRP:Взрослые 3ƏƏƏhttp://videos.galleries.pornpros.com/galleries.povd.com/htdocs/fb01/fb01_veronicaradke/content/vid01.mp4</text:p>
          </table:table-cell>
        </table:table-row>
        <table:table-row table:style-name="ro1">
          <table:table-cell office:value-type="string" calcext:value-type="string">
            <text:p>#EXTINF:0,Povd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taylorwhyte040714/content/vid01.mp4</text:p>
          </table:table-cell>
          <table:table-cell table:formula="of:=CONCATENATE([.A473];&quot;ƏƏƏ&quot;;[.B473];&quot;ƏƏƏ&quot;;[.C473])" office:value-type="string" office:string-value="#EXTINF:0,Povd4ƏƏƏ#EXTGRP:Взрослые 3ƏƏƏhttp://videos.galleries.pornpros.com/galleries.povd.com/htdocs/fb01/fb01_taylorwhyte040714/content/vid01.mp4" calcext:value-type="string">
            <text:p>#EXTINF:0,Povd4ƏƏƏ#EXTGRP:Взрослые 3ƏƏƏhttp://videos.galleries.pornpros.com/galleries.povd.com/htdocs/fb01/fb01_taylorwhyte040714/content/vid01.mp4</text:p>
          </table:table-cell>
        </table:table-row>
        <table:table-row table:style-name="ro1">
          <table:table-cell office:value-type="string" calcext:value-type="string">
            <text:p>#EXTINF:0,Povd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sierranevadah080814/content/vid01.mp4</text:p>
          </table:table-cell>
          <table:table-cell table:formula="of:=CONCATENATE([.A474];&quot;ƏƏƏ&quot;;[.B474];&quot;ƏƏƏ&quot;;[.C474])" office:value-type="string" office:string-value="#EXTINF:0,Povd5ƏƏƏ#EXTGRP:Взрослые 3ƏƏƏhttp://videos.galleries.pornpros.com/galleries.povd.com/htdocs/fb01/fb01_sierranevadah080814/content/vid01.mp4" calcext:value-type="string">
            <text:p>#EXTINF:0,Povd5ƏƏƏ#EXTGRP:Взрослые 3ƏƏƏhttp://videos.galleries.pornpros.com/galleries.povd.com/htdocs/fb01/fb01_sierranevadah080814/content/vid01.mp4</text:p>
          </table:table-cell>
        </table:table-row>
        <table:table-row table:style-name="ro1">
          <table:table-cell office:value-type="string" calcext:value-type="string">
            <text:p>#EXTINF:0,Povd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alicegreen082014/content/vid01.mp4</text:p>
          </table:table-cell>
          <table:table-cell table:formula="of:=CONCATENATE([.A475];&quot;ƏƏƏ&quot;;[.B475];&quot;ƏƏƏ&quot;;[.C475])" office:value-type="string" office:string-value="#EXTINF:0,Povd6ƏƏƏ#EXTGRP:Взрослые 3ƏƏƏhttp://videos.galleries.pornpros.com/galleries.povd.com/htdocs/fb01/fb01_alicegreen082014/content/vid01.mp4" calcext:value-type="string">
            <text:p>#EXTINF:0,Povd6ƏƏƏ#EXTGRP:Взрослые 3ƏƏƏhttp://videos.galleries.pornpros.com/galleries.povd.com/htdocs/fb01/fb01_alicegreen082014/content/vid01.mp4</text:p>
          </table:table-cell>
        </table:table-row>
        <table:table-row table:style-name="ro1">
          <table:table-cell office:value-type="string" calcext:value-type="string">
            <text:p>#EXTINF:0,Povd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alexisadams/content/vid01.mp4</text:p>
          </table:table-cell>
          <table:table-cell table:formula="of:=CONCATENATE([.A476];&quot;ƏƏƏ&quot;;[.B476];&quot;ƏƏƏ&quot;;[.C476])" office:value-type="string" office:string-value="#EXTINF:0,Povd7ƏƏƏ#EXTGRP:Взрослые 3ƏƏƏhttp://videos.galleries.pornpros.com/galleries.povd.com/htdocs/fb01/fb01_alexisadams/content/vid01.mp4" calcext:value-type="string">
            <text:p>#EXTINF:0,Povd7ƏƏƏ#EXTGRP:Взрослые 3ƏƏƏhttp://videos.galleries.pornpros.com/galleries.povd.com/htdocs/fb01/fb01_alexisadams/content/vid01.mp4</text:p>
          </table:table-cell>
        </table:table-row>
        <table:table-row table:style-name="ro1">
          <table:table-cell office:value-type="string" calcext:value-type="string">
            <text:p>#EXTINF:0,Povd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taylorwhyte121713/content/vid01.mp4</text:p>
          </table:table-cell>
          <table:table-cell table:formula="of:=CONCATENATE([.A477];&quot;ƏƏƏ&quot;;[.B477];&quot;ƏƏƏ&quot;;[.C477])" office:value-type="string" office:string-value="#EXTINF:0,Povd8ƏƏƏ#EXTGRP:Взрослые 3ƏƏƏhttp://videos.galleries.pornpros.com/galleries.povd.com/htdocs/fb01/fb01_taylorwhyte121713/content/vid01.mp4" calcext:value-type="string">
            <text:p>#EXTINF:0,Povd8ƏƏƏ#EXTGRP:Взрослые 3ƏƏƏhttp://videos.galleries.pornpros.com/galleries.povd.com/htdocs/fb01/fb01_taylorwhyte121713/content/vid01.mp4</text:p>
          </table:table-cell>
        </table:table-row>
        <table:table-row table:style-name="ro1">
          <table:table-cell office:value-type="string" calcext:value-type="string">
            <text:p>#EXTINF:0,Povd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videos.galleries.pornpros.com/galleries.povd.com/htdocs/fb01/fb01_giannanicole051914/content/vid01.mp4</text:p>
          </table:table-cell>
          <table:table-cell table:formula="of:=CONCATENATE([.A478];&quot;ƏƏƏ&quot;;[.B478];&quot;ƏƏƏ&quot;;[.C478])" office:value-type="string" office:string-value="#EXTINF:0,Povd9ƏƏƏ#EXTGRP:Взрослые 3ƏƏƏhttp://videos.galleries.pornpros.com/galleries.povd.com/htdocs/fb01/fb01_giannanicole051914/content/vid01.mp4" calcext:value-type="string">
            <text:p>#EXTINF:0,Povd9ƏƏƏ#EXTGRP:Взрослые 3ƏƏƏhttp://videos.galleries.pornpros.com/galleries.povd.com/htdocs/fb01/fb01_giannanicole051914/content/vid01.mp4</text:p>
          </table:table-cell>
        </table:table-row>
        <table:table-row table:style-name="ro1">
          <table:table-cell office:value-type="string" calcext:value-type="string">
            <text:p>#EXTINF:0,Rarely seen such hot tits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4/4634/4634_720p.mp4</text:p>
          </table:table-cell>
          <table:table-cell table:formula="of:=CONCATENATE([.A479];&quot;ƏƏƏ&quot;;[.B479];&quot;ƏƏƏ&quot;;[.C479])" office:value-type="string" office:string-value="#EXTINF:0,Rarely seen such hot titsƏƏƏ#EXTGRP:Взрослые 3ƏƏƏhttp://ovhv39.twincdn.com/videos/4/4634/4634_720p.mp4" calcext:value-type="string">
            <text:p>#EXTINF:0,Rarely seen such hot titsƏƏƏ#EXTGRP:Взрослые 3ƏƏƏhttp://ovhv39.twincdn.com/videos/4/4634/4634_720p.mp4</text:p>
          </table:table-cell>
        </table:table-row>
        <table:table-row table:style-name="ro1">
          <table:table-cell office:value-type="string" calcext:value-type="string">
            <text:p>#EXTINF:0,Russian Teen first anal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prime/00/01/84/44.mp4</text:p>
          </table:table-cell>
          <table:table-cell table:formula="of:=CONCATENATE([.A480];&quot;ƏƏƏ&quot;;[.B480];&quot;ƏƏƏ&quot;;[.C480])" office:value-type="string" office:string-value="#EXTINF:0,Russian Teen first analƏƏƏ#EXTGRP:Взрослые 3ƏƏƏhttp://ovhv39.twincdn.com/videos/prime/00/01/84/44.mp4" calcext:value-type="string">
            <text:p>#EXTINF:0,Russian Teen first analƏƏƏ#EXTGRP:Взрослые 3ƏƏƏhttp://ovhv39.twincdn.com/videos/prime/00/01/84/44.mp4</text:p>
          </table:table-cell>
        </table:table-row>
        <table:table-row table:style-name="ro1">
          <table:table-cell office:value-type="string" calcext:value-type="string">
            <text:p>#EXTINF:0,Sexy teen is fucked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9/9077/9077_720p.mp4</text:p>
          </table:table-cell>
          <table:table-cell table:formula="of:=CONCATENATE([.A481];&quot;ƏƏƏ&quot;;[.B481];&quot;ƏƏƏ&quot;;[.C481])" office:value-type="string" office:string-value="#EXTINF:0,Sexy teen is fuckedƏƏƏ#EXTGRP:Взрослые 3ƏƏƏhttp://ovhv39.twincdn.com/videos/9/9077/9077_720p.mp4" calcext:value-type="string">
            <text:p>#EXTINF:0,Sexy teen is fuckedƏƏƏ#EXTGRP:Взрослые 3ƏƏƏhttp://ovhv39.twincdn.com/videos/9/9077/9077_720p.mp4</text:p>
          </table:table-cell>
        </table:table-row>
        <table:table-row table:style-name="ro1">
          <table:table-cell office:value-type="string" calcext:value-type="string">
            <text:p>#EXTINF:0,Strayed teeni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4/4172/4172_720p.mp4</text:p>
          </table:table-cell>
          <table:table-cell table:formula="of:=CONCATENATE([.A482];&quot;ƏƏƏ&quot;;[.B482];&quot;ƏƏƏ&quot;;[.C482])" office:value-type="string" office:string-value="#EXTINF:0,Strayed teenieƏƏƏ#EXTGRP:Взрослые 3ƏƏƏhttp://ovhv39.twincdn.com/videos/4/4172/4172_720p.mp4" calcext:value-type="string">
            <text:p>#EXTINF:0,Strayed teenieƏƏƏ#EXTGRP:Взрослые 3ƏƏƏhttp://ovhv39.twincdn.com/videos/4/4172/4172_720p.mp4</text:p>
          </table:table-cell>
        </table:table-row>
        <table:table-row table:style-name="ro1">
          <table:table-cell office:value-type="string" calcext:value-type="string">
            <text:p>#EXTINF:0,Teen Amirah Adara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17/17964/17964_720p.mp4</text:p>
          </table:table-cell>
          <table:table-cell table:formula="of:=CONCATENATE([.A483];&quot;ƏƏƏ&quot;;[.B483];&quot;ƏƏƏ&quot;;[.C483])" office:value-type="string" office:string-value="#EXTINF:0,Teen Amirah AdaraƏƏƏ#EXTGRP:Взрослые 3ƏƏƏhttp://ovhv39.twincdn.com/videos/17/17964/17964_720p.mp4" calcext:value-type="string">
            <text:p>#EXTINF:0,Teen Amirah AdaraƏƏƏ#EXTGRP:Взрослые 3ƏƏƏhttp://ovhv39.twincdn.com/videos/17/17964/17964_720p.mp4</text:p>
          </table:table-cell>
        </table:table-row>
        <table:table-row table:style-name="ro1">
          <table:table-cell office:value-type="string" calcext:value-type="string">
            <text:p>#EXTINF:0,Teen enjoys a rimfuck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prime/00/01/85/34.mp4</text:p>
          </table:table-cell>
          <table:table-cell table:formula="of:=CONCATENATE([.A484];&quot;ƏƏƏ&quot;;[.B484];&quot;ƏƏƏ&quot;;[.C484])" office:value-type="string" office:string-value="#EXTINF:0,Teen enjoys a rimfuckƏƏƏ#EXTGRP:Взрослые 3ƏƏƏhttp://ovhv39.twincdn.com/videos/prime/00/01/85/34.mp4" calcext:value-type="string">
            <text:p>#EXTINF:0,Teen enjoys a rimfuckƏƏƏ#EXTGRP:Взрослые 3ƏƏƏhttp://ovhv39.twincdn.com/videos/prime/00/01/85/34.mp4</text:p>
          </table:table-cell>
        </table:table-row>
        <table:table-row table:style-name="ro1">
          <table:table-cell office:value-type="string" calcext:value-type="string">
            <text:p>#EXTINF:0,Teen offers her asshol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1/1147/1147_720p.mp4</text:p>
          </table:table-cell>
          <table:table-cell table:formula="of:=CONCATENATE([.A485];&quot;ƏƏƏ&quot;;[.B485];&quot;ƏƏƏ&quot;;[.C485])" office:value-type="string" office:string-value="#EXTINF:0,Teen offers her assholeƏƏƏ#EXTGRP:Взрослые 3ƏƏƏhttp://ovhv39.twincdn.com/videos/1/1147/1147_720p.mp4" calcext:value-type="string">
            <text:p>#EXTINF:0,Teen offers her assholeƏƏƏ#EXTGRP:Взрослые 3ƏƏƏhttp://ovhv39.twincdn.com/videos/1/1147/1147_720p.mp4</text:p>
          </table:table-cell>
        </table:table-row>
        <table:table-row table:style-name="ro1">
          <table:table-cell office:value-type="string" calcext:value-type="string">
            <text:p>#EXTINF:0,Teen sucks a cock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5/5026/5026_720p.mp4</text:p>
          </table:table-cell>
          <table:table-cell table:formula="of:=CONCATENATE([.A486];&quot;ƏƏƏ&quot;;[.B486];&quot;ƏƏƏ&quot;;[.C486])" office:value-type="string" office:string-value="#EXTINF:0,Teen sucks a cockƏƏƏ#EXTGRP:Взрослые 3ƏƏƏhttp://ovhv39.twincdn.com/videos/5/5026/5026_720p.mp4" calcext:value-type="string">
            <text:p>#EXTINF:0,Teen sucks a cockƏƏƏ#EXTGRP:Взрослые 3ƏƏƏhttp://ovhv39.twincdn.com/videos/5/5026/5026_720p.mp4</text:p>
          </table:table-cell>
        </table:table-row>
        <table:table-row table:style-name="ro1">
          <table:table-cell office:value-type="string" calcext:value-type="string">
            <text:p>#EXTINF:0,Teen's asshol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5/5907/5907_720p.mp4</text:p>
          </table:table-cell>
          <table:table-cell table:formula="of:=CONCATENATE([.A487];&quot;ƏƏƏ&quot;;[.B487];&quot;ƏƏƏ&quot;;[.C487])" office:value-type="string" office:string-value="#EXTINF:0,Teen's assholeƏƏƏ#EXTGRP:Взрослые 3ƏƏƏhttp://ovhv39.twincdn.com/videos/5/5907/5907_720p.mp4" calcext:value-type="string">
            <text:p>#EXTINF:0,Teen's assholeƏƏƏ#EXTGRP:Взрослые 3ƏƏƏhttp://ovhv39.twincdn.com/videos/5/5907/5907_720p.mp4</text:p>
          </table:table-cell>
        </table:table-row>
        <table:table-row table:style-name="ro1">
          <table:table-cell office:value-type="string" calcext:value-type="string">
            <text:p>#EXTINF:0,Teen's butthol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5/5923/5923_720p.mp4</text:p>
          </table:table-cell>
          <table:table-cell table:formula="of:=CONCATENATE([.A488];&quot;ƏƏƏ&quot;;[.B488];&quot;ƏƏƏ&quot;;[.C488])" office:value-type="string" office:string-value="#EXTINF:0,Teen's buttholeƏƏƏ#EXTGRP:Взрослые 3ƏƏƏhttp://ovhv39.twincdn.com/videos/5/5923/5923_720p.mp4" calcext:value-type="string">
            <text:p>#EXTINF:0,Teen's buttholeƏƏƏ#EXTGRP:Взрослые 3ƏƏƏhttp://ovhv39.twincdn.com/videos/5/5923/5923_720p.mp4</text:p>
          </table:table-cell>
        </table:table-row>
        <table:table-row table:style-name="ro1">
          <table:table-cell office:value-type="string" calcext:value-type="string">
            <text:p>#EXTINF:0,Teen\'s ass is fucked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6/6911/6911_720p.mp4</text:p>
          </table:table-cell>
          <table:table-cell table:formula="of:=CONCATENATE([.A489];&quot;ƏƏƏ&quot;;[.B489];&quot;ƏƏƏ&quot;;[.C489])" office:value-type="string" office:string-value="#EXTINF:0,Teen\'s ass is fuckedƏƏƏ#EXTGRP:Взрослые 3ƏƏƏhttp://ovhv39.twincdn.com/videos/6/6911/6911_720p.mp4" calcext:value-type="string">
            <text:p>#EXTINF:0,Teen\'s ass is fuckedƏƏƏ#EXTGRP:Взрослые 3ƏƏƏhttp://ovhv39.twincdn.com/videos/6/6911/6911_720p.mp4</text:p>
          </table:table-cell>
        </table:table-row>
        <table:table-row table:style-name="ro1">
          <table:table-cell office:value-type="string" calcext:value-type="string">
            <text:p>#EXTINF:0,Teenage asshol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5/5921/5921_720p.mp4</text:p>
          </table:table-cell>
          <table:table-cell table:formula="of:=CONCATENATE([.A490];&quot;ƏƏƏ&quot;;[.B490];&quot;ƏƏƏ&quot;;[.C490])" office:value-type="string" office:string-value="#EXTINF:0,Teenage assholeƏƏƏ#EXTGRP:Взрослые 3ƏƏƏhttp://ovhv39.twincdn.com/videos/5/5921/5921_720p.mp4" calcext:value-type="string">
            <text:p>#EXTINF:0,Teenage assholeƏƏƏ#EXTGRP:Взрослые 3ƏƏƏhttp://ovhv39.twincdn.com/videos/5/5921/5921_720p.mp4</text:p>
          </table:table-cell>
        </table:table-row>
        <table:table-row table:style-name="ro1">
          <table:table-cell office:value-type="string" calcext:value-type="string">
            <text:p>#EXTINF:0,Teengirl ubt Blowjob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8/8870/8870_720p.mp4</text:p>
          </table:table-cell>
          <table:table-cell table:formula="of:=CONCATENATE([.A491];&quot;ƏƏƏ&quot;;[.B491];&quot;ƏƏƏ&quot;;[.C491])" office:value-type="string" office:string-value="#EXTINF:0,Teengirl ubt BlowjobƏƏƏ#EXTGRP:Взрослые 3ƏƏƏhttp://ovhv39.twincdn.com/videos/8/8870/8870_720p.mp4" calcext:value-type="string">
            <text:p>#EXTINF:0,Teengirl ubt BlowjobƏƏƏ#EXTGRP:Взрослые 3ƏƏƏhttp://ovhv39.twincdn.com/videos/8/8870/8870_720p.mp4</text:p>
          </table:table-cell>
        </table:table-row>
        <table:table-row table:style-name="ro1">
          <table:table-cell office:value-type="string" calcext:value-type="string">
            <text:p>#EXTINF:0,Teens anal threesome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8/8502/8502_720p.mp4</text:p>
          </table:table-cell>
          <table:table-cell table:formula="of:=CONCATENATE([.A492];&quot;ƏƏƏ&quot;;[.B492];&quot;ƏƏƏ&quot;;[.C492])" office:value-type="string" office:string-value="#EXTINF:0,Teens anal threesomeƏƏƏ#EXTGRP:Взрослые 3ƏƏƏhttp://ovhv39.twincdn.com/videos/8/8502/8502_720p.mp4" calcext:value-type="string">
            <text:p>#EXTINF:0,Teens anal threesomeƏƏƏ#EXTGRP:Взрослые 3ƏƏƏhttp://ovhv39.twincdn.com/videos/8/8502/8502_720p.mp4</text:p>
          </table:table-cell>
        </table:table-row>
        <table:table-row table:style-name="ro1">
          <table:table-cell office:value-type="string" calcext:value-type="string">
            <text:p>#EXTINF:0,Two beauties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40.twincdn.com/videos/prime/00/01/94/69.mp4</text:p>
          </table:table-cell>
          <table:table-cell table:formula="of:=CONCATENATE([.A493];&quot;ƏƏƏ&quot;;[.B493];&quot;ƏƏƏ&quot;;[.C493])" office:value-type="string" office:string-value="#EXTINF:0,Two beautiesƏƏƏ#EXTGRP:Взрослые 3ƏƏƏhttp://ovhv40.twincdn.com/videos/prime/00/01/94/69.mp4" calcext:value-type="string">
            <text:p>#EXTINF:0,Two beautiesƏƏƏ#EXTGRP:Взрослые 3ƏƏƏhttp://ovhv40.twincdn.com/videos/prime/00/01/94/69.mp4</text:p>
          </table:table-cell>
        </table:table-row>
        <table:table-row table:style-name="ro1">
          <table:table-cell office:value-type="string" calcext:value-type="string">
            <text:p>#EXTINF:0,xxx video 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8/3/20183313-720p.mp4</text:p>
          </table:table-cell>
          <table:table-cell table:formula="of:=CONCATENATE([.A494];&quot;ƏƏƏ&quot;;[.B494];&quot;ƏƏƏ&quot;;[.C494])" office:value-type="string" office:string-value="#EXTINF:0,xxx video 1ƏƏƏ#EXTGRP:Взрослые 3ƏƏƏhttp://nvid101.cdnii.com/2018/3/20183313-720p.mp4" calcext:value-type="string">
            <text:p>#EXTINF:0,xxx video 1ƏƏƏ#EXTGRP:Взрослые 3ƏƏƏhttp://nvid101.cdnii.com/2018/3/20183313-720p.mp4</text:p>
          </table:table-cell>
        </table:table-row>
        <table:table-row table:style-name="ro1">
          <table:table-cell office:value-type="string" calcext:value-type="string">
            <text:p>#EXTINF:0,xxx video 10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15-720p.mp4</text:p>
          </table:table-cell>
          <table:table-cell table:formula="of:=CONCATENATE([.A495];&quot;ƏƏƏ&quot;;[.B495];&quot;ƏƏƏ&quot;;[.C495])" office:value-type="string" office:string-value="#EXTINF:0,xxx video 10ƏƏƏ#EXTGRP:Взрослые 3ƏƏƏhttp://nvid101.cdnii.com/2021/1/20211315-720p.mp4" calcext:value-type="string">
            <text:p>#EXTINF:0,xxx video 10ƏƏƏ#EXTGRP:Взрослые 3ƏƏƏhttp://nvid101.cdnii.com/2021/1/20211315-720p.mp4</text:p>
          </table:table-cell>
        </table:table-row>
        <table:table-row table:style-name="ro1">
          <table:table-cell office:value-type="string" calcext:value-type="string">
            <text:p>#EXTINF:0,xxx video 1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91-720p.mp4</text:p>
          </table:table-cell>
          <table:table-cell table:formula="of:=CONCATENATE([.A496];&quot;ƏƏƏ&quot;;[.B496];&quot;ƏƏƏ&quot;;[.C496])" office:value-type="string" office:string-value="#EXTINF:0,xxx video 11ƏƏƏ#EXTGRP:Взрослые 3ƏƏƏhttp://nvid101.cdnii.com/2020/1/20201591-720p.mp4" calcext:value-type="string">
            <text:p>#EXTINF:0,xxx video 11ƏƏƏ#EXTGRP:Взрослые 3ƏƏƏhttp://nvid101.cdnii.com/2020/1/20201591-720p.mp4</text:p>
          </table:table-cell>
        </table:table-row>
        <table:table-row table:style-name="ro1">
          <table:table-cell office:value-type="string" calcext:value-type="string">
            <text:p>#EXTINF:0,xxx video 1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48/16148_720p.mp4</text:p>
          </table:table-cell>
          <table:table-cell table:formula="of:=CONCATENATE([.A497];&quot;ƏƏƏ&quot;;[.B497];&quot;ƏƏƏ&quot;;[.C497])" office:value-type="string" office:string-value="#EXTINF:0,xxx video 12ƏƏƏ#EXTGRP:Взрослые 3ƏƏƏhttps://ovhv47.twincdn.com/videos/16/16148/16148_720p.mp4" calcext:value-type="string">
            <text:p>#EXTINF:0,xxx video 12ƏƏƏ#EXTGRP:Взрослые 3ƏƏƏhttps://ovhv47.twincdn.com/videos/16/16148/16148_720p.mp4</text:p>
          </table:table-cell>
        </table:table-row>
        <table:table-row table:style-name="ro1">
          <table:table-cell office:value-type="string" calcext:value-type="string">
            <text:p>#EXTINF:0,xxx video 1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8/3/20183311-720p.mp4</text:p>
          </table:table-cell>
          <table:table-cell table:formula="of:=CONCATENATE([.A498];&quot;ƏƏƏ&quot;;[.B498];&quot;ƏƏƏ&quot;;[.C498])" office:value-type="string" office:string-value="#EXTINF:0,xxx video 13ƏƏƏ#EXTGRP:Взрослые 3ƏƏƏhttp://nvid101.cdnii.com/2018/3/20183311-720p.mp4" calcext:value-type="string">
            <text:p>#EXTINF:0,xxx video 13ƏƏƏ#EXTGRP:Взрослые 3ƏƏƏhttp://nvid101.cdnii.com/2018/3/20183311-720p.mp4</text:p>
          </table:table-cell>
        </table:table-row>
        <table:table-row table:style-name="ro1">
          <table:table-cell office:value-type="string" calcext:value-type="string">
            <text:p>#EXTINF:0,xxx video 1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38-720p.mp4</text:p>
          </table:table-cell>
          <table:table-cell table:formula="of:=CONCATENATE([.A499];&quot;ƏƏƏ&quot;;[.B499];&quot;ƏƏƏ&quot;;[.C499])" office:value-type="string" office:string-value="#EXTINF:0,xxx video 14ƏƏƏ#EXTGRP:Взрослые 3ƏƏƏhttp://nvid101.cdnii.com/2019/0/20190638-720p.mp4" calcext:value-type="string">
            <text:p>#EXTINF:0,xxx video 14ƏƏƏ#EXTGRP:Взрослые 3ƏƏƏhttp://nvid101.cdnii.com/2019/0/20190638-720p.mp4</text:p>
          </table:table-cell>
        </table:table-row>
        <table:table-row table:style-name="ro1">
          <table:table-cell office:value-type="string" calcext:value-type="string">
            <text:p>#EXTINF:0,xxx video 1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8/3/20183306-720p.mp4</text:p>
          </table:table-cell>
          <table:table-cell table:formula="of:=CONCATENATE([.A500];&quot;ƏƏƏ&quot;;[.B500];&quot;ƏƏƏ&quot;;[.C500])" office:value-type="string" office:string-value="#EXTINF:0,xxx video 15ƏƏƏ#EXTGRP:Взрослые 3ƏƏƏhttp://nvid101.cdnii.com/2018/3/20183306-720p.mp4" calcext:value-type="string">
            <text:p>#EXTINF:0,xxx video 15ƏƏƏ#EXTGRP:Взрослые 3ƏƏƏhttp://nvid101.cdnii.com/2018/3/20183306-720p.mp4</text:p>
          </table:table-cell>
        </table:table-row>
        <table:table-row table:style-name="ro1">
          <table:table-cell office:value-type="string" calcext:value-type="string">
            <text:p>#EXTINF:0,xxx video 1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42-720p.mp4</text:p>
          </table:table-cell>
          <table:table-cell table:formula="of:=CONCATENATE([.A501];&quot;ƏƏƏ&quot;;[.B501];&quot;ƏƏƏ&quot;;[.C501])" office:value-type="string" office:string-value="#EXTINF:0,xxx video 16ƏƏƏ#EXTGRP:Взрослые 3ƏƏƏhttp://nvid101.cdnii.com/2019/0/20190642-720p.mp4" calcext:value-type="string">
            <text:p>#EXTINF:0,xxx video 16ƏƏƏ#EXTGRP:Взрослые 3ƏƏƏhttp://nvid101.cdnii.com/2019/0/20190642-720p.mp4</text:p>
          </table:table-cell>
        </table:table-row>
        <table:table-row table:style-name="ro1">
          <table:table-cell office:value-type="string" calcext:value-type="string">
            <text:p>#EXTINF:0,xxx video 1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49/16149_720p.mp4</text:p>
          </table:table-cell>
          <table:table-cell table:formula="of:=CONCATENATE([.A502];&quot;ƏƏƏ&quot;;[.B502];&quot;ƏƏƏ&quot;;[.C502])" office:value-type="string" office:string-value="#EXTINF:0,xxx video 17ƏƏƏ#EXTGRP:Взрослые 3ƏƏƏhttps://ovhv47.twincdn.com/videos/16/16149/16149_720p.mp4" calcext:value-type="string">
            <text:p>#EXTINF:0,xxx video 17ƏƏƏ#EXTGRP:Взрослые 3ƏƏƏhttps://ovhv47.twincdn.com/videos/16/16149/16149_720p.mp4</text:p>
          </table:table-cell>
        </table:table-row>
        <table:table-row table:style-name="ro1">
          <table:table-cell office:value-type="string" calcext:value-type="string">
            <text:p>#EXTINF:0,xxx video 1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8/3/20183312-720p.mp4</text:p>
          </table:table-cell>
          <table:table-cell table:formula="of:=CONCATENATE([.A503];&quot;ƏƏƏ&quot;;[.B503];&quot;ƏƏƏ&quot;;[.C503])" office:value-type="string" office:string-value="#EXTINF:0,xxx video 18ƏƏƏ#EXTGRP:Взрослые 3ƏƏƏhttp://nvid101.cdnii.com/2018/3/20183312-720p.mp4" calcext:value-type="string">
            <text:p>#EXTINF:0,xxx video 18ƏƏƏ#EXTGRP:Взрослые 3ƏƏƏhttp://nvid101.cdnii.com/2018/3/20183312-720p.mp4</text:p>
          </table:table-cell>
        </table:table-row>
        <table:table-row table:style-name="ro1">
          <table:table-cell office:value-type="string" calcext:value-type="string">
            <text:p>#EXTINF:0,xxx video 1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40-720p.mp4</text:p>
          </table:table-cell>
          <table:table-cell table:formula="of:=CONCATENATE([.A504];&quot;ƏƏƏ&quot;;[.B504];&quot;ƏƏƏ&quot;;[.C504])" office:value-type="string" office:string-value="#EXTINF:0,xxx video 19ƏƏƏ#EXTGRP:Взрослые 3ƏƏƏhttp://nvid101.cdnii.com/2019/0/20190640-720p.mp4" calcext:value-type="string">
            <text:p>#EXTINF:0,xxx video 19ƏƏƏ#EXTGRP:Взрослые 3ƏƏƏhttp://nvid101.cdnii.com/2019/0/20190640-720p.mp4</text:p>
          </table:table-cell>
        </table:table-row>
        <table:table-row table:style-name="ro1">
          <table:table-cell office:value-type="string" calcext:value-type="string">
            <text:p>#EXTINF:0,xxx video 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09-720p.mp4</text:p>
          </table:table-cell>
          <table:table-cell table:formula="of:=CONCATENATE([.A505];&quot;ƏƏƏ&quot;;[.B505];&quot;ƏƏƏ&quot;;[.C505])" office:value-type="string" office:string-value="#EXTINF:0,xxx video 2ƏƏƏ#EXTGRP:Взрослые 3ƏƏƏhttp://nvid101.cdnii.com/2021/1/20211309-720p.mp4" calcext:value-type="string">
            <text:p>#EXTINF:0,xxx video 2ƏƏƏ#EXTGRP:Взрослые 3ƏƏƏhttp://nvid101.cdnii.com/2021/1/20211309-720p.mp4</text:p>
          </table:table-cell>
        </table:table-row>
        <table:table-row table:style-name="ro1">
          <table:table-cell office:value-type="string" calcext:value-type="string">
            <text:p>#EXTINF:0,xxx video 20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0/16150_720p.mp4</text:p>
          </table:table-cell>
          <table:table-cell table:formula="of:=CONCATENATE([.A506];&quot;ƏƏƏ&quot;;[.B506];&quot;ƏƏƏ&quot;;[.C506])" office:value-type="string" office:string-value="#EXTINF:0,xxx video 20ƏƏƏ#EXTGRP:Взрослые 3ƏƏƏhttps://ovhv47.twincdn.com/videos/16/16150/16150_720p.mp4" calcext:value-type="string">
            <text:p>#EXTINF:0,xxx video 20ƏƏƏ#EXTGRP:Взрослые 3ƏƏƏhttps://ovhv47.twincdn.com/videos/16/16150/16150_720p.mp4</text:p>
          </table:table-cell>
        </table:table-row>
        <table:table-row table:style-name="ro1">
          <table:table-cell office:value-type="string" calcext:value-type="string">
            <text:p>#EXTINF:0,xxx video 2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8/3/20183307-720p.mp4</text:p>
          </table:table-cell>
          <table:table-cell table:formula="of:=CONCATENATE([.A507];&quot;ƏƏƏ&quot;;[.B507];&quot;ƏƏƏ&quot;;[.C507])" office:value-type="string" office:string-value="#EXTINF:0,xxx video 21ƏƏƏ#EXTGRP:Взрослые 3ƏƏƏhttp://nvid101.cdnii.com/2018/3/20183307-720p.mp4" calcext:value-type="string">
            <text:p>#EXTINF:0,xxx video 21ƏƏƏ#EXTGRP:Взрослые 3ƏƏƏhttp://nvid101.cdnii.com/2018/3/20183307-720p.mp4</text:p>
          </table:table-cell>
        </table:table-row>
        <table:table-row table:style-name="ro1">
          <table:table-cell office:value-type="string" calcext:value-type="string">
            <text:p>#EXTINF:0,xxx video 2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92-720p.mp4</text:p>
          </table:table-cell>
          <table:table-cell table:formula="of:=CONCATENATE([.A508];&quot;ƏƏƏ&quot;;[.B508];&quot;ƏƏƏ&quot;;[.C508])" office:value-type="string" office:string-value="#EXTINF:0,xxx video 22ƏƏƏ#EXTGRP:Взрослые 3ƏƏƏhttp://nvid101.cdnii.com/2020/1/20201592-720p.mp4" calcext:value-type="string">
            <text:p>#EXTINF:0,xxx video 22ƏƏƏ#EXTGRP:Взрослые 3ƏƏƏhttp://nvid101.cdnii.com/2020/1/20201592-720p.mp4</text:p>
          </table:table-cell>
        </table:table-row>
        <table:table-row table:style-name="ro1">
          <table:table-cell office:value-type="string" calcext:value-type="string">
            <text:p>#EXTINF:0,xxx video 2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33-720p.mp4</text:p>
          </table:table-cell>
          <table:table-cell table:formula="of:=CONCATENATE([.A509];&quot;ƏƏƏ&quot;;[.B509];&quot;ƏƏƏ&quot;;[.C509])" office:value-type="string" office:string-value="#EXTINF:0,xxx video 23ƏƏƏ#EXTGRP:Взрослые 3ƏƏƏhttp://nvid101.cdnii.com/2019/0/20190633-720p.mp4" calcext:value-type="string">
            <text:p>#EXTINF:0,xxx video 23ƏƏƏ#EXTGRP:Взрослые 3ƏƏƏhttp://nvid101.cdnii.com/2019/0/20190633-720p.mp4</text:p>
          </table:table-cell>
        </table:table-row>
        <table:table-row table:style-name="ro1">
          <table:table-cell office:value-type="string" calcext:value-type="string">
            <text:p>#EXTINF:0,xxx video 2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5-720p.mp4</text:p>
          </table:table-cell>
          <table:table-cell table:formula="of:=CONCATENATE([.A510];&quot;ƏƏƏ&quot;;[.B510];&quot;ƏƏƏ&quot;;[.C510])" office:value-type="string" office:string-value="#EXTINF:0,xxx video 24ƏƏƏ#EXTGRP:Взрослые 3ƏƏƏhttp://nvid101.cdnii.com/2020/1/20201585-720p.mp4" calcext:value-type="string">
            <text:p>#EXTINF:0,xxx video 24ƏƏƏ#EXTGRP:Взрослые 3ƏƏƏhttp://nvid101.cdnii.com/2020/1/20201585-720p.mp4</text:p>
          </table:table-cell>
        </table:table-row>
        <table:table-row table:style-name="ro1">
          <table:table-cell office:value-type="string" calcext:value-type="string">
            <text:p>#EXTINF:0,xxx video 2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1/16151_720p.mp4</text:p>
          </table:table-cell>
          <table:table-cell table:formula="of:=CONCATENATE([.A511];&quot;ƏƏƏ&quot;;[.B511];&quot;ƏƏƏ&quot;;[.C511])" office:value-type="string" office:string-value="#EXTINF:0,xxx video 25ƏƏƏ#EXTGRP:Взрослые 3ƏƏƏhttps://ovhv47.twincdn.com/videos/16/16151/16151_720p.mp4" calcext:value-type="string">
            <text:p>#EXTINF:0,xxx video 25ƏƏƏ#EXTGRP:Взрослые 3ƏƏƏhttps://ovhv47.twincdn.com/videos/16/16151/16151_720p.mp4</text:p>
          </table:table-cell>
        </table:table-row>
        <table:table-row table:style-name="ro1">
          <table:table-cell office:value-type="string" calcext:value-type="string">
            <text:p>#EXTINF:0,xxx video 2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34-720p.mp4</text:p>
          </table:table-cell>
          <table:table-cell table:formula="of:=CONCATENATE([.A512];&quot;ƏƏƏ&quot;;[.B512];&quot;ƏƏƏ&quot;;[.C512])" office:value-type="string" office:string-value="#EXTINF:0,xxx video 26ƏƏƏ#EXTGRP:Взрослые 3ƏƏƏhttp://nvid101.cdnii.com/2019/0/20190634-720p.mp4" calcext:value-type="string">
            <text:p>#EXTINF:0,xxx video 26ƏƏƏ#EXTGRP:Взрослые 3ƏƏƏhttp://nvid101.cdnii.com/2019/0/20190634-720p.mp4</text:p>
          </table:table-cell>
        </table:table-row>
        <table:table-row table:style-name="ro1">
          <table:table-cell office:value-type="string" calcext:value-type="string">
            <text:p>#EXTINF:0,xxx video 2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2-720p.mp4</text:p>
          </table:table-cell>
          <table:table-cell table:formula="of:=CONCATENATE([.A513];&quot;ƏƏƏ&quot;;[.B513];&quot;ƏƏƏ&quot;;[.C513])" office:value-type="string" office:string-value="#EXTINF:0,xxx video 27ƏƏƏ#EXTGRP:Взрослые 3ƏƏƏhttp://nvid101.cdnii.com/2020/1/20201582-720p.mp4" calcext:value-type="string">
            <text:p>#EXTINF:0,xxx video 27ƏƏƏ#EXTGRP:Взрослые 3ƏƏƏhttp://nvid101.cdnii.com/2020/1/20201582-720p.mp4</text:p>
          </table:table-cell>
        </table:table-row>
        <table:table-row table:style-name="ro1">
          <table:table-cell office:value-type="string" calcext:value-type="string">
            <text:p>#EXTINF:0,xxx video 2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2/16152_720p.mp4</text:p>
          </table:table-cell>
          <table:table-cell table:formula="of:=CONCATENATE([.A514];&quot;ƏƏƏ&quot;;[.B514];&quot;ƏƏƏ&quot;;[.C514])" office:value-type="string" office:string-value="#EXTINF:0,xxx video 28ƏƏƏ#EXTGRP:Взрослые 3ƏƏƏhttps://ovhv47.twincdn.com/videos/16/16152/16152_720p.mp4" calcext:value-type="string">
            <text:p>#EXTINF:0,xxx video 28ƏƏƏ#EXTGRP:Взрослые 3ƏƏƏhttps://ovhv47.twincdn.com/videos/16/16152/16152_720p.mp4</text:p>
          </table:table-cell>
        </table:table-row>
        <table:table-row table:style-name="ro1">
          <table:table-cell office:value-type="string" calcext:value-type="string">
            <text:p>#EXTINF:0,xxx video 2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37-720p.mp4</text:p>
          </table:table-cell>
          <table:table-cell table:formula="of:=CONCATENATE([.A515];&quot;ƏƏƏ&quot;;[.B515];&quot;ƏƏƏ&quot;;[.C515])" office:value-type="string" office:string-value="#EXTINF:0,xxx video 29ƏƏƏ#EXTGRP:Взрослые 3ƏƏƏhttp://nvid101.cdnii.com/2019/0/20190637-720p.mp4" calcext:value-type="string">
            <text:p>#EXTINF:0,xxx video 29ƏƏƏ#EXTGRP:Взрослые 3ƏƏƏhttp://nvid101.cdnii.com/2019/0/20190637-720p.mp4</text:p>
          </table:table-cell>
        </table:table-row>
        <table:table-row table:style-name="ro1">
          <table:table-cell office:value-type="string" calcext:value-type="string">
            <text:p>#EXTINF:0,xxx video 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10-720p.mp4</text:p>
          </table:table-cell>
          <table:table-cell table:formula="of:=CONCATENATE([.A516];&quot;ƏƏƏ&quot;;[.B516];&quot;ƏƏƏ&quot;;[.C516])" office:value-type="string" office:string-value="#EXTINF:0,xxx video 3ƏƏƏ#EXTGRP:Взрослые 3ƏƏƏhttp://nvid101.cdnii.com/2021/1/20211310-720p.mp4" calcext:value-type="string">
            <text:p>#EXTINF:0,xxx video 3ƏƏƏ#EXTGRP:Взрослые 3ƏƏƏhttp://nvid101.cdnii.com/2021/1/20211310-720p.mp4</text:p>
          </table:table-cell>
        </table:table-row>
        <table:table-row table:style-name="ro1">
          <table:table-cell office:value-type="string" calcext:value-type="string">
            <text:p>#EXTINF:0,xxx video 30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8/3/20183310-720p.mp4</text:p>
          </table:table-cell>
          <table:table-cell table:formula="of:=CONCATENATE([.A517];&quot;ƏƏƏ&quot;;[.B517];&quot;ƏƏƏ&quot;;[.C517])" office:value-type="string" office:string-value="#EXTINF:0,xxx video 30ƏƏƏ#EXTGRP:Взрослые 3ƏƏƏhttp://nvid101.cdnii.com/2018/3/20183310-720p.mp4" calcext:value-type="string">
            <text:p>#EXTINF:0,xxx video 30ƏƏƏ#EXTGRP:Взрослые 3ƏƏƏhttp://nvid101.cdnii.com/2018/3/20183310-720p.mp4</text:p>
          </table:table-cell>
        </table:table-row>
        <table:table-row table:style-name="ro1">
          <table:table-cell office:value-type="string" calcext:value-type="string">
            <text:p>#EXTINF:0,xxx video 3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4-720p.mp4</text:p>
          </table:table-cell>
          <table:table-cell table:formula="of:=CONCATENATE([.A518];&quot;ƏƏƏ&quot;;[.B518];&quot;ƏƏƏ&quot;;[.C518])" office:value-type="string" office:string-value="#EXTINF:0,xxx video 31ƏƏƏ#EXTGRP:Взрослые 3ƏƏƏhttp://nvid101.cdnii.com/2020/1/20201584-720p.mp4" calcext:value-type="string">
            <text:p>#EXTINF:0,xxx video 31ƏƏƏ#EXTGRP:Взрослые 3ƏƏƏhttp://nvid101.cdnii.com/2020/1/20201584-720p.mp4</text:p>
          </table:table-cell>
        </table:table-row>
        <table:table-row table:style-name="ro1">
          <table:table-cell office:value-type="string" calcext:value-type="string">
            <text:p>#EXTINF:0,xxx video 3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3/16153_720p.mp4</text:p>
          </table:table-cell>
          <table:table-cell table:formula="of:=CONCATENATE([.A519];&quot;ƏƏƏ&quot;;[.B519];&quot;ƏƏƏ&quot;;[.C519])" office:value-type="string" office:string-value="#EXTINF:0,xxx video 32ƏƏƏ#EXTGRP:Взрослые 3ƏƏƏhttps://ovhv47.twincdn.com/videos/16/16153/16153_720p.mp4" calcext:value-type="string">
            <text:p>#EXTINF:0,xxx video 32ƏƏƏ#EXTGRP:Взрослые 3ƏƏƏhttps://ovhv47.twincdn.com/videos/16/16153/16153_720p.mp4</text:p>
          </table:table-cell>
        </table:table-row>
        <table:table-row table:style-name="ro1">
          <table:table-cell office:value-type="string" calcext:value-type="string">
            <text:p>#EXTINF:0,xxx video 3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3-720p.mp4</text:p>
          </table:table-cell>
          <table:table-cell table:formula="of:=CONCATENATE([.A520];&quot;ƏƏƏ&quot;;[.B520];&quot;ƏƏƏ&quot;;[.C520])" office:value-type="string" office:string-value="#EXTINF:0,xxx video 33ƏƏƏ#EXTGRP:Взрослые 3ƏƏƏhttp://nvid101.cdnii.com/2020/1/20201583-720p.mp4" calcext:value-type="string">
            <text:p>#EXTINF:0,xxx video 33ƏƏƏ#EXTGRP:Взрослые 3ƏƏƏhttp://nvid101.cdnii.com/2020/1/20201583-720p.mp4</text:p>
          </table:table-cell>
        </table:table-row>
        <table:table-row table:style-name="ro1">
          <table:table-cell office:value-type="string" calcext:value-type="string">
            <text:p>#EXTINF:0,xxx video 3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4/16154_720p.mp4</text:p>
          </table:table-cell>
          <table:table-cell table:formula="of:=CONCATENATE([.A521];&quot;ƏƏƏ&quot;;[.B521];&quot;ƏƏƏ&quot;;[.C521])" office:value-type="string" office:string-value="#EXTINF:0,xxx video 34ƏƏƏ#EXTGRP:Взрослые 3ƏƏƏhttps://ovhv47.twincdn.com/videos/16/16154/16154_720p.mp4" calcext:value-type="string">
            <text:p>#EXTINF:0,xxx video 34ƏƏƏ#EXTGRP:Взрослые 3ƏƏƏhttps://ovhv47.twincdn.com/videos/16/16154/16154_720p.mp4</text:p>
          </table:table-cell>
        </table:table-row>
        <table:table-row table:style-name="ro1">
          <table:table-cell office:value-type="string" calcext:value-type="string">
            <text:p>#EXTINF:0,xxx video 3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7-720p.mp4</text:p>
          </table:table-cell>
          <table:table-cell table:formula="of:=CONCATENATE([.A522];&quot;ƏƏƏ&quot;;[.B522];&quot;ƏƏƏ&quot;;[.C522])" office:value-type="string" office:string-value="#EXTINF:0,xxx video 35ƏƏƏ#EXTGRP:Взрослые 3ƏƏƏhttp://nvid101.cdnii.com/2020/1/20201587-720p.mp4" calcext:value-type="string">
            <text:p>#EXTINF:0,xxx video 35ƏƏƏ#EXTGRP:Взрослые 3ƏƏƏhttp://nvid101.cdnii.com/2020/1/20201587-720p.mp4</text:p>
          </table:table-cell>
        </table:table-row>
        <table:table-row table:style-name="ro1">
          <table:table-cell office:value-type="string" calcext:value-type="string">
            <text:p>#EXTINF:0,xxx video 3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8-720p.mp4</text:p>
          </table:table-cell>
          <table:table-cell table:formula="of:=CONCATENATE([.A523];&quot;ƏƏƏ&quot;;[.B523];&quot;ƏƏƏ&quot;;[.C523])" office:value-type="string" office:string-value="#EXTINF:0,xxx video 36ƏƏƏ#EXTGRP:Взрослые 3ƏƏƏhttp://nvid101.cdnii.com/2020/1/20201588-720p.mp4" calcext:value-type="string">
            <text:p>#EXTINF:0,xxx video 36ƏƏƏ#EXTGRP:Взрослые 3ƏƏƏhttp://nvid101.cdnii.com/2020/1/20201588-720p.mp4</text:p>
          </table:table-cell>
        </table:table-row>
        <table:table-row table:style-name="ro1">
          <table:table-cell office:value-type="string" calcext:value-type="string">
            <text:p>#EXTINF:0,xxx video 3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5/16155_720p.mp4</text:p>
          </table:table-cell>
          <table:table-cell table:formula="of:=CONCATENATE([.A524];&quot;ƏƏƏ&quot;;[.B524];&quot;ƏƏƏ&quot;;[.C524])" office:value-type="string" office:string-value="#EXTINF:0,xxx video 37ƏƏƏ#EXTGRP:Взрослые 3ƏƏƏhttps://ovhv47.twincdn.com/videos/16/16155/16155_720p.mp4" calcext:value-type="string">
            <text:p>#EXTINF:0,xxx video 37ƏƏƏ#EXTGRP:Взрослые 3ƏƏƏhttps://ovhv47.twincdn.com/videos/16/16155/16155_720p.mp4</text:p>
          </table:table-cell>
        </table:table-row>
        <table:table-row table:style-name="ro1">
          <table:table-cell office:value-type="string" calcext:value-type="string">
            <text:p>#EXTINF:0,xxx video 3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9-720p.mp4</text:p>
          </table:table-cell>
          <table:table-cell table:formula="of:=CONCATENATE([.A525];&quot;ƏƏƏ&quot;;[.B525];&quot;ƏƏƏ&quot;;[.C525])" office:value-type="string" office:string-value="#EXTINF:0,xxx video 38ƏƏƏ#EXTGRP:Взрослые 3ƏƏƏhttp://nvid101.cdnii.com/2020/1/20201589-720p.mp4" calcext:value-type="string">
            <text:p>#EXTINF:0,xxx video 38ƏƏƏ#EXTGRP:Взрослые 3ƏƏƏhttp://nvid101.cdnii.com/2020/1/20201589-720p.mp4</text:p>
          </table:table-cell>
        </table:table-row>
        <table:table-row table:style-name="ro1">
          <table:table-cell office:value-type="string" calcext:value-type="string">
            <text:p>#EXTINF:0,xxx video 3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43-720p.mp4</text:p>
          </table:table-cell>
          <table:table-cell table:formula="of:=CONCATENATE([.A526];&quot;ƏƏƏ&quot;;[.B526];&quot;ƏƏƏ&quot;;[.C526])" office:value-type="string" office:string-value="#EXTINF:0,xxx video 39ƏƏƏ#EXTGRP:Взрослые 3ƏƏƏhttp://nvid101.cdnii.com/2019/0/20190643-720p.mp4" calcext:value-type="string">
            <text:p>#EXTINF:0,xxx video 39ƏƏƏ#EXTGRP:Взрослые 3ƏƏƏhttp://nvid101.cdnii.com/2019/0/20190643-720p.mp4</text:p>
          </table:table-cell>
        </table:table-row>
        <table:table-row table:style-name="ro1">
          <table:table-cell office:value-type="string" calcext:value-type="string">
            <text:p>#EXTINF:0,xxx video 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08-720p.mp4</text:p>
          </table:table-cell>
          <table:table-cell table:formula="of:=CONCATENATE([.A527];&quot;ƏƏƏ&quot;;[.B527];&quot;ƏƏƏ&quot;;[.C527])" office:value-type="string" office:string-value="#EXTINF:0,xxx video 4ƏƏƏ#EXTGRP:Взрослые 3ƏƏƏhttp://nvid101.cdnii.com/2021/1/20211308-720p.mp4" calcext:value-type="string">
            <text:p>#EXTINF:0,xxx video 4ƏƏƏ#EXTGRP:Взрослые 3ƏƏƏhttp://nvid101.cdnii.com/2021/1/20211308-720p.mp4</text:p>
          </table:table-cell>
        </table:table-row>
        <table:table-row table:style-name="ro1">
          <table:table-cell office:value-type="string" calcext:value-type="string">
            <text:p>#EXTINF:0,xxx video 40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6/16156_720p.mp4</text:p>
          </table:table-cell>
          <table:table-cell table:formula="of:=CONCATENATE([.A528];&quot;ƏƏƏ&quot;;[.B528];&quot;ƏƏƏ&quot;;[.C528])" office:value-type="string" office:string-value="#EXTINF:0,xxx video 40ƏƏƏ#EXTGRP:Взрослые 3ƏƏƏhttps://ovhv47.twincdn.com/videos/16/16156/16156_720p.mp4" calcext:value-type="string">
            <text:p>#EXTINF:0,xxx video 40ƏƏƏ#EXTGRP:Взрослые 3ƏƏƏhttps://ovhv47.twincdn.com/videos/16/16156/16156_720p.mp4</text:p>
          </table:table-cell>
        </table:table-row>
        <table:table-row table:style-name="ro1">
          <table:table-cell office:value-type="string" calcext:value-type="string">
            <text:p>#EXTINF:0,xxx video 4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36-720p.mp4</text:p>
          </table:table-cell>
          <table:table-cell table:formula="of:=CONCATENATE([.A529];&quot;ƏƏƏ&quot;;[.B529];&quot;ƏƏƏ&quot;;[.C529])" office:value-type="string" office:string-value="#EXTINF:0,xxx video 41ƏƏƏ#EXTGRP:Взрослые 3ƏƏƏhttp://nvid101.cdnii.com/2019/0/20190636-720p.mp4" calcext:value-type="string">
            <text:p>#EXTINF:0,xxx video 41ƏƏƏ#EXTGRP:Взрослые 3ƏƏƏhttp://nvid101.cdnii.com/2019/0/20190636-720p.mp4</text:p>
          </table:table-cell>
        </table:table-row>
        <table:table-row table:style-name="ro1">
          <table:table-cell office:value-type="string" calcext:value-type="string">
            <text:p>#EXTINF:0,xxx video 4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7/16157_720p.mp4</text:p>
          </table:table-cell>
          <table:table-cell table:formula="of:=CONCATENATE([.A530];&quot;ƏƏƏ&quot;;[.B530];&quot;ƏƏƏ&quot;;[.C530])" office:value-type="string" office:string-value="#EXTINF:0,xxx video 42ƏƏƏ#EXTGRP:Взрослые 3ƏƏƏhttps://ovhv47.twincdn.com/videos/16/16157/16157_720p.mp4" calcext:value-type="string">
            <text:p>#EXTINF:0,xxx video 42ƏƏƏ#EXTGRP:Взрослые 3ƏƏƏhttps://ovhv47.twincdn.com/videos/16/16157/16157_720p.mp4</text:p>
          </table:table-cell>
        </table:table-row>
        <table:table-row table:style-name="ro1">
          <table:table-cell office:value-type="string" calcext:value-type="string">
            <text:p>#EXTINF:0,xxx video 4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32-720p.mp4</text:p>
          </table:table-cell>
          <table:table-cell table:formula="of:=CONCATENATE([.A531];&quot;ƏƏƏ&quot;;[.B531];&quot;ƏƏƏ&quot;;[.C531])" office:value-type="string" office:string-value="#EXTINF:0,xxx video 43ƏƏƏ#EXTGRP:Взрослые 3ƏƏƏhttp://nvid101.cdnii.com/2019/0/20190632-720p.mp4" calcext:value-type="string">
            <text:p>#EXTINF:0,xxx video 43ƏƏƏ#EXTGRP:Взрослые 3ƏƏƏhttp://nvid101.cdnii.com/2019/0/20190632-720p.mp4</text:p>
          </table:table-cell>
        </table:table-row>
        <table:table-row table:style-name="ro1">
          <table:table-cell office:value-type="string" calcext:value-type="string">
            <text:p>#EXTINF:0,xxx video 4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41-720p.mp4</text:p>
          </table:table-cell>
          <table:table-cell table:formula="of:=CONCATENATE([.A532];&quot;ƏƏƏ&quot;;[.B532];&quot;ƏƏƏ&quot;;[.C532])" office:value-type="string" office:string-value="#EXTINF:0,xxx video 44ƏƏƏ#EXTGRP:Взрослые 3ƏƏƏhttp://nvid101.cdnii.com/2019/0/20190641-720p.mp4" calcext:value-type="string">
            <text:p>#EXTINF:0,xxx video 44ƏƏƏ#EXTGRP:Взрослые 3ƏƏƏhttp://nvid101.cdnii.com/2019/0/20190641-720p.mp4</text:p>
          </table:table-cell>
        </table:table-row>
        <table:table-row table:style-name="ro1">
          <table:table-cell office:value-type="string" calcext:value-type="string">
            <text:p>#EXTINF:0,xxx video 4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8/16158_720p.mp4</text:p>
          </table:table-cell>
          <table:table-cell table:formula="of:=CONCATENATE([.A533];&quot;ƏƏƏ&quot;;[.B533];&quot;ƏƏƏ&quot;;[.C533])" office:value-type="string" office:string-value="#EXTINF:0,xxx video 45ƏƏƏ#EXTGRP:Взрослые 3ƏƏƏhttps://ovhv47.twincdn.com/videos/16/16158/16158_720p.mp4" calcext:value-type="string">
            <text:p>#EXTINF:0,xxx video 45ƏƏƏ#EXTGRP:Взрослые 3ƏƏƏhttps://ovhv47.twincdn.com/videos/16/16158/16158_720p.mp4</text:p>
          </table:table-cell>
        </table:table-row>
        <table:table-row table:style-name="ro1">
          <table:table-cell office:value-type="string" calcext:value-type="string">
            <text:p>#EXTINF:0,xxx video 4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9/0/20190639-720p.mp4</text:p>
          </table:table-cell>
          <table:table-cell table:formula="of:=CONCATENATE([.A534];&quot;ƏƏƏ&quot;;[.B534];&quot;ƏƏƏ&quot;;[.C534])" office:value-type="string" office:string-value="#EXTINF:0,xxx video 46ƏƏƏ#EXTGRP:Взрослые 3ƏƏƏhttp://nvid101.cdnii.com/2019/0/20190639-720p.mp4" calcext:value-type="string">
            <text:p>#EXTINF:0,xxx video 46ƏƏƏ#EXTGRP:Взрослые 3ƏƏƏhttp://nvid101.cdnii.com/2019/0/20190639-720p.mp4</text:p>
          </table:table-cell>
        </table:table-row>
        <table:table-row table:style-name="ro1">
          <table:table-cell office:value-type="string" calcext:value-type="string">
            <text:p>#EXTINF:0,xxx video 4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59/16159_720p.mp4</text:p>
          </table:table-cell>
          <table:table-cell table:formula="of:=CONCATENATE([.A535];&quot;ƏƏƏ&quot;;[.B535];&quot;ƏƏƏ&quot;;[.C535])" office:value-type="string" office:string-value="#EXTINF:0,xxx video 47ƏƏƏ#EXTGRP:Взрослые 3ƏƏƏhttps://ovhv47.twincdn.com/videos/16/16159/16159_720p.mp4" calcext:value-type="string">
            <text:p>#EXTINF:0,xxx video 47ƏƏƏ#EXTGRP:Взрослые 3ƏƏƏhttps://ovhv47.twincdn.com/videos/16/16159/16159_720p.mp4</text:p>
          </table:table-cell>
        </table:table-row>
        <table:table-row table:style-name="ro1">
          <table:table-cell office:value-type="string" calcext:value-type="string">
            <text:p>#EXTINF:0,xxx video 4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16-720p.mp4</text:p>
          </table:table-cell>
          <table:table-cell table:formula="of:=CONCATENATE([.A536];&quot;ƏƏƏ&quot;;[.B536];&quot;ƏƏƏ&quot;;[.C536])" office:value-type="string" office:string-value="#EXTINF:0,xxx video 48ƏƏƏ#EXTGRP:Взрослые 3ƏƏƏhttp://nvid101.cdnii.com/2021/1/20211316-720p.mp4" calcext:value-type="string">
            <text:p>#EXTINF:0,xxx video 48ƏƏƏ#EXTGRP:Взрослые 3ƏƏƏhttp://nvid101.cdnii.com/2021/1/20211316-720p.mp4</text:p>
          </table:table-cell>
        </table:table-row>
        <table:table-row table:style-name="ro1">
          <table:table-cell office:value-type="string" calcext:value-type="string">
            <text:p>#EXTINF:0,xxx video 4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11-720p.mp4</text:p>
          </table:table-cell>
          <table:table-cell table:formula="of:=CONCATENATE([.A537];&quot;ƏƏƏ&quot;;[.B537];&quot;ƏƏƏ&quot;;[.C537])" office:value-type="string" office:string-value="#EXTINF:0,xxx video 49ƏƏƏ#EXTGRP:Взрослые 3ƏƏƏhttp://nvid101.cdnii.com/2021/1/20211311-720p.mp4" calcext:value-type="string">
            <text:p>#EXTINF:0,xxx video 49ƏƏƏ#EXTGRP:Взрослые 3ƏƏƏhttp://nvid101.cdnii.com/2021/1/20211311-720p.mp4</text:p>
          </table:table-cell>
        </table:table-row>
        <table:table-row table:style-name="ro1">
          <table:table-cell office:value-type="string" calcext:value-type="string">
            <text:p>#EXTINF:0,xxx video 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1-720p.mp4</text:p>
          </table:table-cell>
          <table:table-cell table:formula="of:=CONCATENATE([.A538];&quot;ƏƏƏ&quot;;[.B538];&quot;ƏƏƏ&quot;;[.C538])" office:value-type="string" office:string-value="#EXTINF:0,xxx video 5ƏƏƏ#EXTGRP:Взрослые 3ƏƏƏhttp://nvid101.cdnii.com/2020/1/20201581-720p.mp4" calcext:value-type="string">
            <text:p>#EXTINF:0,xxx video 5ƏƏƏ#EXTGRP:Взрослые 3ƏƏƏhttp://nvid101.cdnii.com/2020/1/20201581-720p.mp4</text:p>
          </table:table-cell>
        </table:table-row>
        <table:table-row table:style-name="ro1">
          <table:table-cell office:value-type="string" calcext:value-type="string">
            <text:p>#EXTINF:0,xxx video 50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60/16160_720p.mp4</text:p>
          </table:table-cell>
          <table:table-cell table:formula="of:=CONCATENATE([.A539];&quot;ƏƏƏ&quot;;[.B539];&quot;ƏƏƏ&quot;;[.C539])" office:value-type="string" office:string-value="#EXTINF:0,xxx video 50ƏƏƏ#EXTGRP:Взрослые 3ƏƏƏhttps://ovhv47.twincdn.com/videos/16/16160/16160_720p.mp4" calcext:value-type="string">
            <text:p>#EXTINF:0,xxx video 50ƏƏƏ#EXTGRP:Взрослые 3ƏƏƏhttps://ovhv47.twincdn.com/videos/16/16160/16160_720p.mp4</text:p>
          </table:table-cell>
        </table:table-row>
        <table:table-row table:style-name="ro1">
          <table:table-cell office:value-type="string" calcext:value-type="string">
            <text:p>#EXTINF:0,xxx video 51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12-720p.mp4</text:p>
          </table:table-cell>
          <table:table-cell table:formula="of:=CONCATENATE([.A540];&quot;ƏƏƏ&quot;;[.B540];&quot;ƏƏƏ&quot;;[.C540])" office:value-type="string" office:string-value="#EXTINF:0,xxx video 51ƏƏƏ#EXTGRP:Взрослые 3ƏƏƏhttp://nvid101.cdnii.com/2021/1/20211312-720p.mp4" calcext:value-type="string">
            <text:p>#EXTINF:0,xxx video 51ƏƏƏ#EXTGRP:Взрослые 3ƏƏƏhttp://nvid101.cdnii.com/2021/1/20211312-720p.mp4</text:p>
          </table:table-cell>
        </table:table-row>
        <table:table-row table:style-name="ro1">
          <table:table-cell office:value-type="string" calcext:value-type="string">
            <text:p>#EXTINF:0,xxx video 52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14-720p.mp4</text:p>
          </table:table-cell>
          <table:table-cell table:formula="of:=CONCATENATE([.A541];&quot;ƏƏƏ&quot;;[.B541];&quot;ƏƏƏ&quot;;[.C541])" office:value-type="string" office:string-value="#EXTINF:0,xxx video 52ƏƏƏ#EXTGRP:Взрослые 3ƏƏƏhttp://nvid101.cdnii.com/2021/1/20211314-720p.mp4" calcext:value-type="string">
            <text:p>#EXTINF:0,xxx video 52ƏƏƏ#EXTGRP:Взрослые 3ƏƏƏhttp://nvid101.cdnii.com/2021/1/20211314-720p.mp4</text:p>
          </table:table-cell>
        </table:table-row>
        <table:table-row table:style-name="ro1">
          <table:table-cell office:value-type="string" calcext:value-type="string">
            <text:p>#EXTINF:0,xxx video 53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61/16161_720p.mp4</text:p>
          </table:table-cell>
          <table:table-cell table:formula="of:=CONCATENATE([.A542];&quot;ƏƏƏ&quot;;[.B542];&quot;ƏƏƏ&quot;;[.C542])" office:value-type="string" office:string-value="#EXTINF:0,xxx video 53ƏƏƏ#EXTGRP:Взрослые 3ƏƏƏhttps://ovhv47.twincdn.com/videos/16/16161/16161_720p.mp4" calcext:value-type="string">
            <text:p>#EXTINF:0,xxx video 53ƏƏƏ#EXTGRP:Взрослые 3ƏƏƏhttps://ovhv47.twincdn.com/videos/16/16161/16161_720p.mp4</text:p>
          </table:table-cell>
        </table:table-row>
        <table:table-row table:style-name="ro1">
          <table:table-cell office:value-type="string" calcext:value-type="string">
            <text:p>#EXTINF:0,xxx video 54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17-720p.mp4</text:p>
          </table:table-cell>
          <table:table-cell table:formula="of:=CONCATENATE([.A543];&quot;ƏƏƏ&quot;;[.B543];&quot;ƏƏƏ&quot;;[.C543])" office:value-type="string" office:string-value="#EXTINF:0,xxx video 54ƏƏƏ#EXTGRP:Взрослые 3ƏƏƏhttp://nvid101.cdnii.com/2021/1/20211317-720p.mp4" calcext:value-type="string">
            <text:p>#EXTINF:0,xxx video 54ƏƏƏ#EXTGRP:Взрослые 3ƏƏƏhttp://nvid101.cdnii.com/2021/1/20211317-720p.mp4</text:p>
          </table:table-cell>
        </table:table-row>
        <table:table-row table:style-name="ro1">
          <table:table-cell office:value-type="string" calcext:value-type="string">
            <text:p>#EXTINF:0,xxx video 55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62/16162_720p.mp4</text:p>
          </table:table-cell>
          <table:table-cell table:formula="of:=CONCATENATE([.A544];&quot;ƏƏƏ&quot;;[.B544];&quot;ƏƏƏ&quot;;[.C544])" office:value-type="string" office:string-value="#EXTINF:0,xxx video 55ƏƏƏ#EXTGRP:Взрослые 3ƏƏƏhttps://ovhv47.twincdn.com/videos/16/16162/16162_720p.mp4" calcext:value-type="string">
            <text:p>#EXTINF:0,xxx video 55ƏƏƏ#EXTGRP:Взрослые 3ƏƏƏhttps://ovhv47.twincdn.com/videos/16/16162/16162_720p.mp4</text:p>
          </table:table-cell>
        </table:table-row>
        <table:table-row table:style-name="ro1">
          <table:table-cell office:value-type="string" calcext:value-type="string">
            <text:p>#EXTINF:0,xxx video 5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18/3/20183308-720p.mp4</text:p>
          </table:table-cell>
          <table:table-cell table:formula="of:=CONCATENATE([.A545];&quot;ƏƏƏ&quot;;[.B545];&quot;ƏƏƏ&quot;;[.C545])" office:value-type="string" office:string-value="#EXTINF:0,xxx video 56ƏƏƏ#EXTGRP:Взрослые 3ƏƏƏhttp://nvid101.cdnii.com/2018/3/20183308-720p.mp4" calcext:value-type="string">
            <text:p>#EXTINF:0,xxx video 56ƏƏƏ#EXTGRP:Взрослые 3ƏƏƏhttp://nvid101.cdnii.com/2018/3/20183308-720p.mp4</text:p>
          </table:table-cell>
        </table:table-row>
        <table:table-row table:style-name="ro1">
          <table:table-cell office:value-type="string" calcext:value-type="string">
            <text:p>#EXTINF:0,xxx video 6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46/16146_720p.mp4</text:p>
          </table:table-cell>
          <table:table-cell table:formula="of:=CONCATENATE([.A546];&quot;ƏƏƏ&quot;;[.B546];&quot;ƏƏƏ&quot;;[.C546])" office:value-type="string" office:string-value="#EXTINF:0,xxx video 6ƏƏƏ#EXTGRP:Взрослые 3ƏƏƏhttps://ovhv47.twincdn.com/videos/16/16146/16146_720p.mp4" calcext:value-type="string">
            <text:p>#EXTINF:0,xxx video 6ƏƏƏ#EXTGRP:Взрослые 3ƏƏƏhttps://ovhv47.twincdn.com/videos/16/16146/16146_720p.mp4</text:p>
          </table:table-cell>
        </table:table-row>
        <table:table-row table:style-name="ro1">
          <table:table-cell office:value-type="string" calcext:value-type="string">
            <text:p>#EXTINF:0,xxx video 7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1/1/20211313-720p.mp4</text:p>
          </table:table-cell>
          <table:table-cell table:formula="of:=CONCATENATE([.A547];&quot;ƏƏƏ&quot;;[.B547];&quot;ƏƏƏ&quot;;[.C547])" office:value-type="string" office:string-value="#EXTINF:0,xxx video 7ƏƏƏ#EXTGRP:Взрослые 3ƏƏƏhttp://nvid101.cdnii.com/2021/1/20211313-720p.mp4" calcext:value-type="string">
            <text:p>#EXTINF:0,xxx video 7ƏƏƏ#EXTGRP:Взрослые 3ƏƏƏhttp://nvid101.cdnii.com/2021/1/20211313-720p.mp4</text:p>
          </table:table-cell>
        </table:table-row>
        <table:table-row table:style-name="ro1">
          <table:table-cell office:value-type="string" calcext:value-type="string">
            <text:p>#EXTINF:0,xxx video 8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nvid101.cdnii.com/2020/1/20201586-720p.mp4</text:p>
          </table:table-cell>
          <table:table-cell table:formula="of:=CONCATENATE([.A548];&quot;ƏƏƏ&quot;;[.B548];&quot;ƏƏƏ&quot;;[.C548])" office:value-type="string" office:string-value="#EXTINF:0,xxx video 8ƏƏƏ#EXTGRP:Взрослые 3ƏƏƏhttp://nvid101.cdnii.com/2020/1/20201586-720p.mp4" calcext:value-type="string">
            <text:p>#EXTINF:0,xxx video 8ƏƏƏ#EXTGRP:Взрослые 3ƏƏƏhttp://nvid101.cdnii.com/2020/1/20201586-720p.mp4</text:p>
          </table:table-cell>
        </table:table-row>
        <table:table-row table:style-name="ro1">
          <table:table-cell office:value-type="string" calcext:value-type="string">
            <text:p>#EXTINF:0,xxx video 9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s://ovhv47.twincdn.com/videos/16/16147/16147_720p.mp4</text:p>
          </table:table-cell>
          <table:table-cell table:formula="of:=CONCATENATE([.A549];&quot;ƏƏƏ&quot;;[.B549];&quot;ƏƏƏ&quot;;[.C549])" office:value-type="string" office:string-value="#EXTINF:0,xxx video 9ƏƏƏ#EXTGRP:Взрослые 3ƏƏƏhttps://ovhv47.twincdn.com/videos/16/16147/16147_720p.mp4" calcext:value-type="string">
            <text:p>#EXTINF:0,xxx video 9ƏƏƏ#EXTGRP:Взрослые 3ƏƏƏhttps://ovhv47.twincdn.com/videos/16/16147/16147_720p.mp4</text:p>
          </table:table-cell>
        </table:table-row>
        <table:table-row table:style-name="ro1">
          <table:table-cell office:value-type="string" calcext:value-type="string">
            <text:p>#EXTINF:0,XXX-Chanel ezimmerfick</text:p>
          </table:table-cell>
          <table:table-cell office:value-type="string" calcext:value-type="string">
            <text:p>#EXTGRP:Взрослые 3</text:p>
          </table:table-cell>
          <table:table-cell office:value-type="string" calcext:value-type="string">
            <text:p>http://ovhv39.twincdn.com/videos/29/29272/29272_720p.mp4</text:p>
          </table:table-cell>
          <table:table-cell table:formula="of:=CONCATENATE([.A550];&quot;ƏƏƏ&quot;;[.B550];&quot;ƏƏƏ&quot;;[.C550])" office:value-type="string" office:string-value="#EXTINF:0,XXX-Chanel ezimmerfickƏƏƏ#EXTGRP:Взрослые 3ƏƏƏhttp://ovhv39.twincdn.com/videos/29/29272/29272_720p.mp4" calcext:value-type="string">
            <text:p>#EXTINF:0,XXX-Chanel ezimmerfickƏƏƏ#EXTGRP:Взрослые 3ƏƏƏhttp://ovhv39.twincdn.com/videos/29/29272/29272_720p.mp4</text:p>
          </table:table-cell>
        </table:table-row>
      </table:table>
      <table:named-expressions/>
      <table:database-ranges>
        <table:database-range table:name="__Anonymous_Sheet_DB__0" table:target-range-address="IPTV.A1:IPTV.C537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IPTV-Adults'.A1:'IPTV-Adults'.C55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.00.0000</text:date>, <text:time style:data-style-name="N2" text:time-value="01:47:46.19527068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01:53:20.979602857</dc:date>
    <meta:editing-duration>PT6H11M41S</meta:editing-duration>
    <meta:editing-cycles>18</meta:editing-cycles>
    <meta:generator>LibreOffice/7.6.2.1$Linux_X86_64 LibreOffice_project/56f7684011345957bbf33a7ee678afaf4d2ba333</meta:generator>
    <meta:document-statistic meta:table-count="2" meta:cell-count="5208" meta:object-count="0"/>
  </office:meta>
</office:document-meta>
</file>